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6.79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4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62.02pt" svg:height="374.2pt" svg:x="215.49pt" svg:y="794.35pt">
            <loext:p draw:notify-on-update-of-ranges="Sheet1.D1:Sheet1.D1 Sheet1.D2:Sheet1.D61 Sheet1.E1:Sheet1.E1 Sheet1.E2:Sheet1.E61 Sheet1.F1:Sheet1.F1 Sheet1.F2:Sheet1.F61 Sheet1.G1:Sheet1.G1 Sheet1.G2:Sheet1.G61 Sheet1.H1:Sheet1.H1 Sheet1.H2:Sheet1.H61 Sheet1.I1:Sheet1.I1 Sheet1.I2:Sheet1.I61 Sheet1.J1:Sheet1.J1 Sheet1.J2:Sheet1.J6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Fading Sin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1]" office:value-type="string" office:string-value="Fading Sine" calcext:value-type="string">
            <text:p>Fading Sine</text:p>
          </table:table-cell>
          <table:table-cell table:formula="of:=[.A631]" office:value-type="string" office:string-value="Exponent Regulated Sin" calcext:value-type="string">
            <text:p>Exponent Regulated Sin</text:p>
          </table:table-cell>
          <table:table-cell table:formula="of:=[.A1261]" office:value-type="string" office:string-value="Sigmoid" calcext:value-type="string">
            <text:p>Sigmoid</text:p>
          </table:table-cell>
          <table:table-cell table:formula="of:=[.A1891]" office:value-type="string" office:string-value="Bipolar Sigmoid" calcext:value-type="string">
            <text:p>Bipolar Sigmoid</text:p>
          </table:table-cell>
          <table:table-cell table:formula="of:=[.A2521]" office:value-type="string" office:string-value="Logarithm" calcext:value-type="string">
            <text:p>Logarithm</text:p>
          </table:table-cell>
          <table:table-cell table:formula="of:=[.A3151]" office:value-type="string" office:string-value="Hyperbolic Tangent" calcext:value-type="string">
            <text:p>Hyperbolic Tangent</text:p>
          </table:table-cell>
          <table:table-cell table:formula="of:=[.A3781]" office:value-type="string" office:string-value="Elliott Symmetric" calcext:value-type="string">
            <text:p>Elliott Symmetric</text:p>
          </table:table-cell>
        </table:table-row>
        <table:table-row table:style-name="ro1">
          <table:table-cell office:value-type="float" office:value="0.150415868041888" calcext:value-type="float">
            <text:p>0.150415868</text:p>
          </table:table-cell>
          <table:table-cell table:number-columns-repeated="2"/>
          <table:table-cell table:formula="of:=AVERAGE([.A2];[.A65];[.A128];[.A191];[.A254];[.A317];[.A380];[.A443];[.A506];[.A569])" office:value-type="float" office:value="0.161315338020678" calcext:value-type="float">
            <text:p>0.161315338</text:p>
          </table:table-cell>
          <table:table-cell table:formula="of:=AVERAGE([.A632];[.A695];[.A758];[.A821];[.A884];[.A947];[.A1010];[.A1073];[.A1136];[.A1199])" office:value-type="float" office:value="0.249389105525659" calcext:value-type="float">
            <text:p>0.2493891055</text:p>
          </table:table-cell>
          <table:table-cell table:formula="of:=AVERAGE([.A1262];[.A1325];[.A1388];[.A1451];[.A1514];[.A1577];[.A1640];[.A1703];[.A1766];[.A1829])" office:value-type="float" office:value="0.803011927301831" calcext:value-type="float">
            <text:p>0.8030119273</text:p>
          </table:table-cell>
          <table:table-cell table:formula="of:=AVERAGE([.A1892];[.A1955];[.A2018];[.A2081];[.A2144];[.A2207];[.A2270];[.A2333];[.A2396];[.A2459])" office:value-type="float" office:value="0.0925815774200757" calcext:value-type="float">
            <text:p>0.0925815774</text:p>
          </table:table-cell>
          <table:table-cell table:formula="of:=AVERAGE([.A2522];[.A2585];[.A2648];[.A2711];[.A2774];[.A2837];[.A2900];[.A2963];[.A3026];[.A3089])" office:value-type="float" office:value="0.336543165747253" calcext:value-type="float">
            <text:p>0.3365431657</text:p>
          </table:table-cell>
          <table:table-cell table:formula="of:=AVERAGE([.A3152];[.A3215];[.A3278];[.A3341];[.A3404];[.A3467];[.A3530];[.A3593];[.A3656];[.A3719])" office:value-type="float" office:value="0.297619169466522" calcext:value-type="float">
            <text:p>0.2976191695</text:p>
          </table:table-cell>
          <table:table-cell table:formula="of:=AVERAGE([.A3782];[.A3845];[.A3908];[.A3971];[.A4034];[.A4097];[.A4160];[.A4223];[.A4286];[.A4349])" office:value-type="float" office:value="0.0355164375572766" calcext:value-type="float">
            <text:p>0.0355164376</text:p>
          </table:table-cell>
        </table:table-row>
        <table:table-row table:style-name="ro1">
          <table:table-cell office:value-type="float" office:value="0.0854326088755371" calcext:value-type="float">
            <text:p>0.0854326089</text:p>
          </table:table-cell>
          <table:table-cell table:number-columns-repeated="2"/>
          <table:table-cell table:formula="of:=AVERAGE([.A3];[.A66];[.A129];[.A192];[.A255];[.A318];[.A381];[.A444];[.A507];[.A570])" office:value-type="float" office:value="0.0996051288266654" calcext:value-type="float">
            <text:p>0.0996051288</text:p>
          </table:table-cell>
          <table:table-cell table:formula="of:=AVERAGE([.A633];[.A696];[.A759];[.A822];[.A885];[.A948];[.A1011];[.A1074];[.A1137];[.A1200])" office:value-type="float" office:value="0.19805696015083" calcext:value-type="float">
            <text:p>0.1980569602</text:p>
          </table:table-cell>
          <table:table-cell table:formula="of:=AVERAGE([.A1263];[.A1326];[.A1389];[.A1452];[.A1515];[.A1578];[.A1641];[.A1704];[.A1767];[.A1830])" office:value-type="float" office:value="0.796687499359281" calcext:value-type="float">
            <text:p>0.7966874994</text:p>
          </table:table-cell>
          <table:table-cell table:formula="of:=AVERAGE([.A1893];[.A1956];[.A2019];[.A2082];[.A2145];[.A2208];[.A2271];[.A2334];[.A2397];[.A2460])" office:value-type="float" office:value="0.0719808981348737" calcext:value-type="float">
            <text:p>0.0719808981</text:p>
          </table:table-cell>
          <table:table-cell table:formula="of:=AVERAGE([.A2523];[.A2586];[.A2649];[.A2712];[.A2775];[.A2838];[.A2901];[.A2964];[.A3027];[.A3090])" office:value-type="float" office:value="0.16959209060289" calcext:value-type="float">
            <text:p>0.1695920906</text:p>
          </table:table-cell>
          <table:table-cell table:formula="of:=AVERAGE([.A3153];[.A3216];[.A3279];[.A3342];[.A3405];[.A3468];[.A3531];[.A3594];[.A3657];[.A3720])" office:value-type="float" office:value="0.275082419782486" calcext:value-type="float">
            <text:p>0.2750824198</text:p>
          </table:table-cell>
          <table:table-cell table:formula="of:=AVERAGE([.A3783];[.A3846];[.A3909];[.A3972];[.A4035];[.A4098];[.A4161];[.A4224];[.A4287];[.A4350])" office:value-type="float" office:value="0.00853557158993531" calcext:value-type="float">
            <text:p>0.0085355716</text:p>
          </table:table-cell>
        </table:table-row>
        <table:table-row table:style-name="ro1">
          <table:table-cell office:value-type="float" office:value="0.0662357207868872" calcext:value-type="float">
            <text:p>0.0662357208</text:p>
          </table:table-cell>
          <table:table-cell table:number-columns-repeated="2"/>
          <table:table-cell table:formula="of:=AVERAGE([.A4];[.A67];[.A130];[.A193];[.A256];[.A319];[.A382];[.A445];[.A508];[.A571])" office:value-type="float" office:value="0.0795863450961908" calcext:value-type="float">
            <text:p>0.0795863451</text:p>
          </table:table-cell>
          <table:table-cell table:formula="of:=AVERAGE([.A634];[.A697];[.A760];[.A823];[.A886];[.A949];[.A1012];[.A1075];[.A1138];[.A1201])" office:value-type="float" office:value="0.179214343708212" calcext:value-type="float">
            <text:p>0.1792143437</text:p>
          </table:table-cell>
          <table:table-cell table:formula="of:=AVERAGE([.A1264];[.A1327];[.A1390];[.A1453];[.A1516];[.A1579];[.A1642];[.A1705];[.A1768];[.A1831])" office:value-type="float" office:value="0.796348157030803" calcext:value-type="float">
            <text:p>0.796348157</text:p>
          </table:table-cell>
          <table:table-cell table:formula="of:=AVERAGE([.A1894];[.A1957];[.A2020];[.A2083];[.A2146];[.A2209];[.A2272];[.A2335];[.A2398];[.A2461])" office:value-type="float" office:value="0.0586058560604617" calcext:value-type="float">
            <text:p>0.0586058561</text:p>
          </table:table-cell>
          <table:table-cell table:formula="of:=AVERAGE([.A2524];[.A2587];[.A2650];[.A2713];[.A2776];[.A2839];[.A2902];[.A2965];[.A3028];[.A3091])" office:value-type="float" office:value="0.109020569980539" calcext:value-type="float">
            <text:p>0.10902057</text:p>
          </table:table-cell>
          <table:table-cell table:formula="of:=AVERAGE([.A3154];[.A3217];[.A3280];[.A3343];[.A3406];[.A3469];[.A3532];[.A3595];[.A3658];[.A3721])" office:value-type="float" office:value="0.262027742655885" calcext:value-type="float">
            <text:p>0.2620277427</text:p>
          </table:table-cell>
          <table:table-cell table:formula="of:=AVERAGE([.A3784];[.A3847];[.A3910];[.A3973];[.A4036];[.A4099];[.A4162];[.A4225];[.A4288];[.A4351])" office:value-type="float" office:value="0.00240724435495414" calcext:value-type="float">
            <text:p>0.0024072444</text:p>
          </table:table-cell>
        </table:table-row>
        <table:table-row table:style-name="ro1">
          <table:table-cell office:value-type="float" office:value="0.0565749710790846" calcext:value-type="float">
            <text:p>0.0565749711</text:p>
          </table:table-cell>
          <table:table-cell table:number-columns-repeated="2"/>
          <table:table-cell table:formula="of:=AVERAGE([.A5];[.A68];[.A131];[.A194];[.A257];[.A320];[.A383];[.A446];[.A509];[.A572])" office:value-type="float" office:value="0.0688681722288492" calcext:value-type="float">
            <text:p>0.0688681722</text:p>
          </table:table-cell>
          <table:table-cell table:formula="of:=AVERAGE([.A635];[.A698];[.A761];[.A824];[.A887];[.A950];[.A1013];[.A1076];[.A1139];[.A1202])" office:value-type="float" office:value="0.167963584453425" calcext:value-type="float">
            <text:p>0.1679635845</text:p>
          </table:table-cell>
          <table:table-cell table:formula="of:=AVERAGE([.A1265];[.A1328];[.A1391];[.A1454];[.A1517];[.A1580];[.A1643];[.A1706];[.A1769];[.A1832])" office:value-type="float" office:value="0.796156261319474" calcext:value-type="float">
            <text:p>0.7961562613</text:p>
          </table:table-cell>
          <table:table-cell table:formula="of:=AVERAGE([.A1895];[.A1958];[.A2021];[.A2084];[.A2147];[.A2210];[.A2273];[.A2336];[.A2399];[.A2462])" office:value-type="float" office:value="0.05124463239937" calcext:value-type="float">
            <text:p>0.0512446324</text:p>
          </table:table-cell>
          <table:table-cell table:formula="of:=AVERAGE([.A2525];[.A2588];[.A2651];[.A2714];[.A2777];[.A2840];[.A2903];[.A2966];[.A3029];[.A3092])" office:value-type="float" office:value="0.0789119784566846" calcext:value-type="float">
            <text:p>0.0789119785</text:p>
          </table:table-cell>
          <table:table-cell table:formula="of:=AVERAGE([.A3155];[.A3218];[.A3281];[.A3344];[.A3407];[.A3470];[.A3533];[.A3596];[.A3659];[.A3722])" office:value-type="float" office:value="0.251692271148747" calcext:value-type="float">
            <text:p>0.2516922711</text:p>
          </table:table-cell>
          <table:table-cell table:formula="of:=AVERAGE([.A3785];[.A3848];[.A3911];[.A3974];[.A4037];[.A4100];[.A4163];[.A4226];[.A4289];[.A4352])" office:value-type="float" office:value="0.000547460590364085" calcext:value-type="float">
            <text:p>0.0005474606</text:p>
          </table:table-cell>
        </table:table-row>
        <table:table-row table:style-name="ro1">
          <table:table-cell office:value-type="float" office:value="0.0507710717234114" calcext:value-type="float">
            <text:p>0.0507710717</text:p>
          </table:table-cell>
          <table:table-cell table:number-columns-repeated="2"/>
          <table:table-cell table:formula="of:=AVERAGE([.A6];[.A69];[.A132];[.A195];[.A258];[.A321];[.A384];[.A447];[.A510];[.A573])" office:value-type="float" office:value="0.0621824873276275" calcext:value-type="float">
            <text:p>0.0621824873</text:p>
          </table:table-cell>
          <table:table-cell table:formula="of:=AVERAGE([.A636];[.A699];[.A762];[.A825];[.A888];[.A951];[.A1014];[.A1077];[.A1140];[.A1203])" office:value-type="float" office:value="0.160549107843948" calcext:value-type="float">
            <text:p>0.1605491078</text:p>
          </table:table-cell>
          <table:table-cell table:formula="of:=AVERAGE([.A1266];[.A1329];[.A1392];[.A1455];[.A1518];[.A1581];[.A1644];[.A1707];[.A1770];[.A1833])" office:value-type="float" office:value="0.796189693721612" calcext:value-type="float">
            <text:p>0.7961896937</text:p>
          </table:table-cell>
          <table:table-cell table:formula="of:=AVERAGE([.A1896];[.A1959];[.A2022];[.A2085];[.A2148];[.A2211];[.A2274];[.A2337];[.A2400];[.A2463])" office:value-type="float" office:value="0.0458975623713747" calcext:value-type="float">
            <text:p>0.0458975624</text:p>
          </table:table-cell>
          <table:table-cell table:formula="of:=AVERAGE([.A2526];[.A2589];[.A2652];[.A2715];[.A2778];[.A2841];[.A2904];[.A2967];[.A3030];[.A3093])" office:value-type="float" office:value="0.0616512409156657" calcext:value-type="float">
            <text:p>0.0616512409</text:p>
          </table:table-cell>
          <table:table-cell table:formula="of:=AVERAGE([.A3156];[.A3219];[.A3282];[.A3345];[.A3408];[.A3471];[.A3534];[.A3597];[.A3660];[.A3723])" office:value-type="float" office:value="0.245491556811571" calcext:value-type="float">
            <text:p>0.2454915568</text:p>
          </table:table-cell>
          <table:table-cell table:formula="of:=AVERAGE([.A3786];[.A3849];[.A3912];[.A3975];[.A4038];[.A4101];[.A4164];[.A4227];[.A4290];[.A4353])" office:value-type="float" office:value="0.0000637287748356185" calcext:value-type="float">
            <text:p>6.37287748356185E-05</text:p>
          </table:table-cell>
        </table:table-row>
        <table:table-row table:style-name="ro1">
          <table:table-cell office:value-type="float" office:value="0.0467264634000003" calcext:value-type="float">
            <text:p>0.0467264634</text:p>
          </table:table-cell>
          <table:table-cell table:number-columns-repeated="2"/>
          <table:table-cell table:formula="of:=AVERAGE([.A7];[.A70];[.A133];[.A196];[.A259];[.A322];[.A385];[.A448];[.A511];[.A574])" office:value-type="float" office:value="0.0577251470842156" calcext:value-type="float">
            <text:p>0.0577251471</text:p>
          </table:table-cell>
          <table:table-cell table:formula="of:=AVERAGE([.A637];[.A700];[.A763];[.A826];[.A889];[.A952];[.A1015];[.A1078];[.A1141];[.A1204])" office:value-type="float" office:value="0.155051974899487" calcext:value-type="float">
            <text:p>0.1550519749</text:p>
          </table:table-cell>
          <table:table-cell table:formula="of:=AVERAGE([.A1267];[.A1330];[.A1393];[.A1456];[.A1519];[.A1582];[.A1645];[.A1708];[.A1771];[.A1834])" office:value-type="float" office:value="0.796202266770994" calcext:value-type="float">
            <text:p>0.7962022668</text:p>
          </table:table-cell>
          <table:table-cell table:formula="of:=AVERAGE([.A1897];[.A1960];[.A2023];[.A2086];[.A2149];[.A2212];[.A2275];[.A2338];[.A2401];[.A2464])" office:value-type="float" office:value="0.0449290890751217" calcext:value-type="float">
            <text:p>0.0449290891</text:p>
          </table:table-cell>
          <table:table-cell table:formula="of:=AVERAGE([.A2527];[.A2590];[.A2653];[.A2716];[.A2779];[.A2842];[.A2905];[.A2968];[.A3031];[.A3094])" office:value-type="float" office:value="0.0504820311079066" calcext:value-type="float">
            <text:p>0.0504820311</text:p>
          </table:table-cell>
          <table:table-cell table:formula="of:=AVERAGE([.A3157];[.A3220];[.A3283];[.A3346];[.A3409];[.A3472];[.A3535];[.A3598];[.A3661];[.A3724])" office:value-type="float" office:value="0.239883154831387" calcext:value-type="float">
            <text:p>0.2398831548</text:p>
          </table:table-cell>
          <table:table-cell table:formula="of:=AVERAGE([.A3787];[.A3850];[.A3913];[.A3976];[.A4039];[.A4102];[.A4165];[.A4228];[.A4291];[.A4354])" office:value-type="float" office:value="0.000032713965617026" calcext:value-type="float">
            <text:p>0.000032714</text:p>
          </table:table-cell>
        </table:table-row>
        <table:table-row table:style-name="ro1">
          <table:table-cell office:value-type="float" office:value="0.0437906521134972" calcext:value-type="float">
            <text:p>0.0437906521</text:p>
          </table:table-cell>
          <table:table-cell table:number-columns-repeated="2"/>
          <table:table-cell table:formula="of:=AVERAGE([.A8];[.A71];[.A134];[.A197];[.A260];[.A323];[.A386];[.A449];[.A512];[.A575])" office:value-type="float" office:value="0.0545469420416689" calcext:value-type="float">
            <text:p>0.054546942</text:p>
          </table:table-cell>
          <table:table-cell table:formula="of:=AVERAGE([.A638];[.A701];[.A764];[.A827];[.A890];[.A953];[.A1016];[.A1079];[.A1142];[.A1205])" office:value-type="float" office:value="0.150725606504382" calcext:value-type="float">
            <text:p>0.1507256065</text:p>
          </table:table-cell>
          <table:table-cell table:formula="of:=AVERAGE([.A1268];[.A1331];[.A1394];[.A1457];[.A1520];[.A1583];[.A1646];[.A1709];[.A1772];[.A1835])" office:value-type="float" office:value="0.796128037303862" calcext:value-type="float">
            <text:p>0.7961280373</text:p>
          </table:table-cell>
          <table:table-cell table:formula="of:=AVERAGE([.A1898];[.A1961];[.A2024];[.A2087];[.A2150];[.A2213];[.A2276];[.A2339];[.A2402];[.A2465])" office:value-type="float" office:value="0.0446612033728863" calcext:value-type="float">
            <text:p>0.0446612034</text:p>
          </table:table-cell>
          <table:table-cell table:formula="of:=AVERAGE([.A2528];[.A2591];[.A2654];[.A2717];[.A2780];[.A2843];[.A2906];[.A2969];[.A3032];[.A3095])" office:value-type="float" office:value="0.0427981645064294" calcext:value-type="float">
            <text:p>0.0427981645</text:p>
          </table:table-cell>
          <table:table-cell table:formula="of:=AVERAGE([.A3158];[.A3221];[.A3284];[.A3347];[.A3410];[.A3473];[.A3536];[.A3599];[.A3662];[.A3725])" office:value-type="float" office:value="0.22945211152773" calcext:value-type="float">
            <text:p>0.2294521115</text:p>
          </table:table-cell>
          <table:table-cell table:formula="of:=AVERAGE([.A3788];[.A3851];[.A3914];[.A3977];[.A4040];[.A4103];[.A4166];[.A4229];[.A4292];[.A4355])" office:value-type="float" office:value="0.0000300357064623381" calcext:value-type="float">
            <text:p>3.00357064623381E-05</text:p>
          </table:table-cell>
        </table:table-row>
        <table:table-row table:style-name="ro1">
          <table:table-cell office:value-type="float" office:value="0.0416561186271977" calcext:value-type="float">
            <text:p>0.0416561186</text:p>
          </table:table-cell>
          <table:table-cell table:number-columns-repeated="2"/>
          <table:table-cell table:formula="of:=AVERAGE([.A9];[.A72];[.A135];[.A198];[.A261];[.A324];[.A387];[.A450];[.A513];[.A576])" office:value-type="float" office:value="0.0521822419895425" calcext:value-type="float">
            <text:p>0.052182242</text:p>
          </table:table-cell>
          <table:table-cell table:formula="of:=AVERAGE([.A639];[.A702];[.A765];[.A828];[.A891];[.A954];[.A1017];[.A1080];[.A1143];[.A1206])" office:value-type="float" office:value="0.147351606903094" calcext:value-type="float">
            <text:p>0.1473516069</text:p>
          </table:table-cell>
          <table:table-cell table:formula="of:=AVERAGE([.A1269];[.A1332];[.A1395];[.A1458];[.A1521];[.A1584];[.A1647];[.A1710];[.A1773];[.A1836])" office:value-type="float" office:value="0.796077348570705" calcext:value-type="float">
            <text:p>0.7960773486</text:p>
          </table:table-cell>
          <table:table-cell table:formula="of:=AVERAGE([.A1899];[.A1962];[.A2025];[.A2088];[.A2151];[.A2214];[.A2277];[.A2340];[.A2403];[.A2466])" office:value-type="float" office:value="0.0424865259880316" calcext:value-type="float">
            <text:p>0.042486526</text:p>
          </table:table-cell>
          <table:table-cell table:formula="of:=AVERAGE([.A2529];[.A2592];[.A2655];[.A2718];[.A2781];[.A2844];[.A2907];[.A2970];[.A3033];[.A3096])" office:value-type="float" office:value="0.0371894322717226" calcext:value-type="float">
            <text:p>0.0371894323</text:p>
          </table:table-cell>
          <table:table-cell table:formula="of:=AVERAGE([.A3159];[.A3222];[.A3285];[.A3348];[.A3411];[.A3474];[.A3537];[.A3600];[.A3663];[.A3726])" office:value-type="float" office:value="0.218445514540533" calcext:value-type="float">
            <text:p>0.2184455145</text:p>
          </table:table-cell>
          <table:table-cell table:formula="of:=AVERAGE([.A3789];[.A3852];[.A3915];[.A3978];[.A4041];[.A4104];[.A4167];[.A4230];[.A4293];[.A4356])" office:value-type="float" office:value="0.0000287314878864076" calcext:value-type="float">
            <text:p>2.87314878864076E-05</text:p>
          </table:table-cell>
        </table:table-row>
        <table:table-row table:style-name="ro1">
          <table:table-cell office:value-type="float" office:value="0.0400495966349678" calcext:value-type="float">
            <text:p>0.0400495966</text:p>
          </table:table-cell>
          <table:table-cell table:number-columns-repeated="2"/>
          <table:table-cell table:formula="of:=AVERAGE([.A10];[.A73];[.A136];[.A199];[.A262];[.A325];[.A388];[.A451];[.A514];[.A577])" office:value-type="float" office:value="0.0503731433066267" calcext:value-type="float">
            <text:p>0.0503731433</text:p>
          </table:table-cell>
          <table:table-cell table:formula="of:=AVERAGE([.A640];[.A703];[.A766];[.A829];[.A892];[.A955];[.A1018];[.A1081];[.A1144];[.A1207])" office:value-type="float" office:value="0.14450020573842" calcext:value-type="float">
            <text:p>0.1445002057</text:p>
          </table:table-cell>
          <table:table-cell table:formula="of:=AVERAGE([.A1270];[.A1333];[.A1396];[.A1459];[.A1522];[.A1585];[.A1648];[.A1711];[.A1774];[.A1837])" office:value-type="float" office:value="0.795958080079225" calcext:value-type="float">
            <text:p>0.7959580801</text:p>
          </table:table-cell>
          <table:table-cell table:formula="of:=AVERAGE([.A1900];[.A1963];[.A2026];[.A2089];[.A2152];[.A2215];[.A2278];[.A2341];[.A2404];[.A2467])" office:value-type="float" office:value="0.0376737918613627" calcext:value-type="float">
            <text:p>0.0376737919</text:p>
          </table:table-cell>
          <table:table-cell table:formula="of:=AVERAGE([.A2530];[.A2593];[.A2656];[.A2719];[.A2782];[.A2845];[.A2908];[.A2971];[.A3034];[.A3097])" office:value-type="float" office:value="0.0329731042477665" calcext:value-type="float">
            <text:p>0.0329731042</text:p>
          </table:table-cell>
          <table:table-cell table:formula="of:=AVERAGE([.A3160];[.A3223];[.A3286];[.A3349];[.A3412];[.A3475];[.A3538];[.A3601];[.A3664];[.A3727])" office:value-type="float" office:value="0.206142217181457" calcext:value-type="float">
            <text:p>0.2061422172</text:p>
          </table:table-cell>
          <table:table-cell table:formula="of:=AVERAGE([.A3790];[.A3853];[.A3916];[.A3979];[.A4042];[.A4105];[.A4168];[.A4231];[.A4294];[.A4357])" office:value-type="float" office:value="0.0000248916923073283" calcext:value-type="float">
            <text:p>2.48916923073283E-05</text:p>
          </table:table-cell>
        </table:table-row>
        <table:table-row table:style-name="ro1">
          <table:table-cell office:value-type="float" office:value="0.0387844508206287" calcext:value-type="float">
            <text:p>0.0387844508</text:p>
          </table:table-cell>
          <table:table-cell table:number-columns-repeated="2"/>
          <table:table-cell table:formula="of:=AVERAGE([.A11];[.A74];[.A137];[.A200];[.A263];[.A326];[.A389];[.A452];[.A515];[.A578])" office:value-type="float" office:value="0.0489439157015083" calcext:value-type="float">
            <text:p>0.0489439157</text:p>
          </table:table-cell>
          <table:table-cell table:formula="of:=AVERAGE([.A641];[.A704];[.A767];[.A830];[.A893];[.A956];[.A1019];[.A1082];[.A1145];[.A1208])" office:value-type="float" office:value="0.142170238902282" calcext:value-type="float">
            <text:p>0.1421702389</text:p>
          </table:table-cell>
          <table:table-cell table:formula="of:=AVERAGE([.A1271];[.A1334];[.A1397];[.A1460];[.A1523];[.A1586];[.A1649];[.A1712];[.A1775];[.A1838])" office:value-type="float" office:value="0.796026889749744" calcext:value-type="float">
            <text:p>0.7960268897</text:p>
          </table:table-cell>
          <table:table-cell table:formula="of:=AVERAGE([.A1901];[.A1964];[.A2027];[.A2090];[.A2153];[.A2216];[.A2279];[.A2342];[.A2405];[.A2468])" office:value-type="float" office:value="0.0311032459178735" calcext:value-type="float">
            <text:p>0.0311032459</text:p>
          </table:table-cell>
          <table:table-cell table:formula="of:=AVERAGE([.A2531];[.A2594];[.A2657];[.A2720];[.A2783];[.A2846];[.A2909];[.A2972];[.A3035];[.A3098])" office:value-type="float" office:value="0.0296712010099061" calcext:value-type="float">
            <text:p>0.029671201</text:p>
          </table:table-cell>
          <table:table-cell table:formula="of:=AVERAGE([.A3161];[.A3224];[.A3287];[.A3350];[.A3413];[.A3476];[.A3539];[.A3602];[.A3665];[.A3728])" office:value-type="float" office:value="0.194573658048714" calcext:value-type="float">
            <text:p>0.194573658</text:p>
          </table:table-cell>
          <table:table-cell table:formula="of:=AVERAGE([.A3791];[.A3854];[.A3917];[.A3980];[.A4043];[.A4106];[.A4169];[.A4232];[.A4295];[.A4358])" office:value-type="float" office:value="0.0000231932407333328" calcext:value-type="float">
            <text:p>2.31932407333328E-05</text:p>
          </table:table-cell>
        </table:table-row>
        <table:table-row table:style-name="ro1">
          <table:table-cell office:value-type="float" office:value="0.0377538366570401" calcext:value-type="float">
            <text:p>0.0377538367</text:p>
          </table:table-cell>
          <table:table-cell table:number-columns-repeated="2"/>
          <table:table-cell table:formula="of:=AVERAGE([.A12];[.A75];[.A138];[.A201];[.A264];[.A327];[.A390];[.A453];[.A516];[.A579])" office:value-type="float" office:value="0.0478012266276041" calcext:value-type="float">
            <text:p>0.0478012266</text:p>
          </table:table-cell>
          <table:table-cell table:formula="of:=AVERAGE([.A642];[.A705];[.A768];[.A831];[.A894];[.A957];[.A1020];[.A1083];[.A1146];[.A1209])" office:value-type="float" office:value="0.14012260000013" calcext:value-type="float">
            <text:p>0.1401226</text:p>
          </table:table-cell>
          <table:table-cell table:formula="of:=AVERAGE([.A1272];[.A1335];[.A1398];[.A1461];[.A1524];[.A1587];[.A1650];[.A1713];[.A1776];[.A1839])" office:value-type="float" office:value="0.796092545927497" calcext:value-type="float">
            <text:p>0.7960925459</text:p>
          </table:table-cell>
          <table:table-cell table:formula="of:=AVERAGE([.A1902];[.A1965];[.A2028];[.A2091];[.A2154];[.A2217];[.A2280];[.A2343];[.A2406];[.A2469])" office:value-type="float" office:value="0.0265260957211062" calcext:value-type="float">
            <text:p>0.0265260957</text:p>
          </table:table-cell>
          <table:table-cell table:formula="of:=AVERAGE([.A2532];[.A2595];[.A2658];[.A2721];[.A2784];[.A2847];[.A2910];[.A2973];[.A3036];[.A3099])" office:value-type="float" office:value="0.0271335928678961" calcext:value-type="float">
            <text:p>0.0271335929</text:p>
          </table:table-cell>
          <table:table-cell table:formula="of:=AVERAGE([.A3162];[.A3225];[.A3288];[.A3351];[.A3414];[.A3477];[.A3540];[.A3603];[.A3666];[.A3729])" office:value-type="float" office:value="0.182378080741923" calcext:value-type="float">
            <text:p>0.1823780807</text:p>
          </table:table-cell>
          <table:table-cell table:formula="of:=AVERAGE([.A3792];[.A3855];[.A3918];[.A3981];[.A4044];[.A4107];[.A4170];[.A4233];[.A4296];[.A4359])" office:value-type="float" office:value="0.0000219832334547647" calcext:value-type="float">
            <text:p>2.19832334547647E-05</text:p>
          </table:table-cell>
        </table:table-row>
        <table:table-row table:style-name="ro1">
          <table:table-cell office:value-type="float" office:value="0.0368838190791529" calcext:value-type="float">
            <text:p>0.0368838191</text:p>
          </table:table-cell>
          <table:table-cell table:number-columns-repeated="2"/>
          <table:table-cell table:formula="of:=AVERAGE([.A13];[.A76];[.A139];[.A202];[.A265];[.A328];[.A391];[.A454];[.A517];[.A580])" office:value-type="float" office:value="0.0468589772381417" calcext:value-type="float">
            <text:p>0.0468589772</text:p>
          </table:table-cell>
          <table:table-cell table:formula="of:=AVERAGE([.A643];[.A706];[.A769];[.A832];[.A895];[.A958];[.A1021];[.A1084];[.A1147];[.A1210])" office:value-type="float" office:value="0.13834655612574" calcext:value-type="float">
            <text:p>0.1383465561</text:p>
          </table:table-cell>
          <table:table-cell table:formula="of:=AVERAGE([.A1273];[.A1336];[.A1399];[.A1462];[.A1525];[.A1588];[.A1651];[.A1714];[.A1777];[.A1840])" office:value-type="float" office:value="0.79610650123272" calcext:value-type="float">
            <text:p>0.7961065012</text:p>
          </table:table-cell>
          <table:table-cell table:formula="of:=AVERAGE([.A1903];[.A1966];[.A2029];[.A2092];[.A2155];[.A2218];[.A2281];[.A2344];[.A2407];[.A2470])" office:value-type="float" office:value="0.0219749434257655" calcext:value-type="float">
            <text:p>0.0219749434</text:p>
          </table:table-cell>
          <table:table-cell table:formula="of:=AVERAGE([.A2533];[.A2596];[.A2659];[.A2722];[.A2785];[.A2848];[.A2911];[.A2974];[.A3037];[.A3100])" office:value-type="float" office:value="0.0250308332294986" calcext:value-type="float">
            <text:p>0.0250308332</text:p>
          </table:table-cell>
          <table:table-cell table:formula="of:=AVERAGE([.A3163];[.A3226];[.A3289];[.A3352];[.A3415];[.A3478];[.A3541];[.A3604];[.A3667];[.A3730])" office:value-type="float" office:value="0.16783806664125" calcext:value-type="float">
            <text:p>0.1678380666</text:p>
          </table:table-cell>
          <table:table-cell table:formula="of:=AVERAGE([.A3793];[.A3856];[.A3919];[.A3982];[.A4045];[.A4108];[.A4171];[.A4234];[.A4297];[.A4360])" office:value-type="float" office:value="0.0000208315563356804" calcext:value-type="float">
            <text:p>2.08315563356804E-05</text:p>
          </table:table-cell>
        </table:table-row>
        <table:table-row table:style-name="ro1">
          <table:table-cell office:value-type="float" office:value="0.0361698688350516" calcext:value-type="float">
            <text:p>0.0361698688</text:p>
          </table:table-cell>
          <table:table-cell table:number-columns-repeated="2"/>
          <table:table-cell table:formula="of:=AVERAGE([.A14];[.A77];[.A140];[.A203];[.A266];[.A329];[.A392];[.A455];[.A518];[.A581])" office:value-type="float" office:value="0.046076265876219" calcext:value-type="float">
            <text:p>0.0460762659</text:p>
          </table:table-cell>
          <table:table-cell table:formula="of:=AVERAGE([.A644];[.A707];[.A770];[.A833];[.A896];[.A959];[.A1022];[.A1085];[.A1148];[.A1211])" office:value-type="float" office:value="0.136776423733025" calcext:value-type="float">
            <text:p>0.1367764237</text:p>
          </table:table-cell>
          <table:table-cell table:formula="of:=AVERAGE([.A1274];[.A1337];[.A1400];[.A1463];[.A1526];[.A1589];[.A1652];[.A1715];[.A1778];[.A1841])" office:value-type="float" office:value="0.79607171220381" calcext:value-type="float">
            <text:p>0.7960717122</text:p>
          </table:table-cell>
          <table:table-cell table:formula="of:=AVERAGE([.A1904];[.A1967];[.A2030];[.A2093];[.A2156];[.A2219];[.A2282];[.A2345];[.A2408];[.A2471])" office:value-type="float" office:value="0.0184324744184585" calcext:value-type="float">
            <text:p>0.0184324744</text:p>
          </table:table-cell>
          <table:table-cell table:formula="of:=AVERAGE([.A2534];[.A2597];[.A2660];[.A2723];[.A2786];[.A2849];[.A2912];[.A2975];[.A3038];[.A3101])" office:value-type="float" office:value="0.023262945709045" calcext:value-type="float">
            <text:p>0.0232629457</text:p>
          </table:table-cell>
          <table:table-cell table:formula="of:=AVERAGE([.A3164];[.A3227];[.A3290];[.A3353];[.A3416];[.A3479];[.A3542];[.A3605];[.A3668];[.A3731])" office:value-type="float" office:value="0.153369975899323" calcext:value-type="float">
            <text:p>0.1533699759</text:p>
          </table:table-cell>
          <table:table-cell table:formula="of:=AVERAGE([.A3794];[.A3857];[.A3920];[.A3983];[.A4046];[.A4109];[.A4172];[.A4235];[.A4298];[.A4361])" office:value-type="float" office:value="0.0000198952407260581" calcext:value-type="float">
            <text:p>1.98952407260581E-05</text:p>
          </table:table-cell>
        </table:table-row>
        <table:table-row table:style-name="ro1">
          <table:table-cell office:value-type="float" office:value="0.0355811225516588" calcext:value-type="float">
            <text:p>0.0355811226</text:p>
          </table:table-cell>
          <table:table-cell table:number-columns-repeated="2"/>
          <table:table-cell table:formula="of:=AVERAGE([.A15];[.A78];[.A141];[.A204];[.A267];[.A330];[.A393];[.A456];[.A519];[.A582])" office:value-type="float" office:value="0.0454070857940319" calcext:value-type="float">
            <text:p>0.0454070858</text:p>
          </table:table-cell>
          <table:table-cell table:formula="of:=AVERAGE([.A645];[.A708];[.A771];[.A834];[.A897];[.A960];[.A1023];[.A1086];[.A1149];[.A1212])" office:value-type="float" office:value="0.135432444060292" calcext:value-type="float">
            <text:p>0.1354324441</text:p>
          </table:table-cell>
          <table:table-cell table:formula="of:=AVERAGE([.A1275];[.A1338];[.A1401];[.A1464];[.A1527];[.A1590];[.A1653];[.A1716];[.A1779];[.A1842])" office:value-type="float" office:value="0.79602073204273" calcext:value-type="float">
            <text:p>0.796020732</text:p>
          </table:table-cell>
          <table:table-cell table:formula="of:=AVERAGE([.A1905];[.A1968];[.A2031];[.A2094];[.A2157];[.A2220];[.A2283];[.A2346];[.A2409];[.A2472])" office:value-type="float" office:value="0.0164186812899566" calcext:value-type="float">
            <text:p>0.0164186813</text:p>
          </table:table-cell>
          <table:table-cell table:formula="of:=AVERAGE([.A2535];[.A2598];[.A2661];[.A2724];[.A2787];[.A2850];[.A2913];[.A2976];[.A3039];[.A3102])" office:value-type="float" office:value="0.0217313453484171" calcext:value-type="float">
            <text:p>0.0217313453</text:p>
          </table:table-cell>
          <table:table-cell table:formula="of:=AVERAGE([.A3165];[.A3228];[.A3291];[.A3354];[.A3417];[.A3480];[.A3543];[.A3606];[.A3669];[.A3732])" office:value-type="float" office:value="0.137544471363013" calcext:value-type="float">
            <text:p>0.1375444714</text:p>
          </table:table-cell>
          <table:table-cell table:formula="of:=AVERAGE([.A3795];[.A3858];[.A3921];[.A3984];[.A4047];[.A4110];[.A4173];[.A4236];[.A4299];[.A4362])" office:value-type="float" office:value="0.0000190752554726952" calcext:value-type="float">
            <text:p>1.90752554726952E-05</text:p>
          </table:table-cell>
        </table:table-row>
        <table:table-row table:style-name="ro1">
          <table:table-cell office:value-type="float" office:value="0.0350875462383941" calcext:value-type="float">
            <text:p>0.0350875462</text:p>
          </table:table-cell>
          <table:table-cell table:number-columns-repeated="2"/>
          <table:table-cell table:formula="of:=AVERAGE([.A16];[.A79];[.A142];[.A205];[.A268];[.A331];[.A394];[.A457];[.A520];[.A583])" office:value-type="float" office:value="0.0448436475527785" calcext:value-type="float">
            <text:p>0.0448436476</text:p>
          </table:table-cell>
          <table:table-cell table:formula="of:=AVERAGE([.A646];[.A709];[.A772];[.A835];[.A898];[.A961];[.A1024];[.A1087];[.A1150];[.A1213])" office:value-type="float" office:value="0.134174515922106" calcext:value-type="float">
            <text:p>0.1341745159</text:p>
          </table:table-cell>
          <table:table-cell table:formula="of:=AVERAGE([.A1276];[.A1339];[.A1402];[.A1465];[.A1528];[.A1591];[.A1654];[.A1717];[.A1780];[.A1843])" office:value-type="float" office:value="0.795953237970616" calcext:value-type="float">
            <text:p>0.795953238</text:p>
          </table:table-cell>
          <table:table-cell table:formula="of:=AVERAGE([.A1906];[.A1969];[.A2032];[.A2095];[.A2158];[.A2221];[.A2284];[.A2347];[.A2410];[.A2473])" office:value-type="float" office:value="0.0137482959475847" calcext:value-type="float">
            <text:p>0.0137482959</text:p>
          </table:table-cell>
          <table:table-cell table:formula="of:=AVERAGE([.A2536];[.A2599];[.A2662];[.A2725];[.A2788];[.A2851];[.A2914];[.A2977];[.A3040];[.A3103])" office:value-type="float" office:value="0.02039077992203" calcext:value-type="float">
            <text:p>0.0203907799</text:p>
          </table:table-cell>
          <table:table-cell table:formula="of:=AVERAGE([.A3166];[.A3229];[.A3292];[.A3355];[.A3418];[.A3481];[.A3544];[.A3607];[.A3670];[.A3733])" office:value-type="float" office:value="0.12805673733192" calcext:value-type="float">
            <text:p>0.1280567373</text:p>
          </table:table-cell>
          <table:table-cell table:formula="of:=AVERAGE([.A3796];[.A3859];[.A3922];[.A3985];[.A4048];[.A4111];[.A4174];[.A4237];[.A4300];[.A4363])" office:value-type="float" office:value="0.0000182136254876606" calcext:value-type="float">
            <text:p>1.82136254876606E-05</text:p>
          </table:table-cell>
        </table:table-row>
        <table:table-row table:style-name="ro1">
          <table:table-cell office:value-type="float" office:value="0.0346574647430323" calcext:value-type="float">
            <text:p>0.0346574647</text:p>
          </table:table-cell>
          <table:table-cell table:number-columns-repeated="2"/>
          <table:table-cell table:formula="of:=AVERAGE([.A17];[.A80];[.A143];[.A206];[.A269];[.A332];[.A395];[.A458];[.A521];[.A584])" office:value-type="float" office:value="0.0443573956562081" calcext:value-type="float">
            <text:p>0.0443573957</text:p>
          </table:table-cell>
          <table:table-cell table:formula="of:=AVERAGE([.A647];[.A710];[.A773];[.A836];[.A899];[.A962];[.A1025];[.A1088];[.A1151];[.A1214])" office:value-type="float" office:value="0.133030952612911" calcext:value-type="float">
            <text:p>0.1330309526</text:p>
          </table:table-cell>
          <table:table-cell table:formula="of:=AVERAGE([.A1277];[.A1340];[.A1403];[.A1466];[.A1529];[.A1592];[.A1655];[.A1718];[.A1781];[.A1844])" office:value-type="float" office:value="0.795872235803672" calcext:value-type="float">
            <text:p>0.7958722358</text:p>
          </table:table-cell>
          <table:table-cell table:formula="of:=AVERAGE([.A1907];[.A1970];[.A2033];[.A2096];[.A2159];[.A2222];[.A2285];[.A2348];[.A2411];[.A2474])" office:value-type="float" office:value="0.0123827082076651" calcext:value-type="float">
            <text:p>0.0123827082</text:p>
          </table:table-cell>
          <table:table-cell table:formula="of:=AVERAGE([.A2537];[.A2600];[.A2663];[.A2726];[.A2789];[.A2852];[.A2915];[.A2978];[.A3041];[.A3104])" office:value-type="float" office:value="0.0192528181472933" calcext:value-type="float">
            <text:p>0.0192528181</text:p>
          </table:table-cell>
          <table:table-cell table:formula="of:=AVERAGE([.A3167];[.A3230];[.A3293];[.A3356];[.A3419];[.A3482];[.A3545];[.A3608];[.A3671];[.A3734])" office:value-type="float" office:value="0.116268016007605" calcext:value-type="float">
            <text:p>0.116268016</text:p>
          </table:table-cell>
          <table:table-cell table:formula="of:=AVERAGE([.A3797];[.A3860];[.A3923];[.A3986];[.A4049];[.A4112];[.A4175];[.A4238];[.A4301];[.A4364])" office:value-type="float" office:value="0.000017468838033469" calcext:value-type="float">
            <text:p>1.7468838033469E-05</text:p>
          </table:table-cell>
        </table:table-row>
        <table:table-row table:style-name="ro1">
          <table:table-cell office:value-type="float" office:value="0.0343029613726333" calcext:value-type="float">
            <text:p>0.0343029614</text:p>
          </table:table-cell>
          <table:table-cell table:number-columns-repeated="2"/>
          <table:table-cell table:formula="of:=AVERAGE([.A18];[.A81];[.A144];[.A207];[.A270];[.A333];[.A396];[.A459];[.A522];[.A585])" office:value-type="float" office:value="0.0439461989713837" calcext:value-type="float">
            <text:p>0.043946199</text:p>
          </table:table-cell>
          <table:table-cell table:formula="of:=AVERAGE([.A648];[.A711];[.A774];[.A837];[.A900];[.A963];[.A1026];[.A1089];[.A1152];[.A1215])" office:value-type="float" office:value="0.131953685887255" calcext:value-type="float">
            <text:p>0.1319536859</text:p>
          </table:table-cell>
          <table:table-cell table:formula="of:=AVERAGE([.A1278];[.A1341];[.A1404];[.A1467];[.A1530];[.A1593];[.A1656];[.A1719];[.A1782];[.A1845])" office:value-type="float" office:value="0.795918355213087" calcext:value-type="float">
            <text:p>0.7959183552</text:p>
          </table:table-cell>
          <table:table-cell table:formula="of:=AVERAGE([.A1908];[.A1971];[.A2034];[.A2097];[.A2160];[.A2223];[.A2286];[.A2349];[.A2412];[.A2475])" office:value-type="float" office:value="0.0113704467759876" calcext:value-type="float">
            <text:p>0.0113704468</text:p>
          </table:table-cell>
          <table:table-cell table:formula="of:=AVERAGE([.A2538];[.A2601];[.A2664];[.A2727];[.A2790];[.A2853];[.A2916];[.A2979];[.A3042];[.A3105])" office:value-type="float" office:value="0.0182403782932557" calcext:value-type="float">
            <text:p>0.0182403783</text:p>
          </table:table-cell>
          <table:table-cell table:formula="of:=AVERAGE([.A3168];[.A3231];[.A3294];[.A3357];[.A3420];[.A3483];[.A3546];[.A3609];[.A3672];[.A3735])" office:value-type="float" office:value="0.104367528854248" calcext:value-type="float">
            <text:p>0.1043675289</text:p>
          </table:table-cell>
          <table:table-cell table:formula="of:=AVERAGE([.A3798];[.A3861];[.A3924];[.A3987];[.A4050];[.A4113];[.A4176];[.A4239];[.A4302];[.A4365])" office:value-type="float" office:value="0.0000168619998199831" calcext:value-type="float">
            <text:p>0.000016862</text:p>
          </table:table-cell>
        </table:table-row>
        <table:table-row table:style-name="ro1">
          <table:table-cell office:value-type="float" office:value="0.0339833158243854" calcext:value-type="float">
            <text:p>0.0339833158</text:p>
          </table:table-cell>
          <table:table-cell table:number-columns-repeated="2"/>
          <table:table-cell table:formula="of:=AVERAGE([.A19];[.A82];[.A145];[.A208];[.A271];[.A334];[.A397];[.A460];[.A523];[.A586])" office:value-type="float" office:value="0.0435832571288674" calcext:value-type="float">
            <text:p>0.0435832571</text:p>
          </table:table-cell>
          <table:table-cell table:formula="of:=AVERAGE([.A649];[.A712];[.A775];[.A838];[.A901];[.A964];[.A1027];[.A1090];[.A1153];[.A1216])" office:value-type="float" office:value="0.130971197604522" calcext:value-type="float">
            <text:p>0.1309711976</text:p>
          </table:table-cell>
          <table:table-cell table:formula="of:=AVERAGE([.A1279];[.A1342];[.A1405];[.A1468];[.A1531];[.A1594];[.A1657];[.A1720];[.A1783];[.A1846])" office:value-type="float" office:value="0.796061550973191" calcext:value-type="float">
            <text:p>0.796061551</text:p>
          </table:table-cell>
          <table:table-cell table:formula="of:=AVERAGE([.A1909];[.A1972];[.A2035];[.A2098];[.A2161];[.A2224];[.A2287];[.A2350];[.A2413];[.A2476])" office:value-type="float" office:value="0.0100306645398342" calcext:value-type="float">
            <text:p>0.0100306645</text:p>
          </table:table-cell>
          <table:table-cell table:formula="of:=AVERAGE([.A2539];[.A2602];[.A2665];[.A2728];[.A2791];[.A2854];[.A2917];[.A2980];[.A3043];[.A3106])" office:value-type="float" office:value="0.0173452132144735" calcext:value-type="float">
            <text:p>0.0173452132</text:p>
          </table:table-cell>
          <table:table-cell table:formula="of:=AVERAGE([.A3169];[.A3232];[.A3295];[.A3358];[.A3421];[.A3484];[.A3547];[.A3610];[.A3673];[.A3736])" office:value-type="float" office:value="0.089261284514687" calcext:value-type="float">
            <text:p>0.0892612845</text:p>
          </table:table-cell>
          <table:table-cell table:formula="of:=AVERAGE([.A3799];[.A3862];[.A3925];[.A3988];[.A4051];[.A4114];[.A4177];[.A4240];[.A4303];[.A4366])" office:value-type="float" office:value="0.0000163720119749998" calcext:value-type="float">
            <text:p>0.000016372</text:p>
          </table:table-cell>
        </table:table-row>
        <table:table-row table:style-name="ro1">
          <table:table-cell office:value-type="float" office:value="0.0337041512727725" calcext:value-type="float">
            <text:p>0.0337041513</text:p>
          </table:table-cell>
          <table:table-cell table:number-columns-repeated="2"/>
          <table:table-cell table:formula="of:=AVERAGE([.A20];[.A83];[.A146];[.A209];[.A272];[.A335];[.A398];[.A461];[.A524];[.A587])" office:value-type="float" office:value="0.0432624162904665" calcext:value-type="float">
            <text:p>0.0432624163</text:p>
          </table:table-cell>
          <table:table-cell table:formula="of:=AVERAGE([.A650];[.A713];[.A776];[.A839];[.A902];[.A965];[.A1028];[.A1091];[.A1154];[.A1217])" office:value-type="float" office:value="0.130060054239309" calcext:value-type="float">
            <text:p>0.1300600542</text:p>
          </table:table-cell>
          <table:table-cell table:formula="of:=AVERAGE([.A1280];[.A1343];[.A1406];[.A1469];[.A1532];[.A1595];[.A1658];[.A1721];[.A1784];[.A1847])" office:value-type="float" office:value="0.795885275359382" calcext:value-type="float">
            <text:p>0.7958852754</text:p>
          </table:table-cell>
          <table:table-cell table:formula="of:=AVERAGE([.A1910];[.A1973];[.A2036];[.A2099];[.A2162];[.A2225];[.A2288];[.A2351];[.A2414];[.A2477])" office:value-type="float" office:value="0.00956120305886823" calcext:value-type="float">
            <text:p>0.0095612031</text:p>
          </table:table-cell>
          <table:table-cell table:formula="of:=AVERAGE([.A2540];[.A2603];[.A2666];[.A2729];[.A2792];[.A2855];[.A2918];[.A2981];[.A3044];[.A3107])" office:value-type="float" office:value="0.0165322858709718" calcext:value-type="float">
            <text:p>0.0165322859</text:p>
          </table:table-cell>
          <table:table-cell table:formula="of:=AVERAGE([.A3170];[.A3233];[.A3296];[.A3359];[.A3422];[.A3485];[.A3548];[.A3611];[.A3674];[.A3737])" office:value-type="float" office:value="0.0743424075465029" calcext:value-type="float">
            <text:p>0.0743424075</text:p>
          </table:table-cell>
          <table:table-cell table:formula="of:=AVERAGE([.A3800];[.A3863];[.A3926];[.A3989];[.A4052];[.A4115];[.A4178];[.A4241];[.A4304];[.A4367])" office:value-type="float" office:value="0.0000159557018870803" calcext:value-type="float">
            <text:p>1.59557018870803E-05</text:p>
          </table:table-cell>
        </table:table-row>
        <table:table-row table:style-name="ro1">
          <table:table-cell office:value-type="float" office:value="0.0334558174551188" calcext:value-type="float">
            <text:p>0.0334558175</text:p>
          </table:table-cell>
          <table:table-cell table:number-columns-repeated="2"/>
          <table:table-cell table:formula="of:=AVERAGE([.A21];[.A84];[.A147];[.A210];[.A273];[.A336];[.A399];[.A462];[.A525];[.A588])" office:value-type="float" office:value="0.042979412876849" calcext:value-type="float">
            <text:p>0.0429794129</text:p>
          </table:table-cell>
          <table:table-cell table:formula="of:=AVERAGE([.A651];[.A714];[.A777];[.A840];[.A903];[.A966];[.A1029];[.A1092];[.A1155];[.A1218])" office:value-type="float" office:value="0.129214648319598" calcext:value-type="float">
            <text:p>0.1292146483</text:p>
          </table:table-cell>
          <table:table-cell table:formula="of:=AVERAGE([.A1281];[.A1344];[.A1407];[.A1470];[.A1533];[.A1596];[.A1659];[.A1722];[.A1785];[.A1848])" office:value-type="float" office:value="0.79578818868441" calcext:value-type="float">
            <text:p>0.7957881887</text:p>
          </table:table-cell>
          <table:table-cell table:formula="of:=AVERAGE([.A1911];[.A1974];[.A2037];[.A2100];[.A2163];[.A2226];[.A2289];[.A2352];[.A2415];[.A2478])" office:value-type="float" office:value="0.00916416367868238" calcext:value-type="float">
            <text:p>0.0091641637</text:p>
          </table:table-cell>
          <table:table-cell table:formula="of:=AVERAGE([.A2541];[.A2604];[.A2667];[.A2730];[.A2793];[.A2856];[.A2919];[.A2982];[.A3045];[.A3108])" office:value-type="float" office:value="0.0158082218306894" calcext:value-type="float">
            <text:p>0.0158082218</text:p>
          </table:table-cell>
          <table:table-cell table:formula="of:=AVERAGE([.A3171];[.A3234];[.A3297];[.A3360];[.A3423];[.A3486];[.A3549];[.A3612];[.A3675];[.A3738])" office:value-type="float" office:value="0.0623943210226681" calcext:value-type="float">
            <text:p>0.062394321</text:p>
          </table:table-cell>
          <table:table-cell table:formula="of:=AVERAGE([.A3801];[.A3864];[.A3927];[.A3990];[.A4053];[.A4116];[.A4179];[.A4242];[.A4305];[.A4368])" office:value-type="float" office:value="0.0000155297194313201" calcext:value-type="float">
            <text:p>1.55297194313201E-05</text:p>
          </table:table-cell>
        </table:table-row>
        <table:table-row table:style-name="ro1">
          <table:table-cell office:value-type="float" office:value="0.0332298340434346" calcext:value-type="float">
            <text:p>0.033229834</text:p>
          </table:table-cell>
          <table:table-cell table:number-columns-repeated="2"/>
          <table:table-cell table:formula="of:=AVERAGE([.A22];[.A85];[.A148];[.A211];[.A274];[.A337];[.A400];[.A463];[.A526];[.A589])" office:value-type="float" office:value="0.0427282729715165" calcext:value-type="float">
            <text:p>0.042728273</text:p>
          </table:table-cell>
          <table:table-cell table:formula="of:=AVERAGE([.A652];[.A715];[.A778];[.A841];[.A904];[.A967];[.A1030];[.A1093];[.A1156];[.A1219])" office:value-type="float" office:value="0.128440447858224" calcext:value-type="float">
            <text:p>0.1284404479</text:p>
          </table:table-cell>
          <table:table-cell table:formula="of:=AVERAGE([.A1282];[.A1345];[.A1408];[.A1471];[.A1534];[.A1597];[.A1660];[.A1723];[.A1786];[.A1849])" office:value-type="float" office:value="0.795764806739087" calcext:value-type="float">
            <text:p>0.7957648067</text:p>
          </table:table-cell>
          <table:table-cell table:formula="of:=AVERAGE([.A1912];[.A1975];[.A2038];[.A2101];[.A2164];[.A2227];[.A2290];[.A2353];[.A2416];[.A2479])" office:value-type="float" office:value="0.00894948278066052" calcext:value-type="float">
            <text:p>0.0089494828</text:p>
          </table:table-cell>
          <table:table-cell table:formula="of:=AVERAGE([.A2542];[.A2605];[.A2668];[.A2731];[.A2794];[.A2857];[.A2920];[.A2983];[.A3046];[.A3109])" office:value-type="float" office:value="0.015168282240465" calcext:value-type="float">
            <text:p>0.0151682822</text:p>
          </table:table-cell>
          <table:table-cell table:formula="of:=AVERAGE([.A3172];[.A3235];[.A3298];[.A3361];[.A3424];[.A3487];[.A3550];[.A3613];[.A3676];[.A3739])" office:value-type="float" office:value="0.0526217302912652" calcext:value-type="float">
            <text:p>0.0526217303</text:p>
          </table:table-cell>
          <table:table-cell table:formula="of:=AVERAGE([.A3802];[.A3865];[.A3928];[.A3991];[.A4054];[.A4117];[.A4180];[.A4243];[.A4306];[.A4369])" office:value-type="float" office:value="0.0000151438728606631" calcext:value-type="float">
            <text:p>1.51438728606631E-05</text:p>
          </table:table-cell>
        </table:table-row>
        <table:table-row table:style-name="ro1">
          <table:table-cell office:value-type="float" office:value="0.0330275341230151" calcext:value-type="float">
            <text:p>0.0330275341</text:p>
          </table:table-cell>
          <table:table-cell table:number-columns-repeated="2"/>
          <table:table-cell table:formula="of:=AVERAGE([.A23];[.A86];[.A149];[.A212];[.A275];[.A338];[.A401];[.A464];[.A527];[.A590])" office:value-type="float" office:value="0.0425010634419421" calcext:value-type="float">
            <text:p>0.0425010634</text:p>
          </table:table-cell>
          <table:table-cell table:formula="of:=AVERAGE([.A653];[.A716];[.A779];[.A842];[.A905];[.A968];[.A1031];[.A1094];[.A1157];[.A1220])" office:value-type="float" office:value="0.127723107126807" calcext:value-type="float">
            <text:p>0.1277231071</text:p>
          </table:table-cell>
          <table:table-cell table:formula="of:=AVERAGE([.A1283];[.A1346];[.A1409];[.A1472];[.A1535];[.A1598];[.A1661];[.A1724];[.A1787];[.A1850])" office:value-type="float" office:value="0.795794293548" calcext:value-type="float">
            <text:p>0.7957942935</text:p>
          </table:table-cell>
          <table:table-cell table:formula="of:=AVERAGE([.A1913];[.A1976];[.A2039];[.A2102];[.A2165];[.A2228];[.A2291];[.A2354];[.A2417];[.A2480])" office:value-type="float" office:value="0.00820564775676499" calcext:value-type="float">
            <text:p>0.0082056478</text:p>
          </table:table-cell>
          <table:table-cell table:formula="of:=AVERAGE([.A2543];[.A2606];[.A2669];[.A2732];[.A2795];[.A2858];[.A2921];[.A2984];[.A3047];[.A3110])" office:value-type="float" office:value="0.0145782233213329" calcext:value-type="float">
            <text:p>0.0145782233</text:p>
          </table:table-cell>
          <table:table-cell table:formula="of:=AVERAGE([.A3173];[.A3236];[.A3299];[.A3362];[.A3425];[.A3488];[.A3551];[.A3614];[.A3677];[.A3740])" office:value-type="float" office:value="0.0433673773098637" calcext:value-type="float">
            <text:p>0.0433673773</text:p>
          </table:table-cell>
          <table:table-cell table:formula="of:=AVERAGE([.A3803];[.A3866];[.A3929];[.A3992];[.A4055];[.A4118];[.A4181];[.A4244];[.A4307];[.A4370])" office:value-type="float" office:value="0.0000148071102771366" calcext:value-type="float">
            <text:p>1.48071102771366E-05</text:p>
          </table:table-cell>
        </table:table-row>
        <table:table-row table:style-name="ro1">
          <table:table-cell office:value-type="float" office:value="0.0328450435837428" calcext:value-type="float">
            <text:p>0.0328450436</text:p>
          </table:table-cell>
          <table:table-cell table:number-columns-repeated="2"/>
          <table:table-cell table:formula="of:=AVERAGE([.A24];[.A87];[.A150];[.A213];[.A276];[.A339];[.A402];[.A465];[.A528];[.A591])" office:value-type="float" office:value="0.042295519067976" calcext:value-type="float">
            <text:p>0.0422955191</text:p>
          </table:table-cell>
          <table:table-cell table:formula="of:=AVERAGE([.A654];[.A717];[.A780];[.A843];[.A906];[.A969];[.A1032];[.A1095];[.A1158];[.A1221])" office:value-type="float" office:value="0.127039622914755" calcext:value-type="float">
            <text:p>0.1270396229</text:p>
          </table:table-cell>
          <table:table-cell table:formula="of:=AVERAGE([.A1284];[.A1347];[.A1410];[.A1473];[.A1536];[.A1599];[.A1662];[.A1725];[.A1788];[.A1851])" office:value-type="float" office:value="0.795736773368002" calcext:value-type="float">
            <text:p>0.7957367734</text:p>
          </table:table-cell>
          <table:table-cell table:formula="of:=AVERAGE([.A1914];[.A1977];[.A2040];[.A2103];[.A2166];[.A2229];[.A2292];[.A2355];[.A2418];[.A2481])" office:value-type="float" office:value="0.00777678445320814" calcext:value-type="float">
            <text:p>0.0077767845</text:p>
          </table:table-cell>
          <table:table-cell table:formula="of:=AVERAGE([.A2544];[.A2607];[.A2670];[.A2733];[.A2796];[.A2859];[.A2922];[.A2985];[.A3048];[.A3111])" office:value-type="float" office:value="0.014023940670598" calcext:value-type="float">
            <text:p>0.0140239407</text:p>
          </table:table-cell>
          <table:table-cell table:formula="of:=AVERAGE([.A3174];[.A3237];[.A3300];[.A3363];[.A3426];[.A3489];[.A3552];[.A3615];[.A3678];[.A3741])" office:value-type="float" office:value="0.0382477425550968" calcext:value-type="float">
            <text:p>0.0382477426</text:p>
          </table:table-cell>
          <table:table-cell table:formula="of:=AVERAGE([.A3804];[.A3867];[.A3930];[.A3993];[.A4056];[.A4119];[.A4182];[.A4245];[.A4308];[.A4371])" office:value-type="float" office:value="0.0000144685818669121" calcext:value-type="float">
            <text:p>1.44685818669121E-05</text:p>
          </table:table-cell>
        </table:table-row>
        <table:table-row table:style-name="ro1">
          <table:table-cell office:value-type="float" office:value="0.0326839028029031" calcext:value-type="float">
            <text:p>0.0326839028</text:p>
          </table:table-cell>
          <table:table-cell table:number-columns-repeated="2"/>
          <table:table-cell table:formula="of:=AVERAGE([.A25];[.A88];[.A151];[.A214];[.A277];[.A340];[.A403];[.A466];[.A529];[.A592])" office:value-type="float" office:value="0.0421106256432235" calcext:value-type="float">
            <text:p>0.0421106256</text:p>
          </table:table-cell>
          <table:table-cell table:formula="of:=AVERAGE([.A655];[.A718];[.A781];[.A844];[.A907];[.A970];[.A1033];[.A1096];[.A1159];[.A1222])" office:value-type="float" office:value="0.126398469829898" calcext:value-type="float">
            <text:p>0.1263984698</text:p>
          </table:table-cell>
          <table:table-cell table:formula="of:=AVERAGE([.A1285];[.A1348];[.A1411];[.A1474];[.A1537];[.A1600];[.A1663];[.A1726];[.A1789];[.A1852])" office:value-type="float" office:value="0.795683136233797" calcext:value-type="float">
            <text:p>0.7956831362</text:p>
          </table:table-cell>
          <table:table-cell table:formula="of:=AVERAGE([.A1915];[.A1978];[.A2041];[.A2104];[.A2167];[.A2230];[.A2293];[.A2356];[.A2419];[.A2482])" office:value-type="float" office:value="0.00742761095366158" calcext:value-type="float">
            <text:p>0.007427611</text:p>
          </table:table-cell>
          <table:table-cell table:formula="of:=AVERAGE([.A2545];[.A2608];[.A2671];[.A2734];[.A2797];[.A2860];[.A2923];[.A2986];[.A3049];[.A3112])" office:value-type="float" office:value="0.0135320371740596" calcext:value-type="float">
            <text:p>0.0135320372</text:p>
          </table:table-cell>
          <table:table-cell table:formula="of:=AVERAGE([.A3175];[.A3238];[.A3301];[.A3364];[.A3427];[.A3490];[.A3553];[.A3616];[.A3679];[.A3742])" office:value-type="float" office:value="0.0328224447057756" calcext:value-type="float">
            <text:p>0.0328224447</text:p>
          </table:table-cell>
          <table:table-cell table:formula="of:=AVERAGE([.A3805];[.A3868];[.A3931];[.A3994];[.A4057];[.A4120];[.A4183];[.A4246];[.A4309];[.A4372])" office:value-type="float" office:value="0.0000141555865521365" calcext:value-type="float">
            <text:p>1.41555865521365E-05</text:p>
          </table:table-cell>
        </table:table-row>
        <table:table-row table:style-name="ro1">
          <table:table-cell office:value-type="float" office:value="0.0325358109145315" calcext:value-type="float">
            <text:p>0.0325358109</text:p>
          </table:table-cell>
          <table:table-cell table:number-columns-repeated="2"/>
          <table:table-cell table:formula="of:=AVERAGE([.A26];[.A89];[.A152];[.A215];[.A278];[.A341];[.A404];[.A467];[.A530];[.A593])" office:value-type="float" office:value="0.0419433824549047" calcext:value-type="float">
            <text:p>0.0419433825</text:p>
          </table:table-cell>
          <table:table-cell table:formula="of:=AVERAGE([.A656];[.A719];[.A782];[.A845];[.A908];[.A971];[.A1034];[.A1097];[.A1160];[.A1223])" office:value-type="float" office:value="0.12579651625488" calcext:value-type="float">
            <text:p>0.1257965163</text:p>
          </table:table-cell>
          <table:table-cell table:formula="of:=AVERAGE([.A1286];[.A1349];[.A1412];[.A1475];[.A1538];[.A1601];[.A1664];[.A1727];[.A1790];[.A1853])" office:value-type="float" office:value="0.795639184208955" calcext:value-type="float">
            <text:p>0.7956391842</text:p>
          </table:table-cell>
          <table:table-cell table:formula="of:=AVERAGE([.A1916];[.A1979];[.A2042];[.A2105];[.A2168];[.A2231];[.A2294];[.A2357];[.A2420];[.A2483])" office:value-type="float" office:value="0.00732959830165581" calcext:value-type="float">
            <text:p>0.0073295983</text:p>
          </table:table-cell>
          <table:table-cell table:formula="of:=AVERAGE([.A2546];[.A2609];[.A2672];[.A2735];[.A2798];[.A2861];[.A2924];[.A2987];[.A3050];[.A3113])" office:value-type="float" office:value="0.0130773565217006" calcext:value-type="float">
            <text:p>0.0130773565</text:p>
          </table:table-cell>
          <table:table-cell table:formula="of:=AVERAGE([.A3176];[.A3239];[.A3302];[.A3365];[.A3428];[.A3491];[.A3554];[.A3617];[.A3680];[.A3743])" office:value-type="float" office:value="0.0292690445161374" calcext:value-type="float">
            <text:p>0.0292690445</text:p>
          </table:table-cell>
          <table:table-cell table:formula="of:=AVERAGE([.A3806];[.A3869];[.A3932];[.A3995];[.A4058];[.A4121];[.A4184];[.A4247];[.A4310];[.A4373])" office:value-type="float" office:value="0.000013858514032194" calcext:value-type="float">
            <text:p>1.3858514032194E-05</text:p>
          </table:table-cell>
        </table:table-row>
        <table:table-row table:style-name="ro1">
          <table:table-cell office:value-type="float" office:value="0.0324017356744746" calcext:value-type="float">
            <text:p>0.0324017357</text:p>
          </table:table-cell>
          <table:table-cell table:number-columns-repeated="2"/>
          <table:table-cell table:formula="of:=AVERAGE([.A27];[.A90];[.A153];[.A216];[.A279];[.A342];[.A405];[.A468];[.A531];[.A594])" office:value-type="float" office:value="0.0417908157307653" calcext:value-type="float">
            <text:p>0.0417908157</text:p>
          </table:table-cell>
          <table:table-cell table:formula="of:=AVERAGE([.A657];[.A720];[.A783];[.A846];[.A909];[.A972];[.A1035];[.A1098];[.A1161];[.A1224])" office:value-type="float" office:value="0.125235928961032" calcext:value-type="float">
            <text:p>0.125235929</text:p>
          </table:table-cell>
          <table:table-cell table:formula="of:=AVERAGE([.A1287];[.A1350];[.A1413];[.A1476];[.A1539];[.A1602];[.A1665];[.A1728];[.A1791];[.A1854])" office:value-type="float" office:value="0.795750350163383" calcext:value-type="float">
            <text:p>0.7957503502</text:p>
          </table:table-cell>
          <table:table-cell table:formula="of:=AVERAGE([.A1917];[.A1980];[.A2043];[.A2106];[.A2169];[.A2232];[.A2295];[.A2358];[.A2421];[.A2484])" office:value-type="float" office:value="0.00679695842748008" calcext:value-type="float">
            <text:p>0.0067969584</text:p>
          </table:table-cell>
          <table:table-cell table:formula="of:=AVERAGE([.A2547];[.A2610];[.A2673];[.A2736];[.A2799];[.A2862];[.A2925];[.A2988];[.A3051];[.A3114])" office:value-type="float" office:value="0.0126405382367648" calcext:value-type="float">
            <text:p>0.0126405382</text:p>
          </table:table-cell>
          <table:table-cell table:formula="of:=AVERAGE([.A3177];[.A3240];[.A3303];[.A3366];[.A3429];[.A3492];[.A3555];[.A3618];[.A3681];[.A3744])" office:value-type="float" office:value="0.0242378170580098" calcext:value-type="float">
            <text:p>0.0242378171</text:p>
          </table:table-cell>
          <table:table-cell table:formula="of:=AVERAGE([.A3807];[.A3870];[.A3933];[.A3996];[.A4059];[.A4122];[.A4185];[.A4248];[.A4311];[.A4374])" office:value-type="float" office:value="0.000013591084483917" calcext:value-type="float">
            <text:p>1.3591084483917E-05</text:p>
          </table:table-cell>
        </table:table-row>
        <table:table-row table:style-name="ro1">
          <table:table-cell office:value-type="float" office:value="0.032282612297625" calcext:value-type="float">
            <text:p>0.0322826123</text:p>
          </table:table-cell>
          <table:table-cell table:number-columns-repeated="2"/>
          <table:table-cell table:formula="of:=AVERAGE([.A28];[.A91];[.A154];[.A217];[.A280];[.A343];[.A406];[.A469];[.A532];[.A595])" office:value-type="float" office:value="0.0416520474796883" calcext:value-type="float">
            <text:p>0.0416520475</text:p>
          </table:table-cell>
          <table:table-cell table:formula="of:=AVERAGE([.A658];[.A721];[.A784];[.A847];[.A910];[.A973];[.A1036];[.A1099];[.A1162];[.A1225])" office:value-type="float" office:value="0.124700949456345" calcext:value-type="float">
            <text:p>0.1247009495</text:p>
          </table:table-cell>
          <table:table-cell table:formula="of:=AVERAGE([.A1288];[.A1351];[.A1414];[.A1477];[.A1540];[.A1603];[.A1666];[.A1729];[.A1792];[.A1855])" office:value-type="float" office:value="0.795665671777998" calcext:value-type="float">
            <text:p>0.7956656718</text:p>
          </table:table-cell>
          <table:table-cell table:formula="of:=AVERAGE([.A1918];[.A1981];[.A2044];[.A2107];[.A2170];[.A2233];[.A2296];[.A2359];[.A2422];[.A2485])" office:value-type="float" office:value="0.00657105605892748" calcext:value-type="float">
            <text:p>0.0065710561</text:p>
          </table:table-cell>
          <table:table-cell table:formula="of:=AVERAGE([.A2548];[.A2611];[.A2674];[.A2737];[.A2800];[.A2863];[.A2926];[.A2989];[.A3052];[.A3115])" office:value-type="float" office:value="0.0122393122830231" calcext:value-type="float">
            <text:p>0.0122393123</text:p>
          </table:table-cell>
          <table:table-cell table:formula="of:=AVERAGE([.A3178];[.A3241];[.A3304];[.A3367];[.A3430];[.A3493];[.A3556];[.A3619];[.A3682];[.A3745])" office:value-type="float" office:value="0.0220198324666846" calcext:value-type="float">
            <text:p>0.0220198325</text:p>
          </table:table-cell>
          <table:table-cell table:formula="of:=AVERAGE([.A3808];[.A3871];[.A3934];[.A3997];[.A4060];[.A4123];[.A4186];[.A4249];[.A4312];[.A4375])" office:value-type="float" office:value="0.0000133440688805691" calcext:value-type="float">
            <text:p>1.33440688805691E-05</text:p>
          </table:table-cell>
        </table:table-row>
        <table:table-row table:style-name="ro1">
          <table:table-cell office:value-type="float" office:value="0.0321723248620148" calcext:value-type="float">
            <text:p>0.0321723249</text:p>
          </table:table-cell>
          <table:table-cell table:number-columns-repeated="2"/>
          <table:table-cell table:formula="of:=AVERAGE([.A29];[.A92];[.A155];[.A218];[.A281];[.A344];[.A407];[.A470];[.A533];[.A596])" office:value-type="float" office:value="0.0415239893310219" calcext:value-type="float">
            <text:p>0.0415239893</text:p>
          </table:table-cell>
          <table:table-cell table:formula="of:=AVERAGE([.A659];[.A722];[.A785];[.A848];[.A911];[.A974];[.A1037];[.A1100];[.A1163];[.A1226])" office:value-type="float" office:value="0.124197561117702" calcext:value-type="float">
            <text:p>0.1241975611</text:p>
          </table:table-cell>
          <table:table-cell table:formula="of:=AVERAGE([.A1289];[.A1352];[.A1415];[.A1478];[.A1541];[.A1604];[.A1667];[.A1730];[.A1793];[.A1856])" office:value-type="float" office:value="0.795701388176945" calcext:value-type="float">
            <text:p>0.7957013882</text:p>
          </table:table-cell>
          <table:table-cell table:formula="of:=AVERAGE([.A1919];[.A1982];[.A2045];[.A2108];[.A2171];[.A2234];[.A2297];[.A2360];[.A2423];[.A2486])" office:value-type="float" office:value="0.00692217344350223" calcext:value-type="float">
            <text:p>0.0069221734</text:p>
          </table:table-cell>
          <table:table-cell table:formula="of:=AVERAGE([.A2549];[.A2612];[.A2675];[.A2738];[.A2801];[.A2864];[.A2927];[.A2990];[.A3053];[.A3116])" office:value-type="float" office:value="0.0118770595859105" calcext:value-type="float">
            <text:p>0.0118770596</text:p>
          </table:table-cell>
          <table:table-cell table:formula="of:=AVERAGE([.A3179];[.A3242];[.A3305];[.A3368];[.A3431];[.A3494];[.A3557];[.A3620];[.A3683];[.A3746])" office:value-type="float" office:value="0.020871274730193" calcext:value-type="float">
            <text:p>0.0208712747</text:p>
          </table:table-cell>
          <table:table-cell table:formula="of:=AVERAGE([.A3809];[.A3872];[.A3935];[.A3998];[.A4061];[.A4124];[.A4187];[.A4250];[.A4313];[.A4376])" office:value-type="float" office:value="0.0000131057744024085" calcext:value-type="float">
            <text:p>1.31057744024085E-05</text:p>
          </table:table-cell>
        </table:table-row>
        <table:table-row table:style-name="ro1">
          <table:table-cell office:value-type="float" office:value="0.0320729336395319" calcext:value-type="float">
            <text:p>0.0320729336</text:p>
          </table:table-cell>
          <table:table-cell table:number-columns-repeated="2"/>
          <table:table-cell table:formula="of:=AVERAGE([.A30];[.A93];[.A156];[.A219];[.A282];[.A345];[.A408];[.A471];[.A534];[.A597])" office:value-type="float" office:value="0.0414068267071566" calcext:value-type="float">
            <text:p>0.0414068267</text:p>
          </table:table-cell>
          <table:table-cell table:formula="of:=AVERAGE([.A660];[.A723];[.A786];[.A849];[.A912];[.A975];[.A1038];[.A1101];[.A1164];[.A1227])" office:value-type="float" office:value="0.123725960124529" calcext:value-type="float">
            <text:p>0.1237259601</text:p>
          </table:table-cell>
          <table:table-cell table:formula="of:=AVERAGE([.A1290];[.A1353];[.A1416];[.A1479];[.A1542];[.A1605];[.A1668];[.A1731];[.A1794];[.A1857])" office:value-type="float" office:value="0.795544473419226" calcext:value-type="float">
            <text:p>0.7955444734</text:p>
          </table:table-cell>
          <table:table-cell table:formula="of:=AVERAGE([.A1920];[.A1983];[.A2046];[.A2109];[.A2172];[.A2235];[.A2298];[.A2361];[.A2424];[.A2487])" office:value-type="float" office:value="0.00632831187450195" calcext:value-type="float">
            <text:p>0.0063283119</text:p>
          </table:table-cell>
          <table:table-cell table:formula="of:=AVERAGE([.A2550];[.A2613];[.A2676];[.A2739];[.A2802];[.A2865];[.A2928];[.A2991];[.A3054];[.A3117])" office:value-type="float" office:value="0.0115378223112462" calcext:value-type="float">
            <text:p>0.0115378223</text:p>
          </table:table-cell>
          <table:table-cell table:formula="of:=AVERAGE([.A3180];[.A3243];[.A3306];[.A3369];[.A3432];[.A3495];[.A3558];[.A3621];[.A3684];[.A3747])" office:value-type="float" office:value="0.0201231948282962" calcext:value-type="float">
            <text:p>0.0201231948</text:p>
          </table:table-cell>
          <table:table-cell table:formula="of:=AVERAGE([.A3810];[.A3873];[.A3936];[.A3999];[.A4062];[.A4125];[.A4188];[.A4251];[.A4314];[.A4377])" office:value-type="float" office:value="0.0000129109356276085" calcext:value-type="float">
            <text:p>1.29109356276085E-05</text:p>
          </table:table-cell>
        </table:table-row>
        <table:table-row table:style-name="ro1">
          <table:table-cell office:value-type="float" office:value="0.0319834577517575" calcext:value-type="float">
            <text:p>0.0319834578</text:p>
          </table:table-cell>
          <table:table-cell table:number-columns-repeated="2"/>
          <table:table-cell table:formula="of:=AVERAGE([.A31];[.A94];[.A157];[.A220];[.A283];[.A346];[.A409];[.A472];[.A535];[.A598])" office:value-type="float" office:value="0.0412989561466277" calcext:value-type="float">
            <text:p>0.0412989561</text:p>
          </table:table-cell>
          <table:table-cell table:formula="of:=AVERAGE([.A661];[.A724];[.A787];[.A850];[.A913];[.A976];[.A1039];[.A1102];[.A1165];[.A1228])" office:value-type="float" office:value="0.123274493035304" calcext:value-type="float">
            <text:p>0.123274493</text:p>
          </table:table-cell>
          <table:table-cell table:formula="of:=AVERAGE([.A1291];[.A1354];[.A1417];[.A1480];[.A1543];[.A1606];[.A1669];[.A1732];[.A1795];[.A1858])" office:value-type="float" office:value="0.795562851745591" calcext:value-type="float">
            <text:p>0.7955628517</text:p>
          </table:table-cell>
          <table:table-cell table:formula="of:=AVERAGE([.A1921];[.A1984];[.A2047];[.A2110];[.A2173];[.A2236];[.A2299];[.A2362];[.A2425];[.A2488])" office:value-type="float" office:value="0.00648071972486549" calcext:value-type="float">
            <text:p>0.0064807197</text:p>
          </table:table-cell>
          <table:table-cell table:formula="of:=AVERAGE([.A2551];[.A2614];[.A2677];[.A2740];[.A2803];[.A2866];[.A2929];[.A2992];[.A3055];[.A3118])" office:value-type="float" office:value="0.0112165713246291" calcext:value-type="float">
            <text:p>0.0112165713</text:p>
          </table:table-cell>
          <table:table-cell table:formula="of:=AVERAGE([.A3181];[.A3244];[.A3307];[.A3370];[.A3433];[.A3496];[.A3559];[.A3622];[.A3685];[.A3748])" office:value-type="float" office:value="0.0196539307203002" calcext:value-type="float">
            <text:p>0.0196539307</text:p>
          </table:table-cell>
          <table:table-cell table:formula="of:=AVERAGE([.A3811];[.A3874];[.A3937];[.A4000];[.A4063];[.A4126];[.A4189];[.A4252];[.A4315];[.A4378])" office:value-type="float" office:value="0.0000126665807349382" calcext:value-type="float">
            <text:p>1.26665807349382E-05</text:p>
          </table:table-cell>
        </table:table-row>
        <table:table-row table:style-name="ro1">
          <table:table-cell office:value-type="float" office:value="0.0319012335308732" calcext:value-type="float">
            <text:p>0.0319012335</text:p>
          </table:table-cell>
          <table:table-cell table:number-columns-repeated="2"/>
          <table:table-cell table:formula="of:=AVERAGE([.A32];[.A95];[.A158];[.A221];[.A284];[.A347];[.A410];[.A473];[.A536];[.A599])" office:value-type="float" office:value="0.0411990218275813" calcext:value-type="float">
            <text:p>0.0411990218</text:p>
          </table:table-cell>
          <table:table-cell table:formula="of:=AVERAGE([.A662];[.A725];[.A788];[.A851];[.A914];[.A977];[.A1040];[.A1103];[.A1166];[.A1229])" office:value-type="float" office:value="0.122841007760508" calcext:value-type="float">
            <text:p>0.1228410078</text:p>
          </table:table-cell>
          <table:table-cell table:formula="of:=AVERAGE([.A1292];[.A1355];[.A1418];[.A1481];[.A1544];[.A1607];[.A1670];[.A1733];[.A1796];[.A1859])" office:value-type="float" office:value="0.795600985775226" calcext:value-type="float">
            <text:p>0.7956009858</text:p>
          </table:table-cell>
          <table:table-cell table:formula="of:=AVERAGE([.A1922];[.A1985];[.A2048];[.A2111];[.A2174];[.A2237];[.A2300];[.A2363];[.A2426];[.A2489])" office:value-type="float" office:value="0.00615287908538799" calcext:value-type="float">
            <text:p>0.0061528791</text:p>
          </table:table-cell>
          <table:table-cell table:formula="of:=AVERAGE([.A2552];[.A2615];[.A2678];[.A2741];[.A2804];[.A2867];[.A2930];[.A2993];[.A3056];[.A3119])" office:value-type="float" office:value="0.0109159148117411" calcext:value-type="float">
            <text:p>0.0109159148</text:p>
          </table:table-cell>
          <table:table-cell table:formula="of:=AVERAGE([.A3182];[.A3245];[.A3308];[.A3371];[.A3434];[.A3497];[.A3560];[.A3623];[.A3686];[.A3749])" office:value-type="float" office:value="0.0191171407731856" calcext:value-type="float">
            <text:p>0.0191171408</text:p>
          </table:table-cell>
          <table:table-cell table:formula="of:=AVERAGE([.A3812];[.A3875];[.A3938];[.A4001];[.A4064];[.A4127];[.A4190];[.A4253];[.A4316];[.A4379])" office:value-type="float" office:value="0.000012450839305177" calcext:value-type="float">
            <text:p>1.2450839305177E-05</text:p>
          </table:table-cell>
        </table:table-row>
        <table:table-row table:style-name="ro1">
          <table:table-cell office:value-type="float" office:value="0.0318243224339649" calcext:value-type="float">
            <text:p>0.0318243224</text:p>
          </table:table-cell>
          <table:table-cell table:number-columns-repeated="2"/>
          <table:table-cell table:formula="of:=AVERAGE([.A33];[.A96];[.A159];[.A222];[.A285];[.A348];[.A411];[.A474];[.A537];[.A600])" office:value-type="float" office:value="0.0411076232219825" calcext:value-type="float">
            <text:p>0.0411076232</text:p>
          </table:table-cell>
          <table:table-cell table:formula="of:=AVERAGE([.A663];[.A726];[.A789];[.A852];[.A915];[.A978];[.A1041];[.A1104];[.A1167];[.A1230])" office:value-type="float" office:value="0.122421396242363" calcext:value-type="float">
            <text:p>0.1224213962</text:p>
          </table:table-cell>
          <table:table-cell table:formula="of:=AVERAGE([.A1293];[.A1356];[.A1419];[.A1482];[.A1545];[.A1608];[.A1671];[.A1734];[.A1797];[.A1860])" office:value-type="float" office:value="0.795480538587221" calcext:value-type="float">
            <text:p>0.7954805386</text:p>
          </table:table-cell>
          <table:table-cell table:formula="of:=AVERAGE([.A1923];[.A1986];[.A2049];[.A2112];[.A2175];[.A2238];[.A2301];[.A2364];[.A2427];[.A2490])" office:value-type="float" office:value="0.00588640565916526" calcext:value-type="float">
            <text:p>0.0058864057</text:p>
          </table:table-cell>
          <table:table-cell table:formula="of:=AVERAGE([.A2553];[.A2616];[.A2679];[.A2742];[.A2805];[.A2868];[.A2931];[.A2994];[.A3057];[.A3120])" office:value-type="float" office:value="0.0106251644353657" calcext:value-type="float">
            <text:p>0.0106251644</text:p>
          </table:table-cell>
          <table:table-cell table:formula="of:=AVERAGE([.A3183];[.A3246];[.A3309];[.A3372];[.A3435];[.A3498];[.A3561];[.A3624];[.A3687];[.A3750])" office:value-type="float" office:value="0.0173815015563253" calcext:value-type="float">
            <text:p>0.0173815016</text:p>
          </table:table-cell>
          <table:table-cell table:formula="of:=AVERAGE([.A3813];[.A3876];[.A3939];[.A4002];[.A4065];[.A4128];[.A4191];[.A4254];[.A4317];[.A4380])" office:value-type="float" office:value="0.0000122407425054676" calcext:value-type="float">
            <text:p>1.22407425054676E-05</text:p>
          </table:table-cell>
        </table:table-row>
        <table:table-row table:style-name="ro1">
          <table:table-cell office:value-type="float" office:value="0.0317526949796565" calcext:value-type="float">
            <text:p>0.031752695</text:p>
          </table:table-cell>
          <table:table-cell table:number-columns-repeated="2"/>
          <table:table-cell table:formula="of:=AVERAGE([.A34];[.A97];[.A160];[.A223];[.A286];[.A349];[.A412];[.A475];[.A538];[.A601])" office:value-type="float" office:value="0.0410221660144279" calcext:value-type="float">
            <text:p>0.041022166</text:p>
          </table:table-cell>
          <table:table-cell table:formula="of:=AVERAGE([.A664];[.A727];[.A790];[.A853];[.A916];[.A979];[.A1042];[.A1105];[.A1168];[.A1231])" office:value-type="float" office:value="0.122025497969875" calcext:value-type="float">
            <text:p>0.122025498</text:p>
          </table:table-cell>
          <table:table-cell table:formula="of:=AVERAGE([.A1294];[.A1357];[.A1420];[.A1483];[.A1546];[.A1609];[.A1672];[.A1735];[.A1798];[.A1861])" office:value-type="float" office:value="0.795483815930743" calcext:value-type="float">
            <text:p>0.7954838159</text:p>
          </table:table-cell>
          <table:table-cell table:formula="of:=AVERAGE([.A1924];[.A1987];[.A2050];[.A2113];[.A2176];[.A2239];[.A2302];[.A2365];[.A2428];[.A2491])" office:value-type="float" office:value="0.00613469423064281" calcext:value-type="float">
            <text:p>0.0061346942</text:p>
          </table:table-cell>
          <table:table-cell table:formula="of:=AVERAGE([.A2554];[.A2617];[.A2680];[.A2743];[.A2806];[.A2869];[.A2932];[.A2995];[.A3058];[.A3121])" office:value-type="float" office:value="0.0103472829464409" calcext:value-type="float">
            <text:p>0.0103472829</text:p>
          </table:table-cell>
          <table:table-cell table:formula="of:=AVERAGE([.A3184];[.A3247];[.A3310];[.A3373];[.A3436];[.A3499];[.A3562];[.A3625];[.A3688];[.A3751])" office:value-type="float" office:value="0.0139789017446655" calcext:value-type="float">
            <text:p>0.0139789017</text:p>
          </table:table-cell>
          <table:table-cell table:formula="of:=AVERAGE([.A3814];[.A3877];[.A3940];[.A4003];[.A4066];[.A4129];[.A4192];[.A4255];[.A4318];[.A4381])" office:value-type="float" office:value="0.0000120263285124427" calcext:value-type="float">
            <text:p>1.20263285124427E-05</text:p>
          </table:table-cell>
        </table:table-row>
        <table:table-row table:style-name="ro1">
          <table:table-cell office:value-type="float" office:value="0.031692873129174" calcext:value-type="float">
            <text:p>0.0316928731</text:p>
          </table:table-cell>
          <table:table-cell table:number-columns-repeated="2"/>
          <table:table-cell table:formula="of:=AVERAGE([.A35];[.A98];[.A161];[.A224];[.A287];[.A350];[.A413];[.A476];[.A539];[.A602])" office:value-type="float" office:value="0.0409427594380615" calcext:value-type="float">
            <text:p>0.0409427594</text:p>
          </table:table-cell>
          <table:table-cell table:formula="of:=AVERAGE([.A665];[.A728];[.A791];[.A854];[.A917];[.A980];[.A1043];[.A1106];[.A1169];[.A1232])" office:value-type="float" office:value="0.121645718131125" calcext:value-type="float">
            <text:p>0.1216457181</text:p>
          </table:table-cell>
          <table:table-cell table:formula="of:=AVERAGE([.A1295];[.A1358];[.A1421];[.A1484];[.A1547];[.A1610];[.A1673];[.A1736];[.A1799];[.A1862])" office:value-type="float" office:value="0.795635067291871" calcext:value-type="float">
            <text:p>0.7956350673</text:p>
          </table:table-cell>
          <table:table-cell table:formula="of:=AVERAGE([.A1925];[.A1988];[.A2051];[.A2114];[.A2177];[.A2240];[.A2303];[.A2366];[.A2429];[.A2492])" office:value-type="float" office:value="0.00592382920672043" calcext:value-type="float">
            <text:p>0.0059238292</text:p>
          </table:table-cell>
          <table:table-cell table:formula="of:=AVERAGE([.A2555];[.A2618];[.A2681];[.A2744];[.A2807];[.A2870];[.A2933];[.A2996];[.A3059];[.A3122])" office:value-type="float" office:value="0.0100913817056418" calcext:value-type="float">
            <text:p>0.0100913817</text:p>
          </table:table-cell>
          <table:table-cell table:formula="of:=AVERAGE([.A3185];[.A3248];[.A3311];[.A3374];[.A3437];[.A3500];[.A3563];[.A3626];[.A3689];[.A3752])" office:value-type="float" office:value="0.0103580242304188" calcext:value-type="float">
            <text:p>0.0103580242</text:p>
          </table:table-cell>
          <table:table-cell table:formula="of:=AVERAGE([.A3815];[.A3878];[.A3941];[.A4004];[.A4067];[.A4130];[.A4193];[.A4256];[.A4319];[.A4382])" office:value-type="float" office:value="0.0000118457181051717" calcext:value-type="float">
            <text:p>1.18457181051717E-05</text:p>
          </table:table-cell>
        </table:table-row>
        <table:table-row table:style-name="ro1">
          <table:table-cell office:value-type="float" office:value="0.0316291157238896" calcext:value-type="float">
            <text:p>0.0316291157</text:p>
          </table:table-cell>
          <table:table-cell table:number-columns-repeated="2"/>
          <table:table-cell table:formula="of:=AVERAGE([.A36];[.A99];[.A162];[.A225];[.A288];[.A351];[.A414];[.A477];[.A540];[.A603])" office:value-type="float" office:value="0.0408673842394244" calcext:value-type="float">
            <text:p>0.0408673842</text:p>
          </table:table-cell>
          <table:table-cell table:formula="of:=AVERAGE([.A666];[.A729];[.A792];[.A855];[.A918];[.A981];[.A1044];[.A1107];[.A1170];[.A1233])" office:value-type="float" office:value="0.12128869050383" calcext:value-type="float">
            <text:p>0.1212886905</text:p>
          </table:table-cell>
          <table:table-cell table:formula="of:=AVERAGE([.A1296];[.A1359];[.A1422];[.A1485];[.A1548];[.A1611];[.A1674];[.A1737];[.A1800];[.A1863])" office:value-type="float" office:value="0.795685477101717" calcext:value-type="float">
            <text:p>0.7956854771</text:p>
          </table:table-cell>
          <table:table-cell table:formula="of:=AVERAGE([.A1926];[.A1989];[.A2052];[.A2115];[.A2178];[.A2241];[.A2304];[.A2367];[.A2430];[.A2493])" office:value-type="float" office:value="0.00611712857714753" calcext:value-type="float">
            <text:p>0.0061171286</text:p>
          </table:table-cell>
          <table:table-cell table:formula="of:=AVERAGE([.A2556];[.A2619];[.A2682];[.A2745];[.A2808];[.A2871];[.A2934];[.A2997];[.A3060];[.A3123])" office:value-type="float" office:value="0.00984887205241145" calcext:value-type="float">
            <text:p>0.0098488721</text:p>
          </table:table-cell>
          <table:table-cell table:formula="of:=AVERAGE([.A3186];[.A3249];[.A3312];[.A3375];[.A3438];[.A3501];[.A3564];[.A3627];[.A3690];[.A3753])" office:value-type="float" office:value="0.00807888261872018" calcext:value-type="float">
            <text:p>0.0080788826</text:p>
          </table:table-cell>
          <table:table-cell table:formula="of:=AVERAGE([.A3816];[.A3879];[.A3942];[.A4005];[.A4068];[.A4131];[.A4194];[.A4257];[.A4320];[.A4383])" office:value-type="float" office:value="0.000011692970326805" calcext:value-type="float">
            <text:p>0.000011693</text:p>
          </table:table-cell>
        </table:table-row>
        <table:table-row table:style-name="ro1">
          <table:table-cell office:value-type="float" office:value="0.0315688693155923" calcext:value-type="float">
            <text:p>0.0315688693</text:p>
          </table:table-cell>
          <table:table-cell table:number-columns-repeated="2"/>
          <table:table-cell table:formula="of:=AVERAGE([.A37];[.A100];[.A163];[.A226];[.A289];[.A352];[.A415];[.A478];[.A541];[.A604])" office:value-type="float" office:value="0.0407964973634157" calcext:value-type="float">
            <text:p>0.0407964974</text:p>
          </table:table-cell>
          <table:table-cell table:formula="of:=AVERAGE([.A667];[.A730];[.A793];[.A856];[.A919];[.A982];[.A1045];[.A1108];[.A1171];[.A1234])" office:value-type="float" office:value="0.120935831885609" calcext:value-type="float">
            <text:p>0.1209358319</text:p>
          </table:table-cell>
          <table:table-cell table:formula="of:=AVERAGE([.A1297];[.A1360];[.A1423];[.A1486];[.A1549];[.A1612];[.A1675];[.A1738];[.A1801];[.A1864])" office:value-type="float" office:value="0.795702730668602" calcext:value-type="float">
            <text:p>0.7957027307</text:p>
          </table:table-cell>
          <table:table-cell table:formula="of:=AVERAGE([.A1927];[.A1990];[.A2053];[.A2116];[.A2179];[.A2242];[.A2305];[.A2368];[.A2431];[.A2494])" office:value-type="float" office:value="0.00583138333300421" calcext:value-type="float">
            <text:p>0.0058313833</text:p>
          </table:table-cell>
          <table:table-cell table:formula="of:=AVERAGE([.A2557];[.A2620];[.A2683];[.A2746];[.A2809];[.A2872];[.A2935];[.A2998];[.A3061];[.A3124])" office:value-type="float" office:value="0.00962617163015672" calcext:value-type="float">
            <text:p>0.0096261716</text:p>
          </table:table-cell>
          <table:table-cell table:formula="of:=AVERAGE([.A3187];[.A3250];[.A3313];[.A3376];[.A3439];[.A3502];[.A3565];[.A3628];[.A3691];[.A3754])" office:value-type="float" office:value="0.00746073435393758" calcext:value-type="float">
            <text:p>0.0074607344</text:p>
          </table:table-cell>
          <table:table-cell table:formula="of:=AVERAGE([.A3817];[.A3880];[.A3943];[.A4006];[.A4069];[.A4132];[.A4195];[.A4258];[.A4321];[.A4384])" office:value-type="float" office:value="0.0000115372603609883" calcext:value-type="float">
            <text:p>1.15372603609883E-05</text:p>
          </table:table-cell>
        </table:table-row>
        <table:table-row table:style-name="ro1">
          <table:table-cell office:value-type="float" office:value="0.031512190405989" calcext:value-type="float">
            <text:p>0.0315121904</text:p>
          </table:table-cell>
          <table:table-cell table:number-columns-repeated="2"/>
          <table:table-cell table:formula="of:=AVERAGE([.A38];[.A101];[.A164];[.A227];[.A290];[.A353];[.A416];[.A479];[.A542];[.A605])" office:value-type="float" office:value="0.0407307969041679" calcext:value-type="float">
            <text:p>0.0407307969</text:p>
          </table:table-cell>
          <table:table-cell table:formula="of:=AVERAGE([.A668];[.A731];[.A794];[.A857];[.A920];[.A983];[.A1046];[.A1109];[.A1172];[.A1235])" office:value-type="float" office:value="0.12060011206084" calcext:value-type="float">
            <text:p>0.1206001121</text:p>
          </table:table-cell>
          <table:table-cell table:formula="of:=AVERAGE([.A1298];[.A1361];[.A1424];[.A1487];[.A1550];[.A1613];[.A1676];[.A1739];[.A1802];[.A1865])" office:value-type="float" office:value="0.795608037342618" calcext:value-type="float">
            <text:p>0.7956080373</text:p>
          </table:table-cell>
          <table:table-cell table:formula="of:=AVERAGE([.A1928];[.A1991];[.A2054];[.A2117];[.A2180];[.A2243];[.A2306];[.A2369];[.A2432];[.A2495])" office:value-type="float" office:value="0.00581423777143463" calcext:value-type="float">
            <text:p>0.0058142378</text:p>
          </table:table-cell>
          <table:table-cell table:formula="of:=AVERAGE([.A2558];[.A2621];[.A2684];[.A2747];[.A2810];[.A2873];[.A2936];[.A2999];[.A3062];[.A3125])" office:value-type="float" office:value="0.00940815810816178" calcext:value-type="float">
            <text:p>0.0094081581</text:p>
          </table:table-cell>
          <table:table-cell table:formula="of:=AVERAGE([.A3188];[.A3251];[.A3314];[.A3377];[.A3440];[.A3503];[.A3566];[.A3629];[.A3692];[.A3755])" office:value-type="float" office:value="0.00698200803752108" calcext:value-type="float">
            <text:p>0.006982008</text:p>
          </table:table-cell>
          <table:table-cell table:formula="of:=AVERAGE([.A3818];[.A3881];[.A3944];[.A4007];[.A4070];[.A4133];[.A4196];[.A4259];[.A4322];[.A4385])" office:value-type="float" office:value="0.0000113825867280973" calcext:value-type="float">
            <text:p>1.13825867280973E-05</text:p>
          </table:table-cell>
        </table:table-row>
        <table:table-row table:style-name="ro1">
          <table:table-cell office:value-type="float" office:value="0.0314593035450756" calcext:value-type="float">
            <text:p>0.0314593035</text:p>
          </table:table-cell>
          <table:table-cell table:number-columns-repeated="2"/>
          <table:table-cell table:formula="of:=AVERAGE([.A39];[.A102];[.A165];[.A228];[.A291];[.A354];[.A417];[.A480];[.A543];[.A606])" office:value-type="float" office:value="0.0406686320703718" calcext:value-type="float">
            <text:p>0.0406686321</text:p>
          </table:table-cell>
          <table:table-cell table:formula="of:=AVERAGE([.A669];[.A732];[.A795];[.A858];[.A921];[.A984];[.A1047];[.A1110];[.A1173];[.A1236])" office:value-type="float" office:value="0.120269639582888" calcext:value-type="float">
            <text:p>0.1202696396</text:p>
          </table:table-cell>
          <table:table-cell table:formula="of:=AVERAGE([.A1299];[.A1362];[.A1425];[.A1488];[.A1551];[.A1614];[.A1677];[.A1740];[.A1803];[.A1866])" office:value-type="float" office:value="0.795587326121977" calcext:value-type="float">
            <text:p>0.7955873261</text:p>
          </table:table-cell>
          <table:table-cell table:formula="of:=AVERAGE([.A1929];[.A1992];[.A2055];[.A2118];[.A2181];[.A2244];[.A2307];[.A2370];[.A2433];[.A2496])" office:value-type="float" office:value="0.00594863647326726" calcext:value-type="float">
            <text:p>0.0059486365</text:p>
          </table:table-cell>
          <table:table-cell table:formula="of:=AVERAGE([.A2559];[.A2622];[.A2685];[.A2748];[.A2811];[.A2874];[.A2937];[.A3000];[.A3063];[.A3126])" office:value-type="float" office:value="0.00920183298272958" calcext:value-type="float">
            <text:p>0.009201833</text:p>
          </table:table-cell>
          <table:table-cell table:formula="of:=AVERAGE([.A3189];[.A3252];[.A3315];[.A3378];[.A3441];[.A3504];[.A3567];[.A3630];[.A3693];[.A3756])" office:value-type="float" office:value="0.00665911612885657" calcext:value-type="float">
            <text:p>0.0066591161</text:p>
          </table:table-cell>
          <table:table-cell table:formula="of:=AVERAGE([.A3819];[.A3882];[.A3945];[.A4008];[.A4071];[.A4134];[.A4197];[.A4260];[.A4323];[.A4386])" office:value-type="float" office:value="0.0000112300537539716" calcext:value-type="float">
            <text:p>1.12300537539716E-05</text:p>
          </table:table-cell>
        </table:table-row>
        <table:table-row table:style-name="ro1">
          <table:table-cell office:value-type="float" office:value="0.031410822331006" calcext:value-type="float">
            <text:p>0.0314108223</text:p>
          </table:table-cell>
          <table:table-cell table:number-columns-repeated="2"/>
          <table:table-cell table:formula="of:=AVERAGE([.A40];[.A103];[.A166];[.A229];[.A292];[.A355];[.A418];[.A481];[.A544];[.A607])" office:value-type="float" office:value="0.0406105643133455" calcext:value-type="float">
            <text:p>0.0406105643</text:p>
          </table:table-cell>
          <table:table-cell table:formula="of:=AVERAGE([.A670];[.A733];[.A796];[.A859];[.A922];[.A985];[.A1048];[.A1111];[.A1174];[.A1237])" office:value-type="float" office:value="0.119956258742492" calcext:value-type="float">
            <text:p>0.1199562587</text:p>
          </table:table-cell>
          <table:table-cell table:formula="of:=AVERAGE([.A1300];[.A1363];[.A1426];[.A1489];[.A1552];[.A1615];[.A1678];[.A1741];[.A1804];[.A1867])" office:value-type="float" office:value="0.795436024939535" calcext:value-type="float">
            <text:p>0.7954360249</text:p>
          </table:table-cell>
          <table:table-cell table:formula="of:=AVERAGE([.A1930];[.A1993];[.A2056];[.A2119];[.A2182];[.A2245];[.A2308];[.A2371];[.A2434];[.A2497])" office:value-type="float" office:value="0.00602840667397084" calcext:value-type="float">
            <text:p>0.0060284067</text:p>
          </table:table-cell>
          <table:table-cell table:formula="of:=AVERAGE([.A2560];[.A2623];[.A2686];[.A2749];[.A2812];[.A2875];[.A2938];[.A3001];[.A3064];[.A3127])" office:value-type="float" office:value="0.009005493792863" calcext:value-type="float">
            <text:p>0.0090054938</text:p>
          </table:table-cell>
          <table:table-cell table:formula="of:=AVERAGE([.A3190];[.A3253];[.A3316];[.A3379];[.A3442];[.A3505];[.A3568];[.A3631];[.A3694];[.A3757])" office:value-type="float" office:value="0.0064937500871921" calcext:value-type="float">
            <text:p>0.0064937501</text:p>
          </table:table-cell>
          <table:table-cell table:formula="of:=AVERAGE([.A3820];[.A3883];[.A3946];[.A4009];[.A4072];[.A4135];[.A4198];[.A4261];[.A4324];[.A4387])" office:value-type="float" office:value="0.0000110769359875388" calcext:value-type="float">
            <text:p>1.10769359875388E-05</text:p>
          </table:table-cell>
        </table:table-row>
        <table:table-row table:style-name="ro1">
          <table:table-cell office:value-type="float" office:value="0.0313647620509424" calcext:value-type="float">
            <text:p>0.0313647621</text:p>
          </table:table-cell>
          <table:table-cell table:number-columns-repeated="2"/>
          <table:table-cell table:formula="of:=AVERAGE([.A41];[.A104];[.A167];[.A230];[.A293];[.A356];[.A419];[.A482];[.A545];[.A608])" office:value-type="float" office:value="0.0405563416120691" calcext:value-type="float">
            <text:p>0.0405563416</text:p>
          </table:table-cell>
          <table:table-cell table:formula="of:=AVERAGE([.A671];[.A734];[.A797];[.A860];[.A923];[.A986];[.A1049];[.A1112];[.A1175];[.A1238])" office:value-type="float" office:value="0.119657210577379" calcext:value-type="float">
            <text:p>0.1196572106</text:p>
          </table:table-cell>
          <table:table-cell table:formula="of:=AVERAGE([.A1301];[.A1364];[.A1427];[.A1490];[.A1553];[.A1616];[.A1679];[.A1742];[.A1805];[.A1868])" office:value-type="float" office:value="0.795266536058262" calcext:value-type="float">
            <text:p>0.7952665361</text:p>
          </table:table-cell>
          <table:table-cell table:formula="of:=AVERAGE([.A1931];[.A1994];[.A2057];[.A2120];[.A2183];[.A2246];[.A2309];[.A2372];[.A2435];[.A2498])" office:value-type="float" office:value="0.00590763518129636" calcext:value-type="float">
            <text:p>0.0059076352</text:p>
          </table:table-cell>
          <table:table-cell table:formula="of:=AVERAGE([.A2561];[.A2624];[.A2687];[.A2750];[.A2813];[.A2876];[.A2939];[.A3002];[.A3065];[.A3128])" office:value-type="float" office:value="0.00881835223796399" calcext:value-type="float">
            <text:p>0.0088183522</text:p>
          </table:table-cell>
          <table:table-cell table:formula="of:=AVERAGE([.A3191];[.A3254];[.A3317];[.A3380];[.A3443];[.A3506];[.A3569];[.A3632];[.A3695];[.A3758])" office:value-type="float" office:value="0.00635503960668257" calcext:value-type="float">
            <text:p>0.0063550396</text:p>
          </table:table-cell>
          <table:table-cell table:formula="of:=AVERAGE([.A3821];[.A3884];[.A3947];[.A4010];[.A4073];[.A4136];[.A4199];[.A4262];[.A4325];[.A4388])" office:value-type="float" office:value="0.0000109307942868111" calcext:value-type="float">
            <text:p>1.09307942868111E-05</text:p>
          </table:table-cell>
        </table:table-row>
        <table:table-row table:style-name="ro1">
          <table:table-cell office:value-type="float" office:value="0.0313217893191604" calcext:value-type="float">
            <text:p>0.0313217893</text:p>
          </table:table-cell>
          <table:table-cell table:number-columns-repeated="2"/>
          <table:table-cell table:formula="of:=AVERAGE([.A42];[.A105];[.A168];[.A231];[.A294];[.A357];[.A420];[.A483];[.A546];[.A609])" office:value-type="float" office:value="0.0405053401544144" calcext:value-type="float">
            <text:p>0.0405053402</text:p>
          </table:table-cell>
          <table:table-cell table:formula="of:=AVERAGE([.A672];[.A735];[.A798];[.A861];[.A924];[.A987];[.A1050];[.A1113];[.A1176];[.A1239])" office:value-type="float" office:value="0.119362193281045" calcext:value-type="float">
            <text:p>0.1193621933</text:p>
          </table:table-cell>
          <table:table-cell table:formula="of:=AVERAGE([.A1302];[.A1365];[.A1428];[.A1491];[.A1554];[.A1617];[.A1680];[.A1743];[.A1806];[.A1869])" office:value-type="float" office:value="0.795253568294453" calcext:value-type="float">
            <text:p>0.7952535683</text:p>
          </table:table-cell>
          <table:table-cell table:formula="of:=AVERAGE([.A1932];[.A1995];[.A2058];[.A2121];[.A2184];[.A2247];[.A2310];[.A2373];[.A2436];[.A2499])" office:value-type="float" office:value="0.00550629581888676" calcext:value-type="float">
            <text:p>0.0055062958</text:p>
          </table:table-cell>
          <table:table-cell table:formula="of:=AVERAGE([.A2562];[.A2625];[.A2688];[.A2751];[.A2814];[.A2877];[.A2940];[.A3003];[.A3066];[.A3129])" office:value-type="float" office:value="0.00864072472966509" calcext:value-type="float">
            <text:p>0.0086407247</text:p>
          </table:table-cell>
          <table:table-cell table:formula="of:=AVERAGE([.A3192];[.A3255];[.A3318];[.A3381];[.A3444];[.A3507];[.A3570];[.A3633];[.A3696];[.A3759])" office:value-type="float" office:value="0.00622851614756396" calcext:value-type="float">
            <text:p>0.0062285161</text:p>
          </table:table-cell>
          <table:table-cell table:formula="of:=AVERAGE([.A3822];[.A3885];[.A3948];[.A4011];[.A4074];[.A4137];[.A4200];[.A4263];[.A4326];[.A4389])" office:value-type="float" office:value="0.0000107869912880445" calcext:value-type="float">
            <text:p>0.000010787</text:p>
          </table:table-cell>
        </table:table-row>
        <table:table-row table:style-name="ro1">
          <table:table-cell office:value-type="float" office:value="0.0312817032776655" calcext:value-type="float">
            <text:p>0.0312817033</text:p>
          </table:table-cell>
          <table:table-cell table:number-columns-repeated="2"/>
          <table:table-cell table:formula="of:=AVERAGE([.A43];[.A106];[.A169];[.A232];[.A295];[.A358];[.A421];[.A484];[.A547];[.A610])" office:value-type="float" office:value="0.040456225227378" calcext:value-type="float">
            <text:p>0.0404562252</text:p>
          </table:table-cell>
          <table:table-cell table:formula="of:=AVERAGE([.A673];[.A736];[.A799];[.A862];[.A925];[.A988];[.A1051];[.A1114];[.A1177];[.A1240])" office:value-type="float" office:value="0.119080464107675" calcext:value-type="float">
            <text:p>0.1190804641</text:p>
          </table:table-cell>
          <table:table-cell table:formula="of:=AVERAGE([.A1303];[.A1366];[.A1429];[.A1492];[.A1555];[.A1618];[.A1681];[.A1744];[.A1807];[.A1870])" office:value-type="float" office:value="0.795335134858727" calcext:value-type="float">
            <text:p>0.7953351349</text:p>
          </table:table-cell>
          <table:table-cell table:formula="of:=AVERAGE([.A1933];[.A1996];[.A2059];[.A2122];[.A2185];[.A2248];[.A2311];[.A2374];[.A2437];[.A2500])" office:value-type="float" office:value="0.00572179895954567" calcext:value-type="float">
            <text:p>0.005721799</text:p>
          </table:table-cell>
          <table:table-cell table:formula="of:=AVERAGE([.A2563];[.A2626];[.A2689];[.A2752];[.A2815];[.A2878];[.A2941];[.A3004];[.A3067];[.A3130])" office:value-type="float" office:value="0.00848062033964891" calcext:value-type="float">
            <text:p>0.0084806203</text:p>
          </table:table-cell>
          <table:table-cell table:formula="of:=AVERAGE([.A3193];[.A3256];[.A3319];[.A3382];[.A3445];[.A3508];[.A3571];[.A3634];[.A3697];[.A3760])" office:value-type="float" office:value="0.00613095009688766" calcext:value-type="float">
            <text:p>0.0061309501</text:p>
          </table:table-cell>
          <table:table-cell table:formula="of:=AVERAGE([.A3823];[.A3886];[.A3949];[.A4012];[.A4075];[.A4138];[.A4201];[.A4264];[.A4327];[.A4390])" office:value-type="float" office:value="0.0000106460218412537" calcext:value-type="float">
            <text:p>0.000010646</text:p>
          </table:table-cell>
        </table:table-row>
        <table:table-row table:style-name="ro1">
          <table:table-cell office:value-type="float" office:value="0.0312430444166205" calcext:value-type="float">
            <text:p>0.0312430444</text:p>
          </table:table-cell>
          <table:table-cell table:number-columns-repeated="2"/>
          <table:table-cell table:formula="of:=AVERAGE([.A44];[.A107];[.A170];[.A233];[.A296];[.A359];[.A422];[.A485];[.A548];[.A611])" office:value-type="float" office:value="0.0404087779570216" calcext:value-type="float">
            <text:p>0.040408778</text:p>
          </table:table-cell>
          <table:table-cell table:formula="of:=AVERAGE([.A674];[.A737];[.A800];[.A863];[.A926];[.A989];[.A1052];[.A1115];[.A1178];[.A1241])" office:value-type="float" office:value="0.118807992793586" calcext:value-type="float">
            <text:p>0.1188079928</text:p>
          </table:table-cell>
          <table:table-cell table:formula="of:=AVERAGE([.A1304];[.A1367];[.A1430];[.A1493];[.A1556];[.A1619];[.A1682];[.A1745];[.A1808];[.A1871])" office:value-type="float" office:value="0.795241225121113" calcext:value-type="float">
            <text:p>0.7952412251</text:p>
          </table:table-cell>
          <table:table-cell table:formula="of:=AVERAGE([.A1934];[.A1997];[.A2060];[.A2123];[.A2186];[.A2249];[.A2312];[.A2375];[.A2438];[.A2501])" office:value-type="float" office:value="0.0058678437658037" calcext:value-type="float">
            <text:p>0.0058678438</text:p>
          </table:table-cell>
          <table:table-cell table:formula="of:=AVERAGE([.A2564];[.A2627];[.A2690];[.A2753];[.A2816];[.A2879];[.A2942];[.A3005];[.A3068];[.A3131])" office:value-type="float" office:value="0.00831393455953208" calcext:value-type="float">
            <text:p>0.0083139346</text:p>
          </table:table-cell>
          <table:table-cell table:formula="of:=AVERAGE([.A3194];[.A3257];[.A3320];[.A3383];[.A3446];[.A3509];[.A3572];[.A3635];[.A3698];[.A3761])" office:value-type="float" office:value="0.00604820543367456" calcext:value-type="float">
            <text:p>0.0060482054</text:p>
          </table:table-cell>
          <table:table-cell table:formula="of:=AVERAGE([.A3824];[.A3887];[.A3950];[.A4013];[.A4076];[.A4139];[.A4202];[.A4265];[.A4328];[.A4391])" office:value-type="float" office:value="0.00001051485775735" calcext:value-type="float">
            <text:p>1.051485775735E-05</text:p>
          </table:table-cell>
        </table:table-row>
        <table:table-row table:style-name="ro1">
          <table:table-cell office:value-type="float" office:value="0.0312066487180924" calcext:value-type="float">
            <text:p>0.0312066487</text:p>
          </table:table-cell>
          <table:table-cell table:number-columns-repeated="2"/>
          <table:table-cell table:formula="of:=AVERAGE([.A45];[.A108];[.A171];[.A234];[.A297];[.A360];[.A423];[.A486];[.A549];[.A612])" office:value-type="float" office:value="0.0403641510012127" calcext:value-type="float">
            <text:p>0.040364151</text:p>
          </table:table-cell>
          <table:table-cell table:formula="of:=AVERAGE([.A675];[.A738];[.A801];[.A864];[.A927];[.A990];[.A1053];[.A1116];[.A1179];[.A1242])" office:value-type="float" office:value="0.118542966306483" calcext:value-type="float">
            <text:p>0.1185429663</text:p>
          </table:table-cell>
          <table:table-cell table:formula="of:=AVERAGE([.A1305];[.A1368];[.A1431];[.A1494];[.A1557];[.A1620];[.A1683];[.A1746];[.A1809];[.A1872])" office:value-type="float" office:value="0.795284932486429" calcext:value-type="float">
            <text:p>0.7952849325</text:p>
          </table:table-cell>
          <table:table-cell table:formula="of:=AVERAGE([.A1935];[.A1998];[.A2061];[.A2124];[.A2187];[.A2250];[.A2313];[.A2376];[.A2439];[.A2502])" office:value-type="float" office:value="0.00563018768426073" calcext:value-type="float">
            <text:p>0.0056301877</text:p>
          </table:table-cell>
          <table:table-cell table:formula="of:=AVERAGE([.A2565];[.A2628];[.A2691];[.A2754];[.A2817];[.A2880];[.A2943];[.A3006];[.A3069];[.A3132])" office:value-type="float" office:value="0.00815466385360661" calcext:value-type="float">
            <text:p>0.0081546639</text:p>
          </table:table-cell>
          <table:table-cell table:formula="of:=AVERAGE([.A3195];[.A3258];[.A3321];[.A3384];[.A3447];[.A3510];[.A3573];[.A3636];[.A3699];[.A3762])" office:value-type="float" office:value="0.00597056928793889" calcext:value-type="float">
            <text:p>0.0059705693</text:p>
          </table:table-cell>
          <table:table-cell table:formula="of:=AVERAGE([.A3825];[.A3888];[.A3951];[.A4014];[.A4077];[.A4140];[.A4203];[.A4266];[.A4329];[.A4392])" office:value-type="float" office:value="0.0000103855458244051" calcext:value-type="float">
            <text:p>1.03855458244051E-05</text:p>
          </table:table-cell>
        </table:table-row>
        <table:table-row table:style-name="ro1">
          <table:table-cell office:value-type="float" office:value="0.0311717515348465" calcext:value-type="float">
            <text:p>0.0311717515</text:p>
          </table:table-cell>
          <table:table-cell table:number-columns-repeated="2"/>
          <table:table-cell table:formula="of:=AVERAGE([.A46];[.A109];[.A172];[.A235];[.A298];[.A361];[.A424];[.A487];[.A550];[.A613])" office:value-type="float" office:value="0.0403217705110926" calcext:value-type="float">
            <text:p>0.0403217705</text:p>
          </table:table-cell>
          <table:table-cell table:formula="of:=AVERAGE([.A676];[.A739];[.A802];[.A865];[.A928];[.A991];[.A1054];[.A1117];[.A1180];[.A1243])" office:value-type="float" office:value="0.118280467099323" calcext:value-type="float">
            <text:p>0.1182804671</text:p>
          </table:table-cell>
          <table:table-cell table:formula="of:=AVERAGE([.A1306];[.A1369];[.A1432];[.A1495];[.A1558];[.A1621];[.A1684];[.A1747];[.A1810];[.A1873])" office:value-type="float" office:value="0.795315177391498" calcext:value-type="float">
            <text:p>0.7953151774</text:p>
          </table:table-cell>
          <table:table-cell table:formula="of:=AVERAGE([.A1936];[.A1999];[.A2062];[.A2125];[.A2188];[.A2251];[.A2314];[.A2377];[.A2440];[.A2503])" office:value-type="float" office:value="0.00548517625960195" calcext:value-type="float">
            <text:p>0.0054851763</text:p>
          </table:table-cell>
          <table:table-cell table:formula="of:=AVERAGE([.A2566];[.A2629];[.A2692];[.A2755];[.A2818];[.A2881];[.A2944];[.A3007];[.A3070];[.A3133])" office:value-type="float" office:value="0.0079975548879474" calcext:value-type="float">
            <text:p>0.0079975549</text:p>
          </table:table-cell>
          <table:table-cell table:formula="of:=AVERAGE([.A3196];[.A3259];[.A3322];[.A3385];[.A3448];[.A3511];[.A3574];[.A3637];[.A3700];[.A3763])" office:value-type="float" office:value="0.00581565522507949" calcext:value-type="float">
            <text:p>0.0058156552</text:p>
          </table:table-cell>
          <table:table-cell table:formula="of:=AVERAGE([.A3826];[.A3889];[.A3952];[.A4015];[.A4078];[.A4141];[.A4204];[.A4267];[.A4330];[.A4393])" office:value-type="float" office:value="0.0000102605703769796" calcext:value-type="float">
            <text:p>1.02605703769796E-05</text:p>
          </table:table-cell>
        </table:table-row>
        <table:table-row table:style-name="ro1">
          <table:table-cell office:value-type="float" office:value="0.0311391024989418" calcext:value-type="float">
            <text:p>0.0311391025</text:p>
          </table:table-cell>
          <table:table-cell table:number-columns-repeated="2"/>
          <table:table-cell table:formula="of:=AVERAGE([.A47];[.A110];[.A173];[.A236];[.A299];[.A362];[.A425];[.A488];[.A551];[.A614])" office:value-type="float" office:value="0.0402815944592524" calcext:value-type="float">
            <text:p>0.0402815945</text:p>
          </table:table-cell>
          <table:table-cell table:formula="of:=AVERAGE([.A677];[.A740];[.A803];[.A866];[.A929];[.A992];[.A1055];[.A1118];[.A1181];[.A1244])" office:value-type="float" office:value="0.118025738970005" calcext:value-type="float">
            <text:p>0.118025739</text:p>
          </table:table-cell>
          <table:table-cell table:formula="of:=AVERAGE([.A1307];[.A1370];[.A1433];[.A1496];[.A1559];[.A1622];[.A1685];[.A1748];[.A1811];[.A1874])" office:value-type="float" office:value="0.795613877588168" calcext:value-type="float">
            <text:p>0.7956138776</text:p>
          </table:table-cell>
          <table:table-cell table:formula="of:=AVERAGE([.A1937];[.A2000];[.A2063];[.A2126];[.A2189];[.A2252];[.A2315];[.A2378];[.A2441];[.A2504])" office:value-type="float" office:value="0.00543398182767251" calcext:value-type="float">
            <text:p>0.0054339818</text:p>
          </table:table-cell>
          <table:table-cell table:formula="of:=AVERAGE([.A2567];[.A2630];[.A2693];[.A2756];[.A2819];[.A2882];[.A2945];[.A3008];[.A3071];[.A3134])" office:value-type="float" office:value="0.0078507071338383" calcext:value-type="float">
            <text:p>0.0078507071</text:p>
          </table:table-cell>
          <table:table-cell table:formula="of:=AVERAGE([.A3197];[.A3260];[.A3323];[.A3386];[.A3449];[.A3512];[.A3575];[.A3638];[.A3701];[.A3764])" office:value-type="float" office:value="0.00575317235089087" calcext:value-type="float">
            <text:p>0.0057531724</text:p>
          </table:table-cell>
          <table:table-cell table:formula="of:=AVERAGE([.A3827];[.A3890];[.A3953];[.A4016];[.A4079];[.A4142];[.A4205];[.A4268];[.A4331];[.A4394])" office:value-type="float" office:value="0.0000101430145947327" calcext:value-type="float">
            <text:p>0.000010143</text:p>
          </table:table-cell>
        </table:table-row>
        <table:table-row table:style-name="ro1">
          <table:table-cell office:value-type="float" office:value="0.0311080728569115" calcext:value-type="float">
            <text:p>0.0311080729</text:p>
          </table:table-cell>
          <table:table-cell table:number-columns-repeated="2"/>
          <table:table-cell table:formula="of:=AVERAGE([.A48];[.A111];[.A174];[.A237];[.A300];[.A363];[.A426];[.A489];[.A552];[.A615])" office:value-type="float" office:value="0.0402430144254494" calcext:value-type="float">
            <text:p>0.0402430144</text:p>
          </table:table-cell>
          <table:table-cell table:formula="of:=AVERAGE([.A678];[.A741];[.A804];[.A867];[.A930];[.A993];[.A1056];[.A1119];[.A1182];[.A1245])" office:value-type="float" office:value="0.117782948403205" calcext:value-type="float">
            <text:p>0.1177829484</text:p>
          </table:table-cell>
          <table:table-cell table:formula="of:=AVERAGE([.A1308];[.A1371];[.A1434];[.A1497];[.A1560];[.A1623];[.A1686];[.A1749];[.A1812];[.A1875])" office:value-type="float" office:value="0.795614333026703" calcext:value-type="float">
            <text:p>0.795614333</text:p>
          </table:table-cell>
          <table:table-cell table:formula="of:=AVERAGE([.A1938];[.A2001];[.A2064];[.A2127];[.A2190];[.A2253];[.A2316];[.A2379];[.A2442];[.A2505])" office:value-type="float" office:value="0.00551459670804584" calcext:value-type="float">
            <text:p>0.0055145967</text:p>
          </table:table-cell>
          <table:table-cell table:formula="of:=AVERAGE([.A2568];[.A2631];[.A2694];[.A2757];[.A2820];[.A2883];[.A2946];[.A3009];[.A3072];[.A3135])" office:value-type="float" office:value="0.0077089702674512" calcext:value-type="float">
            <text:p>0.0077089703</text:p>
          </table:table-cell>
          <table:table-cell table:formula="of:=AVERAGE([.A3198];[.A3261];[.A3324];[.A3387];[.A3450];[.A3513];[.A3576];[.A3639];[.A3702];[.A3765])" office:value-type="float" office:value="0.00572101555039105" calcext:value-type="float">
            <text:p>0.0057210156</text:p>
          </table:table-cell>
          <table:table-cell table:formula="of:=AVERAGE([.A3828];[.A3891];[.A3954];[.A4017];[.A4080];[.A4143];[.A4206];[.A4269];[.A4332];[.A4395])" office:value-type="float" office:value="0.0000100227811907413" calcext:value-type="float">
            <text:p>1.00227811907413E-05</text:p>
          </table:table-cell>
        </table:table-row>
        <table:table-row table:style-name="ro1">
          <table:table-cell office:value-type="float" office:value="0.0310781580791134" calcext:value-type="float">
            <text:p>0.0310781581</text:p>
          </table:table-cell>
          <table:table-cell table:number-columns-repeated="2"/>
          <table:table-cell table:formula="of:=AVERAGE([.A49];[.A112];[.A175];[.A238];[.A301];[.A364];[.A427];[.A490];[.A553];[.A616])" office:value-type="float" office:value="0.0402065595558339" calcext:value-type="float">
            <text:p>0.0402065596</text:p>
          </table:table-cell>
          <table:table-cell table:formula="of:=AVERAGE([.A679];[.A742];[.A805];[.A868];[.A931];[.A994];[.A1057];[.A1120];[.A1183];[.A1246])" office:value-type="float" office:value="0.117554192397387" calcext:value-type="float">
            <text:p>0.1175541924</text:p>
          </table:table-cell>
          <table:table-cell table:formula="of:=AVERAGE([.A1309];[.A1372];[.A1435];[.A1498];[.A1561];[.A1624];[.A1687];[.A1750];[.A1813];[.A1876])" office:value-type="float" office:value="0.79561020409217" calcext:value-type="float">
            <text:p>0.7956102041</text:p>
          </table:table-cell>
          <table:table-cell table:formula="of:=AVERAGE([.A1939];[.A2002];[.A2065];[.A2128];[.A2191];[.A2254];[.A2317];[.A2380];[.A2443];[.A2506])" office:value-type="float" office:value="0.00540931411749155" calcext:value-type="float">
            <text:p>0.0054093141</text:p>
          </table:table-cell>
          <table:table-cell table:formula="of:=AVERAGE([.A2569];[.A2632];[.A2695];[.A2758];[.A2821];[.A2884];[.A2947];[.A3010];[.A3073];[.A3136])" office:value-type="float" office:value="0.00757060296778954" calcext:value-type="float">
            <text:p>0.007570603</text:p>
          </table:table-cell>
          <table:table-cell table:formula="of:=AVERAGE([.A3199];[.A3262];[.A3325];[.A3388];[.A3451];[.A3514];[.A3577];[.A3640];[.A3703];[.A3766])" office:value-type="float" office:value="0.00568570100539769" calcext:value-type="float">
            <text:p>0.005685701</text:p>
          </table:table-cell>
          <table:table-cell table:formula="of:=AVERAGE([.A3829];[.A3892];[.A3955];[.A4018];[.A4081];[.A4144];[.A4207];[.A4270];[.A4333];[.A4396])" office:value-type="float" office:value="0.00000990527203456749" calcext:value-type="float">
            <text:p>9.90527203456749E-06</text:p>
          </table:table-cell>
        </table:table-row>
        <table:table-row table:style-name="ro1">
          <table:table-cell office:value-type="float" office:value="0.0310500376038361" calcext:value-type="float">
            <text:p>0.0310500376</text:p>
          </table:table-cell>
          <table:table-cell table:number-columns-repeated="2"/>
          <table:table-cell table:formula="of:=AVERAGE([.A50];[.A113];[.A176];[.A239];[.A302];[.A365];[.A428];[.A491];[.A554];[.A617])" office:value-type="float" office:value="0.0401714580714745" calcext:value-type="float">
            <text:p>0.0401714581</text:p>
          </table:table-cell>
          <table:table-cell table:formula="of:=AVERAGE([.A680];[.A743];[.A806];[.A869];[.A932];[.A995];[.A1058];[.A1121];[.A1184];[.A1247])" office:value-type="float" office:value="0.117330162621238" calcext:value-type="float">
            <text:p>0.1173301626</text:p>
          </table:table-cell>
          <table:table-cell table:formula="of:=AVERAGE([.A1310];[.A1373];[.A1436];[.A1499];[.A1562];[.A1625];[.A1688];[.A1751];[.A1814];[.A1877])" office:value-type="float" office:value="0.795585269304547" calcext:value-type="float">
            <text:p>0.7955852693</text:p>
          </table:table-cell>
          <table:table-cell table:formula="of:=AVERAGE([.A1940];[.A2003];[.A2066];[.A2129];[.A2192];[.A2255];[.A2318];[.A2381];[.A2444];[.A2507])" office:value-type="float" office:value="0.00521465576926984" calcext:value-type="float">
            <text:p>0.0052146558</text:p>
          </table:table-cell>
          <table:table-cell table:formula="of:=AVERAGE([.A2570];[.A2633];[.A2696];[.A2759];[.A2822];[.A2885];[.A2948];[.A3011];[.A3074];[.A3137])" office:value-type="float" office:value="0.00744051174498827" calcext:value-type="float">
            <text:p>0.0074405117</text:p>
          </table:table-cell>
          <table:table-cell table:formula="of:=AVERAGE([.A3200];[.A3263];[.A3326];[.A3389];[.A3452];[.A3515];[.A3578];[.A3641];[.A3704];[.A3767])" office:value-type="float" office:value="0.00565416672434417" calcext:value-type="float">
            <text:p>0.0056541667</text:p>
          </table:table-cell>
          <table:table-cell table:formula="of:=AVERAGE([.A3830];[.A3893];[.A3956];[.A4019];[.A4082];[.A4145];[.A4208];[.A4271];[.A4334];[.A4397])" office:value-type="float" office:value="0.00000978897618249272" calcext:value-type="float">
            <text:p>0.000009789</text:p>
          </table:table-cell>
        </table:table-row>
        <table:table-row table:style-name="ro1">
          <table:table-cell office:value-type="float" office:value="0.0310237473657787" calcext:value-type="float">
            <text:p>0.0310237474</text:p>
          </table:table-cell>
          <table:table-cell table:number-columns-repeated="2"/>
          <table:table-cell table:formula="of:=AVERAGE([.A51];[.A114];[.A177];[.A240];[.A303];[.A366];[.A429];[.A492];[.A555];[.A618])" office:value-type="float" office:value="0.0401382444711853" calcext:value-type="float">
            <text:p>0.0401382445</text:p>
          </table:table-cell>
          <table:table-cell table:formula="of:=AVERAGE([.A681];[.A744];[.A807];[.A870];[.A933];[.A996];[.A1059];[.A1122];[.A1185];[.A1248])" office:value-type="float" office:value="0.117102481894781" calcext:value-type="float">
            <text:p>0.1171024819</text:p>
          </table:table-cell>
          <table:table-cell table:formula="of:=AVERAGE([.A1311];[.A1374];[.A1437];[.A1500];[.A1563];[.A1626];[.A1689];[.A1752];[.A1815];[.A1878])" office:value-type="float" office:value="0.795699342541304" calcext:value-type="float">
            <text:p>0.7956993425</text:p>
          </table:table-cell>
          <table:table-cell table:formula="of:=AVERAGE([.A1941];[.A2004];[.A2067];[.A2130];[.A2193];[.A2256];[.A2319];[.A2382];[.A2445];[.A2508])" office:value-type="float" office:value="0.00512148169367549" calcext:value-type="float">
            <text:p>0.0051214817</text:p>
          </table:table-cell>
          <table:table-cell table:formula="of:=AVERAGE([.A2571];[.A2634];[.A2697];[.A2760];[.A2823];[.A2886];[.A2949];[.A3012];[.A3075];[.A3138])" office:value-type="float" office:value="0.00731208740004571" calcext:value-type="float">
            <text:p>0.0073120874</text:p>
          </table:table-cell>
          <table:table-cell table:formula="of:=AVERAGE([.A3201];[.A3264];[.A3327];[.A3390];[.A3453];[.A3516];[.A3579];[.A3642];[.A3705];[.A3768])" office:value-type="float" office:value="0.0056265338624925" calcext:value-type="float">
            <text:p>0.0056265339</text:p>
          </table:table-cell>
          <table:table-cell table:formula="of:=AVERAGE([.A3831];[.A3894];[.A3957];[.A4020];[.A4083];[.A4146];[.A4209];[.A4272];[.A4335];[.A4398])" office:value-type="float" office:value="0.00000967396022944085" calcext:value-type="float">
            <text:p>0.000009674</text:p>
          </table:table-cell>
        </table:table-row>
        <table:table-row table:style-name="ro1">
          <table:table-cell office:value-type="float" office:value="0.0309981775576412" calcext:value-type="float">
            <text:p>0.0309981776</text:p>
          </table:table-cell>
          <table:table-cell table:number-columns-repeated="2"/>
          <table:table-cell table:formula="of:=AVERAGE([.A52];[.A115];[.A178];[.A241];[.A304];[.A367];[.A430];[.A493];[.A556];[.A619])" office:value-type="float" office:value="0.040106587675209" calcext:value-type="float">
            <text:p>0.0401065877</text:p>
          </table:table-cell>
          <table:table-cell table:formula="of:=AVERAGE([.A682];[.A745];[.A808];[.A871];[.A934];[.A997];[.A1060];[.A1123];[.A1186];[.A1249])" office:value-type="float" office:value="0.116885531059251" calcext:value-type="float">
            <text:p>0.1168855311</text:p>
          </table:table-cell>
          <table:table-cell table:formula="of:=AVERAGE([.A1312];[.A1375];[.A1438];[.A1501];[.A1564];[.A1627];[.A1690];[.A1753];[.A1816];[.A1879])" office:value-type="float" office:value="0.795784532110306" calcext:value-type="float">
            <text:p>0.7957845321</text:p>
          </table:table-cell>
          <table:table-cell table:formula="of:=AVERAGE([.A1942];[.A2005];[.A2068];[.A2131];[.A2194];[.A2257];[.A2320];[.A2383];[.A2446];[.A2509])" office:value-type="float" office:value="0.00503578691966938" calcext:value-type="float">
            <text:p>0.0050357869</text:p>
          </table:table-cell>
          <table:table-cell table:formula="of:=AVERAGE([.A2572];[.A2635];[.A2698];[.A2761];[.A2824];[.A2887];[.A2950];[.A3013];[.A3076];[.A3139])" office:value-type="float" office:value="0.00719085573211135" calcext:value-type="float">
            <text:p>0.0071908557</text:p>
          </table:table-cell>
          <table:table-cell table:formula="of:=AVERAGE([.A3202];[.A3265];[.A3328];[.A3391];[.A3454];[.A3517];[.A3580];[.A3643];[.A3706];[.A3769])" office:value-type="float" office:value="0.00560591993230249" calcext:value-type="float">
            <text:p>0.0056059199</text:p>
          </table:table-cell>
          <table:table-cell table:formula="of:=AVERAGE([.A3832];[.A3895];[.A3958];[.A4021];[.A4084];[.A4147];[.A4210];[.A4273];[.A4336];[.A4399])" office:value-type="float" office:value="0.00000956437086790863" calcext:value-type="float">
            <text:p>9.56437086790863E-06</text:p>
          </table:table-cell>
        </table:table-row>
        <table:table-row table:style-name="ro1">
          <table:table-cell office:value-type="float" office:value="0.0309735439214478" calcext:value-type="float">
            <text:p>0.0309735439</text:p>
          </table:table-cell>
          <table:table-cell table:number-columns-repeated="2"/>
          <table:table-cell table:formula="of:=AVERAGE([.A53];[.A116];[.A179];[.A242];[.A305];[.A368];[.A431];[.A494];[.A557];[.A620])" office:value-type="float" office:value="0.0400761723496757" calcext:value-type="float">
            <text:p>0.0400761723</text:p>
          </table:table-cell>
          <table:table-cell table:formula="of:=AVERAGE([.A683];[.A746];[.A809];[.A872];[.A935];[.A998];[.A1061];[.A1124];[.A1187];[.A1250])" office:value-type="float" office:value="0.116676360901664" calcext:value-type="float">
            <text:p>0.1166763609</text:p>
          </table:table-cell>
          <table:table-cell table:formula="of:=AVERAGE([.A1313];[.A1376];[.A1439];[.A1502];[.A1565];[.A1628];[.A1691];[.A1754];[.A1817];[.A1880])" office:value-type="float" office:value="0.79585541641871" calcext:value-type="float">
            <text:p>0.7958554164</text:p>
          </table:table-cell>
          <table:table-cell table:formula="of:=AVERAGE([.A1943];[.A2006];[.A2069];[.A2132];[.A2195];[.A2258];[.A2321];[.A2384];[.A2447];[.A2510])" office:value-type="float" office:value="0.00508163247479695" calcext:value-type="float">
            <text:p>0.0050816325</text:p>
          </table:table-cell>
          <table:table-cell table:formula="of:=AVERAGE([.A2573];[.A2636];[.A2699];[.A2762];[.A2825];[.A2888];[.A2951];[.A3014];[.A3077];[.A3140])" office:value-type="float" office:value="0.00707473852559616" calcext:value-type="float">
            <text:p>0.0070747385</text:p>
          </table:table-cell>
          <table:table-cell table:formula="of:=AVERAGE([.A3203];[.A3266];[.A3329];[.A3392];[.A3455];[.A3518];[.A3581];[.A3644];[.A3707];[.A3770])" office:value-type="float" office:value="0.00556506465658769" calcext:value-type="float">
            <text:p>0.0055650647</text:p>
          </table:table-cell>
          <table:table-cell table:formula="of:=AVERAGE([.A3833];[.A3896];[.A3959];[.A4022];[.A4085];[.A4148];[.A4211];[.A4274];[.A4337];[.A4400])" office:value-type="float" office:value="0.00000946328550258065" calcext:value-type="float">
            <text:p>9.46328550258065E-06</text:p>
          </table:table-cell>
        </table:table-row>
        <table:table-row table:style-name="ro1">
          <table:table-cell office:value-type="float" office:value="0.0309507256301991" calcext:value-type="float">
            <text:p>0.0309507256</text:p>
          </table:table-cell>
          <table:table-cell table:number-columns-repeated="2"/>
          <table:table-cell table:formula="of:=AVERAGE([.A54];[.A117];[.A180];[.A243];[.A306];[.A369];[.A432];[.A495];[.A558];[.A621])" office:value-type="float" office:value="0.0400472690269129" calcext:value-type="float">
            <text:p>0.040047269</text:p>
          </table:table-cell>
          <table:table-cell table:formula="of:=AVERAGE([.A684];[.A747];[.A810];[.A873];[.A936];[.A999];[.A1062];[.A1125];[.A1188];[.A1251])" office:value-type="float" office:value="0.116469701209706" calcext:value-type="float">
            <text:p>0.1164697012</text:p>
          </table:table-cell>
          <table:table-cell table:formula="of:=AVERAGE([.A1314];[.A1377];[.A1440];[.A1503];[.A1566];[.A1629];[.A1692];[.A1755];[.A1818];[.A1881])" office:value-type="float" office:value="0.795814744337002" calcext:value-type="float">
            <text:p>0.7958147443</text:p>
          </table:table-cell>
          <table:table-cell table:formula="of:=AVERAGE([.A1944];[.A2007];[.A2070];[.A2133];[.A2196];[.A2259];[.A2322];[.A2385];[.A2448];[.A2511])" office:value-type="float" office:value="0.00500761839350229" calcext:value-type="float">
            <text:p>0.0050076184</text:p>
          </table:table-cell>
          <table:table-cell table:formula="of:=AVERAGE([.A2574];[.A2637];[.A2700];[.A2763];[.A2826];[.A2889];[.A2952];[.A3015];[.A3078];[.A3141])" office:value-type="float" office:value="0.00696097947622518" calcext:value-type="float">
            <text:p>0.0069609795</text:p>
          </table:table-cell>
          <table:table-cell table:formula="of:=AVERAGE([.A3204];[.A3267];[.A3330];[.A3393];[.A3456];[.A3519];[.A3582];[.A3645];[.A3708];[.A3771])" office:value-type="float" office:value="0.00552351103169533" calcext:value-type="float">
            <text:p>0.005523511</text:p>
          </table:table-cell>
          <table:table-cell table:formula="of:=AVERAGE([.A3834];[.A3897];[.A3960];[.A4023];[.A4086];[.A4149];[.A4212];[.A4275];[.A4338];[.A4401])" office:value-type="float" office:value="0.00000935619965034275" calcext:value-type="float">
            <text:p>9.35619965034275E-06</text:p>
          </table:table-cell>
        </table:table-row>
        <table:table-row table:style-name="ro1">
          <table:table-cell office:value-type="float" office:value="0.0309284613258182" calcext:value-type="float">
            <text:p>0.0309284613</text:p>
          </table:table-cell>
          <table:table-cell table:number-columns-repeated="2"/>
          <table:table-cell table:formula="of:=AVERAGE([.A55];[.A118];[.A181];[.A244];[.A307];[.A370];[.A433];[.A496];[.A559];[.A622])" office:value-type="float" office:value="0.0400200760098625" calcext:value-type="float">
            <text:p>0.040020076</text:p>
          </table:table-cell>
          <table:table-cell table:formula="of:=AVERAGE([.A685];[.A748];[.A811];[.A874];[.A937];[.A1000];[.A1063];[.A1126];[.A1189];[.A1252])" office:value-type="float" office:value="0.116263404335691" calcext:value-type="float">
            <text:p>0.1162634043</text:p>
          </table:table-cell>
          <table:table-cell table:formula="of:=AVERAGE([.A1315];[.A1378];[.A1441];[.A1504];[.A1567];[.A1630];[.A1693];[.A1756];[.A1819];[.A1882])" office:value-type="float" office:value="0.795953470281205" calcext:value-type="float">
            <text:p>0.7959534703</text:p>
          </table:table-cell>
          <table:table-cell table:formula="of:=AVERAGE([.A1945];[.A2008];[.A2071];[.A2134];[.A2197];[.A2260];[.A2323];[.A2386];[.A2449];[.A2512])" office:value-type="float" office:value="0.00505293413450764" calcext:value-type="float">
            <text:p>0.0050529341</text:p>
          </table:table-cell>
          <table:table-cell table:formula="of:=AVERAGE([.A2575];[.A2638];[.A2701];[.A2764];[.A2827];[.A2890];[.A2953];[.A3016];[.A3079];[.A3142])" office:value-type="float" office:value="0.00685136047671528" calcext:value-type="float">
            <text:p>0.0068513605</text:p>
          </table:table-cell>
          <table:table-cell table:formula="of:=AVERAGE([.A3205];[.A3268];[.A3331];[.A3394];[.A3457];[.A3520];[.A3583];[.A3646];[.A3709];[.A3772])" office:value-type="float" office:value="0.00549098875130859" calcext:value-type="float">
            <text:p>0.0054909888</text:p>
          </table:table-cell>
          <table:table-cell table:formula="of:=AVERAGE([.A3835];[.A3898];[.A3961];[.A4024];[.A4087];[.A4150];[.A4213];[.A4276];[.A4339];[.A4402])" office:value-type="float" office:value="0.00000925355997451036" calcext:value-type="float">
            <text:p>9.25355997451036E-06</text:p>
          </table:table-cell>
        </table:table-row>
        <table:table-row table:style-name="ro1">
          <table:table-cell office:value-type="float" office:value="0.0309073744900767" calcext:value-type="float">
            <text:p>0.0309073745</text:p>
          </table:table-cell>
          <table:table-cell table:number-columns-repeated="2"/>
          <table:table-cell table:formula="of:=AVERAGE([.A56];[.A119];[.A182];[.A245];[.A308];[.A371];[.A434];[.A497];[.A560];[.A623])" office:value-type="float" office:value="0.0399940773899338" calcext:value-type="float">
            <text:p>0.0399940774</text:p>
          </table:table-cell>
          <table:table-cell table:formula="of:=AVERAGE([.A686];[.A749];[.A812];[.A875];[.A938];[.A1001];[.A1064];[.A1127];[.A1190];[.A1253])" office:value-type="float" office:value="0.116070085082368" calcext:value-type="float">
            <text:p>0.1160700851</text:p>
          </table:table-cell>
          <table:table-cell table:formula="of:=AVERAGE([.A1316];[.A1379];[.A1442];[.A1505];[.A1568];[.A1631];[.A1694];[.A1757];[.A1820];[.A1883])" office:value-type="float" office:value="0.79598324569672" calcext:value-type="float">
            <text:p>0.7959832457</text:p>
          </table:table-cell>
          <table:table-cell table:formula="of:=AVERAGE([.A1946];[.A2009];[.A2072];[.A2135];[.A2198];[.A2261];[.A2324];[.A2387];[.A2450];[.A2513])" office:value-type="float" office:value="0.00483720919449105" calcext:value-type="float">
            <text:p>0.0048372092</text:p>
          </table:table-cell>
          <table:table-cell table:formula="of:=AVERAGE([.A2576];[.A2639];[.A2702];[.A2765];[.A2828];[.A2891];[.A2954];[.A3017];[.A3080];[.A3143])" office:value-type="float" office:value="0.00674539576301836" calcext:value-type="float">
            <text:p>0.0067453958</text:p>
          </table:table-cell>
          <table:table-cell table:formula="of:=AVERAGE([.A3206];[.A3269];[.A3332];[.A3395];[.A3458];[.A3521];[.A3584];[.A3647];[.A3710];[.A3773])" office:value-type="float" office:value="0.00546552702103577" calcext:value-type="float">
            <text:p>0.005465527</text:p>
          </table:table-cell>
          <table:table-cell table:formula="of:=AVERAGE([.A3836];[.A3899];[.A3962];[.A4025];[.A4088];[.A4151];[.A4214];[.A4277];[.A4340];[.A4403])" office:value-type="float" office:value="0.0000091597367100114" calcext:value-type="float">
            <text:p>9.1597367100114E-06</text:p>
          </table:table-cell>
        </table:table-row>
        <table:table-row table:style-name="ro1">
          <table:table-cell office:value-type="float" office:value="0.030887371990276" calcext:value-type="float">
            <text:p>0.030887372</text:p>
          </table:table-cell>
          <table:table-cell table:number-columns-repeated="2"/>
          <table:table-cell table:formula="of:=AVERAGE([.A57];[.A120];[.A183];[.A246];[.A309];[.A372];[.A435];[.A498];[.A561];[.A624])" office:value-type="float" office:value="0.0399688455686287" calcext:value-type="float">
            <text:p>0.0399688456</text:p>
          </table:table-cell>
          <table:table-cell table:formula="of:=AVERAGE([.A687];[.A750];[.A813];[.A876];[.A939];[.A1002];[.A1065];[.A1128];[.A1191];[.A1254])" office:value-type="float" office:value="0.11587821247333" calcext:value-type="float">
            <text:p>0.1158782125</text:p>
          </table:table-cell>
          <table:table-cell table:formula="of:=AVERAGE([.A1317];[.A1380];[.A1443];[.A1506];[.A1569];[.A1632];[.A1695];[.A1758];[.A1821];[.A1884])" office:value-type="float" office:value="0.796164960773723" calcext:value-type="float">
            <text:p>0.7961649608</text:p>
          </table:table-cell>
          <table:table-cell table:formula="of:=AVERAGE([.A1947];[.A2010];[.A2073];[.A2136];[.A2199];[.A2262];[.A2325];[.A2388];[.A2451];[.A2514])" office:value-type="float" office:value="0.00493163373306065" calcext:value-type="float">
            <text:p>0.0049316337</text:p>
          </table:table-cell>
          <table:table-cell table:formula="of:=AVERAGE([.A2577];[.A2640];[.A2703];[.A2766];[.A2829];[.A2892];[.A2955];[.A3018];[.A3081];[.A3144])" office:value-type="float" office:value="0.00664109931718709" calcext:value-type="float">
            <text:p>0.0066410993</text:p>
          </table:table-cell>
          <table:table-cell table:formula="of:=AVERAGE([.A3207];[.A3270];[.A3333];[.A3396];[.A3459];[.A3522];[.A3585];[.A3648];[.A3711];[.A3774])" office:value-type="float" office:value="0.00546359056563312" calcext:value-type="float">
            <text:p>0.0054635906</text:p>
          </table:table-cell>
          <table:table-cell table:formula="of:=AVERAGE([.A3837];[.A3900];[.A3963];[.A4026];[.A4089];[.A4152];[.A4215];[.A4278];[.A4341];[.A4404])" office:value-type="float" office:value="0.00000906501339621906" calcext:value-type="float">
            <text:p>0.000009065</text:p>
          </table:table-cell>
        </table:table-row>
        <table:table-row table:style-name="ro1">
          <table:table-cell office:value-type="float" office:value="0.0308681495551581" calcext:value-type="float">
            <text:p>0.0308681496</text:p>
          </table:table-cell>
          <table:table-cell table:number-columns-repeated="2"/>
          <table:table-cell table:formula="of:=AVERAGE([.A58];[.A121];[.A184];[.A247];[.A310];[.A373];[.A436];[.A499];[.A562];[.A625])" office:value-type="float" office:value="0.0399445147953309" calcext:value-type="float">
            <text:p>0.0399445148</text:p>
          </table:table-cell>
          <table:table-cell table:formula="of:=AVERAGE([.A688];[.A751];[.A814];[.A877];[.A940];[.A1003];[.A1066];[.A1129];[.A1192];[.A1255])" office:value-type="float" office:value="0.11569219762417" calcext:value-type="float">
            <text:p>0.1156921976</text:p>
          </table:table-cell>
          <table:table-cell table:formula="of:=AVERAGE([.A1318];[.A1381];[.A1444];[.A1507];[.A1570];[.A1633];[.A1696];[.A1759];[.A1822];[.A1885])" office:value-type="float" office:value="0.796464520896828" calcext:value-type="float">
            <text:p>0.7964645209</text:p>
          </table:table-cell>
          <table:table-cell table:formula="of:=AVERAGE([.A1948];[.A2011];[.A2074];[.A2137];[.A2200];[.A2263];[.A2326];[.A2389];[.A2452];[.A2515])" office:value-type="float" office:value="0.00470527694188845" calcext:value-type="float">
            <text:p>0.0047052769</text:p>
          </table:table-cell>
          <table:table-cell table:formula="of:=AVERAGE([.A2578];[.A2641];[.A2704];[.A2767];[.A2830];[.A2893];[.A2956];[.A3019];[.A3082];[.A3145])" office:value-type="float" office:value="0.0065419420234327" calcext:value-type="float">
            <text:p>0.006541942</text:p>
          </table:table-cell>
          <table:table-cell table:formula="of:=AVERAGE([.A3208];[.A3271];[.A3334];[.A3397];[.A3460];[.A3523];[.A3586];[.A3649];[.A3712];[.A3775])" office:value-type="float" office:value="0.00546165272582331" calcext:value-type="float">
            <text:p>0.0054616527</text:p>
          </table:table-cell>
          <table:table-cell table:formula="of:=AVERAGE([.A3838];[.A3901];[.A3964];[.A4027];[.A4090];[.A4153];[.A4216];[.A4279];[.A4342];[.A4405])" office:value-type="float" office:value="0.00000897095788370609" calcext:value-type="float">
            <text:p>0.000008971</text:p>
          </table:table-cell>
        </table:table-row>
        <table:table-row table:style-name="ro1">
          <table:table-cell office:value-type="float" office:value="0.0308496739793628" calcext:value-type="float">
            <text:p>0.030849674</text:p>
          </table:table-cell>
          <table:table-cell table:number-columns-repeated="2"/>
          <table:table-cell table:formula="of:=AVERAGE([.A59];[.A122];[.A185];[.A248];[.A311];[.A374];[.A437];[.A500];[.A563];[.A626])" office:value-type="float" office:value="0.0399212400755767" calcext:value-type="float">
            <text:p>0.0399212401</text:p>
          </table:table-cell>
          <table:table-cell table:formula="of:=AVERAGE([.A689];[.A752];[.A815];[.A878];[.A941];[.A1004];[.A1067];[.A1130];[.A1193];[.A1256])" office:value-type="float" office:value="0.115506778522068" calcext:value-type="float">
            <text:p>0.1155067785</text:p>
          </table:table-cell>
          <table:table-cell table:formula="of:=AVERAGE([.A1319];[.A1382];[.A1445];[.A1508];[.A1571];[.A1634];[.A1697];[.A1760];[.A1823];[.A1886])" office:value-type="float" office:value="0.796418902894138" calcext:value-type="float">
            <text:p>0.7964189029</text:p>
          </table:table-cell>
          <table:table-cell table:formula="of:=AVERAGE([.A1949];[.A2012];[.A2075];[.A2138];[.A2201];[.A2264];[.A2327];[.A2390];[.A2453];[.A2516])" office:value-type="float" office:value="0.00476910569468631" calcext:value-type="float">
            <text:p>0.0047691057</text:p>
          </table:table-cell>
          <table:table-cell table:formula="of:=AVERAGE([.A2579];[.A2642];[.A2705];[.A2768];[.A2831];[.A2894];[.A2957];[.A3020];[.A3083];[.A3146])" office:value-type="float" office:value="0.00644586743652814" calcext:value-type="float">
            <text:p>0.0064458674</text:p>
          </table:table-cell>
          <table:table-cell table:formula="of:=AVERAGE([.A3209];[.A3272];[.A3335];[.A3398];[.A3461];[.A3524];[.A3587];[.A3650];[.A3713];[.A3776])" office:value-type="float" office:value="0.00545949213642165" calcext:value-type="float">
            <text:p>0.0054594921</text:p>
          </table:table-cell>
          <table:table-cell table:formula="of:=AVERAGE([.A3839];[.A3902];[.A3965];[.A4028];[.A4091];[.A4154];[.A4217];[.A4280];[.A4343];[.A4406])" office:value-type="float" office:value="0.00000888157697261307" calcext:value-type="float">
            <text:p>8.88157697261307E-06</text:p>
          </table:table-cell>
        </table:table-row>
        <table:table-row table:style-name="ro1">
          <table:table-cell office:value-type="float" office:value="0.0308318412050238" calcext:value-type="float">
            <text:p>0.0308318412</text:p>
          </table:table-cell>
          <table:table-cell table:number-columns-repeated="2"/>
          <table:table-cell table:formula="of:=AVERAGE([.A60];[.A123];[.A186];[.A249];[.A312];[.A375];[.A438];[.A501];[.A564];[.A627])" office:value-type="float" office:value="0.0398994709129204" calcext:value-type="float">
            <text:p>0.0398994709</text:p>
          </table:table-cell>
          <table:table-cell table:formula="of:=AVERAGE([.A690];[.A753];[.A816];[.A879];[.A942];[.A1005];[.A1068];[.A1131];[.A1194];[.A1257])" office:value-type="float" office:value="0.115324607898098" calcext:value-type="float">
            <text:p>0.1153246079</text:p>
          </table:table-cell>
          <table:table-cell table:formula="of:=AVERAGE([.A1320];[.A1383];[.A1446];[.A1509];[.A1572];[.A1635];[.A1698];[.A1761];[.A1824];[.A1887])" office:value-type="float" office:value="0.796391842042687" calcext:value-type="float">
            <text:p>0.796391842</text:p>
          </table:table-cell>
          <table:table-cell table:formula="of:=AVERAGE([.A1950];[.A2013];[.A2076];[.A2139];[.A2202];[.A2265];[.A2328];[.A2391];[.A2454];[.A2517])" office:value-type="float" office:value="0.00462303418353714" calcext:value-type="float">
            <text:p>0.0046230342</text:p>
          </table:table-cell>
          <table:table-cell table:formula="of:=AVERAGE([.A2580];[.A2643];[.A2706];[.A2769];[.A2832];[.A2895];[.A2958];[.A3021];[.A3084];[.A3147])" office:value-type="float" office:value="0.00635153570923554" calcext:value-type="float">
            <text:p>0.0063515357</text:p>
          </table:table-cell>
          <table:table-cell table:formula="of:=AVERAGE([.A3210];[.A3273];[.A3336];[.A3399];[.A3462];[.A3525];[.A3588];[.A3651];[.A3714];[.A3777])" office:value-type="float" office:value="0.0054211186982319" calcext:value-type="float">
            <text:p>0.0054211187</text:p>
          </table:table-cell>
          <table:table-cell table:formula="of:=AVERAGE([.A3840];[.A3903];[.A3966];[.A4029];[.A4092];[.A4155];[.A4218];[.A4281];[.A4344];[.A4407])" office:value-type="float" office:value="0.00000879526974248171" calcext:value-type="float">
            <text:p>8.79526974248171E-06</text:p>
          </table:table-cell>
        </table:table-row>
        <table:table-row table:style-name="ro1">
          <table:table-cell office:value-type="float" office:value="0.0308149229478504" calcext:value-type="float">
            <text:p>0.0308149229</text:p>
          </table:table-cell>
          <table:table-cell table:number-columns-repeated="2"/>
          <table:table-cell table:formula="of:=AVERAGE([.A61];[.A124];[.A187];[.A250];[.A313];[.A376];[.A439];[.A502];[.A565];[.A628])" office:value-type="float" office:value="0.039878893203672" calcext:value-type="float">
            <text:p>0.0398788932</text:p>
          </table:table-cell>
          <table:table-cell table:formula="of:=AVERAGE([.A691];[.A754];[.A817];[.A880];[.A943];[.A1006];[.A1069];[.A1132];[.A1195];[.A1258])" office:value-type="float" office:value="0.115142267842282" calcext:value-type="float">
            <text:p>0.1151422678</text:p>
          </table:table-cell>
          <table:table-cell table:formula="of:=AVERAGE([.A1321];[.A1384];[.A1447];[.A1510];[.A1573];[.A1636];[.A1699];[.A1762];[.A1825];[.A1888])" office:value-type="float" office:value="0.796267392812128" calcext:value-type="float">
            <text:p>0.7962673928</text:p>
          </table:table-cell>
          <table:table-cell table:formula="of:=AVERAGE([.A1951];[.A2014];[.A2077];[.A2140];[.A2203];[.A2266];[.A2329];[.A2392];[.A2455];[.A2518])" office:value-type="float" office:value="0.00464453602484748" calcext:value-type="float">
            <text:p>0.004644536</text:p>
          </table:table-cell>
          <table:table-cell table:formula="of:=AVERAGE([.A2581];[.A2644];[.A2707];[.A2770];[.A2833];[.A2896];[.A2959];[.A3022];[.A3085];[.A3148])" office:value-type="float" office:value="0.0062612764960807" calcext:value-type="float">
            <text:p>0.0062612765</text:p>
          </table:table-cell>
          <table:table-cell table:formula="of:=AVERAGE([.A3211];[.A3274];[.A3337];[.A3400];[.A3463];[.A3526];[.A3589];[.A3652];[.A3715];[.A3778])" office:value-type="float" office:value="0.00540577531722657" calcext:value-type="float">
            <text:p>0.0054057753</text:p>
          </table:table-cell>
          <table:table-cell table:formula="of:=AVERAGE([.A3841];[.A3904];[.A3967];[.A4030];[.A4093];[.A4156];[.A4219];[.A4282];[.A4345];[.A4408])" office:value-type="float" office:value="0.00000871053249708983" calcext:value-type="float">
            <text:p>8.71053249708983E-06</text:p>
          </table:table-cell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507" calcext:value-type="float">
            <text:p>250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154504822536159" calcext:value-type="float">
            <text:p>0.1545048225</text:p>
          </table:table-cell>
          <table:table-cell table:number-columns-repeated="9"/>
        </table:table-row>
        <table:table-row table:style-name="ro1">
          <table:table-cell office:value-type="float" office:value="0.0939584647942089" calcext:value-type="float">
            <text:p>0.0939584648</text:p>
          </table:table-cell>
          <table:table-cell table:number-columns-repeated="9"/>
        </table:table-row>
        <table:table-row table:style-name="ro1">
          <table:table-cell office:value-type="float" office:value="0.0737595604533889" calcext:value-type="float">
            <text:p>0.0737595605</text:p>
          </table:table-cell>
          <table:table-cell table:number-columns-repeated="9"/>
        </table:table-row>
        <table:table-row table:style-name="ro1">
          <table:table-cell office:value-type="float" office:value="0.0631907357131217" calcext:value-type="float">
            <text:p>0.0631907357</text:p>
          </table:table-cell>
          <table:table-cell table:number-columns-repeated="9"/>
        </table:table-row>
        <table:table-row table:style-name="ro1">
          <table:table-cell office:value-type="float" office:value="0.0563880386469617" calcext:value-type="float">
            <text:p>0.0563880386</text:p>
          </table:table-cell>
          <table:table-cell table:number-columns-repeated="9"/>
        </table:table-row>
        <table:table-row table:style-name="ro1">
          <table:table-cell office:value-type="float" office:value="0.05205891898894" calcext:value-type="float">
            <text:p>0.052058919</text:p>
          </table:table-cell>
          <table:table-cell table:number-columns-repeated="9"/>
        </table:table-row>
        <table:table-row table:style-name="ro1">
          <table:table-cell office:value-type="float" office:value="0.0489257958999598" calcext:value-type="float">
            <text:p>0.0489257959</text:p>
          </table:table-cell>
          <table:table-cell table:number-columns-repeated="9"/>
        </table:table-row>
        <table:table-row table:style-name="ro1">
          <table:table-cell office:value-type="float" office:value="0.0465083926685506" calcext:value-type="float">
            <text:p>0.0465083927</text:p>
          </table:table-cell>
          <table:table-cell table:number-columns-repeated="9"/>
        </table:table-row>
        <table:table-row table:style-name="ro1">
          <table:table-cell office:value-type="float" office:value="0.0447014893838933" calcext:value-type="float">
            <text:p>0.0447014894</text:p>
          </table:table-cell>
          <table:table-cell table:number-columns-repeated="9"/>
        </table:table-row>
        <table:table-row table:style-name="ro1">
          <table:table-cell office:value-type="float" office:value="0.0432859460274026" calcext:value-type="float">
            <text:p>0.043285946</text:p>
          </table:table-cell>
          <table:table-cell table:number-columns-repeated="9"/>
        </table:table-row>
        <table:table-row table:style-name="ro1">
          <table:table-cell office:value-type="float" office:value="0.0422075728128664" calcext:value-type="float">
            <text:p>0.0422075728</text:p>
          </table:table-cell>
          <table:table-cell table:number-columns-repeated="9"/>
        </table:table-row>
        <table:table-row table:style-name="ro1">
          <table:table-cell office:value-type="float" office:value="0.0413060004102483" calcext:value-type="float">
            <text:p>0.0413060004</text:p>
          </table:table-cell>
          <table:table-cell table:number-columns-repeated="9"/>
        </table:table-row>
        <table:table-row table:style-name="ro1">
          <table:table-cell office:value-type="float" office:value="0.0405658411055897" calcext:value-type="float">
            <text:p>0.0405658411</text:p>
          </table:table-cell>
          <table:table-cell table:number-columns-repeated="9"/>
        </table:table-row>
        <table:table-row table:style-name="ro1">
          <table:table-cell office:value-type="float" office:value="0.0399262013577292" calcext:value-type="float">
            <text:p>0.0399262014</text:p>
          </table:table-cell>
          <table:table-cell table:number-columns-repeated="9"/>
        </table:table-row>
        <table:table-row table:style-name="ro1">
          <table:table-cell office:value-type="float" office:value="0.0393712631201245" calcext:value-type="float">
            <text:p>0.0393712631</text:p>
          </table:table-cell>
          <table:table-cell table:number-columns-repeated="9"/>
        </table:table-row>
        <table:table-row table:style-name="ro1">
          <table:table-cell office:value-type="float" office:value="0.0389055168035113" calcext:value-type="float">
            <text:p>0.0389055168</text:p>
          </table:table-cell>
          <table:table-cell table:number-columns-repeated="9"/>
        </table:table-row>
        <table:table-row table:style-name="ro1">
          <table:table-cell office:value-type="float" office:value="0.0384895262205209" calcext:value-type="float">
            <text:p>0.0384895262</text:p>
          </table:table-cell>
          <table:table-cell table:number-columns-repeated="9"/>
        </table:table-row>
        <table:table-row table:style-name="ro1">
          <table:table-cell office:value-type="float" office:value="0.0381237775873888" calcext:value-type="float">
            <text:p>0.0381237776</text:p>
          </table:table-cell>
          <table:table-cell table:number-columns-repeated="9"/>
        </table:table-row>
        <table:table-row table:style-name="ro1">
          <table:table-cell office:value-type="float" office:value="0.0377972259239718" calcext:value-type="float">
            <text:p>0.0377972259</text:p>
          </table:table-cell>
          <table:table-cell table:number-columns-repeated="9"/>
        </table:table-row>
        <table:table-row table:style-name="ro1">
          <table:table-cell office:value-type="float" office:value="0.0375102634972725" calcext:value-type="float">
            <text:p>0.0375102635</text:p>
          </table:table-cell>
          <table:table-cell table:number-columns-repeated="9"/>
        </table:table-row>
        <table:table-row table:style-name="ro1">
          <table:table-cell office:value-type="float" office:value="0.0372486643091221" calcext:value-type="float">
            <text:p>0.0372486643</text:p>
          </table:table-cell>
          <table:table-cell table:number-columns-repeated="9"/>
        </table:table-row>
        <table:table-row table:style-name="ro1">
          <table:table-cell office:value-type="float" office:value="0.0370147632853992" calcext:value-type="float">
            <text:p>0.0370147633</text:p>
          </table:table-cell>
          <table:table-cell table:number-columns-repeated="9"/>
        </table:table-row>
        <table:table-row table:style-name="ro1">
          <table:table-cell office:value-type="float" office:value="0.0368079746998115" calcext:value-type="float">
            <text:p>0.0368079747</text:p>
          </table:table-cell>
          <table:table-cell table:number-columns-repeated="9"/>
        </table:table-row>
        <table:table-row table:style-name="ro1">
          <table:table-cell office:value-type="float" office:value="0.0366232524938686" calcext:value-type="float">
            <text:p>0.0366232525</text:p>
          </table:table-cell>
          <table:table-cell table:number-columns-repeated="9"/>
        </table:table-row>
        <table:table-row table:style-name="ro1">
          <table:table-cell office:value-type="float" office:value="0.0364592072708821" calcext:value-type="float">
            <text:p>0.0364592073</text:p>
          </table:table-cell>
          <table:table-cell table:number-columns-repeated="9"/>
        </table:table-row>
        <table:table-row table:style-name="ro1">
          <table:table-cell office:value-type="float" office:value="0.0363053889286512" calcext:value-type="float">
            <text:p>0.0363053889</text:p>
          </table:table-cell>
          <table:table-cell table:number-columns-repeated="9"/>
        </table:table-row>
        <table:table-row table:style-name="ro1">
          <table:table-cell office:value-type="float" office:value="0.0361645825527295" calcext:value-type="float">
            <text:p>0.0361645826</text:p>
          </table:table-cell>
          <table:table-cell table:number-columns-repeated="9"/>
        </table:table-row>
        <table:table-row table:style-name="ro1">
          <table:table-cell office:value-type="float" office:value="0.036039527365877" calcext:value-type="float">
            <text:p>0.0360395274</text:p>
          </table:table-cell>
          <table:table-cell table:number-columns-repeated="9"/>
        </table:table-row>
        <table:table-row table:style-name="ro1">
          <table:table-cell office:value-type="float" office:value="0.0359293626278908" calcext:value-type="float">
            <text:p>0.0359293626</text:p>
          </table:table-cell>
          <table:table-cell table:number-columns-repeated="9"/>
        </table:table-row>
        <table:table-row table:style-name="ro1">
          <table:table-cell office:value-type="float" office:value="0.0358347188481915" calcext:value-type="float">
            <text:p>0.0358347188</text:p>
          </table:table-cell>
          <table:table-cell table:number-columns-repeated="9"/>
        </table:table-row>
        <table:table-row table:style-name="ro1">
          <table:table-cell office:value-type="float" office:value="0.0357408558155387" calcext:value-type="float">
            <text:p>0.0357408558</text:p>
          </table:table-cell>
          <table:table-cell table:number-columns-repeated="9"/>
        </table:table-row>
        <table:table-row table:style-name="ro1">
          <table:table-cell office:value-type="float" office:value="0.0356591384578736" calcext:value-type="float">
            <text:p>0.0356591385</text:p>
          </table:table-cell>
          <table:table-cell table:number-columns-repeated="9"/>
        </table:table-row>
        <table:table-row table:style-name="ro1">
          <table:table-cell office:value-type="float" office:value="0.0355821966824302" calcext:value-type="float">
            <text:p>0.0355821967</text:p>
          </table:table-cell>
          <table:table-cell table:number-columns-repeated="9"/>
        </table:table-row>
        <table:table-row table:style-name="ro1">
          <table:table-cell office:value-type="float" office:value="0.0355098418295889" calcext:value-type="float">
            <text:p>0.0355098418</text:p>
          </table:table-cell>
          <table:table-cell table:number-columns-repeated="9"/>
        </table:table-row>
        <table:table-row table:style-name="ro1">
          <table:table-cell office:value-type="float" office:value="0.0354394189282652" calcext:value-type="float">
            <text:p>0.0354394189</text:p>
          </table:table-cell>
          <table:table-cell table:number-columns-repeated="9"/>
        </table:table-row>
        <table:table-row table:style-name="ro1">
          <table:table-cell office:value-type="float" office:value="0.0353754001601321" calcext:value-type="float">
            <text:p>0.0353754002</text:p>
          </table:table-cell>
          <table:table-cell table:number-columns-repeated="9"/>
        </table:table-row>
        <table:table-row table:style-name="ro1">
          <table:table-cell office:value-type="float" office:value="0.0353164700429027" calcext:value-type="float">
            <text:p>0.03531647</text:p>
          </table:table-cell>
          <table:table-cell table:number-columns-repeated="9"/>
        </table:table-row>
        <table:table-row table:style-name="ro1">
          <table:table-cell office:value-type="float" office:value="0.0352583285624429" calcext:value-type="float">
            <text:p>0.0352583286</text:p>
          </table:table-cell>
          <table:table-cell table:number-columns-repeated="9"/>
        </table:table-row>
        <table:table-row table:style-name="ro1">
          <table:table-cell office:value-type="float" office:value="0.0352053937087609" calcext:value-type="float">
            <text:p>0.0352053937</text:p>
          </table:table-cell>
          <table:table-cell table:number-columns-repeated="9"/>
        </table:table-row>
        <table:table-row table:style-name="ro1">
          <table:table-cell office:value-type="float" office:value="0.0351579613021943" calcext:value-type="float">
            <text:p>0.0351579613</text:p>
          </table:table-cell>
          <table:table-cell table:number-columns-repeated="9"/>
        </table:table-row>
        <table:table-row table:style-name="ro1">
          <table:table-cell office:value-type="float" office:value="0.035109962216663" calcext:value-type="float">
            <text:p>0.0351099622</text:p>
          </table:table-cell>
          <table:table-cell table:number-columns-repeated="9"/>
        </table:table-row>
        <table:table-row table:style-name="ro1">
          <table:table-cell office:value-type="float" office:value="0.0350636241441577" calcext:value-type="float">
            <text:p>0.0350636241</text:p>
          </table:table-cell>
          <table:table-cell table:number-columns-repeated="9"/>
        </table:table-row>
        <table:table-row table:style-name="ro1">
          <table:table-cell office:value-type="float" office:value="0.0350168318188936" calcext:value-type="float">
            <text:p>0.0350168318</text:p>
          </table:table-cell>
          <table:table-cell table:number-columns-repeated="9"/>
        </table:table-row>
        <table:table-row table:style-name="ro1">
          <table:table-cell office:value-type="float" office:value="0.0349733315112277" calcext:value-type="float">
            <text:p>0.0349733315</text:p>
          </table:table-cell>
          <table:table-cell table:number-columns-repeated="9"/>
        </table:table-row>
        <table:table-row table:style-name="ro1">
          <table:table-cell office:value-type="float" office:value="0.0349338984432928" calcext:value-type="float">
            <text:p>0.0349338984</text:p>
          </table:table-cell>
          <table:table-cell table:number-columns-repeated="9"/>
        </table:table-row>
        <table:table-row table:style-name="ro1">
          <table:table-cell office:value-type="float" office:value="0.0348966407559051" calcext:value-type="float">
            <text:p>0.0348966408</text:p>
          </table:table-cell>
          <table:table-cell table:number-columns-repeated="9"/>
        </table:table-row>
        <table:table-row table:style-name="ro1">
          <table:table-cell office:value-type="float" office:value="0.0348575771151539" calcext:value-type="float">
            <text:p>0.0348575771</text:p>
          </table:table-cell>
          <table:table-cell table:number-columns-repeated="9"/>
        </table:table-row>
        <table:table-row table:style-name="ro1">
          <table:table-cell office:value-type="float" office:value="0.0348195738218726" calcext:value-type="float">
            <text:p>0.0348195738</text:p>
          </table:table-cell>
          <table:table-cell table:number-columns-repeated="9"/>
        </table:table-row>
        <table:table-row table:style-name="ro1">
          <table:table-cell office:value-type="float" office:value="0.034783440142476" calcext:value-type="float">
            <text:p>0.0347834401</text:p>
          </table:table-cell>
          <table:table-cell table:number-columns-repeated="9"/>
        </table:table-row>
        <table:table-row table:style-name="ro1">
          <table:table-cell office:value-type="float" office:value="0.0347490210183857" calcext:value-type="float">
            <text:p>0.034749021</text:p>
          </table:table-cell>
          <table:table-cell table:number-columns-repeated="9"/>
        </table:table-row>
        <table:table-row table:style-name="ro1">
          <table:table-cell office:value-type="float" office:value="0.0347170736731899" calcext:value-type="float">
            <text:p>0.0347170737</text:p>
          </table:table-cell>
          <table:table-cell table:number-columns-repeated="9"/>
        </table:table-row>
        <table:table-row table:style-name="ro1">
          <table:table-cell office:value-type="float" office:value="0.0346865025969634" calcext:value-type="float">
            <text:p>0.0346865026</text:p>
          </table:table-cell>
          <table:table-cell table:number-columns-repeated="9"/>
        </table:table-row>
        <table:table-row table:style-name="ro1">
          <table:table-cell office:value-type="float" office:value="0.0346582883021951" calcext:value-type="float">
            <text:p>0.0346582883</text:p>
          </table:table-cell>
          <table:table-cell table:number-columns-repeated="9"/>
        </table:table-row>
        <table:table-row table:style-name="ro1">
          <table:table-cell office:value-type="float" office:value="0.0346340564350577" calcext:value-type="float">
            <text:p>0.0346340564</text:p>
          </table:table-cell>
          <table:table-cell table:number-columns-repeated="9"/>
        </table:table-row>
        <table:table-row table:style-name="ro1">
          <table:table-cell office:value-type="float" office:value="0.0346107826327301" calcext:value-type="float">
            <text:p>0.0346107826</text:p>
          </table:table-cell>
          <table:table-cell table:number-columns-repeated="9"/>
        </table:table-row>
        <table:table-row table:style-name="ro1">
          <table:table-cell office:value-type="float" office:value="0.0345851604464703" calcext:value-type="float">
            <text:p>0.0345851604</text:p>
          </table:table-cell>
          <table:table-cell table:number-columns-repeated="9"/>
        </table:table-row>
        <table:table-row table:style-name="ro1">
          <table:table-cell office:value-type="float" office:value="0.0345605713711339" calcext:value-type="float">
            <text:p>0.0345605714</text:p>
          </table:table-cell>
          <table:table-cell table:number-columns-repeated="9"/>
        </table:table-row>
        <table:table-row table:style-name="ro1">
          <table:table-cell office:value-type="float" office:value="0.0345368741581566" calcext:value-type="float">
            <text:p>0.0345368742</text:p>
          </table:table-cell>
          <table:table-cell table:number-columns-repeated="9"/>
        </table:table-row>
        <table:table-row table:style-name="ro1">
          <table:table-cell office:value-type="float" office:value="0.0345160034567024" calcext:value-type="float">
            <text:p>0.0345160035</text:p>
          </table:table-cell>
          <table:table-cell table:number-columns-repeated="9"/>
        </table:table-row>
        <table:table-row table:style-name="ro1">
          <table:table-cell office:value-type="float" office:value="0.0344958686843677" calcext:value-type="float">
            <text:p>0.03449586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401" calcext:value-type="float">
            <text:p>24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0.156691482269671" calcext:value-type="float">
            <text:p>0.1566914823</text:p>
          </table:table-cell>
          <table:table-cell table:number-columns-repeated="9"/>
        </table:table-row>
        <table:table-row table:style-name="ro1">
          <table:table-cell office:value-type="float" office:value="0.0925017867022588" calcext:value-type="float">
            <text:p>0.0925017867</text:p>
          </table:table-cell>
          <table:table-cell table:number-columns-repeated="9"/>
        </table:table-row>
        <table:table-row table:style-name="ro1">
          <table:table-cell office:value-type="float" office:value="0.0730845932309941" calcext:value-type="float">
            <text:p>0.0730845932</text:p>
          </table:table-cell>
          <table:table-cell table:number-columns-repeated="9"/>
        </table:table-row>
        <table:table-row table:style-name="ro1">
          <table:table-cell office:value-type="float" office:value="0.0619107899428275" calcext:value-type="float">
            <text:p>0.0619107899</text:p>
          </table:table-cell>
          <table:table-cell table:number-columns-repeated="9"/>
        </table:table-row>
        <table:table-row table:style-name="ro1">
          <table:table-cell office:value-type="float" office:value="0.054899105134233" calcext:value-type="float">
            <text:p>0.0548991051</text:p>
          </table:table-cell>
          <table:table-cell table:number-columns-repeated="9"/>
        </table:table-row>
        <table:table-row table:style-name="ro1">
          <table:table-cell office:value-type="float" office:value="0.0503832948770824" calcext:value-type="float">
            <text:p>0.0503832949</text:p>
          </table:table-cell>
          <table:table-cell table:number-columns-repeated="9"/>
        </table:table-row>
        <table:table-row table:style-name="ro1">
          <table:table-cell office:value-type="float" office:value="0.0472280852572904" calcext:value-type="float">
            <text:p>0.0472280853</text:p>
          </table:table-cell>
          <table:table-cell table:number-columns-repeated="9"/>
        </table:table-row>
        <table:table-row table:style-name="ro1">
          <table:table-cell office:value-type="float" office:value="0.0448621445912118" calcext:value-type="float">
            <text:p>0.0448621446</text:p>
          </table:table-cell>
          <table:table-cell table:number-columns-repeated="9"/>
        </table:table-row>
        <table:table-row table:style-name="ro1">
          <table:table-cell office:value-type="float" office:value="0.0432081979245419" calcext:value-type="float">
            <text:p>0.0432081979</text:p>
          </table:table-cell>
          <table:table-cell table:number-columns-repeated="9"/>
        </table:table-row>
        <table:table-row table:style-name="ro1">
          <table:table-cell office:value-type="float" office:value="0.0418075720421148" calcext:value-type="float">
            <text:p>0.041807572</text:p>
          </table:table-cell>
          <table:table-cell table:number-columns-repeated="9"/>
        </table:table-row>
        <table:table-row table:style-name="ro1">
          <table:table-cell office:value-type="float" office:value="0.0406868218761298" calcext:value-type="float">
            <text:p>0.0406868219</text:p>
          </table:table-cell>
          <table:table-cell table:number-columns-repeated="9"/>
        </table:table-row>
        <table:table-row table:style-name="ro1">
          <table:table-cell office:value-type="float" office:value="0.0398154421484913" calcext:value-type="float">
            <text:p>0.0398154421</text:p>
          </table:table-cell>
          <table:table-cell table:number-columns-repeated="9"/>
        </table:table-row>
        <table:table-row table:style-name="ro1">
          <table:table-cell office:value-type="float" office:value="0.0390404845625405" calcext:value-type="float">
            <text:p>0.0390404846</text:p>
          </table:table-cell>
          <table:table-cell table:number-columns-repeated="9"/>
        </table:table-row>
        <table:table-row table:style-name="ro1">
          <table:table-cell office:value-type="float" office:value="0.0383851083040927" calcext:value-type="float">
            <text:p>0.0383851083</text:p>
          </table:table-cell>
          <table:table-cell table:number-columns-repeated="9"/>
        </table:table-row>
        <table:table-row table:style-name="ro1">
          <table:table-cell office:value-type="float" office:value="0.0378522972244267" calcext:value-type="float">
            <text:p>0.0378522972</text:p>
          </table:table-cell>
          <table:table-cell table:number-columns-repeated="9"/>
        </table:table-row>
        <table:table-row table:style-name="ro1">
          <table:table-cell office:value-type="float" office:value="0.0373969900754875" calcext:value-type="float">
            <text:p>0.0373969901</text:p>
          </table:table-cell>
          <table:table-cell table:number-columns-repeated="9"/>
        </table:table-row>
        <table:table-row table:style-name="ro1">
          <table:table-cell office:value-type="float" office:value="0.0370539422926705" calcext:value-type="float">
            <text:p>0.0370539423</text:p>
          </table:table-cell>
          <table:table-cell table:number-columns-repeated="9"/>
        </table:table-row>
        <table:table-row table:style-name="ro1">
          <table:table-cell office:value-type="float" office:value="0.0367280000976338" calcext:value-type="float">
            <text:p>0.0367280001</text:p>
          </table:table-cell>
          <table:table-cell table:number-columns-repeated="9"/>
        </table:table-row>
        <table:table-row table:style-name="ro1">
          <table:table-cell office:value-type="float" office:value="0.0364414839279415" calcext:value-type="float">
            <text:p>0.0364414839</text:p>
          </table:table-cell>
          <table:table-cell table:number-columns-repeated="9"/>
        </table:table-row>
        <table:table-row table:style-name="ro1">
          <table:table-cell office:value-type="float" office:value="0.0361729297158836" calcext:value-type="float">
            <text:p>0.0361729297</text:p>
          </table:table-cell>
          <table:table-cell table:number-columns-repeated="9"/>
        </table:table-row>
        <table:table-row table:style-name="ro1">
          <table:table-cell office:value-type="float" office:value="0.0359239684092399" calcext:value-type="float">
            <text:p>0.0359239684</text:p>
          </table:table-cell>
          <table:table-cell table:number-columns-repeated="9"/>
        </table:table-row>
        <table:table-row table:style-name="ro1">
          <table:table-cell office:value-type="float" office:value="0.0357165857640847" calcext:value-type="float">
            <text:p>0.0357165858</text:p>
          </table:table-cell>
          <table:table-cell table:number-columns-repeated="9"/>
        </table:table-row>
        <table:table-row table:style-name="ro1">
          <table:table-cell office:value-type="float" office:value="0.0355295296823778" calcext:value-type="float">
            <text:p>0.0355295297</text:p>
          </table:table-cell>
          <table:table-cell table:number-columns-repeated="9"/>
        </table:table-row>
        <table:table-row table:style-name="ro1">
          <table:table-cell office:value-type="float" office:value="0.0353627723872104" calcext:value-type="float">
            <text:p>0.0353627724</text:p>
          </table:table-cell>
          <table:table-cell table:number-columns-repeated="9"/>
        </table:table-row>
        <table:table-row table:style-name="ro1">
          <table:table-cell office:value-type="float" office:value="0.035213084199324" calcext:value-type="float">
            <text:p>0.0352130842</text:p>
          </table:table-cell>
          <table:table-cell table:number-columns-repeated="9"/>
        </table:table-row>
        <table:table-row table:style-name="ro1">
          <table:table-cell office:value-type="float" office:value="0.035082325905188" calcext:value-type="float">
            <text:p>0.0350823259</text:p>
          </table:table-cell>
          <table:table-cell table:number-columns-repeated="9"/>
        </table:table-row>
        <table:table-row table:style-name="ro1">
          <table:table-cell office:value-type="float" office:value="0.0349644931800625" calcext:value-type="float">
            <text:p>0.0349644932</text:p>
          </table:table-cell>
          <table:table-cell table:number-columns-repeated="9"/>
        </table:table-row>
        <table:table-row table:style-name="ro1">
          <table:table-cell office:value-type="float" office:value="0.0348435100699376" calcext:value-type="float">
            <text:p>0.0348435101</text:p>
          </table:table-cell>
          <table:table-cell table:number-columns-repeated="9"/>
        </table:table-row>
        <table:table-row table:style-name="ro1">
          <table:table-cell office:value-type="float" office:value="0.0347374868820306" calcext:value-type="float">
            <text:p>0.0347374869</text:p>
          </table:table-cell>
          <table:table-cell table:number-columns-repeated="9"/>
        </table:table-row>
        <table:table-row table:style-name="ro1">
          <table:table-cell office:value-type="float" office:value="0.0346343316604079" calcext:value-type="float">
            <text:p>0.0346343317</text:p>
          </table:table-cell>
          <table:table-cell table:number-columns-repeated="9"/>
        </table:table-row>
        <table:table-row table:style-name="ro1">
          <table:table-cell office:value-type="float" office:value="0.0345446433006745" calcext:value-type="float">
            <text:p>0.0345446433</text:p>
          </table:table-cell>
          <table:table-cell table:number-columns-repeated="9"/>
        </table:table-row>
        <table:table-row table:style-name="ro1">
          <table:table-cell office:value-type="float" office:value="0.0344575014114231" calcext:value-type="float">
            <text:p>0.0344575014</text:p>
          </table:table-cell>
          <table:table-cell table:number-columns-repeated="9"/>
        </table:table-row>
        <table:table-row table:style-name="ro1">
          <table:table-cell office:value-type="float" office:value="0.0343795058827367" calcext:value-type="float">
            <text:p>0.0343795059</text:p>
          </table:table-cell>
          <table:table-cell table:number-columns-repeated="9"/>
        </table:table-row>
        <table:table-row table:style-name="ro1">
          <table:table-cell office:value-type="float" office:value="0.0343045441328256" calcext:value-type="float">
            <text:p>0.0343045441</text:p>
          </table:table-cell>
          <table:table-cell table:number-columns-repeated="9"/>
        </table:table-row>
        <table:table-row table:style-name="ro1">
          <table:table-cell office:value-type="float" office:value="0.0342380321232194" calcext:value-type="float">
            <text:p>0.0342380321</text:p>
          </table:table-cell>
          <table:table-cell table:number-columns-repeated="9"/>
        </table:table-row>
        <table:table-row table:style-name="ro1">
          <table:table-cell office:value-type="float" office:value="0.0341719297331812" calcext:value-type="float">
            <text:p>0.0341719297</text:p>
          </table:table-cell>
          <table:table-cell table:number-columns-repeated="9"/>
        </table:table-row>
        <table:table-row table:style-name="ro1">
          <table:table-cell office:value-type="float" office:value="0.0341119322783478" calcext:value-type="float">
            <text:p>0.0341119323</text:p>
          </table:table-cell>
          <table:table-cell table:number-columns-repeated="9"/>
        </table:table-row>
        <table:table-row table:style-name="ro1">
          <table:table-cell office:value-type="float" office:value="0.0340555530528286" calcext:value-type="float">
            <text:p>0.0340555531</text:p>
          </table:table-cell>
          <table:table-cell table:number-columns-repeated="9"/>
        </table:table-row>
        <table:table-row table:style-name="ro1">
          <table:table-cell office:value-type="float" office:value="0.034004008858173" calcext:value-type="float">
            <text:p>0.0340040089</text:p>
          </table:table-cell>
          <table:table-cell table:number-columns-repeated="9"/>
        </table:table-row>
        <table:table-row table:style-name="ro1">
          <table:table-cell office:value-type="float" office:value="0.0339542790582912" calcext:value-type="float">
            <text:p>0.0339542791</text:p>
          </table:table-cell>
          <table:table-cell table:number-columns-repeated="9"/>
        </table:table-row>
        <table:table-row table:style-name="ro1">
          <table:table-cell office:value-type="float" office:value="0.0339075432394625" calcext:value-type="float">
            <text:p>0.0339075432</text:p>
          </table:table-cell>
          <table:table-cell table:number-columns-repeated="9"/>
        </table:table-row>
        <table:table-row table:style-name="ro1">
          <table:table-cell office:value-type="float" office:value="0.0338599995338478" calcext:value-type="float">
            <text:p>0.0338599995</text:p>
          </table:table-cell>
          <table:table-cell table:number-columns-repeated="9"/>
        </table:table-row>
        <table:table-row table:style-name="ro1">
          <table:table-cell office:value-type="float" office:value="0.0338165360685458" calcext:value-type="float">
            <text:p>0.0338165361</text:p>
          </table:table-cell>
          <table:table-cell table:number-columns-repeated="9"/>
        </table:table-row>
        <table:table-row table:style-name="ro1">
          <table:table-cell office:value-type="float" office:value="0.0337774408753038" calcext:value-type="float">
            <text:p>0.0337774409</text:p>
          </table:table-cell>
          <table:table-cell table:number-columns-repeated="9"/>
        </table:table-row>
        <table:table-row table:style-name="ro1">
          <table:table-cell office:value-type="float" office:value="0.0337384313611051" calcext:value-type="float">
            <text:p>0.0337384314</text:p>
          </table:table-cell>
          <table:table-cell table:number-columns-repeated="9"/>
        </table:table-row>
        <table:table-row table:style-name="ro1">
          <table:table-cell office:value-type="float" office:value="0.0337007752781151" calcext:value-type="float">
            <text:p>0.0337007753</text:p>
          </table:table-cell>
          <table:table-cell table:number-columns-repeated="9"/>
        </table:table-row>
        <table:table-row table:style-name="ro1">
          <table:table-cell office:value-type="float" office:value="0.0336651650318039" calcext:value-type="float">
            <text:p>0.033665165</text:p>
          </table:table-cell>
          <table:table-cell table:number-columns-repeated="9"/>
        </table:table-row>
        <table:table-row table:style-name="ro1">
          <table:table-cell office:value-type="float" office:value="0.0336351286899584" calcext:value-type="float">
            <text:p>0.0336351287</text:p>
          </table:table-cell>
          <table:table-cell table:number-columns-repeated="9"/>
        </table:table-row>
        <table:table-row table:style-name="ro1">
          <table:table-cell office:value-type="float" office:value="0.0336037792480906" calcext:value-type="float">
            <text:p>0.0336037792</text:p>
          </table:table-cell>
          <table:table-cell table:number-columns-repeated="9"/>
        </table:table-row>
        <table:table-row table:style-name="ro1">
          <table:table-cell office:value-type="float" office:value="0.0335748124464539" calcext:value-type="float">
            <text:p>0.0335748124</text:p>
          </table:table-cell>
          <table:table-cell table:number-columns-repeated="9"/>
        </table:table-row>
        <table:table-row table:style-name="ro1">
          <table:table-cell office:value-type="float" office:value="0.0335455144102132" calcext:value-type="float">
            <text:p>0.0335455144</text:p>
          </table:table-cell>
          <table:table-cell table:number-columns-repeated="9"/>
        </table:table-row>
        <table:table-row table:style-name="ro1">
          <table:table-cell office:value-type="float" office:value="0.0335177858498851" calcext:value-type="float">
            <text:p>0.0335177858</text:p>
          </table:table-cell>
          <table:table-cell table:number-columns-repeated="9"/>
        </table:table-row>
        <table:table-row table:style-name="ro1">
          <table:table-cell office:value-type="float" office:value="0.0334918022956708" calcext:value-type="float">
            <text:p>0.0334918023</text:p>
          </table:table-cell>
          <table:table-cell table:number-columns-repeated="9"/>
        </table:table-row>
        <table:table-row table:style-name="ro1">
          <table:table-cell office:value-type="float" office:value="0.0334674856519049" calcext:value-type="float">
            <text:p>0.0334674857</text:p>
          </table:table-cell>
          <table:table-cell table:number-columns-repeated="9"/>
        </table:table-row>
        <table:table-row table:style-name="ro1">
          <table:table-cell office:value-type="float" office:value="0.0334442490912044" calcext:value-type="float">
            <text:p>0.0334442491</text:p>
          </table:table-cell>
          <table:table-cell table:number-columns-repeated="9"/>
        </table:table-row>
        <table:table-row table:style-name="ro1">
          <table:table-cell office:value-type="float" office:value="0.0334219036832955" calcext:value-type="float">
            <text:p>0.0334219037</text:p>
          </table:table-cell>
          <table:table-cell table:number-columns-repeated="9"/>
        </table:table-row>
        <table:table-row table:style-name="ro1">
          <table:table-cell office:value-type="float" office:value="0.0334000069121982" calcext:value-type="float">
            <text:p>0.0334000069</text:p>
          </table:table-cell>
          <table:table-cell table:number-columns-repeated="9"/>
        </table:table-row>
        <table:table-row table:style-name="ro1">
          <table:table-cell office:value-type="float" office:value="0.0333796575316437" calcext:value-type="float">
            <text:p>0.0333796575</text:p>
          </table:table-cell>
          <table:table-cell table:number-columns-repeated="9"/>
        </table:table-row>
        <table:table-row table:style-name="ro1">
          <table:table-cell office:value-type="float" office:value="0.0333601863660999" calcext:value-type="float">
            <text:p>0.0333601864</text:p>
          </table:table-cell>
          <table:table-cell table:number-columns-repeated="9"/>
        </table:table-row>
        <table:table-row table:style-name="ro1">
          <table:table-cell office:value-type="float" office:value="0.0333412988901897" calcext:value-type="float">
            <text:p>0.03334129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418" calcext:value-type="float">
            <text:p>241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143054133640297" calcext:value-type="float">
            <text:p>0.1430541336</text:p>
          </table:table-cell>
          <table:table-cell table:number-columns-repeated="9"/>
        </table:table-row>
        <table:table-row table:style-name="ro1">
          <table:table-cell office:value-type="float" office:value="0.0873240313740488" calcext:value-type="float">
            <text:p>0.0873240314</text:p>
          </table:table-cell>
          <table:table-cell table:number-columns-repeated="9"/>
        </table:table-row>
        <table:table-row table:style-name="ro1">
          <table:table-cell office:value-type="float" office:value="0.068272557769719" calcext:value-type="float">
            <text:p>0.0682725578</text:p>
          </table:table-cell>
          <table:table-cell table:number-columns-repeated="9"/>
        </table:table-row>
        <table:table-row table:style-name="ro1">
          <table:table-cell office:value-type="float" office:value="0.0582184122226981" calcext:value-type="float">
            <text:p>0.0582184122</text:p>
          </table:table-cell>
          <table:table-cell table:number-columns-repeated="9"/>
        </table:table-row>
        <table:table-row table:style-name="ro1">
          <table:table-cell office:value-type="float" office:value="0.0518877046909493" calcext:value-type="float">
            <text:p>0.0518877047</text:p>
          </table:table-cell>
          <table:table-cell table:number-columns-repeated="9"/>
        </table:table-row>
        <table:table-row table:style-name="ro1">
          <table:table-cell office:value-type="float" office:value="0.0473619450861636" calcext:value-type="float">
            <text:p>0.0473619451</text:p>
          </table:table-cell>
          <table:table-cell table:number-columns-repeated="9"/>
        </table:table-row>
        <table:table-row table:style-name="ro1">
          <table:table-cell office:value-type="float" office:value="0.0440970426860728" calcext:value-type="float">
            <text:p>0.0440970427</text:p>
          </table:table-cell>
          <table:table-cell table:number-columns-repeated="9"/>
        </table:table-row>
        <table:table-row table:style-name="ro1">
          <table:table-cell office:value-type="float" office:value="0.0419893770758623" calcext:value-type="float">
            <text:p>0.0419893771</text:p>
          </table:table-cell>
          <table:table-cell table:number-columns-repeated="9"/>
        </table:table-row>
        <table:table-row table:style-name="ro1">
          <table:table-cell office:value-type="float" office:value="0.0402043947525135" calcext:value-type="float">
            <text:p>0.0402043948</text:p>
          </table:table-cell>
          <table:table-cell table:number-columns-repeated="9"/>
        </table:table-row>
        <table:table-row table:style-name="ro1">
          <table:table-cell office:value-type="float" office:value="0.0387950449711157" calcext:value-type="float">
            <text:p>0.038795045</text:p>
          </table:table-cell>
          <table:table-cell table:number-columns-repeated="9"/>
        </table:table-row>
        <table:table-row table:style-name="ro1">
          <table:table-cell office:value-type="float" office:value="0.03768247901563" calcext:value-type="float">
            <text:p>0.037682479</text:p>
          </table:table-cell>
          <table:table-cell table:number-columns-repeated="9"/>
        </table:table-row>
        <table:table-row table:style-name="ro1">
          <table:table-cell office:value-type="float" office:value="0.0367474266012002" calcext:value-type="float">
            <text:p>0.0367474266</text:p>
          </table:table-cell>
          <table:table-cell table:number-columns-repeated="9"/>
        </table:table-row>
        <table:table-row table:style-name="ro1">
          <table:table-cell office:value-type="float" office:value="0.035981502231155" calcext:value-type="float">
            <text:p>0.0359815022</text:p>
          </table:table-cell>
          <table:table-cell table:number-columns-repeated="9"/>
        </table:table-row>
        <table:table-row table:style-name="ro1">
          <table:table-cell office:value-type="float" office:value="0.0353475388480533" calcext:value-type="float">
            <text:p>0.0353475388</text:p>
          </table:table-cell>
          <table:table-cell table:number-columns-repeated="9"/>
        </table:table-row>
        <table:table-row table:style-name="ro1">
          <table:table-cell office:value-type="float" office:value="0.0348016576703458" calcext:value-type="float">
            <text:p>0.0348016577</text:p>
          </table:table-cell>
          <table:table-cell table:number-columns-repeated="9"/>
        </table:table-row>
        <table:table-row table:style-name="ro1">
          <table:table-cell office:value-type="float" office:value="0.0343419858572596" calcext:value-type="float">
            <text:p>0.0343419859</text:p>
          </table:table-cell>
          <table:table-cell table:number-columns-repeated="9"/>
        </table:table-row>
        <table:table-row table:style-name="ro1">
          <table:table-cell office:value-type="float" office:value="0.0339517688169148" calcext:value-type="float">
            <text:p>0.0339517688</text:p>
          </table:table-cell>
          <table:table-cell table:number-columns-repeated="9"/>
        </table:table-row>
        <table:table-row table:style-name="ro1">
          <table:table-cell office:value-type="float" office:value="0.0336340287493493" calcext:value-type="float">
            <text:p>0.0336340287</text:p>
          </table:table-cell>
          <table:table-cell table:number-columns-repeated="9"/>
        </table:table-row>
        <table:table-row table:style-name="ro1">
          <table:table-cell office:value-type="float" office:value="0.0333330562816608" calcext:value-type="float">
            <text:p>0.0333330563</text:p>
          </table:table-cell>
          <table:table-cell table:number-columns-repeated="9"/>
        </table:table-row>
        <table:table-row table:style-name="ro1">
          <table:table-cell office:value-type="float" office:value="0.0330682646223033" calcext:value-type="float">
            <text:p>0.0330682646</text:p>
          </table:table-cell>
          <table:table-cell table:number-columns-repeated="9"/>
        </table:table-row>
        <table:table-row table:style-name="ro1">
          <table:table-cell office:value-type="float" office:value="0.0328570770672131" calcext:value-type="float">
            <text:p>0.0328570771</text:p>
          </table:table-cell>
          <table:table-cell table:number-columns-repeated="9"/>
        </table:table-row>
        <table:table-row table:style-name="ro1">
          <table:table-cell office:value-type="float" office:value="0.0326486772058167" calcext:value-type="float">
            <text:p>0.0326486772</text:p>
          </table:table-cell>
          <table:table-cell table:number-columns-repeated="9"/>
        </table:table-row>
        <table:table-row table:style-name="ro1">
          <table:table-cell office:value-type="float" office:value="0.0324556190948865" calcext:value-type="float">
            <text:p>0.0324556191</text:p>
          </table:table-cell>
          <table:table-cell table:number-columns-repeated="9"/>
        </table:table-row>
        <table:table-row table:style-name="ro1">
          <table:table-cell office:value-type="float" office:value="0.0322808168432684" calcext:value-type="float">
            <text:p>0.0322808168</text:p>
          </table:table-cell>
          <table:table-cell table:number-columns-repeated="9"/>
        </table:table-row>
        <table:table-row table:style-name="ro1">
          <table:table-cell office:value-type="float" office:value="0.0321256950961108" calcext:value-type="float">
            <text:p>0.0321256951</text:p>
          </table:table-cell>
          <table:table-cell table:number-columns-repeated="9"/>
        </table:table-row>
        <table:table-row table:style-name="ro1">
          <table:table-cell office:value-type="float" office:value="0.0319799360180294" calcext:value-type="float">
            <text:p>0.031979936</text:p>
          </table:table-cell>
          <table:table-cell table:number-columns-repeated="9"/>
        </table:table-row>
        <table:table-row table:style-name="ro1">
          <table:table-cell office:value-type="float" office:value="0.0318474264311381" calcext:value-type="float">
            <text:p>0.0318474264</text:p>
          </table:table-cell>
          <table:table-cell table:number-columns-repeated="9"/>
        </table:table-row>
        <table:table-row table:style-name="ro1">
          <table:table-cell office:value-type="float" office:value="0.0317276440621647" calcext:value-type="float">
            <text:p>0.0317276441</text:p>
          </table:table-cell>
          <table:table-cell table:number-columns-repeated="9"/>
        </table:table-row>
        <table:table-row table:style-name="ro1">
          <table:table-cell office:value-type="float" office:value="0.0316188718331245" calcext:value-type="float">
            <text:p>0.0316188718</text:p>
          </table:table-cell>
          <table:table-cell table:number-columns-repeated="9"/>
        </table:table-row>
        <table:table-row table:style-name="ro1">
          <table:table-cell office:value-type="float" office:value="0.0315165155282276" calcext:value-type="float">
            <text:p>0.0315165155</text:p>
          </table:table-cell>
          <table:table-cell table:number-columns-repeated="9"/>
        </table:table-row>
        <table:table-row table:style-name="ro1">
          <table:table-cell office:value-type="float" office:value="0.0314227637397712" calcext:value-type="float">
            <text:p>0.0314227637</text:p>
          </table:table-cell>
          <table:table-cell table:number-columns-repeated="9"/>
        </table:table-row>
        <table:table-row table:style-name="ro1">
          <table:table-cell office:value-type="float" office:value="0.0313355837635495" calcext:value-type="float">
            <text:p>0.0313355838</text:p>
          </table:table-cell>
          <table:table-cell table:number-columns-repeated="9"/>
        </table:table-row>
        <table:table-row table:style-name="ro1">
          <table:table-cell office:value-type="float" office:value="0.0312558961269137" calcext:value-type="float">
            <text:p>0.0312558961</text:p>
          </table:table-cell>
          <table:table-cell table:number-columns-repeated="9"/>
        </table:table-row>
        <table:table-row table:style-name="ro1">
          <table:table-cell office:value-type="float" office:value="0.0311838084992365" calcext:value-type="float">
            <text:p>0.0311838085</text:p>
          </table:table-cell>
          <table:table-cell table:number-columns-repeated="9"/>
        </table:table-row>
        <table:table-row table:style-name="ro1">
          <table:table-cell office:value-type="float" office:value="0.0311151193285086" calcext:value-type="float">
            <text:p>0.0311151193</text:p>
          </table:table-cell>
          <table:table-cell table:number-columns-repeated="9"/>
        </table:table-row>
        <table:table-row table:style-name="ro1">
          <table:table-cell office:value-type="float" office:value="0.031051559024419" calcext:value-type="float">
            <text:p>0.031051559</text:p>
          </table:table-cell>
          <table:table-cell table:number-columns-repeated="9"/>
        </table:table-row>
        <table:table-row table:style-name="ro1">
          <table:table-cell office:value-type="float" office:value="0.0309925070173917" calcext:value-type="float">
            <text:p>0.030992507</text:p>
          </table:table-cell>
          <table:table-cell table:number-columns-repeated="9"/>
        </table:table-row>
        <table:table-row table:style-name="ro1">
          <table:table-cell office:value-type="float" office:value="0.0309368010034393" calcext:value-type="float">
            <text:p>0.030936801</text:p>
          </table:table-cell>
          <table:table-cell table:number-columns-repeated="9"/>
        </table:table-row>
        <table:table-row table:style-name="ro1">
          <table:table-cell office:value-type="float" office:value="0.0308844324740919" calcext:value-type="float">
            <text:p>0.0308844325</text:p>
          </table:table-cell>
          <table:table-cell table:number-columns-repeated="9"/>
        </table:table-row>
        <table:table-row table:style-name="ro1">
          <table:table-cell office:value-type="float" office:value="0.0308353655106405" calcext:value-type="float">
            <text:p>0.0308353655</text:p>
          </table:table-cell>
          <table:table-cell table:number-columns-repeated="9"/>
        </table:table-row>
        <table:table-row table:style-name="ro1">
          <table:table-cell office:value-type="float" office:value="0.0307900852806945" calcext:value-type="float">
            <text:p>0.0307900853</text:p>
          </table:table-cell>
          <table:table-cell table:number-columns-repeated="9"/>
        </table:table-row>
        <table:table-row table:style-name="ro1">
          <table:table-cell office:value-type="float" office:value="0.0307459527234028" calcext:value-type="float">
            <text:p>0.0307459527</text:p>
          </table:table-cell>
          <table:table-cell table:number-columns-repeated="9"/>
        </table:table-row>
        <table:table-row table:style-name="ro1">
          <table:table-cell office:value-type="float" office:value="0.0307049068973108" calcext:value-type="float">
            <text:p>0.0307049069</text:p>
          </table:table-cell>
          <table:table-cell table:number-columns-repeated="9"/>
        </table:table-row>
        <table:table-row table:style-name="ro1">
          <table:table-cell office:value-type="float" office:value="0.0306665199200446" calcext:value-type="float">
            <text:p>0.0306665199</text:p>
          </table:table-cell>
          <table:table-cell table:number-columns-repeated="9"/>
        </table:table-row>
        <table:table-row table:style-name="ro1">
          <table:table-cell office:value-type="float" office:value="0.0306288789884344" calcext:value-type="float">
            <text:p>0.030628879</text:p>
          </table:table-cell>
          <table:table-cell table:number-columns-repeated="9"/>
        </table:table-row>
        <table:table-row table:style-name="ro1">
          <table:table-cell office:value-type="float" office:value="0.0305940998923822" calcext:value-type="float">
            <text:p>0.0305940999</text:p>
          </table:table-cell>
          <table:table-cell table:number-columns-repeated="9"/>
        </table:table-row>
        <table:table-row table:style-name="ro1">
          <table:table-cell office:value-type="float" office:value="0.030560577166158" calcext:value-type="float">
            <text:p>0.0305605772</text:p>
          </table:table-cell>
          <table:table-cell table:number-columns-repeated="9"/>
        </table:table-row>
        <table:table-row table:style-name="ro1">
          <table:table-cell office:value-type="float" office:value="0.0305283463067832" calcext:value-type="float">
            <text:p>0.0305283463</text:p>
          </table:table-cell>
          <table:table-cell table:number-columns-repeated="9"/>
        </table:table-row>
        <table:table-row table:style-name="ro1">
          <table:table-cell office:value-type="float" office:value="0.0304980942763052" calcext:value-type="float">
            <text:p>0.0304980943</text:p>
          </table:table-cell>
          <table:table-cell table:number-columns-repeated="9"/>
        </table:table-row>
        <table:table-row table:style-name="ro1">
          <table:table-cell office:value-type="float" office:value="0.0304686994028299" calcext:value-type="float">
            <text:p>0.0304686994</text:p>
          </table:table-cell>
          <table:table-cell table:number-columns-repeated="9"/>
        </table:table-row>
        <table:table-row table:style-name="ro1">
          <table:table-cell office:value-type="float" office:value="0.0304413360660868" calcext:value-type="float">
            <text:p>0.0304413361</text:p>
          </table:table-cell>
          <table:table-cell table:number-columns-repeated="9"/>
        </table:table-row>
        <table:table-row table:style-name="ro1">
          <table:table-cell office:value-type="float" office:value="0.0304149968140264" calcext:value-type="float">
            <text:p>0.0304149968</text:p>
          </table:table-cell>
          <table:table-cell table:number-columns-repeated="9"/>
        </table:table-row>
        <table:table-row table:style-name="ro1">
          <table:table-cell office:value-type="float" office:value="0.0303901317988132" calcext:value-type="float">
            <text:p>0.0303901318</text:p>
          </table:table-cell>
          <table:table-cell table:number-columns-repeated="9"/>
        </table:table-row>
        <table:table-row table:style-name="ro1">
          <table:table-cell office:value-type="float" office:value="0.0303664936065603" calcext:value-type="float">
            <text:p>0.0303664936</text:p>
          </table:table-cell>
          <table:table-cell table:number-columns-repeated="9"/>
        </table:table-row>
        <table:table-row table:style-name="ro1">
          <table:table-cell office:value-type="float" office:value="0.0303441256916373" calcext:value-type="float">
            <text:p>0.0303441257</text:p>
          </table:table-cell>
          <table:table-cell table:number-columns-repeated="9"/>
        </table:table-row>
        <table:table-row table:style-name="ro1">
          <table:table-cell office:value-type="float" office:value="0.0303215718552289" calcext:value-type="float">
            <text:p>0.0303215719</text:p>
          </table:table-cell>
          <table:table-cell table:number-columns-repeated="9"/>
        </table:table-row>
        <table:table-row table:style-name="ro1">
          <table:table-cell office:value-type="float" office:value="0.0303005407041999" calcext:value-type="float">
            <text:p>0.0303005407</text:p>
          </table:table-cell>
          <table:table-cell table:number-columns-repeated="9"/>
        </table:table-row>
        <table:table-row table:style-name="ro1">
          <table:table-cell office:value-type="float" office:value="0.0302805078227445" calcext:value-type="float">
            <text:p>0.0302805078</text:p>
          </table:table-cell>
          <table:table-cell table:number-columns-repeated="9"/>
        </table:table-row>
        <table:table-row table:style-name="ro1">
          <table:table-cell office:value-type="float" office:value="0.0302616005264166" calcext:value-type="float">
            <text:p>0.0302616005</text:p>
          </table:table-cell>
          <table:table-cell table:number-columns-repeated="9"/>
        </table:table-row>
        <table:table-row table:style-name="ro1">
          <table:table-cell office:value-type="float" office:value="0.0302436158680741" calcext:value-type="float">
            <text:p>0.03024361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513" calcext:value-type="float">
            <text:p>251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0.201090705037499" calcext:value-type="float">
            <text:p>0.201090705</text:p>
          </table:table-cell>
          <table:table-cell table:number-columns-repeated="9"/>
        </table:table-row>
        <table:table-row table:style-name="ro1">
          <table:table-cell office:value-type="float" office:value="0.140058754370424" calcext:value-type="float">
            <text:p>0.1400587544</text:p>
          </table:table-cell>
          <table:table-cell table:number-columns-repeated="9"/>
        </table:table-row>
        <table:table-row table:style-name="ro1">
          <table:table-cell office:value-type="float" office:value="0.119783143245137" calcext:value-type="float">
            <text:p>0.1197831432</text:p>
          </table:table-cell>
          <table:table-cell table:number-columns-repeated="9"/>
        </table:table-row>
        <table:table-row table:style-name="ro1">
          <table:table-cell office:value-type="float" office:value="0.107793597133736" calcext:value-type="float">
            <text:p>0.1077935971</text:p>
          </table:table-cell>
          <table:table-cell table:number-columns-repeated="9"/>
        </table:table-row>
        <table:table-row table:style-name="ro1">
          <table:table-cell office:value-type="float" office:value="0.100062259947251" calcext:value-type="float">
            <text:p>0.1000622599</text:p>
          </table:table-cell>
          <table:table-cell table:number-columns-repeated="9"/>
        </table:table-row>
        <table:table-row table:style-name="ro1">
          <table:table-cell office:value-type="float" office:value="0.0948594798493476" calcext:value-type="float">
            <text:p>0.0948594798</text:p>
          </table:table-cell>
          <table:table-cell table:number-columns-repeated="9"/>
        </table:table-row>
        <table:table-row table:style-name="ro1">
          <table:table-cell office:value-type="float" office:value="0.0909455072114536" calcext:value-type="float">
            <text:p>0.0909455072</text:p>
          </table:table-cell>
          <table:table-cell table:number-columns-repeated="9"/>
        </table:table-row>
        <table:table-row table:style-name="ro1">
          <table:table-cell office:value-type="float" office:value="0.0880086269935704" calcext:value-type="float">
            <text:p>0.088008627</text:p>
          </table:table-cell>
          <table:table-cell table:number-columns-repeated="9"/>
        </table:table-row>
        <table:table-row table:style-name="ro1">
          <table:table-cell office:value-type="float" office:value="0.0856371773462046" calcext:value-type="float">
            <text:p>0.0856371773</text:p>
          </table:table-cell>
          <table:table-cell table:number-columns-repeated="9"/>
        </table:table-row>
        <table:table-row table:style-name="ro1">
          <table:table-cell office:value-type="float" office:value="0.0837967151474918" calcext:value-type="float">
            <text:p>0.0837967151</text:p>
          </table:table-cell>
          <table:table-cell table:number-columns-repeated="9"/>
        </table:table-row>
        <table:table-row table:style-name="ro1">
          <table:table-cell office:value-type="float" office:value="0.0822900088517854" calcext:value-type="float">
            <text:p>0.0822900089</text:p>
          </table:table-cell>
          <table:table-cell table:number-columns-repeated="9"/>
        </table:table-row>
        <table:table-row table:style-name="ro1">
          <table:table-cell office:value-type="float" office:value="0.0810776734909172" calcext:value-type="float">
            <text:p>0.0810776735</text:p>
          </table:table-cell>
          <table:table-cell table:number-columns-repeated="9"/>
        </table:table-row>
        <table:table-row table:style-name="ro1">
          <table:table-cell office:value-type="float" office:value="0.0799744637806997" calcext:value-type="float">
            <text:p>0.0799744638</text:p>
          </table:table-cell>
          <table:table-cell table:number-columns-repeated="9"/>
        </table:table-row>
        <table:table-row table:style-name="ro1">
          <table:table-cell office:value-type="float" office:value="0.0790221175493281" calcext:value-type="float">
            <text:p>0.0790221175</text:p>
          </table:table-cell>
          <table:table-cell table:number-columns-repeated="9"/>
        </table:table-row>
        <table:table-row table:style-name="ro1">
          <table:table-cell office:value-type="float" office:value="0.0782264851636573" calcext:value-type="float">
            <text:p>0.0782264852</text:p>
          </table:table-cell>
          <table:table-cell table:number-columns-repeated="9"/>
        </table:table-row>
        <table:table-row table:style-name="ro1">
          <table:table-cell office:value-type="float" office:value="0.0775275507144176" calcext:value-type="float">
            <text:p>0.0775275507</text:p>
          </table:table-cell>
          <table:table-cell table:number-columns-repeated="9"/>
        </table:table-row>
        <table:table-row table:style-name="ro1">
          <table:table-cell office:value-type="float" office:value="0.0769459534133639" calcext:value-type="float">
            <text:p>0.0769459534</text:p>
          </table:table-cell>
          <table:table-cell table:number-columns-repeated="9"/>
        </table:table-row>
        <table:table-row table:style-name="ro1">
          <table:table-cell office:value-type="float" office:value="0.0764222382170842" calcext:value-type="float">
            <text:p>0.0764222382</text:p>
          </table:table-cell>
          <table:table-cell table:number-columns-repeated="9"/>
        </table:table-row>
        <table:table-row table:style-name="ro1">
          <table:table-cell office:value-type="float" office:value="0.0759604600539431" calcext:value-type="float">
            <text:p>0.0759604601</text:p>
          </table:table-cell>
          <table:table-cell table:number-columns-repeated="9"/>
        </table:table-row>
        <table:table-row table:style-name="ro1">
          <table:table-cell office:value-type="float" office:value="0.0755740643264116" calcext:value-type="float">
            <text:p>0.0755740643</text:p>
          </table:table-cell>
          <table:table-cell table:number-columns-repeated="9"/>
        </table:table-row>
        <table:table-row table:style-name="ro1">
          <table:table-cell office:value-type="float" office:value="0.0752236640100202" calcext:value-type="float">
            <text:p>0.075223664</text:p>
          </table:table-cell>
          <table:table-cell table:number-columns-repeated="9"/>
        </table:table-row>
        <table:table-row table:style-name="ro1">
          <table:table-cell office:value-type="float" office:value="0.0749065398419645" calcext:value-type="float">
            <text:p>0.0749065398</text:p>
          </table:table-cell>
          <table:table-cell table:number-columns-repeated="9"/>
        </table:table-row>
        <table:table-row table:style-name="ro1">
          <table:table-cell office:value-type="float" office:value="0.0746079882198508" calcext:value-type="float">
            <text:p>0.0746079882</text:p>
          </table:table-cell>
          <table:table-cell table:number-columns-repeated="9"/>
        </table:table-row>
        <table:table-row table:style-name="ro1">
          <table:table-cell office:value-type="float" office:value="0.0743382480477174" calcext:value-type="float">
            <text:p>0.074338248</text:p>
          </table:table-cell>
          <table:table-cell table:number-columns-repeated="9"/>
        </table:table-row>
        <table:table-row table:style-name="ro1">
          <table:table-cell office:value-type="float" office:value="0.0740898167387128" calcext:value-type="float">
            <text:p>0.0740898167</text:p>
          </table:table-cell>
          <table:table-cell table:number-columns-repeated="9"/>
        </table:table-row>
        <table:table-row table:style-name="ro1">
          <table:table-cell office:value-type="float" office:value="0.073867688022096" calcext:value-type="float">
            <text:p>0.073867688</text:p>
          </table:table-cell>
          <table:table-cell table:number-columns-repeated="9"/>
        </table:table-row>
        <table:table-row table:style-name="ro1">
          <table:table-cell office:value-type="float" office:value="0.0736639172221832" calcext:value-type="float">
            <text:p>0.0736639172</text:p>
          </table:table-cell>
          <table:table-cell table:number-columns-repeated="9"/>
        </table:table-row>
        <table:table-row table:style-name="ro1">
          <table:table-cell office:value-type="float" office:value="0.073476778224172" calcext:value-type="float">
            <text:p>0.0734767782</text:p>
          </table:table-cell>
          <table:table-cell table:number-columns-repeated="9"/>
        </table:table-row>
        <table:table-row table:style-name="ro1">
          <table:table-cell office:value-type="float" office:value="0.073300467705966" calcext:value-type="float">
            <text:p>0.0733004677</text:p>
          </table:table-cell>
          <table:table-cell table:number-columns-repeated="9"/>
        </table:table-row>
        <table:table-row table:style-name="ro1">
          <table:table-cell office:value-type="float" office:value="0.0731405777669484" calcext:value-type="float">
            <text:p>0.0731405778</text:p>
          </table:table-cell>
          <table:table-cell table:number-columns-repeated="9"/>
        </table:table-row>
        <table:table-row table:style-name="ro1">
          <table:table-cell office:value-type="float" office:value="0.0729940047692028" calcext:value-type="float">
            <text:p>0.0729940048</text:p>
          </table:table-cell>
          <table:table-cell table:number-columns-repeated="9"/>
        </table:table-row>
        <table:table-row table:style-name="ro1">
          <table:table-cell office:value-type="float" office:value="0.0728567899303015" calcext:value-type="float">
            <text:p>0.0728567899</text:p>
          </table:table-cell>
          <table:table-cell table:number-columns-repeated="9"/>
        </table:table-row>
        <table:table-row table:style-name="ro1">
          <table:table-cell office:value-type="float" office:value="0.0727284448600806" calcext:value-type="float">
            <text:p>0.0727284449</text:p>
          </table:table-cell>
          <table:table-cell table:number-columns-repeated="9"/>
        </table:table-row>
        <table:table-row table:style-name="ro1">
          <table:table-cell office:value-type="float" office:value="0.0726081555931556" calcext:value-type="float">
            <text:p>0.0726081556</text:p>
          </table:table-cell>
          <table:table-cell table:number-columns-repeated="9"/>
        </table:table-row>
        <table:table-row table:style-name="ro1">
          <table:table-cell office:value-type="float" office:value="0.0724953744373057" calcext:value-type="float">
            <text:p>0.0724953744</text:p>
          </table:table-cell>
          <table:table-cell table:number-columns-repeated="9"/>
        </table:table-row>
        <table:table-row table:style-name="ro1">
          <table:table-cell office:value-type="float" office:value="0.0723884256646636" calcext:value-type="float">
            <text:p>0.0723884257</text:p>
          </table:table-cell>
          <table:table-cell table:number-columns-repeated="9"/>
        </table:table-row>
        <table:table-row table:style-name="ro1">
          <table:table-cell office:value-type="float" office:value="0.0722843550110774" calcext:value-type="float">
            <text:p>0.072284355</text:p>
          </table:table-cell>
          <table:table-cell table:number-columns-repeated="9"/>
        </table:table-row>
        <table:table-row table:style-name="ro1">
          <table:table-cell office:value-type="float" office:value="0.0721895635219941" calcext:value-type="float">
            <text:p>0.0721895635</text:p>
          </table:table-cell>
          <table:table-cell table:number-columns-repeated="9"/>
        </table:table-row>
        <table:table-row table:style-name="ro1">
          <table:table-cell office:value-type="float" office:value="0.0720977777519949" calcext:value-type="float">
            <text:p>0.0720977778</text:p>
          </table:table-cell>
          <table:table-cell table:number-columns-repeated="9"/>
        </table:table-row>
        <table:table-row table:style-name="ro1">
          <table:table-cell office:value-type="float" office:value="0.0720140668850702" calcext:value-type="float">
            <text:p>0.0720140669</text:p>
          </table:table-cell>
          <table:table-cell table:number-columns-repeated="9"/>
        </table:table-row>
        <table:table-row table:style-name="ro1">
          <table:table-cell office:value-type="float" office:value="0.0719355781836432" calcext:value-type="float">
            <text:p>0.0719355782</text:p>
          </table:table-cell>
          <table:table-cell table:number-columns-repeated="9"/>
        </table:table-row>
        <table:table-row table:style-name="ro1">
          <table:table-cell office:value-type="float" office:value="0.0718608288905741" calcext:value-type="float">
            <text:p>0.0718608289</text:p>
          </table:table-cell>
          <table:table-cell table:number-columns-repeated="9"/>
        </table:table-row>
        <table:table-row table:style-name="ro1">
          <table:table-cell office:value-type="float" office:value="0.0717883022934906" calcext:value-type="float">
            <text:p>0.0717883023</text:p>
          </table:table-cell>
          <table:table-cell table:number-columns-repeated="9"/>
        </table:table-row>
        <table:table-row table:style-name="ro1">
          <table:table-cell office:value-type="float" office:value="0.0717207674058349" calcext:value-type="float">
            <text:p>0.0717207674</text:p>
          </table:table-cell>
          <table:table-cell table:number-columns-repeated="9"/>
        </table:table-row>
        <table:table-row table:style-name="ro1">
          <table:table-cell office:value-type="float" office:value="0.0716548986221692" calcext:value-type="float">
            <text:p>0.0716548986</text:p>
          </table:table-cell>
          <table:table-cell table:number-columns-repeated="9"/>
        </table:table-row>
        <table:table-row table:style-name="ro1">
          <table:table-cell office:value-type="float" office:value="0.0715932838926117" calcext:value-type="float">
            <text:p>0.0715932839</text:p>
          </table:table-cell>
          <table:table-cell table:number-columns-repeated="9"/>
        </table:table-row>
        <table:table-row table:style-name="ro1">
          <table:table-cell office:value-type="float" office:value="0.0715339625712524" calcext:value-type="float">
            <text:p>0.0715339626</text:p>
          </table:table-cell>
          <table:table-cell table:number-columns-repeated="9"/>
        </table:table-row>
        <table:table-row table:style-name="ro1">
          <table:table-cell office:value-type="float" office:value="0.071477188064159" calcext:value-type="float">
            <text:p>0.0714771881</text:p>
          </table:table-cell>
          <table:table-cell table:number-columns-repeated="9"/>
        </table:table-row>
        <table:table-row table:style-name="ro1">
          <table:table-cell office:value-type="float" office:value="0.071423876954966" calcext:value-type="float">
            <text:p>0.071423877</text:p>
          </table:table-cell>
          <table:table-cell table:number-columns-repeated="9"/>
        </table:table-row>
        <table:table-row table:style-name="ro1">
          <table:table-cell office:value-type="float" office:value="0.0713715213960185" calcext:value-type="float">
            <text:p>0.0713715214</text:p>
          </table:table-cell>
          <table:table-cell table:number-columns-repeated="9"/>
        </table:table-row>
        <table:table-row table:style-name="ro1">
          <table:table-cell office:value-type="float" office:value="0.0713230742736947" calcext:value-type="float">
            <text:p>0.0713230743</text:p>
          </table:table-cell>
          <table:table-cell table:number-columns-repeated="9"/>
        </table:table-row>
        <table:table-row table:style-name="ro1">
          <table:table-cell office:value-type="float" office:value="0.071276174970921" calcext:value-type="float">
            <text:p>0.071276175</text:p>
          </table:table-cell>
          <table:table-cell table:number-columns-repeated="9"/>
        </table:table-row>
        <table:table-row table:style-name="ro1">
          <table:table-cell office:value-type="float" office:value="0.07123048724575" calcext:value-type="float">
            <text:p>0.0712304872</text:p>
          </table:table-cell>
          <table:table-cell table:number-columns-repeated="9"/>
        </table:table-row>
        <table:table-row table:style-name="ro1">
          <table:table-cell office:value-type="float" office:value="0.0711880907550479" calcext:value-type="float">
            <text:p>0.0711880908</text:p>
          </table:table-cell>
          <table:table-cell table:number-columns-repeated="9"/>
        </table:table-row>
        <table:table-row table:style-name="ro1">
          <table:table-cell office:value-type="float" office:value="0.0711468823600845" calcext:value-type="float">
            <text:p>0.0711468824</text:p>
          </table:table-cell>
          <table:table-cell table:number-columns-repeated="9"/>
        </table:table-row>
        <table:table-row table:style-name="ro1">
          <table:table-cell office:value-type="float" office:value="0.0711082910680976" calcext:value-type="float">
            <text:p>0.0711082911</text:p>
          </table:table-cell>
          <table:table-cell table:number-columns-repeated="9"/>
        </table:table-row>
        <table:table-row table:style-name="ro1">
          <table:table-cell office:value-type="float" office:value="0.0710707662531121" calcext:value-type="float">
            <text:p>0.0710707663</text:p>
          </table:table-cell>
          <table:table-cell table:number-columns-repeated="9"/>
        </table:table-row>
        <table:table-row table:style-name="ro1">
          <table:table-cell office:value-type="float" office:value="0.0710343112688207" calcext:value-type="float">
            <text:p>0.0710343113</text:p>
          </table:table-cell>
          <table:table-cell table:number-columns-repeated="9"/>
        </table:table-row>
        <table:table-row table:style-name="ro1">
          <table:table-cell office:value-type="float" office:value="0.0710000745248393" calcext:value-type="float">
            <text:p>0.0710000745</text:p>
          </table:table-cell>
          <table:table-cell table:number-columns-repeated="9"/>
        </table:table-row>
        <table:table-row table:style-name="ro1">
          <table:table-cell office:value-type="float" office:value="0.0709669039504082" calcext:value-type="float">
            <text:p>0.0709669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523" calcext:value-type="float">
            <text:p>252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0.210450313308347" calcext:value-type="float">
            <text:p>0.2104503133</text:p>
          </table:table-cell>
          <table:table-cell table:number-columns-repeated="9"/>
        </table:table-row>
        <table:table-row table:style-name="ro1">
          <table:table-cell office:value-type="float" office:value="0.138731473529845" calcext:value-type="float">
            <text:p>0.1387314735</text:p>
          </table:table-cell>
          <table:table-cell table:number-columns-repeated="9"/>
        </table:table-row>
        <table:table-row table:style-name="ro1">
          <table:table-cell office:value-type="float" office:value="0.114130480272889" calcext:value-type="float">
            <text:p>0.1141304803</text:p>
          </table:table-cell>
          <table:table-cell table:number-columns-repeated="9"/>
        </table:table-row>
        <table:table-row table:style-name="ro1">
          <table:table-cell office:value-type="float" office:value="0.100881119284597" calcext:value-type="float">
            <text:p>0.1008811193</text:p>
          </table:table-cell>
          <table:table-cell table:number-columns-repeated="9"/>
        </table:table-row>
        <table:table-row table:style-name="ro1">
          <table:table-cell office:value-type="float" office:value="0.0925225756423146" calcext:value-type="float">
            <text:p>0.0925225756</text:p>
          </table:table-cell>
          <table:table-cell table:number-columns-repeated="9"/>
        </table:table-row>
        <table:table-row table:style-name="ro1">
          <table:table-cell office:value-type="float" office:value="0.0867747237560809" calcext:value-type="float">
            <text:p>0.0867747238</text:p>
          </table:table-cell>
          <table:table-cell table:number-columns-repeated="9"/>
        </table:table-row>
        <table:table-row table:style-name="ro1">
          <table:table-cell office:value-type="float" office:value="0.0828309749009581" calcext:value-type="float">
            <text:p>0.0828309749</text:p>
          </table:table-cell>
          <table:table-cell table:number-columns-repeated="9"/>
        </table:table-row>
        <table:table-row table:style-name="ro1">
          <table:table-cell office:value-type="float" office:value="0.0796342964906678" calcext:value-type="float">
            <text:p>0.0796342965</text:p>
          </table:table-cell>
          <table:table-cell table:number-columns-repeated="9"/>
        </table:table-row>
        <table:table-row table:style-name="ro1">
          <table:table-cell office:value-type="float" office:value="0.077100716444114" calcext:value-type="float">
            <text:p>0.0771007164</text:p>
          </table:table-cell>
          <table:table-cell table:number-columns-repeated="9"/>
        </table:table-row>
        <table:table-row table:style-name="ro1">
          <table:table-cell office:value-type="float" office:value="0.0750857533198967" calcext:value-type="float">
            <text:p>0.0750857533</text:p>
          </table:table-cell>
          <table:table-cell table:number-columns-repeated="9"/>
        </table:table-row>
        <table:table-row table:style-name="ro1">
          <table:table-cell office:value-type="float" office:value="0.0734979106622885" calcext:value-type="float">
            <text:p>0.0734979107</text:p>
          </table:table-cell>
          <table:table-cell table:number-columns-repeated="9"/>
        </table:table-row>
        <table:table-row table:style-name="ro1">
          <table:table-cell office:value-type="float" office:value="0.072153994150704" calcext:value-type="float">
            <text:p>0.0721539942</text:p>
          </table:table-cell>
          <table:table-cell table:number-columns-repeated="9"/>
        </table:table-row>
        <table:table-row table:style-name="ro1">
          <table:table-cell office:value-type="float" office:value="0.0711012552781661" calcext:value-type="float">
            <text:p>0.0711012553</text:p>
          </table:table-cell>
          <table:table-cell table:number-columns-repeated="9"/>
        </table:table-row>
        <table:table-row table:style-name="ro1">
          <table:table-cell office:value-type="float" office:value="0.070151479918262" calcext:value-type="float">
            <text:p>0.0701514799</text:p>
          </table:table-cell>
          <table:table-cell table:number-columns-repeated="9"/>
        </table:table-row>
        <table:table-row table:style-name="ro1">
          <table:table-cell office:value-type="float" office:value="0.0693489008992878" calcext:value-type="float">
            <text:p>0.0693489009</text:p>
          </table:table-cell>
          <table:table-cell table:number-columns-repeated="9"/>
        </table:table-row>
        <table:table-row table:style-name="ro1">
          <table:table-cell office:value-type="float" office:value="0.0686665613818727" calcext:value-type="float">
            <text:p>0.0686665614</text:p>
          </table:table-cell>
          <table:table-cell table:number-columns-repeated="9"/>
        </table:table-row>
        <table:table-row table:style-name="ro1">
          <table:table-cell office:value-type="float" office:value="0.0680697739744735" calcext:value-type="float">
            <text:p>0.068069774</text:p>
          </table:table-cell>
          <table:table-cell table:number-columns-repeated="9"/>
        </table:table-row>
        <table:table-row table:style-name="ro1">
          <table:table-cell office:value-type="float" office:value="0.0675390177121669" calcext:value-type="float">
            <text:p>0.0675390177</text:p>
          </table:table-cell>
          <table:table-cell table:number-columns-repeated="9"/>
        </table:table-row>
        <table:table-row table:style-name="ro1">
          <table:table-cell office:value-type="float" office:value="0.0670759692607274" calcext:value-type="float">
            <text:p>0.0670759693</text:p>
          </table:table-cell>
          <table:table-cell table:number-columns-repeated="9"/>
        </table:table-row>
        <table:table-row table:style-name="ro1">
          <table:table-cell office:value-type="float" office:value="0.066664367689517" calcext:value-type="float">
            <text:p>0.0666643677</text:p>
          </table:table-cell>
          <table:table-cell table:number-columns-repeated="9"/>
        </table:table-row>
        <table:table-row table:style-name="ro1">
          <table:table-cell office:value-type="float" office:value="0.066304248942974" calcext:value-type="float">
            <text:p>0.0663042489</text:p>
          </table:table-cell>
          <table:table-cell table:number-columns-repeated="9"/>
        </table:table-row>
        <table:table-row table:style-name="ro1">
          <table:table-cell office:value-type="float" office:value="0.0659772052919619" calcext:value-type="float">
            <text:p>0.0659772053</text:p>
          </table:table-cell>
          <table:table-cell table:number-columns-repeated="9"/>
        </table:table-row>
        <table:table-row table:style-name="ro1">
          <table:table-cell office:value-type="float" office:value="0.0656831860237743" calcext:value-type="float">
            <text:p>0.065683186</text:p>
          </table:table-cell>
          <table:table-cell table:number-columns-repeated="9"/>
        </table:table-row>
        <table:table-row table:style-name="ro1">
          <table:table-cell office:value-type="float" office:value="0.0654148065980839" calcext:value-type="float">
            <text:p>0.0654148066</text:p>
          </table:table-cell>
          <table:table-cell table:number-columns-repeated="9"/>
        </table:table-row>
        <table:table-row table:style-name="ro1">
          <table:table-cell office:value-type="float" office:value="0.0651703757925668" calcext:value-type="float">
            <text:p>0.0651703758</text:p>
          </table:table-cell>
          <table:table-cell table:number-columns-repeated="9"/>
        </table:table-row>
        <table:table-row table:style-name="ro1">
          <table:table-cell office:value-type="float" office:value="0.0649460324659404" calcext:value-type="float">
            <text:p>0.0649460325</text:p>
          </table:table-cell>
          <table:table-cell table:number-columns-repeated="9"/>
        </table:table-row>
        <table:table-row table:style-name="ro1">
          <table:table-cell office:value-type="float" office:value="0.0647457801441555" calcext:value-type="float">
            <text:p>0.0647457801</text:p>
          </table:table-cell>
          <table:table-cell table:number-columns-repeated="9"/>
        </table:table-row>
        <table:table-row table:style-name="ro1">
          <table:table-cell office:value-type="float" office:value="0.064564819493423" calcext:value-type="float">
            <text:p>0.0645648195</text:p>
          </table:table-cell>
          <table:table-cell table:number-columns-repeated="9"/>
        </table:table-row>
        <table:table-row table:style-name="ro1">
          <table:table-cell office:value-type="float" office:value="0.0643891973928514" calcext:value-type="float">
            <text:p>0.0643891974</text:p>
          </table:table-cell>
          <table:table-cell table:number-columns-repeated="9"/>
        </table:table-row>
        <table:table-row table:style-name="ro1">
          <table:table-cell office:value-type="float" office:value="0.0642287188271812" calcext:value-type="float">
            <text:p>0.0642287188</text:p>
          </table:table-cell>
          <table:table-cell table:number-columns-repeated="9"/>
        </table:table-row>
        <table:table-row table:style-name="ro1">
          <table:table-cell office:value-type="float" office:value="0.0640732003350259" calcext:value-type="float">
            <text:p>0.0640732003</text:p>
          </table:table-cell>
          <table:table-cell table:number-columns-repeated="9"/>
        </table:table-row>
        <table:table-row table:style-name="ro1">
          <table:table-cell office:value-type="float" office:value="0.0639359347037931" calcext:value-type="float">
            <text:p>0.0639359347</text:p>
          </table:table-cell>
          <table:table-cell table:number-columns-repeated="9"/>
        </table:table-row>
        <table:table-row table:style-name="ro1">
          <table:table-cell office:value-type="float" office:value="0.0638025761340936" calcext:value-type="float">
            <text:p>0.0638025761</text:p>
          </table:table-cell>
          <table:table-cell table:number-columns-repeated="9"/>
        </table:table-row>
        <table:table-row table:style-name="ro1">
          <table:table-cell office:value-type="float" office:value="0.0636809436196847" calcext:value-type="float">
            <text:p>0.0636809436</text:p>
          </table:table-cell>
          <table:table-cell table:number-columns-repeated="9"/>
        </table:table-row>
        <table:table-row table:style-name="ro1">
          <table:table-cell office:value-type="float" office:value="0.0635651126277867" calcext:value-type="float">
            <text:p>0.0635651126</text:p>
          </table:table-cell>
          <table:table-cell table:number-columns-repeated="9"/>
        </table:table-row>
        <table:table-row table:style-name="ro1">
          <table:table-cell office:value-type="float" office:value="0.0634593930613644" calcext:value-type="float">
            <text:p>0.0634593931</text:p>
          </table:table-cell>
          <table:table-cell table:number-columns-repeated="9"/>
        </table:table-row>
        <table:table-row table:style-name="ro1">
          <table:table-cell office:value-type="float" office:value="0.0633621609436626" calcext:value-type="float">
            <text:p>0.0633621609</text:p>
          </table:table-cell>
          <table:table-cell table:number-columns-repeated="9"/>
        </table:table-row>
        <table:table-row table:style-name="ro1">
          <table:table-cell office:value-type="float" office:value="0.0632670462904452" calcext:value-type="float">
            <text:p>0.0632670463</text:p>
          </table:table-cell>
          <table:table-cell table:number-columns-repeated="9"/>
        </table:table-row>
        <table:table-row table:style-name="ro1">
          <table:table-cell office:value-type="float" office:value="0.0631795651315208" calcext:value-type="float">
            <text:p>0.0631795651</text:p>
          </table:table-cell>
          <table:table-cell table:number-columns-repeated="9"/>
        </table:table-row>
        <table:table-row table:style-name="ro1">
          <table:table-cell office:value-type="float" office:value="0.0630959645033555" calcext:value-type="float">
            <text:p>0.0630959645</text:p>
          </table:table-cell>
          <table:table-cell table:number-columns-repeated="9"/>
        </table:table-row>
        <table:table-row table:style-name="ro1">
          <table:table-cell office:value-type="float" office:value="0.0630189149565378" calcext:value-type="float">
            <text:p>0.063018915</text:p>
          </table:table-cell>
          <table:table-cell table:number-columns-repeated="9"/>
        </table:table-row>
        <table:table-row table:style-name="ro1">
          <table:table-cell office:value-type="float" office:value="0.0629425099365206" calcext:value-type="float">
            <text:p>0.0629425099</text:p>
          </table:table-cell>
          <table:table-cell table:number-columns-repeated="9"/>
        </table:table-row>
        <table:table-row table:style-name="ro1">
          <table:table-cell office:value-type="float" office:value="0.062869865861594" calcext:value-type="float">
            <text:p>0.0628698659</text:p>
          </table:table-cell>
          <table:table-cell table:number-columns-repeated="9"/>
        </table:table-row>
        <table:table-row table:style-name="ro1">
          <table:table-cell office:value-type="float" office:value="0.0628012194685109" calcext:value-type="float">
            <text:p>0.0628012195</text:p>
          </table:table-cell>
          <table:table-cell table:number-columns-repeated="9"/>
        </table:table-row>
        <table:table-row table:style-name="ro1">
          <table:table-cell office:value-type="float" office:value="0.0627358553467783" calcext:value-type="float">
            <text:p>0.0627358553</text:p>
          </table:table-cell>
          <table:table-cell table:number-columns-repeated="9"/>
        </table:table-row>
        <table:table-row table:style-name="ro1">
          <table:table-cell office:value-type="float" office:value="0.0626736728097163" calcext:value-type="float">
            <text:p>0.0626736728</text:p>
          </table:table-cell>
          <table:table-cell table:number-columns-repeated="9"/>
        </table:table-row>
        <table:table-row table:style-name="ro1">
          <table:table-cell office:value-type="float" office:value="0.0626127391231517" calcext:value-type="float">
            <text:p>0.0626127391</text:p>
          </table:table-cell>
          <table:table-cell table:number-columns-repeated="9"/>
        </table:table-row>
        <table:table-row table:style-name="ro1">
          <table:table-cell office:value-type="float" office:value="0.0625547443113965" calcext:value-type="float">
            <text:p>0.0625547443</text:p>
          </table:table-cell>
          <table:table-cell table:number-columns-repeated="9"/>
        </table:table-row>
        <table:table-row table:style-name="ro1">
          <table:table-cell office:value-type="float" office:value="0.0624997126670232" calcext:value-type="float">
            <text:p>0.0624997127</text:p>
          </table:table-cell>
          <table:table-cell table:number-columns-repeated="9"/>
        </table:table-row>
        <table:table-row table:style-name="ro1">
          <table:table-cell office:value-type="float" office:value="0.0624481171936359" calcext:value-type="float">
            <text:p>0.0624481172</text:p>
          </table:table-cell>
          <table:table-cell table:number-columns-repeated="9"/>
        </table:table-row>
        <table:table-row table:style-name="ro1">
          <table:table-cell office:value-type="float" office:value="0.0623972205157579" calcext:value-type="float">
            <text:p>0.0623972205</text:p>
          </table:table-cell>
          <table:table-cell table:number-columns-repeated="9"/>
        </table:table-row>
        <table:table-row table:style-name="ro1">
          <table:table-cell office:value-type="float" office:value="0.0623487238405505" calcext:value-type="float">
            <text:p>0.0623487238</text:p>
          </table:table-cell>
          <table:table-cell table:number-columns-repeated="9"/>
        </table:table-row>
        <table:table-row table:style-name="ro1">
          <table:table-cell office:value-type="float" office:value="0.0623020209268154" calcext:value-type="float">
            <text:p>0.0623020209</text:p>
          </table:table-cell>
          <table:table-cell table:number-columns-repeated="9"/>
        </table:table-row>
        <table:table-row table:style-name="ro1">
          <table:table-cell office:value-type="float" office:value="0.0622578312180147" calcext:value-type="float">
            <text:p>0.0622578312</text:p>
          </table:table-cell>
          <table:table-cell table:number-columns-repeated="9"/>
        </table:table-row>
        <table:table-row table:style-name="ro1">
          <table:table-cell office:value-type="float" office:value="0.0622165040542633" calcext:value-type="float">
            <text:p>0.0622165041</text:p>
          </table:table-cell>
          <table:table-cell table:number-columns-repeated="9"/>
        </table:table-row>
        <table:table-row table:style-name="ro1">
          <table:table-cell office:value-type="float" office:value="0.0621767240829484" calcext:value-type="float">
            <text:p>0.0621767241</text:p>
          </table:table-cell>
          <table:table-cell table:number-columns-repeated="9"/>
        </table:table-row>
        <table:table-row table:style-name="ro1">
          <table:table-cell office:value-type="float" office:value="0.0621380913956815" calcext:value-type="float">
            <text:p>0.0621380914</text:p>
          </table:table-cell>
          <table:table-cell table:number-columns-repeated="9"/>
        </table:table-row>
        <table:table-row table:style-name="ro1">
          <table:table-cell office:value-type="float" office:value="0.0621000235063774" calcext:value-type="float">
            <text:p>0.0621000235</text:p>
          </table:table-cell>
          <table:table-cell table:number-columns-repeated="9"/>
        </table:table-row>
        <table:table-row table:style-name="ro1">
          <table:table-cell office:value-type="float" office:value="0.0620632947795892" calcext:value-type="float">
            <text:p>0.0620632948</text:p>
          </table:table-cell>
          <table:table-cell table:number-columns-repeated="9"/>
        </table:table-row>
        <table:table-row table:style-name="ro1">
          <table:table-cell office:value-type="float" office:value="0.0620286890724309" calcext:value-type="float">
            <text:p>0.06202868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493" calcext:value-type="float">
            <text:p>249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0.138566879586792" calcext:value-type="float">
            <text:p>0.1385668796</text:p>
          </table:table-cell>
          <table:table-cell table:number-columns-repeated="9"/>
        </table:table-row>
        <table:table-row table:style-name="ro1">
          <table:table-cell office:value-type="float" office:value="0.0886048597092745" calcext:value-type="float">
            <text:p>0.0886048597</text:p>
          </table:table-cell>
          <table:table-cell table:number-columns-repeated="9"/>
        </table:table-row>
        <table:table-row table:style-name="ro1">
          <table:table-cell office:value-type="float" office:value="0.0714054042340098" calcext:value-type="float">
            <text:p>0.0714054042</text:p>
          </table:table-cell>
          <table:table-cell table:number-columns-repeated="9"/>
        </table:table-row>
        <table:table-row table:style-name="ro1">
          <table:table-cell office:value-type="float" office:value="0.0616058677125004" calcext:value-type="float">
            <text:p>0.0616058677</text:p>
          </table:table-cell>
          <table:table-cell table:number-columns-repeated="9"/>
        </table:table-row>
        <table:table-row table:style-name="ro1">
          <table:table-cell office:value-type="float" office:value="0.0556476023750223" calcext:value-type="float">
            <text:p>0.0556476024</text:p>
          </table:table-cell>
          <table:table-cell table:number-columns-repeated="9"/>
        </table:table-row>
        <table:table-row table:style-name="ro1">
          <table:table-cell office:value-type="float" office:value="0.0518248476399568" calcext:value-type="float">
            <text:p>0.0518248476</text:p>
          </table:table-cell>
          <table:table-cell table:number-columns-repeated="9"/>
        </table:table-row>
        <table:table-row table:style-name="ro1">
          <table:table-cell office:value-type="float" office:value="0.0490910801459256" calcext:value-type="float">
            <text:p>0.0490910801</text:p>
          </table:table-cell>
          <table:table-cell table:number-columns-repeated="9"/>
        </table:table-row>
        <table:table-row table:style-name="ro1">
          <table:table-cell office:value-type="float" office:value="0.0470243622390562" calcext:value-type="float">
            <text:p>0.0470243622</text:p>
          </table:table-cell>
          <table:table-cell table:number-columns-repeated="9"/>
        </table:table-row>
        <table:table-row table:style-name="ro1">
          <table:table-cell office:value-type="float" office:value="0.0453776605290063" calcext:value-type="float">
            <text:p>0.0453776605</text:p>
          </table:table-cell>
          <table:table-cell table:number-columns-repeated="9"/>
        </table:table-row>
        <table:table-row table:style-name="ro1">
          <table:table-cell office:value-type="float" office:value="0.0441141777861919" calcext:value-type="float">
            <text:p>0.0441141778</text:p>
          </table:table-cell>
          <table:table-cell table:number-columns-repeated="9"/>
        </table:table-row>
        <table:table-row table:style-name="ro1">
          <table:table-cell office:value-type="float" office:value="0.0431115545591212" calcext:value-type="float">
            <text:p>0.0431115546</text:p>
          </table:table-cell>
          <table:table-cell table:number-columns-repeated="9"/>
        </table:table-row>
        <table:table-row table:style-name="ro1">
          <table:table-cell office:value-type="float" office:value="0.0422848809146812" calcext:value-type="float">
            <text:p>0.0422848809</text:p>
          </table:table-cell>
          <table:table-cell table:number-columns-repeated="9"/>
        </table:table-row>
        <table:table-row table:style-name="ro1">
          <table:table-cell office:value-type="float" office:value="0.041593445643036" calcext:value-type="float">
            <text:p>0.0415934456</text:p>
          </table:table-cell>
          <table:table-cell table:number-columns-repeated="9"/>
        </table:table-row>
        <table:table-row table:style-name="ro1">
          <table:table-cell office:value-type="float" office:value="0.0410197111100928" calcext:value-type="float">
            <text:p>0.0410197111</text:p>
          </table:table-cell>
          <table:table-cell table:number-columns-repeated="9"/>
        </table:table-row>
        <table:table-row table:style-name="ro1">
          <table:table-cell office:value-type="float" office:value="0.0405384616208451" calcext:value-type="float">
            <text:p>0.0405384616</text:p>
          </table:table-cell>
          <table:table-cell table:number-columns-repeated="9"/>
        </table:table-row>
        <table:table-row table:style-name="ro1">
          <table:table-cell office:value-type="float" office:value="0.0401175384298924" calcext:value-type="float">
            <text:p>0.0401175384</text:p>
          </table:table-cell>
          <table:table-cell table:number-columns-repeated="9"/>
        </table:table-row>
        <table:table-row table:style-name="ro1">
          <table:table-cell office:value-type="float" office:value="0.0397611359486104" calcext:value-type="float">
            <text:p>0.0397611359</text:p>
          </table:table-cell>
          <table:table-cell table:number-columns-repeated="9"/>
        </table:table-row>
        <table:table-row table:style-name="ro1">
          <table:table-cell office:value-type="float" office:value="0.0394476716598644" calcext:value-type="float">
            <text:p>0.0394476717</text:p>
          </table:table-cell>
          <table:table-cell table:number-columns-repeated="9"/>
        </table:table-row>
        <table:table-row table:style-name="ro1">
          <table:table-cell office:value-type="float" office:value="0.0391718431953537" calcext:value-type="float">
            <text:p>0.0391718432</text:p>
          </table:table-cell>
          <table:table-cell table:number-columns-repeated="9"/>
        </table:table-row>
        <table:table-row table:style-name="ro1">
          <table:table-cell office:value-type="float" office:value="0.0389316501588444" calcext:value-type="float">
            <text:p>0.0389316502</text:p>
          </table:table-cell>
          <table:table-cell table:number-columns-repeated="9"/>
        </table:table-row>
        <table:table-row table:style-name="ro1">
          <table:table-cell office:value-type="float" office:value="0.038716855248261" calcext:value-type="float">
            <text:p>0.0387168552</text:p>
          </table:table-cell>
          <table:table-cell table:number-columns-repeated="9"/>
        </table:table-row>
        <table:table-row table:style-name="ro1">
          <table:table-cell office:value-type="float" office:value="0.0385217412965997" calcext:value-type="float">
            <text:p>0.0385217413</text:p>
          </table:table-cell>
          <table:table-cell table:number-columns-repeated="9"/>
        </table:table-row>
        <table:table-row table:style-name="ro1">
          <table:table-cell office:value-type="float" office:value="0.0383530310429906" calcext:value-type="float">
            <text:p>0.038353031</text:p>
          </table:table-cell>
          <table:table-cell table:number-columns-repeated="9"/>
        </table:table-row>
        <table:table-row table:style-name="ro1">
          <table:table-cell office:value-type="float" office:value="0.0381991497449662" calcext:value-type="float">
            <text:p>0.0381991497</text:p>
          </table:table-cell>
          <table:table-cell table:number-columns-repeated="9"/>
        </table:table-row>
        <table:table-row table:style-name="ro1">
          <table:table-cell office:value-type="float" office:value="0.0380618914620981" calcext:value-type="float">
            <text:p>0.0380618915</text:p>
          </table:table-cell>
          <table:table-cell table:number-columns-repeated="9"/>
        </table:table-row>
        <table:table-row table:style-name="ro1">
          <table:table-cell office:value-type="float" office:value="0.0379353577084769" calcext:value-type="float">
            <text:p>0.0379353577</text:p>
          </table:table-cell>
          <table:table-cell table:number-columns-repeated="9"/>
        </table:table-row>
        <table:table-row table:style-name="ro1">
          <table:table-cell office:value-type="float" office:value="0.037819238602136" calcext:value-type="float">
            <text:p>0.0378192386</text:p>
          </table:table-cell>
          <table:table-cell table:number-columns-repeated="9"/>
        </table:table-row>
        <table:table-row table:style-name="ro1">
          <table:table-cell office:value-type="float" office:value="0.0377124856922377" calcext:value-type="float">
            <text:p>0.0377124857</text:p>
          </table:table-cell>
          <table:table-cell table:number-columns-repeated="9"/>
        </table:table-row>
        <table:table-row table:style-name="ro1">
          <table:table-cell office:value-type="float" office:value="0.03761604678323" calcext:value-type="float">
            <text:p>0.0376160468</text:p>
          </table:table-cell>
          <table:table-cell table:number-columns-repeated="9"/>
        </table:table-row>
        <table:table-row table:style-name="ro1">
          <table:table-cell office:value-type="float" office:value="0.0375250350932435" calcext:value-type="float">
            <text:p>0.0375250351</text:p>
          </table:table-cell>
          <table:table-cell table:number-columns-repeated="9"/>
        </table:table-row>
        <table:table-row table:style-name="ro1">
          <table:table-cell office:value-type="float" office:value="0.0374419260126958" calcext:value-type="float">
            <text:p>0.037441926</text:p>
          </table:table-cell>
          <table:table-cell table:number-columns-repeated="9"/>
        </table:table-row>
        <table:table-row table:style-name="ro1">
          <table:table-cell office:value-type="float" office:value="0.0373640506251216" calcext:value-type="float">
            <text:p>0.0373640506</text:p>
          </table:table-cell>
          <table:table-cell table:number-columns-repeated="9"/>
        </table:table-row>
        <table:table-row table:style-name="ro1">
          <table:table-cell office:value-type="float" office:value="0.0372949440709712" calcext:value-type="float">
            <text:p>0.0372949441</text:p>
          </table:table-cell>
          <table:table-cell table:number-columns-repeated="9"/>
        </table:table-row>
        <table:table-row table:style-name="ro1">
          <table:table-cell office:value-type="float" office:value="0.0372276308740391" calcext:value-type="float">
            <text:p>0.0372276309</text:p>
          </table:table-cell>
          <table:table-cell table:number-columns-repeated="9"/>
        </table:table-row>
        <table:table-row table:style-name="ro1">
          <table:table-cell office:value-type="float" office:value="0.0371652813756022" calcext:value-type="float">
            <text:p>0.0371652814</text:p>
          </table:table-cell>
          <table:table-cell table:number-columns-repeated="9"/>
        </table:table-row>
        <table:table-row table:style-name="ro1">
          <table:table-cell office:value-type="float" office:value="0.0371060768914771" calcext:value-type="float">
            <text:p>0.0371060769</text:p>
          </table:table-cell>
          <table:table-cell table:number-columns-repeated="9"/>
        </table:table-row>
        <table:table-row table:style-name="ro1">
          <table:table-cell office:value-type="float" office:value="0.0370519976989965" calcext:value-type="float">
            <text:p>0.0370519977</text:p>
          </table:table-cell>
          <table:table-cell table:number-columns-repeated="9"/>
        </table:table-row>
        <table:table-row table:style-name="ro1">
          <table:table-cell office:value-type="float" office:value="0.0370004072508571" calcext:value-type="float">
            <text:p>0.0370004073</text:p>
          </table:table-cell>
          <table:table-cell table:number-columns-repeated="9"/>
        </table:table-row>
        <table:table-row table:style-name="ro1">
          <table:table-cell office:value-type="float" office:value="0.0369521996330453" calcext:value-type="float">
            <text:p>0.0369521996</text:p>
          </table:table-cell>
          <table:table-cell table:number-columns-repeated="9"/>
        </table:table-row>
        <table:table-row table:style-name="ro1">
          <table:table-cell office:value-type="float" office:value="0.0369072496326777" calcext:value-type="float">
            <text:p>0.0369072496</text:p>
          </table:table-cell>
          <table:table-cell table:number-columns-repeated="9"/>
        </table:table-row>
        <table:table-row table:style-name="ro1">
          <table:table-cell office:value-type="float" office:value="0.0368654006505936" calcext:value-type="float">
            <text:p>0.0368654007</text:p>
          </table:table-cell>
          <table:table-cell table:number-columns-repeated="9"/>
        </table:table-row>
        <table:table-row table:style-name="ro1">
          <table:table-cell office:value-type="float" office:value="0.0368256370261858" calcext:value-type="float">
            <text:p>0.036825637</text:p>
          </table:table-cell>
          <table:table-cell table:number-columns-repeated="9"/>
        </table:table-row>
        <table:table-row table:style-name="ro1">
          <table:table-cell office:value-type="float" office:value="0.0367877665289671" calcext:value-type="float">
            <text:p>0.0367877665</text:p>
          </table:table-cell>
          <table:table-cell table:number-columns-repeated="9"/>
        </table:table-row>
        <table:table-row table:style-name="ro1">
          <table:table-cell office:value-type="float" office:value="0.0367517198191648" calcext:value-type="float">
            <text:p>0.0367517198</text:p>
          </table:table-cell>
          <table:table-cell table:number-columns-repeated="9"/>
        </table:table-row>
        <table:table-row table:style-name="ro1">
          <table:table-cell office:value-type="float" office:value="0.0367179580065926" calcext:value-type="float">
            <text:p>0.036717958</text:p>
          </table:table-cell>
          <table:table-cell table:number-columns-repeated="9"/>
        </table:table-row>
        <table:table-row table:style-name="ro1">
          <table:table-cell office:value-type="float" office:value="0.0366854946864126" calcext:value-type="float">
            <text:p>0.0366854947</text:p>
          </table:table-cell>
          <table:table-cell table:number-columns-repeated="9"/>
        </table:table-row>
        <table:table-row table:style-name="ro1">
          <table:table-cell office:value-type="float" office:value="0.0366539124602094" calcext:value-type="float">
            <text:p>0.0366539125</text:p>
          </table:table-cell>
          <table:table-cell table:number-columns-repeated="9"/>
        </table:table-row>
        <table:table-row table:style-name="ro1">
          <table:table-cell office:value-type="float" office:value="0.0366250615286779" calcext:value-type="float">
            <text:p>0.0366250615</text:p>
          </table:table-cell>
          <table:table-cell table:number-columns-repeated="9"/>
        </table:table-row>
        <table:table-row table:style-name="ro1">
          <table:table-cell office:value-type="float" office:value="0.0365965534224586" calcext:value-type="float">
            <text:p>0.0365965534</text:p>
          </table:table-cell>
          <table:table-cell table:number-columns-repeated="9"/>
        </table:table-row>
        <table:table-row table:style-name="ro1">
          <table:table-cell office:value-type="float" office:value="0.0365707969545993" calcext:value-type="float">
            <text:p>0.036570797</text:p>
          </table:table-cell>
          <table:table-cell table:number-columns-repeated="9"/>
        </table:table-row>
        <table:table-row table:style-name="ro1">
          <table:table-cell office:value-type="float" office:value="0.036546208615378" calcext:value-type="float">
            <text:p>0.0365462086</text:p>
          </table:table-cell>
          <table:table-cell table:number-columns-repeated="9"/>
        </table:table-row>
        <table:table-row table:style-name="ro1">
          <table:table-cell office:value-type="float" office:value="0.0365228260530396" calcext:value-type="float">
            <text:p>0.0365228261</text:p>
          </table:table-cell>
          <table:table-cell table:number-columns-repeated="9"/>
        </table:table-row>
        <table:table-row table:style-name="ro1">
          <table:table-cell office:value-type="float" office:value="0.0365006155508154" calcext:value-type="float">
            <text:p>0.0365006156</text:p>
          </table:table-cell>
          <table:table-cell table:number-columns-repeated="9"/>
        </table:table-row>
        <table:table-row table:style-name="ro1">
          <table:table-cell office:value-type="float" office:value="0.0364795497696738" calcext:value-type="float">
            <text:p>0.0364795498</text:p>
          </table:table-cell>
          <table:table-cell table:number-columns-repeated="9"/>
        </table:table-row>
        <table:table-row table:style-name="ro1">
          <table:table-cell office:value-type="float" office:value="0.0364588380971194" calcext:value-type="float">
            <text:p>0.0364588381</text:p>
          </table:table-cell>
          <table:table-cell table:number-columns-repeated="9"/>
        </table:table-row>
        <table:table-row table:style-name="ro1">
          <table:table-cell office:value-type="float" office:value="0.0364392793074875" calcext:value-type="float">
            <text:p>0.0364392793</text:p>
          </table:table-cell>
          <table:table-cell table:number-columns-repeated="9"/>
        </table:table-row>
        <table:table-row table:style-name="ro1">
          <table:table-cell office:value-type="float" office:value="0.0364200255709758" calcext:value-type="float">
            <text:p>0.0364200256</text:p>
          </table:table-cell>
          <table:table-cell table:number-columns-repeated="9"/>
        </table:table-row>
        <table:table-row table:style-name="ro1">
          <table:table-cell office:value-type="float" office:value="0.0364020964824095" calcext:value-type="float">
            <text:p>0.0364020965</text:p>
          </table:table-cell>
          <table:table-cell table:number-columns-repeated="9"/>
        </table:table-row>
        <table:table-row table:style-name="ro1">
          <table:table-cell office:value-type="float" office:value="0.0363847765729788" calcext:value-type="float">
            <text:p>0.0363847766</text:p>
          </table:table-cell>
          <table:table-cell table:number-columns-repeated="9"/>
        </table:table-row>
        <table:table-row table:style-name="ro1">
          <table:table-cell office:value-type="float" office:value="0.0363688728534364" calcext:value-type="float">
            <text:p>0.03636887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520" calcext:value-type="float">
            <text:p>252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0.157970996429886" calcext:value-type="float">
            <text:p>0.1579709964</text:p>
          </table:table-cell>
          <table:table-cell table:number-columns-repeated="9"/>
        </table:table-row>
        <table:table-row table:style-name="ro1">
          <table:table-cell office:value-type="float" office:value="0.0949197653232127" calcext:value-type="float">
            <text:p>0.0949197653</text:p>
          </table:table-cell>
          <table:table-cell table:number-columns-repeated="9"/>
        </table:table-row>
        <table:table-row table:style-name="ro1">
          <table:table-cell office:value-type="float" office:value="0.0757796227191237" calcext:value-type="float">
            <text:p>0.0757796227</text:p>
          </table:table-cell>
          <table:table-cell table:number-columns-repeated="9"/>
        </table:table-row>
        <table:table-row table:style-name="ro1">
          <table:table-cell office:value-type="float" office:value="0.0652088302099437" calcext:value-type="float">
            <text:p>0.0652088302</text:p>
          </table:table-cell>
          <table:table-cell table:number-columns-repeated="9"/>
        </table:table-row>
        <table:table-row table:style-name="ro1">
          <table:table-cell office:value-type="float" office:value="0.0585635342259478" calcext:value-type="float">
            <text:p>0.0585635342</text:p>
          </table:table-cell>
          <table:table-cell table:number-columns-repeated="9"/>
        </table:table-row>
        <table:table-row table:style-name="ro1">
          <table:table-cell office:value-type="float" office:value="0.0542621994690058" calcext:value-type="float">
            <text:p>0.0542621995</text:p>
          </table:table-cell>
          <table:table-cell table:number-columns-repeated="9"/>
        </table:table-row>
        <table:table-row table:style-name="ro1">
          <table:table-cell office:value-type="float" office:value="0.0512177891737961" calcext:value-type="float">
            <text:p>0.0512177892</text:p>
          </table:table-cell>
          <table:table-cell table:number-columns-repeated="9"/>
        </table:table-row>
        <table:table-row table:style-name="ro1">
          <table:table-cell office:value-type="float" office:value="0.0490458729859758" calcext:value-type="float">
            <text:p>0.049045873</text:p>
          </table:table-cell>
          <table:table-cell table:number-columns-repeated="9"/>
        </table:table-row>
        <table:table-row table:style-name="ro1">
          <table:table-cell office:value-type="float" office:value="0.0474474552338656" calcext:value-type="float">
            <text:p>0.0474474552</text:p>
          </table:table-cell>
          <table:table-cell table:number-columns-repeated="9"/>
        </table:table-row>
        <table:table-row table:style-name="ro1">
          <table:table-cell office:value-type="float" office:value="0.04617962537547" calcext:value-type="float">
            <text:p>0.0461796254</text:p>
          </table:table-cell>
          <table:table-cell table:number-columns-repeated="9"/>
        </table:table-row>
        <table:table-row table:style-name="ro1">
          <table:table-cell office:value-type="float" office:value="0.045188486424992" calcext:value-type="float">
            <text:p>0.0451884864</text:p>
          </table:table-cell>
          <table:table-cell table:number-columns-repeated="9"/>
        </table:table-row>
        <table:table-row table:style-name="ro1">
          <table:table-cell office:value-type="float" office:value="0.0443549954055811" calcext:value-type="float">
            <text:p>0.0443549954</text:p>
          </table:table-cell>
          <table:table-cell table:number-columns-repeated="9"/>
        </table:table-row>
        <table:table-row table:style-name="ro1">
          <table:table-cell office:value-type="float" office:value="0.0436976495656718" calcext:value-type="float">
            <text:p>0.0436976496</text:p>
          </table:table-cell>
          <table:table-cell table:number-columns-repeated="9"/>
        </table:table-row>
        <table:table-row table:style-name="ro1">
          <table:table-cell office:value-type="float" office:value="0.0431230208983525" calcext:value-type="float">
            <text:p>0.0431230209</text:p>
          </table:table-cell>
          <table:table-cell table:number-columns-repeated="9"/>
        </table:table-row>
        <table:table-row table:style-name="ro1">
          <table:table-cell office:value-type="float" office:value="0.0426273959155214" calcext:value-type="float">
            <text:p>0.0426273959</text:p>
          </table:table-cell>
          <table:table-cell table:number-columns-repeated="9"/>
        </table:table-row>
        <table:table-row table:style-name="ro1">
          <table:table-cell office:value-type="float" office:value="0.0422042537372516" calcext:value-type="float">
            <text:p>0.0422042537</text:p>
          </table:table-cell>
          <table:table-cell table:number-columns-repeated="9"/>
        </table:table-row>
        <table:table-row table:style-name="ro1">
          <table:table-cell office:value-type="float" office:value="0.041842334892401" calcext:value-type="float">
            <text:p>0.0418423349</text:p>
          </table:table-cell>
          <table:table-cell table:number-columns-repeated="9"/>
        </table:table-row>
        <table:table-row table:style-name="ro1">
          <table:table-cell office:value-type="float" office:value="0.04152251765059" calcext:value-type="float">
            <text:p>0.0415225177</text:p>
          </table:table-cell>
          <table:table-cell table:number-columns-repeated="9"/>
        </table:table-row>
        <table:table-row table:style-name="ro1">
          <table:table-cell office:value-type="float" office:value="0.0412497698837119" calcext:value-type="float">
            <text:p>0.0412497699</text:p>
          </table:table-cell>
          <table:table-cell table:number-columns-repeated="9"/>
        </table:table-row>
        <table:table-row table:style-name="ro1">
          <table:table-cell office:value-type="float" office:value="0.0410046156270346" calcext:value-type="float">
            <text:p>0.0410046156</text:p>
          </table:table-cell>
          <table:table-cell table:number-columns-repeated="9"/>
        </table:table-row>
        <table:table-row table:style-name="ro1">
          <table:table-cell office:value-type="float" office:value="0.0407927938588818" calcext:value-type="float">
            <text:p>0.0407927939</text:p>
          </table:table-cell>
          <table:table-cell table:number-columns-repeated="9"/>
        </table:table-row>
        <table:table-row table:style-name="ro1">
          <table:table-cell office:value-type="float" office:value="0.0405935143350095" calcext:value-type="float">
            <text:p>0.0405935143</text:p>
          </table:table-cell>
          <table:table-cell table:number-columns-repeated="9"/>
        </table:table-row>
        <table:table-row table:style-name="ro1">
          <table:table-cell office:value-type="float" office:value="0.0404134788213812" calcext:value-type="float">
            <text:p>0.0404134788</text:p>
          </table:table-cell>
          <table:table-cell table:number-columns-repeated="9"/>
        </table:table-row>
        <table:table-row table:style-name="ro1">
          <table:table-cell office:value-type="float" office:value="0.0402548402987637" calcext:value-type="float">
            <text:p>0.0402548403</text:p>
          </table:table-cell>
          <table:table-cell table:number-columns-repeated="9"/>
        </table:table-row>
        <table:table-row table:style-name="ro1">
          <table:table-cell office:value-type="float" office:value="0.0401116591739823" calcext:value-type="float">
            <text:p>0.0401116592</text:p>
          </table:table-cell>
          <table:table-cell table:number-columns-repeated="9"/>
        </table:table-row>
        <table:table-row table:style-name="ro1">
          <table:table-cell office:value-type="float" office:value="0.0399793460896639" calcext:value-type="float">
            <text:p>0.0399793461</text:p>
          </table:table-cell>
          <table:table-cell table:number-columns-repeated="9"/>
        </table:table-row>
        <table:table-row table:style-name="ro1">
          <table:table-cell office:value-type="float" office:value="0.039856395417441" calcext:value-type="float">
            <text:p>0.0398563954</text:p>
          </table:table-cell>
          <table:table-cell table:number-columns-repeated="9"/>
        </table:table-row>
        <table:table-row table:style-name="ro1">
          <table:table-cell office:value-type="float" office:value="0.039743196614758" calcext:value-type="float">
            <text:p>0.0397431966</text:p>
          </table:table-cell>
          <table:table-cell table:number-columns-repeated="9"/>
        </table:table-row>
        <table:table-row table:style-name="ro1">
          <table:table-cell office:value-type="float" office:value="0.039639990678863" calcext:value-type="float">
            <text:p>0.0396399907</text:p>
          </table:table-cell>
          <table:table-cell table:number-columns-repeated="9"/>
        </table:table-row>
        <table:table-row table:style-name="ro1">
          <table:table-cell office:value-type="float" office:value="0.0395445500337309" calcext:value-type="float">
            <text:p>0.03954455</text:p>
          </table:table-cell>
          <table:table-cell table:number-columns-repeated="9"/>
        </table:table-row>
        <table:table-row table:style-name="ro1">
          <table:table-cell office:value-type="float" office:value="0.03945672570723" calcext:value-type="float">
            <text:p>0.0394567257</text:p>
          </table:table-cell>
          <table:table-cell table:number-columns-repeated="9"/>
        </table:table-row>
        <table:table-row table:style-name="ro1">
          <table:table-cell office:value-type="float" office:value="0.0393825195503488" calcext:value-type="float">
            <text:p>0.0393825196</text:p>
          </table:table-cell>
          <table:table-cell table:number-columns-repeated="9"/>
        </table:table-row>
        <table:table-row table:style-name="ro1">
          <table:table-cell office:value-type="float" office:value="0.0393065041059335" calcext:value-type="float">
            <text:p>0.0393065041</text:p>
          </table:table-cell>
          <table:table-cell table:number-columns-repeated="9"/>
        </table:table-row>
        <table:table-row table:style-name="ro1">
          <table:table-cell office:value-type="float" office:value="0.0392358850334548" calcext:value-type="float">
            <text:p>0.039235885</text:p>
          </table:table-cell>
          <table:table-cell table:number-columns-repeated="9"/>
        </table:table-row>
        <table:table-row table:style-name="ro1">
          <table:table-cell office:value-type="float" office:value="0.039169810158544" calcext:value-type="float">
            <text:p>0.0391698102</text:p>
          </table:table-cell>
          <table:table-cell table:number-columns-repeated="9"/>
        </table:table-row>
        <table:table-row table:style-name="ro1">
          <table:table-cell office:value-type="float" office:value="0.0391049179351487" calcext:value-type="float">
            <text:p>0.0391049179</text:p>
          </table:table-cell>
          <table:table-cell table:number-columns-repeated="9"/>
        </table:table-row>
        <table:table-row table:style-name="ro1">
          <table:table-cell office:value-type="float" office:value="0.0390473984177176" calcext:value-type="float">
            <text:p>0.0390473984</text:p>
          </table:table-cell>
          <table:table-cell table:number-columns-repeated="9"/>
        </table:table-row>
        <table:table-row table:style-name="ro1">
          <table:table-cell office:value-type="float" office:value="0.0389909446770406" calcext:value-type="float">
            <text:p>0.0389909447</text:p>
          </table:table-cell>
          <table:table-cell table:number-columns-repeated="9"/>
        </table:table-row>
        <table:table-row table:style-name="ro1">
          <table:table-cell office:value-type="float" office:value="0.0389382950432167" calcext:value-type="float">
            <text:p>0.038938295</text:p>
          </table:table-cell>
          <table:table-cell table:number-columns-repeated="9"/>
        </table:table-row>
        <table:table-row table:style-name="ro1">
          <table:table-cell office:value-type="float" office:value="0.0388881624648965" calcext:value-type="float">
            <text:p>0.0388881625</text:p>
          </table:table-cell>
          <table:table-cell table:number-columns-repeated="9"/>
        </table:table-row>
        <table:table-row table:style-name="ro1">
          <table:table-cell office:value-type="float" office:value="0.0388414700952709" calcext:value-type="float">
            <text:p>0.0388414701</text:p>
          </table:table-cell>
          <table:table-cell table:number-columns-repeated="9"/>
        </table:table-row>
        <table:table-row table:style-name="ro1">
          <table:table-cell office:value-type="float" office:value="0.0387950721749956" calcext:value-type="float">
            <text:p>0.0387950722</text:p>
          </table:table-cell>
          <table:table-cell table:number-columns-repeated="9"/>
        </table:table-row>
        <table:table-row table:style-name="ro1">
          <table:table-cell office:value-type="float" office:value="0.0387520397463894" calcext:value-type="float">
            <text:p>0.0387520397</text:p>
          </table:table-cell>
          <table:table-cell table:number-columns-repeated="9"/>
        </table:table-row>
        <table:table-row table:style-name="ro1">
          <table:table-cell office:value-type="float" office:value="0.038709328705079" calcext:value-type="float">
            <text:p>0.0387093287</text:p>
          </table:table-cell>
          <table:table-cell table:number-columns-repeated="9"/>
        </table:table-row>
        <table:table-row table:style-name="ro1">
          <table:table-cell office:value-type="float" office:value="0.0386707173410228" calcext:value-type="float">
            <text:p>0.0386707173</text:p>
          </table:table-cell>
          <table:table-cell table:number-columns-repeated="9"/>
        </table:table-row>
        <table:table-row table:style-name="ro1">
          <table:table-cell office:value-type="float" office:value="0.0386334453769291" calcext:value-type="float">
            <text:p>0.0386334454</text:p>
          </table:table-cell>
          <table:table-cell table:number-columns-repeated="9"/>
        </table:table-row>
        <table:table-row table:style-name="ro1">
          <table:table-cell office:value-type="float" office:value="0.0385993598246801" calcext:value-type="float">
            <text:p>0.0385993598</text:p>
          </table:table-cell>
          <table:table-cell table:number-columns-repeated="9"/>
        </table:table-row>
        <table:table-row table:style-name="ro1">
          <table:table-cell office:value-type="float" office:value="0.0385661394507281" calcext:value-type="float">
            <text:p>0.0385661395</text:p>
          </table:table-cell>
          <table:table-cell table:number-columns-repeated="9"/>
        </table:table-row>
        <table:table-row table:style-name="ro1">
          <table:table-cell office:value-type="float" office:value="0.0385347688779569" calcext:value-type="float">
            <text:p>0.0385347689</text:p>
          </table:table-cell>
          <table:table-cell table:number-columns-repeated="9"/>
        </table:table-row>
        <table:table-row table:style-name="ro1">
          <table:table-cell office:value-type="float" office:value="0.0385050029684366" calcext:value-type="float">
            <text:p>0.038505003</text:p>
          </table:table-cell>
          <table:table-cell table:number-columns-repeated="9"/>
        </table:table-row>
        <table:table-row table:style-name="ro1">
          <table:table-cell office:value-type="float" office:value="0.0384768492465632" calcext:value-type="float">
            <text:p>0.0384768492</text:p>
          </table:table-cell>
          <table:table-cell table:number-columns-repeated="9"/>
        </table:table-row>
        <table:table-row table:style-name="ro1">
          <table:table-cell office:value-type="float" office:value="0.0384493570429802" calcext:value-type="float">
            <text:p>0.038449357</text:p>
          </table:table-cell>
          <table:table-cell table:number-columns-repeated="9"/>
        </table:table-row>
        <table:table-row table:style-name="ro1">
          <table:table-cell office:value-type="float" office:value="0.0384238741761497" calcext:value-type="float">
            <text:p>0.0384238742</text:p>
          </table:table-cell>
          <table:table-cell table:number-columns-repeated="9"/>
        </table:table-row>
        <table:table-row table:style-name="ro1">
          <table:table-cell office:value-type="float" office:value="0.0383991163087661" calcext:value-type="float">
            <text:p>0.0383991163</text:p>
          </table:table-cell>
          <table:table-cell table:number-columns-repeated="9"/>
        </table:table-row>
        <table:table-row table:style-name="ro1">
          <table:table-cell office:value-type="float" office:value="0.0383748228249233" calcext:value-type="float">
            <text:p>0.0383748228</text:p>
          </table:table-cell>
          <table:table-cell table:number-columns-repeated="9"/>
        </table:table-row>
        <table:table-row table:style-name="ro1">
          <table:table-cell office:value-type="float" office:value="0.0383522656901554" calcext:value-type="float">
            <text:p>0.0383522657</text:p>
          </table:table-cell>
          <table:table-cell table:number-columns-repeated="9"/>
        </table:table-row>
        <table:table-row table:style-name="ro1">
          <table:table-cell office:value-type="float" office:value="0.0383302697066928" calcext:value-type="float">
            <text:p>0.0383302697</text:p>
          </table:table-cell>
          <table:table-cell table:number-columns-repeated="9"/>
        </table:table-row>
        <table:table-row table:style-name="ro1">
          <table:table-cell office:value-type="float" office:value="0.0383093845898447" calcext:value-type="float">
            <text:p>0.0383093846</text:p>
          </table:table-cell>
          <table:table-cell table:number-columns-repeated="9"/>
        </table:table-row>
        <table:table-row table:style-name="ro1">
          <table:table-cell office:value-type="float" office:value="0.0382928460833665" calcext:value-type="float">
            <text:p>0.0382928461</text:p>
          </table:table-cell>
          <table:table-cell table:number-columns-repeated="9"/>
        </table:table-row>
        <table:table-row table:style-name="ro1">
          <table:table-cell office:value-type="float" office:value="0.0382789179086226" calcext:value-type="float">
            <text:p>0.0382789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475" calcext:value-type="float">
            <text:p>247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0.172122105909193" calcext:value-type="float">
            <text:p>0.1721221059</text:p>
          </table:table-cell>
          <table:table-cell table:number-columns-repeated="9"/>
        </table:table-row>
        <table:table-row table:style-name="ro1">
          <table:table-cell office:value-type="float" office:value="0.0946127055813482" calcext:value-type="float">
            <text:p>0.0946127056</text:p>
          </table:table-cell>
          <table:table-cell table:number-columns-repeated="9"/>
        </table:table-row>
        <table:table-row table:style-name="ro1">
          <table:table-cell office:value-type="float" office:value="0.0706170575531566" calcext:value-type="float">
            <text:p>0.0706170576</text:p>
          </table:table-cell>
          <table:table-cell table:number-columns-repeated="9"/>
        </table:table-row>
        <table:table-row table:style-name="ro1">
          <table:table-cell office:value-type="float" office:value="0.0595974633132473" calcext:value-type="float">
            <text:p>0.0595974633</text:p>
          </table:table-cell>
          <table:table-cell table:number-columns-repeated="9"/>
        </table:table-row>
        <table:table-row table:style-name="ro1">
          <table:table-cell office:value-type="float" office:value="0.0530893019934947" calcext:value-type="float">
            <text:p>0.053089302</text:p>
          </table:table-cell>
          <table:table-cell table:number-columns-repeated="9"/>
        </table:table-row>
        <table:table-row table:style-name="ro1">
          <table:table-cell office:value-type="float" office:value="0.0488521909370363" calcext:value-type="float">
            <text:p>0.0488521909</text:p>
          </table:table-cell>
          <table:table-cell table:number-columns-repeated="9"/>
        </table:table-row>
        <table:table-row table:style-name="ro1">
          <table:table-cell office:value-type="float" office:value="0.0458993143891717" calcext:value-type="float">
            <text:p>0.0458993144</text:p>
          </table:table-cell>
          <table:table-cell table:number-columns-repeated="9"/>
        </table:table-row>
        <table:table-row table:style-name="ro1">
          <table:table-cell office:value-type="float" office:value="0.043696326641773" calcext:value-type="float">
            <text:p>0.0436963266</text:p>
          </table:table-cell>
          <table:table-cell table:number-columns-repeated="9"/>
        </table:table-row>
        <table:table-row table:style-name="ro1">
          <table:table-cell office:value-type="float" office:value="0.042178282518269" calcext:value-type="float">
            <text:p>0.0421782825</text:p>
          </table:table-cell>
          <table:table-cell table:number-columns-repeated="9"/>
        </table:table-row>
        <table:table-row table:style-name="ro1">
          <table:table-cell office:value-type="float" office:value="0.0410107194534023" calcext:value-type="float">
            <text:p>0.0410107195</text:p>
          </table:table-cell>
          <table:table-cell table:number-columns-repeated="9"/>
        </table:table-row>
        <table:table-row table:style-name="ro1">
          <table:table-cell office:value-type="float" office:value="0.0400395957439349" calcext:value-type="float">
            <text:p>0.0400395957</text:p>
          </table:table-cell>
          <table:table-cell table:number-columns-repeated="9"/>
        </table:table-row>
        <table:table-row table:style-name="ro1">
          <table:table-cell office:value-type="float" office:value="0.0392277640138612" calcext:value-type="float">
            <text:p>0.039227764</text:p>
          </table:table-cell>
          <table:table-cell table:number-columns-repeated="9"/>
        </table:table-row>
        <table:table-row table:style-name="ro1">
          <table:table-cell office:value-type="float" office:value="0.0385700362615224" calcext:value-type="float">
            <text:p>0.0385700363</text:p>
          </table:table-cell>
          <table:table-cell table:number-columns-repeated="9"/>
        </table:table-row>
        <table:table-row table:style-name="ro1">
          <table:table-cell office:value-type="float" office:value="0.0380164622140066" calcext:value-type="float">
            <text:p>0.0380164622</text:p>
          </table:table-cell>
          <table:table-cell table:number-columns-repeated="9"/>
        </table:table-row>
        <table:table-row table:style-name="ro1">
          <table:table-cell office:value-type="float" office:value="0.0375558454387969" calcext:value-type="float">
            <text:p>0.0375558454</text:p>
          </table:table-cell>
          <table:table-cell table:number-columns-repeated="9"/>
        </table:table-row>
        <table:table-row table:style-name="ro1">
          <table:table-cell office:value-type="float" office:value="0.0371491090828883" calcext:value-type="float">
            <text:p>0.0371491091</text:p>
          </table:table-cell>
          <table:table-cell table:number-columns-repeated="9"/>
        </table:table-row>
        <table:table-row table:style-name="ro1">
          <table:table-cell office:value-type="float" office:value="0.0368046924800158" calcext:value-type="float">
            <text:p>0.0368046925</text:p>
          </table:table-cell>
          <table:table-cell table:number-columns-repeated="9"/>
        </table:table-row>
        <table:table-row table:style-name="ro1">
          <table:table-cell office:value-type="float" office:value="0.0365052681855391" calcext:value-type="float">
            <text:p>0.0365052682</text:p>
          </table:table-cell>
          <table:table-cell table:number-columns-repeated="9"/>
        </table:table-row>
        <table:table-row table:style-name="ro1">
          <table:table-cell office:value-type="float" office:value="0.0362363571191256" calcext:value-type="float">
            <text:p>0.0362363571</text:p>
          </table:table-cell>
          <table:table-cell table:number-columns-repeated="9"/>
        </table:table-row>
        <table:table-row table:style-name="ro1">
          <table:table-cell office:value-type="float" office:value="0.0360019533533415" calcext:value-type="float">
            <text:p>0.0360019534</text:p>
          </table:table-cell>
          <table:table-cell table:number-columns-repeated="9"/>
        </table:table-row>
        <table:table-row table:style-name="ro1">
          <table:table-cell office:value-type="float" office:value="0.035794564826427" calcext:value-type="float">
            <text:p>0.0357945648</text:p>
          </table:table-cell>
          <table:table-cell table:number-columns-repeated="9"/>
        </table:table-row>
        <table:table-row table:style-name="ro1">
          <table:table-cell office:value-type="float" office:value="0.0356058069135233" calcext:value-type="float">
            <text:p>0.0356058069</text:p>
          </table:table-cell>
          <table:table-cell table:number-columns-repeated="9"/>
        </table:table-row>
        <table:table-row table:style-name="ro1">
          <table:table-cell office:value-type="float" office:value="0.0354378470254203" calcext:value-type="float">
            <text:p>0.035437847</text:p>
          </table:table-cell>
          <table:table-cell table:number-columns-repeated="9"/>
        </table:table-row>
        <table:table-row table:style-name="ro1">
          <table:table-cell office:value-type="float" office:value="0.035287577612761" calcext:value-type="float">
            <text:p>0.0352875776</text:p>
          </table:table-cell>
          <table:table-cell table:number-columns-repeated="9"/>
        </table:table-row>
        <table:table-row table:style-name="ro1">
          <table:table-cell office:value-type="float" office:value="0.0351495514571283" calcext:value-type="float">
            <text:p>0.0351495515</text:p>
          </table:table-cell>
          <table:table-cell table:number-columns-repeated="9"/>
        </table:table-row>
        <table:table-row table:style-name="ro1">
          <table:table-cell office:value-type="float" office:value="0.0350256010751319" calcext:value-type="float">
            <text:p>0.0350256011</text:p>
          </table:table-cell>
          <table:table-cell table:number-columns-repeated="9"/>
        </table:table-row>
        <table:table-row table:style-name="ro1">
          <table:table-cell office:value-type="float" office:value="0.0349129982564876" calcext:value-type="float">
            <text:p>0.0349129983</text:p>
          </table:table-cell>
          <table:table-cell table:number-columns-repeated="9"/>
        </table:table-row>
        <table:table-row table:style-name="ro1">
          <table:table-cell office:value-type="float" office:value="0.0348100881280905" calcext:value-type="float">
            <text:p>0.0348100881</text:p>
          </table:table-cell>
          <table:table-cell table:number-columns-repeated="9"/>
        </table:table-row>
        <table:table-row table:style-name="ro1">
          <table:table-cell office:value-type="float" office:value="0.0347182721056214" calcext:value-type="float">
            <text:p>0.0347182721</text:p>
          </table:table-cell>
          <table:table-cell table:number-columns-repeated="9"/>
        </table:table-row>
        <table:table-row table:style-name="ro1">
          <table:table-cell office:value-type="float" office:value="0.0346317754397189" calcext:value-type="float">
            <text:p>0.0346317754</text:p>
          </table:table-cell>
          <table:table-cell table:number-columns-repeated="9"/>
        </table:table-row>
        <table:table-row table:style-name="ro1">
          <table:table-cell office:value-type="float" office:value="0.0345524799824651" calcext:value-type="float">
            <text:p>0.03455248</text:p>
          </table:table-cell>
          <table:table-cell table:number-columns-repeated="9"/>
        </table:table-row>
        <table:table-row table:style-name="ro1">
          <table:table-cell office:value-type="float" office:value="0.0344775627384407" calcext:value-type="float">
            <text:p>0.0344775627</text:p>
          </table:table-cell>
          <table:table-cell table:number-columns-repeated="9"/>
        </table:table-row>
        <table:table-row table:style-name="ro1">
          <table:table-cell office:value-type="float" office:value="0.0344079073449428" calcext:value-type="float">
            <text:p>0.0344079073</text:p>
          </table:table-cell>
          <table:table-cell table:number-columns-repeated="9"/>
        </table:table-row>
        <table:table-row table:style-name="ro1">
          <table:table-cell office:value-type="float" office:value="0.0343437532086057" calcext:value-type="float">
            <text:p>0.0343437532</text:p>
          </table:table-cell>
          <table:table-cell table:number-columns-repeated="9"/>
        </table:table-row>
        <table:table-row table:style-name="ro1">
          <table:table-cell office:value-type="float" office:value="0.0342823928178667" calcext:value-type="float">
            <text:p>0.0342823928</text:p>
          </table:table-cell>
          <table:table-cell table:number-columns-repeated="9"/>
        </table:table-row>
        <table:table-row table:style-name="ro1">
          <table:table-cell office:value-type="float" office:value="0.0342263399267117" calcext:value-type="float">
            <text:p>0.0342263399</text:p>
          </table:table-cell>
          <table:table-cell table:number-columns-repeated="9"/>
        </table:table-row>
        <table:table-row table:style-name="ro1">
          <table:table-cell office:value-type="float" office:value="0.0341739360933154" calcext:value-type="float">
            <text:p>0.0341739361</text:p>
          </table:table-cell>
          <table:table-cell table:number-columns-repeated="9"/>
        </table:table-row>
        <table:table-row table:style-name="ro1">
          <table:table-cell office:value-type="float" office:value="0.0341271842663336" calcext:value-type="float">
            <text:p>0.0341271843</text:p>
          </table:table-cell>
          <table:table-cell table:number-columns-repeated="9"/>
        </table:table-row>
        <table:table-row table:style-name="ro1">
          <table:table-cell office:value-type="float" office:value="0.0340805863784522" calcext:value-type="float">
            <text:p>0.0340805864</text:p>
          </table:table-cell>
          <table:table-cell table:number-columns-repeated="9"/>
        </table:table-row>
        <table:table-row table:style-name="ro1">
          <table:table-cell office:value-type="float" office:value="0.0340370194327585" calcext:value-type="float">
            <text:p>0.0340370194</text:p>
          </table:table-cell>
          <table:table-cell table:number-columns-repeated="9"/>
        </table:table-row>
        <table:table-row table:style-name="ro1">
          <table:table-cell office:value-type="float" office:value="0.0339959989399129" calcext:value-type="float">
            <text:p>0.0339959989</text:p>
          </table:table-cell>
          <table:table-cell table:number-columns-repeated="9"/>
        </table:table-row>
        <table:table-row table:style-name="ro1">
          <table:table-cell office:value-type="float" office:value="0.0339568603629283" calcext:value-type="float">
            <text:p>0.0339568604</text:p>
          </table:table-cell>
          <table:table-cell table:number-columns-repeated="9"/>
        </table:table-row>
        <table:table-row table:style-name="ro1">
          <table:table-cell office:value-type="float" office:value="0.0339197394113555" calcext:value-type="float">
            <text:p>0.0339197394</text:p>
          </table:table-cell>
          <table:table-cell table:number-columns-repeated="9"/>
        </table:table-row>
        <table:table-row table:style-name="ro1">
          <table:table-cell office:value-type="float" office:value="0.0338851190420973" calcext:value-type="float">
            <text:p>0.033885119</text:p>
          </table:table-cell>
          <table:table-cell table:number-columns-repeated="9"/>
        </table:table-row>
        <table:table-row table:style-name="ro1">
          <table:table-cell office:value-type="float" office:value="0.0338516983213439" calcext:value-type="float">
            <text:p>0.0338516983</text:p>
          </table:table-cell>
          <table:table-cell table:number-columns-repeated="9"/>
        </table:table-row>
        <table:table-row table:style-name="ro1">
          <table:table-cell office:value-type="float" office:value="0.033821008262993" calcext:value-type="float">
            <text:p>0.0338210083</text:p>
          </table:table-cell>
          <table:table-cell table:number-columns-repeated="9"/>
        </table:table-row>
        <table:table-row table:style-name="ro1">
          <table:table-cell office:value-type="float" office:value="0.0337930280734531" calcext:value-type="float">
            <text:p>0.0337930281</text:p>
          </table:table-cell>
          <table:table-cell table:number-columns-repeated="9"/>
        </table:table-row>
        <table:table-row table:style-name="ro1">
          <table:table-cell office:value-type="float" office:value="0.0337668276457753" calcext:value-type="float">
            <text:p>0.0337668276</text:p>
          </table:table-cell>
          <table:table-cell table:number-columns-repeated="9"/>
        </table:table-row>
        <table:table-row table:style-name="ro1">
          <table:table-cell office:value-type="float" office:value="0.0337399194026705" calcext:value-type="float">
            <text:p>0.0337399194</text:p>
          </table:table-cell>
          <table:table-cell table:number-columns-repeated="9"/>
        </table:table-row>
        <table:table-row table:style-name="ro1">
          <table:table-cell office:value-type="float" office:value="0.03371495412157" calcext:value-type="float">
            <text:p>0.0337149541</text:p>
          </table:table-cell>
          <table:table-cell table:number-columns-repeated="9"/>
        </table:table-row>
        <table:table-row table:style-name="ro1">
          <table:table-cell office:value-type="float" office:value="0.0336919118029089" calcext:value-type="float">
            <text:p>0.0336919118</text:p>
          </table:table-cell>
          <table:table-cell table:number-columns-repeated="9"/>
        </table:table-row>
        <table:table-row table:style-name="ro1">
          <table:table-cell office:value-type="float" office:value="0.0336693373032733" calcext:value-type="float">
            <text:p>0.0336693373</text:p>
          </table:table-cell>
          <table:table-cell table:number-columns-repeated="9"/>
        </table:table-row>
        <table:table-row table:style-name="ro1">
          <table:table-cell office:value-type="float" office:value="0.0336472261543657" calcext:value-type="float">
            <text:p>0.0336472262</text:p>
          </table:table-cell>
          <table:table-cell table:number-columns-repeated="9"/>
        </table:table-row>
        <table:table-row table:style-name="ro1">
          <table:table-cell office:value-type="float" office:value="0.0336258863375213" calcext:value-type="float">
            <text:p>0.0336258863</text:p>
          </table:table-cell>
          <table:table-cell table:number-columns-repeated="9"/>
        </table:table-row>
        <table:table-row table:style-name="ro1">
          <table:table-cell office:value-type="float" office:value="0.0336056934279376" calcext:value-type="float">
            <text:p>0.0336056934</text:p>
          </table:table-cell>
          <table:table-cell table:number-columns-repeated="9"/>
        </table:table-row>
        <table:table-row table:style-name="ro1">
          <table:table-cell office:value-type="float" office:value="0.0335860239150092" calcext:value-type="float">
            <text:p>0.0335860239</text:p>
          </table:table-cell>
          <table:table-cell table:number-columns-repeated="9"/>
        </table:table-row>
        <table:table-row table:style-name="ro1">
          <table:table-cell office:value-type="float" office:value="0.033567321954182" calcext:value-type="float">
            <text:p>0.033567322</text:p>
          </table:table-cell>
          <table:table-cell table:number-columns-repeated="9"/>
        </table:table-row>
        <table:table-row table:style-name="ro1">
          <table:table-cell office:value-type="float" office:value="0.0335493704026047" calcext:value-type="float">
            <text:p>0.0335493704</text:p>
          </table:table-cell>
          <table:table-cell table:number-columns-repeated="9"/>
        </table:table-row>
        <table:table-row table:style-name="ro1">
          <table:table-cell office:value-type="float" office:value="0.0335317378710422" calcext:value-type="float">
            <text:p>0.0335317379</text:p>
          </table:table-cell>
          <table:table-cell table:number-columns-repeated="9"/>
        </table:table-row>
        <table:table-row table:style-name="ro1">
          <table:table-cell office:value-type="float" office:value="0.0335149317739943" calcext:value-type="float">
            <text:p>0.0335149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484" calcext:value-type="float">
            <text:p>248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0.128286073447052" calcext:value-type="float">
            <text:p>0.1282860734</text:p>
          </table:table-cell>
          <table:table-cell table:number-columns-repeated="9"/>
        </table:table-row>
        <table:table-row table:style-name="ro1">
          <table:table-cell office:value-type="float" office:value="0.0799068380064952" calcext:value-type="float">
            <text:p>0.079906838</text:p>
          </table:table-cell>
          <table:table-cell table:number-columns-repeated="9"/>
        </table:table-row>
        <table:table-row table:style-name="ro1">
          <table:table-cell office:value-type="float" office:value="0.0627953106966017" calcext:value-type="float">
            <text:p>0.0627953107</text:p>
          </table:table-cell>
          <table:table-cell table:number-columns-repeated="9"/>
        </table:table-row>
        <table:table-row table:style-name="ro1">
          <table:table-cell office:value-type="float" office:value="0.0536999356767353" calcext:value-type="float">
            <text:p>0.0536999357</text:p>
          </table:table-cell>
          <table:table-cell table:number-columns-repeated="9"/>
        </table:table-row>
        <table:table-row table:style-name="ro1">
          <table:table-cell office:value-type="float" office:value="0.0479936788966885" calcext:value-type="float">
            <text:p>0.0479936789</text:p>
          </table:table-cell>
          <table:table-cell table:number-columns-repeated="9"/>
        </table:table-row>
        <table:table-row table:style-name="ro1">
          <table:table-cell office:value-type="float" office:value="0.0441474068385427" calcext:value-type="float">
            <text:p>0.0441474068</text:p>
          </table:table-cell>
          <table:table-cell table:number-columns-repeated="9"/>
        </table:table-row>
        <table:table-row table:style-name="ro1">
          <table:table-cell office:value-type="float" office:value="0.0414431786385633" calcext:value-type="float">
            <text:p>0.0414431786</text:p>
          </table:table-cell>
          <table:table-cell table:number-columns-repeated="9"/>
        </table:table-row>
        <table:table-row table:style-name="ro1">
          <table:table-cell office:value-type="float" office:value="0.0393969015815589" calcext:value-type="float">
            <text:p>0.0393969016</text:p>
          </table:table-cell>
          <table:table-cell table:number-columns-repeated="9"/>
        </table:table-row>
        <table:table-row table:style-name="ro1">
          <table:table-cell office:value-type="float" office:value="0.0378264622988915" calcext:value-type="float">
            <text:p>0.0378264623</text:p>
          </table:table-cell>
          <table:table-cell table:number-columns-repeated="9"/>
        </table:table-row>
        <table:table-row table:style-name="ro1">
          <table:table-cell office:value-type="float" office:value="0.0365791520713684" calcext:value-type="float">
            <text:p>0.0365791521</text:p>
          </table:table-cell>
          <table:table-cell table:number-columns-repeated="9"/>
        </table:table-row>
        <table:table-row table:style-name="ro1">
          <table:table-cell office:value-type="float" office:value="0.0355539996722529" calcext:value-type="float">
            <text:p>0.0355539997</text:p>
          </table:table-cell>
          <table:table-cell table:number-columns-repeated="9"/>
        </table:table-row>
        <table:table-row table:style-name="ro1">
          <table:table-cell office:value-type="float" office:value="0.0347377761665796" calcext:value-type="float">
            <text:p>0.0347377762</text:p>
          </table:table-cell>
          <table:table-cell table:number-columns-repeated="9"/>
        </table:table-row>
        <table:table-row table:style-name="ro1">
          <table:table-cell office:value-type="float" office:value="0.0340681114987572" calcext:value-type="float">
            <text:p>0.0340681115</text:p>
          </table:table-cell>
          <table:table-cell table:number-columns-repeated="9"/>
        </table:table-row>
        <table:table-row table:style-name="ro1">
          <table:table-cell office:value-type="float" office:value="0.0334980951887434" calcext:value-type="float">
            <text:p>0.0334980952</text:p>
          </table:table-cell>
          <table:table-cell table:number-columns-repeated="9"/>
        </table:table-row>
        <table:table-row table:style-name="ro1">
          <table:table-cell office:value-type="float" office:value="0.0330266222363859" calcext:value-type="float">
            <text:p>0.0330266222</text:p>
          </table:table-cell>
          <table:table-cell table:number-columns-repeated="9"/>
        </table:table-row>
        <table:table-row table:style-name="ro1">
          <table:table-cell office:value-type="float" office:value="0.0326069857364675" calcext:value-type="float">
            <text:p>0.0326069857</text:p>
          </table:table-cell>
          <table:table-cell table:number-columns-repeated="9"/>
        </table:table-row>
        <table:table-row table:style-name="ro1">
          <table:table-cell office:value-type="float" office:value="0.0322399003022333" calcext:value-type="float">
            <text:p>0.0322399003</text:p>
          </table:table-cell>
          <table:table-cell table:number-columns-repeated="9"/>
        </table:table-row>
        <table:table-row table:style-name="ro1">
          <table:table-cell office:value-type="float" office:value="0.0319267356046724" calcext:value-type="float">
            <text:p>0.0319267356</text:p>
          </table:table-cell>
          <table:table-cell table:number-columns-repeated="9"/>
        </table:table-row>
        <table:table-row table:style-name="ro1">
          <table:table-cell office:value-type="float" office:value="0.0316538459854566" calcext:value-type="float">
            <text:p>0.031653846</text:p>
          </table:table-cell>
          <table:table-cell table:number-columns-repeated="9"/>
        </table:table-row>
        <table:table-row table:style-name="ro1">
          <table:table-cell office:value-type="float" office:value="0.0314102023227623" calcext:value-type="float">
            <text:p>0.0314102023</text:p>
          </table:table-cell>
          <table:table-cell table:number-columns-repeated="9"/>
        </table:table-row>
        <table:table-row table:style-name="ro1">
          <table:table-cell office:value-type="float" office:value="0.0311910589995914" calcext:value-type="float">
            <text:p>0.031191059</text:p>
          </table:table-cell>
          <table:table-cell table:number-columns-repeated="9"/>
        </table:table-row>
        <table:table-row table:style-name="ro1">
          <table:table-cell office:value-type="float" office:value="0.0309982663620466" calcext:value-type="float">
            <text:p>0.0309982664</text:p>
          </table:table-cell>
          <table:table-cell table:number-columns-repeated="9"/>
        </table:table-row>
        <table:table-row table:style-name="ro1">
          <table:table-cell office:value-type="float" office:value="0.0308214924855237" calcext:value-type="float">
            <text:p>0.0308214925</text:p>
          </table:table-cell>
          <table:table-cell table:number-columns-repeated="9"/>
        </table:table-row>
        <table:table-row table:style-name="ro1">
          <table:table-cell office:value-type="float" office:value="0.0306608896026923" calcext:value-type="float">
            <text:p>0.0306608896</text:p>
          </table:table-cell>
          <table:table-cell table:number-columns-repeated="9"/>
        </table:table-row>
        <table:table-row table:style-name="ro1">
          <table:table-cell office:value-type="float" office:value="0.0305167324437099" calcext:value-type="float">
            <text:p>0.0305167324</text:p>
          </table:table-cell>
          <table:table-cell table:number-columns-repeated="9"/>
        </table:table-row>
        <table:table-row table:style-name="ro1">
          <table:table-cell office:value-type="float" office:value="0.0303847454200007" calcext:value-type="float">
            <text:p>0.0303847454</text:p>
          </table:table-cell>
          <table:table-cell table:number-columns-repeated="9"/>
        </table:table-row>
        <table:table-row table:style-name="ro1">
          <table:table-cell office:value-type="float" office:value="0.0302630306929243" calcext:value-type="float">
            <text:p>0.0302630307</text:p>
          </table:table-cell>
          <table:table-cell table:number-columns-repeated="9"/>
        </table:table-row>
        <table:table-row table:style-name="ro1">
          <table:table-cell office:value-type="float" office:value="0.0301495187975441" calcext:value-type="float">
            <text:p>0.0301495188</text:p>
          </table:table-cell>
          <table:table-cell table:number-columns-repeated="9"/>
        </table:table-row>
        <table:table-row table:style-name="ro1">
          <table:table-cell office:value-type="float" office:value="0.0300456374224567" calcext:value-type="float">
            <text:p>0.0300456374</text:p>
          </table:table-cell>
          <table:table-cell table:number-columns-repeated="9"/>
        </table:table-row>
        <table:table-row table:style-name="ro1">
          <table:table-cell office:value-type="float" office:value="0.0299498805168699" calcext:value-type="float">
            <text:p>0.0299498805</text:p>
          </table:table-cell>
          <table:table-cell table:number-columns-repeated="9"/>
        </table:table-row>
        <table:table-row table:style-name="ro1">
          <table:table-cell office:value-type="float" office:value="0.0298623850823361" calcext:value-type="float">
            <text:p>0.0298623851</text:p>
          </table:table-cell>
          <table:table-cell table:number-columns-repeated="9"/>
        </table:table-row>
        <table:table-row table:style-name="ro1">
          <table:table-cell office:value-type="float" office:value="0.029782828605008" calcext:value-type="float">
            <text:p>0.0297828286</text:p>
          </table:table-cell>
          <table:table-cell table:number-columns-repeated="9"/>
        </table:table-row>
        <table:table-row table:style-name="ro1">
          <table:table-cell office:value-type="float" office:value="0.0297109899565205" calcext:value-type="float">
            <text:p>0.02971099</text:p>
          </table:table-cell>
          <table:table-cell table:number-columns-repeated="9"/>
        </table:table-row>
        <table:table-row table:style-name="ro1">
          <table:table-cell office:value-type="float" office:value="0.0296401584608499" calcext:value-type="float">
            <text:p>0.0296401585</text:p>
          </table:table-cell>
          <table:table-cell table:number-columns-repeated="9"/>
        </table:table-row>
        <table:table-row table:style-name="ro1">
          <table:table-cell office:value-type="float" office:value="0.029574184873256" calcext:value-type="float">
            <text:p>0.0295741849</text:p>
          </table:table-cell>
          <table:table-cell table:number-columns-repeated="9"/>
        </table:table-row>
        <table:table-row table:style-name="ro1">
          <table:table-cell office:value-type="float" office:value="0.0295120619214667" calcext:value-type="float">
            <text:p>0.0295120619</text:p>
          </table:table-cell>
          <table:table-cell table:number-columns-repeated="9"/>
        </table:table-row>
        <table:table-row table:style-name="ro1">
          <table:table-cell office:value-type="float" office:value="0.0294550211322779" calcext:value-type="float">
            <text:p>0.0294550211</text:p>
          </table:table-cell>
          <table:table-cell table:number-columns-repeated="9"/>
        </table:table-row>
        <table:table-row table:style-name="ro1">
          <table:table-cell office:value-type="float" office:value="0.029401188533261" calcext:value-type="float">
            <text:p>0.0294011885</text:p>
          </table:table-cell>
          <table:table-cell table:number-columns-repeated="9"/>
        </table:table-row>
        <table:table-row table:style-name="ro1">
          <table:table-cell office:value-type="float" office:value="0.0293525618231932" calcext:value-type="float">
            <text:p>0.0293525618</text:p>
          </table:table-cell>
          <table:table-cell table:number-columns-repeated="9"/>
        </table:table-row>
        <table:table-row table:style-name="ro1">
          <table:table-cell office:value-type="float" office:value="0.0293085852798642" calcext:value-type="float">
            <text:p>0.0293085853</text:p>
          </table:table-cell>
          <table:table-cell table:number-columns-repeated="9"/>
        </table:table-row>
        <table:table-row table:style-name="ro1">
          <table:table-cell office:value-type="float" office:value="0.0292666586622058" calcext:value-type="float">
            <text:p>0.0292666587</text:p>
          </table:table-cell>
          <table:table-cell table:number-columns-repeated="9"/>
        </table:table-row>
        <table:table-row table:style-name="ro1">
          <table:table-cell office:value-type="float" office:value="0.0292300642035019" calcext:value-type="float">
            <text:p>0.0292300642</text:p>
          </table:table-cell>
          <table:table-cell table:number-columns-repeated="9"/>
        </table:table-row>
        <table:table-row table:style-name="ro1">
          <table:table-cell office:value-type="float" office:value="0.029188746527049" calcext:value-type="float">
            <text:p>0.0291887465</text:p>
          </table:table-cell>
          <table:table-cell table:number-columns-repeated="9"/>
        </table:table-row>
        <table:table-row table:style-name="ro1">
          <table:table-cell office:value-type="float" office:value="0.0291494145467714" calcext:value-type="float">
            <text:p>0.0291494145</text:p>
          </table:table-cell>
          <table:table-cell table:number-columns-repeated="9"/>
        </table:table-row>
        <table:table-row table:style-name="ro1">
          <table:table-cell office:value-type="float" office:value="0.0291136171453403" calcext:value-type="float">
            <text:p>0.0291136171</text:p>
          </table:table-cell>
          <table:table-cell table:number-columns-repeated="9"/>
        </table:table-row>
        <table:table-row table:style-name="ro1">
          <table:table-cell office:value-type="float" office:value="0.0290784211385172" calcext:value-type="float">
            <text:p>0.0290784211</text:p>
          </table:table-cell>
          <table:table-cell table:number-columns-repeated="9"/>
        </table:table-row>
        <table:table-row table:style-name="ro1">
          <table:table-cell office:value-type="float" office:value="0.0290457500317203" calcext:value-type="float">
            <text:p>0.02904575</text:p>
          </table:table-cell>
          <table:table-cell table:number-columns-repeated="9"/>
        </table:table-row>
        <table:table-row table:style-name="ro1">
          <table:table-cell office:value-type="float" office:value="0.0290144276598752" calcext:value-type="float">
            <text:p>0.0290144277</text:p>
          </table:table-cell>
          <table:table-cell table:number-columns-repeated="9"/>
        </table:table-row>
        <table:table-row table:style-name="ro1">
          <table:table-cell office:value-type="float" office:value="0.028984398118962" calcext:value-type="float">
            <text:p>0.0289843981</text:p>
          </table:table-cell>
          <table:table-cell table:number-columns-repeated="9"/>
        </table:table-row>
        <table:table-row table:style-name="ro1">
          <table:table-cell office:value-type="float" office:value="0.0289557718441445" calcext:value-type="float">
            <text:p>0.0289557718</text:p>
          </table:table-cell>
          <table:table-cell table:number-columns-repeated="9"/>
        </table:table-row>
        <table:table-row table:style-name="ro1">
          <table:table-cell office:value-type="float" office:value="0.0289285105906566" calcext:value-type="float">
            <text:p>0.0289285106</text:p>
          </table:table-cell>
          <table:table-cell table:number-columns-repeated="9"/>
        </table:table-row>
        <table:table-row table:style-name="ro1">
          <table:table-cell office:value-type="float" office:value="0.0289024751036695" calcext:value-type="float">
            <text:p>0.0289024751</text:p>
          </table:table-cell>
          <table:table-cell table:number-columns-repeated="9"/>
        </table:table-row>
        <table:table-row table:style-name="ro1">
          <table:table-cell office:value-type="float" office:value="0.0288775181883549" calcext:value-type="float">
            <text:p>0.0288775182</text:p>
          </table:table-cell>
          <table:table-cell table:number-columns-repeated="9"/>
        </table:table-row>
        <table:table-row table:style-name="ro1">
          <table:table-cell office:value-type="float" office:value="0.0288537886902598" calcext:value-type="float">
            <text:p>0.0288537887</text:p>
          </table:table-cell>
          <table:table-cell table:number-columns-repeated="9"/>
        </table:table-row>
        <table:table-row table:style-name="ro1">
          <table:table-cell office:value-type="float" office:value="0.0288315012293611" calcext:value-type="float">
            <text:p>0.0288315012</text:p>
          </table:table-cell>
          <table:table-cell table:number-columns-repeated="9"/>
        </table:table-row>
        <table:table-row table:style-name="ro1">
          <table:table-cell office:value-type="float" office:value="0.0288098636473187" calcext:value-type="float">
            <text:p>0.0288098636</text:p>
          </table:table-cell>
          <table:table-cell table:number-columns-repeated="9"/>
        </table:table-row>
        <table:table-row table:style-name="ro1">
          <table:table-cell office:value-type="float" office:value="0.0287894045299745" calcext:value-type="float">
            <text:p>0.0287894045</text:p>
          </table:table-cell>
          <table:table-cell table:number-columns-repeated="9"/>
        </table:table-row>
        <table:table-row table:style-name="ro1">
          <table:table-cell office:value-type="float" office:value="0.0287705010138027" calcext:value-type="float">
            <text:p>0.028770501</text:p>
          </table:table-cell>
          <table:table-cell table:number-columns-repeated="9"/>
        </table:table-row>
        <table:table-row table:style-name="ro1">
          <table:table-cell office:value-type="float" office:value="0.0287523477431448" calcext:value-type="float">
            <text:p>0.0287523477</text:p>
          </table:table-cell>
          <table:table-cell table:number-columns-repeated="9"/>
        </table:table-row>
        <table:table-row table:style-name="ro1">
          <table:table-cell office:value-type="float" office:value="0.0287349100873458" calcext:value-type="float">
            <text:p>0.0287349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488" calcext:value-type="float">
            <text:p>248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23116599370138" calcext:value-type="float">
            <text:p>0.2311659937</text:p>
          </table:table-cell>
          <table:table-cell table:number-columns-repeated="9"/>
        </table:table-row>
        <table:table-row table:style-name="ro1">
          <table:table-cell office:value-type="float" office:value="0.185355396460697" calcext:value-type="float">
            <text:p>0.1853553965</text:p>
          </table:table-cell>
          <table:table-cell table:number-columns-repeated="9"/>
        </table:table-row>
        <table:table-row table:style-name="ro1">
          <table:table-cell office:value-type="float" office:value="0.168925372691317" calcext:value-type="float">
            <text:p>0.1689253727</text:p>
          </table:table-cell>
          <table:table-cell table:number-columns-repeated="9"/>
        </table:table-row>
        <table:table-row table:style-name="ro1">
          <table:table-cell office:value-type="float" office:value="0.158663600696209" calcext:value-type="float">
            <text:p>0.1586636007</text:p>
          </table:table-cell>
          <table:table-cell table:number-columns-repeated="9"/>
        </table:table-row>
        <table:table-row table:style-name="ro1">
          <table:table-cell office:value-type="float" office:value="0.151726472751941" calcext:value-type="float">
            <text:p>0.1517264728</text:p>
          </table:table-cell>
          <table:table-cell table:number-columns-repeated="9"/>
        </table:table-row>
        <table:table-row table:style-name="ro1">
          <table:table-cell office:value-type="float" office:value="0.14647777763847" calcext:value-type="float">
            <text:p>0.1464777776</text:p>
          </table:table-cell>
          <table:table-cell table:number-columns-repeated="9"/>
        </table:table-row>
        <table:table-row table:style-name="ro1">
          <table:table-cell office:value-type="float" office:value="0.142287417009247" calcext:value-type="float">
            <text:p>0.142287417</text:p>
          </table:table-cell>
          <table:table-cell table:number-columns-repeated="9"/>
        </table:table-row>
        <table:table-row table:style-name="ro1">
          <table:table-cell office:value-type="float" office:value="0.138957583459029" calcext:value-type="float">
            <text:p>0.1389575835</text:p>
          </table:table-cell>
          <table:table-cell table:number-columns-repeated="9"/>
        </table:table-row>
        <table:table-row table:style-name="ro1">
          <table:table-cell office:value-type="float" office:value="0.136143011858621" calcext:value-type="float">
            <text:p>0.1361430119</text:p>
          </table:table-cell>
          <table:table-cell table:number-columns-repeated="9"/>
        </table:table-row>
        <table:table-row table:style-name="ro1">
          <table:table-cell office:value-type="float" office:value="0.133738897555281" calcext:value-type="float">
            <text:p>0.1337388976</text:p>
          </table:table-cell>
          <table:table-cell table:number-columns-repeated="9"/>
        </table:table-row>
        <table:table-row table:style-name="ro1">
          <table:table-cell office:value-type="float" office:value="0.131779708864297" calcext:value-type="float">
            <text:p>0.1317797089</text:p>
          </table:table-cell>
          <table:table-cell table:number-columns-repeated="9"/>
        </table:table-row>
        <table:table-row table:style-name="ro1">
          <table:table-cell office:value-type="float" office:value="0.130091852978206" calcext:value-type="float">
            <text:p>0.130091853</text:p>
          </table:table-cell>
          <table:table-cell table:number-columns-repeated="9"/>
        </table:table-row>
        <table:table-row table:style-name="ro1">
          <table:table-cell office:value-type="float" office:value="0.128584088626548" calcext:value-type="float">
            <text:p>0.1285840886</text:p>
          </table:table-cell>
          <table:table-cell table:number-columns-repeated="9"/>
        </table:table-row>
        <table:table-row table:style-name="ro1">
          <table:table-cell office:value-type="float" office:value="0.127204117432249" calcext:value-type="float">
            <text:p>0.1272041174</text:p>
          </table:table-cell>
          <table:table-cell table:number-columns-repeated="9"/>
        </table:table-row>
        <table:table-row table:style-name="ro1">
          <table:table-cell office:value-type="float" office:value="0.126001012005007" calcext:value-type="float">
            <text:p>0.126001012</text:p>
          </table:table-cell>
          <table:table-cell table:number-columns-repeated="9"/>
        </table:table-row>
        <table:table-row table:style-name="ro1">
          <table:table-cell office:value-type="float" office:value="0.124922634693044" calcext:value-type="float">
            <text:p>0.1249226347</text:p>
          </table:table-cell>
          <table:table-cell table:number-columns-repeated="9"/>
        </table:table-row>
        <table:table-row table:style-name="ro1">
          <table:table-cell office:value-type="float" office:value="0.123933788389078" calcext:value-type="float">
            <text:p>0.1239337884</text:p>
          </table:table-cell>
          <table:table-cell table:number-columns-repeated="9"/>
        </table:table-row>
        <table:table-row table:style-name="ro1">
          <table:table-cell office:value-type="float" office:value="0.123024965070225" calcext:value-type="float">
            <text:p>0.1230249651</text:p>
          </table:table-cell>
          <table:table-cell table:number-columns-repeated="9"/>
        </table:table-row>
        <table:table-row table:style-name="ro1">
          <table:table-cell office:value-type="float" office:value="0.122180706320161" calcext:value-type="float">
            <text:p>0.1221807063</text:p>
          </table:table-cell>
          <table:table-cell table:number-columns-repeated="9"/>
        </table:table-row>
        <table:table-row table:style-name="ro1">
          <table:table-cell office:value-type="float" office:value="0.121432644594215" calcext:value-type="float">
            <text:p>0.1214326446</text:p>
          </table:table-cell>
          <table:table-cell table:number-columns-repeated="9"/>
        </table:table-row>
        <table:table-row table:style-name="ro1">
          <table:table-cell office:value-type="float" office:value="0.120721585795929" calcext:value-type="float">
            <text:p>0.1207215858</text:p>
          </table:table-cell>
          <table:table-cell table:number-columns-repeated="9"/>
        </table:table-row>
        <table:table-row table:style-name="ro1">
          <table:table-cell office:value-type="float" office:value="0.120050867160344" calcext:value-type="float">
            <text:p>0.1200508672</text:p>
          </table:table-cell>
          <table:table-cell table:number-columns-repeated="9"/>
        </table:table-row>
        <table:table-row table:style-name="ro1">
          <table:table-cell office:value-type="float" office:value="0.119411214267685" calcext:value-type="float">
            <text:p>0.1194112143</text:p>
          </table:table-cell>
          <table:table-cell table:number-columns-repeated="9"/>
        </table:table-row>
        <table:table-row table:style-name="ro1">
          <table:table-cell office:value-type="float" office:value="0.118828210704634" calcext:value-type="float">
            <text:p>0.1188282107</text:p>
          </table:table-cell>
          <table:table-cell table:number-columns-repeated="9"/>
        </table:table-row>
        <table:table-row table:style-name="ro1">
          <table:table-cell office:value-type="float" office:value="0.118282825108702" calcext:value-type="float">
            <text:p>0.1182828251</text:p>
          </table:table-cell>
          <table:table-cell table:number-columns-repeated="9"/>
        </table:table-row>
        <table:table-row table:style-name="ro1">
          <table:table-cell office:value-type="float" office:value="0.117783490168827" calcext:value-type="float">
            <text:p>0.1177834902</text:p>
          </table:table-cell>
          <table:table-cell table:number-columns-repeated="9"/>
        </table:table-row>
        <table:table-row table:style-name="ro1">
          <table:table-cell office:value-type="float" office:value="0.11731042150561" calcext:value-type="float">
            <text:p>0.1173104215</text:p>
          </table:table-cell>
          <table:table-cell table:number-columns-repeated="9"/>
        </table:table-row>
        <table:table-row table:style-name="ro1">
          <table:table-cell office:value-type="float" office:value="0.116857362461186" calcext:value-type="float">
            <text:p>0.1168573625</text:p>
          </table:table-cell>
          <table:table-cell table:number-columns-repeated="9"/>
        </table:table-row>
        <table:table-row table:style-name="ro1">
          <table:table-cell office:value-type="float" office:value="0.116440708620898" calcext:value-type="float">
            <text:p>0.1164407086</text:p>
          </table:table-cell>
          <table:table-cell table:number-columns-repeated="9"/>
        </table:table-row>
        <table:table-row table:style-name="ro1">
          <table:table-cell office:value-type="float" office:value="0.116040693606942" calcext:value-type="float">
            <text:p>0.1160406936</text:p>
          </table:table-cell>
          <table:table-cell table:number-columns-repeated="9"/>
        </table:table-row>
        <table:table-row table:style-name="ro1">
          <table:table-cell office:value-type="float" office:value="0.115646844600789" calcext:value-type="float">
            <text:p>0.1156468446</text:p>
          </table:table-cell>
          <table:table-cell table:number-columns-repeated="9"/>
        </table:table-row>
        <table:table-row table:style-name="ro1">
          <table:table-cell office:value-type="float" office:value="0.115277932276604" calcext:value-type="float">
            <text:p>0.1152779323</text:p>
          </table:table-cell>
          <table:table-cell table:number-columns-repeated="9"/>
        </table:table-row>
        <table:table-row table:style-name="ro1">
          <table:table-cell office:value-type="float" office:value="0.114929742143264" calcext:value-type="float">
            <text:p>0.1149297421</text:p>
          </table:table-cell>
          <table:table-cell table:number-columns-repeated="9"/>
        </table:table-row>
        <table:table-row table:style-name="ro1">
          <table:table-cell office:value-type="float" office:value="0.114620412921945" calcext:value-type="float">
            <text:p>0.1146204129</text:p>
          </table:table-cell>
          <table:table-cell table:number-columns-repeated="9"/>
        </table:table-row>
        <table:table-row table:style-name="ro1">
          <table:table-cell office:value-type="float" office:value="0.114312956227615" calcext:value-type="float">
            <text:p>0.1143129562</text:p>
          </table:table-cell>
          <table:table-cell table:number-columns-repeated="9"/>
        </table:table-row>
        <table:table-row table:style-name="ro1">
          <table:table-cell office:value-type="float" office:value="0.11401029387861" calcext:value-type="float">
            <text:p>0.1140102939</text:p>
          </table:table-cell>
          <table:table-cell table:number-columns-repeated="9"/>
        </table:table-row>
        <table:table-row table:style-name="ro1">
          <table:table-cell office:value-type="float" office:value="0.113721713181927" calcext:value-type="float">
            <text:p>0.1137217132</text:p>
          </table:table-cell>
          <table:table-cell table:number-columns-repeated="9"/>
        </table:table-row>
        <table:table-row table:style-name="ro1">
          <table:table-cell office:value-type="float" office:value="0.113438629925594" calcext:value-type="float">
            <text:p>0.1134386299</text:p>
          </table:table-cell>
          <table:table-cell table:number-columns-repeated="9"/>
        </table:table-row>
        <table:table-row table:style-name="ro1">
          <table:table-cell office:value-type="float" office:value="0.113177853704393" calcext:value-type="float">
            <text:p>0.1131778537</text:p>
          </table:table-cell>
          <table:table-cell table:number-columns-repeated="9"/>
        </table:table-row>
        <table:table-row table:style-name="ro1">
          <table:table-cell office:value-type="float" office:value="0.112917589576253" calcext:value-type="float">
            <text:p>0.1129175896</text:p>
          </table:table-cell>
          <table:table-cell table:number-columns-repeated="9"/>
        </table:table-row>
        <table:table-row table:style-name="ro1">
          <table:table-cell office:value-type="float" office:value="0.112663155041832" calcext:value-type="float">
            <text:p>0.112663155</text:p>
          </table:table-cell>
          <table:table-cell table:number-columns-repeated="9"/>
        </table:table-row>
        <table:table-row table:style-name="ro1">
          <table:table-cell office:value-type="float" office:value="0.112420681571592" calcext:value-type="float">
            <text:p>0.1124206816</text:p>
          </table:table-cell>
          <table:table-cell table:number-columns-repeated="9"/>
        </table:table-row>
        <table:table-row table:style-name="ro1">
          <table:table-cell office:value-type="float" office:value="0.112186139434934" calcext:value-type="float">
            <text:p>0.1121861394</text:p>
          </table:table-cell>
          <table:table-cell table:number-columns-repeated="9"/>
        </table:table-row>
        <table:table-row table:style-name="ro1">
          <table:table-cell office:value-type="float" office:value="0.111955430990094" calcext:value-type="float">
            <text:p>0.111955431</text:p>
          </table:table-cell>
          <table:table-cell table:number-columns-repeated="9"/>
        </table:table-row>
        <table:table-row table:style-name="ro1">
          <table:table-cell office:value-type="float" office:value="0.111737532900834" calcext:value-type="float">
            <text:p>0.1117375329</text:p>
          </table:table-cell>
          <table:table-cell table:number-columns-repeated="9"/>
        </table:table-row>
        <table:table-row table:style-name="ro1">
          <table:table-cell office:value-type="float" office:value="0.111525509560464" calcext:value-type="float">
            <text:p>0.1115255096</text:p>
          </table:table-cell>
          <table:table-cell table:number-columns-repeated="9"/>
        </table:table-row>
        <table:table-row table:style-name="ro1">
          <table:table-cell office:value-type="float" office:value="0.111315712676418" calcext:value-type="float">
            <text:p>0.1113157127</text:p>
          </table:table-cell>
          <table:table-cell table:number-columns-repeated="9"/>
        </table:table-row>
        <table:table-row table:style-name="ro1">
          <table:table-cell office:value-type="float" office:value="0.111113283281385" calcext:value-type="float">
            <text:p>0.1111132833</text:p>
          </table:table-cell>
          <table:table-cell table:number-columns-repeated="9"/>
        </table:table-row>
        <table:table-row table:style-name="ro1">
          <table:table-cell office:value-type="float" office:value="0.110921541754451" calcext:value-type="float">
            <text:p>0.1109215418</text:p>
          </table:table-cell>
          <table:table-cell table:number-columns-repeated="9"/>
        </table:table-row>
        <table:table-row table:style-name="ro1">
          <table:table-cell office:value-type="float" office:value="0.110755999999463" calcext:value-type="float">
            <text:p>0.110756</text:p>
          </table:table-cell>
          <table:table-cell table:number-columns-repeated="9"/>
        </table:table-row>
        <table:table-row table:style-name="ro1">
          <table:table-cell office:value-type="float" office:value="0.11061084617495" calcext:value-type="float">
            <text:p>0.1106108462</text:p>
          </table:table-cell>
          <table:table-cell table:number-columns-repeated="9"/>
        </table:table-row>
        <table:table-row table:style-name="ro1">
          <table:table-cell office:value-type="float" office:value="0.110450566095576" calcext:value-type="float">
            <text:p>0.1104505661</text:p>
          </table:table-cell>
          <table:table-cell table:number-columns-repeated="9"/>
        </table:table-row>
        <table:table-row table:style-name="ro1">
          <table:table-cell office:value-type="float" office:value="0.110294238526605" calcext:value-type="float">
            <text:p>0.1102942385</text:p>
          </table:table-cell>
          <table:table-cell table:number-columns-repeated="9"/>
        </table:table-row>
        <table:table-row table:style-name="ro1">
          <table:table-cell office:value-type="float" office:value="0.110133754699541" calcext:value-type="float">
            <text:p>0.1101337547</text:p>
          </table:table-cell>
          <table:table-cell table:number-columns-repeated="9"/>
        </table:table-row>
        <table:table-row table:style-name="ro1">
          <table:table-cell office:value-type="float" office:value="0.109963568094785" calcext:value-type="float">
            <text:p>0.1099635681</text:p>
          </table:table-cell>
          <table:table-cell table:number-columns-repeated="9"/>
        </table:table-row>
        <table:table-row table:style-name="ro1">
          <table:table-cell office:value-type="float" office:value="0.109807648762671" calcext:value-type="float">
            <text:p>0.1098076488</text:p>
          </table:table-cell>
          <table:table-cell table:number-columns-repeated="9"/>
        </table:table-row>
        <table:table-row table:style-name="ro1">
          <table:table-cell office:value-type="float" office:value="0.109644003850353" calcext:value-type="float">
            <text:p>0.1096440039</text:p>
          </table:table-cell>
          <table:table-cell table:number-columns-repeated="9"/>
        </table:table-row>
        <table:table-row table:style-name="ro1">
          <table:table-cell office:value-type="float" office:value="0.109481530136824" calcext:value-type="float">
            <text:p>0.1094815301</text:p>
          </table:table-cell>
          <table:table-cell table:number-columns-repeated="9"/>
        </table:table-row>
        <table:table-row table:style-name="ro1">
          <table:table-cell office:value-type="float" office:value="0.109324512855966" calcext:value-type="float">
            <text:p>0.1093245129</text:p>
          </table:table-cell>
          <table:table-cell table:number-columns-repeated="9"/>
        </table:table-row>
        <table:table-row table:style-name="ro1">
          <table:table-cell office:value-type="float" office:value="0.109173778073128" calcext:value-type="float">
            <text:p>0.10917377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731" calcext:value-type="float">
            <text:p>273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252923846426081" calcext:value-type="float">
            <text:p>0.2529238464</text:p>
          </table:table-cell>
          <table:table-cell table:number-columns-repeated="9"/>
        </table:table-row>
        <table:table-row table:style-name="ro1">
          <table:table-cell office:value-type="float" office:value="0.200767009692917" calcext:value-type="float">
            <text:p>0.2007670097</text:p>
          </table:table-cell>
          <table:table-cell table:number-columns-repeated="9"/>
        </table:table-row>
        <table:table-row table:style-name="ro1">
          <table:table-cell office:value-type="float" office:value="0.18192081692322" calcext:value-type="float">
            <text:p>0.1819208169</text:p>
          </table:table-cell>
          <table:table-cell table:number-columns-repeated="9"/>
        </table:table-row>
        <table:table-row table:style-name="ro1">
          <table:table-cell office:value-type="float" office:value="0.17131950241296" calcext:value-type="float">
            <text:p>0.1713195024</text:p>
          </table:table-cell>
          <table:table-cell table:number-columns-repeated="9"/>
        </table:table-row>
        <table:table-row table:style-name="ro1">
          <table:table-cell office:value-type="float" office:value="0.164234565097785" calcext:value-type="float">
            <text:p>0.1642345651</text:p>
          </table:table-cell>
          <table:table-cell table:number-columns-repeated="9"/>
        </table:table-row>
        <table:table-row table:style-name="ro1">
          <table:table-cell office:value-type="float" office:value="0.159370746839823" calcext:value-type="float">
            <text:p>0.1593707468</text:p>
          </table:table-cell>
          <table:table-cell table:number-columns-repeated="9"/>
        </table:table-row>
        <table:table-row table:style-name="ro1">
          <table:table-cell office:value-type="float" office:value="0.155452561593185" calcext:value-type="float">
            <text:p>0.1554525616</text:p>
          </table:table-cell>
          <table:table-cell table:number-columns-repeated="9"/>
        </table:table-row>
        <table:table-row table:style-name="ro1">
          <table:table-cell office:value-type="float" office:value="0.152242127643135" calcext:value-type="float">
            <text:p>0.1522421276</text:p>
          </table:table-cell>
          <table:table-cell table:number-columns-repeated="9"/>
        </table:table-row>
        <table:table-row table:style-name="ro1">
          <table:table-cell office:value-type="float" office:value="0.149497153307106" calcext:value-type="float">
            <text:p>0.1494971533</text:p>
          </table:table-cell>
          <table:table-cell table:number-columns-repeated="9"/>
        </table:table-row>
        <table:table-row table:style-name="ro1">
          <table:table-cell office:value-type="float" office:value="0.147186550011789" calcext:value-type="float">
            <text:p>0.14718655</text:p>
          </table:table-cell>
          <table:table-cell table:number-columns-repeated="9"/>
        </table:table-row>
        <table:table-row table:style-name="ro1">
          <table:table-cell office:value-type="float" office:value="0.145194089408307" calcext:value-type="float">
            <text:p>0.1451940894</text:p>
          </table:table-cell>
          <table:table-cell table:number-columns-repeated="9"/>
        </table:table-row>
        <table:table-row table:style-name="ro1">
          <table:table-cell office:value-type="float" office:value="0.143437003715611" calcext:value-type="float">
            <text:p>0.1434370037</text:p>
          </table:table-cell>
          <table:table-cell table:number-columns-repeated="9"/>
        </table:table-row>
        <table:table-row table:style-name="ro1">
          <table:table-cell office:value-type="float" office:value="0.142125735646727" calcext:value-type="float">
            <text:p>0.1421257356</text:p>
          </table:table-cell>
          <table:table-cell table:number-columns-repeated="9"/>
        </table:table-row>
        <table:table-row table:style-name="ro1">
          <table:table-cell office:value-type="float" office:value="0.141005772879239" calcext:value-type="float">
            <text:p>0.1410057729</text:p>
          </table:table-cell>
          <table:table-cell table:number-columns-repeated="9"/>
        </table:table-row>
        <table:table-row table:style-name="ro1">
          <table:table-cell office:value-type="float" office:value="0.139811595468672" calcext:value-type="float">
            <text:p>0.1398115955</text:p>
          </table:table-cell>
          <table:table-cell table:number-columns-repeated="9"/>
        </table:table-row>
        <table:table-row table:style-name="ro1">
          <table:table-cell office:value-type="float" office:value="0.138572622728199" calcext:value-type="float">
            <text:p>0.1385726227</text:p>
          </table:table-cell>
          <table:table-cell table:number-columns-repeated="9"/>
        </table:table-row>
        <table:table-row table:style-name="ro1">
          <table:table-cell office:value-type="float" office:value="0.137403827019979" calcext:value-type="float">
            <text:p>0.137403827</text:p>
          </table:table-cell>
          <table:table-cell table:number-columns-repeated="9"/>
        </table:table-row>
        <table:table-row table:style-name="ro1">
          <table:table-cell office:value-type="float" office:value="0.136331609985391" calcext:value-type="float">
            <text:p>0.13633161</text:p>
          </table:table-cell>
          <table:table-cell table:number-columns-repeated="9"/>
        </table:table-row>
        <table:table-row table:style-name="ro1">
          <table:table-cell office:value-type="float" office:value="0.135296094823603" calcext:value-type="float">
            <text:p>0.1352960948</text:p>
          </table:table-cell>
          <table:table-cell table:number-columns-repeated="9"/>
        </table:table-row>
        <table:table-row table:style-name="ro1">
          <table:table-cell office:value-type="float" office:value="0.13431218254263" calcext:value-type="float">
            <text:p>0.1343121825</text:p>
          </table:table-cell>
          <table:table-cell table:number-columns-repeated="9"/>
        </table:table-row>
        <table:table-row table:style-name="ro1">
          <table:table-cell office:value-type="float" office:value="0.133451117926956" calcext:value-type="float">
            <text:p>0.1334511179</text:p>
          </table:table-cell>
          <table:table-cell table:number-columns-repeated="9"/>
        </table:table-row>
        <table:table-row table:style-name="ro1">
          <table:table-cell office:value-type="float" office:value="0.132635079360541" calcext:value-type="float">
            <text:p>0.1326350794</text:p>
          </table:table-cell>
          <table:table-cell table:number-columns-repeated="9"/>
        </table:table-row>
        <table:table-row table:style-name="ro1">
          <table:table-cell office:value-type="float" office:value="0.131809376766548" calcext:value-type="float">
            <text:p>0.1318093768</text:p>
          </table:table-cell>
          <table:table-cell table:number-columns-repeated="9"/>
        </table:table-row>
        <table:table-row table:style-name="ro1">
          <table:table-cell office:value-type="float" office:value="0.131076354203413" calcext:value-type="float">
            <text:p>0.1310763542</text:p>
          </table:table-cell>
          <table:table-cell table:number-columns-repeated="9"/>
        </table:table-row>
        <table:table-row table:style-name="ro1">
          <table:table-cell office:value-type="float" office:value="0.130386479293296" calcext:value-type="float">
            <text:p>0.1303864793</text:p>
          </table:table-cell>
          <table:table-cell table:number-columns-repeated="9"/>
        </table:table-row>
        <table:table-row table:style-name="ro1">
          <table:table-cell office:value-type="float" office:value="0.129740017758028" calcext:value-type="float">
            <text:p>0.1297400178</text:p>
          </table:table-cell>
          <table:table-cell table:number-columns-repeated="9"/>
        </table:table-row>
        <table:table-row table:style-name="ro1">
          <table:table-cell office:value-type="float" office:value="0.129128454355397" calcext:value-type="float">
            <text:p>0.1291284544</text:p>
          </table:table-cell>
          <table:table-cell table:number-columns-repeated="9"/>
        </table:table-row>
        <table:table-row table:style-name="ro1">
          <table:table-cell office:value-type="float" office:value="0.128551005857577" calcext:value-type="float">
            <text:p>0.1285510059</text:p>
          </table:table-cell>
          <table:table-cell table:number-columns-repeated="9"/>
        </table:table-row>
        <table:table-row table:style-name="ro1">
          <table:table-cell office:value-type="float" office:value="0.12800625894794" calcext:value-type="float">
            <text:p>0.1280062589</text:p>
          </table:table-cell>
          <table:table-cell table:number-columns-repeated="9"/>
        </table:table-row>
        <table:table-row table:style-name="ro1">
          <table:table-cell office:value-type="float" office:value="0.127483542456175" calcext:value-type="float">
            <text:p>0.1274835425</text:p>
          </table:table-cell>
          <table:table-cell table:number-columns-repeated="9"/>
        </table:table-row>
        <table:table-row table:style-name="ro1">
          <table:table-cell office:value-type="float" office:value="0.126990938420926" calcext:value-type="float">
            <text:p>0.1269909384</text:p>
          </table:table-cell>
          <table:table-cell table:number-columns-repeated="9"/>
        </table:table-row>
        <table:table-row table:style-name="ro1">
          <table:table-cell office:value-type="float" office:value="0.126478733097573" calcext:value-type="float">
            <text:p>0.1264787331</text:p>
          </table:table-cell>
          <table:table-cell table:number-columns-repeated="9"/>
        </table:table-row>
        <table:table-row table:style-name="ro1">
          <table:table-cell office:value-type="float" office:value="0.126020189477343" calcext:value-type="float">
            <text:p>0.1260201895</text:p>
          </table:table-cell>
          <table:table-cell table:number-columns-repeated="9"/>
        </table:table-row>
        <table:table-row table:style-name="ro1">
          <table:table-cell office:value-type="float" office:value="0.125599790706762" calcext:value-type="float">
            <text:p>0.1255997907</text:p>
          </table:table-cell>
          <table:table-cell table:number-columns-repeated="9"/>
        </table:table-row>
        <table:table-row table:style-name="ro1">
          <table:table-cell office:value-type="float" office:value="0.125198544487576" calcext:value-type="float">
            <text:p>0.1251985445</text:p>
          </table:table-cell>
          <table:table-cell table:number-columns-repeated="9"/>
        </table:table-row>
        <table:table-row table:style-name="ro1">
          <table:table-cell office:value-type="float" office:value="0.124813013875999" calcext:value-type="float">
            <text:p>0.1248130139</text:p>
          </table:table-cell>
          <table:table-cell table:number-columns-repeated="9"/>
        </table:table-row>
        <table:table-row table:style-name="ro1">
          <table:table-cell office:value-type="float" office:value="0.124453337502905" calcext:value-type="float">
            <text:p>0.1244533375</text:p>
          </table:table-cell>
          <table:table-cell table:number-columns-repeated="9"/>
        </table:table-row>
        <table:table-row table:style-name="ro1">
          <table:table-cell office:value-type="float" office:value="0.124095008811729" calcext:value-type="float">
            <text:p>0.1240950088</text:p>
          </table:table-cell>
          <table:table-cell table:number-columns-repeated="9"/>
        </table:table-row>
        <table:table-row table:style-name="ro1">
          <table:table-cell office:value-type="float" office:value="0.123751867135809" calcext:value-type="float">
            <text:p>0.1237518671</text:p>
          </table:table-cell>
          <table:table-cell table:number-columns-repeated="9"/>
        </table:table-row>
        <table:table-row table:style-name="ro1">
          <table:table-cell office:value-type="float" office:value="0.123417077859444" calcext:value-type="float">
            <text:p>0.1234170779</text:p>
          </table:table-cell>
          <table:table-cell table:number-columns-repeated="9"/>
        </table:table-row>
        <table:table-row table:style-name="ro1">
          <table:table-cell office:value-type="float" office:value="0.123096418536816" calcext:value-type="float">
            <text:p>0.1230964185</text:p>
          </table:table-cell>
          <table:table-cell table:number-columns-repeated="9"/>
        </table:table-row>
        <table:table-row table:style-name="ro1">
          <table:table-cell office:value-type="float" office:value="0.122786548779238" calcext:value-type="float">
            <text:p>0.1227865488</text:p>
          </table:table-cell>
          <table:table-cell table:number-columns-repeated="9"/>
        </table:table-row>
        <table:table-row table:style-name="ro1">
          <table:table-cell office:value-type="float" office:value="0.122482996878057" calcext:value-type="float">
            <text:p>0.1224829969</text:p>
          </table:table-cell>
          <table:table-cell table:number-columns-repeated="9"/>
        </table:table-row>
        <table:table-row table:style-name="ro1">
          <table:table-cell office:value-type="float" office:value="0.122195977598254" calcext:value-type="float">
            <text:p>0.1221959776</text:p>
          </table:table-cell>
          <table:table-cell table:number-columns-repeated="9"/>
        </table:table-row>
        <table:table-row table:style-name="ro1">
          <table:table-cell office:value-type="float" office:value="0.121915512938388" calcext:value-type="float">
            <text:p>0.1219155129</text:p>
          </table:table-cell>
          <table:table-cell table:number-columns-repeated="9"/>
        </table:table-row>
        <table:table-row table:style-name="ro1">
          <table:table-cell office:value-type="float" office:value="0.121643764382582" calcext:value-type="float">
            <text:p>0.1216437644</text:p>
          </table:table-cell>
          <table:table-cell table:number-columns-repeated="9"/>
        </table:table-row>
        <table:table-row table:style-name="ro1">
          <table:table-cell office:value-type="float" office:value="0.121382368151964" calcext:value-type="float">
            <text:p>0.1213823682</text:p>
          </table:table-cell>
          <table:table-cell table:number-columns-repeated="9"/>
        </table:table-row>
        <table:table-row table:style-name="ro1">
          <table:table-cell office:value-type="float" office:value="0.121125322657608" calcext:value-type="float">
            <text:p>0.1211253227</text:p>
          </table:table-cell>
          <table:table-cell table:number-columns-repeated="9"/>
        </table:table-row>
        <table:table-row table:style-name="ro1">
          <table:table-cell office:value-type="float" office:value="0.12088879761879" calcext:value-type="float">
            <text:p>0.1208887976</text:p>
          </table:table-cell>
          <table:table-cell table:number-columns-repeated="9"/>
        </table:table-row>
        <table:table-row table:style-name="ro1">
          <table:table-cell office:value-type="float" office:value="0.120651144828445" calcext:value-type="float">
            <text:p>0.1206511448</text:p>
          </table:table-cell>
          <table:table-cell table:number-columns-repeated="9"/>
        </table:table-row>
        <table:table-row table:style-name="ro1">
          <table:table-cell office:value-type="float" office:value="0.120412645193306" calcext:value-type="float">
            <text:p>0.1204126452</text:p>
          </table:table-cell>
          <table:table-cell table:number-columns-repeated="9"/>
        </table:table-row>
        <table:table-row table:style-name="ro1">
          <table:table-cell office:value-type="float" office:value="0.120185222377398" calcext:value-type="float">
            <text:p>0.1201852224</text:p>
          </table:table-cell>
          <table:table-cell table:number-columns-repeated="9"/>
        </table:table-row>
        <table:table-row table:style-name="ro1">
          <table:table-cell office:value-type="float" office:value="0.11996452263416" calcext:value-type="float">
            <text:p>0.1199645226</text:p>
          </table:table-cell>
          <table:table-cell table:number-columns-repeated="9"/>
        </table:table-row>
        <table:table-row table:style-name="ro1">
          <table:table-cell office:value-type="float" office:value="0.119746533175316" calcext:value-type="float">
            <text:p>0.1197465332</text:p>
          </table:table-cell>
          <table:table-cell table:number-columns-repeated="9"/>
        </table:table-row>
        <table:table-row table:style-name="ro1">
          <table:table-cell office:value-type="float" office:value="0.119532460485118" calcext:value-type="float">
            <text:p>0.1195324605</text:p>
          </table:table-cell>
          <table:table-cell table:number-columns-repeated="9"/>
        </table:table-row>
        <table:table-row table:style-name="ro1">
          <table:table-cell office:value-type="float" office:value="0.119321237236843" calcext:value-type="float">
            <text:p>0.1193212372</text:p>
          </table:table-cell>
          <table:table-cell table:number-columns-repeated="9"/>
        </table:table-row>
        <table:table-row table:style-name="ro1">
          <table:table-cell office:value-type="float" office:value="0.119134164846368" calcext:value-type="float">
            <text:p>0.1191341648</text:p>
          </table:table-cell>
          <table:table-cell table:number-columns-repeated="9"/>
        </table:table-row>
        <table:table-row table:style-name="ro1">
          <table:table-cell office:value-type="float" office:value="0.118929162495609" calcext:value-type="float">
            <text:p>0.1189291625</text:p>
          </table:table-cell>
          <table:table-cell table:number-columns-repeated="9"/>
        </table:table-row>
        <table:table-row table:style-name="ro1">
          <table:table-cell office:value-type="float" office:value="0.118725774557017" calcext:value-type="float">
            <text:p>0.1187257746</text:p>
          </table:table-cell>
          <table:table-cell table:number-columns-repeated="9"/>
        </table:table-row>
        <table:table-row table:style-name="ro1">
          <table:table-cell office:value-type="float" office:value="0.118521604066291" calcext:value-type="float">
            <text:p>0.11852160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722" calcext:value-type="float">
            <text:p>272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0.252421387755457" calcext:value-type="float">
            <text:p>0.2524213878</text:p>
          </table:table-cell>
          <table:table-cell table:number-columns-repeated="9"/>
        </table:table-row>
        <table:table-row table:style-name="ro1">
          <table:table-cell office:value-type="float" office:value="0.196995142380199" calcext:value-type="float">
            <text:p>0.1969951424</text:p>
          </table:table-cell>
          <table:table-cell table:number-columns-repeated="9"/>
        </table:table-row>
        <table:table-row table:style-name="ro1">
          <table:table-cell office:value-type="float" office:value="0.178525525026313" calcext:value-type="float">
            <text:p>0.178525525</text:p>
          </table:table-cell>
          <table:table-cell table:number-columns-repeated="9"/>
        </table:table-row>
        <table:table-row table:style-name="ro1">
          <table:table-cell office:value-type="float" office:value="0.166799074907677" calcext:value-type="float">
            <text:p>0.1667990749</text:p>
          </table:table-cell>
          <table:table-cell table:number-columns-repeated="9"/>
        </table:table-row>
        <table:table-row table:style-name="ro1">
          <table:table-cell office:value-type="float" office:value="0.158891956304136" calcext:value-type="float">
            <text:p>0.1588919563</text:p>
          </table:table-cell>
          <table:table-cell table:number-columns-repeated="9"/>
        </table:table-row>
        <table:table-row table:style-name="ro1">
          <table:table-cell office:value-type="float" office:value="0.153322630617413" calcext:value-type="float">
            <text:p>0.1533226306</text:p>
          </table:table-cell>
          <table:table-cell table:number-columns-repeated="9"/>
        </table:table-row>
        <table:table-row table:style-name="ro1">
          <table:table-cell office:value-type="float" office:value="0.1491392160031" calcext:value-type="float">
            <text:p>0.149139216</text:p>
          </table:table-cell>
          <table:table-cell table:number-columns-repeated="9"/>
        </table:table-row>
        <table:table-row table:style-name="ro1">
          <table:table-cell office:value-type="float" office:value="0.145796458071504" calcext:value-type="float">
            <text:p>0.1457964581</text:p>
          </table:table-cell>
          <table:table-cell table:number-columns-repeated="9"/>
        </table:table-row>
        <table:table-row table:style-name="ro1">
          <table:table-cell office:value-type="float" office:value="0.14303987453129" calcext:value-type="float">
            <text:p>0.1430398745</text:p>
          </table:table-cell>
          <table:table-cell table:number-columns-repeated="9"/>
        </table:table-row>
        <table:table-row table:style-name="ro1">
          <table:table-cell office:value-type="float" office:value="0.140978596549523" calcext:value-type="float">
            <text:p>0.1409785965</text:p>
          </table:table-cell>
          <table:table-cell table:number-columns-repeated="9"/>
        </table:table-row>
        <table:table-row table:style-name="ro1">
          <table:table-cell office:value-type="float" office:value="0.138930615520257" calcext:value-type="float">
            <text:p>0.1389306155</text:p>
          </table:table-cell>
          <table:table-cell table:number-columns-repeated="9"/>
        </table:table-row>
        <table:table-row table:style-name="ro1">
          <table:table-cell office:value-type="float" office:value="0.137098714107361" calcext:value-type="float">
            <text:p>0.1370987141</text:p>
          </table:table-cell>
          <table:table-cell table:number-columns-repeated="9"/>
        </table:table-row>
        <table:table-row table:style-name="ro1">
          <table:table-cell office:value-type="float" office:value="0.135469647825388" calcext:value-type="float">
            <text:p>0.1354696478</text:p>
          </table:table-cell>
          <table:table-cell table:number-columns-repeated="9"/>
        </table:table-row>
        <table:table-row table:style-name="ro1">
          <table:table-cell office:value-type="float" office:value="0.133989034496881" calcext:value-type="float">
            <text:p>0.1339890345</text:p>
          </table:table-cell>
          <table:table-cell table:number-columns-repeated="9"/>
        </table:table-row>
        <table:table-row table:style-name="ro1">
          <table:table-cell office:value-type="float" office:value="0.13265836701505" calcext:value-type="float">
            <text:p>0.132658367</text:p>
          </table:table-cell>
          <table:table-cell table:number-columns-repeated="9"/>
        </table:table-row>
        <table:table-row table:style-name="ro1">
          <table:table-cell office:value-type="float" office:value="0.131439849976779" calcext:value-type="float">
            <text:p>0.13143985</text:p>
          </table:table-cell>
          <table:table-cell table:number-columns-repeated="9"/>
        </table:table-row>
        <table:table-row table:style-name="ro1">
          <table:table-cell office:value-type="float" office:value="0.130360782986315" calcext:value-type="float">
            <text:p>0.130360783</text:p>
          </table:table-cell>
          <table:table-cell table:number-columns-repeated="9"/>
        </table:table-row>
        <table:table-row table:style-name="ro1">
          <table:table-cell office:value-type="float" office:value="0.129338635949543" calcext:value-type="float">
            <text:p>0.1293386359</text:p>
          </table:table-cell>
          <table:table-cell table:number-columns-repeated="9"/>
        </table:table-row>
        <table:table-row table:style-name="ro1">
          <table:table-cell office:value-type="float" office:value="0.128400507144546" calcext:value-type="float">
            <text:p>0.1284005071</text:p>
          </table:table-cell>
          <table:table-cell table:number-columns-repeated="9"/>
        </table:table-row>
        <table:table-row table:style-name="ro1">
          <table:table-cell office:value-type="float" office:value="0.127507426097528" calcext:value-type="float">
            <text:p>0.1275074261</text:p>
          </table:table-cell>
          <table:table-cell table:number-columns-repeated="9"/>
        </table:table-row>
        <table:table-row table:style-name="ro1">
          <table:table-cell office:value-type="float" office:value="0.126673431425606" calcext:value-type="float">
            <text:p>0.1266734314</text:p>
          </table:table-cell>
          <table:table-cell table:number-columns-repeated="9"/>
        </table:table-row>
        <table:table-row table:style-name="ro1">
          <table:table-cell office:value-type="float" office:value="0.125911700565087" calcext:value-type="float">
            <text:p>0.1259117006</text:p>
          </table:table-cell>
          <table:table-cell table:number-columns-repeated="9"/>
        </table:table-row>
        <table:table-row table:style-name="ro1">
          <table:table-cell office:value-type="float" office:value="0.125189565003178" calcext:value-type="float">
            <text:p>0.125189565</text:p>
          </table:table-cell>
          <table:table-cell table:number-columns-repeated="9"/>
        </table:table-row>
        <table:table-row table:style-name="ro1">
          <table:table-cell office:value-type="float" office:value="0.124512722947788" calcext:value-type="float">
            <text:p>0.1245127229</text:p>
          </table:table-cell>
          <table:table-cell table:number-columns-repeated="9"/>
        </table:table-row>
        <table:table-row table:style-name="ro1">
          <table:table-cell office:value-type="float" office:value="0.123886797208119" calcext:value-type="float">
            <text:p>0.1238867972</text:p>
          </table:table-cell>
          <table:table-cell table:number-columns-repeated="9"/>
        </table:table-row>
        <table:table-row table:style-name="ro1">
          <table:table-cell office:value-type="float" office:value="0.123283523057218" calcext:value-type="float">
            <text:p>0.1232835231</text:p>
          </table:table-cell>
          <table:table-cell table:number-columns-repeated="9"/>
        </table:table-row>
        <table:table-row table:style-name="ro1">
          <table:table-cell office:value-type="float" office:value="0.122710972977181" calcext:value-type="float">
            <text:p>0.122710973</text:p>
          </table:table-cell>
          <table:table-cell table:number-columns-repeated="9"/>
        </table:table-row>
        <table:table-row table:style-name="ro1">
          <table:table-cell office:value-type="float" office:value="0.122200291535069" calcext:value-type="float">
            <text:p>0.1222002915</text:p>
          </table:table-cell>
          <table:table-cell table:number-columns-repeated="9"/>
        </table:table-row>
        <table:table-row table:style-name="ro1">
          <table:table-cell office:value-type="float" office:value="0.121770192708104" calcext:value-type="float">
            <text:p>0.1217701927</text:p>
          </table:table-cell>
          <table:table-cell table:number-columns-repeated="9"/>
        </table:table-row>
        <table:table-row table:style-name="ro1">
          <table:table-cell office:value-type="float" office:value="0.121278615972279" calcext:value-type="float">
            <text:p>0.121278616</text:p>
          </table:table-cell>
          <table:table-cell table:number-columns-repeated="9"/>
        </table:table-row>
        <table:table-row table:style-name="ro1">
          <table:table-cell office:value-type="float" office:value="0.120801229043283" calcext:value-type="float">
            <text:p>0.120801229</text:p>
          </table:table-cell>
          <table:table-cell table:number-columns-repeated="9"/>
        </table:table-row>
        <table:table-row table:style-name="ro1">
          <table:table-cell office:value-type="float" office:value="0.120346124450789" calcext:value-type="float">
            <text:p>0.1203461245</text:p>
          </table:table-cell>
          <table:table-cell table:number-columns-repeated="9"/>
        </table:table-row>
        <table:table-row table:style-name="ro1">
          <table:table-cell office:value-type="float" office:value="0.119907814240074" calcext:value-type="float">
            <text:p>0.1199078142</text:p>
          </table:table-cell>
          <table:table-cell table:number-columns-repeated="9"/>
        </table:table-row>
        <table:table-row table:style-name="ro1">
          <table:table-cell office:value-type="float" office:value="0.119489416781566" calcext:value-type="float">
            <text:p>0.1194894168</text:p>
          </table:table-cell>
          <table:table-cell table:number-columns-repeated="9"/>
        </table:table-row>
        <table:table-row table:style-name="ro1">
          <table:table-cell office:value-type="float" office:value="0.119126685410037" calcext:value-type="float">
            <text:p>0.1191266854</text:p>
          </table:table-cell>
          <table:table-cell table:number-columns-repeated="9"/>
        </table:table-row>
        <table:table-row table:style-name="ro1">
          <table:table-cell office:value-type="float" office:value="0.118760995518995" calcext:value-type="float">
            <text:p>0.1187609955</text:p>
          </table:table-cell>
          <table:table-cell table:number-columns-repeated="9"/>
        </table:table-row>
        <table:table-row table:style-name="ro1">
          <table:table-cell office:value-type="float" office:value="0.118402079454914" calcext:value-type="float">
            <text:p>0.1184020795</text:p>
          </table:table-cell>
          <table:table-cell table:number-columns-repeated="9"/>
        </table:table-row>
        <table:table-row table:style-name="ro1">
          <table:table-cell office:value-type="float" office:value="0.11805363885987" calcext:value-type="float">
            <text:p>0.1180536389</text:p>
          </table:table-cell>
          <table:table-cell table:number-columns-repeated="9"/>
        </table:table-row>
        <table:table-row table:style-name="ro1">
          <table:table-cell office:value-type="float" office:value="0.117721727903561" calcext:value-type="float">
            <text:p>0.1177217279</text:p>
          </table:table-cell>
          <table:table-cell table:number-columns-repeated="9"/>
        </table:table-row>
        <table:table-row table:style-name="ro1">
          <table:table-cell office:value-type="float" office:value="0.11742448368575" calcext:value-type="float">
            <text:p>0.1174244837</text:p>
          </table:table-cell>
          <table:table-cell table:number-columns-repeated="9"/>
        </table:table-row>
        <table:table-row table:style-name="ro1">
          <table:table-cell office:value-type="float" office:value="0.11711614064428" calcext:value-type="float">
            <text:p>0.1171161406</text:p>
          </table:table-cell>
          <table:table-cell table:number-columns-repeated="9"/>
        </table:table-row>
        <table:table-row table:style-name="ro1">
          <table:table-cell office:value-type="float" office:value="0.116819336485303" calcext:value-type="float">
            <text:p>0.1168193365</text:p>
          </table:table-cell>
          <table:table-cell table:number-columns-repeated="9"/>
        </table:table-row>
        <table:table-row table:style-name="ro1">
          <table:table-cell office:value-type="float" office:value="0.116516183563048" calcext:value-type="float">
            <text:p>0.1165161836</text:p>
          </table:table-cell>
          <table:table-cell table:number-columns-repeated="9"/>
        </table:table-row>
        <table:table-row table:style-name="ro1">
          <table:table-cell office:value-type="float" office:value="0.116223591283195" calcext:value-type="float">
            <text:p>0.1162235913</text:p>
          </table:table-cell>
          <table:table-cell table:number-columns-repeated="9"/>
        </table:table-row>
        <table:table-row table:style-name="ro1">
          <table:table-cell office:value-type="float" office:value="0.115937244331938" calcext:value-type="float">
            <text:p>0.1159372443</text:p>
          </table:table-cell>
          <table:table-cell table:number-columns-repeated="9"/>
        </table:table-row>
        <table:table-row table:style-name="ro1">
          <table:table-cell office:value-type="float" office:value="0.115664353655171" calcext:value-type="float">
            <text:p>0.1156643537</text:p>
          </table:table-cell>
          <table:table-cell table:number-columns-repeated="9"/>
        </table:table-row>
        <table:table-row table:style-name="ro1">
          <table:table-cell office:value-type="float" office:value="0.11539899905179" calcext:value-type="float">
            <text:p>0.1153989991</text:p>
          </table:table-cell>
          <table:table-cell table:number-columns-repeated="9"/>
        </table:table-row>
        <table:table-row table:style-name="ro1">
          <table:table-cell office:value-type="float" office:value="0.115151919450442" calcext:value-type="float">
            <text:p>0.1151519195</text:p>
          </table:table-cell>
          <table:table-cell table:number-columns-repeated="9"/>
        </table:table-row>
        <table:table-row table:style-name="ro1">
          <table:table-cell office:value-type="float" office:value="0.114918963356382" calcext:value-type="float">
            <text:p>0.1149189634</text:p>
          </table:table-cell>
          <table:table-cell table:number-columns-repeated="9"/>
        </table:table-row>
        <table:table-row table:style-name="ro1">
          <table:table-cell office:value-type="float" office:value="0.114666912289425" calcext:value-type="float">
            <text:p>0.1146669123</text:p>
          </table:table-cell>
          <table:table-cell table:number-columns-repeated="9"/>
        </table:table-row>
        <table:table-row table:style-name="ro1">
          <table:table-cell office:value-type="float" office:value="0.114420413950844" calcext:value-type="float">
            <text:p>0.114420414</text:p>
          </table:table-cell>
          <table:table-cell table:number-columns-repeated="9"/>
        </table:table-row>
        <table:table-row table:style-name="ro1">
          <table:table-cell office:value-type="float" office:value="0.114189371130033" calcext:value-type="float">
            <text:p>0.1141893711</text:p>
          </table:table-cell>
          <table:table-cell table:number-columns-repeated="9"/>
        </table:table-row>
        <table:table-row table:style-name="ro1">
          <table:table-cell office:value-type="float" office:value="0.113962771418383" calcext:value-type="float">
            <text:p>0.1139627714</text:p>
          </table:table-cell>
          <table:table-cell table:number-columns-repeated="9"/>
        </table:table-row>
        <table:table-row table:style-name="ro1">
          <table:table-cell office:value-type="float" office:value="0.113746979978081" calcext:value-type="float">
            <text:p>0.11374698</text:p>
          </table:table-cell>
          <table:table-cell table:number-columns-repeated="9"/>
        </table:table-row>
        <table:table-row table:style-name="ro1">
          <table:table-cell office:value-type="float" office:value="0.113539974507154" calcext:value-type="float">
            <text:p>0.1135399745</text:p>
          </table:table-cell>
          <table:table-cell table:number-columns-repeated="9"/>
        </table:table-row>
        <table:table-row table:style-name="ro1">
          <table:table-cell office:value-type="float" office:value="0.113338093268048" calcext:value-type="float">
            <text:p>0.1133380933</text:p>
          </table:table-cell>
          <table:table-cell table:number-columns-repeated="9"/>
        </table:table-row>
        <table:table-row table:style-name="ro1">
          <table:table-cell office:value-type="float" office:value="0.113135164582107" calcext:value-type="float">
            <text:p>0.1131351646</text:p>
          </table:table-cell>
          <table:table-cell table:number-columns-repeated="9"/>
        </table:table-row>
        <table:table-row table:style-name="ro1">
          <table:table-cell office:value-type="float" office:value="0.112942540157612" calcext:value-type="float">
            <text:p>0.1129425402</text:p>
          </table:table-cell>
          <table:table-cell table:number-columns-repeated="9"/>
        </table:table-row>
        <table:table-row table:style-name="ro1">
          <table:table-cell office:value-type="float" office:value="0.112753797681093" calcext:value-type="float">
            <text:p>0.1127537977</text:p>
          </table:table-cell>
          <table:table-cell table:number-columns-repeated="9"/>
        </table:table-row>
        <table:table-row table:style-name="ro1">
          <table:table-cell office:value-type="float" office:value="0.112565697678276" calcext:value-type="float">
            <text:p>0.11256569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702" calcext:value-type="float">
            <text:p>270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625000566768" calcext:value-type="float">
            <text:p>0.2986250006</text:p>
          </table:table-cell>
          <table:table-cell table:number-columns-repeated="9"/>
        </table:table-row>
        <table:table-row table:style-name="ro1">
          <table:table-cell office:value-type="float" office:value="0.237821403878146" calcext:value-type="float">
            <text:p>0.2378214039</text:p>
          </table:table-cell>
          <table:table-cell table:number-columns-repeated="9"/>
        </table:table-row>
        <table:table-row table:style-name="ro1">
          <table:table-cell office:value-type="float" office:value="0.212783523623218" calcext:value-type="float">
            <text:p>0.2127835236</text:p>
          </table:table-cell>
          <table:table-cell table:number-columns-repeated="9"/>
        </table:table-row>
        <table:table-row table:style-name="ro1">
          <table:table-cell office:value-type="float" office:value="0.197749558278922" calcext:value-type="float">
            <text:p>0.1977495583</text:p>
          </table:table-cell>
          <table:table-cell table:number-columns-repeated="9"/>
        </table:table-row>
        <table:table-row table:style-name="ro1">
          <table:table-cell office:value-type="float" office:value="0.187746536605773" calcext:value-type="float">
            <text:p>0.1877465366</text:p>
          </table:table-cell>
          <table:table-cell table:number-columns-repeated="9"/>
        </table:table-row>
        <table:table-row table:style-name="ro1">
          <table:table-cell office:value-type="float" office:value="0.180479723696" calcext:value-type="float">
            <text:p>0.1804797237</text:p>
          </table:table-cell>
          <table:table-cell table:number-columns-repeated="9"/>
        </table:table-row>
        <table:table-row table:style-name="ro1">
          <table:table-cell office:value-type="float" office:value="0.174914936544149" calcext:value-type="float">
            <text:p>0.1749149365</text:p>
          </table:table-cell>
          <table:table-cell table:number-columns-repeated="9"/>
        </table:table-row>
        <table:table-row table:style-name="ro1">
          <table:table-cell office:value-type="float" office:value="0.170631107245928" calcext:value-type="float">
            <text:p>0.1706311072</text:p>
          </table:table-cell>
          <table:table-cell table:number-columns-repeated="9"/>
        </table:table-row>
        <table:table-row table:style-name="ro1">
          <table:table-cell office:value-type="float" office:value="0.167085539829829" calcext:value-type="float">
            <text:p>0.1670855398</text:p>
          </table:table-cell>
          <table:table-cell table:number-columns-repeated="9"/>
        </table:table-row>
        <table:table-row table:style-name="ro1">
          <table:table-cell office:value-type="float" office:value="0.16418781124711" calcext:value-type="float">
            <text:p>0.1641878112</text:p>
          </table:table-cell>
          <table:table-cell table:number-columns-repeated="9"/>
        </table:table-row>
        <table:table-row table:style-name="ro1">
          <table:table-cell office:value-type="float" office:value="0.161654834576349" calcext:value-type="float">
            <text:p>0.1616548346</text:p>
          </table:table-cell>
          <table:table-cell table:number-columns-repeated="9"/>
        </table:table-row>
        <table:table-row table:style-name="ro1">
          <table:table-cell office:value-type="float" office:value="0.15944109778124" calcext:value-type="float">
            <text:p>0.1594410978</text:p>
          </table:table-cell>
          <table:table-cell table:number-columns-repeated="9"/>
        </table:table-row>
        <table:table-row table:style-name="ro1">
          <table:table-cell office:value-type="float" office:value="0.157512882328759" calcext:value-type="float">
            <text:p>0.1575128823</text:p>
          </table:table-cell>
          <table:table-cell table:number-columns-repeated="9"/>
        </table:table-row>
        <table:table-row table:style-name="ro1">
          <table:table-cell office:value-type="float" office:value="0.155882473864198" calcext:value-type="float">
            <text:p>0.1558824739</text:p>
          </table:table-cell>
          <table:table-cell table:number-columns-repeated="9"/>
        </table:table-row>
        <table:table-row table:style-name="ro1">
          <table:table-cell office:value-type="float" office:value="0.154357026750426" calcext:value-type="float">
            <text:p>0.1543570268</text:p>
          </table:table-cell>
          <table:table-cell table:number-columns-repeated="9"/>
        </table:table-row>
        <table:table-row table:style-name="ro1">
          <table:table-cell office:value-type="float" office:value="0.152969433828645" calcext:value-type="float">
            <text:p>0.1529694338</text:p>
          </table:table-cell>
          <table:table-cell table:number-columns-repeated="9"/>
        </table:table-row>
        <table:table-row table:style-name="ro1">
          <table:table-cell office:value-type="float" office:value="0.15167328811288" calcext:value-type="float">
            <text:p>0.1516732881</text:p>
          </table:table-cell>
          <table:table-cell table:number-columns-repeated="9"/>
        </table:table-row>
        <table:table-row table:style-name="ro1">
          <table:table-cell office:value-type="float" office:value="0.150483028328107" calcext:value-type="float">
            <text:p>0.1504830283</text:p>
          </table:table-cell>
          <table:table-cell table:number-columns-repeated="9"/>
        </table:table-row>
        <table:table-row table:style-name="ro1">
          <table:table-cell office:value-type="float" office:value="0.149345093287089" calcext:value-type="float">
            <text:p>0.1493450933</text:p>
          </table:table-cell>
          <table:table-cell table:number-columns-repeated="9"/>
        </table:table-row>
        <table:table-row table:style-name="ro1">
          <table:table-cell office:value-type="float" office:value="0.14835023182736" calcext:value-type="float">
            <text:p>0.1483502318</text:p>
          </table:table-cell>
          <table:table-cell table:number-columns-repeated="9"/>
        </table:table-row>
        <table:table-row table:style-name="ro1">
          <table:table-cell office:value-type="float" office:value="0.147446531549743" calcext:value-type="float">
            <text:p>0.1474465315</text:p>
          </table:table-cell>
          <table:table-cell table:number-columns-repeated="9"/>
        </table:table-row>
        <table:table-row table:style-name="ro1">
          <table:table-cell office:value-type="float" office:value="0.146605099375911" calcext:value-type="float">
            <text:p>0.1466050994</text:p>
          </table:table-cell>
          <table:table-cell table:number-columns-repeated="9"/>
        </table:table-row>
        <table:table-row table:style-name="ro1">
          <table:table-cell office:value-type="float" office:value="0.145843075925029" calcext:value-type="float">
            <text:p>0.1458430759</text:p>
          </table:table-cell>
          <table:table-cell table:number-columns-repeated="9"/>
        </table:table-row>
        <table:table-row table:style-name="ro1">
          <table:table-cell office:value-type="float" office:value="0.145117602224992" calcext:value-type="float">
            <text:p>0.1451176022</text:p>
          </table:table-cell>
          <table:table-cell table:number-columns-repeated="9"/>
        </table:table-row>
        <table:table-row table:style-name="ro1">
          <table:table-cell office:value-type="float" office:value="0.144410646033819" calcext:value-type="float">
            <text:p>0.144410646</text:p>
          </table:table-cell>
          <table:table-cell table:number-columns-repeated="9"/>
        </table:table-row>
        <table:table-row table:style-name="ro1">
          <table:table-cell office:value-type="float" office:value="0.14376484142464" calcext:value-type="float">
            <text:p>0.1437648414</text:p>
          </table:table-cell>
          <table:table-cell table:number-columns-repeated="9"/>
        </table:table-row>
        <table:table-row table:style-name="ro1">
          <table:table-cell office:value-type="float" office:value="0.143138474219465" calcext:value-type="float">
            <text:p>0.1431384742</text:p>
          </table:table-cell>
          <table:table-cell table:number-columns-repeated="9"/>
        </table:table-row>
        <table:table-row table:style-name="ro1">
          <table:table-cell office:value-type="float" office:value="0.142534380627876" calcext:value-type="float">
            <text:p>0.1425343806</text:p>
          </table:table-cell>
          <table:table-cell table:number-columns-repeated="9"/>
        </table:table-row>
        <table:table-row table:style-name="ro1">
          <table:table-cell office:value-type="float" office:value="0.141958050926078" calcext:value-type="float">
            <text:p>0.1419580509</text:p>
          </table:table-cell>
          <table:table-cell table:number-columns-repeated="9"/>
        </table:table-row>
        <table:table-row table:style-name="ro1">
          <table:table-cell office:value-type="float" office:value="0.141439140239524" calcext:value-type="float">
            <text:p>0.1414391402</text:p>
          </table:table-cell>
          <table:table-cell table:number-columns-repeated="9"/>
        </table:table-row>
        <table:table-row table:style-name="ro1">
          <table:table-cell office:value-type="float" office:value="0.140944331326464" calcext:value-type="float">
            <text:p>0.1409443313</text:p>
          </table:table-cell>
          <table:table-cell table:number-columns-repeated="9"/>
        </table:table-row>
        <table:table-row table:style-name="ro1">
          <table:table-cell office:value-type="float" office:value="0.140456509917657" calcext:value-type="float">
            <text:p>0.1404565099</text:p>
          </table:table-cell>
          <table:table-cell table:number-columns-repeated="9"/>
        </table:table-row>
        <table:table-row table:style-name="ro1">
          <table:table-cell office:value-type="float" office:value="0.139988647189426" calcext:value-type="float">
            <text:p>0.1399886472</text:p>
          </table:table-cell>
          <table:table-cell table:number-columns-repeated="9"/>
        </table:table-row>
        <table:table-row table:style-name="ro1">
          <table:table-cell office:value-type="float" office:value="0.139526533429832" calcext:value-type="float">
            <text:p>0.1395265334</text:p>
          </table:table-cell>
          <table:table-cell table:number-columns-repeated="9"/>
        </table:table-row>
        <table:table-row table:style-name="ro1">
          <table:table-cell office:value-type="float" office:value="0.139075148372912" calcext:value-type="float">
            <text:p>0.1390751484</text:p>
          </table:table-cell>
          <table:table-cell table:number-columns-repeated="9"/>
        </table:table-row>
        <table:table-row table:style-name="ro1">
          <table:table-cell office:value-type="float" office:value="0.13863515151763" calcext:value-type="float">
            <text:p>0.1386351515</text:p>
          </table:table-cell>
          <table:table-cell table:number-columns-repeated="9"/>
        </table:table-row>
        <table:table-row table:style-name="ro1">
          <table:table-cell office:value-type="float" office:value="0.13819911914233" calcext:value-type="float">
            <text:p>0.1381991191</text:p>
          </table:table-cell>
          <table:table-cell table:number-columns-repeated="9"/>
        </table:table-row>
        <table:table-row table:style-name="ro1">
          <table:table-cell office:value-type="float" office:value="0.137775472020269" calcext:value-type="float">
            <text:p>0.137775472</text:p>
          </table:table-cell>
          <table:table-cell table:number-columns-repeated="9"/>
        </table:table-row>
        <table:table-row table:style-name="ro1">
          <table:table-cell office:value-type="float" office:value="0.137380955327826" calcext:value-type="float">
            <text:p>0.1373809553</text:p>
          </table:table-cell>
          <table:table-cell table:number-columns-repeated="9"/>
        </table:table-row>
        <table:table-row table:style-name="ro1">
          <table:table-cell office:value-type="float" office:value="0.137019101053964" calcext:value-type="float">
            <text:p>0.1370191011</text:p>
          </table:table-cell>
          <table:table-cell table:number-columns-repeated="9"/>
        </table:table-row>
        <table:table-row table:style-name="ro1">
          <table:table-cell office:value-type="float" office:value="0.136689232055209" calcext:value-type="float">
            <text:p>0.1366892321</text:p>
          </table:table-cell>
          <table:table-cell table:number-columns-repeated="9"/>
        </table:table-row>
        <table:table-row table:style-name="ro1">
          <table:table-cell office:value-type="float" office:value="0.136376337054528" calcext:value-type="float">
            <text:p>0.1363763371</text:p>
          </table:table-cell>
          <table:table-cell table:number-columns-repeated="9"/>
        </table:table-row>
        <table:table-row table:style-name="ro1">
          <table:table-cell office:value-type="float" office:value="0.136126151065246" calcext:value-type="float">
            <text:p>0.1361261511</text:p>
          </table:table-cell>
          <table:table-cell table:number-columns-repeated="9"/>
        </table:table-row>
        <table:table-row table:style-name="ro1">
          <table:table-cell office:value-type="float" office:value="0.135851870043205" calcext:value-type="float">
            <text:p>0.13585187</text:p>
          </table:table-cell>
          <table:table-cell table:number-columns-repeated="9"/>
        </table:table-row>
        <table:table-row table:style-name="ro1">
          <table:table-cell office:value-type="float" office:value="0.135559586435872" calcext:value-type="float">
            <text:p>0.1355595864</text:p>
          </table:table-cell>
          <table:table-cell table:number-columns-repeated="9"/>
        </table:table-row>
        <table:table-row table:style-name="ro1">
          <table:table-cell office:value-type="float" office:value="0.135277609046627" calcext:value-type="float">
            <text:p>0.135277609</text:p>
          </table:table-cell>
          <table:table-cell table:number-columns-repeated="9"/>
        </table:table-row>
        <table:table-row table:style-name="ro1">
          <table:table-cell office:value-type="float" office:value="0.135009177283708" calcext:value-type="float">
            <text:p>0.1350091773</text:p>
          </table:table-cell>
          <table:table-cell table:number-columns-repeated="9"/>
        </table:table-row>
        <table:table-row table:style-name="ro1">
          <table:table-cell office:value-type="float" office:value="0.13479820380286" calcext:value-type="float">
            <text:p>0.1347982038</text:p>
          </table:table-cell>
          <table:table-cell table:number-columns-repeated="9"/>
        </table:table-row>
        <table:table-row table:style-name="ro1">
          <table:table-cell office:value-type="float" office:value="0.134567415606377" calcext:value-type="float">
            <text:p>0.1345674156</text:p>
          </table:table-cell>
          <table:table-cell table:number-columns-repeated="9"/>
        </table:table-row>
        <table:table-row table:style-name="ro1">
          <table:table-cell office:value-type="float" office:value="0.134265201914912" calcext:value-type="float">
            <text:p>0.1342652019</text:p>
          </table:table-cell>
          <table:table-cell table:number-columns-repeated="9"/>
        </table:table-row>
        <table:table-row table:style-name="ro1">
          <table:table-cell office:value-type="float" office:value="0.134002248336317" calcext:value-type="float">
            <text:p>0.1340022483</text:p>
          </table:table-cell>
          <table:table-cell table:number-columns-repeated="9"/>
        </table:table-row>
        <table:table-row table:style-name="ro1">
          <table:table-cell office:value-type="float" office:value="0.133767743610159" calcext:value-type="float">
            <text:p>0.1337677436</text:p>
          </table:table-cell>
          <table:table-cell table:number-columns-repeated="9"/>
        </table:table-row>
        <table:table-row table:style-name="ro1">
          <table:table-cell office:value-type="float" office:value="0.13351841452126" calcext:value-type="float">
            <text:p>0.1335184145</text:p>
          </table:table-cell>
          <table:table-cell table:number-columns-repeated="9"/>
        </table:table-row>
        <table:table-row table:style-name="ro1">
          <table:table-cell office:value-type="float" office:value="0.133217288320484" calcext:value-type="float">
            <text:p>0.1332172883</text:p>
          </table:table-cell>
          <table:table-cell table:number-columns-repeated="9"/>
        </table:table-row>
        <table:table-row table:style-name="ro1">
          <table:table-cell office:value-type="float" office:value="0.132999905129878" calcext:value-type="float">
            <text:p>0.1329999051</text:p>
          </table:table-cell>
          <table:table-cell table:number-columns-repeated="9"/>
        </table:table-row>
        <table:table-row table:style-name="ro1">
          <table:table-cell office:value-type="float" office:value="0.132763950747543" calcext:value-type="float">
            <text:p>0.1327639507</text:p>
          </table:table-cell>
          <table:table-cell table:number-columns-repeated="9"/>
        </table:table-row>
        <table:table-row table:style-name="ro1">
          <table:table-cell office:value-type="float" office:value="0.132534165225974" calcext:value-type="float">
            <text:p>0.1325341652</text:p>
          </table:table-cell>
          <table:table-cell table:number-columns-repeated="9"/>
        </table:table-row>
        <table:table-row table:style-name="ro1">
          <table:table-cell office:value-type="float" office:value="0.132309924949443" calcext:value-type="float">
            <text:p>0.1323099249</text:p>
          </table:table-cell>
          <table:table-cell table:number-columns-repeated="9"/>
        </table:table-row>
        <table:table-row table:style-name="ro1">
          <table:table-cell office:value-type="float" office:value="0.132090235558428" calcext:value-type="float">
            <text:p>0.1320902356</text:p>
          </table:table-cell>
          <table:table-cell table:number-columns-repeated="9"/>
        </table:table-row>
        <table:table-row table:style-name="ro1">
          <table:table-cell office:value-type="float" office:value="0.131841977735859" calcext:value-type="float">
            <text:p>0.1318419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698" calcext:value-type="float">
            <text:p>269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0.217415769895294" calcext:value-type="float">
            <text:p>0.2174157699</text:p>
          </table:table-cell>
          <table:table-cell table:number-columns-repeated="9"/>
        </table:table-row>
        <table:table-row table:style-name="ro1">
          <table:table-cell office:value-type="float" office:value="0.179537798237092" calcext:value-type="float">
            <text:p>0.1795377982</text:p>
          </table:table-cell>
          <table:table-cell table:number-columns-repeated="9"/>
        </table:table-row>
        <table:table-row table:style-name="ro1">
          <table:table-cell office:value-type="float" office:value="0.16445632712588" calcext:value-type="float">
            <text:p>0.1644563271</text:p>
          </table:table-cell>
          <table:table-cell table:number-columns-repeated="9"/>
        </table:table-row>
        <table:table-row table:style-name="ro1">
          <table:table-cell office:value-type="float" office:value="0.155388389704702" calcext:value-type="float">
            <text:p>0.1553883897</text:p>
          </table:table-cell>
          <table:table-cell table:number-columns-repeated="9"/>
        </table:table-row>
        <table:table-row table:style-name="ro1">
          <table:table-cell office:value-type="float" office:value="0.14893233826163" calcext:value-type="float">
            <text:p>0.1489323383</text:p>
          </table:table-cell>
          <table:table-cell table:number-columns-repeated="9"/>
        </table:table-row>
        <table:table-row table:style-name="ro1">
          <table:table-cell office:value-type="float" office:value="0.144208609751957" calcext:value-type="float">
            <text:p>0.1442086098</text:p>
          </table:table-cell>
          <table:table-cell table:number-columns-repeated="9"/>
        </table:table-row>
        <table:table-row table:style-name="ro1">
          <table:table-cell office:value-type="float" office:value="0.140559526606014" calcext:value-type="float">
            <text:p>0.1405595266</text:p>
          </table:table-cell>
          <table:table-cell table:number-columns-repeated="9"/>
        </table:table-row>
        <table:table-row table:style-name="ro1">
          <table:table-cell office:value-type="float" office:value="0.137673126167215" calcext:value-type="float">
            <text:p>0.1376731262</text:p>
          </table:table-cell>
          <table:table-cell table:number-columns-repeated="9"/>
        </table:table-row>
        <table:table-row table:style-name="ro1">
          <table:table-cell office:value-type="float" office:value="0.135272040549822" calcext:value-type="float">
            <text:p>0.1352720405</text:p>
          </table:table-cell>
          <table:table-cell table:number-columns-repeated="9"/>
        </table:table-row>
        <table:table-row table:style-name="ro1">
          <table:table-cell office:value-type="float" office:value="0.133220116407047" calcext:value-type="float">
            <text:p>0.1332201164</text:p>
          </table:table-cell>
          <table:table-cell table:number-columns-repeated="9"/>
        </table:table-row>
        <table:table-row table:style-name="ro1">
          <table:table-cell office:value-type="float" office:value="0.131451948996614" calcext:value-type="float">
            <text:p>0.131451949</text:p>
          </table:table-cell>
          <table:table-cell table:number-columns-repeated="9"/>
        </table:table-row>
        <table:table-row table:style-name="ro1">
          <table:table-cell office:value-type="float" office:value="0.1299051677746" calcext:value-type="float">
            <text:p>0.1299051678</text:p>
          </table:table-cell>
          <table:table-cell table:number-columns-repeated="9"/>
        </table:table-row>
        <table:table-row table:style-name="ro1">
          <table:table-cell office:value-type="float" office:value="0.128513207024642" calcext:value-type="float">
            <text:p>0.128513207</text:p>
          </table:table-cell>
          <table:table-cell table:number-columns-repeated="9"/>
        </table:table-row>
        <table:table-row table:style-name="ro1">
          <table:table-cell office:value-type="float" office:value="0.127272284686573" calcext:value-type="float">
            <text:p>0.1272722847</text:p>
          </table:table-cell>
          <table:table-cell table:number-columns-repeated="9"/>
        </table:table-row>
        <table:table-row table:style-name="ro1">
          <table:table-cell office:value-type="float" office:value="0.126177871902354" calcext:value-type="float">
            <text:p>0.1261778719</text:p>
          </table:table-cell>
          <table:table-cell table:number-columns-repeated="9"/>
        </table:table-row>
        <table:table-row table:style-name="ro1">
          <table:table-cell office:value-type="float" office:value="0.125184398938446" calcext:value-type="float">
            <text:p>0.1251843989</text:p>
          </table:table-cell>
          <table:table-cell table:number-columns-repeated="9"/>
        </table:table-row>
        <table:table-row table:style-name="ro1">
          <table:table-cell office:value-type="float" office:value="0.124290911307204" calcext:value-type="float">
            <text:p>0.1242909113</text:p>
          </table:table-cell>
          <table:table-cell table:number-columns-repeated="9"/>
        </table:table-row>
        <table:table-row table:style-name="ro1">
          <table:table-cell office:value-type="float" office:value="0.123497168433465" calcext:value-type="float">
            <text:p>0.1234971684</text:p>
          </table:table-cell>
          <table:table-cell table:number-columns-repeated="9"/>
        </table:table-row>
        <table:table-row table:style-name="ro1">
          <table:table-cell office:value-type="float" office:value="0.122751967762521" calcext:value-type="float">
            <text:p>0.1227519678</text:p>
          </table:table-cell>
          <table:table-cell table:number-columns-repeated="9"/>
        </table:table-row>
        <table:table-row table:style-name="ro1">
          <table:table-cell office:value-type="float" office:value="0.12206473499269" calcext:value-type="float">
            <text:p>0.122064735</text:p>
          </table:table-cell>
          <table:table-cell table:number-columns-repeated="9"/>
        </table:table-row>
        <table:table-row table:style-name="ro1">
          <table:table-cell office:value-type="float" office:value="0.121412585673594" calcext:value-type="float">
            <text:p>0.1214125857</text:p>
          </table:table-cell>
          <table:table-cell table:number-columns-repeated="9"/>
        </table:table-row>
        <table:table-row table:style-name="ro1">
          <table:table-cell office:value-type="float" office:value="0.120816907913284" calcext:value-type="float">
            <text:p>0.1208169079</text:p>
          </table:table-cell>
          <table:table-cell table:number-columns-repeated="9"/>
        </table:table-row>
        <table:table-row table:style-name="ro1">
          <table:table-cell office:value-type="float" office:value="0.120242304937686" calcext:value-type="float">
            <text:p>0.1202423049</text:p>
          </table:table-cell>
          <table:table-cell table:number-columns-repeated="9"/>
        </table:table-row>
        <table:table-row table:style-name="ro1">
          <table:table-cell office:value-type="float" office:value="0.119700460082323" calcext:value-type="float">
            <text:p>0.1197004601</text:p>
          </table:table-cell>
          <table:table-cell table:number-columns-repeated="9"/>
        </table:table-row>
        <table:table-row table:style-name="ro1">
          <table:table-cell office:value-type="float" office:value="0.11918804192961" calcext:value-type="float">
            <text:p>0.1191880419</text:p>
          </table:table-cell>
          <table:table-cell table:number-columns-repeated="9"/>
        </table:table-row>
        <table:table-row table:style-name="ro1">
          <table:table-cell office:value-type="float" office:value="0.118718279157248" calcext:value-type="float">
            <text:p>0.1187182792</text:p>
          </table:table-cell>
          <table:table-cell table:number-columns-repeated="9"/>
        </table:table-row>
        <table:table-row table:style-name="ro1">
          <table:table-cell office:value-type="float" office:value="0.118249597475125" calcext:value-type="float">
            <text:p>0.1182495975</text:p>
          </table:table-cell>
          <table:table-cell table:number-columns-repeated="9"/>
        </table:table-row>
        <table:table-row table:style-name="ro1">
          <table:table-cell office:value-type="float" office:value="0.117816949557608" calcext:value-type="float">
            <text:p>0.1178169496</text:p>
          </table:table-cell>
          <table:table-cell table:number-columns-repeated="9"/>
        </table:table-row>
        <table:table-row table:style-name="ro1">
          <table:table-cell office:value-type="float" office:value="0.117401899141135" calcext:value-type="float">
            <text:p>0.1174018991</text:p>
          </table:table-cell>
          <table:table-cell table:number-columns-repeated="9"/>
        </table:table-row>
        <table:table-row table:style-name="ro1">
          <table:table-cell office:value-type="float" office:value="0.117006457386038" calcext:value-type="float">
            <text:p>0.1170064574</text:p>
          </table:table-cell>
          <table:table-cell table:number-columns-repeated="9"/>
        </table:table-row>
        <table:table-row table:style-name="ro1">
          <table:table-cell office:value-type="float" office:value="0.116628243717597" calcext:value-type="float">
            <text:p>0.1166282437</text:p>
          </table:table-cell>
          <table:table-cell table:number-columns-repeated="9"/>
        </table:table-row>
        <table:table-row table:style-name="ro1">
          <table:table-cell office:value-type="float" office:value="0.116277250922848" calcext:value-type="float">
            <text:p>0.1162772509</text:p>
          </table:table-cell>
          <table:table-cell table:number-columns-repeated="9"/>
        </table:table-row>
        <table:table-row table:style-name="ro1">
          <table:table-cell office:value-type="float" office:value="0.115952053865094" calcext:value-type="float">
            <text:p>0.1159520539</text:p>
          </table:table-cell>
          <table:table-cell table:number-columns-repeated="9"/>
        </table:table-row>
        <table:table-row table:style-name="ro1">
          <table:table-cell office:value-type="float" office:value="0.115649998721736" calcext:value-type="float">
            <text:p>0.1156499987</text:p>
          </table:table-cell>
          <table:table-cell table:number-columns-repeated="9"/>
        </table:table-row>
        <table:table-row table:style-name="ro1">
          <table:table-cell office:value-type="float" office:value="0.115360992098888" calcext:value-type="float">
            <text:p>0.1153609921</text:p>
          </table:table-cell>
          <table:table-cell table:number-columns-repeated="9"/>
        </table:table-row>
        <table:table-row table:style-name="ro1">
          <table:table-cell office:value-type="float" office:value="0.115040386258326" calcext:value-type="float">
            <text:p>0.1150403863</text:p>
          </table:table-cell>
          <table:table-cell table:number-columns-repeated="9"/>
        </table:table-row>
        <table:table-row table:style-name="ro1">
          <table:table-cell office:value-type="float" office:value="0.114749378591707" calcext:value-type="float">
            <text:p>0.1147493786</text:p>
          </table:table-cell>
          <table:table-cell table:number-columns-repeated="9"/>
        </table:table-row>
        <table:table-row table:style-name="ro1">
          <table:table-cell office:value-type="float" office:value="0.114465290807688" calcext:value-type="float">
            <text:p>0.1144652908</text:p>
          </table:table-cell>
          <table:table-cell table:number-columns-repeated="9"/>
        </table:table-row>
        <table:table-row table:style-name="ro1">
          <table:table-cell office:value-type="float" office:value="0.114203664451215" calcext:value-type="float">
            <text:p>0.1142036645</text:p>
          </table:table-cell>
          <table:table-cell table:number-columns-repeated="9"/>
        </table:table-row>
        <table:table-row table:style-name="ro1">
          <table:table-cell office:value-type="float" office:value="0.113950035364483" calcext:value-type="float">
            <text:p>0.1139500354</text:p>
          </table:table-cell>
          <table:table-cell table:number-columns-repeated="9"/>
        </table:table-row>
        <table:table-row table:style-name="ro1">
          <table:table-cell office:value-type="float" office:value="0.113698459763641" calcext:value-type="float">
            <text:p>0.1136984598</text:p>
          </table:table-cell>
          <table:table-cell table:number-columns-repeated="9"/>
        </table:table-row>
        <table:table-row table:style-name="ro1">
          <table:table-cell office:value-type="float" office:value="0.113462559688833" calcext:value-type="float">
            <text:p>0.1134625597</text:p>
          </table:table-cell>
          <table:table-cell table:number-columns-repeated="9"/>
        </table:table-row>
        <table:table-row table:style-name="ro1">
          <table:table-cell office:value-type="float" office:value="0.113232843520139" calcext:value-type="float">
            <text:p>0.1132328435</text:p>
          </table:table-cell>
          <table:table-cell table:number-columns-repeated="9"/>
        </table:table-row>
        <table:table-row table:style-name="ro1">
          <table:table-cell office:value-type="float" office:value="0.113007581717914" calcext:value-type="float">
            <text:p>0.1130075817</text:p>
          </table:table-cell>
          <table:table-cell table:number-columns-repeated="9"/>
        </table:table-row>
        <table:table-row table:style-name="ro1">
          <table:table-cell office:value-type="float" office:value="0.112795487373473" calcext:value-type="float">
            <text:p>0.1127954874</text:p>
          </table:table-cell>
          <table:table-cell table:number-columns-repeated="9"/>
        </table:table-row>
        <table:table-row table:style-name="ro1">
          <table:table-cell office:value-type="float" office:value="0.112585987375273" calcext:value-type="float">
            <text:p>0.1125859874</text:p>
          </table:table-cell>
          <table:table-cell table:number-columns-repeated="9"/>
        </table:table-row>
        <table:table-row table:style-name="ro1">
          <table:table-cell office:value-type="float" office:value="0.112385226592356" calcext:value-type="float">
            <text:p>0.1123852266</text:p>
          </table:table-cell>
          <table:table-cell table:number-columns-repeated="9"/>
        </table:table-row>
        <table:table-row table:style-name="ro1">
          <table:table-cell office:value-type="float" office:value="0.112184506157739" calcext:value-type="float">
            <text:p>0.1121845062</text:p>
          </table:table-cell>
          <table:table-cell table:number-columns-repeated="9"/>
        </table:table-row>
        <table:table-row table:style-name="ro1">
          <table:table-cell office:value-type="float" office:value="0.111992889554675" calcext:value-type="float">
            <text:p>0.1119928896</text:p>
          </table:table-cell>
          <table:table-cell table:number-columns-repeated="9"/>
        </table:table-row>
        <table:table-row table:style-name="ro1">
          <table:table-cell office:value-type="float" office:value="0.111807805303364" calcext:value-type="float">
            <text:p>0.1118078053</text:p>
          </table:table-cell>
          <table:table-cell table:number-columns-repeated="9"/>
        </table:table-row>
        <table:table-row table:style-name="ro1">
          <table:table-cell office:value-type="float" office:value="0.111628565325308" calcext:value-type="float">
            <text:p>0.1116285653</text:p>
          </table:table-cell>
          <table:table-cell table:number-columns-repeated="9"/>
        </table:table-row>
        <table:table-row table:style-name="ro1">
          <table:table-cell office:value-type="float" office:value="0.111455734800562" calcext:value-type="float">
            <text:p>0.1114557348</text:p>
          </table:table-cell>
          <table:table-cell table:number-columns-repeated="9"/>
        </table:table-row>
        <table:table-row table:style-name="ro1">
          <table:table-cell office:value-type="float" office:value="0.111288521291702" calcext:value-type="float">
            <text:p>0.1112885213</text:p>
          </table:table-cell>
          <table:table-cell table:number-columns-repeated="9"/>
        </table:table-row>
        <table:table-row table:style-name="ro1">
          <table:table-cell office:value-type="float" office:value="0.111127504706402" calcext:value-type="float">
            <text:p>0.1111275047</text:p>
          </table:table-cell>
          <table:table-cell table:number-columns-repeated="9"/>
        </table:table-row>
        <table:table-row table:style-name="ro1">
          <table:table-cell office:value-type="float" office:value="0.110968607013782" calcext:value-type="float">
            <text:p>0.110968607</text:p>
          </table:table-cell>
          <table:table-cell table:number-columns-repeated="9"/>
        </table:table-row>
        <table:table-row table:style-name="ro1">
          <table:table-cell office:value-type="float" office:value="0.110813089609284" calcext:value-type="float">
            <text:p>0.1108130896</text:p>
          </table:table-cell>
          <table:table-cell table:number-columns-repeated="9"/>
        </table:table-row>
        <table:table-row table:style-name="ro1">
          <table:table-cell office:value-type="float" office:value="0.110660838677349" calcext:value-type="float">
            <text:p>0.1106608387</text:p>
          </table:table-cell>
          <table:table-cell table:number-columns-repeated="9"/>
        </table:table-row>
        <table:table-row table:style-name="ro1">
          <table:table-cell office:value-type="float" office:value="0.110515011283182" calcext:value-type="float">
            <text:p>0.1105150113</text:p>
          </table:table-cell>
          <table:table-cell table:number-columns-repeated="9"/>
        </table:table-row>
        <table:table-row table:style-name="ro1">
          <table:table-cell office:value-type="float" office:value="0.110373998690412" calcext:value-type="float">
            <text:p>0.1103739987</text:p>
          </table:table-cell>
          <table:table-cell table:number-columns-repeated="9"/>
        </table:table-row>
        <table:table-row table:style-name="ro1">
          <table:table-cell office:value-type="float" office:value="0.110234698590846" calcext:value-type="float">
            <text:p>0.11023469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721" calcext:value-type="float">
            <text:p>272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0.262387636197071" calcext:value-type="float">
            <text:p>0.2623876362</text:p>
          </table:table-cell>
          <table:table-cell table:number-columns-repeated="9"/>
        </table:table-row>
        <table:table-row table:style-name="ro1">
          <table:table-cell office:value-type="float" office:value="0.203496179280647" calcext:value-type="float">
            <text:p>0.2034961793</text:p>
          </table:table-cell>
          <table:table-cell table:number-columns-repeated="9"/>
        </table:table-row>
        <table:table-row table:style-name="ro1">
          <table:table-cell office:value-type="float" office:value="0.181441790815934" calcext:value-type="float">
            <text:p>0.1814417908</text:p>
          </table:table-cell>
          <table:table-cell table:number-columns-repeated="9"/>
        </table:table-row>
        <table:table-row table:style-name="ro1">
          <table:table-cell office:value-type="float" office:value="0.168959345393255" calcext:value-type="float">
            <text:p>0.1689593454</text:p>
          </table:table-cell>
          <table:table-cell table:number-columns-repeated="9"/>
        </table:table-row>
        <table:table-row table:style-name="ro1">
          <table:table-cell office:value-type="float" office:value="0.16063665471634" calcext:value-type="float">
            <text:p>0.1606366547</text:p>
          </table:table-cell>
          <table:table-cell table:number-columns-repeated="9"/>
        </table:table-row>
        <table:table-row table:style-name="ro1">
          <table:table-cell office:value-type="float" office:value="0.154561234840997" calcext:value-type="float">
            <text:p>0.1545612348</text:p>
          </table:table-cell>
          <table:table-cell table:number-columns-repeated="9"/>
        </table:table-row>
        <table:table-row table:style-name="ro1">
          <table:table-cell office:value-type="float" office:value="0.149813205481732" calcext:value-type="float">
            <text:p>0.1498132055</text:p>
          </table:table-cell>
          <table:table-cell table:number-columns-repeated="9"/>
        </table:table-row>
        <table:table-row table:style-name="ro1">
          <table:table-cell office:value-type="float" office:value="0.146113641088891" calcext:value-type="float">
            <text:p>0.1461136411</text:p>
          </table:table-cell>
          <table:table-cell table:number-columns-repeated="9"/>
        </table:table-row>
        <table:table-row table:style-name="ro1">
          <table:table-cell office:value-type="float" office:value="0.142979900252551" calcext:value-type="float">
            <text:p>0.1429799003</text:p>
          </table:table-cell>
          <table:table-cell table:number-columns-repeated="9"/>
        </table:table-row>
        <table:table-row table:style-name="ro1">
          <table:table-cell office:value-type="float" office:value="0.140327321980521" calcext:value-type="float">
            <text:p>0.140327322</text:p>
          </table:table-cell>
          <table:table-cell table:number-columns-repeated="9"/>
        </table:table-row>
        <table:table-row table:style-name="ro1">
          <table:table-cell office:value-type="float" office:value="0.138068280821397" calcext:value-type="float">
            <text:p>0.1380682808</text:p>
          </table:table-cell>
          <table:table-cell table:number-columns-repeated="9"/>
        </table:table-row>
        <table:table-row table:style-name="ro1">
          <table:table-cell office:value-type="float" office:value="0.136115533274431" calcext:value-type="float">
            <text:p>0.1361155333</text:p>
          </table:table-cell>
          <table:table-cell table:number-columns-repeated="9"/>
        </table:table-row>
        <table:table-row table:style-name="ro1">
          <table:table-cell office:value-type="float" office:value="0.134331938957853" calcext:value-type="float">
            <text:p>0.134331939</text:p>
          </table:table-cell>
          <table:table-cell table:number-columns-repeated="9"/>
        </table:table-row>
        <table:table-row table:style-name="ro1">
          <table:table-cell office:value-type="float" office:value="0.132805183907356" calcext:value-type="float">
            <text:p>0.1328051839</text:p>
          </table:table-cell>
          <table:table-cell table:number-columns-repeated="9"/>
        </table:table-row>
        <table:table-row table:style-name="ro1">
          <table:table-cell office:value-type="float" office:value="0.131429030080285" calcext:value-type="float">
            <text:p>0.1314290301</text:p>
          </table:table-cell>
          <table:table-cell table:number-columns-repeated="9"/>
        </table:table-row>
        <table:table-row table:style-name="ro1">
          <table:table-cell office:value-type="float" office:value="0.130230189763176" calcext:value-type="float">
            <text:p>0.1302301898</text:p>
          </table:table-cell>
          <table:table-cell table:number-columns-repeated="9"/>
        </table:table-row>
        <table:table-row table:style-name="ro1">
          <table:table-cell office:value-type="float" office:value="0.129127059674262" calcext:value-type="float">
            <text:p>0.1291270597</text:p>
          </table:table-cell>
          <table:table-cell table:number-columns-repeated="9"/>
        </table:table-row>
        <table:table-row table:style-name="ro1">
          <table:table-cell office:value-type="float" office:value="0.128102450581486" calcext:value-type="float">
            <text:p>0.1281024506</text:p>
          </table:table-cell>
          <table:table-cell table:number-columns-repeated="9"/>
        </table:table-row>
        <table:table-row table:style-name="ro1">
          <table:table-cell office:value-type="float" office:value="0.127175025662595" calcext:value-type="float">
            <text:p>0.1271750257</text:p>
          </table:table-cell>
          <table:table-cell table:number-columns-repeated="9"/>
        </table:table-row>
        <table:table-row table:style-name="ro1">
          <table:table-cell office:value-type="float" office:value="0.126322116233753" calcext:value-type="float">
            <text:p>0.1263221162</text:p>
          </table:table-cell>
          <table:table-cell table:number-columns-repeated="9"/>
        </table:table-row>
        <table:table-row table:style-name="ro1">
          <table:table-cell office:value-type="float" office:value="0.125517378313123" calcext:value-type="float">
            <text:p>0.1255173783</text:p>
          </table:table-cell>
          <table:table-cell table:number-columns-repeated="9"/>
        </table:table-row>
        <table:table-row table:style-name="ro1">
          <table:table-cell office:value-type="float" office:value="0.124775359209386" calcext:value-type="float">
            <text:p>0.1247753592</text:p>
          </table:table-cell>
          <table:table-cell table:number-columns-repeated="9"/>
        </table:table-row>
        <table:table-row table:style-name="ro1">
          <table:table-cell office:value-type="float" office:value="0.124061269186603" calcext:value-type="float">
            <text:p>0.1240612692</text:p>
          </table:table-cell>
          <table:table-cell table:number-columns-repeated="9"/>
        </table:table-row>
        <table:table-row table:style-name="ro1">
          <table:table-cell office:value-type="float" office:value="0.123381372802108" calcext:value-type="float">
            <text:p>0.1233813728</text:p>
          </table:table-cell>
          <table:table-cell table:number-columns-repeated="9"/>
        </table:table-row>
        <table:table-row table:style-name="ro1">
          <table:table-cell office:value-type="float" office:value="0.122742717880781" calcext:value-type="float">
            <text:p>0.1227427179</text:p>
          </table:table-cell>
          <table:table-cell table:number-columns-repeated="9"/>
        </table:table-row>
        <table:table-row table:style-name="ro1">
          <table:table-cell office:value-type="float" office:value="0.122157157299706" calcext:value-type="float">
            <text:p>0.1221571573</text:p>
          </table:table-cell>
          <table:table-cell table:number-columns-repeated="9"/>
        </table:table-row>
        <table:table-row table:style-name="ro1">
          <table:table-cell office:value-type="float" office:value="0.12160873030689" calcext:value-type="float">
            <text:p>0.1216087303</text:p>
          </table:table-cell>
          <table:table-cell table:number-columns-repeated="9"/>
        </table:table-row>
        <table:table-row table:style-name="ro1">
          <table:table-cell office:value-type="float" office:value="0.121097920342587" calcext:value-type="float">
            <text:p>0.1210979203</text:p>
          </table:table-cell>
          <table:table-cell table:number-columns-repeated="9"/>
        </table:table-row>
        <table:table-row table:style-name="ro1">
          <table:table-cell office:value-type="float" office:value="0.120613383621406" calcext:value-type="float">
            <text:p>0.1206133836</text:p>
          </table:table-cell>
          <table:table-cell table:number-columns-repeated="9"/>
        </table:table-row>
        <table:table-row table:style-name="ro1">
          <table:table-cell office:value-type="float" office:value="0.120151300534073" calcext:value-type="float">
            <text:p>0.1201513005</text:p>
          </table:table-cell>
          <table:table-cell table:number-columns-repeated="9"/>
        </table:table-row>
        <table:table-row table:style-name="ro1">
          <table:table-cell office:value-type="float" office:value="0.119704582878537" calcext:value-type="float">
            <text:p>0.1197045829</text:p>
          </table:table-cell>
          <table:table-cell table:number-columns-repeated="9"/>
        </table:table-row>
        <table:table-row table:style-name="ro1">
          <table:table-cell office:value-type="float" office:value="0.119282649508798" calcext:value-type="float">
            <text:p>0.1192826495</text:p>
          </table:table-cell>
          <table:table-cell table:number-columns-repeated="9"/>
        </table:table-row>
        <table:table-row table:style-name="ro1">
          <table:table-cell office:value-type="float" office:value="0.118887740667" calcext:value-type="float">
            <text:p>0.1188877407</text:p>
          </table:table-cell>
          <table:table-cell table:number-columns-repeated="9"/>
        </table:table-row>
        <table:table-row table:style-name="ro1">
          <table:table-cell office:value-type="float" office:value="0.118503266538645" calcext:value-type="float">
            <text:p>0.1185032665</text:p>
          </table:table-cell>
          <table:table-cell table:number-columns-repeated="9"/>
        </table:table-row>
        <table:table-row table:style-name="ro1">
          <table:table-cell office:value-type="float" office:value="0.118130823582084" calcext:value-type="float">
            <text:p>0.1181308236</text:p>
          </table:table-cell>
          <table:table-cell table:number-columns-repeated="9"/>
        </table:table-row>
        <table:table-row table:style-name="ro1">
          <table:table-cell office:value-type="float" office:value="0.117773245521252" calcext:value-type="float">
            <text:p>0.1177732455</text:p>
          </table:table-cell>
          <table:table-cell table:number-columns-repeated="9"/>
        </table:table-row>
        <table:table-row table:style-name="ro1">
          <table:table-cell office:value-type="float" office:value="0.11743300844989" calcext:value-type="float">
            <text:p>0.1174330084</text:p>
          </table:table-cell>
          <table:table-cell table:number-columns-repeated="9"/>
        </table:table-row>
        <table:table-row table:style-name="ro1">
          <table:table-cell office:value-type="float" office:value="0.11709805518005" calcext:value-type="float">
            <text:p>0.1170980552</text:p>
          </table:table-cell>
          <table:table-cell table:number-columns-repeated="9"/>
        </table:table-row>
        <table:table-row table:style-name="ro1">
          <table:table-cell office:value-type="float" office:value="0.116775349817791" calcext:value-type="float">
            <text:p>0.1167753498</text:p>
          </table:table-cell>
          <table:table-cell table:number-columns-repeated="9"/>
        </table:table-row>
        <table:table-row table:style-name="ro1">
          <table:table-cell office:value-type="float" office:value="0.11646397170337" calcext:value-type="float">
            <text:p>0.1164639717</text:p>
          </table:table-cell>
          <table:table-cell table:number-columns-repeated="9"/>
        </table:table-row>
        <table:table-row table:style-name="ro1">
          <table:table-cell office:value-type="float" office:value="0.116155881860552" calcext:value-type="float">
            <text:p>0.1161558819</text:p>
          </table:table-cell>
          <table:table-cell table:number-columns-repeated="9"/>
        </table:table-row>
        <table:table-row table:style-name="ro1">
          <table:table-cell office:value-type="float" office:value="0.115856363798286" calcext:value-type="float">
            <text:p>0.1158563638</text:p>
          </table:table-cell>
          <table:table-cell table:number-columns-repeated="9"/>
        </table:table-row>
        <table:table-row table:style-name="ro1">
          <table:table-cell office:value-type="float" office:value="0.115573424080099" calcext:value-type="float">
            <text:p>0.1155734241</text:p>
          </table:table-cell>
          <table:table-cell table:number-columns-repeated="9"/>
        </table:table-row>
        <table:table-row table:style-name="ro1">
          <table:table-cell office:value-type="float" office:value="0.115297030475159" calcext:value-type="float">
            <text:p>0.1152970305</text:p>
          </table:table-cell>
          <table:table-cell table:number-columns-repeated="9"/>
        </table:table-row>
        <table:table-row table:style-name="ro1">
          <table:table-cell office:value-type="float" office:value="0.115024930411251" calcext:value-type="float">
            <text:p>0.1150249304</text:p>
          </table:table-cell>
          <table:table-cell table:number-columns-repeated="9"/>
        </table:table-row>
        <table:table-row table:style-name="ro1">
          <table:table-cell office:value-type="float" office:value="0.114763488298048" calcext:value-type="float">
            <text:p>0.1147634883</text:p>
          </table:table-cell>
          <table:table-cell table:number-columns-repeated="9"/>
        </table:table-row>
        <table:table-row table:style-name="ro1">
          <table:table-cell office:value-type="float" office:value="0.114507979981574" calcext:value-type="float">
            <text:p>0.11450798</text:p>
          </table:table-cell>
          <table:table-cell table:number-columns-repeated="9"/>
        </table:table-row>
        <table:table-row table:style-name="ro1">
          <table:table-cell office:value-type="float" office:value="0.114266803160107" calcext:value-type="float">
            <text:p>0.1142668032</text:p>
          </table:table-cell>
          <table:table-cell table:number-columns-repeated="9"/>
        </table:table-row>
        <table:table-row table:style-name="ro1">
          <table:table-cell office:value-type="float" office:value="0.114032287248049" calcext:value-type="float">
            <text:p>0.1140322872</text:p>
          </table:table-cell>
          <table:table-cell table:number-columns-repeated="9"/>
        </table:table-row>
        <table:table-row table:style-name="ro1">
          <table:table-cell office:value-type="float" office:value="0.1138040692606" calcext:value-type="float">
            <text:p>0.1138040693</text:p>
          </table:table-cell>
          <table:table-cell table:number-columns-repeated="9"/>
        </table:table-row>
        <table:table-row table:style-name="ro1">
          <table:table-cell office:value-type="float" office:value="0.113593707962567" calcext:value-type="float">
            <text:p>0.113593708</text:p>
          </table:table-cell>
          <table:table-cell table:number-columns-repeated="9"/>
        </table:table-row>
        <table:table-row table:style-name="ro1">
          <table:table-cell office:value-type="float" office:value="0.113380016061454" calcext:value-type="float">
            <text:p>0.1133800161</text:p>
          </table:table-cell>
          <table:table-cell table:number-columns-repeated="9"/>
        </table:table-row>
        <table:table-row table:style-name="ro1">
          <table:table-cell office:value-type="float" office:value="0.11316964847317" calcext:value-type="float">
            <text:p>0.1131696485</text:p>
          </table:table-cell>
          <table:table-cell table:number-columns-repeated="9"/>
        </table:table-row>
        <table:table-row table:style-name="ro1">
          <table:table-cell office:value-type="float" office:value="0.112969465133843" calcext:value-type="float">
            <text:p>0.1129694651</text:p>
          </table:table-cell>
          <table:table-cell table:number-columns-repeated="9"/>
        </table:table-row>
        <table:table-row table:style-name="ro1">
          <table:table-cell office:value-type="float" office:value="0.112776647689779" calcext:value-type="float">
            <text:p>0.1127766477</text:p>
          </table:table-cell>
          <table:table-cell table:number-columns-repeated="9"/>
        </table:table-row>
        <table:table-row table:style-name="ro1">
          <table:table-cell office:value-type="float" office:value="0.112588026741803" calcext:value-type="float">
            <text:p>0.1125880267</text:p>
          </table:table-cell>
          <table:table-cell table:number-columns-repeated="9"/>
        </table:table-row>
        <table:table-row table:style-name="ro1">
          <table:table-cell office:value-type="float" office:value="0.112405808391739" calcext:value-type="float">
            <text:p>0.1124058084</text:p>
          </table:table-cell>
          <table:table-cell table:number-columns-repeated="9"/>
        </table:table-row>
        <table:table-row table:style-name="ro1">
          <table:table-cell office:value-type="float" office:value="0.11222621037269" calcext:value-type="float">
            <text:p>0.1122262104</text:p>
          </table:table-cell>
          <table:table-cell table:number-columns-repeated="9"/>
        </table:table-row>
        <table:table-row table:style-name="ro1">
          <table:table-cell office:value-type="float" office:value="0.112049261379763" calcext:value-type="float">
            <text:p>0.1120492614</text:p>
          </table:table-cell>
          <table:table-cell table:number-columns-repeated="9"/>
        </table:table-row>
        <table:table-row table:style-name="ro1">
          <table:table-cell office:value-type="float" office:value="0.111878925239747" calcext:value-type="float">
            <text:p>0.1118789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764" calcext:value-type="float">
            <text:p>276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0.232057266610856" calcext:value-type="float">
            <text:p>0.2320572666</text:p>
          </table:table-cell>
          <table:table-cell table:number-columns-repeated="9"/>
        </table:table-row>
        <table:table-row table:style-name="ro1">
          <table:table-cell office:value-type="float" office:value="0.185608088747064" calcext:value-type="float">
            <text:p>0.1856080887</text:p>
          </table:table-cell>
          <table:table-cell table:number-columns-repeated="9"/>
        </table:table-row>
        <table:table-row table:style-name="ro1">
          <table:table-cell office:value-type="float" office:value="0.170709958952616" calcext:value-type="float">
            <text:p>0.170709959</text:p>
          </table:table-cell>
          <table:table-cell table:number-columns-repeated="9"/>
        </table:table-row>
        <table:table-row table:style-name="ro1">
          <table:table-cell office:value-type="float" office:value="0.16004793876571" calcext:value-type="float">
            <text:p>0.1600479388</text:p>
          </table:table-cell>
          <table:table-cell table:number-columns-repeated="9"/>
        </table:table-row>
        <table:table-row table:style-name="ro1">
          <table:table-cell office:value-type="float" office:value="0.153297009596236" calcext:value-type="float">
            <text:p>0.1532970096</text:p>
          </table:table-cell>
          <table:table-cell table:number-columns-repeated="9"/>
        </table:table-row>
        <table:table-row table:style-name="ro1">
          <table:table-cell office:value-type="float" office:value="0.148203982130575" calcext:value-type="float">
            <text:p>0.1482039821</text:p>
          </table:table-cell>
          <table:table-cell table:number-columns-repeated="9"/>
        </table:table-row>
        <table:table-row table:style-name="ro1">
          <table:table-cell office:value-type="float" office:value="0.144183520722526" calcext:value-type="float">
            <text:p>0.1441835207</text:p>
          </table:table-cell>
          <table:table-cell table:number-columns-repeated="9"/>
        </table:table-row>
        <table:table-row table:style-name="ro1">
          <table:table-cell office:value-type="float" office:value="0.140947136465977" calcext:value-type="float">
            <text:p>0.1409471365</text:p>
          </table:table-cell>
          <table:table-cell table:number-columns-repeated="9"/>
        </table:table-row>
        <table:table-row table:style-name="ro1">
          <table:table-cell office:value-type="float" office:value="0.138337571001259" calcext:value-type="float">
            <text:p>0.138337571</text:p>
          </table:table-cell>
          <table:table-cell table:number-columns-repeated="9"/>
        </table:table-row>
        <table:table-row table:style-name="ro1">
          <table:table-cell office:value-type="float" office:value="0.136329064904133" calcext:value-type="float">
            <text:p>0.1363290649</text:p>
          </table:table-cell>
          <table:table-cell table:number-columns-repeated="9"/>
        </table:table-row>
        <table:table-row table:style-name="ro1">
          <table:table-cell office:value-type="float" office:value="0.134371456585874" calcext:value-type="float">
            <text:p>0.1343714566</text:p>
          </table:table-cell>
          <table:table-cell table:number-columns-repeated="9"/>
        </table:table-row>
        <table:table-row table:style-name="ro1">
          <table:table-cell office:value-type="float" office:value="0.132785945763389" calcext:value-type="float">
            <text:p>0.1327859458</text:p>
          </table:table-cell>
          <table:table-cell table:number-columns-repeated="9"/>
        </table:table-row>
        <table:table-row table:style-name="ro1">
          <table:table-cell office:value-type="float" office:value="0.131194983897411" calcext:value-type="float">
            <text:p>0.1311949839</text:p>
          </table:table-cell>
          <table:table-cell table:number-columns-repeated="9"/>
        </table:table-row>
        <table:table-row table:style-name="ro1">
          <table:table-cell office:value-type="float" office:value="0.129781918784822" calcext:value-type="float">
            <text:p>0.1297819188</text:p>
          </table:table-cell>
          <table:table-cell table:number-columns-repeated="9"/>
        </table:table-row>
        <table:table-row table:style-name="ro1">
          <table:table-cell office:value-type="float" office:value="0.128464506651831" calcext:value-type="float">
            <text:p>0.1284645067</text:p>
          </table:table-cell>
          <table:table-cell table:number-columns-repeated="9"/>
        </table:table-row>
        <table:table-row table:style-name="ro1">
          <table:table-cell office:value-type="float" office:value="0.127303967995472" calcext:value-type="float">
            <text:p>0.127303968</text:p>
          </table:table-cell>
          <table:table-cell table:number-columns-repeated="9"/>
        </table:table-row>
        <table:table-row table:style-name="ro1">
          <table:table-cell office:value-type="float" office:value="0.126288959082626" calcext:value-type="float">
            <text:p>0.1262889591</text:p>
          </table:table-cell>
          <table:table-cell table:number-columns-repeated="9"/>
        </table:table-row>
        <table:table-row table:style-name="ro1">
          <table:table-cell office:value-type="float" office:value="0.125370804275998" calcext:value-type="float">
            <text:p>0.1253708043</text:p>
          </table:table-cell>
          <table:table-cell table:number-columns-repeated="9"/>
        </table:table-row>
        <table:table-row table:style-name="ro1">
          <table:table-cell office:value-type="float" office:value="0.124546567947433" calcext:value-type="float">
            <text:p>0.1245465679</text:p>
          </table:table-cell>
          <table:table-cell table:number-columns-repeated="9"/>
        </table:table-row>
        <table:table-row table:style-name="ro1">
          <table:table-cell office:value-type="float" office:value="0.123775702648884" calcext:value-type="float">
            <text:p>0.1237757026</text:p>
          </table:table-cell>
          <table:table-cell table:number-columns-repeated="9"/>
        </table:table-row>
        <table:table-row table:style-name="ro1">
          <table:table-cell office:value-type="float" office:value="0.123040952333655" calcext:value-type="float">
            <text:p>0.1230409523</text:p>
          </table:table-cell>
          <table:table-cell table:number-columns-repeated="9"/>
        </table:table-row>
        <table:table-row table:style-name="ro1">
          <table:table-cell office:value-type="float" office:value="0.122344085851841" calcext:value-type="float">
            <text:p>0.1223440859</text:p>
          </table:table-cell>
          <table:table-cell table:number-columns-repeated="9"/>
        </table:table-row>
        <table:table-row table:style-name="ro1">
          <table:table-cell office:value-type="float" office:value="0.121674876131041" calcext:value-type="float">
            <text:p>0.1216748761</text:p>
          </table:table-cell>
          <table:table-cell table:number-columns-repeated="9"/>
        </table:table-row>
        <table:table-row table:style-name="ro1">
          <table:table-cell office:value-type="float" office:value="0.121049319157972" calcext:value-type="float">
            <text:p>0.1210493192</text:p>
          </table:table-cell>
          <table:table-cell table:number-columns-repeated="9"/>
        </table:table-row>
        <table:table-row table:style-name="ro1">
          <table:table-cell office:value-type="float" office:value="0.120471049459643" calcext:value-type="float">
            <text:p>0.1204710495</text:p>
          </table:table-cell>
          <table:table-cell table:number-columns-repeated="9"/>
        </table:table-row>
        <table:table-row table:style-name="ro1">
          <table:table-cell office:value-type="float" office:value="0.119939499038012" calcext:value-type="float">
            <text:p>0.119939499</text:p>
          </table:table-cell>
          <table:table-cell table:number-columns-repeated="9"/>
        </table:table-row>
        <table:table-row table:style-name="ro1">
          <table:table-cell office:value-type="float" office:value="0.119421448831393" calcext:value-type="float">
            <text:p>0.1194214488</text:p>
          </table:table-cell>
          <table:table-cell table:number-columns-repeated="9"/>
        </table:table-row>
        <table:table-row table:style-name="ro1">
          <table:table-cell office:value-type="float" office:value="0.118925293076222" calcext:value-type="float">
            <text:p>0.1189252931</text:p>
          </table:table-cell>
          <table:table-cell table:number-columns-repeated="9"/>
        </table:table-row>
        <table:table-row table:style-name="ro1">
          <table:table-cell office:value-type="float" office:value="0.118453820937975" calcext:value-type="float">
            <text:p>0.1184538209</text:p>
          </table:table-cell>
          <table:table-cell table:number-columns-repeated="9"/>
        </table:table-row>
        <table:table-row table:style-name="ro1">
          <table:table-cell office:value-type="float" office:value="0.11800309144151" calcext:value-type="float">
            <text:p>0.1180030914</text:p>
          </table:table-cell>
          <table:table-cell table:number-columns-repeated="9"/>
        </table:table-row>
        <table:table-row table:style-name="ro1">
          <table:table-cell office:value-type="float" office:value="0.117567293350628" calcext:value-type="float">
            <text:p>0.1175672934</text:p>
          </table:table-cell>
          <table:table-cell table:number-columns-repeated="9"/>
        </table:table-row>
        <table:table-row table:style-name="ro1">
          <table:table-cell office:value-type="float" office:value="0.117153478332214" calcext:value-type="float">
            <text:p>0.1171534783</text:p>
          </table:table-cell>
          <table:table-cell table:number-columns-repeated="9"/>
        </table:table-row>
        <table:table-row table:style-name="ro1">
          <table:table-cell office:value-type="float" office:value="0.116738747522621" calcext:value-type="float">
            <text:p>0.1167387475</text:p>
          </table:table-cell>
          <table:table-cell table:number-columns-repeated="9"/>
        </table:table-row>
        <table:table-row table:style-name="ro1">
          <table:table-cell office:value-type="float" office:value="0.116295887783688" calcext:value-type="float">
            <text:p>0.1162958878</text:p>
          </table:table-cell>
          <table:table-cell table:number-columns-repeated="9"/>
        </table:table-row>
        <table:table-row table:style-name="ro1">
          <table:table-cell office:value-type="float" office:value="0.11593111251137" calcext:value-type="float">
            <text:p>0.1159311125</text:p>
          </table:table-cell>
          <table:table-cell table:number-columns-repeated="9"/>
        </table:table-row>
        <table:table-row table:style-name="ro1">
          <table:table-cell office:value-type="float" office:value="0.115560319378114" calcext:value-type="float">
            <text:p>0.1155603194</text:p>
          </table:table-cell>
          <table:table-cell table:number-columns-repeated="9"/>
        </table:table-row>
        <table:table-row table:style-name="ro1">
          <table:table-cell office:value-type="float" office:value="0.115201886696115" calcext:value-type="float">
            <text:p>0.1152018867</text:p>
          </table:table-cell>
          <table:table-cell table:number-columns-repeated="9"/>
        </table:table-row>
        <table:table-row table:style-name="ro1">
          <table:table-cell office:value-type="float" office:value="0.114852378027599" calcext:value-type="float">
            <text:p>0.114852378</text:p>
          </table:table-cell>
          <table:table-cell table:number-columns-repeated="9"/>
        </table:table-row>
        <table:table-row table:style-name="ro1">
          <table:table-cell office:value-type="float" office:value="0.11451885575561" calcext:value-type="float">
            <text:p>0.1145188558</text:p>
          </table:table-cell>
          <table:table-cell table:number-columns-repeated="9"/>
        </table:table-row>
        <table:table-row table:style-name="ro1">
          <table:table-cell office:value-type="float" office:value="0.114204198105802" calcext:value-type="float">
            <text:p>0.1142041981</text:p>
          </table:table-cell>
          <table:table-cell table:number-columns-repeated="9"/>
        </table:table-row>
        <table:table-row table:style-name="ro1">
          <table:table-cell office:value-type="float" office:value="0.113897459708568" calcext:value-type="float">
            <text:p>0.1138974597</text:p>
          </table:table-cell>
          <table:table-cell table:number-columns-repeated="9"/>
        </table:table-row>
        <table:table-row table:style-name="ro1">
          <table:table-cell office:value-type="float" office:value="0.11360109252999" calcext:value-type="float">
            <text:p>0.1136010925</text:p>
          </table:table-cell>
          <table:table-cell table:number-columns-repeated="9"/>
        </table:table-row>
        <table:table-row table:style-name="ro1">
          <table:table-cell office:value-type="float" office:value="0.113306786807469" calcext:value-type="float">
            <text:p>0.1133067868</text:p>
          </table:table-cell>
          <table:table-cell table:number-columns-repeated="9"/>
        </table:table-row>
        <table:table-row table:style-name="ro1">
          <table:table-cell office:value-type="float" office:value="0.113022552499128" calcext:value-type="float">
            <text:p>0.1130225525</text:p>
          </table:table-cell>
          <table:table-cell table:number-columns-repeated="9"/>
        </table:table-row>
        <table:table-row table:style-name="ro1">
          <table:table-cell office:value-type="float" office:value="0.112742911994294" calcext:value-type="float">
            <text:p>0.112742912</text:p>
          </table:table-cell>
          <table:table-cell table:number-columns-repeated="9"/>
        </table:table-row>
        <table:table-row table:style-name="ro1">
          <table:table-cell office:value-type="float" office:value="0.112484842369341" calcext:value-type="float">
            <text:p>0.1124848424</text:p>
          </table:table-cell>
          <table:table-cell table:number-columns-repeated="9"/>
        </table:table-row>
        <table:table-row table:style-name="ro1">
          <table:table-cell office:value-type="float" office:value="0.112233219352199" calcext:value-type="float">
            <text:p>0.1122332194</text:p>
          </table:table-cell>
          <table:table-cell table:number-columns-repeated="9"/>
        </table:table-row>
        <table:table-row table:style-name="ro1">
          <table:table-cell office:value-type="float" office:value="0.111988209157378" calcext:value-type="float">
            <text:p>0.1119882092</text:p>
          </table:table-cell>
          <table:table-cell table:number-columns-repeated="9"/>
        </table:table-row>
        <table:table-row table:style-name="ro1">
          <table:table-cell office:value-type="float" office:value="0.111748429344139" calcext:value-type="float">
            <text:p>0.1117484293</text:p>
          </table:table-cell>
          <table:table-cell table:number-columns-repeated="9"/>
        </table:table-row>
        <table:table-row table:style-name="ro1">
          <table:table-cell office:value-type="float" office:value="0.111514485737203" calcext:value-type="float">
            <text:p>0.1115144857</text:p>
          </table:table-cell>
          <table:table-cell table:number-columns-repeated="9"/>
        </table:table-row>
        <table:table-row table:style-name="ro1">
          <table:table-cell office:value-type="float" office:value="0.111289767118574" calcext:value-type="float">
            <text:p>0.1112897671</text:p>
          </table:table-cell>
          <table:table-cell table:number-columns-repeated="9"/>
        </table:table-row>
        <table:table-row table:style-name="ro1">
          <table:table-cell office:value-type="float" office:value="0.111078803082236" calcext:value-type="float">
            <text:p>0.1110788031</text:p>
          </table:table-cell>
          <table:table-cell table:number-columns-repeated="9"/>
        </table:table-row>
        <table:table-row table:style-name="ro1">
          <table:table-cell office:value-type="float" office:value="0.110868453468676" calcext:value-type="float">
            <text:p>0.1108684535</text:p>
          </table:table-cell>
          <table:table-cell table:number-columns-repeated="9"/>
        </table:table-row>
        <table:table-row table:style-name="ro1">
          <table:table-cell office:value-type="float" office:value="0.110665238295674" calcext:value-type="float">
            <text:p>0.1106652383</text:p>
          </table:table-cell>
          <table:table-cell table:number-columns-repeated="9"/>
        </table:table-row>
        <table:table-row table:style-name="ro1">
          <table:table-cell office:value-type="float" office:value="0.110470347154065" calcext:value-type="float">
            <text:p>0.1104703472</text:p>
          </table:table-cell>
          <table:table-cell table:number-columns-repeated="9"/>
        </table:table-row>
        <table:table-row table:style-name="ro1">
          <table:table-cell office:value-type="float" office:value="0.110273245870696" calcext:value-type="float">
            <text:p>0.1102732459</text:p>
          </table:table-cell>
          <table:table-cell table:number-columns-repeated="9"/>
        </table:table-row>
        <table:table-row table:style-name="ro1">
          <table:table-cell office:value-type="float" office:value="0.110082205209878" calcext:value-type="float">
            <text:p>0.1100822052</text:p>
          </table:table-cell>
          <table:table-cell table:number-columns-repeated="9"/>
        </table:table-row>
        <table:table-row table:style-name="ro1">
          <table:table-cell office:value-type="float" office:value="0.109894427913577" calcext:value-type="float">
            <text:p>0.1098944279</text:p>
          </table:table-cell>
          <table:table-cell table:number-columns-repeated="9"/>
        </table:table-row>
        <table:table-row table:style-name="ro1">
          <table:table-cell office:value-type="float" office:value="0.109707763475477" calcext:value-type="float">
            <text:p>0.1097077635</text:p>
          </table:table-cell>
          <table:table-cell table:number-columns-repeated="9"/>
        </table:table-row>
        <table:table-row table:style-name="ro1">
          <table:table-cell office:value-type="float" office:value="0.109521663884407" calcext:value-type="float">
            <text:p>0.10952166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639" calcext:value-type="float">
            <text:p>263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0.215051768653963" calcext:value-type="float">
            <text:p>0.2150517687</text:p>
          </table:table-cell>
          <table:table-cell table:number-columns-repeated="9"/>
        </table:table-row>
        <table:table-row table:style-name="ro1">
          <table:table-cell office:value-type="float" office:value="0.178574575461336" calcext:value-type="float">
            <text:p>0.1785745755</text:p>
          </table:table-cell>
          <table:table-cell table:number-columns-repeated="9"/>
        </table:table-row>
        <table:table-row table:style-name="ro1">
          <table:table-cell office:value-type="float" office:value="0.164618699818788" calcext:value-type="float">
            <text:p>0.1646186998</text:p>
          </table:table-cell>
          <table:table-cell table:number-columns-repeated="9"/>
        </table:table-row>
        <table:table-row table:style-name="ro1">
          <table:table-cell office:value-type="float" office:value="0.155796394741554" calcext:value-type="float">
            <text:p>0.1557963947</text:p>
          </table:table-cell>
          <table:table-cell table:number-columns-repeated="9"/>
        </table:table-row>
        <table:table-row table:style-name="ro1">
          <table:table-cell office:value-type="float" office:value="0.149577549715552" calcext:value-type="float">
            <text:p>0.1495775497</text:p>
          </table:table-cell>
          <table:table-cell table:number-columns-repeated="9"/>
        </table:table-row>
        <table:table-row table:style-name="ro1">
          <table:table-cell office:value-type="float" office:value="0.145145528589304" calcext:value-type="float">
            <text:p>0.1451455286</text:p>
          </table:table-cell>
          <table:table-cell table:number-columns-repeated="9"/>
        </table:table-row>
        <table:table-row table:style-name="ro1">
          <table:table-cell office:value-type="float" office:value="0.141256737094786" calcext:value-type="float">
            <text:p>0.1412567371</text:p>
          </table:table-cell>
          <table:table-cell table:number-columns-repeated="9"/>
        </table:table-row>
        <table:table-row table:style-name="ro1">
          <table:table-cell office:value-type="float" office:value="0.138551848597376" calcext:value-type="float">
            <text:p>0.1385518486</text:p>
          </table:table-cell>
          <table:table-cell table:number-columns-repeated="9"/>
        </table:table-row>
        <table:table-row table:style-name="ro1">
          <table:table-cell office:value-type="float" office:value="0.135850165534248" calcext:value-type="float">
            <text:p>0.1358501655</text:p>
          </table:table-cell>
          <table:table-cell table:number-columns-repeated="9"/>
        </table:table-row>
        <table:table-row table:style-name="ro1">
          <table:table-cell office:value-type="float" office:value="0.133765569274028" calcext:value-type="float">
            <text:p>0.1337655693</text:p>
          </table:table-cell>
          <table:table-cell table:number-columns-repeated="9"/>
        </table:table-row>
        <table:table-row table:style-name="ro1">
          <table:table-cell office:value-type="float" office:value="0.13193295221723" calcext:value-type="float">
            <text:p>0.1319329522</text:p>
          </table:table-cell>
          <table:table-cell table:number-columns-repeated="9"/>
        </table:table-row>
        <table:table-row table:style-name="ro1">
          <table:table-cell office:value-type="float" office:value="0.130440939976842" calcext:value-type="float">
            <text:p>0.13044094</text:p>
          </table:table-cell>
          <table:table-cell table:number-columns-repeated="9"/>
        </table:table-row>
        <table:table-row table:style-name="ro1">
          <table:table-cell office:value-type="float" office:value="0.12898488415142" calcext:value-type="float">
            <text:p>0.1289848842</text:p>
          </table:table-cell>
          <table:table-cell table:number-columns-repeated="9"/>
        </table:table-row>
        <table:table-row table:style-name="ro1">
          <table:table-cell office:value-type="float" office:value="0.127979097599986" calcext:value-type="float">
            <text:p>0.1279790976</text:p>
          </table:table-cell>
          <table:table-cell table:number-columns-repeated="9"/>
        </table:table-row>
        <table:table-row table:style-name="ro1">
          <table:table-cell office:value-type="float" office:value="0.126865489801963" calcext:value-type="float">
            <text:p>0.1268654898</text:p>
          </table:table-cell>
          <table:table-cell table:number-columns-repeated="9"/>
        </table:table-row>
        <table:table-row table:style-name="ro1">
          <table:table-cell office:value-type="float" office:value="0.125893059507054" calcext:value-type="float">
            <text:p>0.1258930595</text:p>
          </table:table-cell>
          <table:table-cell table:number-columns-repeated="9"/>
        </table:table-row>
        <table:table-row table:style-name="ro1">
          <table:table-cell office:value-type="float" office:value="0.124853791600362" calcext:value-type="float">
            <text:p>0.1248537916</text:p>
          </table:table-cell>
          <table:table-cell table:number-columns-repeated="9"/>
        </table:table-row>
        <table:table-row table:style-name="ro1">
          <table:table-cell office:value-type="float" office:value="0.123891710723313" calcext:value-type="float">
            <text:p>0.1238917107</text:p>
          </table:table-cell>
          <table:table-cell table:number-columns-repeated="9"/>
        </table:table-row>
        <table:table-row table:style-name="ro1">
          <table:table-cell office:value-type="float" office:value="0.123021560143152" calcext:value-type="float">
            <text:p>0.1230215601</text:p>
          </table:table-cell>
          <table:table-cell table:number-columns-repeated="9"/>
        </table:table-row>
        <table:table-row table:style-name="ro1">
          <table:table-cell office:value-type="float" office:value="0.122228452717454" calcext:value-type="float">
            <text:p>0.1222284527</text:p>
          </table:table-cell>
          <table:table-cell table:number-columns-repeated="9"/>
        </table:table-row>
        <table:table-row table:style-name="ro1">
          <table:table-cell office:value-type="float" office:value="0.121519320784289" calcext:value-type="float">
            <text:p>0.1215193208</text:p>
          </table:table-cell>
          <table:table-cell table:number-columns-repeated="9"/>
        </table:table-row>
        <table:table-row table:style-name="ro1">
          <table:table-cell office:value-type="float" office:value="0.120877098606982" calcext:value-type="float">
            <text:p>0.1208770986</text:p>
          </table:table-cell>
          <table:table-cell table:number-columns-repeated="9"/>
        </table:table-row>
        <table:table-row table:style-name="ro1">
          <table:table-cell office:value-type="float" office:value="0.120284615811993" calcext:value-type="float">
            <text:p>0.1202846158</text:p>
          </table:table-cell>
          <table:table-cell table:number-columns-repeated="9"/>
        </table:table-row>
        <table:table-row table:style-name="ro1">
          <table:table-cell office:value-type="float" office:value="0.119728954283538" calcext:value-type="float">
            <text:p>0.1197289543</text:p>
          </table:table-cell>
          <table:table-cell table:number-columns-repeated="9"/>
        </table:table-row>
        <table:table-row table:style-name="ro1">
          <table:table-cell office:value-type="float" office:value="0.119230378870477" calcext:value-type="float">
            <text:p>0.1192303789</text:p>
          </table:table-cell>
          <table:table-cell table:number-columns-repeated="9"/>
        </table:table-row>
        <table:table-row table:style-name="ro1">
          <table:table-cell office:value-type="float" office:value="0.118744232624222" calcext:value-type="float">
            <text:p>0.1187442326</text:p>
          </table:table-cell>
          <table:table-cell table:number-columns-repeated="9"/>
        </table:table-row>
        <table:table-row table:style-name="ro1">
          <table:table-cell office:value-type="float" office:value="0.118285743312443" calcext:value-type="float">
            <text:p>0.1182857433</text:p>
          </table:table-cell>
          <table:table-cell table:number-columns-repeated="9"/>
        </table:table-row>
        <table:table-row table:style-name="ro1">
          <table:table-cell office:value-type="float" office:value="0.117848288710314" calcext:value-type="float">
            <text:p>0.1178482887</text:p>
          </table:table-cell>
          <table:table-cell table:number-columns-repeated="9"/>
        </table:table-row>
        <table:table-row table:style-name="ro1">
          <table:table-cell office:value-type="float" office:value="0.117439626159406" calcext:value-type="float">
            <text:p>0.1174396262</text:p>
          </table:table-cell>
          <table:table-cell table:number-columns-repeated="9"/>
        </table:table-row>
        <table:table-row table:style-name="ro1">
          <table:table-cell office:value-type="float" office:value="0.117052381458357" calcext:value-type="float">
            <text:p>0.1170523815</text:p>
          </table:table-cell>
          <table:table-cell table:number-columns-repeated="9"/>
        </table:table-row>
        <table:table-row table:style-name="ro1">
          <table:table-cell office:value-type="float" office:value="0.11667378226223" calcext:value-type="float">
            <text:p>0.1166737823</text:p>
          </table:table-cell>
          <table:table-cell table:number-columns-repeated="9"/>
        </table:table-row>
        <table:table-row table:style-name="ro1">
          <table:table-cell office:value-type="float" office:value="0.116311941355638" calcext:value-type="float">
            <text:p>0.1163119414</text:p>
          </table:table-cell>
          <table:table-cell table:number-columns-repeated="9"/>
        </table:table-row>
        <table:table-row table:style-name="ro1">
          <table:table-cell office:value-type="float" office:value="0.115983177580209" calcext:value-type="float">
            <text:p>0.1159831776</text:p>
          </table:table-cell>
          <table:table-cell table:number-columns-repeated="9"/>
        </table:table-row>
        <table:table-row table:style-name="ro1">
          <table:table-cell office:value-type="float" office:value="0.115680934360375" calcext:value-type="float">
            <text:p>0.1156809344</text:p>
          </table:table-cell>
          <table:table-cell table:number-columns-repeated="9"/>
        </table:table-row>
        <table:table-row table:style-name="ro1">
          <table:table-cell office:value-type="float" office:value="0.11538143346143" calcext:value-type="float">
            <text:p>0.1153814335</text:p>
          </table:table-cell>
          <table:table-cell table:number-columns-repeated="9"/>
        </table:table-row>
        <table:table-row table:style-name="ro1">
          <table:table-cell office:value-type="float" office:value="0.115094231688266" calcext:value-type="float">
            <text:p>0.1150942317</text:p>
          </table:table-cell>
          <table:table-cell table:number-columns-repeated="9"/>
        </table:table-row>
        <table:table-row table:style-name="ro1">
          <table:table-cell office:value-type="float" office:value="0.114830525843016" calcext:value-type="float">
            <text:p>0.1148305258</text:p>
          </table:table-cell>
          <table:table-cell table:number-columns-repeated="9"/>
        </table:table-row>
        <table:table-row table:style-name="ro1">
          <table:table-cell office:value-type="float" office:value="0.114545037387666" calcext:value-type="float">
            <text:p>0.1145450374</text:p>
          </table:table-cell>
          <table:table-cell table:number-columns-repeated="9"/>
        </table:table-row>
        <table:table-row table:style-name="ro1">
          <table:table-cell office:value-type="float" office:value="0.114294925894523" calcext:value-type="float">
            <text:p>0.1142949259</text:p>
          </table:table-cell>
          <table:table-cell table:number-columns-repeated="9"/>
        </table:table-row>
        <table:table-row table:style-name="ro1">
          <table:table-cell office:value-type="float" office:value="0.114045318649158" calcext:value-type="float">
            <text:p>0.1140453186</text:p>
          </table:table-cell>
          <table:table-cell table:number-columns-repeated="9"/>
        </table:table-row>
        <table:table-row table:style-name="ro1">
          <table:table-cell office:value-type="float" office:value="0.113776959309201" calcext:value-type="float">
            <text:p>0.1137769593</text:p>
          </table:table-cell>
          <table:table-cell table:number-columns-repeated="9"/>
        </table:table-row>
        <table:table-row table:style-name="ro1">
          <table:table-cell office:value-type="float" office:value="0.113519089186432" calcext:value-type="float">
            <text:p>0.1135190892</text:p>
          </table:table-cell>
          <table:table-cell table:number-columns-repeated="9"/>
        </table:table-row>
        <table:table-row table:style-name="ro1">
          <table:table-cell office:value-type="float" office:value="0.113256498523617" calcext:value-type="float">
            <text:p>0.1132564985</text:p>
          </table:table-cell>
          <table:table-cell table:number-columns-repeated="9"/>
        </table:table-row>
        <table:table-row table:style-name="ro1">
          <table:table-cell office:value-type="float" office:value="0.113013077239808" calcext:value-type="float">
            <text:p>0.1130130772</text:p>
          </table:table-cell>
          <table:table-cell table:number-columns-repeated="9"/>
        </table:table-row>
        <table:table-row table:style-name="ro1">
          <table:table-cell office:value-type="float" office:value="0.112768042189451" calcext:value-type="float">
            <text:p>0.1127680422</text:p>
          </table:table-cell>
          <table:table-cell table:number-columns-repeated="9"/>
        </table:table-row>
        <table:table-row table:style-name="ro1">
          <table:table-cell office:value-type="float" office:value="0.112531028842492" calcext:value-type="float">
            <text:p>0.1125310288</text:p>
          </table:table-cell>
          <table:table-cell table:number-columns-repeated="9"/>
        </table:table-row>
        <table:table-row table:style-name="ro1">
          <table:table-cell office:value-type="float" office:value="0.112305432126024" calcext:value-type="float">
            <text:p>0.1123054321</text:p>
          </table:table-cell>
          <table:table-cell table:number-columns-repeated="9"/>
        </table:table-row>
        <table:table-row table:style-name="ro1">
          <table:table-cell office:value-type="float" office:value="0.112106780852179" calcext:value-type="float">
            <text:p>0.1121067809</text:p>
          </table:table-cell>
          <table:table-cell table:number-columns-repeated="9"/>
        </table:table-row>
        <table:table-row table:style-name="ro1">
          <table:table-cell office:value-type="float" office:value="0.111892933298827" calcext:value-type="float">
            <text:p>0.1118929333</text:p>
          </table:table-cell>
          <table:table-cell table:number-columns-repeated="9"/>
        </table:table-row>
        <table:table-row table:style-name="ro1">
          <table:table-cell office:value-type="float" office:value="0.111675047543881" calcext:value-type="float">
            <text:p>0.1116750475</text:p>
          </table:table-cell>
          <table:table-cell table:number-columns-repeated="9"/>
        </table:table-row>
        <table:table-row table:style-name="ro1">
          <table:table-cell office:value-type="float" office:value="0.111456289718158" calcext:value-type="float">
            <text:p>0.1114562897</text:p>
          </table:table-cell>
          <table:table-cell table:number-columns-repeated="9"/>
        </table:table-row>
        <table:table-row table:style-name="ro1">
          <table:table-cell office:value-type="float" office:value="0.111245486679263" calcext:value-type="float">
            <text:p>0.1112454867</text:p>
          </table:table-cell>
          <table:table-cell table:number-columns-repeated="9"/>
        </table:table-row>
        <table:table-row table:style-name="ro1">
          <table:table-cell office:value-type="float" office:value="0.111041793556555" calcext:value-type="float">
            <text:p>0.1110417936</text:p>
          </table:table-cell>
          <table:table-cell table:number-columns-repeated="9"/>
        </table:table-row>
        <table:table-row table:style-name="ro1">
          <table:table-cell office:value-type="float" office:value="0.110841231049426" calcext:value-type="float">
            <text:p>0.110841231</text:p>
          </table:table-cell>
          <table:table-cell table:number-columns-repeated="9"/>
        </table:table-row>
        <table:table-row table:style-name="ro1">
          <table:table-cell office:value-type="float" office:value="0.110658218463935" calcext:value-type="float">
            <text:p>0.1106582185</text:p>
          </table:table-cell>
          <table:table-cell table:number-columns-repeated="9"/>
        </table:table-row>
        <table:table-row table:style-name="ro1">
          <table:table-cell office:value-type="float" office:value="0.11047287205961" calcext:value-type="float">
            <text:p>0.1104728721</text:p>
          </table:table-cell>
          <table:table-cell table:number-columns-repeated="9"/>
        </table:table-row>
        <table:table-row table:style-name="ro1">
          <table:table-cell office:value-type="float" office:value="0.110302449496449" calcext:value-type="float">
            <text:p>0.1103024495</text:p>
          </table:table-cell>
          <table:table-cell table:number-columns-repeated="9"/>
        </table:table-row>
        <table:table-row table:style-name="ro1">
          <table:table-cell office:value-type="float" office:value="0.110144950939552" calcext:value-type="float">
            <text:p>0.1101449509</text:p>
          </table:table-cell>
          <table:table-cell table:number-columns-repeated="9"/>
        </table:table-row>
        <table:table-row table:style-name="ro1">
          <table:table-cell office:value-type="float" office:value="0.109974202974212" calcext:value-type="float">
            <text:p>0.109974203</text:p>
          </table:table-cell>
          <table:table-cell table:number-columns-repeated="9"/>
        </table:table-row>
        <table:table-row table:style-name="ro1">
          <table:table-cell office:value-type="float" office:value="0.109807398315359" calcext:value-type="float">
            <text:p>0.1098073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659" calcext:value-type="float">
            <text:p>265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0.288254846907991" calcext:value-type="float">
            <text:p>0.2882548469</text:p>
          </table:table-cell>
          <table:table-cell table:number-columns-repeated="9"/>
        </table:table-row>
        <table:table-row table:style-name="ro1">
          <table:table-cell office:value-type="float" office:value="0.216604858162911" calcext:value-type="float">
            <text:p>0.2166048582</text:p>
          </table:table-cell>
          <table:table-cell table:number-columns-repeated="9"/>
        </table:table-row>
        <table:table-row table:style-name="ro1">
          <table:table-cell office:value-type="float" office:value="0.190436511018641" calcext:value-type="float">
            <text:p>0.190436511</text:p>
          </table:table-cell>
          <table:table-cell table:number-columns-repeated="9"/>
        </table:table-row>
        <table:table-row table:style-name="ro1">
          <table:table-cell office:value-type="float" office:value="0.177118810033612" calcext:value-type="float">
            <text:p>0.17711881</text:p>
          </table:table-cell>
          <table:table-cell table:number-columns-repeated="9"/>
        </table:table-row>
        <table:table-row table:style-name="ro1">
          <table:table-cell office:value-type="float" office:value="0.169592681229865" calcext:value-type="float">
            <text:p>0.1695926812</text:p>
          </table:table-cell>
          <table:table-cell table:number-columns-repeated="9"/>
        </table:table-row>
        <table:table-row table:style-name="ro1">
          <table:table-cell office:value-type="float" office:value="0.162924725025309" calcext:value-type="float">
            <text:p>0.162924725</text:p>
          </table:table-cell>
          <table:table-cell table:number-columns-repeated="9"/>
        </table:table-row>
        <table:table-row table:style-name="ro1">
          <table:table-cell office:value-type="float" office:value="0.157773625787871" calcext:value-type="float">
            <text:p>0.1577736258</text:p>
          </table:table-cell>
          <table:table-cell table:number-columns-repeated="9"/>
        </table:table-row>
        <table:table-row table:style-name="ro1">
          <table:table-cell office:value-type="float" office:value="0.153796792580658" calcext:value-type="float">
            <text:p>0.1537967926</text:p>
          </table:table-cell>
          <table:table-cell table:number-columns-repeated="9"/>
        </table:table-row>
        <table:table-row table:style-name="ro1">
          <table:table-cell office:value-type="float" office:value="0.15056481172318" calcext:value-type="float">
            <text:p>0.1505648117</text:p>
          </table:table-cell>
          <table:table-cell table:number-columns-repeated="9"/>
        </table:table-row>
        <table:table-row table:style-name="ro1">
          <table:table-cell office:value-type="float" office:value="0.147878384742086" calcext:value-type="float">
            <text:p>0.1478783847</text:p>
          </table:table-cell>
          <table:table-cell table:number-columns-repeated="9"/>
        </table:table-row>
        <table:table-row table:style-name="ro1">
          <table:table-cell office:value-type="float" office:value="0.145666127377735" calcext:value-type="float">
            <text:p>0.1456661274</text:p>
          </table:table-cell>
          <table:table-cell table:number-columns-repeated="9"/>
        </table:table-row>
        <table:table-row table:style-name="ro1">
          <table:table-cell office:value-type="float" office:value="0.143620289467324" calcext:value-type="float">
            <text:p>0.1436202895</text:p>
          </table:table-cell>
          <table:table-cell table:number-columns-repeated="9"/>
        </table:table-row>
        <table:table-row table:style-name="ro1">
          <table:table-cell office:value-type="float" office:value="0.141959358479832" calcext:value-type="float">
            <text:p>0.1419593585</text:p>
          </table:table-cell>
          <table:table-cell table:number-columns-repeated="9"/>
        </table:table-row>
        <table:table-row table:style-name="ro1">
          <table:table-cell office:value-type="float" office:value="0.140515227491756" calcext:value-type="float">
            <text:p>0.1405152275</text:p>
          </table:table-cell>
          <table:table-cell table:number-columns-repeated="9"/>
        </table:table-row>
        <table:table-row table:style-name="ro1">
          <table:table-cell office:value-type="float" office:value="0.139230583612843" calcext:value-type="float">
            <text:p>0.1392305836</text:p>
          </table:table-cell>
          <table:table-cell table:number-columns-repeated="9"/>
        </table:table-row>
        <table:table-row table:style-name="ro1">
          <table:table-cell office:value-type="float" office:value="0.138085639963222" calcext:value-type="float">
            <text:p>0.13808564</text:p>
          </table:table-cell>
          <table:table-cell table:number-columns-repeated="9"/>
        </table:table-row>
        <table:table-row table:style-name="ro1">
          <table:table-cell office:value-type="float" office:value="0.136906678470325" calcext:value-type="float">
            <text:p>0.1369066785</text:p>
          </table:table-cell>
          <table:table-cell table:number-columns-repeated="9"/>
        </table:table-row>
        <table:table-row table:style-name="ro1">
          <table:table-cell office:value-type="float" office:value="0.135900177578775" calcext:value-type="float">
            <text:p>0.1359001776</text:p>
          </table:table-cell>
          <table:table-cell table:number-columns-repeated="9"/>
        </table:table-row>
        <table:table-row table:style-name="ro1">
          <table:table-cell office:value-type="float" office:value="0.134946574840463" calcext:value-type="float">
            <text:p>0.1349465748</text:p>
          </table:table-cell>
          <table:table-cell table:number-columns-repeated="9"/>
        </table:table-row>
        <table:table-row table:style-name="ro1">
          <table:table-cell office:value-type="float" office:value="0.133964952907575" calcext:value-type="float">
            <text:p>0.1339649529</text:p>
          </table:table-cell>
          <table:table-cell table:number-columns-repeated="9"/>
        </table:table-row>
        <table:table-row table:style-name="ro1">
          <table:table-cell office:value-type="float" office:value="0.133122105532681" calcext:value-type="float">
            <text:p>0.1331221055</text:p>
          </table:table-cell>
          <table:table-cell table:number-columns-repeated="9"/>
        </table:table-row>
        <table:table-row table:style-name="ro1">
          <table:table-cell office:value-type="float" office:value="0.132370536923349" calcext:value-type="float">
            <text:p>0.1323705369</text:p>
          </table:table-cell>
          <table:table-cell table:number-columns-repeated="9"/>
        </table:table-row>
        <table:table-row table:style-name="ro1">
          <table:table-cell office:value-type="float" office:value="0.131640095345298" calcext:value-type="float">
            <text:p>0.1316400953</text:p>
          </table:table-cell>
          <table:table-cell table:number-columns-repeated="9"/>
        </table:table-row>
        <table:table-row table:style-name="ro1">
          <table:table-cell office:value-type="float" office:value="0.130900711228666" calcext:value-type="float">
            <text:p>0.1309007112</text:p>
          </table:table-cell>
          <table:table-cell table:number-columns-repeated="9"/>
        </table:table-row>
        <table:table-row table:style-name="ro1">
          <table:table-cell office:value-type="float" office:value="0.130201987137649" calcext:value-type="float">
            <text:p>0.1302019871</text:p>
          </table:table-cell>
          <table:table-cell table:number-columns-repeated="9"/>
        </table:table-row>
        <table:table-row table:style-name="ro1">
          <table:table-cell office:value-type="float" office:value="0.129556068817916" calcext:value-type="float">
            <text:p>0.1295560688</text:p>
          </table:table-cell>
          <table:table-cell table:number-columns-repeated="9"/>
        </table:table-row>
        <table:table-row table:style-name="ro1">
          <table:table-cell office:value-type="float" office:value="0.1289646165249" calcext:value-type="float">
            <text:p>0.1289646165</text:p>
          </table:table-cell>
          <table:table-cell table:number-columns-repeated="9"/>
        </table:table-row>
        <table:table-row table:style-name="ro1">
          <table:table-cell office:value-type="float" office:value="0.128402714387735" calcext:value-type="float">
            <text:p>0.1284027144</text:p>
          </table:table-cell>
          <table:table-cell table:number-columns-repeated="9"/>
        </table:table-row>
        <table:table-row table:style-name="ro1">
          <table:table-cell office:value-type="float" office:value="0.127866164720677" calcext:value-type="float">
            <text:p>0.1278661647</text:p>
          </table:table-cell>
          <table:table-cell table:number-columns-repeated="9"/>
        </table:table-row>
        <table:table-row table:style-name="ro1">
          <table:table-cell office:value-type="float" office:value="0.127389543547819" calcext:value-type="float">
            <text:p>0.1273895435</text:p>
          </table:table-cell>
          <table:table-cell table:number-columns-repeated="9"/>
        </table:table-row>
        <table:table-row table:style-name="ro1">
          <table:table-cell office:value-type="float" office:value="0.126941120345163" calcext:value-type="float">
            <text:p>0.1269411203</text:p>
          </table:table-cell>
          <table:table-cell table:number-columns-repeated="9"/>
        </table:table-row>
        <table:table-row table:style-name="ro1">
          <table:table-cell office:value-type="float" office:value="0.126486157835309" calcext:value-type="float">
            <text:p>0.1264861578</text:p>
          </table:table-cell>
          <table:table-cell table:number-columns-repeated="9"/>
        </table:table-row>
        <table:table-row table:style-name="ro1">
          <table:table-cell office:value-type="float" office:value="0.126053679504831" calcext:value-type="float">
            <text:p>0.1260536795</text:p>
          </table:table-cell>
          <table:table-cell table:number-columns-repeated="9"/>
        </table:table-row>
        <table:table-row table:style-name="ro1">
          <table:table-cell office:value-type="float" office:value="0.125634108707212" calcext:value-type="float">
            <text:p>0.1256341087</text:p>
          </table:table-cell>
          <table:table-cell table:number-columns-repeated="9"/>
        </table:table-row>
        <table:table-row table:style-name="ro1">
          <table:table-cell office:value-type="float" office:value="0.125227956074756" calcext:value-type="float">
            <text:p>0.1252279561</text:p>
          </table:table-cell>
          <table:table-cell table:number-columns-repeated="9"/>
        </table:table-row>
        <table:table-row table:style-name="ro1">
          <table:table-cell office:value-type="float" office:value="0.124840170803174" calcext:value-type="float">
            <text:p>0.1248401708</text:p>
          </table:table-cell>
          <table:table-cell table:number-columns-repeated="9"/>
        </table:table-row>
        <table:table-row table:style-name="ro1">
          <table:table-cell office:value-type="float" office:value="0.124467630081367" calcext:value-type="float">
            <text:p>0.1244676301</text:p>
          </table:table-cell>
          <table:table-cell table:number-columns-repeated="9"/>
        </table:table-row>
        <table:table-row table:style-name="ro1">
          <table:table-cell office:value-type="float" office:value="0.124125634639179" calcext:value-type="float">
            <text:p>0.1241256346</text:p>
          </table:table-cell>
          <table:table-cell table:number-columns-repeated="9"/>
        </table:table-row>
        <table:table-row table:style-name="ro1">
          <table:table-cell office:value-type="float" office:value="0.123776582010655" calcext:value-type="float">
            <text:p>0.123776582</text:p>
          </table:table-cell>
          <table:table-cell table:number-columns-repeated="9"/>
        </table:table-row>
        <table:table-row table:style-name="ro1">
          <table:table-cell office:value-type="float" office:value="0.12345536950077" calcext:value-type="float">
            <text:p>0.1234553695</text:p>
          </table:table-cell>
          <table:table-cell table:number-columns-repeated="9"/>
        </table:table-row>
        <table:table-row table:style-name="ro1">
          <table:table-cell office:value-type="float" office:value="0.123132965408759" calcext:value-type="float">
            <text:p>0.1231329654</text:p>
          </table:table-cell>
          <table:table-cell table:number-columns-repeated="9"/>
        </table:table-row>
        <table:table-row table:style-name="ro1">
          <table:table-cell office:value-type="float" office:value="0.12283279345196" calcext:value-type="float">
            <text:p>0.1228327935</text:p>
          </table:table-cell>
          <table:table-cell table:number-columns-repeated="9"/>
        </table:table-row>
        <table:table-row table:style-name="ro1">
          <table:table-cell office:value-type="float" office:value="0.122534929048924" calcext:value-type="float">
            <text:p>0.122534929</text:p>
          </table:table-cell>
          <table:table-cell table:number-columns-repeated="9"/>
        </table:table-row>
        <table:table-row table:style-name="ro1">
          <table:table-cell office:value-type="float" office:value="0.122249107493439" calcext:value-type="float">
            <text:p>0.1222491075</text:p>
          </table:table-cell>
          <table:table-cell table:number-columns-repeated="9"/>
        </table:table-row>
        <table:table-row table:style-name="ro1">
          <table:table-cell office:value-type="float" office:value="0.121965466330921" calcext:value-type="float">
            <text:p>0.1219654663</text:p>
          </table:table-cell>
          <table:table-cell table:number-columns-repeated="9"/>
        </table:table-row>
        <table:table-row table:style-name="ro1">
          <table:table-cell office:value-type="float" office:value="0.121666424721055" calcext:value-type="float">
            <text:p>0.1216664247</text:p>
          </table:table-cell>
          <table:table-cell table:number-columns-repeated="9"/>
        </table:table-row>
        <table:table-row table:style-name="ro1">
          <table:table-cell office:value-type="float" office:value="0.121404109441966" calcext:value-type="float">
            <text:p>0.1214041094</text:p>
          </table:table-cell>
          <table:table-cell table:number-columns-repeated="9"/>
        </table:table-row>
        <table:table-row table:style-name="ro1">
          <table:table-cell office:value-type="float" office:value="0.121150062511999" calcext:value-type="float">
            <text:p>0.1211500625</text:p>
          </table:table-cell>
          <table:table-cell table:number-columns-repeated="9"/>
        </table:table-row>
        <table:table-row table:style-name="ro1">
          <table:table-cell office:value-type="float" office:value="0.120905223387209" calcext:value-type="float">
            <text:p>0.1209052234</text:p>
          </table:table-cell>
          <table:table-cell table:number-columns-repeated="9"/>
        </table:table-row>
        <table:table-row table:style-name="ro1">
          <table:table-cell office:value-type="float" office:value="0.120671344583704" calcext:value-type="float">
            <text:p>0.1206713446</text:p>
          </table:table-cell>
          <table:table-cell table:number-columns-repeated="9"/>
        </table:table-row>
        <table:table-row table:style-name="ro1">
          <table:table-cell office:value-type="float" office:value="0.120444760397395" calcext:value-type="float">
            <text:p>0.1204447604</text:p>
          </table:table-cell>
          <table:table-cell table:number-columns-repeated="9"/>
        </table:table-row>
        <table:table-row table:style-name="ro1">
          <table:table-cell office:value-type="float" office:value="0.12022331676405" calcext:value-type="float">
            <text:p>0.1202233168</text:p>
          </table:table-cell>
          <table:table-cell table:number-columns-repeated="9"/>
        </table:table-row>
        <table:table-row table:style-name="ro1">
          <table:table-cell office:value-type="float" office:value="0.120011694190373" calcext:value-type="float">
            <text:p>0.1200116942</text:p>
          </table:table-cell>
          <table:table-cell table:number-columns-repeated="9"/>
        </table:table-row>
        <table:table-row table:style-name="ro1">
          <table:table-cell office:value-type="float" office:value="0.119799465410524" calcext:value-type="float">
            <text:p>0.1197994654</text:p>
          </table:table-cell>
          <table:table-cell table:number-columns-repeated="9"/>
        </table:table-row>
        <table:table-row table:style-name="ro1">
          <table:table-cell office:value-type="float" office:value="0.119592914995797" calcext:value-type="float">
            <text:p>0.119592915</text:p>
          </table:table-cell>
          <table:table-cell table:number-columns-repeated="9"/>
        </table:table-row>
        <table:table-row table:style-name="ro1">
          <table:table-cell office:value-type="float" office:value="0.119390046632546" calcext:value-type="float">
            <text:p>0.1193900466</text:p>
          </table:table-cell>
          <table:table-cell table:number-columns-repeated="9"/>
        </table:table-row>
        <table:table-row table:style-name="ro1">
          <table:table-cell office:value-type="float" office:value="0.119191270882085" calcext:value-type="float">
            <text:p>0.1191912709</text:p>
          </table:table-cell>
          <table:table-cell table:number-columns-repeated="9"/>
        </table:table-row>
        <table:table-row table:style-name="ro1">
          <table:table-cell office:value-type="float" office:value="0.118989637631405" calcext:value-type="float">
            <text:p>0.1189896376</text:p>
          </table:table-cell>
          <table:table-cell table:number-columns-repeated="9"/>
        </table:table-row>
        <table:table-row table:style-name="ro1">
          <table:table-cell office:value-type="float" office:value="0.11879726006605" calcext:value-type="float">
            <text:p>0.1187972601</text:p>
          </table:table-cell>
          <table:table-cell table:number-columns-repeated="9"/>
        </table:table-row>
        <table:table-row table:style-name="ro1">
          <table:table-cell office:value-type="float" office:value="0.118603490115668" calcext:value-type="float">
            <text:p>0.11860349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698" calcext:value-type="float">
            <text:p>269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xponent Regulated Sin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0.243587538541726" calcext:value-type="float">
            <text:p>0.2435875385</text:p>
          </table:table-cell>
          <table:table-cell table:number-columns-repeated="9"/>
        </table:table-row>
        <table:table-row table:style-name="ro1">
          <table:table-cell office:value-type="float" office:value="0.195809149207289" calcext:value-type="float">
            <text:p>0.1958091492</text:p>
          </table:table-cell>
          <table:table-cell table:number-columns-repeated="9"/>
        </table:table-row>
        <table:table-row table:style-name="ro1">
          <table:table-cell office:value-type="float" office:value="0.178324911086191" calcext:value-type="float">
            <text:p>0.1783249111</text:p>
          </table:table-cell>
          <table:table-cell table:number-columns-repeated="9"/>
        </table:table-row>
        <table:table-row table:style-name="ro1">
          <table:table-cell office:value-type="float" office:value="0.167793229599648" calcext:value-type="float">
            <text:p>0.1677932296</text:p>
          </table:table-cell>
          <table:table-cell table:number-columns-repeated="9"/>
        </table:table-row>
        <table:table-row table:style-name="ro1">
          <table:table-cell office:value-type="float" office:value="0.160855314160225" calcext:value-type="float">
            <text:p>0.1608553142</text:p>
          </table:table-cell>
          <table:table-cell table:number-columns-repeated="9"/>
        </table:table-row>
        <table:table-row table:style-name="ro1">
          <table:table-cell office:value-type="float" office:value="0.155824789865023" calcext:value-type="float">
            <text:p>0.1558247899</text:p>
          </table:table-cell>
          <table:table-cell table:number-columns-repeated="9"/>
        </table:table-row>
        <table:table-row table:style-name="ro1">
          <table:table-cell office:value-type="float" office:value="0.151875318201213" calcext:value-type="float">
            <text:p>0.1518753182</text:p>
          </table:table-cell>
          <table:table-cell table:number-columns-repeated="9"/>
        </table:table-row>
        <table:table-row table:style-name="ro1">
          <table:table-cell office:value-type="float" office:value="0.148806247711222" calcext:value-type="float">
            <text:p>0.1488062477</text:p>
          </table:table-cell>
          <table:table-cell table:number-columns-repeated="9"/>
        </table:table-row>
        <table:table-row table:style-name="ro1">
          <table:table-cell office:value-type="float" office:value="0.146231988796292" calcext:value-type="float">
            <text:p>0.1462319888</text:p>
          </table:table-cell>
          <table:table-cell table:number-columns-repeated="9"/>
        </table:table-row>
        <table:table-row table:style-name="ro1">
          <table:table-cell office:value-type="float" office:value="0.144090076351301" calcext:value-type="float">
            <text:p>0.1440900764</text:p>
          </table:table-cell>
          <table:table-cell table:number-columns-repeated="9"/>
        </table:table-row>
        <table:table-row table:style-name="ro1">
          <table:table-cell office:value-type="float" office:value="0.142175985633243" calcext:value-type="float">
            <text:p>0.1421759856</text:p>
          </table:table-cell>
          <table:table-cell table:number-columns-repeated="9"/>
        </table:table-row>
        <table:table-row table:style-name="ro1">
          <table:table-cell office:value-type="float" office:value="0.140529016418396" calcext:value-type="float">
            <text:p>0.1405290164</text:p>
          </table:table-cell>
          <table:table-cell table:number-columns-repeated="9"/>
        </table:table-row>
        <table:table-row table:style-name="ro1">
          <table:table-cell office:value-type="float" office:value="0.139087510391668" calcext:value-type="float">
            <text:p>0.1390875104</text:p>
          </table:table-cell>
          <table:table-cell table:number-columns-repeated="9"/>
        </table:table-row>
        <table:table-row table:style-name="ro1">
          <table:table-cell office:value-type="float" office:value="0.137889329459857" calcext:value-type="float">
            <text:p>0.1378893295</text:p>
          </table:table-cell>
          <table:table-cell table:number-columns-repeated="9"/>
        </table:table-row>
        <table:table-row table:style-name="ro1">
          <table:table-cell office:value-type="float" office:value="0.13674967593263" calcext:value-type="float">
            <text:p>0.1367496759</text:p>
          </table:table-cell>
          <table:table-cell table:number-columns-repeated="9"/>
        </table:table-row>
        <table:table-row table:style-name="ro1">
          <table:table-cell office:value-type="float" office:value="0.135707728735072" calcext:value-type="float">
            <text:p>0.1357077287</text:p>
          </table:table-cell>
          <table:table-cell table:number-columns-repeated="9"/>
        </table:table-row>
        <table:table-row table:style-name="ro1">
          <table:table-cell office:value-type="float" office:value="0.134697772229523" calcext:value-type="float">
            <text:p>0.1346977722</text:p>
          </table:table-cell>
          <table:table-cell table:number-columns-repeated="9"/>
        </table:table-row>
        <table:table-row table:style-name="ro1">
          <table:table-cell office:value-type="float" office:value="0.133771425118923" calcext:value-type="float">
            <text:p>0.1337714251</text:p>
          </table:table-cell>
          <table:table-cell table:number-columns-repeated="9"/>
        </table:table-row>
        <table:table-row table:style-name="ro1">
          <table:table-cell office:value-type="float" office:value="0.132936444461521" calcext:value-type="float">
            <text:p>0.1329364445</text:p>
          </table:table-cell>
          <table:table-cell table:number-columns-repeated="9"/>
        </table:table-row>
        <table:table-row table:style-name="ro1">
          <table:table-cell office:value-type="float" office:value="0.132188038633896" calcext:value-type="float">
            <text:p>0.1321880386</text:p>
          </table:table-cell>
          <table:table-cell table:number-columns-repeated="9"/>
        </table:table-row>
        <table:table-row table:style-name="ro1">
          <table:table-cell office:value-type="float" office:value="0.131499469246667" calcext:value-type="float">
            <text:p>0.1314994692</text:p>
          </table:table-cell>
          <table:table-cell table:number-columns-repeated="9"/>
        </table:table-row>
        <table:table-row table:style-name="ro1">
          <table:table-cell office:value-type="float" office:value="0.130844336301348" calcext:value-type="float">
            <text:p>0.1308443363</text:p>
          </table:table-cell>
          <table:table-cell table:number-columns-repeated="9"/>
        </table:table-row>
        <table:table-row table:style-name="ro1">
          <table:table-cell office:value-type="float" office:value="0.130239835772486" calcext:value-type="float">
            <text:p>0.1302398358</text:p>
          </table:table-cell>
          <table:table-cell table:number-columns-repeated="9"/>
        </table:table-row>
        <table:table-row table:style-name="ro1">
          <table:table-cell office:value-type="float" office:value="0.129688990663548" calcext:value-type="float">
            <text:p>0.1296889907</text:p>
          </table:table-cell>
          <table:table-cell table:number-columns-repeated="9"/>
        </table:table-row>
        <table:table-row table:style-name="ro1">
          <table:table-cell office:value-type="float" office:value="0.129164239626707" calcext:value-type="float">
            <text:p>0.1291642396</text:p>
          </table:table-cell>
          <table:table-cell table:number-columns-repeated="9"/>
        </table:table-row>
        <table:table-row table:style-name="ro1">
          <table:table-cell office:value-type="float" office:value="0.1286721802645" calcext:value-type="float">
            <text:p>0.1286721803</text:p>
          </table:table-cell>
          <table:table-cell table:number-columns-repeated="9"/>
        </table:table-row>
        <table:table-row table:style-name="ro1">
          <table:table-cell office:value-type="float" office:value="0.128191035055051" calcext:value-type="float">
            <text:p>0.1281910351</text:p>
          </table:table-cell>
          <table:table-cell table:number-columns-repeated="9"/>
        </table:table-row>
        <table:table-row table:style-name="ro1">
          <table:table-cell office:value-type="float" office:value="0.127741404620849" calcext:value-type="float">
            <text:p>0.1277414046</text:p>
          </table:table-cell>
          <table:table-cell table:number-columns-repeated="9"/>
        </table:table-row>
        <table:table-row table:style-name="ro1">
          <table:table-cell office:value-type="float" office:value="0.127309495461672" calcext:value-type="float">
            <text:p>0.1273094955</text:p>
          </table:table-cell>
          <table:table-cell table:number-columns-repeated="9"/>
        </table:table-row>
        <table:table-row table:style-name="ro1">
          <table:table-cell office:value-type="float" office:value="0.126900163710326" calcext:value-type="float">
            <text:p>0.1269001637</text:p>
          </table:table-cell>
          <table:table-cell table:number-columns-repeated="9"/>
        </table:table-row>
        <table:table-row table:style-name="ro1">
          <table:table-cell office:value-type="float" office:value="0.126511711659467" calcext:value-type="float">
            <text:p>0.1265117117</text:p>
          </table:table-cell>
          <table:table-cell table:number-columns-repeated="9"/>
        </table:table-row>
        <table:table-row table:style-name="ro1">
          <table:table-cell office:value-type="float" office:value="0.126143184726197" calcext:value-type="float">
            <text:p>0.1261431847</text:p>
          </table:table-cell>
          <table:table-cell table:number-columns-repeated="9"/>
        </table:table-row>
        <table:table-row table:style-name="ro1">
          <table:table-cell office:value-type="float" office:value="0.125793187508882" calcext:value-type="float">
            <text:p>0.1257931875</text:p>
          </table:table-cell>
          <table:table-cell table:number-columns-repeated="9"/>
        </table:table-row>
        <table:table-row table:style-name="ro1">
          <table:table-cell office:value-type="float" office:value="0.12545683135949" calcext:value-type="float">
            <text:p>0.1254568314</text:p>
          </table:table-cell>
          <table:table-cell table:number-columns-repeated="9"/>
        </table:table-row>
        <table:table-row table:style-name="ro1">
          <table:table-cell office:value-type="float" office:value="0.125141252811633" calcext:value-type="float">
            <text:p>0.1251412528</text:p>
          </table:table-cell>
          <table:table-cell table:number-columns-repeated="9"/>
        </table:table-row>
        <table:table-row table:style-name="ro1">
          <table:table-cell office:value-type="float" office:value="0.124830510415725" calcext:value-type="float">
            <text:p>0.1248305104</text:p>
          </table:table-cell>
          <table:table-cell table:number-columns-repeated="9"/>
        </table:table-row>
        <table:table-row table:style-name="ro1">
          <table:table-cell office:value-type="float" office:value="0.124542441664229" calcext:value-type="float">
            <text:p>0.1245424417</text:p>
          </table:table-cell>
          <table:table-cell table:number-columns-repeated="9"/>
        </table:table-row>
        <table:table-row table:style-name="ro1">
          <table:table-cell office:value-type="float" office:value="0.12424725016924" calcext:value-type="float">
            <text:p>0.1242472502</text:p>
          </table:table-cell>
          <table:table-cell table:number-columns-repeated="9"/>
        </table:table-row>
        <table:table-row table:style-name="ro1">
          <table:table-cell office:value-type="float" office:value="0.123960805423539" calcext:value-type="float">
            <text:p>0.1239608054</text:p>
          </table:table-cell>
          <table:table-cell table:number-columns-repeated="9"/>
        </table:table-row>
        <table:table-row table:style-name="ro1">
          <table:table-cell office:value-type="float" office:value="0.123674960274796" calcext:value-type="float">
            <text:p>0.1236749603</text:p>
          </table:table-cell>
          <table:table-cell table:number-columns-repeated="9"/>
        </table:table-row>
        <table:table-row table:style-name="ro1">
          <table:table-cell office:value-type="float" office:value="0.123395260481592" calcext:value-type="float">
            <text:p>0.1233952605</text:p>
          </table:table-cell>
          <table:table-cell table:number-columns-repeated="9"/>
        </table:table-row>
        <table:table-row table:style-name="ro1">
          <table:table-cell office:value-type="float" office:value="0.123129838530589" calcext:value-type="float">
            <text:p>0.1231298385</text:p>
          </table:table-cell>
          <table:table-cell table:number-columns-repeated="9"/>
        </table:table-row>
        <table:table-row table:style-name="ro1">
          <table:table-cell office:value-type="float" office:value="0.122863975014331" calcext:value-type="float">
            <text:p>0.122863975</text:p>
          </table:table-cell>
          <table:table-cell table:number-columns-repeated="9"/>
        </table:table-row>
        <table:table-row table:style-name="ro1">
          <table:table-cell office:value-type="float" office:value="0.122613443724632" calcext:value-type="float">
            <text:p>0.1226134437</text:p>
          </table:table-cell>
          <table:table-cell table:number-columns-repeated="9"/>
        </table:table-row>
        <table:table-row table:style-name="ro1">
          <table:table-cell office:value-type="float" office:value="0.122357956086812" calcext:value-type="float">
            <text:p>0.1223579561</text:p>
          </table:table-cell>
          <table:table-cell table:number-columns-repeated="9"/>
        </table:table-row>
        <table:table-row table:style-name="ro1">
          <table:table-cell office:value-type="float" office:value="0.122114381448998" calcext:value-type="float">
            <text:p>0.1221143814</text:p>
          </table:table-cell>
          <table:table-cell table:number-columns-repeated="9"/>
        </table:table-row>
        <table:table-row table:style-name="ro1">
          <table:table-cell office:value-type="float" office:value="0.121887259374051" calcext:value-type="float">
            <text:p>0.1218872594</text:p>
          </table:table-cell>
          <table:table-cell table:number-columns-repeated="9"/>
        </table:table-row>
        <table:table-row table:style-name="ro1">
          <table:table-cell office:value-type="float" office:value="0.121656832942173" calcext:value-type="float">
            <text:p>0.1216568329</text:p>
          </table:table-cell>
          <table:table-cell table:number-columns-repeated="9"/>
        </table:table-row>
        <table:table-row table:style-name="ro1">
          <table:table-cell office:value-type="float" office:value="0.121433145043481" calcext:value-type="float">
            <text:p>0.121433145</text:p>
          </table:table-cell>
          <table:table-cell table:number-columns-repeated="9"/>
        </table:table-row>
        <table:table-row table:style-name="ro1">
          <table:table-cell office:value-type="float" office:value="0.121212807486812" calcext:value-type="float">
            <text:p>0.1212128075</text:p>
          </table:table-cell>
          <table:table-cell table:number-columns-repeated="9"/>
        </table:table-row>
        <table:table-row table:style-name="ro1">
          <table:table-cell office:value-type="float" office:value="0.120996066415093" calcext:value-type="float">
            <text:p>0.1209960664</text:p>
          </table:table-cell>
          <table:table-cell table:number-columns-repeated="9"/>
        </table:table-row>
        <table:table-row table:style-name="ro1">
          <table:table-cell office:value-type="float" office:value="0.120787348415907" calcext:value-type="float">
            <text:p>0.1207873484</text:p>
          </table:table-cell>
          <table:table-cell table:number-columns-repeated="9"/>
        </table:table-row>
        <table:table-row table:style-name="ro1">
          <table:table-cell office:value-type="float" office:value="0.120576954016179" calcext:value-type="float">
            <text:p>0.120576954</text:p>
          </table:table-cell>
          <table:table-cell table:number-columns-repeated="9"/>
        </table:table-row>
        <table:table-row table:style-name="ro1">
          <table:table-cell office:value-type="float" office:value="0.120386582587622" calcext:value-type="float">
            <text:p>0.1203865826</text:p>
          </table:table-cell>
          <table:table-cell table:number-columns-repeated="9"/>
        </table:table-row>
        <table:table-row table:style-name="ro1">
          <table:table-cell office:value-type="float" office:value="0.12019820728939" calcext:value-type="float">
            <text:p>0.1201982073</text:p>
          </table:table-cell>
          <table:table-cell table:number-columns-repeated="9"/>
        </table:table-row>
        <table:table-row table:style-name="ro1">
          <table:table-cell office:value-type="float" office:value="0.120013913804253" calcext:value-type="float">
            <text:p>0.1200139138</text:p>
          </table:table-cell>
          <table:table-cell table:number-columns-repeated="9"/>
        </table:table-row>
        <table:table-row table:style-name="ro1">
          <table:table-cell office:value-type="float" office:value="0.119831905079402" calcext:value-type="float">
            <text:p>0.1198319051</text:p>
          </table:table-cell>
          <table:table-cell table:number-columns-repeated="9"/>
        </table:table-row>
        <table:table-row table:style-name="ro1">
          <table:table-cell office:value-type="float" office:value="0.119634389340786" calcext:value-type="float">
            <text:p>0.1196343893</text:p>
          </table:table-cell>
          <table:table-cell table:number-columns-repeated="9"/>
        </table:table-row>
        <table:table-row table:style-name="ro1">
          <table:table-cell office:value-type="float" office:value="0.11944927174256" calcext:value-type="float">
            <text:p>0.1194492717</text:p>
          </table:table-cell>
          <table:table-cell table:number-columns-repeated="9"/>
        </table:table-row>
        <table:table-row table:style-name="ro1">
          <table:table-cell office:value-type="float" office:value="0.119273444723237" calcext:value-type="float">
            <text:p>0.11927344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746" calcext:value-type="float">
            <text:p>274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88" calcext:value-type="float">
            <text:p>308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89" calcext:value-type="float">
            <text:p>308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0.0912192730183752" calcext:value-type="float">
            <text:p>0.091219273</text:p>
          </table:table-cell>
          <table:table-cell table:number-columns-repeated="9"/>
        </table:table-row>
        <table:table-row table:style-name="ro1">
          <table:table-cell office:value-type="float" office:value="0.027974993592877" calcext:value-type="float">
            <text:p>0.0279749936</text:p>
          </table:table-cell>
          <table:table-cell table:number-columns-repeated="9"/>
        </table:table-row>
        <table:table-row table:style-name="ro1">
          <table:table-cell office:value-type="float" office:value="0.024581570308103" calcext:value-type="float">
            <text:p>0.0245815703</text:p>
          </table:table-cell>
          <table:table-cell table:number-columns-repeated="9"/>
        </table:table-row>
        <table:table-row table:style-name="ro1">
          <table:table-cell office:value-type="float" office:value="0.0226626131948061" calcext:value-type="float">
            <text:p>0.0226626132</text:p>
          </table:table-cell>
          <table:table-cell table:number-columns-repeated="9"/>
        </table:table-row>
        <table:table-row table:style-name="ro1">
          <table:table-cell office:value-type="float" office:value="0.0229969372161869" calcext:value-type="float">
            <text:p>0.0229969372</text:p>
          </table:table-cell>
          <table:table-cell table:number-columns-repeated="9"/>
        </table:table-row>
        <table:table-row table:style-name="ro1">
          <table:table-cell office:value-type="float" office:value="0.023122667710012" calcext:value-type="float">
            <text:p>0.0231226677</text:p>
          </table:table-cell>
          <table:table-cell table:number-columns-repeated="9"/>
        </table:table-row>
        <table:table-row table:style-name="ro1">
          <table:table-cell office:value-type="float" office:value="0.0223803730386873" calcext:value-type="float">
            <text:p>0.022380373</text:p>
          </table:table-cell>
          <table:table-cell table:number-columns-repeated="9"/>
        </table:table-row>
        <table:table-row table:style-name="ro1">
          <table:table-cell office:value-type="float" office:value="0.0218734857071192" calcext:value-type="float">
            <text:p>0.0218734857</text:p>
          </table:table-cell>
          <table:table-cell table:number-columns-repeated="9"/>
        </table:table-row>
        <table:table-row table:style-name="ro1">
          <table:table-cell office:value-type="float" office:value="0.0206808007923179" calcext:value-type="float">
            <text:p>0.0206808008</text:p>
          </table:table-cell>
          <table:table-cell table:number-columns-repeated="9"/>
        </table:table-row>
        <table:table-row table:style-name="ro1">
          <table:table-cell office:value-type="float" office:value="0.0213688974975123" calcext:value-type="float">
            <text:p>0.0213688975</text:p>
          </table:table-cell>
          <table:table-cell table:number-columns-repeated="9"/>
        </table:table-row>
        <table:table-row table:style-name="ro1">
          <table:table-cell office:value-type="float" office:value="0.022025459275039" calcext:value-type="float">
            <text:p>0.0220254593</text:p>
          </table:table-cell>
          <table:table-cell table:number-columns-repeated="9"/>
        </table:table-row>
        <table:table-row table:style-name="ro1">
          <table:table-cell office:value-type="float" office:value="0.0221650123272743" calcext:value-type="float">
            <text:p>0.0221650123</text:p>
          </table:table-cell>
          <table:table-cell table:number-columns-repeated="9"/>
        </table:table-row>
        <table:table-row table:style-name="ro1">
          <table:table-cell office:value-type="float" office:value="0.0218171220381654" calcext:value-type="float">
            <text:p>0.021817122</text:p>
          </table:table-cell>
          <table:table-cell table:number-columns-repeated="9"/>
        </table:table-row>
        <table:table-row table:style-name="ro1">
          <table:table-cell office:value-type="float" office:value="0.0213073204273718" calcext:value-type="float">
            <text:p>0.0213073204</text:p>
          </table:table-cell>
          <table:table-cell table:number-columns-repeated="9"/>
        </table:table-row>
        <table:table-row table:style-name="ro1">
          <table:table-cell office:value-type="float" office:value="0.0206323797062307" calcext:value-type="float">
            <text:p>0.0206323797</text:p>
          </table:table-cell>
          <table:table-cell table:number-columns-repeated="9"/>
        </table:table-row>
        <table:table-row table:style-name="ro1">
          <table:table-cell office:value-type="float" office:value="0.0198223580367955" calcext:value-type="float">
            <text:p>0.019822358</text:p>
          </table:table-cell>
          <table:table-cell table:number-columns-repeated="9"/>
        </table:table-row>
        <table:table-row table:style-name="ro1">
          <table:table-cell office:value-type="float" office:value="0.0202835521309428" calcext:value-type="float">
            <text:p>0.0202835521</text:p>
          </table:table-cell>
          <table:table-cell table:number-columns-repeated="9"/>
        </table:table-row>
        <table:table-row table:style-name="ro1">
          <table:table-cell office:value-type="float" office:value="0.0217155097319781" calcext:value-type="float">
            <text:p>0.0217155097</text:p>
          </table:table-cell>
          <table:table-cell table:number-columns-repeated="9"/>
        </table:table-row>
        <table:table-row table:style-name="ro1">
          <table:table-cell office:value-type="float" office:value="0.0199527535938873" calcext:value-type="float">
            <text:p>0.0199527536</text:p>
          </table:table-cell>
          <table:table-cell table:number-columns-repeated="9"/>
        </table:table-row>
        <table:table-row table:style-name="ro1">
          <table:table-cell office:value-type="float" office:value="0.0189818868441756" calcext:value-type="float">
            <text:p>0.0189818868</text:p>
          </table:table-cell>
          <table:table-cell table:number-columns-repeated="9"/>
        </table:table-row>
        <table:table-row table:style-name="ro1">
          <table:table-cell office:value-type="float" office:value="0.0187480673909393" calcext:value-type="float">
            <text:p>0.0187480674</text:p>
          </table:table-cell>
          <table:table-cell table:number-columns-repeated="9"/>
        </table:table-row>
        <table:table-row table:style-name="ro1">
          <table:table-cell office:value-type="float" office:value="0.0190429354800679" calcext:value-type="float">
            <text:p>0.0190429355</text:p>
          </table:table-cell>
          <table:table-cell table:number-columns-repeated="9"/>
        </table:table-row>
        <table:table-row table:style-name="ro1">
          <table:table-cell office:value-type="float" office:value="0.0184677336800889" calcext:value-type="float">
            <text:p>0.0184677337</text:p>
          </table:table-cell>
          <table:table-cell table:number-columns-repeated="9"/>
        </table:table-row>
        <table:table-row table:style-name="ro1">
          <table:table-cell office:value-type="float" office:value="0.0179313623380414" calcext:value-type="float">
            <text:p>0.0179313623</text:p>
          </table:table-cell>
          <table:table-cell table:number-columns-repeated="9"/>
        </table:table-row>
        <table:table-row table:style-name="ro1">
          <table:table-cell office:value-type="float" office:value="0.0174918420896215" calcext:value-type="float">
            <text:p>0.0174918421</text:p>
          </table:table-cell>
          <table:table-cell table:number-columns-repeated="9"/>
        </table:table-row>
        <table:table-row table:style-name="ro1">
          <table:table-cell office:value-type="float" office:value="0.0186035016339036" calcext:value-type="float">
            <text:p>0.0186035016</text:p>
          </table:table-cell>
          <table:table-cell table:number-columns-repeated="9"/>
        </table:table-row>
        <table:table-row table:style-name="ro1">
          <table:table-cell office:value-type="float" office:value="0.0177567177800508" calcext:value-type="float">
            <text:p>0.0177567178</text:p>
          </table:table-cell>
          <table:table-cell table:number-columns-repeated="9"/>
        </table:table-row>
        <table:table-row table:style-name="ro1">
          <table:table-cell office:value-type="float" office:value="0.0181138817695198" calcext:value-type="float">
            <text:p>0.0181138818</text:p>
          </table:table-cell>
          <table:table-cell table:number-columns-repeated="9"/>
        </table:table-row>
        <table:table-row table:style-name="ro1">
          <table:table-cell office:value-type="float" office:value="0.0165447341923322" calcext:value-type="float">
            <text:p>0.0165447342</text:p>
          </table:table-cell>
          <table:table-cell table:number-columns-repeated="9"/>
        </table:table-row>
        <table:table-row table:style-name="ro1">
          <table:table-cell office:value-type="float" office:value="0.0167285174559821" calcext:value-type="float">
            <text:p>0.0167285175</text:p>
          </table:table-cell>
          <table:table-cell table:number-columns-repeated="9"/>
        </table:table-row>
        <table:table-row table:style-name="ro1">
          <table:table-cell office:value-type="float" office:value="0.0171098577523291" calcext:value-type="float">
            <text:p>0.0171098578</text:p>
          </table:table-cell>
          <table:table-cell table:number-columns-repeated="9"/>
        </table:table-row>
        <table:table-row table:style-name="ro1">
          <table:table-cell office:value-type="float" office:value="0.0159053858722822" calcext:value-type="float">
            <text:p>0.0159053859</text:p>
          </table:table-cell>
          <table:table-cell table:number-columns-repeated="9"/>
        </table:table-row>
        <table:table-row table:style-name="ro1">
          <table:table-cell office:value-type="float" office:value="0.0159381593075047" calcext:value-type="float">
            <text:p>0.0159381593</text:p>
          </table:table-cell>
          <table:table-cell table:number-columns-repeated="9"/>
        </table:table-row>
        <table:table-row table:style-name="ro1">
          <table:table-cell office:value-type="float" office:value="0.0174506729187766" calcext:value-type="float">
            <text:p>0.0174506729</text:p>
          </table:table-cell>
          <table:table-cell table:number-columns-repeated="9"/>
        </table:table-row>
        <table:table-row table:style-name="ro1">
          <table:table-cell office:value-type="float" office:value="0.0179547710172433" calcext:value-type="float">
            <text:p>0.017954771</text:p>
          </table:table-cell>
          <table:table-cell table:number-columns-repeated="9"/>
        </table:table-row>
        <table:table-row table:style-name="ro1">
          <table:table-cell office:value-type="float" office:value="0.0181273066860853" calcext:value-type="float">
            <text:p>0.0181273067</text:p>
          </table:table-cell>
          <table:table-cell table:number-columns-repeated="9"/>
        </table:table-row>
        <table:table-row table:style-name="ro1">
          <table:table-cell office:value-type="float" office:value="0.0171803734262513" calcext:value-type="float">
            <text:p>0.0171803734</text:p>
          </table:table-cell>
          <table:table-cell table:number-columns-repeated="9"/>
        </table:table-row>
        <table:table-row table:style-name="ro1">
          <table:table-cell office:value-type="float" office:value="0.0169732612198352" calcext:value-type="float">
            <text:p>0.0169732612</text:p>
          </table:table-cell>
          <table:table-cell table:number-columns-repeated="9"/>
        </table:table-row>
        <table:table-row table:style-name="ro1">
          <table:table-cell office:value-type="float" office:value="0.0154602493954202" calcext:value-type="float">
            <text:p>0.0154602494</text:p>
          </table:table-cell>
          <table:table-cell table:number-columns-repeated="9"/>
        </table:table-row>
        <table:table-row table:style-name="ro1">
          <table:table-cell office:value-type="float" office:value="0.0137653605826881" calcext:value-type="float">
            <text:p>0.0137653606</text:p>
          </table:table-cell>
          <table:table-cell table:number-columns-repeated="9"/>
        </table:table-row>
        <table:table-row table:style-name="ro1">
          <table:table-cell office:value-type="float" office:value="0.0136356829445979" calcext:value-type="float">
            <text:p>0.0136356829</text:p>
          </table:table-cell>
          <table:table-cell table:number-columns-repeated="9"/>
        </table:table-row>
        <table:table-row table:style-name="ro1">
          <table:table-cell office:value-type="float" office:value="0.0144513485873353" calcext:value-type="float">
            <text:p>0.0144513486</text:p>
          </table:table-cell>
          <table:table-cell table:number-columns-repeated="9"/>
        </table:table-row>
        <table:table-row table:style-name="ro1">
          <table:table-cell office:value-type="float" office:value="0.0135122512112011" calcext:value-type="float">
            <text:p>0.0135122512</text:p>
          </table:table-cell>
          <table:table-cell table:number-columns-repeated="9"/>
        </table:table-row>
        <table:table-row table:style-name="ro1">
          <table:table-cell office:value-type="float" office:value="0.0139493248643619" calcext:value-type="float">
            <text:p>0.0139493249</text:p>
          </table:table-cell>
          <table:table-cell table:number-columns-repeated="9"/>
        </table:table-row>
        <table:table-row table:style-name="ro1">
          <table:table-cell office:value-type="float" office:value="0.0142517739150507" calcext:value-type="float">
            <text:p>0.0142517739</text:p>
          </table:table-cell>
          <table:table-cell table:number-columns-repeated="9"/>
        </table:table-row>
        <table:table-row table:style-name="ro1">
          <table:table-cell office:value-type="float" office:value="0.0172387758817539" calcext:value-type="float">
            <text:p>0.0172387759</text:p>
          </table:table-cell>
          <table:table-cell table:number-columns-repeated="9"/>
        </table:table-row>
        <table:table-row table:style-name="ro1">
          <table:table-cell office:value-type="float" office:value="0.0172433302670993" calcext:value-type="float">
            <text:p>0.0172433303</text:p>
          </table:table-cell>
          <table:table-cell table:number-columns-repeated="9"/>
        </table:table-row>
        <table:table-row table:style-name="ro1">
          <table:table-cell office:value-type="float" office:value="0.0172020409217725" calcext:value-type="float">
            <text:p>0.0172020409</text:p>
          </table:table-cell>
          <table:table-cell table:number-columns-repeated="9"/>
        </table:table-row>
        <table:table-row table:style-name="ro1">
          <table:table-cell office:value-type="float" office:value="0.0169526930455392" calcext:value-type="float">
            <text:p>0.016952693</text:p>
          </table:table-cell>
          <table:table-cell table:number-columns-repeated="9"/>
        </table:table-row>
        <table:table-row table:style-name="ro1">
          <table:table-cell office:value-type="float" office:value="0.018093425413115" calcext:value-type="float">
            <text:p>0.0180934254</text:p>
          </table:table-cell>
          <table:table-cell table:number-columns-repeated="9"/>
        </table:table-row>
        <table:table-row table:style-name="ro1">
          <table:table-cell office:value-type="float" office:value="0.0189453211031306" calcext:value-type="float">
            <text:p>0.0189453211</text:p>
          </table:table-cell>
          <table:table-cell table:number-columns-repeated="9"/>
        </table:table-row>
        <table:table-row table:style-name="ro1">
          <table:table-cell office:value-type="float" office:value="0.0196541641871677" calcext:value-type="float">
            <text:p>0.0196541642</text:p>
          </table:table-cell>
          <table:table-cell table:number-columns-repeated="9"/>
        </table:table-row>
        <table:table-row table:style-name="ro1">
          <table:table-cell office:value-type="float" office:value="0.0192474433700909" calcext:value-type="float">
            <text:p>0.0192474434</text:p>
          </table:table-cell>
          <table:table-cell table:number-columns-repeated="9"/>
        </table:table-row>
        <table:table-row table:style-name="ro1">
          <table:table-cell office:value-type="float" office:value="0.0206347028121174" calcext:value-type="float">
            <text:p>0.0206347028</text:p>
          </table:table-cell>
          <table:table-cell table:number-columns-repeated="9"/>
        </table:table-row>
        <table:table-row table:style-name="ro1">
          <table:table-cell office:value-type="float" office:value="0.0209324569672679" calcext:value-type="float">
            <text:p>0.020932457</text:p>
          </table:table-cell>
          <table:table-cell table:number-columns-repeated="9"/>
        </table:table-row>
        <table:table-row table:style-name="ro1">
          <table:table-cell office:value-type="float" office:value="0.0227496077372955" calcext:value-type="float">
            <text:p>0.0227496077</text:p>
          </table:table-cell>
          <table:table-cell table:number-columns-repeated="9"/>
        </table:table-row>
        <table:table-row table:style-name="ro1">
          <table:table-cell office:value-type="float" office:value="0.0257452089683498" calcext:value-type="float">
            <text:p>0.025745209</text:p>
          </table:table-cell>
          <table:table-cell table:number-columns-repeated="9"/>
        </table:table-row>
        <table:table-row table:style-name="ro1">
          <table:table-cell office:value-type="float" office:value="0.0252890289414497" calcext:value-type="float">
            <text:p>0.0252890289</text:p>
          </table:table-cell>
          <table:table-cell table:number-columns-repeated="9"/>
        </table:table-row>
        <table:table-row table:style-name="ro1">
          <table:table-cell office:value-type="float" office:value="0.0250184204269401" calcext:value-type="float">
            <text:p>0.0250184204</text:p>
          </table:table-cell>
          <table:table-cell table:number-columns-repeated="9"/>
        </table:table-row>
        <table:table-row table:style-name="ro1">
          <table:table-cell office:value-type="float" office:value="0.023773928121346" calcext:value-type="float">
            <text:p>0.0237739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739" calcext:value-type="float">
            <text:p>273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56" calcext:value-type="float">
            <text:p>305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121" calcext:value-type="float">
            <text:p>312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105" calcext:value-type="float">
            <text:p>310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993" calcext:value-type="float">
            <text:p>299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38" calcext:value-type="float">
            <text:p>303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float" office:value="0.882099999999992" calcext:value-type="float">
            <text:p>0.88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987" calcext:value-type="float">
            <text:p>298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845196315310894" calcext:value-type="float">
            <text:p>0.0845196315</text:p>
          </table:table-cell>
          <table:table-cell table:number-columns-repeated="9"/>
        </table:table-row>
        <table:table-row table:style-name="ro1">
          <table:table-cell office:value-type="float" office:value="0.0972565436232323" calcext:value-type="float">
            <text:p>0.0972565436</text:p>
          </table:table-cell>
          <table:table-cell table:number-columns-repeated="9"/>
        </table:table-row>
        <table:table-row table:style-name="ro1">
          <table:table-cell office:value-type="float" office:value="0.0732790341375232" calcext:value-type="float">
            <text:p>0.0732790341</text:p>
          </table:table-cell>
          <table:table-cell table:number-columns-repeated="9"/>
        </table:table-row>
        <table:table-row table:style-name="ro1">
          <table:table-cell office:value-type="float" office:value="0.0563490912651457" calcext:value-type="float">
            <text:p>0.0563490913</text:p>
          </table:table-cell>
          <table:table-cell table:number-columns-repeated="9"/>
        </table:table-row>
        <table:table-row table:style-name="ro1">
          <table:table-cell office:value-type="float" office:value="0.0464817583792489" calcext:value-type="float">
            <text:p>0.0464817584</text:p>
          </table:table-cell>
          <table:table-cell table:number-columns-repeated="9"/>
        </table:table-row>
        <table:table-row table:style-name="ro1">
          <table:table-cell office:value-type="float" office:value="0.0532447943004388" calcext:value-type="float">
            <text:p>0.0532447943</text:p>
          </table:table-cell>
          <table:table-cell table:number-columns-repeated="9"/>
        </table:table-row>
        <table:table-row table:style-name="ro1">
          <table:table-cell office:value-type="float" office:value="0.0532053104659989" calcext:value-type="float">
            <text:p>0.0532053105</text:p>
          </table:table-cell>
          <table:table-cell table:number-columns-repeated="9"/>
        </table:table-row>
        <table:table-row table:style-name="ro1">
          <table:table-cell office:value-type="float" office:value="0.0510081554299161" calcext:value-type="float">
            <text:p>0.0510081554</text:p>
          </table:table-cell>
          <table:table-cell table:number-columns-repeated="9"/>
        </table:table-row>
        <table:table-row table:style-name="ro1">
          <table:table-cell office:value-type="float" office:value="0.0388458087973217" calcext:value-type="float">
            <text:p>0.0388458088</text:p>
          </table:table-cell>
          <table:table-cell table:number-columns-repeated="9"/>
        </table:table-row>
        <table:table-row table:style-name="ro1">
          <table:table-cell office:value-type="float" office:value="0.029014229746015" calcext:value-type="float">
            <text:p>0.0290142297</text:p>
          </table:table-cell>
          <table:table-cell table:number-columns-repeated="9"/>
        </table:table-row>
        <table:table-row table:style-name="ro1">
          <table:table-cell office:value-type="float" office:value="0.0295069225386377" calcext:value-type="float">
            <text:p>0.0295069225</text:p>
          </table:table-cell>
          <table:table-cell table:number-columns-repeated="9"/>
        </table:table-row>
        <table:table-row table:style-name="ro1">
          <table:table-cell office:value-type="float" office:value="0.0221427148701047" calcext:value-type="float">
            <text:p>0.0221427149</text:p>
          </table:table-cell>
          <table:table-cell table:number-columns-repeated="9"/>
        </table:table-row>
        <table:table-row table:style-name="ro1">
          <table:table-cell office:value-type="float" office:value="0.0178373795217687" calcext:value-type="float">
            <text:p>0.0178373795</text:p>
          </table:table-cell>
          <table:table-cell table:number-columns-repeated="9"/>
        </table:table-row>
        <table:table-row table:style-name="ro1">
          <table:table-cell office:value-type="float" office:value="0.0185240892818738" calcext:value-type="float">
            <text:p>0.0185240893</text:p>
          </table:table-cell>
          <table:table-cell table:number-columns-repeated="9"/>
        </table:table-row>
        <table:table-row table:style-name="ro1">
          <table:table-cell office:value-type="float" office:value="0.0136893013831165" calcext:value-type="float">
            <text:p>0.0136893014</text:p>
          </table:table-cell>
          <table:table-cell table:number-columns-repeated="9"/>
        </table:table-row>
        <table:table-row table:style-name="ro1">
          <table:table-cell office:value-type="float" office:value="0.0126118021969384" calcext:value-type="float">
            <text:p>0.0126118022</text:p>
          </table:table-cell>
          <table:table-cell table:number-columns-repeated="9"/>
        </table:table-row>
        <table:table-row table:style-name="ro1">
          <table:table-cell office:value-type="float" office:value="0.0126568106344268" calcext:value-type="float">
            <text:p>0.0126568106</text:p>
          </table:table-cell>
          <table:table-cell table:number-columns-repeated="9"/>
        </table:table-row>
        <table:table-row table:style-name="ro1">
          <table:table-cell office:value-type="float" office:value="0.0100598217018873" calcext:value-type="float">
            <text:p>0.0100598217</text:p>
          </table:table-cell>
          <table:table-cell table:number-columns-repeated="9"/>
        </table:table-row>
        <table:table-row table:style-name="ro1">
          <table:table-cell office:value-type="float" office:value="0.00883787791116315" calcext:value-type="float">
            <text:p>0.0088378779</text:p>
          </table:table-cell>
          <table:table-cell table:number-columns-repeated="9"/>
        </table:table-row>
        <table:table-row table:style-name="ro1">
          <table:table-cell office:value-type="float" office:value="0.00848757741659194" calcext:value-type="float">
            <text:p>0.0084875774</text:p>
          </table:table-cell>
          <table:table-cell table:number-columns-repeated="9"/>
        </table:table-row>
        <table:table-row table:style-name="ro1">
          <table:table-cell office:value-type="float" office:value="0.00737735053859286" calcext:value-type="float">
            <text:p>0.0073773505</text:p>
          </table:table-cell>
          <table:table-cell table:number-columns-repeated="9"/>
        </table:table-row>
        <table:table-row table:style-name="ro1">
          <table:table-cell office:value-type="float" office:value="0.00817604870770834" calcext:value-type="float">
            <text:p>0.0081760487</text:p>
          </table:table-cell>
          <table:table-cell table:number-columns-repeated="9"/>
        </table:table-row>
        <table:table-row table:style-name="ro1">
          <table:table-cell office:value-type="float" office:value="0.00815482352307588" calcext:value-type="float">
            <text:p>0.0081548235</text:p>
          </table:table-cell>
          <table:table-cell table:number-columns-repeated="9"/>
        </table:table-row>
        <table:table-row table:style-name="ro1">
          <table:table-cell office:value-type="float" office:value="0.00720080967264757" calcext:value-type="float">
            <text:p>0.0072008097</text:p>
          </table:table-cell>
          <table:table-cell table:number-columns-repeated="9"/>
        </table:table-row>
        <table:table-row table:style-name="ro1">
          <table:table-cell office:value-type="float" office:value="0.00831442213512901" calcext:value-type="float">
            <text:p>0.0083144221</text:p>
          </table:table-cell>
          <table:table-cell table:number-columns-repeated="9"/>
        </table:table-row>
        <table:table-row table:style-name="ro1">
          <table:table-cell office:value-type="float" office:value="0.00848357772190572" calcext:value-type="float">
            <text:p>0.0084835777</text:p>
          </table:table-cell>
          <table:table-cell table:number-columns-repeated="9"/>
        </table:table-row>
        <table:table-row table:style-name="ro1">
          <table:table-cell office:value-type="float" office:value="0.00651106921411748" calcext:value-type="float">
            <text:p>0.0065110692</text:p>
          </table:table-cell>
          <table:table-cell table:number-columns-repeated="9"/>
        </table:table-row>
        <table:table-row table:style-name="ro1">
          <table:table-cell office:value-type="float" office:value="0.00679502713660892" calcext:value-type="float">
            <text:p>0.0067950271</text:p>
          </table:table-cell>
          <table:table-cell table:number-columns-repeated="9"/>
        </table:table-row>
        <table:table-row table:style-name="ro1">
          <table:table-cell office:value-type="float" office:value="0.00557683564704168" calcext:value-type="float">
            <text:p>0.0055768356</text:p>
          </table:table-cell>
          <table:table-cell table:number-columns-repeated="9"/>
        </table:table-row>
        <table:table-row table:style-name="ro1">
          <table:table-cell office:value-type="float" office:value="0.00617556333199139" calcext:value-type="float">
            <text:p>0.0061755633</text:p>
          </table:table-cell>
          <table:table-cell table:number-columns-repeated="9"/>
        </table:table-row>
        <table:table-row table:style-name="ro1">
          <table:table-cell office:value-type="float" office:value="0.00546287288134296" calcext:value-type="float">
            <text:p>0.0054628729</text:p>
          </table:table-cell>
          <table:table-cell table:number-columns-repeated="9"/>
        </table:table-row>
        <table:table-row table:style-name="ro1">
          <table:table-cell office:value-type="float" office:value="0.00513357460073079" calcext:value-type="float">
            <text:p>0.0051335746</text:p>
          </table:table-cell>
          <table:table-cell table:number-columns-repeated="9"/>
        </table:table-row>
        <table:table-row table:style-name="ro1">
          <table:table-cell office:value-type="float" office:value="0.00528041906162806" calcext:value-type="float">
            <text:p>0.0052804191</text:p>
          </table:table-cell>
          <table:table-cell table:number-columns-repeated="9"/>
        </table:table-row>
        <table:table-row table:style-name="ro1">
          <table:table-cell office:value-type="float" office:value="0.00564782472913809" calcext:value-type="float">
            <text:p>0.0056478247</text:p>
          </table:table-cell>
          <table:table-cell table:number-columns-repeated="9"/>
        </table:table-row>
        <table:table-row table:style-name="ro1">
          <table:table-cell office:value-type="float" office:value="0.00515145001873163" calcext:value-type="float">
            <text:p>0.00515145</text:p>
          </table:table-cell>
          <table:table-cell table:number-columns-repeated="9"/>
        </table:table-row>
        <table:table-row table:style-name="ro1">
          <table:table-cell office:value-type="float" office:value="0.00519318935707274" calcext:value-type="float">
            <text:p>0.0051931894</text:p>
          </table:table-cell>
          <table:table-cell table:number-columns-repeated="9"/>
        </table:table-row>
        <table:table-row table:style-name="ro1">
          <table:table-cell office:value-type="float" office:value="0.00533258621560964" calcext:value-type="float">
            <text:p>0.0053325862</text:p>
          </table:table-cell>
          <table:table-cell table:number-columns-repeated="9"/>
        </table:table-row>
        <table:table-row table:style-name="ro1">
          <table:table-cell office:value-type="float" office:value="0.00596390738805807" calcext:value-type="float">
            <text:p>0.0059639074</text:p>
          </table:table-cell>
          <table:table-cell table:number-columns-repeated="9"/>
        </table:table-row>
        <table:table-row table:style-name="ro1">
          <table:table-cell office:value-type="float" office:value="0.00610995739876163" calcext:value-type="float">
            <text:p>0.0061099574</text:p>
          </table:table-cell>
          <table:table-cell table:number-columns-repeated="9"/>
        </table:table-row>
        <table:table-row table:style-name="ro1">
          <table:table-cell office:value-type="float" office:value="0.00560410767588053" calcext:value-type="float">
            <text:p>0.0056041077</text:p>
          </table:table-cell>
          <table:table-cell table:number-columns-repeated="9"/>
        </table:table-row>
        <table:table-row table:style-name="ro1">
          <table:table-cell office:value-type="float" office:value="0.00628538662364709" calcext:value-type="float">
            <text:p>0.0062853866</text:p>
          </table:table-cell>
          <table:table-cell table:number-columns-repeated="9"/>
        </table:table-row>
        <table:table-row table:style-name="ro1">
          <table:table-cell office:value-type="float" office:value="0.00571337150123445" calcext:value-type="float">
            <text:p>0.0057133715</text:p>
          </table:table-cell>
          <table:table-cell table:number-columns-repeated="9"/>
        </table:table-row>
        <table:table-row table:style-name="ro1">
          <table:table-cell office:value-type="float" office:value="0.0054608297645774" calcext:value-type="float">
            <text:p>0.0054608298</text:p>
          </table:table-cell>
          <table:table-cell table:number-columns-repeated="9"/>
        </table:table-row>
        <table:table-row table:style-name="ro1">
          <table:table-cell office:value-type="float" office:value="0.00493787600866771" calcext:value-type="float">
            <text:p>0.004937876</text:p>
          </table:table-cell>
          <table:table-cell table:number-columns-repeated="9"/>
        </table:table-row>
        <table:table-row table:style-name="ro1">
          <table:table-cell office:value-type="float" office:value="0.00548571889627804" calcext:value-type="float">
            <text:p>0.0054857189</text:p>
          </table:table-cell>
          <table:table-cell table:number-columns-repeated="9"/>
        </table:table-row>
        <table:table-row table:style-name="ro1">
          <table:table-cell office:value-type="float" office:value="0.00486512519433939" calcext:value-type="float">
            <text:p>0.0048651252</text:p>
          </table:table-cell>
          <table:table-cell table:number-columns-repeated="9"/>
        </table:table-row>
        <table:table-row table:style-name="ro1">
          <table:table-cell office:value-type="float" office:value="0.00444395628803023" calcext:value-type="float">
            <text:p>0.0044439563</text:p>
          </table:table-cell>
          <table:table-cell table:number-columns-repeated="9"/>
        </table:table-row>
        <table:table-row table:style-name="ro1">
          <table:table-cell office:value-type="float" office:value="0.00474009601899914" calcext:value-type="float">
            <text:p>0.004740096</text:p>
          </table:table-cell>
          <table:table-cell table:number-columns-repeated="9"/>
        </table:table-row>
        <table:table-row table:style-name="ro1">
          <table:table-cell office:value-type="float" office:value="0.00445415576311157" calcext:value-type="float">
            <text:p>0.0044541558</text:p>
          </table:table-cell>
          <table:table-cell table:number-columns-repeated="9"/>
        </table:table-row>
        <table:table-row table:style-name="ro1">
          <table:table-cell office:value-type="float" office:value="0.00420543034126745" calcext:value-type="float">
            <text:p>0.0042054303</text:p>
          </table:table-cell>
          <table:table-cell table:number-columns-repeated="9"/>
        </table:table-row>
        <table:table-row table:style-name="ro1">
          <table:table-cell office:value-type="float" office:value="0.00408868660033413" calcext:value-type="float">
            <text:p>0.0040886866</text:p>
          </table:table-cell>
          <table:table-cell table:number-columns-repeated="9"/>
        </table:table-row>
        <table:table-row table:style-name="ro1">
          <table:table-cell office:value-type="float" office:value="0.00375650149529989" calcext:value-type="float">
            <text:p>0.0037565015</text:p>
          </table:table-cell>
          <table:table-cell table:number-columns-repeated="9"/>
        </table:table-row>
        <table:table-row table:style-name="ro1">
          <table:table-cell office:value-type="float" office:value="0.00409150197444497" calcext:value-type="float">
            <text:p>0.004091502</text:p>
          </table:table-cell>
          <table:table-cell table:number-columns-repeated="9"/>
        </table:table-row>
        <table:table-row table:style-name="ro1">
          <table:table-cell office:value-type="float" office:value="0.00381040399258363" calcext:value-type="float">
            <text:p>0.003810404</text:p>
          </table:table-cell>
          <table:table-cell table:number-columns-repeated="9"/>
        </table:table-row>
        <table:table-row table:style-name="ro1">
          <table:table-cell office:value-type="float" office:value="0.00370005096039077" calcext:value-type="float">
            <text:p>0.003700051</text:p>
          </table:table-cell>
          <table:table-cell table:number-columns-repeated="9"/>
        </table:table-row>
        <table:table-row table:style-name="ro1">
          <table:table-cell office:value-type="float" office:value="0.00428952766496552" calcext:value-type="float">
            <text:p>0.0042895277</text:p>
          </table:table-cell>
          <table:table-cell table:number-columns-repeated="9"/>
        </table:table-row>
        <table:table-row table:style-name="ro1">
          <table:table-cell office:value-type="float" office:value="0.00410630688289842" calcext:value-type="float">
            <text:p>0.0041063069</text:p>
          </table:table-cell>
          <table:table-cell table:number-columns-repeated="9"/>
        </table:table-row>
        <table:table-row table:style-name="ro1">
          <table:table-cell office:value-type="float" office:value="0.0047613905262324" calcext:value-type="float">
            <text:p>0.0047613905</text:p>
          </table:table-cell>
          <table:table-cell table:number-columns-repeated="9"/>
        </table:table-row>
        <table:table-row table:style-name="ro1">
          <table:table-cell office:value-type="float" office:value="0.00427441653300611" calcext:value-type="float">
            <text:p>0.0042744165</text:p>
          </table:table-cell>
          <table:table-cell table:number-columns-repeated="9"/>
        </table:table-row>
        <table:table-row table:style-name="ro1">
          <table:table-cell office:value-type="float" office:value="0.00546296801157852" calcext:value-type="float">
            <text:p>0.0054629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737" calcext:value-type="float">
            <text:p>273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101860439742622" calcext:value-type="float">
            <text:p>0.1018604397</text:p>
          </table:table-cell>
          <table:table-cell table:number-columns-repeated="9"/>
        </table:table-row>
        <table:table-row table:style-name="ro1">
          <table:table-cell office:value-type="float" office:value="0.0675632876662038" calcext:value-type="float">
            <text:p>0.0675632877</text:p>
          </table:table-cell>
          <table:table-cell table:number-columns-repeated="9"/>
        </table:table-row>
        <table:table-row table:style-name="ro1">
          <table:table-cell office:value-type="float" office:value="0.064026972337521" calcext:value-type="float">
            <text:p>0.0640269723</text:p>
          </table:table-cell>
          <table:table-cell table:number-columns-repeated="9"/>
        </table:table-row>
        <table:table-row table:style-name="ro1">
          <table:table-cell office:value-type="float" office:value="0.0571236994919405" calcext:value-type="float">
            <text:p>0.0571236995</text:p>
          </table:table-cell>
          <table:table-cell table:number-columns-repeated="9"/>
        </table:table-row>
        <table:table-row table:style-name="ro1">
          <table:table-cell office:value-type="float" office:value="0.046878941899374" calcext:value-type="float">
            <text:p>0.0468789419</text:p>
          </table:table-cell>
          <table:table-cell table:number-columns-repeated="9"/>
        </table:table-row>
        <table:table-row table:style-name="ro1">
          <table:table-cell office:value-type="float" office:value="0.0479746067250107" calcext:value-type="float">
            <text:p>0.0479746067</text:p>
          </table:table-cell>
          <table:table-cell table:number-columns-repeated="9"/>
        </table:table-row>
        <table:table-row table:style-name="ro1">
          <table:table-cell office:value-type="float" office:value="0.0507171483012514" calcext:value-type="float">
            <text:p>0.0507171483</text:p>
          </table:table-cell>
          <table:table-cell table:number-columns-repeated="9"/>
        </table:table-row>
        <table:table-row table:style-name="ro1">
          <table:table-cell office:value-type="float" office:value="0.0495757139237939" calcext:value-type="float">
            <text:p>0.0495757139</text:p>
          </table:table-cell>
          <table:table-cell table:number-columns-repeated="9"/>
        </table:table-row>
        <table:table-row table:style-name="ro1">
          <table:table-cell office:value-type="float" office:value="0.0449053371400807" calcext:value-type="float">
            <text:p>0.0449053371</text:p>
          </table:table-cell>
          <table:table-cell table:number-columns-repeated="9"/>
        </table:table-row>
        <table:table-row table:style-name="ro1">
          <table:table-cell office:value-type="float" office:value="0.0324649643972282" calcext:value-type="float">
            <text:p>0.0324649644</text:p>
          </table:table-cell>
          <table:table-cell table:number-columns-repeated="9"/>
        </table:table-row>
        <table:table-row table:style-name="ro1">
          <table:table-cell office:value-type="float" office:value="0.0244313636292574" calcext:value-type="float">
            <text:p>0.0244313636</text:p>
          </table:table-cell>
          <table:table-cell table:number-columns-repeated="9"/>
        </table:table-row>
        <table:table-row table:style-name="ro1">
          <table:table-cell office:value-type="float" office:value="0.0190570548612359" calcext:value-type="float">
            <text:p>0.0190570549</text:p>
          </table:table-cell>
          <table:table-cell table:number-columns-repeated="9"/>
        </table:table-row>
        <table:table-row table:style-name="ro1">
          <table:table-cell office:value-type="float" office:value="0.0161985343881226" calcext:value-type="float">
            <text:p>0.0161985344</text:p>
          </table:table-cell>
          <table:table-cell table:number-columns-repeated="9"/>
        </table:table-row>
        <table:table-row table:style-name="ro1">
          <table:table-cell office:value-type="float" office:value="0.0150413093485527" calcext:value-type="float">
            <text:p>0.0150413093</text:p>
          </table:table-cell>
          <table:table-cell table:number-columns-repeated="9"/>
        </table:table-row>
        <table:table-row table:style-name="ro1">
          <table:table-cell office:value-type="float" office:value="0.0110353925600989" calcext:value-type="float">
            <text:p>0.0110353926</text:p>
          </table:table-cell>
          <table:table-cell table:number-columns-repeated="9"/>
        </table:table-row>
        <table:table-row table:style-name="ro1">
          <table:table-cell office:value-type="float" office:value="0.0125434243895187" calcext:value-type="float">
            <text:p>0.0125434244</text:p>
          </table:table-cell>
          <table:table-cell table:number-columns-repeated="9"/>
        </table:table-row>
        <table:table-row table:style-name="ro1">
          <table:table-cell office:value-type="float" office:value="0.00970852823827063" calcext:value-type="float">
            <text:p>0.0097085282</text:p>
          </table:table-cell>
          <table:table-cell table:number-columns-repeated="9"/>
        </table:table-row>
        <table:table-row table:style-name="ro1">
          <table:table-cell office:value-type="float" office:value="0.00900950232318672" calcext:value-type="float">
            <text:p>0.0090095023</text:p>
          </table:table-cell>
          <table:table-cell table:number-columns-repeated="9"/>
        </table:table-row>
        <table:table-row table:style-name="ro1">
          <table:table-cell office:value-type="float" office:value="0.0095626063889984" calcext:value-type="float">
            <text:p>0.0095626064</text:p>
          </table:table-cell>
          <table:table-cell table:number-columns-repeated="9"/>
        </table:table-row>
        <table:table-row table:style-name="ro1">
          <table:table-cell office:value-type="float" office:value="0.00857388013393118" calcext:value-type="float">
            <text:p>0.0085738801</text:p>
          </table:table-cell>
          <table:table-cell table:number-columns-repeated="9"/>
        </table:table-row>
        <table:table-row table:style-name="ro1">
          <table:table-cell office:value-type="float" office:value="0.00929411652478132" calcext:value-type="float">
            <text:p>0.0092941165</text:p>
          </table:table-cell>
          <table:table-cell table:number-columns-repeated="9"/>
        </table:table-row>
        <table:table-row table:style-name="ro1">
          <table:table-cell office:value-type="float" office:value="0.00949326281057696" calcext:value-type="float">
            <text:p>0.0094932628</text:p>
          </table:table-cell>
          <table:table-cell table:number-columns-repeated="9"/>
        </table:table-row>
        <table:table-row table:style-name="ro1">
          <table:table-cell office:value-type="float" office:value="0.00771425543080834" calcext:value-type="float">
            <text:p>0.0077142554</text:p>
          </table:table-cell>
          <table:table-cell table:number-columns-repeated="9"/>
        </table:table-row>
        <table:table-row table:style-name="ro1">
          <table:table-cell office:value-type="float" office:value="0.00857375019541666" calcext:value-type="float">
            <text:p>0.0085737502</text:p>
          </table:table-cell>
          <table:table-cell table:number-columns-repeated="9"/>
        </table:table-row>
        <table:table-row table:style-name="ro1">
          <table:table-cell office:value-type="float" office:value="0.00774044971960095" calcext:value-type="float">
            <text:p>0.0077404497</text:p>
          </table:table-cell>
          <table:table-cell table:number-columns-repeated="9"/>
        </table:table-row>
        <table:table-row table:style-name="ro1">
          <table:table-cell office:value-type="float" office:value="0.00639494771621692" calcext:value-type="float">
            <text:p>0.0063949477</text:p>
          </table:table-cell>
          <table:table-cell table:number-columns-repeated="9"/>
        </table:table-row>
        <table:table-row table:style-name="ro1">
          <table:table-cell office:value-type="float" office:value="0.0067445302660688" calcext:value-type="float">
            <text:p>0.0067445303</text:p>
          </table:table-cell>
          <table:table-cell table:number-columns-repeated="9"/>
        </table:table-row>
        <table:table-row table:style-name="ro1">
          <table:table-cell office:value-type="float" office:value="0.00746775886102481" calcext:value-type="float">
            <text:p>0.0074677589</text:p>
          </table:table-cell>
          <table:table-cell table:number-columns-repeated="9"/>
        </table:table-row>
        <table:table-row table:style-name="ro1">
          <table:table-cell office:value-type="float" office:value="0.00781860840229925" calcext:value-type="float">
            <text:p>0.0078186084</text:p>
          </table:table-cell>
          <table:table-cell table:number-columns-repeated="9"/>
        </table:table-row>
        <table:table-row table:style-name="ro1">
          <table:table-cell office:value-type="float" office:value="0.00771102220791459" calcext:value-type="float">
            <text:p>0.0077110222</text:p>
          </table:table-cell>
          <table:table-cell table:number-columns-repeated="9"/>
        </table:table-row>
        <table:table-row table:style-name="ro1">
          <table:table-cell office:value-type="float" office:value="0.00710994619798832" calcext:value-type="float">
            <text:p>0.0071099462</text:p>
          </table:table-cell>
          <table:table-cell table:number-columns-repeated="9"/>
        </table:table-row>
        <table:table-row table:style-name="ro1">
          <table:table-cell office:value-type="float" office:value="0.00627109520827451" calcext:value-type="float">
            <text:p>0.0062710952</text:p>
          </table:table-cell>
          <table:table-cell table:number-columns-repeated="9"/>
        </table:table-row>
        <table:table-row table:style-name="ro1">
          <table:table-cell office:value-type="float" office:value="0.0071238493569949" calcext:value-type="float">
            <text:p>0.0071238494</text:p>
          </table:table-cell>
          <table:table-cell table:number-columns-repeated="9"/>
        </table:table-row>
        <table:table-row table:style-name="ro1">
          <table:table-cell office:value-type="float" office:value="0.00653153250018302" calcext:value-type="float">
            <text:p>0.0065315325</text:p>
          </table:table-cell>
          <table:table-cell table:number-columns-repeated="9"/>
        </table:table-row>
        <table:table-row table:style-name="ro1">
          <table:table-cell office:value-type="float" office:value="0.00623724482233417" calcext:value-type="float">
            <text:p>0.0062372448</text:p>
          </table:table-cell>
          <table:table-cell table:number-columns-repeated="9"/>
        </table:table-row>
        <table:table-row table:style-name="ro1">
          <table:table-cell office:value-type="float" office:value="0.0060617821350552" calcext:value-type="float">
            <text:p>0.0060617821</text:p>
          </table:table-cell>
          <table:table-cell table:number-columns-repeated="9"/>
        </table:table-row>
        <table:table-row table:style-name="ro1">
          <table:table-cell office:value-type="float" office:value="0.00579967827028839" calcext:value-type="float">
            <text:p>0.0057996783</text:p>
          </table:table-cell>
          <table:table-cell table:number-columns-repeated="9"/>
        </table:table-row>
        <table:table-row table:style-name="ro1">
          <table:table-cell office:value-type="float" office:value="0.00558780993953776" calcext:value-type="float">
            <text:p>0.0055878099</text:p>
          </table:table-cell>
          <table:table-cell table:number-columns-repeated="9"/>
        </table:table-row>
        <table:table-row table:style-name="ro1">
          <table:table-cell office:value-type="float" office:value="0.00644032413080164" calcext:value-type="float">
            <text:p>0.0064403241</text:p>
          </table:table-cell>
          <table:table-cell table:number-columns-repeated="9"/>
        </table:table-row>
        <table:table-row table:style-name="ro1">
          <table:table-cell office:value-type="float" office:value="0.00649784688436155" calcext:value-type="float">
            <text:p>0.0064978469</text:p>
          </table:table-cell>
          <table:table-cell table:number-columns-repeated="9"/>
        </table:table-row>
        <table:table-row table:style-name="ro1">
          <table:table-cell office:value-type="float" office:value="0.00595440346129083" calcext:value-type="float">
            <text:p>0.0059544035</text:p>
          </table:table-cell>
          <table:table-cell table:number-columns-repeated="9"/>
        </table:table-row>
        <table:table-row table:style-name="ro1">
          <table:table-cell office:value-type="float" office:value="0.00561500420218847" calcext:value-type="float">
            <text:p>0.0056150042</text:p>
          </table:table-cell>
          <table:table-cell table:number-columns-repeated="9"/>
        </table:table-row>
        <table:table-row table:style-name="ro1">
          <table:table-cell office:value-type="float" office:value="0.00671976796283744" calcext:value-type="float">
            <text:p>0.006719768</text:p>
          </table:table-cell>
          <table:table-cell table:number-columns-repeated="9"/>
        </table:table-row>
        <table:table-row table:style-name="ro1">
          <table:table-cell office:value-type="float" office:value="0.00619192375365135" calcext:value-type="float">
            <text:p>0.0061919238</text:p>
          </table:table-cell>
          <table:table-cell table:number-columns-repeated="9"/>
        </table:table-row>
        <table:table-row table:style-name="ro1">
          <table:table-cell office:value-type="float" office:value="0.00573487782315286" calcext:value-type="float">
            <text:p>0.0057348778</text:p>
          </table:table-cell>
          <table:table-cell table:number-columns-repeated="9"/>
        </table:table-row>
        <table:table-row table:style-name="ro1">
          <table:table-cell office:value-type="float" office:value="0.00648480335916546" calcext:value-type="float">
            <text:p>0.0064848034</text:p>
          </table:table-cell>
          <table:table-cell table:number-columns-repeated="9"/>
        </table:table-row>
        <table:table-row table:style-name="ro1">
          <table:table-cell office:value-type="float" office:value="0.00605275430645228" calcext:value-type="float">
            <text:p>0.0060527543</text:p>
          </table:table-cell>
          <table:table-cell table:number-columns-repeated="9"/>
        </table:table-row>
        <table:table-row table:style-name="ro1">
          <table:table-cell office:value-type="float" office:value="0.00653562840428276" calcext:value-type="float">
            <text:p>0.0065356284</text:p>
          </table:table-cell>
          <table:table-cell table:number-columns-repeated="9"/>
        </table:table-row>
        <table:table-row table:style-name="ro1">
          <table:table-cell office:value-type="float" office:value="0.00583312190312022" calcext:value-type="float">
            <text:p>0.0058331219</text:p>
          </table:table-cell>
          <table:table-cell table:number-columns-repeated="9"/>
        </table:table-row>
        <table:table-row table:style-name="ro1">
          <table:table-cell office:value-type="float" office:value="0.00508242711525912" calcext:value-type="float">
            <text:p>0.0050824271</text:p>
          </table:table-cell>
          <table:table-cell table:number-columns-repeated="9"/>
        </table:table-row>
        <table:table-row table:style-name="ro1">
          <table:table-cell office:value-type="float" office:value="0.00547768623198624" calcext:value-type="float">
            <text:p>0.0054776862</text:p>
          </table:table-cell>
          <table:table-cell table:number-columns-repeated="9"/>
        </table:table-row>
        <table:table-row table:style-name="ro1">
          <table:table-cell office:value-type="float" office:value="0.00597020109195265" calcext:value-type="float">
            <text:p>0.0059702011</text:p>
          </table:table-cell>
          <table:table-cell table:number-columns-repeated="9"/>
        </table:table-row>
        <table:table-row table:style-name="ro1">
          <table:table-cell office:value-type="float" office:value="0.00556643003879366" calcext:value-type="float">
            <text:p>0.00556643</text:p>
          </table:table-cell>
          <table:table-cell table:number-columns-repeated="9"/>
        </table:table-row>
        <table:table-row table:style-name="ro1">
          <table:table-cell office:value-type="float" office:value="0.00538062131622543" calcext:value-type="float">
            <text:p>0.0053806213</text:p>
          </table:table-cell>
          <table:table-cell table:number-columns-repeated="9"/>
        </table:table-row>
        <table:table-row table:style-name="ro1">
          <table:table-cell office:value-type="float" office:value="0.00477224283971113" calcext:value-type="float">
            <text:p>0.0047722428</text:p>
          </table:table-cell>
          <table:table-cell table:number-columns-repeated="9"/>
        </table:table-row>
        <table:table-row table:style-name="ro1">
          <table:table-cell office:value-type="float" office:value="0.00446144039839373" calcext:value-type="float">
            <text:p>0.0044614404</text:p>
          </table:table-cell>
          <table:table-cell table:number-columns-repeated="9"/>
        </table:table-row>
        <table:table-row table:style-name="ro1">
          <table:table-cell office:value-type="float" office:value="0.0049855525444294" calcext:value-type="float">
            <text:p>0.0049855525</text:p>
          </table:table-cell>
          <table:table-cell table:number-columns-repeated="9"/>
        </table:table-row>
        <table:table-row table:style-name="ro1">
          <table:table-cell office:value-type="float" office:value="0.00557429765729058" calcext:value-type="float">
            <text:p>0.0055742977</text:p>
          </table:table-cell>
          <table:table-cell table:number-columns-repeated="9"/>
        </table:table-row>
        <table:table-row table:style-name="ro1">
          <table:table-cell office:value-type="float" office:value="0.00467643865840884" calcext:value-type="float">
            <text:p>0.0046764387</text:p>
          </table:table-cell>
          <table:table-cell table:number-columns-repeated="9"/>
        </table:table-row>
        <table:table-row table:style-name="ro1">
          <table:table-cell office:value-type="float" office:value="0.00457743114693666" calcext:value-type="float">
            <text:p>0.00457743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657" calcext:value-type="float">
            <text:p>265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0.103887426835607" calcext:value-type="float">
            <text:p>0.1038874268</text:p>
          </table:table-cell>
          <table:table-cell table:number-columns-repeated="9"/>
        </table:table-row>
        <table:table-row table:style-name="ro1">
          <table:table-cell office:value-type="float" office:value="0.0701201859296757" calcext:value-type="float">
            <text:p>0.0701201859</text:p>
          </table:table-cell>
          <table:table-cell table:number-columns-repeated="9"/>
        </table:table-row>
        <table:table-row table:style-name="ro1">
          <table:table-cell office:value-type="float" office:value="0.0578007740580061" calcext:value-type="float">
            <text:p>0.0578007741</text:p>
          </table:table-cell>
          <table:table-cell table:number-columns-repeated="9"/>
        </table:table-row>
        <table:table-row table:style-name="ro1">
          <table:table-cell office:value-type="float" office:value="0.0597087214320573" calcext:value-type="float">
            <text:p>0.0597087214</text:p>
          </table:table-cell>
          <table:table-cell table:number-columns-repeated="9"/>
        </table:table-row>
        <table:table-row table:style-name="ro1">
          <table:table-cell office:value-type="float" office:value="0.0498916237323371" calcext:value-type="float">
            <text:p>0.0498916237</text:p>
          </table:table-cell>
          <table:table-cell table:number-columns-repeated="9"/>
        </table:table-row>
        <table:table-row table:style-name="ro1">
          <table:table-cell office:value-type="float" office:value="0.0489095583167776" calcext:value-type="float">
            <text:p>0.0489095583</text:p>
          </table:table-cell>
          <table:table-cell table:number-columns-repeated="9"/>
        </table:table-row>
        <table:table-row table:style-name="ro1">
          <table:table-cell office:value-type="float" office:value="0.0441313863593436" calcext:value-type="float">
            <text:p>0.0441313864</text:p>
          </table:table-cell>
          <table:table-cell table:number-columns-repeated="9"/>
        </table:table-row>
        <table:table-row table:style-name="ro1">
          <table:table-cell office:value-type="float" office:value="0.0449244622254741" calcext:value-type="float">
            <text:p>0.0449244622</text:p>
          </table:table-cell>
          <table:table-cell table:number-columns-repeated="9"/>
        </table:table-row>
        <table:table-row table:style-name="ro1">
          <table:table-cell office:value-type="float" office:value="0.0363925226767246" calcext:value-type="float">
            <text:p>0.0363925227</text:p>
          </table:table-cell>
          <table:table-cell table:number-columns-repeated="9"/>
        </table:table-row>
        <table:table-row table:style-name="ro1">
          <table:table-cell office:value-type="float" office:value="0.0334021956143703" calcext:value-type="float">
            <text:p>0.0334021956</text:p>
          </table:table-cell>
          <table:table-cell table:number-columns-repeated="9"/>
        </table:table-row>
        <table:table-row table:style-name="ro1">
          <table:table-cell office:value-type="float" office:value="0.0286677969933318" calcext:value-type="float">
            <text:p>0.028667797</text:p>
          </table:table-cell>
          <table:table-cell table:number-columns-repeated="9"/>
        </table:table-row>
        <table:table-row table:style-name="ro1">
          <table:table-cell office:value-type="float" office:value="0.02503982349478" calcext:value-type="float">
            <text:p>0.0250398235</text:p>
          </table:table-cell>
          <table:table-cell table:number-columns-repeated="9"/>
        </table:table-row>
        <table:table-row table:style-name="ro1">
          <table:table-cell office:value-type="float" office:value="0.0197478171834045" calcext:value-type="float">
            <text:p>0.0197478172</text:p>
          </table:table-cell>
          <table:table-cell table:number-columns-repeated="9"/>
        </table:table-row>
        <table:table-row table:style-name="ro1">
          <table:table-cell office:value-type="float" office:value="0.01842725322858" calcext:value-type="float">
            <text:p>0.0184272532</text:p>
          </table:table-cell>
          <table:table-cell table:number-columns-repeated="9"/>
        </table:table-row>
        <table:table-row table:style-name="ro1">
          <table:table-cell office:value-type="float" office:value="0.0148523655854682" calcext:value-type="float">
            <text:p>0.0148523656</text:p>
          </table:table-cell>
          <table:table-cell table:number-columns-repeated="9"/>
        </table:table-row>
        <table:table-row table:style-name="ro1">
          <table:table-cell office:value-type="float" office:value="0.0139652737683247" calcext:value-type="float">
            <text:p>0.0139652738</text:p>
          </table:table-cell>
          <table:table-cell table:number-columns-repeated="9"/>
        </table:table-row>
        <table:table-row table:style-name="ro1">
          <table:table-cell office:value-type="float" office:value="0.0141307646350924" calcext:value-type="float">
            <text:p>0.0141307646</text:p>
          </table:table-cell>
          <table:table-cell table:number-columns-repeated="9"/>
        </table:table-row>
        <table:table-row table:style-name="ro1">
          <table:table-cell office:value-type="float" office:value="0.0121219532615" calcext:value-type="float">
            <text:p>0.0121219533</text:p>
          </table:table-cell>
          <table:table-cell table:number-columns-repeated="9"/>
        </table:table-row>
        <table:table-row table:style-name="ro1">
          <table:table-cell office:value-type="float" office:value="0.00953242583189318" calcext:value-type="float">
            <text:p>0.0095324258</text:p>
          </table:table-cell>
          <table:table-cell table:number-columns-repeated="9"/>
        </table:table-row>
        <table:table-row table:style-name="ro1">
          <table:table-cell office:value-type="float" office:value="0.00962120109626413" calcext:value-type="float">
            <text:p>0.0096212011</text:p>
          </table:table-cell>
          <table:table-cell table:number-columns-repeated="9"/>
        </table:table-row>
        <table:table-row table:style-name="ro1">
          <table:table-cell office:value-type="float" office:value="0.0105129133525343" calcext:value-type="float">
            <text:p>0.0105129134</text:p>
          </table:table-cell>
          <table:table-cell table:number-columns-repeated="9"/>
        </table:table-row>
        <table:table-row table:style-name="ro1">
          <table:table-cell office:value-type="float" office:value="0.0100070183426524" calcext:value-type="float">
            <text:p>0.0100070183</text:p>
          </table:table-cell>
          <table:table-cell table:number-columns-repeated="9"/>
        </table:table-row>
        <table:table-row table:style-name="ro1">
          <table:table-cell office:value-type="float" office:value="0.00871986520208745" calcext:value-type="float">
            <text:p>0.0087198652</text:p>
          </table:table-cell>
          <table:table-cell table:number-columns-repeated="9"/>
        </table:table-row>
        <table:table-row table:style-name="ro1">
          <table:table-cell office:value-type="float" office:value="0.00872003405827433" calcext:value-type="float">
            <text:p>0.0087200341</text:p>
          </table:table-cell>
          <table:table-cell table:number-columns-repeated="9"/>
        </table:table-row>
        <table:table-row table:style-name="ro1">
          <table:table-cell office:value-type="float" office:value="0.00801786259446266" calcext:value-type="float">
            <text:p>0.0080178626</text:p>
          </table:table-cell>
          <table:table-cell table:number-columns-repeated="9"/>
        </table:table-row>
        <table:table-row table:style-name="ro1">
          <table:table-cell office:value-type="float" office:value="0.00640595311791642" calcext:value-type="float">
            <text:p>0.0064059531</text:p>
          </table:table-cell>
          <table:table-cell table:number-columns-repeated="9"/>
        </table:table-row>
        <table:table-row table:style-name="ro1">
          <table:table-cell office:value-type="float" office:value="0.00708890316641999" calcext:value-type="float">
            <text:p>0.0070889032</text:p>
          </table:table-cell>
          <table:table-cell table:number-columns-repeated="9"/>
        </table:table-row>
        <table:table-row table:style-name="ro1">
          <table:table-cell office:value-type="float" office:value="0.00636045649582977" calcext:value-type="float">
            <text:p>0.0063604565</text:p>
          </table:table-cell>
          <table:table-cell table:number-columns-repeated="9"/>
        </table:table-row>
        <table:table-row table:style-name="ro1">
          <table:table-cell office:value-type="float" office:value="0.00602520083414409" calcext:value-type="float">
            <text:p>0.0060252008</text:p>
          </table:table-cell>
          <table:table-cell table:number-columns-repeated="9"/>
        </table:table-row>
        <table:table-row table:style-name="ro1">
          <table:table-cell office:value-type="float" office:value="0.00621514084564585" calcext:value-type="float">
            <text:p>0.0062151408</text:p>
          </table:table-cell>
          <table:table-cell table:number-columns-repeated="9"/>
        </table:table-row>
        <table:table-row table:style-name="ro1">
          <table:table-cell office:value-type="float" office:value="0.00567309915930828" calcext:value-type="float">
            <text:p>0.0056730992</text:p>
          </table:table-cell>
          <table:table-cell table:number-columns-repeated="9"/>
        </table:table-row>
        <table:table-row table:style-name="ro1">
          <table:table-cell office:value-type="float" office:value="0.00525703968413766" calcext:value-type="float">
            <text:p>0.0052570397</text:p>
          </table:table-cell>
          <table:table-cell table:number-columns-repeated="9"/>
        </table:table-row>
        <table:table-row table:style-name="ro1">
          <table:table-cell office:value-type="float" office:value="0.00561876830173691" calcext:value-type="float">
            <text:p>0.0056187683</text:p>
          </table:table-cell>
          <table:table-cell table:number-columns-repeated="9"/>
        </table:table-row>
        <table:table-row table:style-name="ro1">
          <table:table-cell office:value-type="float" office:value="0.00530015765166972" calcext:value-type="float">
            <text:p>0.0053001577</text:p>
          </table:table-cell>
          <table:table-cell table:number-columns-repeated="9"/>
        </table:table-row>
        <table:table-row table:style-name="ro1">
          <table:table-cell office:value-type="float" office:value="0.00574699084191529" calcext:value-type="float">
            <text:p>0.0057469908</text:p>
          </table:table-cell>
          <table:table-cell table:number-columns-repeated="9"/>
        </table:table-row>
        <table:table-row table:style-name="ro1">
          <table:table-cell office:value-type="float" office:value="0.00587212700733359" calcext:value-type="float">
            <text:p>0.005872127</text:p>
          </table:table-cell>
          <table:table-cell table:number-columns-repeated="9"/>
        </table:table-row>
        <table:table-row table:style-name="ro1">
          <table:table-cell office:value-type="float" office:value="0.00619692538621639" calcext:value-type="float">
            <text:p>0.0061969254</text:p>
          </table:table-cell>
          <table:table-cell table:number-columns-repeated="9"/>
        </table:table-row>
        <table:table-row table:style-name="ro1">
          <table:table-cell office:value-type="float" office:value="0.00571786451538773" calcext:value-type="float">
            <text:p>0.0057178645</text:p>
          </table:table-cell>
          <table:table-cell table:number-columns-repeated="9"/>
        </table:table-row>
        <table:table-row table:style-name="ro1">
          <table:table-cell office:value-type="float" office:value="0.00583941747629588" calcext:value-type="float">
            <text:p>0.0058394175</text:p>
          </table:table-cell>
          <table:table-cell table:number-columns-repeated="9"/>
        </table:table-row>
        <table:table-row table:style-name="ro1">
          <table:table-cell office:value-type="float" office:value="0.00595014344506227" calcext:value-type="float">
            <text:p>0.0059501434</text:p>
          </table:table-cell>
          <table:table-cell table:number-columns-repeated="9"/>
        </table:table-row>
        <table:table-row table:style-name="ro1">
          <table:table-cell office:value-type="float" office:value="0.00484829416641877" calcext:value-type="float">
            <text:p>0.0048482942</text:p>
          </table:table-cell>
          <table:table-cell table:number-columns-repeated="9"/>
        </table:table-row>
        <table:table-row table:style-name="ro1">
          <table:table-cell office:value-type="float" office:value="0.00648944219691501" calcext:value-type="float">
            <text:p>0.0064894422</text:p>
          </table:table-cell>
          <table:table-cell table:number-columns-repeated="9"/>
        </table:table-row>
        <table:table-row table:style-name="ro1">
          <table:table-cell office:value-type="float" office:value="0.00758125662980414" calcext:value-type="float">
            <text:p>0.0075812566</text:p>
          </table:table-cell>
          <table:table-cell table:number-columns-repeated="9"/>
        </table:table-row>
        <table:table-row table:style-name="ro1">
          <table:table-cell office:value-type="float" office:value="0.00652125614136475" calcext:value-type="float">
            <text:p>0.0065212561</text:p>
          </table:table-cell>
          <table:table-cell table:number-columns-repeated="9"/>
        </table:table-row>
        <table:table-row table:style-name="ro1">
          <table:table-cell office:value-type="float" office:value="0.00631224263638011" calcext:value-type="float">
            <text:p>0.0063122426</text:p>
          </table:table-cell>
          <table:table-cell table:number-columns-repeated="9"/>
        </table:table-row>
        <table:table-row table:style-name="ro1">
          <table:table-cell office:value-type="float" office:value="0.00605834748579786" calcext:value-type="float">
            <text:p>0.0060583475</text:p>
          </table:table-cell>
          <table:table-cell table:number-columns-repeated="9"/>
        </table:table-row>
        <table:table-row table:style-name="ro1">
          <table:table-cell office:value-type="float" office:value="0.00629049716304304" calcext:value-type="float">
            <text:p>0.0062904972</text:p>
          </table:table-cell>
          <table:table-cell table:number-columns-repeated="9"/>
        </table:table-row>
        <table:table-row table:style-name="ro1">
          <table:table-cell office:value-type="float" office:value="0.00603012621880995" calcext:value-type="float">
            <text:p>0.0060301262</text:p>
          </table:table-cell>
          <table:table-cell table:number-columns-repeated="9"/>
        </table:table-row>
        <table:table-row table:style-name="ro1">
          <table:table-cell office:value-type="float" office:value="0.00571130648871882" calcext:value-type="float">
            <text:p>0.0057113065</text:p>
          </table:table-cell>
          <table:table-cell table:number-columns-repeated="9"/>
        </table:table-row>
        <table:table-row table:style-name="ro1">
          <table:table-cell office:value-type="float" office:value="0.00594981575002123" calcext:value-type="float">
            <text:p>0.0059498158</text:p>
          </table:table-cell>
          <table:table-cell table:number-columns-repeated="9"/>
        </table:table-row>
        <table:table-row table:style-name="ro1">
          <table:table-cell office:value-type="float" office:value="0.00593079362156143" calcext:value-type="float">
            <text:p>0.0059307936</text:p>
          </table:table-cell>
          <table:table-cell table:number-columns-repeated="9"/>
        </table:table-row>
        <table:table-row table:style-name="ro1">
          <table:table-cell office:value-type="float" office:value="0.00501176989675495" calcext:value-type="float">
            <text:p>0.0050117699</text:p>
          </table:table-cell>
          <table:table-cell table:number-columns-repeated="9"/>
        </table:table-row>
        <table:table-row table:style-name="ro1">
          <table:table-cell office:value-type="float" office:value="0.0048097497964525" calcext:value-type="float">
            <text:p>0.0048097498</text:p>
          </table:table-cell>
          <table:table-cell table:number-columns-repeated="9"/>
        </table:table-row>
        <table:table-row table:style-name="ro1">
          <table:table-cell office:value-type="float" office:value="0.00537811823846862" calcext:value-type="float">
            <text:p>0.0053781182</text:p>
          </table:table-cell>
          <table:table-cell table:number-columns-repeated="9"/>
        </table:table-row>
        <table:table-row table:style-name="ro1">
          <table:table-cell office:value-type="float" office:value="0.0046177525819571" calcext:value-type="float">
            <text:p>0.0046177526</text:p>
          </table:table-cell>
          <table:table-cell table:number-columns-repeated="9"/>
        </table:table-row>
        <table:table-row table:style-name="ro1">
          <table:table-cell office:value-type="float" office:value="0.00488453656330525" calcext:value-type="float">
            <text:p>0.0048845366</text:p>
          </table:table-cell>
          <table:table-cell table:number-columns-repeated="9"/>
        </table:table-row>
        <table:table-row table:style-name="ro1">
          <table:table-cell office:value-type="float" office:value="0.00524912691409747" calcext:value-type="float">
            <text:p>0.0052491269</text:p>
          </table:table-cell>
          <table:table-cell table:number-columns-repeated="9"/>
        </table:table-row>
        <table:table-row table:style-name="ro1">
          <table:table-cell office:value-type="float" office:value="0.00475876156975539" calcext:value-type="float">
            <text:p>0.0047587616</text:p>
          </table:table-cell>
          <table:table-cell table:number-columns-repeated="9"/>
        </table:table-row>
        <table:table-row table:style-name="ro1">
          <table:table-cell office:value-type="float" office:value="0.00449304763170224" calcext:value-type="float">
            <text:p>0.0044930476</text:p>
          </table:table-cell>
          <table:table-cell table:number-columns-repeated="9"/>
        </table:table-row>
        <table:table-row table:style-name="ro1">
          <table:table-cell office:value-type="float" office:value="0.00435282027844193" calcext:value-type="float">
            <text:p>0.0043528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683" calcext:value-type="float">
            <text:p>268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0873332109635119" calcext:value-type="float">
            <text:p>0.087333211</text:p>
          </table:table-cell>
          <table:table-cell table:number-columns-repeated="9"/>
        </table:table-row>
        <table:table-row table:style-name="ro1">
          <table:table-cell office:value-type="float" office:value="0.0712055455416572" calcext:value-type="float">
            <text:p>0.0712055455</text:p>
          </table:table-cell>
          <table:table-cell table:number-columns-repeated="9"/>
        </table:table-row>
        <table:table-row table:style-name="ro1">
          <table:table-cell office:value-type="float" office:value="0.0525064522936078" calcext:value-type="float">
            <text:p>0.0525064523</text:p>
          </table:table-cell>
          <table:table-cell table:number-columns-repeated="9"/>
        </table:table-row>
        <table:table-row table:style-name="ro1">
          <table:table-cell office:value-type="float" office:value="0.0435950168614083" calcext:value-type="float">
            <text:p>0.0435950169</text:p>
          </table:table-cell>
          <table:table-cell table:number-columns-repeated="9"/>
        </table:table-row>
        <table:table-row table:style-name="ro1">
          <table:table-cell office:value-type="float" office:value="0.0422491097402664" calcext:value-type="float">
            <text:p>0.0422491097</text:p>
          </table:table-cell>
          <table:table-cell table:number-columns-repeated="9"/>
        </table:table-row>
        <table:table-row table:style-name="ro1">
          <table:table-cell office:value-type="float" office:value="0.0405851257809451" calcext:value-type="float">
            <text:p>0.0405851258</text:p>
          </table:table-cell>
          <table:table-cell table:number-columns-repeated="9"/>
        </table:table-row>
        <table:table-row table:style-name="ro1">
          <table:table-cell office:value-type="float" office:value="0.0414793835544617" calcext:value-type="float">
            <text:p>0.0414793836</text:p>
          </table:table-cell>
          <table:table-cell table:number-columns-repeated="9"/>
        </table:table-row>
        <table:table-row table:style-name="ro1">
          <table:table-cell office:value-type="float" office:value="0.0419702220232863" calcext:value-type="float">
            <text:p>0.041970222</text:p>
          </table:table-cell>
          <table:table-cell table:number-columns-repeated="9"/>
        </table:table-row>
        <table:table-row table:style-name="ro1">
          <table:table-cell office:value-type="float" office:value="0.0437262937709696" calcext:value-type="float">
            <text:p>0.0437262938</text:p>
          </table:table-cell>
          <table:table-cell table:number-columns-repeated="9"/>
        </table:table-row>
        <table:table-row table:style-name="ro1">
          <table:table-cell office:value-type="float" office:value="0.0401412529946921" calcext:value-type="float">
            <text:p>0.040141253</text:p>
          </table:table-cell>
          <table:table-cell table:number-columns-repeated="9"/>
        </table:table-row>
        <table:table-row table:style-name="ro1">
          <table:table-cell office:value-type="float" office:value="0.0368040950261864" calcext:value-type="float">
            <text:p>0.036804095</text:p>
          </table:table-cell>
          <table:table-cell table:number-columns-repeated="9"/>
        </table:table-row>
        <table:table-row table:style-name="ro1">
          <table:table-cell office:value-type="float" office:value="0.028575006285148" calcext:value-type="float">
            <text:p>0.0285750063</text:p>
          </table:table-cell>
          <table:table-cell table:number-columns-repeated="9"/>
        </table:table-row>
        <table:table-row table:style-name="ro1">
          <table:table-cell office:value-type="float" office:value="0.0234189605670067" calcext:value-type="float">
            <text:p>0.0234189606</text:p>
          </table:table-cell>
          <table:table-cell table:number-columns-repeated="9"/>
        </table:table-row>
        <table:table-row table:style-name="ro1">
          <table:table-cell office:value-type="float" office:value="0.0191688502280212" calcext:value-type="float">
            <text:p>0.0191688502</text:p>
          </table:table-cell>
          <table:table-cell table:number-columns-repeated="9"/>
        </table:table-row>
        <table:table-row table:style-name="ro1">
          <table:table-cell office:value-type="float" office:value="0.0143848510065267" calcext:value-type="float">
            <text:p>0.014384851</text:p>
          </table:table-cell>
          <table:table-cell table:number-columns-repeated="9"/>
        </table:table-row>
        <table:table-row table:style-name="ro1">
          <table:table-cell office:value-type="float" office:value="0.011745859770554" calcext:value-type="float">
            <text:p>0.0117458598</text:p>
          </table:table-cell>
          <table:table-cell table:number-columns-repeated="9"/>
        </table:table-row>
        <table:table-row table:style-name="ro1">
          <table:table-cell office:value-type="float" office:value="0.0109697447889087" calcext:value-type="float">
            <text:p>0.0109697448</text:p>
          </table:table-cell>
          <table:table-cell table:number-columns-repeated="9"/>
        </table:table-row>
        <table:table-row table:style-name="ro1">
          <table:table-cell office:value-type="float" office:value="0.010612060368962" calcext:value-type="float">
            <text:p>0.0106120604</text:p>
          </table:table-cell>
          <table:table-cell table:number-columns-repeated="9"/>
        </table:table-row>
        <table:table-row table:style-name="ro1">
          <table:table-cell office:value-type="float" office:value="0.0107931272346715" calcext:value-type="float">
            <text:p>0.0107931272</text:p>
          </table:table-cell>
          <table:table-cell table:number-columns-repeated="9"/>
        </table:table-row>
        <table:table-row table:style-name="ro1">
          <table:table-cell office:value-type="float" office:value="0.0114236853125681" calcext:value-type="float">
            <text:p>0.0114236853</text:p>
          </table:table-cell>
          <table:table-cell table:number-columns-repeated="9"/>
        </table:table-row>
        <table:table-row table:style-name="ro1">
          <table:table-cell office:value-type="float" office:value="0.010868481318649" calcext:value-type="float">
            <text:p>0.0108684813</text:p>
          </table:table-cell>
          <table:table-cell table:number-columns-repeated="9"/>
        </table:table-row>
        <table:table-row table:style-name="ro1">
          <table:table-cell office:value-type="float" office:value="0.00883231969889402" calcext:value-type="float">
            <text:p>0.0088323197</text:p>
          </table:table-cell>
          <table:table-cell table:number-columns-repeated="9"/>
        </table:table-row>
        <table:table-row table:style-name="ro1">
          <table:table-cell office:value-type="float" office:value="0.0075574681679931" calcext:value-type="float">
            <text:p>0.0075574682</text:p>
          </table:table-cell>
          <table:table-cell table:number-columns-repeated="9"/>
        </table:table-row>
        <table:table-row table:style-name="ro1">
          <table:table-cell office:value-type="float" office:value="0.00746311295624437" calcext:value-type="float">
            <text:p>0.007463113</text:p>
          </table:table-cell>
          <table:table-cell table:number-columns-repeated="9"/>
        </table:table-row>
        <table:table-row table:style-name="ro1">
          <table:table-cell office:value-type="float" office:value="0.00755563207652232" calcext:value-type="float">
            <text:p>0.0075556321</text:p>
          </table:table-cell>
          <table:table-cell table:number-columns-repeated="9"/>
        </table:table-row>
        <table:table-row table:style-name="ro1">
          <table:table-cell office:value-type="float" office:value="0.00700365059921015" calcext:value-type="float">
            <text:p>0.0070036506</text:p>
          </table:table-cell>
          <table:table-cell table:number-columns-repeated="9"/>
        </table:table-row>
        <table:table-row table:style-name="ro1">
          <table:table-cell office:value-type="float" office:value="0.00537891952155225" calcext:value-type="float">
            <text:p>0.0053789195</text:p>
          </table:table-cell>
          <table:table-cell table:number-columns-repeated="9"/>
        </table:table-row>
        <table:table-row table:style-name="ro1">
          <table:table-cell office:value-type="float" office:value="0.00637930847692855" calcext:value-type="float">
            <text:p>0.0063793085</text:p>
          </table:table-cell>
          <table:table-cell table:number-columns-repeated="9"/>
        </table:table-row>
        <table:table-row table:style-name="ro1">
          <table:table-cell office:value-type="float" office:value="0.005906395847284" calcext:value-type="float">
            <text:p>0.0059063958</text:p>
          </table:table-cell>
          <table:table-cell table:number-columns-repeated="9"/>
        </table:table-row>
        <table:table-row table:style-name="ro1">
          <table:table-cell office:value-type="float" office:value="0.00566563884596606" calcext:value-type="float">
            <text:p>0.0056656388</text:p>
          </table:table-cell>
          <table:table-cell table:number-columns-repeated="9"/>
        </table:table-row>
        <table:table-row table:style-name="ro1">
          <table:table-cell office:value-type="float" office:value="0.005502179819519" calcext:value-type="float">
            <text:p>0.0055021798</text:p>
          </table:table-cell>
          <table:table-cell table:number-columns-repeated="9"/>
        </table:table-row>
        <table:table-row table:style-name="ro1">
          <table:table-cell office:value-type="float" office:value="0.00561656205775544" calcext:value-type="float">
            <text:p>0.0056165621</text:p>
          </table:table-cell>
          <table:table-cell table:number-columns-repeated="9"/>
        </table:table-row>
        <table:table-row table:style-name="ro1">
          <table:table-cell office:value-type="float" office:value="0.00541307586227109" calcext:value-type="float">
            <text:p>0.0054130759</text:p>
          </table:table-cell>
          <table:table-cell table:number-columns-repeated="9"/>
        </table:table-row>
        <table:table-row table:style-name="ro1">
          <table:table-cell office:value-type="float" office:value="0.00556606923932474" calcext:value-type="float">
            <text:p>0.0055660692</text:p>
          </table:table-cell>
          <table:table-cell table:number-columns-repeated="9"/>
        </table:table-row>
        <table:table-row table:style-name="ro1">
          <table:table-cell office:value-type="float" office:value="0.00622896513996046" calcext:value-type="float">
            <text:p>0.0062289651</text:p>
          </table:table-cell>
          <table:table-cell table:number-columns-repeated="9"/>
        </table:table-row>
        <table:table-row table:style-name="ro1">
          <table:table-cell office:value-type="float" office:value="0.00561905524293641" calcext:value-type="float">
            <text:p>0.0056190552</text:p>
          </table:table-cell>
          <table:table-cell table:number-columns-repeated="9"/>
        </table:table-row>
        <table:table-row table:style-name="ro1">
          <table:table-cell office:value-type="float" office:value="0.00541806470627533" calcext:value-type="float">
            <text:p>0.0054180647</text:p>
          </table:table-cell>
          <table:table-cell table:number-columns-repeated="9"/>
        </table:table-row>
        <table:table-row table:style-name="ro1">
          <table:table-cell office:value-type="float" office:value="0.00634817081797524" calcext:value-type="float">
            <text:p>0.0063481708</text:p>
          </table:table-cell>
          <table:table-cell table:number-columns-repeated="9"/>
        </table:table-row>
        <table:table-row table:style-name="ro1">
          <table:table-cell office:value-type="float" office:value="0.00495668591673792" calcext:value-type="float">
            <text:p>0.0049566859</text:p>
          </table:table-cell>
          <table:table-cell table:number-columns-repeated="9"/>
        </table:table-row>
        <table:table-row table:style-name="ro1">
          <table:table-cell office:value-type="float" office:value="0.00495803579363327" calcext:value-type="float">
            <text:p>0.0049580358</text:p>
          </table:table-cell>
          <table:table-cell table:number-columns-repeated="9"/>
        </table:table-row>
        <table:table-row table:style-name="ro1">
          <table:table-cell office:value-type="float" office:value="0.00458341899119482" calcext:value-type="float">
            <text:p>0.004583419</text:p>
          </table:table-cell>
          <table:table-cell table:number-columns-repeated="9"/>
        </table:table-row>
        <table:table-row table:style-name="ro1">
          <table:table-cell office:value-type="float" office:value="0.0048801428845559" calcext:value-type="float">
            <text:p>0.0048801429</text:p>
          </table:table-cell>
          <table:table-cell table:number-columns-repeated="9"/>
        </table:table-row>
        <table:table-row table:style-name="ro1">
          <table:table-cell office:value-type="float" office:value="0.00497869407422048" calcext:value-type="float">
            <text:p>0.0049786941</text:p>
          </table:table-cell>
          <table:table-cell table:number-columns-repeated="9"/>
        </table:table-row>
        <table:table-row table:style-name="ro1">
          <table:table-cell office:value-type="float" office:value="0.00442818305915521" calcext:value-type="float">
            <text:p>0.0044281831</text:p>
          </table:table-cell>
          <table:table-cell table:number-columns-repeated="9"/>
        </table:table-row>
        <table:table-row table:style-name="ro1">
          <table:table-cell office:value-type="float" office:value="0.00394541021404245" calcext:value-type="float">
            <text:p>0.0039454102</text:p>
          </table:table-cell>
          <table:table-cell table:number-columns-repeated="9"/>
        </table:table-row>
        <table:table-row table:style-name="ro1">
          <table:table-cell office:value-type="float" office:value="0.00435224617255821" calcext:value-type="float">
            <text:p>0.0043522462</text:p>
          </table:table-cell>
          <table:table-cell table:number-columns-repeated="9"/>
        </table:table-row>
        <table:table-row table:style-name="ro1">
          <table:table-cell office:value-type="float" office:value="0.00459212204364066" calcext:value-type="float">
            <text:p>0.004592122</text:p>
          </table:table-cell>
          <table:table-cell table:number-columns-repeated="9"/>
        </table:table-row>
        <table:table-row table:style-name="ro1">
          <table:table-cell office:value-type="float" office:value="0.00426104511769844" calcext:value-type="float">
            <text:p>0.0042610451</text:p>
          </table:table-cell>
          <table:table-cell table:number-columns-repeated="9"/>
        </table:table-row>
        <table:table-row table:style-name="ro1">
          <table:table-cell office:value-type="float" office:value="0.00443670988900211" calcext:value-type="float">
            <text:p>0.0044367099</text:p>
          </table:table-cell>
          <table:table-cell table:number-columns-repeated="9"/>
        </table:table-row>
        <table:table-row table:style-name="ro1">
          <table:table-cell office:value-type="float" office:value="0.00451221086308885" calcext:value-type="float">
            <text:p>0.0045122109</text:p>
          </table:table-cell>
          <table:table-cell table:number-columns-repeated="9"/>
        </table:table-row>
        <table:table-row table:style-name="ro1">
          <table:table-cell office:value-type="float" office:value="0.00408331763174153" calcext:value-type="float">
            <text:p>0.0040833176</text:p>
          </table:table-cell>
          <table:table-cell table:number-columns-repeated="9"/>
        </table:table-row>
        <table:table-row table:style-name="ro1">
          <table:table-cell office:value-type="float" office:value="0.00388546169875042" calcext:value-type="float">
            <text:p>0.0038854617</text:p>
          </table:table-cell>
          <table:table-cell table:number-columns-repeated="9"/>
        </table:table-row>
        <table:table-row table:style-name="ro1">
          <table:table-cell office:value-type="float" office:value="0.00414756974251469" calcext:value-type="float">
            <text:p>0.0041475697</text:p>
          </table:table-cell>
          <table:table-cell table:number-columns-repeated="9"/>
        </table:table-row>
        <table:table-row table:style-name="ro1">
          <table:table-cell office:value-type="float" office:value="0.00375133687832785" calcext:value-type="float">
            <text:p>0.0037513369</text:p>
          </table:table-cell>
          <table:table-cell table:number-columns-repeated="9"/>
        </table:table-row>
        <table:table-row table:style-name="ro1">
          <table:table-cell office:value-type="float" office:value="0.00444566664817924" calcext:value-type="float">
            <text:p>0.0044456666</text:p>
          </table:table-cell>
          <table:table-cell table:number-columns-repeated="9"/>
        </table:table-row>
        <table:table-row table:style-name="ro1">
          <table:table-cell office:value-type="float" office:value="0.00367786313575978" calcext:value-type="float">
            <text:p>0.0036778631</text:p>
          </table:table-cell>
          <table:table-cell table:number-columns-repeated="9"/>
        </table:table-row>
        <table:table-row table:style-name="ro1">
          <table:table-cell office:value-type="float" office:value="0.00372270029446355" calcext:value-type="float">
            <text:p>0.0037227003</text:p>
          </table:table-cell>
          <table:table-cell table:number-columns-repeated="9"/>
        </table:table-row>
        <table:table-row table:style-name="ro1">
          <table:table-cell office:value-type="float" office:value="0.00374938934577323" calcext:value-type="float">
            <text:p>0.0037493893</text:p>
          </table:table-cell>
          <table:table-cell table:number-columns-repeated="9"/>
        </table:table-row>
        <table:table-row table:style-name="ro1">
          <table:table-cell office:value-type="float" office:value="0.0036132265843931" calcext:value-type="float">
            <text:p>0.0036132266</text:p>
          </table:table-cell>
          <table:table-cell table:number-columns-repeated="9"/>
        </table:table-row>
        <table:table-row table:style-name="ro1">
          <table:table-cell office:value-type="float" office:value="0.00360505528534537" calcext:value-type="float">
            <text:p>0.00360505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665" calcext:value-type="float">
            <text:p>266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0.0964026636031356" calcext:value-type="float">
            <text:p>0.0964026636</text:p>
          </table:table-cell>
          <table:table-cell table:number-columns-repeated="9"/>
        </table:table-row>
        <table:table-row table:style-name="ro1">
          <table:table-cell office:value-type="float" office:value="0.0683716276949342" calcext:value-type="float">
            <text:p>0.0683716277</text:p>
          </table:table-cell>
          <table:table-cell table:number-columns-repeated="9"/>
        </table:table-row>
        <table:table-row table:style-name="ro1">
          <table:table-cell office:value-type="float" office:value="0.0553433556932715" calcext:value-type="float">
            <text:p>0.0553433557</text:p>
          </table:table-cell>
          <table:table-cell table:number-columns-repeated="9"/>
        </table:table-row>
        <table:table-row table:style-name="ro1">
          <table:table-cell office:value-type="float" office:value="0.0466172548612845" calcext:value-type="float">
            <text:p>0.0466172549</text:p>
          </table:table-cell>
          <table:table-cell table:number-columns-repeated="9"/>
        </table:table-row>
        <table:table-row table:style-name="ro1">
          <table:table-cell office:value-type="float" office:value="0.0462203776496609" calcext:value-type="float">
            <text:p>0.0462203776</text:p>
          </table:table-cell>
          <table:table-cell table:number-columns-repeated="9"/>
        </table:table-row>
        <table:table-row table:style-name="ro1">
          <table:table-cell office:value-type="float" office:value="0.0398115186634993" calcext:value-type="float">
            <text:p>0.0398115187</text:p>
          </table:table-cell>
          <table:table-cell table:number-columns-repeated="9"/>
        </table:table-row>
        <table:table-row table:style-name="ro1">
          <table:table-cell office:value-type="float" office:value="0.0376647247051919" calcext:value-type="float">
            <text:p>0.0376647247</text:p>
          </table:table-cell>
          <table:table-cell table:number-columns-repeated="9"/>
        </table:table-row>
        <table:table-row table:style-name="ro1">
          <table:table-cell office:value-type="float" office:value="0.0370155766801722" calcext:value-type="float">
            <text:p>0.0370155767</text:p>
          </table:table-cell>
          <table:table-cell table:number-columns-repeated="9"/>
        </table:table-row>
        <table:table-row table:style-name="ro1">
          <table:table-cell office:value-type="float" office:value="0.0406458226962257" calcext:value-type="float">
            <text:p>0.0406458227</text:p>
          </table:table-cell>
          <table:table-cell table:number-columns-repeated="9"/>
        </table:table-row>
        <table:table-row table:style-name="ro1">
          <table:table-cell office:value-type="float" office:value="0.0309741330476163" calcext:value-type="float">
            <text:p>0.030974133</text:p>
          </table:table-cell>
          <table:table-cell table:number-columns-repeated="9"/>
        </table:table-row>
        <table:table-row table:style-name="ro1">
          <table:table-cell office:value-type="float" office:value="0.0244925006300149" calcext:value-type="float">
            <text:p>0.0244925006</text:p>
          </table:table-cell>
          <table:table-cell table:number-columns-repeated="9"/>
        </table:table-row>
        <table:table-row table:style-name="ro1">
          <table:table-cell office:value-type="float" office:value="0.0233159768959311" calcext:value-type="float">
            <text:p>0.0233159769</text:p>
          </table:table-cell>
          <table:table-cell table:number-columns-repeated="9"/>
        </table:table-row>
        <table:table-row table:style-name="ro1">
          <table:table-cell office:value-type="float" office:value="0.0175428381031073" calcext:value-type="float">
            <text:p>0.0175428381</text:p>
          </table:table-cell>
          <table:table-cell table:number-columns-repeated="9"/>
        </table:table-row>
        <table:table-row table:style-name="ro1">
          <table:table-cell office:value-type="float" office:value="0.0163641239749446" calcext:value-type="float">
            <text:p>0.016364124</text:p>
          </table:table-cell>
          <table:table-cell table:number-columns-repeated="9"/>
        </table:table-row>
        <table:table-row table:style-name="ro1">
          <table:table-cell office:value-type="float" office:value="0.0145987101051427" calcext:value-type="float">
            <text:p>0.0145987101</text:p>
          </table:table-cell>
          <table:table-cell table:number-columns-repeated="9"/>
        </table:table-row>
        <table:table-row table:style-name="ro1">
          <table:table-cell office:value-type="float" office:value="0.0120166882306528" calcext:value-type="float">
            <text:p>0.0120166882</text:p>
          </table:table-cell>
          <table:table-cell table:number-columns-repeated="9"/>
        </table:table-row>
        <table:table-row table:style-name="ro1">
          <table:table-cell office:value-type="float" office:value="0.0133916815680696" calcext:value-type="float">
            <text:p>0.0133916816</text:p>
          </table:table-cell>
          <table:table-cell table:number-columns-repeated="9"/>
        </table:table-row>
        <table:table-row table:style-name="ro1">
          <table:table-cell office:value-type="float" office:value="0.0113579577492225" calcext:value-type="float">
            <text:p>0.0113579577</text:p>
          </table:table-cell>
          <table:table-cell table:number-columns-repeated="9"/>
        </table:table-row>
        <table:table-row table:style-name="ro1">
          <table:table-cell office:value-type="float" office:value="0.0120689394761209" calcext:value-type="float">
            <text:p>0.0120689395</text:p>
          </table:table-cell>
          <table:table-cell table:number-columns-repeated="9"/>
        </table:table-row>
        <table:table-row table:style-name="ro1">
          <table:table-cell office:value-type="float" office:value="0.0117043992824116" calcext:value-type="float">
            <text:p>0.0117043993</text:p>
          </table:table-cell>
          <table:table-cell table:number-columns-repeated="9"/>
        </table:table-row>
        <table:table-row table:style-name="ro1">
          <table:table-cell office:value-type="float" office:value="0.0112502412329346" calcext:value-type="float">
            <text:p>0.0112502412</text:p>
          </table:table-cell>
          <table:table-cell table:number-columns-repeated="9"/>
        </table:table-row>
        <table:table-row table:style-name="ro1">
          <table:table-cell office:value-type="float" office:value="0.00913564422664004" calcext:value-type="float">
            <text:p>0.0091356442</text:p>
          </table:table-cell>
          <table:table-cell table:number-columns-repeated="9"/>
        </table:table-row>
        <table:table-row table:style-name="ro1">
          <table:table-cell office:value-type="float" office:value="0.00852005024332905" calcext:value-type="float">
            <text:p>0.0085200502</text:p>
          </table:table-cell>
          <table:table-cell table:number-columns-repeated="9"/>
        </table:table-row>
        <table:table-row table:style-name="ro1">
          <table:table-cell office:value-type="float" office:value="0.0075328517425129" calcext:value-type="float">
            <text:p>0.0075328517</text:p>
          </table:table-cell>
          <table:table-cell table:number-columns-repeated="9"/>
        </table:table-row>
        <table:table-row table:style-name="ro1">
          <table:table-cell office:value-type="float" office:value="0.00720948358293539" calcext:value-type="float">
            <text:p>0.0072094836</text:p>
          </table:table-cell>
          <table:table-cell table:number-columns-repeated="9"/>
        </table:table-row>
        <table:table-row table:style-name="ro1">
          <table:table-cell office:value-type="float" office:value="0.0073676819296241" calcext:value-type="float">
            <text:p>0.0073676819</text:p>
          </table:table-cell>
          <table:table-cell table:number-columns-repeated="9"/>
        </table:table-row>
        <table:table-row table:style-name="ro1">
          <table:table-cell office:value-type="float" office:value="0.00717175827212158" calcext:value-type="float">
            <text:p>0.0071717583</text:p>
          </table:table-cell>
          <table:table-cell table:number-columns-repeated="9"/>
        </table:table-row>
        <table:table-row table:style-name="ro1">
          <table:table-cell office:value-type="float" office:value="0.00705749938909707" calcext:value-type="float">
            <text:p>0.0070574994</text:p>
          </table:table-cell>
          <table:table-cell table:number-columns-repeated="9"/>
        </table:table-row>
        <table:table-row table:style-name="ro1">
          <table:table-cell office:value-type="float" office:value="0.00605173883451019" calcext:value-type="float">
            <text:p>0.0060517388</text:p>
          </table:table-cell>
          <table:table-cell table:number-columns-repeated="9"/>
        </table:table-row>
        <table:table-row table:style-name="ro1">
          <table:table-cell office:value-type="float" office:value="0.00696860253688163" calcext:value-type="float">
            <text:p>0.0069686025</text:p>
          </table:table-cell>
          <table:table-cell table:number-columns-repeated="9"/>
        </table:table-row>
        <table:table-row table:style-name="ro1">
          <table:table-cell office:value-type="float" office:value="0.00563322023393106" calcext:value-type="float">
            <text:p>0.0056332202</text:p>
          </table:table-cell>
          <table:table-cell table:number-columns-repeated="9"/>
        </table:table-row>
        <table:table-row table:style-name="ro1">
          <table:table-cell office:value-type="float" office:value="0.00567919892576142" calcext:value-type="float">
            <text:p>0.0056791989</text:p>
          </table:table-cell>
          <table:table-cell table:number-columns-repeated="9"/>
        </table:table-row>
        <table:table-row table:style-name="ro1">
          <table:table-cell office:value-type="float" office:value="0.00601883050248408" calcext:value-type="float">
            <text:p>0.0060188305</text:p>
          </table:table-cell>
          <table:table-cell table:number-columns-repeated="9"/>
        </table:table-row>
        <table:table-row table:style-name="ro1">
          <table:table-cell office:value-type="float" office:value="0.00526877956264303" calcext:value-type="float">
            <text:p>0.0052687796</text:p>
          </table:table-cell>
          <table:table-cell table:number-columns-repeated="9"/>
        </table:table-row>
        <table:table-row table:style-name="ro1">
          <table:table-cell office:value-type="float" office:value="0.00605036879269073" calcext:value-type="float">
            <text:p>0.0060503688</text:p>
          </table:table-cell>
          <table:table-cell table:number-columns-repeated="9"/>
        </table:table-row>
        <table:table-row table:style-name="ro1">
          <table:table-cell office:value-type="float" office:value="0.00554665207765598" calcext:value-type="float">
            <text:p>0.0055466521</text:p>
          </table:table-cell>
          <table:table-cell table:number-columns-repeated="9"/>
        </table:table-row>
        <table:table-row table:style-name="ro1">
          <table:table-cell office:value-type="float" office:value="0.00560821107709761" calcext:value-type="float">
            <text:p>0.0056082111</text:p>
          </table:table-cell>
          <table:table-cell table:number-columns-repeated="9"/>
        </table:table-row>
        <table:table-row table:style-name="ro1">
          <table:table-cell office:value-type="float" office:value="0.00528478636915415" calcext:value-type="float">
            <text:p>0.0052847864</text:p>
          </table:table-cell>
          <table:table-cell table:number-columns-repeated="9"/>
        </table:table-row>
        <table:table-row table:style-name="ro1">
          <table:table-cell office:value-type="float" office:value="0.00481767929043803" calcext:value-type="float">
            <text:p>0.0048176793</text:p>
          </table:table-cell>
          <table:table-cell table:number-columns-repeated="9"/>
        </table:table-row>
        <table:table-row table:style-name="ro1">
          <table:table-cell office:value-type="float" office:value="0.00475819908521025" calcext:value-type="float">
            <text:p>0.0047581991</text:p>
          </table:table-cell>
          <table:table-cell table:number-columns-repeated="9"/>
        </table:table-row>
        <table:table-row table:style-name="ro1">
          <table:table-cell office:value-type="float" office:value="0.00473789331837824" calcext:value-type="float">
            <text:p>0.0047378933</text:p>
          </table:table-cell>
          <table:table-cell table:number-columns-repeated="9"/>
        </table:table-row>
        <table:table-row table:style-name="ro1">
          <table:table-cell office:value-type="float" office:value="0.00454736951173776" calcext:value-type="float">
            <text:p>0.0045473695</text:p>
          </table:table-cell>
          <table:table-cell table:number-columns-repeated="9"/>
        </table:table-row>
        <table:table-row table:style-name="ro1">
          <table:table-cell office:value-type="float" office:value="0.00469702284302303" calcext:value-type="float">
            <text:p>0.0046970228</text:p>
          </table:table-cell>
          <table:table-cell table:number-columns-repeated="9"/>
        </table:table-row>
        <table:table-row table:style-name="ro1">
          <table:table-cell office:value-type="float" office:value="0.00469006616749488" calcext:value-type="float">
            <text:p>0.0046900662</text:p>
          </table:table-cell>
          <table:table-cell table:number-columns-repeated="9"/>
        </table:table-row>
        <table:table-row table:style-name="ro1">
          <table:table-cell office:value-type="float" office:value="0.00446729510955059" calcext:value-type="float">
            <text:p>0.0044672951</text:p>
          </table:table-cell>
          <table:table-cell table:number-columns-repeated="9"/>
        </table:table-row>
        <table:table-row table:style-name="ro1">
          <table:table-cell office:value-type="float" office:value="0.00479523576402343" calcext:value-type="float">
            <text:p>0.0047952358</text:p>
          </table:table-cell>
          <table:table-cell table:number-columns-repeated="9"/>
        </table:table-row>
        <table:table-row table:style-name="ro1">
          <table:table-cell office:value-type="float" office:value="0.00434839323408847" calcext:value-type="float">
            <text:p>0.0043483932</text:p>
          </table:table-cell>
          <table:table-cell table:number-columns-repeated="9"/>
        </table:table-row>
        <table:table-row table:style-name="ro1">
          <table:table-cell office:value-type="float" office:value="0.00489300952950945" calcext:value-type="float">
            <text:p>0.0048930095</text:p>
          </table:table-cell>
          <table:table-cell table:number-columns-repeated="9"/>
        </table:table-row>
        <table:table-row table:style-name="ro1">
          <table:table-cell office:value-type="float" office:value="0.00485878892885311" calcext:value-type="float">
            <text:p>0.0048587889</text:p>
          </table:table-cell>
          <table:table-cell table:number-columns-repeated="9"/>
        </table:table-row>
        <table:table-row table:style-name="ro1">
          <table:table-cell office:value-type="float" office:value="0.00439660022303171" calcext:value-type="float">
            <text:p>0.0043966002</text:p>
          </table:table-cell>
          <table:table-cell table:number-columns-repeated="9"/>
        </table:table-row>
        <table:table-row table:style-name="ro1">
          <table:table-cell office:value-type="float" office:value="0.00445336672895685" calcext:value-type="float">
            <text:p>0.0044533667</text:p>
          </table:table-cell>
          <table:table-cell table:number-columns-repeated="9"/>
        </table:table-row>
        <table:table-row table:style-name="ro1">
          <table:table-cell office:value-type="float" office:value="0.00404234226272661" calcext:value-type="float">
            <text:p>0.0040423423</text:p>
          </table:table-cell>
          <table:table-cell table:number-columns-repeated="9"/>
        </table:table-row>
        <table:table-row table:style-name="ro1">
          <table:table-cell office:value-type="float" office:value="0.00440397708134885" calcext:value-type="float">
            <text:p>0.0044039771</text:p>
          </table:table-cell>
          <table:table-cell table:number-columns-repeated="9"/>
        </table:table-row>
        <table:table-row table:style-name="ro1">
          <table:table-cell office:value-type="float" office:value="0.00453256467798213" calcext:value-type="float">
            <text:p>0.0045325647</text:p>
          </table:table-cell>
          <table:table-cell table:number-columns-repeated="9"/>
        </table:table-row>
        <table:table-row table:style-name="ro1">
          <table:table-cell office:value-type="float" office:value="0.0052573144202982" calcext:value-type="float">
            <text:p>0.0052573144</text:p>
          </table:table-cell>
          <table:table-cell table:number-columns-repeated="9"/>
        </table:table-row>
        <table:table-row table:style-name="ro1">
          <table:table-cell office:value-type="float" office:value="0.00463267835000491" calcext:value-type="float">
            <text:p>0.0046326784</text:p>
          </table:table-cell>
          <table:table-cell table:number-columns-repeated="9"/>
        </table:table-row>
        <table:table-row table:style-name="ro1">
          <table:table-cell office:value-type="float" office:value="0.00483613984693769" calcext:value-type="float">
            <text:p>0.0048361398</text:p>
          </table:table-cell>
          <table:table-cell table:number-columns-repeated="9"/>
        </table:table-row>
        <table:table-row table:style-name="ro1">
          <table:table-cell office:value-type="float" office:value="0.00450330775838298" calcext:value-type="float">
            <text:p>0.0045033078</text:p>
          </table:table-cell>
          <table:table-cell table:number-columns-repeated="9"/>
        </table:table-row>
        <table:table-row table:style-name="ro1">
          <table:table-cell office:value-type="float" office:value="0.00435185854822004" calcext:value-type="float">
            <text:p>0.0043518585</text:p>
          </table:table-cell>
          <table:table-cell table:number-columns-repeated="9"/>
        </table:table-row>
        <table:table-row table:style-name="ro1">
          <table:table-cell office:value-type="float" office:value="0.00437851954765188" calcext:value-type="float">
            <text:p>0.0043785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630" calcext:value-type="float">
            <text:p>263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0.0925891189569482" calcext:value-type="float">
            <text:p>0.092589119</text:p>
          </table:table-cell>
          <table:table-cell table:number-columns-repeated="9"/>
        </table:table-row>
        <table:table-row table:style-name="ro1">
          <table:table-cell office:value-type="float" office:value="0.0737498465692027" calcext:value-type="float">
            <text:p>0.0737498466</text:p>
          </table:table-cell>
          <table:table-cell table:number-columns-repeated="9"/>
        </table:table-row>
        <table:table-row table:style-name="ro1">
          <table:table-cell office:value-type="float" office:value="0.0655672950301682" calcext:value-type="float">
            <text:p>0.065567295</text:p>
          </table:table-cell>
          <table:table-cell table:number-columns-repeated="9"/>
        </table:table-row>
        <table:table-row table:style-name="ro1">
          <table:table-cell office:value-type="float" office:value="0.0620926359652411" calcext:value-type="float">
            <text:p>0.062092636</text:p>
          </table:table-cell>
          <table:table-cell table:number-columns-repeated="9"/>
        </table:table-row>
        <table:table-row table:style-name="ro1">
          <table:table-cell office:value-type="float" office:value="0.0436631046631478" calcext:value-type="float">
            <text:p>0.0436631047</text:p>
          </table:table-cell>
          <table:table-cell table:number-columns-repeated="9"/>
        </table:table-row>
        <table:table-row table:style-name="ro1">
          <table:table-cell office:value-type="float" office:value="0.0434732903651694" calcext:value-type="float">
            <text:p>0.0434732904</text:p>
          </table:table-cell>
          <table:table-cell table:number-columns-repeated="9"/>
        </table:table-row>
        <table:table-row table:style-name="ro1">
          <table:table-cell office:value-type="float" office:value="0.046027755514062" calcext:value-type="float">
            <text:p>0.0460277555</text:p>
          </table:table-cell>
          <table:table-cell table:number-columns-repeated="9"/>
        </table:table-row>
        <table:table-row table:style-name="ro1">
          <table:table-cell office:value-type="float" office:value="0.040577968475036" calcext:value-type="float">
            <text:p>0.0405779685</text:p>
          </table:table-cell>
          <table:table-cell table:number-columns-repeated="9"/>
        </table:table-row>
        <table:table-row table:style-name="ro1">
          <table:table-cell office:value-type="float" office:value="0.0376846466424722" calcext:value-type="float">
            <text:p>0.0376846466</text:p>
          </table:table-cell>
          <table:table-cell table:number-columns-repeated="9"/>
        </table:table-row>
        <table:table-row table:style-name="ro1">
          <table:table-cell office:value-type="float" office:value="0.0359389228188567" calcext:value-type="float">
            <text:p>0.0359389228</text:p>
          </table:table-cell>
          <table:table-cell table:number-columns-repeated="9"/>
        </table:table-row>
        <table:table-row table:style-name="ro1">
          <table:table-cell office:value-type="float" office:value="0.027951339078835" calcext:value-type="float">
            <text:p>0.0279513391</text:p>
          </table:table-cell>
          <table:table-cell table:number-columns-repeated="9"/>
        </table:table-row>
        <table:table-row table:style-name="ro1">
          <table:table-cell office:value-type="float" office:value="0.0225553804410799" calcext:value-type="float">
            <text:p>0.0225553804</text:p>
          </table:table-cell>
          <table:table-cell table:number-columns-repeated="9"/>
        </table:table-row>
        <table:table-row table:style-name="ro1">
          <table:table-cell office:value-type="float" office:value="0.0216751887199402" calcext:value-type="float">
            <text:p>0.0216751887</text:p>
          </table:table-cell>
          <table:table-cell table:number-columns-repeated="9"/>
        </table:table-row>
        <table:table-row table:style-name="ro1">
          <table:table-cell office:value-type="float" office:value="0.0162054588977361" calcext:value-type="float">
            <text:p>0.0162054589</text:p>
          </table:table-cell>
          <table:table-cell table:number-columns-repeated="9"/>
        </table:table-row>
        <table:table-row table:style-name="ro1">
          <table:table-cell office:value-type="float" office:value="0.0136253126686792" calcext:value-type="float">
            <text:p>0.0136253127</text:p>
          </table:table-cell>
          <table:table-cell table:number-columns-repeated="9"/>
        </table:table-row>
        <table:table-row table:style-name="ro1">
          <table:table-cell office:value-type="float" office:value="0.0139021859466748" calcext:value-type="float">
            <text:p>0.0139021859</text:p>
          </table:table-cell>
          <table:table-cell table:number-columns-repeated="9"/>
        </table:table-row>
        <table:table-row table:style-name="ro1">
          <table:table-cell office:value-type="float" office:value="0.011192878220871" calcext:value-type="float">
            <text:p>0.0111928782</text:p>
          </table:table-cell>
          <table:table-cell table:number-columns-repeated="9"/>
        </table:table-row>
        <table:table-row table:style-name="ro1">
          <table:table-cell office:value-type="float" office:value="0.0102107483377141" calcext:value-type="float">
            <text:p>0.0102107483</text:p>
          </table:table-cell>
          <table:table-cell table:number-columns-repeated="9"/>
        </table:table-row>
        <table:table-row table:style-name="ro1">
          <table:table-cell office:value-type="float" office:value="0.00921407299883916" calcext:value-type="float">
            <text:p>0.009214073</text:p>
          </table:table-cell>
          <table:table-cell table:number-columns-repeated="9"/>
        </table:table-row>
        <table:table-row table:style-name="ro1">
          <table:table-cell office:value-type="float" office:value="0.0074104683800818" calcext:value-type="float">
            <text:p>0.0074104684</text:p>
          </table:table-cell>
          <table:table-cell table:number-columns-repeated="9"/>
        </table:table-row>
        <table:table-row table:style-name="ro1">
          <table:table-cell office:value-type="float" office:value="0.00733808804118579" calcext:value-type="float">
            <text:p>0.007338088</text:p>
          </table:table-cell>
          <table:table-cell table:number-columns-repeated="9"/>
        </table:table-row>
        <table:table-row table:style-name="ro1">
          <table:table-cell office:value-type="float" office:value="0.0070894168438001" calcext:value-type="float">
            <text:p>0.0070894168</text:p>
          </table:table-cell>
          <table:table-cell table:number-columns-repeated="9"/>
        </table:table-row>
        <table:table-row table:style-name="ro1">
          <table:table-cell office:value-type="float" office:value="0.00760868728456947" calcext:value-type="float">
            <text:p>0.0076086873</text:p>
          </table:table-cell>
          <table:table-cell table:number-columns-repeated="9"/>
        </table:table-row>
        <table:table-row table:style-name="ro1">
          <table:table-cell office:value-type="float" office:value="0.00630252992615654" calcext:value-type="float">
            <text:p>0.0063025299</text:p>
          </table:table-cell>
          <table:table-cell table:number-columns-repeated="9"/>
        </table:table-row>
        <table:table-row table:style-name="ro1">
          <table:table-cell office:value-type="float" office:value="0.00677414092716359" calcext:value-type="float">
            <text:p>0.0067741409</text:p>
          </table:table-cell>
          <table:table-cell table:number-columns-repeated="9"/>
        </table:table-row>
        <table:table-row table:style-name="ro1">
          <table:table-cell office:value-type="float" office:value="0.00593734416321936" calcext:value-type="float">
            <text:p>0.0059373442</text:p>
          </table:table-cell>
          <table:table-cell table:number-columns-repeated="9"/>
        </table:table-row>
        <table:table-row table:style-name="ro1">
          <table:table-cell office:value-type="float" office:value="0.00682594451499423" calcext:value-type="float">
            <text:p>0.0068259445</text:p>
          </table:table-cell>
          <table:table-cell table:number-columns-repeated="9"/>
        </table:table-row>
        <table:table-row table:style-name="ro1">
          <table:table-cell office:value-type="float" office:value="0.00748934112842797" calcext:value-type="float">
            <text:p>0.0074893411</text:p>
          </table:table-cell>
          <table:table-cell table:number-columns-repeated="9"/>
        </table:table-row>
        <table:table-row table:style-name="ro1">
          <table:table-cell office:value-type="float" office:value="0.00570512410824861" calcext:value-type="float">
            <text:p>0.0057051241</text:p>
          </table:table-cell>
          <table:table-cell table:number-columns-repeated="9"/>
        </table:table-row>
        <table:table-row table:style-name="ro1">
          <table:table-cell office:value-type="float" office:value="0.00659089237448606" calcext:value-type="float">
            <text:p>0.0065908924</text:p>
          </table:table-cell>
          <table:table-cell table:number-columns-repeated="9"/>
        </table:table-row>
        <table:table-row table:style-name="ro1">
          <table:table-cell office:value-type="float" office:value="0.00567874700460658" calcext:value-type="float">
            <text:p>0.005678747</text:p>
          </table:table-cell>
          <table:table-cell table:number-columns-repeated="9"/>
        </table:table-row>
        <table:table-row table:style-name="ro1">
          <table:table-cell office:value-type="float" office:value="0.00546005327640859" calcext:value-type="float">
            <text:p>0.0054600533</text:p>
          </table:table-cell>
          <table:table-cell table:number-columns-repeated="9"/>
        </table:table-row>
        <table:table-row table:style-name="ro1">
          <table:table-cell office:value-type="float" office:value="0.00588752915492491" calcext:value-type="float">
            <text:p>0.0058875292</text:p>
          </table:table-cell>
          <table:table-cell table:number-columns-repeated="9"/>
        </table:table-row>
        <table:table-row table:style-name="ro1">
          <table:table-cell office:value-type="float" office:value="0.00599371260568895" calcext:value-type="float">
            <text:p>0.0059937126</text:p>
          </table:table-cell>
          <table:table-cell table:number-columns-repeated="9"/>
        </table:table-row>
        <table:table-row table:style-name="ro1">
          <table:table-cell office:value-type="float" office:value="0.00548001285957804" calcext:value-type="float">
            <text:p>0.0054800129</text:p>
          </table:table-cell>
          <table:table-cell table:number-columns-repeated="9"/>
        </table:table-row>
        <table:table-row table:style-name="ro1">
          <table:table-cell office:value-type="float" office:value="0.00543162229418186" calcext:value-type="float">
            <text:p>0.0054316223</text:p>
          </table:table-cell>
          <table:table-cell table:number-columns-repeated="9"/>
        </table:table-row>
        <table:table-row table:style-name="ro1">
          <table:table-cell office:value-type="float" office:value="0.00554515230841929" calcext:value-type="float">
            <text:p>0.0055451523</text:p>
          </table:table-cell>
          <table:table-cell table:number-columns-repeated="9"/>
        </table:table-row>
        <table:table-row table:style-name="ro1">
          <table:table-cell office:value-type="float" office:value="0.00574978470326973" calcext:value-type="float">
            <text:p>0.0057497847</text:p>
          </table:table-cell>
          <table:table-cell table:number-columns-repeated="9"/>
        </table:table-row>
        <table:table-row table:style-name="ro1">
          <table:table-cell office:value-type="float" office:value="0.00566247388442808" calcext:value-type="float">
            <text:p>0.0056624739</text:p>
          </table:table-cell>
          <table:table-cell table:number-columns-repeated="9"/>
        </table:table-row>
        <table:table-row table:style-name="ro1">
          <table:table-cell office:value-type="float" office:value="0.00599904057121845" calcext:value-type="float">
            <text:p>0.0059990406</text:p>
          </table:table-cell>
          <table:table-cell table:number-columns-repeated="9"/>
        </table:table-row>
        <table:table-row table:style-name="ro1">
          <table:table-cell office:value-type="float" office:value="0.00571595100630665" calcext:value-type="float">
            <text:p>0.005715951</text:p>
          </table:table-cell>
          <table:table-cell table:number-columns-repeated="9"/>
        </table:table-row>
        <table:table-row table:style-name="ro1">
          <table:table-cell office:value-type="float" office:value="0.00584459286732101" calcext:value-type="float">
            <text:p>0.0058445929</text:p>
          </table:table-cell>
          <table:table-cell table:number-columns-repeated="9"/>
        </table:table-row>
        <table:table-row table:style-name="ro1">
          <table:table-cell office:value-type="float" office:value="0.00617661219771567" calcext:value-type="float">
            <text:p>0.0061766122</text:p>
          </table:table-cell>
          <table:table-cell table:number-columns-repeated="9"/>
        </table:table-row>
        <table:table-row table:style-name="ro1">
          <table:table-cell office:value-type="float" office:value="0.00587081586874765" calcext:value-type="float">
            <text:p>0.0058708159</text:p>
          </table:table-cell>
          <table:table-cell table:number-columns-repeated="9"/>
        </table:table-row>
        <table:table-row table:style-name="ro1">
          <table:table-cell office:value-type="float" office:value="0.00574359761700787" calcext:value-type="float">
            <text:p>0.0057435976</text:p>
          </table:table-cell>
          <table:table-cell table:number-columns-repeated="9"/>
        </table:table-row>
        <table:table-row table:style-name="ro1">
          <table:table-cell office:value-type="float" office:value="0.00537277370892444" calcext:value-type="float">
            <text:p>0.0053727737</text:p>
          </table:table-cell>
          <table:table-cell table:number-columns-repeated="9"/>
        </table:table-row>
        <table:table-row table:style-name="ro1">
          <table:table-cell office:value-type="float" office:value="0.00614413158141771" calcext:value-type="float">
            <text:p>0.0061441316</text:p>
          </table:table-cell>
          <table:table-cell table:number-columns-repeated="9"/>
        </table:table-row>
        <table:table-row table:style-name="ro1">
          <table:table-cell office:value-type="float" office:value="0.00639563116839948" calcext:value-type="float">
            <text:p>0.0063956312</text:p>
          </table:table-cell>
          <table:table-cell table:number-columns-repeated="9"/>
        </table:table-row>
        <table:table-row table:style-name="ro1">
          <table:table-cell office:value-type="float" office:value="0.00636382240110846" calcext:value-type="float">
            <text:p>0.0063638224</text:p>
          </table:table-cell>
          <table:table-cell table:number-columns-repeated="9"/>
        </table:table-row>
        <table:table-row table:style-name="ro1">
          <table:table-cell office:value-type="float" office:value="0.00618363376411135" calcext:value-type="float">
            <text:p>0.0061836338</text:p>
          </table:table-cell>
          <table:table-cell table:number-columns-repeated="9"/>
        </table:table-row>
        <table:table-row table:style-name="ro1">
          <table:table-cell office:value-type="float" office:value="0.00484503608209354" calcext:value-type="float">
            <text:p>0.0048450361</text:p>
          </table:table-cell>
          <table:table-cell table:number-columns-repeated="9"/>
        </table:table-row>
        <table:table-row table:style-name="ro1">
          <table:table-cell office:value-type="float" office:value="0.00520825477375808" calcext:value-type="float">
            <text:p>0.0052082548</text:p>
          </table:table-cell>
          <table:table-cell table:number-columns-repeated="9"/>
        </table:table-row>
        <table:table-row table:style-name="ro1">
          <table:table-cell office:value-type="float" office:value="0.00474866551703278" calcext:value-type="float">
            <text:p>0.0047486655</text:p>
          </table:table-cell>
          <table:table-cell table:number-columns-repeated="9"/>
        </table:table-row>
        <table:table-row table:style-name="ro1">
          <table:table-cell office:value-type="float" office:value="0.00485387766222232" calcext:value-type="float">
            <text:p>0.0048538777</text:p>
          </table:table-cell>
          <table:table-cell table:number-columns-repeated="9"/>
        </table:table-row>
        <table:table-row table:style-name="ro1">
          <table:table-cell office:value-type="float" office:value="0.00533618346388744" calcext:value-type="float">
            <text:p>0.0053361835</text:p>
          </table:table-cell>
          <table:table-cell table:number-columns-repeated="9"/>
        </table:table-row>
        <table:table-row table:style-name="ro1">
          <table:table-cell office:value-type="float" office:value="0.00494480449037035" calcext:value-type="float">
            <text:p>0.0049448045</text:p>
          </table:table-cell>
          <table:table-cell table:number-columns-repeated="9"/>
        </table:table-row>
        <table:table-row table:style-name="ro1">
          <table:table-cell office:value-type="float" office:value="0.00519652456856226" calcext:value-type="float">
            <text:p>0.0051965246</text:p>
          </table:table-cell>
          <table:table-cell table:number-columns-repeated="9"/>
        </table:table-row>
        <table:table-row table:style-name="ro1">
          <table:table-cell office:value-type="float" office:value="0.00513505172401365" calcext:value-type="float">
            <text:p>0.0051350517</text:p>
          </table:table-cell>
          <table:table-cell table:number-columns-repeated="9"/>
        </table:table-row>
        <table:table-row table:style-name="ro1">
          <table:table-cell office:value-type="float" office:value="0.00574159887910031" calcext:value-type="float">
            <text:p>0.0057415989</text:p>
          </table:table-cell>
          <table:table-cell table:number-columns-repeated="9"/>
        </table:table-row>
        <table:table-row table:style-name="ro1">
          <table:table-cell office:value-type="float" office:value="0.00519321056050019" calcext:value-type="float">
            <text:p>0.005193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726" calcext:value-type="float">
            <text:p>272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0.103059034561505" calcext:value-type="float">
            <text:p>0.1030590346</text:p>
          </table:table-cell>
          <table:table-cell table:number-columns-repeated="9"/>
        </table:table-row>
        <table:table-row table:style-name="ro1">
          <table:table-cell office:value-type="float" office:value="0.076175276507147" calcext:value-type="float">
            <text:p>0.0761752765</text:p>
          </table:table-cell>
          <table:table-cell table:number-columns-repeated="9"/>
        </table:table-row>
        <table:table-row table:style-name="ro1">
          <table:table-cell office:value-type="float" office:value="0.0562446308360372" calcext:value-type="float">
            <text:p>0.0562446308</text:p>
          </table:table-cell>
          <table:table-cell table:number-columns-repeated="9"/>
        </table:table-row>
        <table:table-row table:style-name="ro1">
          <table:table-cell office:value-type="float" office:value="0.0449252116434018" calcext:value-type="float">
            <text:p>0.0449252116</text:p>
          </table:table-cell>
          <table:table-cell table:number-columns-repeated="9"/>
        </table:table-row>
        <table:table-row table:style-name="ro1">
          <table:table-cell office:value-type="float" office:value="0.0401382253490923" calcext:value-type="float">
            <text:p>0.0401382253</text:p>
          </table:table-cell>
          <table:table-cell table:number-columns-repeated="9"/>
        </table:table-row>
        <table:table-row table:style-name="ro1">
          <table:table-cell office:value-type="float" office:value="0.042003171800021" calcext:value-type="float">
            <text:p>0.0420031718</text:p>
          </table:table-cell>
          <table:table-cell table:number-columns-repeated="9"/>
        </table:table-row>
        <table:table-row table:style-name="ro1">
          <table:table-cell office:value-type="float" office:value="0.0420552143791753" calcext:value-type="float">
            <text:p>0.0420552144</text:p>
          </table:table-cell>
          <table:table-cell table:number-columns-repeated="9"/>
        </table:table-row>
        <table:table-row table:style-name="ro1">
          <table:table-cell office:value-type="float" office:value="0.0419516554735319" calcext:value-type="float">
            <text:p>0.0419516555</text:p>
          </table:table-cell>
          <table:table-cell table:number-columns-repeated="9"/>
        </table:table-row>
        <table:table-row table:style-name="ro1">
          <table:table-cell office:value-type="float" office:value="0.0317081590312716" calcext:value-type="float">
            <text:p>0.031708159</text:p>
          </table:table-cell>
          <table:table-cell table:number-columns-repeated="9"/>
        </table:table-row>
        <table:table-row table:style-name="ro1">
          <table:table-cell office:value-type="float" office:value="0.0299026561065943" calcext:value-type="float">
            <text:p>0.0299026561</text:p>
          </table:table-cell>
          <table:table-cell table:number-columns-repeated="9"/>
        </table:table-row>
        <table:table-row table:style-name="ro1">
          <table:table-cell office:value-type="float" office:value="0.02427734383329" calcext:value-type="float">
            <text:p>0.0242773438</text:p>
          </table:table-cell>
          <table:table-cell table:number-columns-repeated="9"/>
        </table:table-row>
        <table:table-row table:style-name="ro1">
          <table:table-cell office:value-type="float" office:value="0.0201840705281104" calcext:value-type="float">
            <text:p>0.0201840705</text:p>
          </table:table-cell>
          <table:table-cell table:number-columns-repeated="9"/>
        </table:table-row>
        <table:table-row table:style-name="ro1">
          <table:table-cell office:value-type="float" office:value="0.0175399459584879" calcext:value-type="float">
            <text:p>0.017539946</text:p>
          </table:table-cell>
          <table:table-cell table:number-columns-repeated="9"/>
        </table:table-row>
        <table:table-row table:style-name="ro1">
          <table:table-cell office:value-type="float" office:value="0.0149656844007892" calcext:value-type="float">
            <text:p>0.0149656844</text:p>
          </table:table-cell>
          <table:table-cell table:number-columns-repeated="9"/>
        </table:table-row>
        <table:table-row table:style-name="ro1">
          <table:table-cell office:value-type="float" office:value="0.0126844676823856" calcext:value-type="float">
            <text:p>0.0126844677</text:p>
          </table:table-cell>
          <table:table-cell table:number-columns-repeated="9"/>
        </table:table-row>
        <table:table-row table:style-name="ro1">
          <table:table-cell office:value-type="float" office:value="0.01261944712813" calcext:value-type="float">
            <text:p>0.0126194471</text:p>
          </table:table-cell>
          <table:table-cell table:number-columns-repeated="9"/>
        </table:table-row>
        <table:table-row table:style-name="ro1">
          <table:table-cell office:value-type="float" office:value="0.0104833905331051" calcext:value-type="float">
            <text:p>0.0104833905</text:p>
          </table:table-cell>
          <table:table-cell table:number-columns-repeated="9"/>
        </table:table-row>
        <table:table-row table:style-name="ro1">
          <table:table-cell office:value-type="float" office:value="0.00972873846352628" calcext:value-type="float">
            <text:p>0.0097287385</text:p>
          </table:table-cell>
          <table:table-cell table:number-columns-repeated="9"/>
        </table:table-row>
        <table:table-row table:style-name="ro1">
          <table:table-cell office:value-type="float" office:value="0.00876134775655741" calcext:value-type="float">
            <text:p>0.0087613478</text:p>
          </table:table-cell>
          <table:table-cell table:number-columns-repeated="9"/>
        </table:table-row>
        <table:table-row table:style-name="ro1">
          <table:table-cell office:value-type="float" office:value="0.00819982486416164" calcext:value-type="float">
            <text:p>0.0081998249</text:p>
          </table:table-cell>
          <table:table-cell table:number-columns-repeated="9"/>
        </table:table-row>
        <table:table-row table:style-name="ro1">
          <table:table-cell office:value-type="float" office:value="0.00784197598904034" calcext:value-type="float">
            <text:p>0.007841976</text:p>
          </table:table-cell>
          <table:table-cell table:number-columns-repeated="9"/>
        </table:table-row>
        <table:table-row table:style-name="ro1">
          <table:table-cell office:value-type="float" office:value="0.00743875116147128" calcext:value-type="float">
            <text:p>0.0074387512</text:p>
          </table:table-cell>
          <table:table-cell table:number-columns-repeated="9"/>
        </table:table-row>
        <table:table-row table:style-name="ro1">
          <table:table-cell office:value-type="float" office:value="0.00827330283810356" calcext:value-type="float">
            <text:p>0.0082733028</text:p>
          </table:table-cell>
          <table:table-cell table:number-columns-repeated="9"/>
        </table:table-row>
        <table:table-row table:style-name="ro1">
          <table:table-cell office:value-type="float" office:value="0.00744543150786565" calcext:value-type="float">
            <text:p>0.0074454315</text:p>
          </table:table-cell>
          <table:table-cell table:number-columns-repeated="9"/>
        </table:table-row>
        <table:table-row table:style-name="ro1">
          <table:table-cell office:value-type="float" office:value="0.00790039871330362" calcext:value-type="float">
            <text:p>0.0079003987</text:p>
          </table:table-cell>
          <table:table-cell table:number-columns-repeated="9"/>
        </table:table-row>
        <table:table-row table:style-name="ro1">
          <table:table-cell office:value-type="float" office:value="0.0065059709445811" calcext:value-type="float">
            <text:p>0.0065059709</text:p>
          </table:table-cell>
          <table:table-cell table:number-columns-repeated="9"/>
        </table:table-row>
        <table:table-row table:style-name="ro1">
          <table:table-cell office:value-type="float" office:value="0.00623967876718379" calcext:value-type="float">
            <text:p>0.0062396788</text:p>
          </table:table-cell>
          <table:table-cell table:number-columns-repeated="9"/>
        </table:table-row>
        <table:table-row table:style-name="ro1">
          <table:table-cell office:value-type="float" office:value="0.00720315073022968" calcext:value-type="float">
            <text:p>0.0072031507</text:p>
          </table:table-cell>
          <table:table-cell table:number-columns-repeated="9"/>
        </table:table-row>
        <table:table-row table:style-name="ro1">
          <table:table-cell office:value-type="float" office:value="0.00569100279849352" calcext:value-type="float">
            <text:p>0.0056910028</text:p>
          </table:table-cell>
          <table:table-cell table:number-columns-repeated="9"/>
        </table:table-row>
        <table:table-row table:style-name="ro1">
          <table:table-cell office:value-type="float" office:value="0.00654155787213333" calcext:value-type="float">
            <text:p>0.0065415579</text:p>
          </table:table-cell>
          <table:table-cell table:number-columns-repeated="9"/>
        </table:table-row>
        <table:table-row table:style-name="ro1">
          <table:table-cell office:value-type="float" office:value="0.00605754152809188" calcext:value-type="float">
            <text:p>0.0060575415</text:p>
          </table:table-cell>
          <table:table-cell table:number-columns-repeated="9"/>
        </table:table-row>
        <table:table-row table:style-name="ro1">
          <table:table-cell office:value-type="float" office:value="0.00574915080739153" calcext:value-type="float">
            <text:p>0.0057491508</text:p>
          </table:table-cell>
          <table:table-cell table:number-columns-repeated="9"/>
        </table:table-row>
        <table:table-row table:style-name="ro1">
          <table:table-cell office:value-type="float" office:value="0.0066688845452667" calcext:value-type="float">
            <text:p>0.0066688845</text:p>
          </table:table-cell>
          <table:table-cell table:number-columns-repeated="9"/>
        </table:table-row>
        <table:table-row table:style-name="ro1">
          <table:table-cell office:value-type="float" office:value="0.00640357387295374" calcext:value-type="float">
            <text:p>0.0064035739</text:p>
          </table:table-cell>
          <table:table-cell table:number-columns-repeated="9"/>
        </table:table-row>
        <table:table-row table:style-name="ro1">
          <table:table-cell office:value-type="float" office:value="0.00603894144079654" calcext:value-type="float">
            <text:p>0.0060389414</text:p>
          </table:table-cell>
          <table:table-cell table:number-columns-repeated="9"/>
        </table:table-row>
        <table:table-row table:style-name="ro1">
          <table:table-cell office:value-type="float" office:value="0.00655959323650909" calcext:value-type="float">
            <text:p>0.0065595932</text:p>
          </table:table-cell>
          <table:table-cell table:number-columns-repeated="9"/>
        </table:table-row>
        <table:table-row table:style-name="ro1">
          <table:table-cell office:value-type="float" office:value="0.00650477524324638" calcext:value-type="float">
            <text:p>0.0065047752</text:p>
          </table:table-cell>
          <table:table-cell table:number-columns-repeated="9"/>
        </table:table-row>
        <table:table-row table:style-name="ro1">
          <table:table-cell office:value-type="float" office:value="0.00689065010771808" calcext:value-type="float">
            <text:p>0.0068906501</text:p>
          </table:table-cell>
          <table:table-cell table:number-columns-repeated="9"/>
        </table:table-row>
        <table:table-row table:style-name="ro1">
          <table:table-cell office:value-type="float" office:value="0.00672030205290961" calcext:value-type="float">
            <text:p>0.0067203021</text:p>
          </table:table-cell>
          <table:table-cell table:number-columns-repeated="9"/>
        </table:table-row>
        <table:table-row table:style-name="ro1">
          <table:table-cell office:value-type="float" office:value="0.00765215840341448" calcext:value-type="float">
            <text:p>0.0076521584</text:p>
          </table:table-cell>
          <table:table-cell table:number-columns-repeated="9"/>
        </table:table-row>
        <table:table-row table:style-name="ro1">
          <table:table-cell office:value-type="float" office:value="0.00627216879863874" calcext:value-type="float">
            <text:p>0.0062721688</text:p>
          </table:table-cell>
          <table:table-cell table:number-columns-repeated="9"/>
        </table:table-row>
        <table:table-row table:style-name="ro1">
          <table:table-cell office:value-type="float" office:value="0.00770608192073331" calcext:value-type="float">
            <text:p>0.0077060819</text:p>
          </table:table-cell>
          <table:table-cell table:number-columns-repeated="9"/>
        </table:table-row>
        <table:table-row table:style-name="ro1">
          <table:table-cell office:value-type="float" office:value="0.00703705734532727" calcext:value-type="float">
            <text:p>0.0070370573</text:p>
          </table:table-cell>
          <table:table-cell table:number-columns-repeated="9"/>
        </table:table-row>
        <table:table-row table:style-name="ro1">
          <table:table-cell office:value-type="float" office:value="0.00702390458372534" calcext:value-type="float">
            <text:p>0.0070239046</text:p>
          </table:table-cell>
          <table:table-cell table:number-columns-repeated="9"/>
        </table:table-row>
        <table:table-row table:style-name="ro1">
          <table:table-cell office:value-type="float" office:value="0.00785216727499806" calcext:value-type="float">
            <text:p>0.0078521673</text:p>
          </table:table-cell>
          <table:table-cell table:number-columns-repeated="9"/>
        </table:table-row>
        <table:table-row table:style-name="ro1">
          <table:table-cell office:value-type="float" office:value="0.00767022925434759" calcext:value-type="float">
            <text:p>0.0076702293</text:p>
          </table:table-cell>
          <table:table-cell table:number-columns-repeated="9"/>
        </table:table-row>
        <table:table-row table:style-name="ro1">
          <table:table-cell office:value-type="float" office:value="0.00828666384029171" calcext:value-type="float">
            <text:p>0.0082866638</text:p>
          </table:table-cell>
          <table:table-cell table:number-columns-repeated="9"/>
        </table:table-row>
        <table:table-row table:style-name="ro1">
          <table:table-cell office:value-type="float" office:value="0.00635469685800958" calcext:value-type="float">
            <text:p>0.0063546969</text:p>
          </table:table-cell>
          <table:table-cell table:number-columns-repeated="9"/>
        </table:table-row>
        <table:table-row table:style-name="ro1">
          <table:table-cell office:value-type="float" office:value="0.00570050474829374" calcext:value-type="float">
            <text:p>0.0057005047</text:p>
          </table:table-cell>
          <table:table-cell table:number-columns-repeated="9"/>
        </table:table-row>
        <table:table-row table:style-name="ro1">
          <table:table-cell office:value-type="float" office:value="0.00735472114258452" calcext:value-type="float">
            <text:p>0.0073547211</text:p>
          </table:table-cell>
          <table:table-cell table:number-columns-repeated="9"/>
        </table:table-row>
        <table:table-row table:style-name="ro1">
          <table:table-cell office:value-type="float" office:value="0.00692717553171457" calcext:value-type="float">
            <text:p>0.0069271755</text:p>
          </table:table-cell>
          <table:table-cell table:number-columns-repeated="9"/>
        </table:table-row>
        <table:table-row table:style-name="ro1">
          <table:table-cell office:value-type="float" office:value="0.00829183813996152" calcext:value-type="float">
            <text:p>0.0082918381</text:p>
          </table:table-cell>
          <table:table-cell table:number-columns-repeated="9"/>
        </table:table-row>
        <table:table-row table:style-name="ro1">
          <table:table-cell office:value-type="float" office:value="0.00658137116724955" calcext:value-type="float">
            <text:p>0.0065813712</text:p>
          </table:table-cell>
          <table:table-cell table:number-columns-repeated="9"/>
        </table:table-row>
        <table:table-row table:style-name="ro1">
          <table:table-cell office:value-type="float" office:value="0.00787235360151328" calcext:value-type="float">
            <text:p>0.0078723536</text:p>
          </table:table-cell>
          <table:table-cell table:number-columns-repeated="9"/>
        </table:table-row>
        <table:table-row table:style-name="ro1">
          <table:table-cell office:value-type="float" office:value="0.00641206009584598" calcext:value-type="float">
            <text:p>0.0064120601</text:p>
          </table:table-cell>
          <table:table-cell table:number-columns-repeated="9"/>
        </table:table-row>
        <table:table-row table:style-name="ro1">
          <table:table-cell office:value-type="float" office:value="0.00608700284209678" calcext:value-type="float">
            <text:p>0.0060870028</text:p>
          </table:table-cell>
          <table:table-cell table:number-columns-repeated="9"/>
        </table:table-row>
        <table:table-row table:style-name="ro1">
          <table:table-cell office:value-type="float" office:value="0.00600539593029338" calcext:value-type="float">
            <text:p>0.0060053959</text:p>
          </table:table-cell>
          <table:table-cell table:number-columns-repeated="9"/>
        </table:table-row>
        <table:table-row table:style-name="ro1">
          <table:table-cell office:value-type="float" office:value="0.00569805360088277" calcext:value-type="float">
            <text:p>0.0056980536</text:p>
          </table:table-cell>
          <table:table-cell table:number-columns-repeated="9"/>
        </table:table-row>
        <table:table-row table:style-name="ro1">
          <table:table-cell office:value-type="float" office:value="0.00572951962795197" calcext:value-type="float">
            <text:p>0.0057295196</text:p>
          </table:table-cell>
          <table:table-cell table:number-columns-repeated="9"/>
        </table:table-row>
        <table:table-row table:style-name="ro1">
          <table:table-cell office:value-type="float" office:value="0.0057096424906503" calcext:value-type="float">
            <text:p>0.0057096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742" calcext:value-type="float">
            <text:p>274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0.084983005540591" calcext:value-type="float">
            <text:p>0.0849830055</text:p>
          </table:table-cell>
          <table:table-cell table:number-columns-repeated="9"/>
        </table:table-row>
        <table:table-row table:style-name="ro1">
          <table:table-cell office:value-type="float" office:value="0.0666415052019226" calcext:value-type="float">
            <text:p>0.0666415052</text:p>
          </table:table-cell>
          <table:table-cell table:number-columns-repeated="9"/>
        </table:table-row>
        <table:table-row table:style-name="ro1">
          <table:table-cell office:value-type="float" office:value="0.0540446397913519" calcext:value-type="float">
            <text:p>0.0540446398</text:p>
          </table:table-cell>
          <table:table-cell table:number-columns-repeated="9"/>
        </table:table-row>
        <table:table-row table:style-name="ro1">
          <table:table-cell office:value-type="float" office:value="0.0463809425204213" calcext:value-type="float">
            <text:p>0.0463809425</text:p>
          </table:table-cell>
          <table:table-cell table:number-columns-repeated="9"/>
        </table:table-row>
        <table:table-row table:style-name="ro1">
          <table:table-cell office:value-type="float" office:value="0.0478147622261385" calcext:value-type="float">
            <text:p>0.0478147622</text:p>
          </table:table-cell>
          <table:table-cell table:number-columns-repeated="9"/>
        </table:table-row>
        <table:table-row table:style-name="ro1">
          <table:table-cell office:value-type="float" office:value="0.0416160665880972" calcext:value-type="float">
            <text:p>0.0416160666</text:p>
          </table:table-cell>
          <table:table-cell table:number-columns-repeated="9"/>
        </table:table-row>
        <table:table-row table:style-name="ro1">
          <table:table-cell office:value-type="float" office:value="0.0418604138613221" calcext:value-type="float">
            <text:p>0.0418604139</text:p>
          </table:table-cell>
          <table:table-cell table:number-columns-repeated="9"/>
        </table:table-row>
        <table:table-row table:style-name="ro1">
          <table:table-cell office:value-type="float" office:value="0.0423543440433847" calcext:value-type="float">
            <text:p>0.042354344</text:p>
          </table:table-cell>
          <table:table-cell table:number-columns-repeated="9"/>
        </table:table-row>
        <table:table-row table:style-name="ro1">
          <table:table-cell office:value-type="float" office:value="0.0347064598121998" calcext:value-type="float">
            <text:p>0.0347064598</text:p>
          </table:table-cell>
          <table:table-cell table:number-columns-repeated="9"/>
        </table:table-row>
        <table:table-row table:style-name="ro1">
          <table:table-cell office:value-type="float" office:value="0.0286751030809956" calcext:value-type="float">
            <text:p>0.0286751031</text:p>
          </table:table-cell>
          <table:table-cell table:number-columns-repeated="9"/>
        </table:table-row>
        <table:table-row table:style-name="ro1">
          <table:table-cell office:value-type="float" office:value="0.0242657321123935" calcext:value-type="float">
            <text:p>0.0242657321</text:p>
          </table:table-cell>
          <table:table-cell table:number-columns-repeated="9"/>
        </table:table-row>
        <table:table-row table:style-name="ro1">
          <table:table-cell office:value-type="float" office:value="0.0212929096201713" calcext:value-type="float">
            <text:p>0.0212929096</text:p>
          </table:table-cell>
          <table:table-cell table:number-columns-repeated="9"/>
        </table:table-row>
        <table:table-row table:style-name="ro1">
          <table:table-cell office:value-type="float" office:value="0.0178707826537207" calcext:value-type="float">
            <text:p>0.0178707827</text:p>
          </table:table-cell>
          <table:table-cell table:number-columns-repeated="9"/>
        </table:table-row>
        <table:table-row table:style-name="ro1">
          <table:table-cell office:value-type="float" office:value="0.0165095328459757" calcext:value-type="float">
            <text:p>0.0165095328</text:p>
          </table:table-cell>
          <table:table-cell table:number-columns-repeated="9"/>
        </table:table-row>
        <table:table-row table:style-name="ro1">
          <table:table-cell office:value-type="float" office:value="0.01552965687339" calcext:value-type="float">
            <text:p>0.0155296569</text:p>
          </table:table-cell>
          <table:table-cell table:number-columns-repeated="9"/>
        </table:table-row>
        <table:table-row table:style-name="ro1">
          <table:table-cell office:value-type="float" office:value="0.0118171268775848" calcext:value-type="float">
            <text:p>0.0118171269</text:p>
          </table:table-cell>
          <table:table-cell table:number-columns-repeated="9"/>
        </table:table-row>
        <table:table-row table:style-name="ro1">
          <table:table-cell office:value-type="float" office:value="0.0109491946767399" calcext:value-type="float">
            <text:p>0.0109491947</text:p>
          </table:table-cell>
          <table:table-cell table:number-columns-repeated="9"/>
        </table:table-row>
        <table:table-row table:style-name="ro1">
          <table:table-cell office:value-type="float" office:value="0.00894397128475327" calcext:value-type="float">
            <text:p>0.0089439713</text:p>
          </table:table-cell>
          <table:table-cell table:number-columns-repeated="9"/>
        </table:table-row>
        <table:table-row table:style-name="ro1">
          <table:table-cell office:value-type="float" office:value="0.00821510257105903" calcext:value-type="float">
            <text:p>0.0082151026</text:p>
          </table:table-cell>
          <table:table-cell table:number-columns-repeated="9"/>
        </table:table-row>
        <table:table-row table:style-name="ro1">
          <table:table-cell office:value-type="float" office:value="0.0100867228384102" calcext:value-type="float">
            <text:p>0.0100867228</text:p>
          </table:table-cell>
          <table:table-cell table:number-columns-repeated="9"/>
        </table:table-row>
        <table:table-row table:style-name="ro1">
          <table:table-cell office:value-type="float" office:value="0.0105580280896877" calcext:value-type="float">
            <text:p>0.0105580281</text:p>
          </table:table-cell>
          <table:table-cell table:number-columns-repeated="9"/>
        </table:table-row>
        <table:table-row table:style-name="ro1">
          <table:table-cell office:value-type="float" office:value="0.00863707111256579" calcext:value-type="float">
            <text:p>0.0086370711</text:p>
          </table:table-cell>
          <table:table-cell table:number-columns-repeated="9"/>
        </table:table-row>
        <table:table-row table:style-name="ro1">
          <table:table-cell office:value-type="float" office:value="0.00761261681023357" calcext:value-type="float">
            <text:p>0.0076126168</text:p>
          </table:table-cell>
          <table:table-cell table:number-columns-repeated="9"/>
        </table:table-row>
        <table:table-row table:style-name="ro1">
          <table:table-cell office:value-type="float" office:value="0.00718696392538543" calcext:value-type="float">
            <text:p>0.0071869639</text:p>
          </table:table-cell>
          <table:table-cell table:number-columns-repeated="9"/>
        </table:table-row>
        <table:table-row table:style-name="ro1">
          <table:table-cell office:value-type="float" office:value="0.00722682961136292" calcext:value-type="float">
            <text:p>0.0072268296</text:p>
          </table:table-cell>
          <table:table-cell table:number-columns-repeated="9"/>
        </table:table-row>
        <table:table-row table:style-name="ro1">
          <table:table-cell office:value-type="float" office:value="0.00704356170373402" calcext:value-type="float">
            <text:p>0.0070435617</text:p>
          </table:table-cell>
          <table:table-cell table:number-columns-repeated="9"/>
        </table:table-row>
        <table:table-row table:style-name="ro1">
          <table:table-cell office:value-type="float" office:value="0.00666741178132977" calcext:value-type="float">
            <text:p>0.0066674118</text:p>
          </table:table-cell>
          <table:table-cell table:number-columns-repeated="9"/>
        </table:table-row>
        <table:table-row table:style-name="ro1">
          <table:table-cell office:value-type="float" office:value="0.00660528682548117" calcext:value-type="float">
            <text:p>0.0066052868</text:p>
          </table:table-cell>
          <table:table-cell table:number-columns-repeated="9"/>
        </table:table-row>
        <table:table-row table:style-name="ro1">
          <table:table-cell office:value-type="float" office:value="0.00658832202621776" calcext:value-type="float">
            <text:p>0.006588322</text:p>
          </table:table-cell>
          <table:table-cell table:number-columns-repeated="9"/>
        </table:table-row>
        <table:table-row table:style-name="ro1">
          <table:table-cell office:value-type="float" office:value="0.00664718712702843" calcext:value-type="float">
            <text:p>0.0066471871</text:p>
          </table:table-cell>
          <table:table-cell table:number-columns-repeated="9"/>
        </table:table-row>
        <table:table-row table:style-name="ro1">
          <table:table-cell office:value-type="float" office:value="0.00747552104101293" calcext:value-type="float">
            <text:p>0.007475521</text:p>
          </table:table-cell>
          <table:table-cell table:number-columns-repeated="9"/>
        </table:table-row>
        <table:table-row table:style-name="ro1">
          <table:table-cell office:value-type="float" office:value="0.00669843621620471" calcext:value-type="float">
            <text:p>0.0066984362</text:p>
          </table:table-cell>
          <table:table-cell table:number-columns-repeated="9"/>
        </table:table-row>
        <table:table-row table:style-name="ro1">
          <table:table-cell office:value-type="float" office:value="0.00738595022740923" calcext:value-type="float">
            <text:p>0.0073859502</text:p>
          </table:table-cell>
          <table:table-cell table:number-columns-repeated="9"/>
        </table:table-row>
        <table:table-row table:style-name="ro1">
          <table:table-cell office:value-type="float" office:value="0.0070567316286843" calcext:value-type="float">
            <text:p>0.0070567316</text:p>
          </table:table-cell>
          <table:table-cell table:number-columns-repeated="9"/>
        </table:table-row>
        <table:table-row table:style-name="ro1">
          <table:table-cell office:value-type="float" office:value="0.00681623215632878" calcext:value-type="float">
            <text:p>0.0068162322</text:p>
          </table:table-cell>
          <table:table-cell table:number-columns-repeated="9"/>
        </table:table-row>
        <table:table-row table:style-name="ro1">
          <table:table-cell office:value-type="float" office:value="0.0068412865080034" calcext:value-type="float">
            <text:p>0.0068412865</text:p>
          </table:table-cell>
          <table:table-cell table:number-columns-repeated="9"/>
        </table:table-row>
        <table:table-row table:style-name="ro1">
          <table:table-cell office:value-type="float" office:value="0.00570632436951753" calcext:value-type="float">
            <text:p>0.0057063244</text:p>
          </table:table-cell>
          <table:table-cell table:number-columns-repeated="9"/>
        </table:table-row>
        <table:table-row table:style-name="ro1">
          <table:table-cell office:value-type="float" office:value="0.00589862629495142" calcext:value-type="float">
            <text:p>0.0058986263</text:p>
          </table:table-cell>
          <table:table-cell table:number-columns-repeated="9"/>
        </table:table-row>
        <table:table-row table:style-name="ro1">
          <table:table-cell office:value-type="float" office:value="0.00720048279296584" calcext:value-type="float">
            <text:p>0.0072004828</text:p>
          </table:table-cell>
          <table:table-cell table:number-columns-repeated="9"/>
        </table:table-row>
        <table:table-row table:style-name="ro1">
          <table:table-cell office:value-type="float" office:value="0.00611579939858331" calcext:value-type="float">
            <text:p>0.0061157994</text:p>
          </table:table-cell>
          <table:table-cell table:number-columns-repeated="9"/>
        </table:table-row>
        <table:table-row table:style-name="ro1">
          <table:table-cell office:value-type="float" office:value="0.00556661982125025" calcext:value-type="float">
            <text:p>0.0055666198</text:p>
          </table:table-cell>
          <table:table-cell table:number-columns-repeated="9"/>
        </table:table-row>
        <table:table-row table:style-name="ro1">
          <table:table-cell office:value-type="float" office:value="0.00563803569934814" calcext:value-type="float">
            <text:p>0.0056380357</text:p>
          </table:table-cell>
          <table:table-cell table:number-columns-repeated="9"/>
        </table:table-row>
        <table:table-row table:style-name="ro1">
          <table:table-cell office:value-type="float" office:value="0.00567914790347288" calcext:value-type="float">
            <text:p>0.0056791479</text:p>
          </table:table-cell>
          <table:table-cell table:number-columns-repeated="9"/>
        </table:table-row>
        <table:table-row table:style-name="ro1">
          <table:table-cell office:value-type="float" office:value="0.00522449066764982" calcext:value-type="float">
            <text:p>0.0052244907</text:p>
          </table:table-cell>
          <table:table-cell table:number-columns-repeated="9"/>
        </table:table-row>
        <table:table-row table:style-name="ro1">
          <table:table-cell office:value-type="float" office:value="0.0062478506369424" calcext:value-type="float">
            <text:p>0.0062478506</text:p>
          </table:table-cell>
          <table:table-cell table:number-columns-repeated="9"/>
        </table:table-row>
        <table:table-row table:style-name="ro1">
          <table:table-cell office:value-type="float" office:value="0.00580695303983758" calcext:value-type="float">
            <text:p>0.005806953</text:p>
          </table:table-cell>
          <table:table-cell table:number-columns-repeated="9"/>
        </table:table-row>
        <table:table-row table:style-name="ro1">
          <table:table-cell office:value-type="float" office:value="0.00487338605971886" calcext:value-type="float">
            <text:p>0.0048733861</text:p>
          </table:table-cell>
          <table:table-cell table:number-columns-repeated="9"/>
        </table:table-row>
        <table:table-row table:style-name="ro1">
          <table:table-cell office:value-type="float" office:value="0.00508868383406034" calcext:value-type="float">
            <text:p>0.0050886838</text:p>
          </table:table-cell>
          <table:table-cell table:number-columns-repeated="9"/>
        </table:table-row>
        <table:table-row table:style-name="ro1">
          <table:table-cell office:value-type="float" office:value="0.00502301787068391" calcext:value-type="float">
            <text:p>0.0050230179</text:p>
          </table:table-cell>
          <table:table-cell table:number-columns-repeated="9"/>
        </table:table-row>
        <table:table-row table:style-name="ro1">
          <table:table-cell office:value-type="float" office:value="0.00512133128288032" calcext:value-type="float">
            <text:p>0.0051213313</text:p>
          </table:table-cell>
          <table:table-cell table:number-columns-repeated="9"/>
        </table:table-row>
        <table:table-row table:style-name="ro1">
          <table:table-cell office:value-type="float" office:value="0.00569927570029538" calcext:value-type="float">
            <text:p>0.0056992757</text:p>
          </table:table-cell>
          <table:table-cell table:number-columns-repeated="9"/>
        </table:table-row>
        <table:table-row table:style-name="ro1">
          <table:table-cell office:value-type="float" office:value="0.00613863894186469" calcext:value-type="float">
            <text:p>0.0061386389</text:p>
          </table:table-cell>
          <table:table-cell table:number-columns-repeated="9"/>
        </table:table-row>
        <table:table-row table:style-name="ro1">
          <table:table-cell office:value-type="float" office:value="0.00666749369961914" calcext:value-type="float">
            <text:p>0.0066674937</text:p>
          </table:table-cell>
          <table:table-cell table:number-columns-repeated="9"/>
        </table:table-row>
        <table:table-row table:style-name="ro1">
          <table:table-cell office:value-type="float" office:value="0.00561552422016388" calcext:value-type="float">
            <text:p>0.0056155242</text:p>
          </table:table-cell>
          <table:table-cell table:number-columns-repeated="9"/>
        </table:table-row>
        <table:table-row table:style-name="ro1">
          <table:table-cell office:value-type="float" office:value="0.00533335682929385" calcext:value-type="float">
            <text:p>0.0053333568</text:p>
          </table:table-cell>
          <table:table-cell table:number-columns-repeated="9"/>
        </table:table-row>
        <table:table-row table:style-name="ro1">
          <table:table-cell office:value-type="float" office:value="0.00558102385809677" calcext:value-type="float">
            <text:p>0.0055810239</text:p>
          </table:table-cell>
          <table:table-cell table:number-columns-repeated="9"/>
        </table:table-row>
        <table:table-row table:style-name="ro1">
          <table:table-cell office:value-type="float" office:value="0.00440145332310617" calcext:value-type="float">
            <text:p>0.0044014533</text:p>
          </table:table-cell>
          <table:table-cell table:number-columns-repeated="9"/>
        </table:table-row>
        <table:table-row table:style-name="ro1">
          <table:table-cell office:value-type="float" office:value="0.00486503791552127" calcext:value-type="float">
            <text:p>0.0048650379</text:p>
          </table:table-cell>
          <table:table-cell table:number-columns-repeated="9"/>
        </table:table-row>
        <table:table-row table:style-name="ro1">
          <table:table-cell office:value-type="float" office:value="0.00476255393572935" calcext:value-type="float">
            <text:p>0.0047625539</text:p>
          </table:table-cell>
          <table:table-cell table:number-columns-repeated="9"/>
        </table:table-row>
        <table:table-row table:style-name="ro1">
          <table:table-cell office:value-type="float" office:value="0.00491314601531925" calcext:value-type="float">
            <text:p>0.004913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721" calcext:value-type="float">
            <text:p>272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0.0822692791569766" calcext:value-type="float">
            <text:p>0.0822692792</text:p>
          </table:table-cell>
          <table:table-cell table:number-columns-repeated="9"/>
        </table:table-row>
        <table:table-row table:style-name="ro1">
          <table:table-cell office:value-type="float" office:value="0.0568055947423607" calcext:value-type="float">
            <text:p>0.0568055947</text:p>
          </table:table-cell>
          <table:table-cell table:number-columns-repeated="9"/>
        </table:table-row>
        <table:table-row table:style-name="ro1">
          <table:table-cell office:value-type="float" office:value="0.0533000663805474" calcext:value-type="float">
            <text:p>0.0533000664</text:p>
          </table:table-cell>
          <table:table-cell table:number-columns-repeated="9"/>
        </table:table-row>
        <table:table-row table:style-name="ro1">
          <table:table-cell office:value-type="float" office:value="0.0476110811035465" calcext:value-type="float">
            <text:p>0.0476110811</text:p>
          </table:table-cell>
          <table:table-cell table:number-columns-repeated="9"/>
        </table:table-row>
        <table:table-row table:style-name="ro1">
          <table:table-cell office:value-type="float" office:value="0.0557309204141122" calcext:value-type="float">
            <text:p>0.0557309204</text:p>
          </table:table-cell>
          <table:table-cell table:number-columns-repeated="9"/>
        </table:table-row>
        <table:table-row table:style-name="ro1">
          <table:table-cell office:value-type="float" office:value="0.0522945203135685" calcext:value-type="float">
            <text:p>0.0522945203</text:p>
          </table:table-cell>
          <table:table-cell table:number-columns-repeated="9"/>
        </table:table-row>
        <table:table-row table:style-name="ro1">
          <table:table-cell office:value-type="float" office:value="0.0500415472755594" calcext:value-type="float">
            <text:p>0.0500415473</text:p>
          </table:table-cell>
          <table:table-cell table:number-columns-repeated="9"/>
        </table:table-row>
        <table:table-row table:style-name="ro1">
          <table:table-cell office:value-type="float" office:value="0.0360278723976747" calcext:value-type="float">
            <text:p>0.0360278724</text:p>
          </table:table-cell>
          <table:table-cell table:number-columns-repeated="9"/>
        </table:table-row>
        <table:table-row table:style-name="ro1">
          <table:table-cell office:value-type="float" office:value="0.0347179430486613" calcext:value-type="float">
            <text:p>0.034717943</text:p>
          </table:table-cell>
          <table:table-cell table:number-columns-repeated="9"/>
        </table:table-row>
        <table:table-row table:style-name="ro1">
          <table:table-cell office:value-type="float" office:value="0.0238255284325554" calcext:value-type="float">
            <text:p>0.0238255284</text:p>
          </table:table-cell>
          <table:table-cell table:number-columns-repeated="9"/>
        </table:table-row>
        <table:table-row table:style-name="ro1">
          <table:table-cell office:value-type="float" office:value="0.0206431400207114" calcext:value-type="float">
            <text:p>0.02064314</text:p>
          </table:table-cell>
          <table:table-cell table:number-columns-repeated="9"/>
        </table:table-row>
        <table:table-row table:style-name="ro1">
          <table:table-cell office:value-type="float" office:value="0.0191847039903631" calcext:value-type="float">
            <text:p>0.019184704</text:p>
          </table:table-cell>
          <table:table-cell table:number-columns-repeated="9"/>
        </table:table-row>
        <table:table-row table:style-name="ro1">
          <table:table-cell office:value-type="float" office:value="0.015278453494659" calcext:value-type="float">
            <text:p>0.0152784535</text:p>
          </table:table-cell>
          <table:table-cell table:number-columns-repeated="9"/>
        </table:table-row>
        <table:table-row table:style-name="ro1">
          <table:table-cell office:value-type="float" office:value="0.0146346301870642" calcext:value-type="float">
            <text:p>0.0146346302</text:p>
          </table:table-cell>
          <table:table-cell table:number-columns-repeated="9"/>
        </table:table-row>
        <table:table-row table:style-name="ro1">
          <table:table-cell office:value-type="float" office:value="0.0150932241111229" calcext:value-type="float">
            <text:p>0.0150932241</text:p>
          </table:table-cell>
          <table:table-cell table:number-columns-repeated="9"/>
        </table:table-row>
        <table:table-row table:style-name="ro1">
          <table:table-cell office:value-type="float" office:value="0.012902394554872" calcext:value-type="float">
            <text:p>0.0129023946</text:p>
          </table:table-cell>
          <table:table-cell table:number-columns-repeated="9"/>
        </table:table-row>
        <table:table-row table:style-name="ro1">
          <table:table-cell office:value-type="float" office:value="0.0125501893382397" calcext:value-type="float">
            <text:p>0.0125501893</text:p>
          </table:table-cell>
          <table:table-cell table:number-columns-repeated="9"/>
        </table:table-row>
        <table:table-row table:style-name="ro1">
          <table:table-cell office:value-type="float" office:value="0.0102934761887012" calcext:value-type="float">
            <text:p>0.0102934762</text:p>
          </table:table-cell>
          <table:table-cell table:number-columns-repeated="9"/>
        </table:table-row>
        <table:table-row table:style-name="ro1">
          <table:table-cell office:value-type="float" office:value="0.00958476891377923" calcext:value-type="float">
            <text:p>0.0095847689</text:p>
          </table:table-cell>
          <table:table-cell table:number-columns-repeated="9"/>
        </table:table-row>
        <table:table-row table:style-name="ro1">
          <table:table-cell office:value-type="float" office:value="0.008487039870663" calcext:value-type="float">
            <text:p>0.0084870399</text:p>
          </table:table-cell>
          <table:table-cell table:number-columns-repeated="9"/>
        </table:table-row>
        <table:table-row table:style-name="ro1">
          <table:table-cell office:value-type="float" office:value="0.00740396532180162" calcext:value-type="float">
            <text:p>0.0074039653</text:p>
          </table:table-cell>
          <table:table-cell table:number-columns-repeated="9"/>
        </table:table-row>
        <table:table-row table:style-name="ro1">
          <table:table-cell office:value-type="float" office:value="0.00676024257697402" calcext:value-type="float">
            <text:p>0.0067602426</text:p>
          </table:table-cell>
          <table:table-cell table:number-columns-repeated="9"/>
        </table:table-row>
        <table:table-row table:style-name="ro1">
          <table:table-cell office:value-type="float" office:value="0.00739601433186281" calcext:value-type="float">
            <text:p>0.0073960143</text:p>
          </table:table-cell>
          <table:table-cell table:number-columns-repeated="9"/>
        </table:table-row>
        <table:table-row table:style-name="ro1">
          <table:table-cell office:value-type="float" office:value="0.00716171285878415" calcext:value-type="float">
            <text:p>0.0071617129</text:p>
          </table:table-cell>
          <table:table-cell table:number-columns-repeated="9"/>
        </table:table-row>
        <table:table-row table:style-name="ro1">
          <table:table-cell office:value-type="float" office:value="0.00672161508571024" calcext:value-type="float">
            <text:p>0.0067216151</text:p>
          </table:table-cell>
          <table:table-cell table:number-columns-repeated="9"/>
        </table:table-row>
        <table:table-row table:style-name="ro1">
          <table:table-cell office:value-type="float" office:value="0.00719688048922717" calcext:value-type="float">
            <text:p>0.0071968805</text:p>
          </table:table-cell>
          <table:table-cell table:number-columns-repeated="9"/>
        </table:table-row>
        <table:table-row table:style-name="ro1">
          <table:table-cell office:value-type="float" office:value="0.00786641217357364" calcext:value-type="float">
            <text:p>0.0078664122</text:p>
          </table:table-cell>
          <table:table-cell table:number-columns-repeated="9"/>
        </table:table-row>
        <table:table-row table:style-name="ro1">
          <table:table-cell office:value-type="float" office:value="0.00861802995497254" calcext:value-type="float">
            <text:p>0.00861803</text:p>
          </table:table-cell>
          <table:table-cell table:number-columns-repeated="9"/>
        </table:table-row>
        <table:table-row table:style-name="ro1">
          <table:table-cell office:value-type="float" office:value="0.00900214390116702" calcext:value-type="float">
            <text:p>0.0090021439</text:p>
          </table:table-cell>
          <table:table-cell table:number-columns-repeated="9"/>
        </table:table-row>
        <table:table-row table:style-name="ro1">
          <table:table-cell office:value-type="float" office:value="0.00699236146353803" calcext:value-type="float">
            <text:p>0.0069923615</text:p>
          </table:table-cell>
          <table:table-cell table:number-columns-repeated="9"/>
        </table:table-row>
        <table:table-row table:style-name="ro1">
          <table:table-cell office:value-type="float" office:value="0.00695276147473405" calcext:value-type="float">
            <text:p>0.0069527615</text:p>
          </table:table-cell>
          <table:table-cell table:number-columns-repeated="9"/>
        </table:table-row>
        <table:table-row table:style-name="ro1">
          <table:table-cell office:value-type="float" office:value="0.00719439988355826" calcext:value-type="float">
            <text:p>0.0071943999</text:p>
          </table:table-cell>
          <table:table-cell table:number-columns-repeated="9"/>
        </table:table-row>
        <table:table-row table:style-name="ro1">
          <table:table-cell office:value-type="float" office:value="0.00634249209547353" calcext:value-type="float">
            <text:p>0.0063424921</text:p>
          </table:table-cell>
          <table:table-cell table:number-columns-repeated="9"/>
        </table:table-row>
        <table:table-row table:style-name="ro1">
          <table:table-cell office:value-type="float" office:value="0.00563099975367237" calcext:value-type="float">
            <text:p>0.0056309998</text:p>
          </table:table-cell>
          <table:table-cell table:number-columns-repeated="9"/>
        </table:table-row>
        <table:table-row table:style-name="ro1">
          <table:table-cell office:value-type="float" office:value="0.00671241307647977" calcext:value-type="float">
            <text:p>0.0067124131</text:p>
          </table:table-cell>
          <table:table-cell table:number-columns-repeated="9"/>
        </table:table-row>
        <table:table-row table:style-name="ro1">
          <table:table-cell office:value-type="float" office:value="0.00533892317172449" calcext:value-type="float">
            <text:p>0.0053389232</text:p>
          </table:table-cell>
          <table:table-cell table:number-columns-repeated="9"/>
        </table:table-row>
        <table:table-row table:style-name="ro1">
          <table:table-cell office:value-type="float" office:value="0.00655865826576654" calcext:value-type="float">
            <text:p>0.0065586583</text:p>
          </table:table-cell>
          <table:table-cell table:number-columns-repeated="9"/>
        </table:table-row>
        <table:table-row table:style-name="ro1">
          <table:table-cell office:value-type="float" office:value="0.00634389215743352" calcext:value-type="float">
            <text:p>0.0063438922</text:p>
          </table:table-cell>
          <table:table-cell table:number-columns-repeated="9"/>
        </table:table-row>
        <table:table-row table:style-name="ro1">
          <table:table-cell office:value-type="float" office:value="0.0068669864495348" calcext:value-type="float">
            <text:p>0.0068669864</text:p>
          </table:table-cell>
          <table:table-cell table:number-columns-repeated="9"/>
        </table:table-row>
        <table:table-row table:style-name="ro1">
          <table:table-cell office:value-type="float" office:value="0.0063463994544205" calcext:value-type="float">
            <text:p>0.0063463995</text:p>
          </table:table-cell>
          <table:table-cell table:number-columns-repeated="9"/>
        </table:table-row>
        <table:table-row table:style-name="ro1">
          <table:table-cell office:value-type="float" office:value="0.00618322947283121" calcext:value-type="float">
            <text:p>0.0061832295</text:p>
          </table:table-cell>
          <table:table-cell table:number-columns-repeated="9"/>
        </table:table-row>
        <table:table-row table:style-name="ro1">
          <table:table-cell office:value-type="float" office:value="0.00621086192696811" calcext:value-type="float">
            <text:p>0.0062108619</text:p>
          </table:table-cell>
          <table:table-cell table:number-columns-repeated="9"/>
        </table:table-row>
        <table:table-row table:style-name="ro1">
          <table:table-cell office:value-type="float" office:value="0.00552793808596927" calcext:value-type="float">
            <text:p>0.0055279381</text:p>
          </table:table-cell>
          <table:table-cell table:number-columns-repeated="9"/>
        </table:table-row>
        <table:table-row table:style-name="ro1">
          <table:table-cell office:value-type="float" office:value="0.00576154056632321" calcext:value-type="float">
            <text:p>0.0057615406</text:p>
          </table:table-cell>
          <table:table-cell table:number-columns-repeated="9"/>
        </table:table-row>
        <table:table-row table:style-name="ro1">
          <table:table-cell office:value-type="float" office:value="0.00472173013708793" calcext:value-type="float">
            <text:p>0.0047217301</text:p>
          </table:table-cell>
          <table:table-cell table:number-columns-repeated="9"/>
        </table:table-row>
        <table:table-row table:style-name="ro1">
          <table:table-cell office:value-type="float" office:value="0.00486623951881772" calcext:value-type="float">
            <text:p>0.0048662395</text:p>
          </table:table-cell>
          <table:table-cell table:number-columns-repeated="9"/>
        </table:table-row>
        <table:table-row table:style-name="ro1">
          <table:table-cell office:value-type="float" office:value="0.00619886820901691" calcext:value-type="float">
            <text:p>0.0061988682</text:p>
          </table:table-cell>
          <table:table-cell table:number-columns-repeated="9"/>
        </table:table-row>
        <table:table-row table:style-name="ro1">
          <table:table-cell office:value-type="float" office:value="0.00541691045387836" calcext:value-type="float">
            <text:p>0.0054169105</text:p>
          </table:table-cell>
          <table:table-cell table:number-columns-repeated="9"/>
        </table:table-row>
        <table:table-row table:style-name="ro1">
          <table:table-cell office:value-type="float" office:value="0.00509481874110007" calcext:value-type="float">
            <text:p>0.0050948187</text:p>
          </table:table-cell>
          <table:table-cell table:number-columns-repeated="9"/>
        </table:table-row>
        <table:table-row table:style-name="ro1">
          <table:table-cell office:value-type="float" office:value="0.0046294781583251" calcext:value-type="float">
            <text:p>0.0046294782</text:p>
          </table:table-cell>
          <table:table-cell table:number-columns-repeated="9"/>
        </table:table-row>
        <table:table-row table:style-name="ro1">
          <table:table-cell office:value-type="float" office:value="0.00465880547469835" calcext:value-type="float">
            <text:p>0.0046588055</text:p>
          </table:table-cell>
          <table:table-cell table:number-columns-repeated="9"/>
        </table:table-row>
        <table:table-row table:style-name="ro1">
          <table:table-cell office:value-type="float" office:value="0.00459429241827136" calcext:value-type="float">
            <text:p>0.0045942924</text:p>
          </table:table-cell>
          <table:table-cell table:number-columns-repeated="9"/>
        </table:table-row>
        <table:table-row table:style-name="ro1">
          <table:table-cell office:value-type="float" office:value="0.00469901363098749" calcext:value-type="float">
            <text:p>0.0046990136</text:p>
          </table:table-cell>
          <table:table-cell table:number-columns-repeated="9"/>
        </table:table-row>
        <table:table-row table:style-name="ro1">
          <table:table-cell office:value-type="float" office:value="0.00526186090377647" calcext:value-type="float">
            <text:p>0.0052618609</text:p>
          </table:table-cell>
          <table:table-cell table:number-columns-repeated="9"/>
        </table:table-row>
        <table:table-row table:style-name="ro1">
          <table:table-cell office:value-type="float" office:value="0.00463707568988932" calcext:value-type="float">
            <text:p>0.0046370757</text:p>
          </table:table-cell>
          <table:table-cell table:number-columns-repeated="9"/>
        </table:table-row>
        <table:table-row table:style-name="ro1">
          <table:table-cell office:value-type="float" office:value="0.00581830883589929" calcext:value-type="float">
            <text:p>0.0058183088</text:p>
          </table:table-cell>
          <table:table-cell table:number-columns-repeated="9"/>
        </table:table-row>
        <table:table-row table:style-name="ro1">
          <table:table-cell office:value-type="float" office:value="0.00500836166811382" calcext:value-type="float">
            <text:p>0.0050083617</text:p>
          </table:table-cell>
          <table:table-cell table:number-columns-repeated="9"/>
        </table:table-row>
        <table:table-row table:style-name="ro1">
          <table:table-cell office:value-type="float" office:value="0.00492202434321056" calcext:value-type="float">
            <text:p>0.0049220243</text:p>
          </table:table-cell>
          <table:table-cell table:number-columns-repeated="9"/>
        </table:table-row>
        <table:table-row table:style-name="ro1">
          <table:table-cell office:value-type="float" office:value="0.00503633579494207" calcext:value-type="float">
            <text:p>0.0050363358</text:p>
          </table:table-cell>
          <table:table-cell table:number-columns-repeated="9"/>
        </table:table-row>
        <table:table-row table:style-name="ro1">
          <table:table-cell office:value-type="float" office:value="0.00463032244802182" calcext:value-type="float">
            <text:p>0.0046303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739" calcext:value-type="float">
            <text:p>273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0.0889119633087707" calcext:value-type="float">
            <text:p>0.0889119633</text:p>
          </table:table-cell>
          <table:table-cell table:number-columns-repeated="9"/>
        </table:table-row>
        <table:table-row table:style-name="ro1">
          <table:table-cell office:value-type="float" office:value="0.0719195678724006" calcext:value-type="float">
            <text:p>0.0719195679</text:p>
          </table:table-cell>
          <table:table-cell table:number-columns-repeated="9"/>
        </table:table-row>
        <table:table-row table:style-name="ro1">
          <table:table-cell office:value-type="float" office:value="0.0539453400465829" calcext:value-type="float">
            <text:p>0.05394534</text:p>
          </table:table-cell>
          <table:table-cell table:number-columns-repeated="9"/>
        </table:table-row>
        <table:table-row table:style-name="ro1">
          <table:table-cell office:value-type="float" office:value="0.0480426688492532" calcext:value-type="float">
            <text:p>0.0480426688</text:p>
          </table:table-cell>
          <table:table-cell table:number-columns-repeated="9"/>
        </table:table-row>
        <table:table-row table:style-name="ro1">
          <table:table-cell office:value-type="float" office:value="0.0399067996603693" calcext:value-type="float">
            <text:p>0.0399067997</text:p>
          </table:table-cell>
          <table:table-cell table:number-columns-repeated="9"/>
        </table:table-row>
        <table:table-row table:style-name="ro1">
          <table:table-cell office:value-type="float" office:value="0.039378237897689" calcext:value-type="float">
            <text:p>0.0393782379</text:p>
          </table:table-cell>
          <table:table-cell table:number-columns-repeated="9"/>
        </table:table-row>
        <table:table-row table:style-name="ro1">
          <table:table-cell office:value-type="float" office:value="0.0394291493124971" calcext:value-type="float">
            <text:p>0.0394291493</text:p>
          </table:table-cell>
          <table:table-cell table:number-columns-repeated="9"/>
        </table:table-row>
        <table:table-row table:style-name="ro1">
          <table:table-cell office:value-type="float" office:value="0.0394592892080464" calcext:value-type="float">
            <text:p>0.0394592892</text:p>
          </table:table-cell>
          <table:table-cell table:number-columns-repeated="9"/>
        </table:table-row>
        <table:table-row table:style-name="ro1">
          <table:table-cell office:value-type="float" office:value="0.0334049249976995" calcext:value-type="float">
            <text:p>0.033404925</text:p>
          </table:table-cell>
          <table:table-cell table:number-columns-repeated="9"/>
        </table:table-row>
        <table:table-row table:style-name="ro1">
          <table:table-cell office:value-type="float" office:value="0.026693472939811" calcext:value-type="float">
            <text:p>0.0266934729</text:p>
          </table:table-cell>
          <table:table-cell table:number-columns-repeated="9"/>
        </table:table-row>
        <table:table-row table:style-name="ro1">
          <table:table-cell office:value-type="float" office:value="0.024220723348404" calcext:value-type="float">
            <text:p>0.0242207233</text:p>
          </table:table-cell>
          <table:table-cell table:number-columns-repeated="9"/>
        </table:table-row>
        <table:table-row table:style-name="ro1">
          <table:table-cell office:value-type="float" office:value="0.0184017932707305" calcext:value-type="float">
            <text:p>0.0184017933</text:p>
          </table:table-cell>
          <table:table-cell table:number-columns-repeated="9"/>
        </table:table-row>
        <table:table-row table:style-name="ro1">
          <table:table-cell office:value-type="float" office:value="0.017214843594367" calcext:value-type="float">
            <text:p>0.0172148436</text:p>
          </table:table-cell>
          <table:table-cell table:number-columns-repeated="9"/>
        </table:table-row>
        <table:table-row table:style-name="ro1">
          <table:table-cell office:value-type="float" office:value="0.0143458805060285" calcext:value-type="float">
            <text:p>0.0143458805</text:p>
          </table:table-cell>
          <table:table-cell table:number-columns-repeated="9"/>
        </table:table-row>
        <table:table-row table:style-name="ro1">
          <table:table-cell office:value-type="float" office:value="0.0119896774999167" calcext:value-type="float">
            <text:p>0.0119896775</text:p>
          </table:table-cell>
          <table:table-cell table:number-columns-repeated="9"/>
        </table:table-row>
        <table:table-row table:style-name="ro1">
          <table:table-cell office:value-type="float" office:value="0.00970287921340054" calcext:value-type="float">
            <text:p>0.0097028792</text:p>
          </table:table-cell>
          <table:table-cell table:number-columns-repeated="9"/>
        </table:table-row>
        <table:table-row table:style-name="ro1">
          <table:table-cell office:value-type="float" office:value="0.00767128512615248" calcext:value-type="float">
            <text:p>0.0076712851</text:p>
          </table:table-cell>
          <table:table-cell table:number-columns-repeated="9"/>
        </table:table-row>
        <table:table-row table:style-name="ro1">
          <table:table-cell office:value-type="float" office:value="0.00796841571888862" calcext:value-type="float">
            <text:p>0.0079684157</text:p>
          </table:table-cell>
          <table:table-cell table:number-columns-repeated="9"/>
        </table:table-row>
        <table:table-row table:style-name="ro1">
          <table:table-cell office:value-type="float" office:value="0.00904176150560036" calcext:value-type="float">
            <text:p>0.0090417615</text:p>
          </table:table-cell>
          <table:table-cell table:number-columns-repeated="9"/>
        </table:table-row>
        <table:table-row table:style-name="ro1">
          <table:table-cell office:value-type="float" office:value="0.00764683759174014" calcext:value-type="float">
            <text:p>0.0076468376</text:p>
          </table:table-cell>
          <table:table-cell table:number-columns-repeated="9"/>
        </table:table-row>
        <table:table-row table:style-name="ro1">
          <table:table-cell office:value-type="float" office:value="0.00704966739739766" calcext:value-type="float">
            <text:p>0.0070496674</text:p>
          </table:table-cell>
          <table:table-cell table:number-columns-repeated="9"/>
        </table:table-row>
        <table:table-row table:style-name="ro1">
          <table:table-cell office:value-type="float" office:value="0.00648670208636696" calcext:value-type="float">
            <text:p>0.0064867021</text:p>
          </table:table-cell>
          <table:table-cell table:number-columns-repeated="9"/>
        </table:table-row>
        <table:table-row table:style-name="ro1">
          <table:table-cell office:value-type="float" office:value="0.00621076070001816" calcext:value-type="float">
            <text:p>0.0062107607</text:p>
          </table:table-cell>
          <table:table-cell table:number-columns-repeated="9"/>
        </table:table-row>
        <table:table-row table:style-name="ro1">
          <table:table-cell office:value-type="float" office:value="0.0066889126933282" calcext:value-type="float">
            <text:p>0.0066889127</text:p>
          </table:table-cell>
          <table:table-cell table:number-columns-repeated="9"/>
        </table:table-row>
        <table:table-row table:style-name="ro1">
          <table:table-cell office:value-type="float" office:value="0.00583514857036744" calcext:value-type="float">
            <text:p>0.0058351486</text:p>
          </table:table-cell>
          <table:table-cell table:number-columns-repeated="9"/>
        </table:table-row>
        <table:table-row table:style-name="ro1">
          <table:table-cell office:value-type="float" office:value="0.00563001588916585" calcext:value-type="float">
            <text:p>0.0056300159</text:p>
          </table:table-cell>
          <table:table-cell table:number-columns-repeated="9"/>
        </table:table-row>
        <table:table-row table:style-name="ro1">
          <table:table-cell office:value-type="float" office:value="0.00521593291191327" calcext:value-type="float">
            <text:p>0.0052159329</text:p>
          </table:table-cell>
          <table:table-cell table:number-columns-repeated="9"/>
        </table:table-row>
        <table:table-row table:style-name="ro1">
          <table:table-cell office:value-type="float" office:value="0.00524587543642185" calcext:value-type="float">
            <text:p>0.0052458754</text:p>
          </table:table-cell>
          <table:table-cell table:number-columns-repeated="9"/>
        </table:table-row>
        <table:table-row table:style-name="ro1">
          <table:table-cell office:value-type="float" office:value="0.00491774634561334" calcext:value-type="float">
            <text:p>0.0049177463</text:p>
          </table:table-cell>
          <table:table-cell table:number-columns-repeated="9"/>
        </table:table-row>
        <table:table-row table:style-name="ro1">
          <table:table-cell office:value-type="float" office:value="0.00529923064306952" calcext:value-type="float">
            <text:p>0.0052992306</text:p>
          </table:table-cell>
          <table:table-cell table:number-columns-repeated="9"/>
        </table:table-row>
        <table:table-row table:style-name="ro1">
          <table:table-cell office:value-type="float" office:value="0.0059829015133448" calcext:value-type="float">
            <text:p>0.0059829015</text:p>
          </table:table-cell>
          <table:table-cell table:number-columns-repeated="9"/>
        </table:table-row>
        <table:table-row table:style-name="ro1">
          <table:table-cell office:value-type="float" office:value="0.00580454593142964" calcext:value-type="float">
            <text:p>0.0058045459</text:p>
          </table:table-cell>
          <table:table-cell table:number-columns-repeated="9"/>
        </table:table-row>
        <table:table-row table:style-name="ro1">
          <table:table-cell office:value-type="float" office:value="0.00560714319823872" calcext:value-type="float">
            <text:p>0.0056071432</text:p>
          </table:table-cell>
          <table:table-cell table:number-columns-repeated="9"/>
        </table:table-row>
        <table:table-row table:style-name="ro1">
          <table:table-cell office:value-type="float" office:value="0.0058389105232464" calcext:value-type="float">
            <text:p>0.0058389105</text:p>
          </table:table-cell>
          <table:table-cell table:number-columns-repeated="9"/>
        </table:table-row>
        <table:table-row table:style-name="ro1">
          <table:table-cell office:value-type="float" office:value="0.00670866662265984" calcext:value-type="float">
            <text:p>0.0067086666</text:p>
          </table:table-cell>
          <table:table-cell table:number-columns-repeated="9"/>
        </table:table-row>
        <table:table-row table:style-name="ro1">
          <table:table-cell office:value-type="float" office:value="0.00584960229956938" calcext:value-type="float">
            <text:p>0.0058496023</text:p>
          </table:table-cell>
          <table:table-cell table:number-columns-repeated="9"/>
        </table:table-row>
        <table:table-row table:style-name="ro1">
          <table:table-cell office:value-type="float" office:value="0.00547200187190916" calcext:value-type="float">
            <text:p>0.0054720019</text:p>
          </table:table-cell>
          <table:table-cell table:number-columns-repeated="9"/>
        </table:table-row>
        <table:table-row table:style-name="ro1">
          <table:table-cell office:value-type="float" office:value="0.0057008724391869" calcext:value-type="float">
            <text:p>0.0057008724</text:p>
          </table:table-cell>
          <table:table-cell table:number-columns-repeated="9"/>
        </table:table-row>
        <table:table-row table:style-name="ro1">
          <table:table-cell office:value-type="float" office:value="0.00566975734683496" calcext:value-type="float">
            <text:p>0.0056697573</text:p>
          </table:table-cell>
          <table:table-cell table:number-columns-repeated="9"/>
        </table:table-row>
        <table:table-row table:style-name="ro1">
          <table:table-cell office:value-type="float" office:value="0.00519462110117896" calcext:value-type="float">
            <text:p>0.0051946211</text:p>
          </table:table-cell>
          <table:table-cell table:number-columns-repeated="9"/>
        </table:table-row>
        <table:table-row table:style-name="ro1">
          <table:table-cell office:value-type="float" office:value="0.00491559252891101" calcext:value-type="float">
            <text:p>0.0049155925</text:p>
          </table:table-cell>
          <table:table-cell table:number-columns-repeated="9"/>
        </table:table-row>
        <table:table-row table:style-name="ro1">
          <table:table-cell office:value-type="float" office:value="0.00457308688445457" calcext:value-type="float">
            <text:p>0.0045730869</text:p>
          </table:table-cell>
          <table:table-cell table:number-columns-repeated="9"/>
        </table:table-row>
        <table:table-row table:style-name="ro1">
          <table:table-cell office:value-type="float" office:value="0.00482011085108939" calcext:value-type="float">
            <text:p>0.0048201109</text:p>
          </table:table-cell>
          <table:table-cell table:number-columns-repeated="9"/>
        </table:table-row>
        <table:table-row table:style-name="ro1">
          <table:table-cell office:value-type="float" office:value="0.00565182002582734" calcext:value-type="float">
            <text:p>0.00565182</text:p>
          </table:table-cell>
          <table:table-cell table:number-columns-repeated="9"/>
        </table:table-row>
        <table:table-row table:style-name="ro1">
          <table:table-cell office:value-type="float" office:value="0.00434087225057923" calcext:value-type="float">
            <text:p>0.0043408723</text:p>
          </table:table-cell>
          <table:table-cell table:number-columns-repeated="9"/>
        </table:table-row>
        <table:table-row table:style-name="ro1">
          <table:table-cell office:value-type="float" office:value="0.00406786477891341" calcext:value-type="float">
            <text:p>0.0040678648</text:p>
          </table:table-cell>
          <table:table-cell table:number-columns-repeated="9"/>
        </table:table-row>
        <table:table-row table:style-name="ro1">
          <table:table-cell office:value-type="float" office:value="0.00391519435475851" calcext:value-type="float">
            <text:p>0.0039151944</text:p>
          </table:table-cell>
          <table:table-cell table:number-columns-repeated="9"/>
        </table:table-row>
        <table:table-row table:style-name="ro1">
          <table:table-cell office:value-type="float" office:value="0.00437731357126802" calcext:value-type="float">
            <text:p>0.0043773136</text:p>
          </table:table-cell>
          <table:table-cell table:number-columns-repeated="9"/>
        </table:table-row>
        <table:table-row table:style-name="ro1">
          <table:table-cell office:value-type="float" office:value="0.00467031095870641" calcext:value-type="float">
            <text:p>0.004670311</text:p>
          </table:table-cell>
          <table:table-cell table:number-columns-repeated="9"/>
        </table:table-row>
        <table:table-row table:style-name="ro1">
          <table:table-cell office:value-type="float" office:value="0.00377916829618527" calcext:value-type="float">
            <text:p>0.0037791683</text:p>
          </table:table-cell>
          <table:table-cell table:number-columns-repeated="9"/>
        </table:table-row>
        <table:table-row table:style-name="ro1">
          <table:table-cell office:value-type="float" office:value="0.00419372559331176" calcext:value-type="float">
            <text:p>0.0041937256</text:p>
          </table:table-cell>
          <table:table-cell table:number-columns-repeated="9"/>
        </table:table-row>
        <table:table-row table:style-name="ro1">
          <table:table-cell office:value-type="float" office:value="0.0039170240286293" calcext:value-type="float">
            <text:p>0.003917024</text:p>
          </table:table-cell>
          <table:table-cell table:number-columns-repeated="9"/>
        </table:table-row>
        <table:table-row table:style-name="ro1">
          <table:table-cell office:value-type="float" office:value="0.00436041128657933" calcext:value-type="float">
            <text:p>0.0043604113</text:p>
          </table:table-cell>
          <table:table-cell table:number-columns-repeated="9"/>
        </table:table-row>
        <table:table-row table:style-name="ro1">
          <table:table-cell office:value-type="float" office:value="0.00407267985381279" calcext:value-type="float">
            <text:p>0.0040726799</text:p>
          </table:table-cell>
          <table:table-cell table:number-columns-repeated="9"/>
        </table:table-row>
        <table:table-row table:style-name="ro1">
          <table:table-cell office:value-type="float" office:value="0.00386038841545744" calcext:value-type="float">
            <text:p>0.0038603884</text:p>
          </table:table-cell>
          <table:table-cell table:number-columns-repeated="9"/>
        </table:table-row>
        <table:table-row table:style-name="ro1">
          <table:table-cell office:value-type="float" office:value="0.0049391511917141" calcext:value-type="float">
            <text:p>0.0049391512</text:p>
          </table:table-cell>
          <table:table-cell table:number-columns-repeated="9"/>
        </table:table-row>
        <table:table-row table:style-name="ro1">
          <table:table-cell office:value-type="float" office:value="0.00354120744598229" calcext:value-type="float">
            <text:p>0.0035412074</text:p>
          </table:table-cell>
          <table:table-cell table:number-columns-repeated="9"/>
        </table:table-row>
        <table:table-row table:style-name="ro1">
          <table:table-cell office:value-type="float" office:value="0.00372374250580024" calcext:value-type="float">
            <text:p>0.0037237425</text:p>
          </table:table-cell>
          <table:table-cell table:number-columns-repeated="9"/>
        </table:table-row>
        <table:table-row table:style-name="ro1">
          <table:table-cell office:value-type="float" office:value="0.00355134564191742" calcext:value-type="float">
            <text:p>0.0035513456</text:p>
          </table:table-cell>
          <table:table-cell table:number-columns-repeated="9"/>
        </table:table-row>
        <table:table-row table:style-name="ro1">
          <table:table-cell office:value-type="float" office:value="0.00362224446402888" calcext:value-type="float">
            <text:p>0.00362224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817" calcext:value-type="float">
            <text:p>281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02101513633757" calcext:value-type="float">
            <text:p>0.3021015136</text:p>
          </table:table-cell>
          <table:table-cell table:number-columns-repeated="9"/>
        </table:table-row>
        <table:table-row table:style-name="ro1">
          <table:table-cell office:value-type="float" office:value="0.148236673930466" calcext:value-type="float">
            <text:p>0.1482366739</text:p>
          </table:table-cell>
          <table:table-cell table:number-columns-repeated="9"/>
        </table:table-row>
        <table:table-row table:style-name="ro1">
          <table:table-cell office:value-type="float" office:value="0.0920615632908191" calcext:value-type="float">
            <text:p>0.0920615633</text:p>
          </table:table-cell>
          <table:table-cell table:number-columns-repeated="9"/>
        </table:table-row>
        <table:table-row table:style-name="ro1">
          <table:table-cell office:value-type="float" office:value="0.0662578465596368" calcext:value-type="float">
            <text:p>0.0662578466</text:p>
          </table:table-cell>
          <table:table-cell table:number-columns-repeated="9"/>
        </table:table-row>
        <table:table-row table:style-name="ro1">
          <table:table-cell office:value-type="float" office:value="0.0517587075415511" calcext:value-type="float">
            <text:p>0.0517587075</text:p>
          </table:table-cell>
          <table:table-cell table:number-columns-repeated="9"/>
        </table:table-row>
        <table:table-row table:style-name="ro1">
          <table:table-cell office:value-type="float" office:value="0.0428084081619727" calcext:value-type="float">
            <text:p>0.0428084082</text:p>
          </table:table-cell>
          <table:table-cell table:number-columns-repeated="9"/>
        </table:table-row>
        <table:table-row table:style-name="ro1">
          <table:table-cell office:value-type="float" office:value="0.036987053826253" calcext:value-type="float">
            <text:p>0.0369870538</text:p>
          </table:table-cell>
          <table:table-cell table:number-columns-repeated="9"/>
        </table:table-row>
        <table:table-row table:style-name="ro1">
          <table:table-cell office:value-type="float" office:value="0.0324340054453916" calcext:value-type="float">
            <text:p>0.0324340054</text:p>
          </table:table-cell>
          <table:table-cell table:number-columns-repeated="9"/>
        </table:table-row>
        <table:table-row table:style-name="ro1">
          <table:table-cell office:value-type="float" office:value="0.0288994093165269" calcext:value-type="float">
            <text:p>0.0288994093</text:p>
          </table:table-cell>
          <table:table-cell table:number-columns-repeated="9"/>
        </table:table-row>
        <table:table-row table:style-name="ro1">
          <table:table-cell office:value-type="float" office:value="0.0261116966750898" calcext:value-type="float">
            <text:p>0.0261116967</text:p>
          </table:table-cell>
          <table:table-cell table:number-columns-repeated="9"/>
        </table:table-row>
        <table:table-row table:style-name="ro1">
          <table:table-cell office:value-type="float" office:value="0.0239362171382168" calcext:value-type="float">
            <text:p>0.0239362171</text:p>
          </table:table-cell>
          <table:table-cell table:number-columns-repeated="9"/>
        </table:table-row>
        <table:table-row table:style-name="ro1">
          <table:table-cell office:value-type="float" office:value="0.0221486876785064" calcext:value-type="float">
            <text:p>0.0221486877</text:p>
          </table:table-cell>
          <table:table-cell table:number-columns-repeated="9"/>
        </table:table-row>
        <table:table-row table:style-name="ro1">
          <table:table-cell office:value-type="float" office:value="0.0207568343469727" calcext:value-type="float">
            <text:p>0.0207568343</text:p>
          </table:table-cell>
          <table:table-cell table:number-columns-repeated="9"/>
        </table:table-row>
        <table:table-row table:style-name="ro1">
          <table:table-cell office:value-type="float" office:value="0.0194323319206705" calcext:value-type="float">
            <text:p>0.0194323319</text:p>
          </table:table-cell>
          <table:table-cell table:number-columns-repeated="9"/>
        </table:table-row>
        <table:table-row table:style-name="ro1">
          <table:table-cell office:value-type="float" office:value="0.0183223839736165" calcext:value-type="float">
            <text:p>0.018322384</text:p>
          </table:table-cell>
          <table:table-cell table:number-columns-repeated="9"/>
        </table:table-row>
        <table:table-row table:style-name="ro1">
          <table:table-cell office:value-type="float" office:value="0.0173583405261788" calcext:value-type="float">
            <text:p>0.0173583405</text:p>
          </table:table-cell>
          <table:table-cell table:number-columns-repeated="9"/>
        </table:table-row>
        <table:table-row table:style-name="ro1">
          <table:table-cell office:value-type="float" office:value="0.0164418255340281" calcext:value-type="float">
            <text:p>0.0164418255</text:p>
          </table:table-cell>
          <table:table-cell table:number-columns-repeated="9"/>
        </table:table-row>
        <table:table-row table:style-name="ro1">
          <table:table-cell office:value-type="float" office:value="0.015653582384457" calcext:value-type="float">
            <text:p>0.0156535824</text:p>
          </table:table-cell>
          <table:table-cell table:number-columns-repeated="9"/>
        </table:table-row>
        <table:table-row table:style-name="ro1">
          <table:table-cell office:value-type="float" office:value="0.0149470112880486" calcext:value-type="float">
            <text:p>0.0149470113</text:p>
          </table:table-cell>
          <table:table-cell table:number-columns-repeated="9"/>
        </table:table-row>
        <table:table-row table:style-name="ro1">
          <table:table-cell office:value-type="float" office:value="0.0143387966667842" calcext:value-type="float">
            <text:p>0.0143387967</text:p>
          </table:table-cell>
          <table:table-cell table:number-columns-repeated="9"/>
        </table:table-row>
        <table:table-row table:style-name="ro1">
          <table:table-cell office:value-type="float" office:value="0.0137829867138394" calcext:value-type="float">
            <text:p>0.0137829867</text:p>
          </table:table-cell>
          <table:table-cell table:number-columns-repeated="9"/>
        </table:table-row>
        <table:table-row table:style-name="ro1">
          <table:table-cell office:value-type="float" office:value="0.013296106064006" calcext:value-type="float">
            <text:p>0.0132961061</text:p>
          </table:table-cell>
          <table:table-cell table:number-columns-repeated="9"/>
        </table:table-row>
        <table:table-row table:style-name="ro1">
          <table:table-cell office:value-type="float" office:value="0.0128504281771066" calcext:value-type="float">
            <text:p>0.0128504282</text:p>
          </table:table-cell>
          <table:table-cell table:number-columns-repeated="9"/>
        </table:table-row>
        <table:table-row table:style-name="ro1">
          <table:table-cell office:value-type="float" office:value="0.0124592454350858" calcext:value-type="float">
            <text:p>0.0124592454</text:p>
          </table:table-cell>
          <table:table-cell table:number-columns-repeated="9"/>
        </table:table-row>
        <table:table-row table:style-name="ro1">
          <table:table-cell office:value-type="float" office:value="0.0120966732913777" calcext:value-type="float">
            <text:p>0.0120966733</text:p>
          </table:table-cell>
          <table:table-cell table:number-columns-repeated="9"/>
        </table:table-row>
        <table:table-row table:style-name="ro1">
          <table:table-cell office:value-type="float" office:value="0.0117202985689498" calcext:value-type="float">
            <text:p>0.0117202986</text:p>
          </table:table-cell>
          <table:table-cell table:number-columns-repeated="9"/>
        </table:table-row>
        <table:table-row table:style-name="ro1">
          <table:table-cell office:value-type="float" office:value="0.0113887342169648" calcext:value-type="float">
            <text:p>0.0113887342</text:p>
          </table:table-cell>
          <table:table-cell table:number-columns-repeated="9"/>
        </table:table-row>
        <table:table-row table:style-name="ro1">
          <table:table-cell office:value-type="float" office:value="0.0110806157114233" calcext:value-type="float">
            <text:p>0.0110806157</text:p>
          </table:table-cell>
          <table:table-cell table:number-columns-repeated="9"/>
        </table:table-row>
        <table:table-row table:style-name="ro1">
          <table:table-cell office:value-type="float" office:value="0.0107902376039064" calcext:value-type="float">
            <text:p>0.0107902376</text:p>
          </table:table-cell>
          <table:table-cell table:number-columns-repeated="9"/>
        </table:table-row>
        <table:table-row table:style-name="ro1">
          <table:table-cell office:value-type="float" office:value="0.0105157887475071" calcext:value-type="float">
            <text:p>0.0105157887</text:p>
          </table:table-cell>
          <table:table-cell table:number-columns-repeated="9"/>
        </table:table-row>
        <table:table-row table:style-name="ro1">
          <table:table-cell office:value-type="float" office:value="0.0102500031104814" calcext:value-type="float">
            <text:p>0.0102500031</text:p>
          </table:table-cell>
          <table:table-cell table:number-columns-repeated="9"/>
        </table:table-row>
        <table:table-row table:style-name="ro1">
          <table:table-cell office:value-type="float" office:value="0.00999383454360101" calcext:value-type="float">
            <text:p>0.0099938345</text:p>
          </table:table-cell>
          <table:table-cell table:number-columns-repeated="9"/>
        </table:table-row>
        <table:table-row table:style-name="ro1">
          <table:table-cell office:value-type="float" office:value="0.00976200047517381" calcext:value-type="float">
            <text:p>0.0097620005</text:p>
          </table:table-cell>
          <table:table-cell table:number-columns-repeated="9"/>
        </table:table-row>
        <table:table-row table:style-name="ro1">
          <table:table-cell office:value-type="float" office:value="0.00954004685933423" calcext:value-type="float">
            <text:p>0.0095400469</text:p>
          </table:table-cell>
          <table:table-cell table:number-columns-repeated="9"/>
        </table:table-row>
        <table:table-row table:style-name="ro1">
          <table:table-cell office:value-type="float" office:value="0.00932315137352438" calcext:value-type="float">
            <text:p>0.0093231514</text:p>
          </table:table-cell>
          <table:table-cell table:number-columns-repeated="9"/>
        </table:table-row>
        <table:table-row table:style-name="ro1">
          <table:table-cell office:value-type="float" office:value="0.00912444544049571" calcext:value-type="float">
            <text:p>0.0091244454</text:p>
          </table:table-cell>
          <table:table-cell table:number-columns-repeated="9"/>
        </table:table-row>
        <table:table-row table:style-name="ro1">
          <table:table-cell office:value-type="float" office:value="0.00892071928756192" calcext:value-type="float">
            <text:p>0.0089207193</text:p>
          </table:table-cell>
          <table:table-cell table:number-columns-repeated="9"/>
        </table:table-row>
        <table:table-row table:style-name="ro1">
          <table:table-cell office:value-type="float" office:value="0.00873651460638865" calcext:value-type="float">
            <text:p>0.0087365146</text:p>
          </table:table-cell>
          <table:table-cell table:number-columns-repeated="9"/>
        </table:table-row>
        <table:table-row table:style-name="ro1">
          <table:table-cell office:value-type="float" office:value="0.00855680581722337" calcext:value-type="float">
            <text:p>0.0085568058</text:p>
          </table:table-cell>
          <table:table-cell table:number-columns-repeated="9"/>
        </table:table-row>
        <table:table-row table:style-name="ro1">
          <table:table-cell office:value-type="float" office:value="0.0083868166082977" calcext:value-type="float">
            <text:p>0.0083868166</text:p>
          </table:table-cell>
          <table:table-cell table:number-columns-repeated="9"/>
        </table:table-row>
        <table:table-row table:style-name="ro1">
          <table:table-cell office:value-type="float" office:value="0.0082143134203309" calcext:value-type="float">
            <text:p>0.0082143134</text:p>
          </table:table-cell>
          <table:table-cell table:number-columns-repeated="9"/>
        </table:table-row>
        <table:table-row table:style-name="ro1">
          <table:table-cell office:value-type="float" office:value="0.0080809484759036" calcext:value-type="float">
            <text:p>0.0080809485</text:p>
          </table:table-cell>
          <table:table-cell table:number-columns-repeated="9"/>
        </table:table-row>
        <table:table-row table:style-name="ro1">
          <table:table-cell office:value-type="float" office:value="0.00793163745136299" calcext:value-type="float">
            <text:p>0.0079316375</text:p>
          </table:table-cell>
          <table:table-cell table:number-columns-repeated="9"/>
        </table:table-row>
        <table:table-row table:style-name="ro1">
          <table:table-cell office:value-type="float" office:value="0.00779845003921564" calcext:value-type="float">
            <text:p>0.00779845</text:p>
          </table:table-cell>
          <table:table-cell table:number-columns-repeated="9"/>
        </table:table-row>
        <table:table-row table:style-name="ro1">
          <table:table-cell office:value-type="float" office:value="0.0076459727278216" calcext:value-type="float">
            <text:p>0.0076459727</text:p>
          </table:table-cell>
          <table:table-cell table:number-columns-repeated="9"/>
        </table:table-row>
        <table:table-row table:style-name="ro1">
          <table:table-cell office:value-type="float" office:value="0.00750882328087523" calcext:value-type="float">
            <text:p>0.0075088233</text:p>
          </table:table-cell>
          <table:table-cell table:number-columns-repeated="9"/>
        </table:table-row>
        <table:table-row table:style-name="ro1">
          <table:table-cell office:value-type="float" office:value="0.00737810339595831" calcext:value-type="float">
            <text:p>0.0073781034</text:p>
          </table:table-cell>
          <table:table-cell table:number-columns-repeated="9"/>
        </table:table-row>
        <table:table-row table:style-name="ro1">
          <table:table-cell office:value-type="float" office:value="0.0072577318885365" calcext:value-type="float">
            <text:p>0.0072577319</text:p>
          </table:table-cell>
          <table:table-cell table:number-columns-repeated="9"/>
        </table:table-row>
        <table:table-row table:style-name="ro1">
          <table:table-cell office:value-type="float" office:value="0.00715177625332337" calcext:value-type="float">
            <text:p>0.0071517763</text:p>
          </table:table-cell>
          <table:table-cell table:number-columns-repeated="9"/>
        </table:table-row>
        <table:table-row table:style-name="ro1">
          <table:table-cell office:value-type="float" office:value="0.00704135489983799" calcext:value-type="float">
            <text:p>0.0070413549</text:p>
          </table:table-cell>
          <table:table-cell table:number-columns-repeated="9"/>
        </table:table-row>
        <table:table-row table:style-name="ro1">
          <table:table-cell office:value-type="float" office:value="0.00692376987336284" calcext:value-type="float">
            <text:p>0.0069237699</text:p>
          </table:table-cell>
          <table:table-cell table:number-columns-repeated="9"/>
        </table:table-row>
        <table:table-row table:style-name="ro1">
          <table:table-cell office:value-type="float" office:value="0.00682267415275799" calcext:value-type="float">
            <text:p>0.0068226742</text:p>
          </table:table-cell>
          <table:table-cell table:number-columns-repeated="9"/>
        </table:table-row>
        <table:table-row table:style-name="ro1">
          <table:table-cell office:value-type="float" office:value="0.00671763881847919" calcext:value-type="float">
            <text:p>0.0067176388</text:p>
          </table:table-cell>
          <table:table-cell table:number-columns-repeated="9"/>
        </table:table-row>
        <table:table-row table:style-name="ro1">
          <table:table-cell office:value-type="float" office:value="0.00660744323260939" calcext:value-type="float">
            <text:p>0.0066074432</text:p>
          </table:table-cell>
          <table:table-cell table:number-columns-repeated="9"/>
        </table:table-row>
        <table:table-row table:style-name="ro1">
          <table:table-cell office:value-type="float" office:value="0.00650639645680242" calcext:value-type="float">
            <text:p>0.0065063965</text:p>
          </table:table-cell>
          <table:table-cell table:number-columns-repeated="9"/>
        </table:table-row>
        <table:table-row table:style-name="ro1">
          <table:table-cell office:value-type="float" office:value="0.00641505905026304" calcext:value-type="float">
            <text:p>0.0064150591</text:p>
          </table:table-cell>
          <table:table-cell table:number-columns-repeated="9"/>
        </table:table-row>
        <table:table-row table:style-name="ro1">
          <table:table-cell office:value-type="float" office:value="0.00632121315025864" calcext:value-type="float">
            <text:p>0.0063212132</text:p>
          </table:table-cell>
          <table:table-cell table:number-columns-repeated="9"/>
        </table:table-row>
        <table:table-row table:style-name="ro1">
          <table:table-cell office:value-type="float" office:value="0.00622720255552259" calcext:value-type="float">
            <text:p>0.0062272026</text:p>
          </table:table-cell>
          <table:table-cell table:number-columns-repeated="9"/>
        </table:table-row>
        <table:table-row table:style-name="ro1">
          <table:table-cell office:value-type="float" office:value="0.00614848419154155" calcext:value-type="float">
            <text:p>0.0061484842</text:p>
          </table:table-cell>
          <table:table-cell table:number-columns-repeated="9"/>
        </table:table-row>
        <table:table-row table:style-name="ro1">
          <table:table-cell office:value-type="float" office:value="0.00606198190095353" calcext:value-type="float">
            <text:p>0.0060619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125" calcext:value-type="float">
            <text:p>312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334392362877584" calcext:value-type="float">
            <text:p>0.3343923629</text:p>
          </table:table-cell>
          <table:table-cell table:number-columns-repeated="9"/>
        </table:table-row>
        <table:table-row table:style-name="ro1">
          <table:table-cell office:value-type="float" office:value="0.168282727198293" calcext:value-type="float">
            <text:p>0.1682827272</text:p>
          </table:table-cell>
          <table:table-cell table:number-columns-repeated="9"/>
        </table:table-row>
        <table:table-row table:style-name="ro1">
          <table:table-cell office:value-type="float" office:value="0.108189393309635" calcext:value-type="float">
            <text:p>0.1081893933</text:p>
          </table:table-cell>
          <table:table-cell table:number-columns-repeated="9"/>
        </table:table-row>
        <table:table-row table:style-name="ro1">
          <table:table-cell office:value-type="float" office:value="0.0774977272607854" calcext:value-type="float">
            <text:p>0.0774977273</text:p>
          </table:table-cell>
          <table:table-cell table:number-columns-repeated="9"/>
        </table:table-row>
        <table:table-row table:style-name="ro1">
          <table:table-cell office:value-type="float" office:value="0.0602895933991114" calcext:value-type="float">
            <text:p>0.0602895934</text:p>
          </table:table-cell>
          <table:table-cell table:number-columns-repeated="9"/>
        </table:table-row>
        <table:table-row table:style-name="ro1">
          <table:table-cell office:value-type="float" office:value="0.0505737314144493" calcext:value-type="float">
            <text:p>0.0505737314</text:p>
          </table:table-cell>
          <table:table-cell table:number-columns-repeated="9"/>
        </table:table-row>
        <table:table-row table:style-name="ro1">
          <table:table-cell office:value-type="float" office:value="0.0432616851596475" calcext:value-type="float">
            <text:p>0.0432616852</text:p>
          </table:table-cell>
          <table:table-cell table:number-columns-repeated="9"/>
        </table:table-row>
        <table:table-row table:style-name="ro1">
          <table:table-cell office:value-type="float" office:value="0.0378766946684834" calcext:value-type="float">
            <text:p>0.0378766947</text:p>
          </table:table-cell>
          <table:table-cell table:number-columns-repeated="9"/>
        </table:table-row>
        <table:table-row table:style-name="ro1">
          <table:table-cell office:value-type="float" office:value="0.0335590107604005" calcext:value-type="float">
            <text:p>0.0335590108</text:p>
          </table:table-cell>
          <table:table-cell table:number-columns-repeated="9"/>
        </table:table-row>
        <table:table-row table:style-name="ro1">
          <table:table-cell office:value-type="float" office:value="0.0304357401469027" calcext:value-type="float">
            <text:p>0.0304357401</text:p>
          </table:table-cell>
          <table:table-cell table:number-columns-repeated="9"/>
        </table:table-row>
        <table:table-row table:style-name="ro1">
          <table:table-cell office:value-type="float" office:value="0.0277700142149357" calcext:value-type="float">
            <text:p>0.0277700142</text:p>
          </table:table-cell>
          <table:table-cell table:number-columns-repeated="9"/>
        </table:table-row>
        <table:table-row table:style-name="ro1">
          <table:table-cell office:value-type="float" office:value="0.0255629890289833" calcext:value-type="float">
            <text:p>0.025562989</text:p>
          </table:table-cell>
          <table:table-cell table:number-columns-repeated="9"/>
        </table:table-row>
        <table:table-row table:style-name="ro1">
          <table:table-cell office:value-type="float" office:value="0.0237251286407282" calcext:value-type="float">
            <text:p>0.0237251286</text:p>
          </table:table-cell>
          <table:table-cell table:number-columns-repeated="9"/>
        </table:table-row>
        <table:table-row table:style-name="ro1">
          <table:table-cell office:value-type="float" office:value="0.0221183885055775" calcext:value-type="float">
            <text:p>0.0221183885</text:p>
          </table:table-cell>
          <table:table-cell table:number-columns-repeated="9"/>
        </table:table-row>
        <table:table-row table:style-name="ro1">
          <table:table-cell office:value-type="float" office:value="0.0207631141664432" calcext:value-type="float">
            <text:p>0.0207631142</text:p>
          </table:table-cell>
          <table:table-cell table:number-columns-repeated="9"/>
        </table:table-row>
        <table:table-row table:style-name="ro1">
          <table:table-cell office:value-type="float" office:value="0.0196467000059938" calcext:value-type="float">
            <text:p>0.0196467</text:p>
          </table:table-cell>
          <table:table-cell table:number-columns-repeated="9"/>
        </table:table-row>
        <table:table-row table:style-name="ro1">
          <table:table-cell office:value-type="float" office:value="0.0186783435688941" calcext:value-type="float">
            <text:p>0.0186783436</text:p>
          </table:table-cell>
          <table:table-cell table:number-columns-repeated="9"/>
        </table:table-row>
        <table:table-row table:style-name="ro1">
          <table:table-cell office:value-type="float" office:value="0.0177828917374264" calcext:value-type="float">
            <text:p>0.0177828917</text:p>
          </table:table-cell>
          <table:table-cell table:number-columns-repeated="9"/>
        </table:table-row>
        <table:table-row table:style-name="ro1">
          <table:table-cell office:value-type="float" office:value="0.0170278862104551" calcext:value-type="float">
            <text:p>0.0170278862</text:p>
          </table:table-cell>
          <table:table-cell table:number-columns-repeated="9"/>
        </table:table-row>
        <table:table-row table:style-name="ro1">
          <table:table-cell office:value-type="float" office:value="0.0163481913403607" calcext:value-type="float">
            <text:p>0.0163481913</text:p>
          </table:table-cell>
          <table:table-cell table:number-columns-repeated="9"/>
        </table:table-row>
        <table:table-row table:style-name="ro1">
          <table:table-cell office:value-type="float" office:value="0.0156892871301074" calcext:value-type="float">
            <text:p>0.0156892871</text:p>
          </table:table-cell>
          <table:table-cell table:number-columns-repeated="9"/>
        </table:table-row>
        <table:table-row table:style-name="ro1">
          <table:table-cell office:value-type="float" office:value="0.0150889336471633" calcext:value-type="float">
            <text:p>0.0150889336</text:p>
          </table:table-cell>
          <table:table-cell table:number-columns-repeated="9"/>
        </table:table-row>
        <table:table-row table:style-name="ro1">
          <table:table-cell office:value-type="float" office:value="0.0144972602786823" calcext:value-type="float">
            <text:p>0.0144972603</text:p>
          </table:table-cell>
          <table:table-cell table:number-columns-repeated="9"/>
        </table:table-row>
        <table:table-row table:style-name="ro1">
          <table:table-cell office:value-type="float" office:value="0.0140278994808417" calcext:value-type="float">
            <text:p>0.0140278995</text:p>
          </table:table-cell>
          <table:table-cell table:number-columns-repeated="9"/>
        </table:table-row>
        <table:table-row table:style-name="ro1">
          <table:table-cell office:value-type="float" office:value="0.0135955923905277" calcext:value-type="float">
            <text:p>0.0135955924</text:p>
          </table:table-cell>
          <table:table-cell table:number-columns-repeated="9"/>
        </table:table-row>
        <table:table-row table:style-name="ro1">
          <table:table-cell office:value-type="float" office:value="0.0131549578893458" calcext:value-type="float">
            <text:p>0.0131549579</text:p>
          </table:table-cell>
          <table:table-cell table:number-columns-repeated="9"/>
        </table:table-row>
        <table:table-row table:style-name="ro1">
          <table:table-cell office:value-type="float" office:value="0.0127276076265617" calcext:value-type="float">
            <text:p>0.0127276076</text:p>
          </table:table-cell>
          <table:table-cell table:number-columns-repeated="9"/>
        </table:table-row>
        <table:table-row table:style-name="ro1">
          <table:table-cell office:value-type="float" office:value="0.012359389992638" calcext:value-type="float">
            <text:p>0.01235939</text:p>
          </table:table-cell>
          <table:table-cell table:number-columns-repeated="9"/>
        </table:table-row>
        <table:table-row table:style-name="ro1">
          <table:table-cell office:value-type="float" office:value="0.0120050682750709" calcext:value-type="float">
            <text:p>0.0120050683</text:p>
          </table:table-cell>
          <table:table-cell table:number-columns-repeated="9"/>
        </table:table-row>
        <table:table-row table:style-name="ro1">
          <table:table-cell office:value-type="float" office:value="0.0116668915638877" calcext:value-type="float">
            <text:p>0.0116668916</text:p>
          </table:table-cell>
          <table:table-cell table:number-columns-repeated="9"/>
        </table:table-row>
        <table:table-row table:style-name="ro1">
          <table:table-cell office:value-type="float" office:value="0.0113448930672721" calcext:value-type="float">
            <text:p>0.0113448931</text:p>
          </table:table-cell>
          <table:table-cell table:number-columns-repeated="9"/>
        </table:table-row>
        <table:table-row table:style-name="ro1">
          <table:table-cell office:value-type="float" office:value="0.0110376402191464" calcext:value-type="float">
            <text:p>0.0110376402</text:p>
          </table:table-cell>
          <table:table-cell table:number-columns-repeated="9"/>
        </table:table-row>
        <table:table-row table:style-name="ro1">
          <table:table-cell office:value-type="float" office:value="0.0107562524508485" calcext:value-type="float">
            <text:p>0.0107562525</text:p>
          </table:table-cell>
          <table:table-cell table:number-columns-repeated="9"/>
        </table:table-row>
        <table:table-row table:style-name="ro1">
          <table:table-cell office:value-type="float" office:value="0.0104824282802284" calcext:value-type="float">
            <text:p>0.0104824283</text:p>
          </table:table-cell>
          <table:table-cell table:number-columns-repeated="9"/>
        </table:table-row>
        <table:table-row table:style-name="ro1">
          <table:table-cell office:value-type="float" office:value="0.0102070558332435" calcext:value-type="float">
            <text:p>0.0102070558</text:p>
          </table:table-cell>
          <table:table-cell table:number-columns-repeated="9"/>
        </table:table-row>
        <table:table-row table:style-name="ro1">
          <table:table-cell office:value-type="float" office:value="0.0099749428974019" calcext:value-type="float">
            <text:p>0.0099749429</text:p>
          </table:table-cell>
          <table:table-cell table:number-columns-repeated="9"/>
        </table:table-row>
        <table:table-row table:style-name="ro1">
          <table:table-cell office:value-type="float" office:value="0.00976259502825507" calcext:value-type="float">
            <text:p>0.009762595</text:p>
          </table:table-cell>
          <table:table-cell table:number-columns-repeated="9"/>
        </table:table-row>
        <table:table-row table:style-name="ro1">
          <table:table-cell office:value-type="float" office:value="0.0095573086052618" calcext:value-type="float">
            <text:p>0.0095573086</text:p>
          </table:table-cell>
          <table:table-cell table:number-columns-repeated="9"/>
        </table:table-row>
        <table:table-row table:style-name="ro1">
          <table:table-cell office:value-type="float" office:value="0.00936476432849619" calcext:value-type="float">
            <text:p>0.0093647643</text:p>
          </table:table-cell>
          <table:table-cell table:number-columns-repeated="9"/>
        </table:table-row>
        <table:table-row table:style-name="ro1">
          <table:table-cell office:value-type="float" office:value="0.00915823213096773" calcext:value-type="float">
            <text:p>0.0091582321</text:p>
          </table:table-cell>
          <table:table-cell table:number-columns-repeated="9"/>
        </table:table-row>
        <table:table-row table:style-name="ro1">
          <table:table-cell office:value-type="float" office:value="0.00896494400370107" calcext:value-type="float">
            <text:p>0.008964944</text:p>
          </table:table-cell>
          <table:table-cell table:number-columns-repeated="9"/>
        </table:table-row>
        <table:table-row table:style-name="ro1">
          <table:table-cell office:value-type="float" office:value="0.00879054681314728" calcext:value-type="float">
            <text:p>0.0087905468</text:p>
          </table:table-cell>
          <table:table-cell table:number-columns-repeated="9"/>
        </table:table-row>
        <table:table-row table:style-name="ro1">
          <table:table-cell office:value-type="float" office:value="0.00862087626104253" calcext:value-type="float">
            <text:p>0.0086208763</text:p>
          </table:table-cell>
          <table:table-cell table:number-columns-repeated="9"/>
        </table:table-row>
        <table:table-row table:style-name="ro1">
          <table:table-cell office:value-type="float" office:value="0.00846092515185915" calcext:value-type="float">
            <text:p>0.0084609252</text:p>
          </table:table-cell>
          <table:table-cell table:number-columns-repeated="9"/>
        </table:table-row>
        <table:table-row table:style-name="ro1">
          <table:table-cell office:value-type="float" office:value="0.00829210291635009" calcext:value-type="float">
            <text:p>0.0082921029</text:p>
          </table:table-cell>
          <table:table-cell table:number-columns-repeated="9"/>
        </table:table-row>
        <table:table-row table:style-name="ro1">
          <table:table-cell office:value-type="float" office:value="0.00814243927381557" calcext:value-type="float">
            <text:p>0.0081424393</text:p>
          </table:table-cell>
          <table:table-cell table:number-columns-repeated="9"/>
        </table:table-row>
        <table:table-row table:style-name="ro1">
          <table:table-cell office:value-type="float" office:value="0.00800136059075773" calcext:value-type="float">
            <text:p>0.0080013606</text:p>
          </table:table-cell>
          <table:table-cell table:number-columns-repeated="9"/>
        </table:table-row>
        <table:table-row table:style-name="ro1">
          <table:table-cell office:value-type="float" office:value="0.00784518769846116" calcext:value-type="float">
            <text:p>0.0078451877</text:p>
          </table:table-cell>
          <table:table-cell table:number-columns-repeated="9"/>
        </table:table-row>
        <table:table-row table:style-name="ro1">
          <table:table-cell office:value-type="float" office:value="0.00770703953979319" calcext:value-type="float">
            <text:p>0.0077070395</text:p>
          </table:table-cell>
          <table:table-cell table:number-columns-repeated="9"/>
        </table:table-row>
        <table:table-row table:style-name="ro1">
          <table:table-cell office:value-type="float" office:value="0.00757555887300714" calcext:value-type="float">
            <text:p>0.0075755589</text:p>
          </table:table-cell>
          <table:table-cell table:number-columns-repeated="9"/>
        </table:table-row>
        <table:table-row table:style-name="ro1">
          <table:table-cell office:value-type="float" office:value="0.0074492618883324" calcext:value-type="float">
            <text:p>0.0074492619</text:p>
          </table:table-cell>
          <table:table-cell table:number-columns-repeated="9"/>
        </table:table-row>
        <table:table-row table:style-name="ro1">
          <table:table-cell office:value-type="float" office:value="0.00732207841134805" calcext:value-type="float">
            <text:p>0.0073220784</text:p>
          </table:table-cell>
          <table:table-cell table:number-columns-repeated="9"/>
        </table:table-row>
        <table:table-row table:style-name="ro1">
          <table:table-cell office:value-type="float" office:value="0.00721217177285162" calcext:value-type="float">
            <text:p>0.0072121718</text:p>
          </table:table-cell>
          <table:table-cell table:number-columns-repeated="9"/>
        </table:table-row>
        <table:table-row table:style-name="ro1">
          <table:table-cell office:value-type="float" office:value="0.00709367586018266" calcext:value-type="float">
            <text:p>0.0070936759</text:p>
          </table:table-cell>
          <table:table-cell table:number-columns-repeated="9"/>
        </table:table-row>
        <table:table-row table:style-name="ro1">
          <table:table-cell office:value-type="float" office:value="0.0069872605789667" calcext:value-type="float">
            <text:p>0.0069872606</text:p>
          </table:table-cell>
          <table:table-cell table:number-columns-repeated="9"/>
        </table:table-row>
        <table:table-row table:style-name="ro1">
          <table:table-cell office:value-type="float" office:value="0.00688279315411849" calcext:value-type="float">
            <text:p>0.0068827932</text:p>
          </table:table-cell>
          <table:table-cell table:number-columns-repeated="9"/>
        </table:table-row>
        <table:table-row table:style-name="ro1">
          <table:table-cell office:value-type="float" office:value="0.00677774525299298" calcext:value-type="float">
            <text:p>0.0067777453</text:p>
          </table:table-cell>
          <table:table-cell table:number-columns-repeated="9"/>
        </table:table-row>
        <table:table-row table:style-name="ro1">
          <table:table-cell office:value-type="float" office:value="0.00667234823075578" calcext:value-type="float">
            <text:p>0.0066723482</text:p>
          </table:table-cell>
          <table:table-cell table:number-columns-repeated="9"/>
        </table:table-row>
        <table:table-row table:style-name="ro1">
          <table:table-cell office:value-type="float" office:value="0.00657258477009859" calcext:value-type="float">
            <text:p>0.0065725848</text:p>
          </table:table-cell>
          <table:table-cell table:number-columns-repeated="9"/>
        </table:table-row>
        <table:table-row table:style-name="ro1">
          <table:table-cell office:value-type="float" office:value="0.00647852100000401" calcext:value-type="float">
            <text:p>0.0064785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111" calcext:value-type="float">
            <text:p>311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0.334566430400084" calcext:value-type="float">
            <text:p>0.3345664304</text:p>
          </table:table-cell>
          <table:table-cell table:number-columns-repeated="9"/>
        </table:table-row>
        <table:table-row table:style-name="ro1">
          <table:table-cell office:value-type="float" office:value="0.178739027319369" calcext:value-type="float">
            <text:p>0.1787390273</text:p>
          </table:table-cell>
          <table:table-cell table:number-columns-repeated="9"/>
        </table:table-row>
        <table:table-row table:style-name="ro1">
          <table:table-cell office:value-type="float" office:value="0.115270834868757" calcext:value-type="float">
            <text:p>0.1152708349</text:p>
          </table:table-cell>
          <table:table-cell table:number-columns-repeated="9"/>
        </table:table-row>
        <table:table-row table:style-name="ro1">
          <table:table-cell office:value-type="float" office:value="0.0850273319505929" calcext:value-type="float">
            <text:p>0.085027332</text:p>
          </table:table-cell>
          <table:table-cell table:number-columns-repeated="9"/>
        </table:table-row>
        <table:table-row table:style-name="ro1">
          <table:table-cell office:value-type="float" office:value="0.0663891160134861" calcext:value-type="float">
            <text:p>0.066389116</text:p>
          </table:table-cell>
          <table:table-cell table:number-columns-repeated="9"/>
        </table:table-row>
        <table:table-row table:style-name="ro1">
          <table:table-cell office:value-type="float" office:value="0.0544782503895688" calcext:value-type="float">
            <text:p>0.0544782504</text:p>
          </table:table-cell>
          <table:table-cell table:number-columns-repeated="9"/>
        </table:table-row>
        <table:table-row table:style-name="ro1">
          <table:table-cell office:value-type="float" office:value="0.0459357096683449" calcext:value-type="float">
            <text:p>0.0459357097</text:p>
          </table:table-cell>
          <table:table-cell table:number-columns-repeated="9"/>
        </table:table-row>
        <table:table-row table:style-name="ro1">
          <table:table-cell office:value-type="float" office:value="0.0399000057403987" calcext:value-type="float">
            <text:p>0.0399000057</text:p>
          </table:table-cell>
          <table:table-cell table:number-columns-repeated="9"/>
        </table:table-row>
        <table:table-row table:style-name="ro1">
          <table:table-cell office:value-type="float" office:value="0.0351551132737824" calcext:value-type="float">
            <text:p>0.0351551133</text:p>
          </table:table-cell>
          <table:table-cell table:number-columns-repeated="9"/>
        </table:table-row>
        <table:table-row table:style-name="ro1">
          <table:table-cell office:value-type="float" office:value="0.0315268778930108" calcext:value-type="float">
            <text:p>0.0315268779</text:p>
          </table:table-cell>
          <table:table-cell table:number-columns-repeated="9"/>
        </table:table-row>
        <table:table-row table:style-name="ro1">
          <table:table-cell office:value-type="float" office:value="0.0288482145182734" calcext:value-type="float">
            <text:p>0.0288482145</text:p>
          </table:table-cell>
          <table:table-cell table:number-columns-repeated="9"/>
        </table:table-row>
        <table:table-row table:style-name="ro1">
          <table:table-cell office:value-type="float" office:value="0.0265851962534925" calcext:value-type="float">
            <text:p>0.0265851963</text:p>
          </table:table-cell>
          <table:table-cell table:number-columns-repeated="9"/>
        </table:table-row>
        <table:table-row table:style-name="ro1">
          <table:table-cell office:value-type="float" office:value="0.0246527265231096" calcext:value-type="float">
            <text:p>0.0246527265</text:p>
          </table:table-cell>
          <table:table-cell table:number-columns-repeated="9"/>
        </table:table-row>
        <table:table-row table:style-name="ro1">
          <table:table-cell office:value-type="float" office:value="0.0229248612153936" calcext:value-type="float">
            <text:p>0.0229248612</text:p>
          </table:table-cell>
          <table:table-cell table:number-columns-repeated="9"/>
        </table:table-row>
        <table:table-row table:style-name="ro1">
          <table:table-cell office:value-type="float" office:value="0.0215034459091261" calcext:value-type="float">
            <text:p>0.0215034459</text:p>
          </table:table-cell>
          <table:table-cell table:number-columns-repeated="9"/>
        </table:table-row>
        <table:table-row table:style-name="ro1">
          <table:table-cell office:value-type="float" office:value="0.0202542949645113" calcext:value-type="float">
            <text:p>0.020254295</text:p>
          </table:table-cell>
          <table:table-cell table:number-columns-repeated="9"/>
        </table:table-row>
        <table:table-row table:style-name="ro1">
          <table:table-cell office:value-type="float" office:value="0.0191703611645749" calcext:value-type="float">
            <text:p>0.0191703612</text:p>
          </table:table-cell>
          <table:table-cell table:number-columns-repeated="9"/>
        </table:table-row>
        <table:table-row table:style-name="ro1">
          <table:table-cell office:value-type="float" office:value="0.0182354372192609" calcext:value-type="float">
            <text:p>0.0182354372</text:p>
          </table:table-cell>
          <table:table-cell table:number-columns-repeated="9"/>
        </table:table-row>
        <table:table-row table:style-name="ro1">
          <table:table-cell office:value-type="float" office:value="0.0173775299080825" calcext:value-type="float">
            <text:p>0.0173775299</text:p>
          </table:table-cell>
          <table:table-cell table:number-columns-repeated="9"/>
        </table:table-row>
        <table:table-row table:style-name="ro1">
          <table:table-cell office:value-type="float" office:value="0.016600977541523" calcext:value-type="float">
            <text:p>0.0166009775</text:p>
          </table:table-cell>
          <table:table-cell table:number-columns-repeated="9"/>
        </table:table-row>
        <table:table-row table:style-name="ro1">
          <table:table-cell office:value-type="float" office:value="0.0159559039713626" calcext:value-type="float">
            <text:p>0.015955904</text:p>
          </table:table-cell>
          <table:table-cell table:number-columns-repeated="9"/>
        </table:table-row>
        <table:table-row table:style-name="ro1">
          <table:table-cell office:value-type="float" office:value="0.0153059383972536" calcext:value-type="float">
            <text:p>0.0153059384</text:p>
          </table:table-cell>
          <table:table-cell table:number-columns-repeated="9"/>
        </table:table-row>
        <table:table-row table:style-name="ro1">
          <table:table-cell office:value-type="float" office:value="0.0147084224974282" calcext:value-type="float">
            <text:p>0.0147084225</text:p>
          </table:table-cell>
          <table:table-cell table:number-columns-repeated="9"/>
        </table:table-row>
        <table:table-row table:style-name="ro1">
          <table:table-cell office:value-type="float" office:value="0.0141619808692215" calcext:value-type="float">
            <text:p>0.0141619809</text:p>
          </table:table-cell>
          <table:table-cell table:number-columns-repeated="9"/>
        </table:table-row>
        <table:table-row table:style-name="ro1">
          <table:table-cell office:value-type="float" office:value="0.0136639499580646" calcext:value-type="float">
            <text:p>0.01366395</text:p>
          </table:table-cell>
          <table:table-cell table:number-columns-repeated="9"/>
        </table:table-row>
        <table:table-row table:style-name="ro1">
          <table:table-cell office:value-type="float" office:value="0.0132099690824157" calcext:value-type="float">
            <text:p>0.0132099691</text:p>
          </table:table-cell>
          <table:table-cell table:number-columns-repeated="9"/>
        </table:table-row>
        <table:table-row table:style-name="ro1">
          <table:table-cell office:value-type="float" office:value="0.0127791837659749" calcext:value-type="float">
            <text:p>0.0127791838</text:p>
          </table:table-cell>
          <table:table-cell table:number-columns-repeated="9"/>
        </table:table-row>
        <table:table-row table:style-name="ro1">
          <table:table-cell office:value-type="float" office:value="0.0124100242716591" calcext:value-type="float">
            <text:p>0.0124100243</text:p>
          </table:table-cell>
          <table:table-cell table:number-columns-repeated="9"/>
        </table:table-row>
        <table:table-row table:style-name="ro1">
          <table:table-cell office:value-type="float" office:value="0.0120506332224805" calcext:value-type="float">
            <text:p>0.0120506332</text:p>
          </table:table-cell>
          <table:table-cell table:number-columns-repeated="9"/>
        </table:table-row>
        <table:table-row table:style-name="ro1">
          <table:table-cell office:value-type="float" office:value="0.0117034054646171" calcext:value-type="float">
            <text:p>0.0117034055</text:p>
          </table:table-cell>
          <table:table-cell table:number-columns-repeated="9"/>
        </table:table-row>
        <table:table-row table:style-name="ro1">
          <table:table-cell office:value-type="float" office:value="0.0113718633860362" calcext:value-type="float">
            <text:p>0.0113718634</text:p>
          </table:table-cell>
          <table:table-cell table:number-columns-repeated="9"/>
        </table:table-row>
        <table:table-row table:style-name="ro1">
          <table:table-cell office:value-type="float" office:value="0.0110747017571264" calcext:value-type="float">
            <text:p>0.0110747018</text:p>
          </table:table-cell>
          <table:table-cell table:number-columns-repeated="9"/>
        </table:table-row>
        <table:table-row table:style-name="ro1">
          <table:table-cell office:value-type="float" office:value="0.0107691548729029" calcext:value-type="float">
            <text:p>0.0107691549</text:p>
          </table:table-cell>
          <table:table-cell table:number-columns-repeated="9"/>
        </table:table-row>
        <table:table-row table:style-name="ro1">
          <table:table-cell office:value-type="float" office:value="0.0104995652197534" calcext:value-type="float">
            <text:p>0.0104995652</text:p>
          </table:table-cell>
          <table:table-cell table:number-columns-repeated="9"/>
        </table:table-row>
        <table:table-row table:style-name="ro1">
          <table:table-cell office:value-type="float" office:value="0.0102522716052423" calcext:value-type="float">
            <text:p>0.0102522716</text:p>
          </table:table-cell>
          <table:table-cell table:number-columns-repeated="9"/>
        </table:table-row>
        <table:table-row table:style-name="ro1">
          <table:table-cell office:value-type="float" office:value="0.0100283287516287" calcext:value-type="float">
            <text:p>0.0100283288</text:p>
          </table:table-cell>
          <table:table-cell table:number-columns-repeated="9"/>
        </table:table-row>
        <table:table-row table:style-name="ro1">
          <table:table-cell office:value-type="float" office:value="0.00981496966142923" calcext:value-type="float">
            <text:p>0.0098149697</text:p>
          </table:table-cell>
          <table:table-cell table:number-columns-repeated="9"/>
        </table:table-row>
        <table:table-row table:style-name="ro1">
          <table:table-cell office:value-type="float" office:value="0.00959903616672712" calcext:value-type="float">
            <text:p>0.0095990362</text:p>
          </table:table-cell>
          <table:table-cell table:number-columns-repeated="9"/>
        </table:table-row>
        <table:table-row table:style-name="ro1">
          <table:table-cell office:value-type="float" office:value="0.00938811129324777" calcext:value-type="float">
            <text:p>0.0093881113</text:p>
          </table:table-cell>
          <table:table-cell table:number-columns-repeated="9"/>
        </table:table-row>
        <table:table-row table:style-name="ro1">
          <table:table-cell office:value-type="float" office:value="0.00918215539542154" calcext:value-type="float">
            <text:p>0.0091821554</text:p>
          </table:table-cell>
          <table:table-cell table:number-columns-repeated="9"/>
        </table:table-row>
        <table:table-row table:style-name="ro1">
          <table:table-cell office:value-type="float" office:value="0.00898389517236827" calcext:value-type="float">
            <text:p>0.0089838952</text:p>
          </table:table-cell>
          <table:table-cell table:number-columns-repeated="9"/>
        </table:table-row>
        <table:table-row table:style-name="ro1">
          <table:table-cell office:value-type="float" office:value="0.00880147545625381" calcext:value-type="float">
            <text:p>0.0088014755</text:p>
          </table:table-cell>
          <table:table-cell table:number-columns-repeated="9"/>
        </table:table-row>
        <table:table-row table:style-name="ro1">
          <table:table-cell office:value-type="float" office:value="0.00860080237563718" calcext:value-type="float">
            <text:p>0.0086008024</text:p>
          </table:table-cell>
          <table:table-cell table:number-columns-repeated="9"/>
        </table:table-row>
        <table:table-row table:style-name="ro1">
          <table:table-cell office:value-type="float" office:value="0.00841885241985225" calcext:value-type="float">
            <text:p>0.0084188524</text:p>
          </table:table-cell>
          <table:table-cell table:number-columns-repeated="9"/>
        </table:table-row>
        <table:table-row table:style-name="ro1">
          <table:table-cell office:value-type="float" office:value="0.00826477013283069" calcext:value-type="float">
            <text:p>0.0082647701</text:p>
          </table:table-cell>
          <table:table-cell table:number-columns-repeated="9"/>
        </table:table-row>
        <table:table-row table:style-name="ro1">
          <table:table-cell office:value-type="float" office:value="0.00812003304612134" calcext:value-type="float">
            <text:p>0.008120033</text:p>
          </table:table-cell>
          <table:table-cell table:number-columns-repeated="9"/>
        </table:table-row>
        <table:table-row table:style-name="ro1">
          <table:table-cell office:value-type="float" office:value="0.00797457673846711" calcext:value-type="float">
            <text:p>0.0079745767</text:p>
          </table:table-cell>
          <table:table-cell table:number-columns-repeated="9"/>
        </table:table-row>
        <table:table-row table:style-name="ro1">
          <table:table-cell office:value-type="float" office:value="0.0078319119446454" calcext:value-type="float">
            <text:p>0.0078319119</text:p>
          </table:table-cell>
          <table:table-cell table:number-columns-repeated="9"/>
        </table:table-row>
        <table:table-row table:style-name="ro1">
          <table:table-cell office:value-type="float" office:value="0.00770348650164125" calcext:value-type="float">
            <text:p>0.0077034865</text:p>
          </table:table-cell>
          <table:table-cell table:number-columns-repeated="9"/>
        </table:table-row>
        <table:table-row table:style-name="ro1">
          <table:table-cell office:value-type="float" office:value="0.00757287883662056" calcext:value-type="float">
            <text:p>0.0075728788</text:p>
          </table:table-cell>
          <table:table-cell table:number-columns-repeated="9"/>
        </table:table-row>
        <table:table-row table:style-name="ro1">
          <table:table-cell office:value-type="float" office:value="0.00744946081388302" calcext:value-type="float">
            <text:p>0.0074494608</text:p>
          </table:table-cell>
          <table:table-cell table:number-columns-repeated="9"/>
        </table:table-row>
        <table:table-row table:style-name="ro1">
          <table:table-cell office:value-type="float" office:value="0.00732769515740625" calcext:value-type="float">
            <text:p>0.0073276952</text:p>
          </table:table-cell>
          <table:table-cell table:number-columns-repeated="9"/>
        </table:table-row>
        <table:table-row table:style-name="ro1">
          <table:table-cell office:value-type="float" office:value="0.0071945122086756" calcext:value-type="float">
            <text:p>0.0071945122</text:p>
          </table:table-cell>
          <table:table-cell table:number-columns-repeated="9"/>
        </table:table-row>
        <table:table-row table:style-name="ro1">
          <table:table-cell office:value-type="float" office:value="0.00707716382331814" calcext:value-type="float">
            <text:p>0.0070771638</text:p>
          </table:table-cell>
          <table:table-cell table:number-columns-repeated="9"/>
        </table:table-row>
        <table:table-row table:style-name="ro1">
          <table:table-cell office:value-type="float" office:value="0.00696493587402579" calcext:value-type="float">
            <text:p>0.0069649359</text:p>
          </table:table-cell>
          <table:table-cell table:number-columns-repeated="9"/>
        </table:table-row>
        <table:table-row table:style-name="ro1">
          <table:table-cell office:value-type="float" office:value="0.00685654443344431" calcext:value-type="float">
            <text:p>0.0068565444</text:p>
          </table:table-cell>
          <table:table-cell table:number-columns-repeated="9"/>
        </table:table-row>
        <table:table-row table:style-name="ro1">
          <table:table-cell office:value-type="float" office:value="0.00674832516703189" calcext:value-type="float">
            <text:p>0.0067483252</text:p>
          </table:table-cell>
          <table:table-cell table:number-columns-repeated="9"/>
        </table:table-row>
        <table:table-row table:style-name="ro1">
          <table:table-cell office:value-type="float" office:value="0.00665757961076339" calcext:value-type="float">
            <text:p>0.0066575796</text:p>
          </table:table-cell>
          <table:table-cell table:number-columns-repeated="9"/>
        </table:table-row>
        <table:table-row table:style-name="ro1">
          <table:table-cell office:value-type="float" office:value="0.00656423393589945" calcext:value-type="float">
            <text:p>0.0065642339</text:p>
          </table:table-cell>
          <table:table-cell table:number-columns-repeated="9"/>
        </table:table-row>
        <table:table-row table:style-name="ro1">
          <table:table-cell office:value-type="float" office:value="0.00647273018234831" calcext:value-type="float">
            <text:p>0.0064727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979" calcext:value-type="float">
            <text:p>297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55253414848839" calcext:value-type="float">
            <text:p>0.3552534148</text:p>
          </table:table-cell>
          <table:table-cell table:number-columns-repeated="9"/>
        </table:table-row>
        <table:table-row table:style-name="ro1">
          <table:table-cell office:value-type="float" office:value="0.178055804797171" calcext:value-type="float">
            <text:p>0.1780558048</text:p>
          </table:table-cell>
          <table:table-cell table:number-columns-repeated="9"/>
        </table:table-row>
        <table:table-row table:style-name="ro1">
          <table:table-cell office:value-type="float" office:value="0.11503691305173" calcext:value-type="float">
            <text:p>0.1150369131</text:p>
          </table:table-cell>
          <table:table-cell table:number-columns-repeated="9"/>
        </table:table-row>
        <table:table-row table:style-name="ro1">
          <table:table-cell office:value-type="float" office:value="0.0845162287129129" calcext:value-type="float">
            <text:p>0.0845162287</text:p>
          </table:table-cell>
          <table:table-cell table:number-columns-repeated="9"/>
        </table:table-row>
        <table:table-row table:style-name="ro1">
          <table:table-cell office:value-type="float" office:value="0.0649741694455445" calcext:value-type="float">
            <text:p>0.0649741694</text:p>
          </table:table-cell>
          <table:table-cell table:number-columns-repeated="9"/>
        </table:table-row>
        <table:table-row table:style-name="ro1">
          <table:table-cell office:value-type="float" office:value="0.0518861559179966" calcext:value-type="float">
            <text:p>0.0518861559</text:p>
          </table:table-cell>
          <table:table-cell table:number-columns-repeated="9"/>
        </table:table-row>
        <table:table-row table:style-name="ro1">
          <table:table-cell office:value-type="float" office:value="0.0435748738663521" calcext:value-type="float">
            <text:p>0.0435748739</text:p>
          </table:table-cell>
          <table:table-cell table:number-columns-repeated="9"/>
        </table:table-row>
        <table:table-row table:style-name="ro1">
          <table:table-cell office:value-type="float" office:value="0.0375546919233545" calcext:value-type="float">
            <text:p>0.0375546919</text:p>
          </table:table-cell>
          <table:table-cell table:number-columns-repeated="9"/>
        </table:table-row>
        <table:table-row table:style-name="ro1">
          <table:table-cell office:value-type="float" office:value="0.0330170764616731" calcext:value-type="float">
            <text:p>0.0330170765</text:p>
          </table:table-cell>
          <table:table-cell table:number-columns-repeated="9"/>
        </table:table-row>
        <table:table-row table:style-name="ro1">
          <table:table-cell office:value-type="float" office:value="0.02967198883111" calcext:value-type="float">
            <text:p>0.0296719888</text:p>
          </table:table-cell>
          <table:table-cell table:number-columns-repeated="9"/>
        </table:table-row>
        <table:table-row table:style-name="ro1">
          <table:table-cell office:value-type="float" office:value="0.0272503615588814" calcext:value-type="float">
            <text:p>0.0272503616</text:p>
          </table:table-cell>
          <table:table-cell table:number-columns-repeated="9"/>
        </table:table-row>
        <table:table-row table:style-name="ro1">
          <table:table-cell office:value-type="float" office:value="0.0249825776981126" calcext:value-type="float">
            <text:p>0.0249825777</text:p>
          </table:table-cell>
          <table:table-cell table:number-columns-repeated="9"/>
        </table:table-row>
        <table:table-row table:style-name="ro1">
          <table:table-cell office:value-type="float" office:value="0.023216305367879" calcext:value-type="float">
            <text:p>0.0232163054</text:p>
          </table:table-cell>
          <table:table-cell table:number-columns-repeated="9"/>
        </table:table-row>
        <table:table-row table:style-name="ro1">
          <table:table-cell office:value-type="float" office:value="0.0215937889430278" calcext:value-type="float">
            <text:p>0.0215937889</text:p>
          </table:table-cell>
          <table:table-cell table:number-columns-repeated="9"/>
        </table:table-row>
        <table:table-row table:style-name="ro1">
          <table:table-cell office:value-type="float" office:value="0.0201724732247092" calcext:value-type="float">
            <text:p>0.0201724732</text:p>
          </table:table-cell>
          <table:table-cell table:number-columns-repeated="9"/>
        </table:table-row>
        <table:table-row table:style-name="ro1">
          <table:table-cell office:value-type="float" office:value="0.0190230548900725" calcext:value-type="float">
            <text:p>0.0190230549</text:p>
          </table:table-cell>
          <table:table-cell table:number-columns-repeated="9"/>
        </table:table-row>
        <table:table-row table:style-name="ro1">
          <table:table-cell office:value-type="float" office:value="0.0179461042313714" calcext:value-type="float">
            <text:p>0.0179461042</text:p>
          </table:table-cell>
          <table:table-cell table:number-columns-repeated="9"/>
        </table:table-row>
        <table:table-row table:style-name="ro1">
          <table:table-cell office:value-type="float" office:value="0.017048469914548" calcext:value-type="float">
            <text:p>0.0170484699</text:p>
          </table:table-cell>
          <table:table-cell table:number-columns-repeated="9"/>
        </table:table-row>
        <table:table-row table:style-name="ro1">
          <table:table-cell office:value-type="float" office:value="0.0161807581573669" calcext:value-type="float">
            <text:p>0.0161807582</text:p>
          </table:table-cell>
          <table:table-cell table:number-columns-repeated="9"/>
        </table:table-row>
        <table:table-row table:style-name="ro1">
          <table:table-cell office:value-type="float" office:value="0.0153929631073962" calcext:value-type="float">
            <text:p>0.0153929631</text:p>
          </table:table-cell>
          <table:table-cell table:number-columns-repeated="9"/>
        </table:table-row>
        <table:table-row table:style-name="ro1">
          <table:table-cell office:value-type="float" office:value="0.0147080749542709" calcext:value-type="float">
            <text:p>0.014708075</text:p>
          </table:table-cell>
          <table:table-cell table:number-columns-repeated="9"/>
        </table:table-row>
        <table:table-row table:style-name="ro1">
          <table:table-cell office:value-type="float" office:value="0.0141253863720561" calcext:value-type="float">
            <text:p>0.0141253864</text:p>
          </table:table-cell>
          <table:table-cell table:number-columns-repeated="9"/>
        </table:table-row>
        <table:table-row table:style-name="ro1">
          <table:table-cell office:value-type="float" office:value="0.0135413374629519" calcext:value-type="float">
            <text:p>0.0135413375</text:p>
          </table:table-cell>
          <table:table-cell table:number-columns-repeated="9"/>
        </table:table-row>
        <table:table-row table:style-name="ro1">
          <table:table-cell office:value-type="float" office:value="0.0130372149095106" calcext:value-type="float">
            <text:p>0.0130372149</text:p>
          </table:table-cell>
          <table:table-cell table:number-columns-repeated="9"/>
        </table:table-row>
        <table:table-row table:style-name="ro1">
          <table:table-cell office:value-type="float" office:value="0.0125792751492885" calcext:value-type="float">
            <text:p>0.0125792751</text:p>
          </table:table-cell>
          <table:table-cell table:number-columns-repeated="9"/>
        </table:table-row>
        <table:table-row table:style-name="ro1">
          <table:table-cell office:value-type="float" office:value="0.0121298716029253" calcext:value-type="float">
            <text:p>0.0121298716</text:p>
          </table:table-cell>
          <table:table-cell table:number-columns-repeated="9"/>
        </table:table-row>
        <table:table-row table:style-name="ro1">
          <table:table-cell office:value-type="float" office:value="0.0117047116223976" calcext:value-type="float">
            <text:p>0.0117047116</text:p>
          </table:table-cell>
          <table:table-cell table:number-columns-repeated="9"/>
        </table:table-row>
        <table:table-row table:style-name="ro1">
          <table:table-cell office:value-type="float" office:value="0.0113432949784748" calcext:value-type="float">
            <text:p>0.011343295</text:p>
          </table:table-cell>
          <table:table-cell table:number-columns-repeated="9"/>
        </table:table-row>
        <table:table-row table:style-name="ro1">
          <table:table-cell office:value-type="float" office:value="0.0109865216485486" calcext:value-type="float">
            <text:p>0.0109865216</text:p>
          </table:table-cell>
          <table:table-cell table:number-columns-repeated="9"/>
        </table:table-row>
        <table:table-row table:style-name="ro1">
          <table:table-cell office:value-type="float" office:value="0.0106769664828423" calcext:value-type="float">
            <text:p>0.0106769665</text:p>
          </table:table-cell>
          <table:table-cell table:number-columns-repeated="9"/>
        </table:table-row>
        <table:table-row table:style-name="ro1">
          <table:table-cell office:value-type="float" office:value="0.0103828903884898" calcext:value-type="float">
            <text:p>0.0103828904</text:p>
          </table:table-cell>
          <table:table-cell table:number-columns-repeated="9"/>
        </table:table-row>
        <table:table-row table:style-name="ro1">
          <table:table-cell office:value-type="float" office:value="0.0100946492890495" calcext:value-type="float">
            <text:p>0.0100946493</text:p>
          </table:table-cell>
          <table:table-cell table:number-columns-repeated="9"/>
        </table:table-row>
        <table:table-row table:style-name="ro1">
          <table:table-cell office:value-type="float" office:value="0.00982687448691281" calcext:value-type="float">
            <text:p>0.0098268745</text:p>
          </table:table-cell>
          <table:table-cell table:number-columns-repeated="9"/>
        </table:table-row>
        <table:table-row table:style-name="ro1">
          <table:table-cell office:value-type="float" office:value="0.00958330077407142" calcext:value-type="float">
            <text:p>0.0095833008</text:p>
          </table:table-cell>
          <table:table-cell table:number-columns-repeated="9"/>
        </table:table-row>
        <table:table-row table:style-name="ro1">
          <table:table-cell office:value-type="float" office:value="0.00934529137305595" calcext:value-type="float">
            <text:p>0.0093452914</text:p>
          </table:table-cell>
          <table:table-cell table:number-columns-repeated="9"/>
        </table:table-row>
        <table:table-row table:style-name="ro1">
          <table:table-cell office:value-type="float" office:value="0.00913448701954593" calcext:value-type="float">
            <text:p>0.009134487</text:p>
          </table:table-cell>
          <table:table-cell table:number-columns-repeated="9"/>
        </table:table-row>
        <table:table-row table:style-name="ro1">
          <table:table-cell office:value-type="float" office:value="0.00892097017822792" calcext:value-type="float">
            <text:p>0.0089209702</text:p>
          </table:table-cell>
          <table:table-cell table:number-columns-repeated="9"/>
        </table:table-row>
        <table:table-row table:style-name="ro1">
          <table:table-cell office:value-type="float" office:value="0.00871589520471025" calcext:value-type="float">
            <text:p>0.0087158952</text:p>
          </table:table-cell>
          <table:table-cell table:number-columns-repeated="9"/>
        </table:table-row>
        <table:table-row table:style-name="ro1">
          <table:table-cell office:value-type="float" office:value="0.00852717096431842" calcext:value-type="float">
            <text:p>0.008527171</text:p>
          </table:table-cell>
          <table:table-cell table:number-columns-repeated="9"/>
        </table:table-row>
        <table:table-row table:style-name="ro1">
          <table:table-cell office:value-type="float" office:value="0.00834812161951592" calcext:value-type="float">
            <text:p>0.0083481216</text:p>
          </table:table-cell>
          <table:table-cell table:number-columns-repeated="9"/>
        </table:table-row>
        <table:table-row table:style-name="ro1">
          <table:table-cell office:value-type="float" office:value="0.00816255491998185" calcext:value-type="float">
            <text:p>0.0081625549</text:p>
          </table:table-cell>
          <table:table-cell table:number-columns-repeated="9"/>
        </table:table-row>
        <table:table-row table:style-name="ro1">
          <table:table-cell office:value-type="float" office:value="0.00799858038224882" calcext:value-type="float">
            <text:p>0.0079985804</text:p>
          </table:table-cell>
          <table:table-cell table:number-columns-repeated="9"/>
        </table:table-row>
        <table:table-row table:style-name="ro1">
          <table:table-cell office:value-type="float" office:value="0.0078408057378245" calcext:value-type="float">
            <text:p>0.0078408057</text:p>
          </table:table-cell>
          <table:table-cell table:number-columns-repeated="9"/>
        </table:table-row>
        <table:table-row table:style-name="ro1">
          <table:table-cell office:value-type="float" office:value="0.00767615925351549" calcext:value-type="float">
            <text:p>0.0076761593</text:p>
          </table:table-cell>
          <table:table-cell table:number-columns-repeated="9"/>
        </table:table-row>
        <table:table-row table:style-name="ro1">
          <table:table-cell office:value-type="float" office:value="0.00752660813450372" calcext:value-type="float">
            <text:p>0.0075266081</text:p>
          </table:table-cell>
          <table:table-cell table:number-columns-repeated="9"/>
        </table:table-row>
        <table:table-row table:style-name="ro1">
          <table:table-cell office:value-type="float" office:value="0.00738324794385129" calcext:value-type="float">
            <text:p>0.0073832479</text:p>
          </table:table-cell>
          <table:table-cell table:number-columns-repeated="9"/>
        </table:table-row>
        <table:table-row table:style-name="ro1">
          <table:table-cell office:value-type="float" office:value="0.00725949367585855" calcext:value-type="float">
            <text:p>0.0072594937</text:p>
          </table:table-cell>
          <table:table-cell table:number-columns-repeated="9"/>
        </table:table-row>
        <table:table-row table:style-name="ro1">
          <table:table-cell office:value-type="float" office:value="0.00712439453947593" calcext:value-type="float">
            <text:p>0.0071243945</text:p>
          </table:table-cell>
          <table:table-cell table:number-columns-repeated="9"/>
        </table:table-row>
        <table:table-row table:style-name="ro1">
          <table:table-cell office:value-type="float" office:value="0.00699932622503294" calcext:value-type="float">
            <text:p>0.0069993262</text:p>
          </table:table-cell>
          <table:table-cell table:number-columns-repeated="9"/>
        </table:table-row>
        <table:table-row table:style-name="ro1">
          <table:table-cell office:value-type="float" office:value="0.00687513783372485" calcext:value-type="float">
            <text:p>0.0068751378</text:p>
          </table:table-cell>
          <table:table-cell table:number-columns-repeated="9"/>
        </table:table-row>
        <table:table-row table:style-name="ro1">
          <table:table-cell office:value-type="float" office:value="0.006761546069889" calcext:value-type="float">
            <text:p>0.0067615461</text:p>
          </table:table-cell>
          <table:table-cell table:number-columns-repeated="9"/>
        </table:table-row>
        <table:table-row table:style-name="ro1">
          <table:table-cell office:value-type="float" office:value="0.00664863119070031" calcext:value-type="float">
            <text:p>0.0066486312</text:p>
          </table:table-cell>
          <table:table-cell table:number-columns-repeated="9"/>
        </table:table-row>
        <table:table-row table:style-name="ro1">
          <table:table-cell office:value-type="float" office:value="0.00654451677009893" calcext:value-type="float">
            <text:p>0.0065445168</text:p>
          </table:table-cell>
          <table:table-cell table:number-columns-repeated="9"/>
        </table:table-row>
        <table:table-row table:style-name="ro1">
          <table:table-cell office:value-type="float" office:value="0.00643875062695815" calcext:value-type="float">
            <text:p>0.0064387506</text:p>
          </table:table-cell>
          <table:table-cell table:number-columns-repeated="9"/>
        </table:table-row>
        <table:table-row table:style-name="ro1">
          <table:table-cell office:value-type="float" office:value="0.00633215395156373" calcext:value-type="float">
            <text:p>0.006332154</text:p>
          </table:table-cell>
          <table:table-cell table:number-columns-repeated="9"/>
        </table:table-row>
        <table:table-row table:style-name="ro1">
          <table:table-cell office:value-type="float" office:value="0.0062313494943858" calcext:value-type="float">
            <text:p>0.0062313495</text:p>
          </table:table-cell>
          <table:table-cell table:number-columns-repeated="9"/>
        </table:table-row>
        <table:table-row table:style-name="ro1">
          <table:table-cell office:value-type="float" office:value="0.00613492943906237" calcext:value-type="float">
            <text:p>0.0061349294</text:p>
          </table:table-cell>
          <table:table-cell table:number-columns-repeated="9"/>
        </table:table-row>
        <table:table-row table:style-name="ro1">
          <table:table-cell office:value-type="float" office:value="0.0060403101271909" calcext:value-type="float">
            <text:p>0.0060403101</text:p>
          </table:table-cell>
          <table:table-cell table:number-columns-repeated="9"/>
        </table:table-row>
        <table:table-row table:style-name="ro1">
          <table:table-cell office:value-type="float" office:value="0.00594475856455505" calcext:value-type="float">
            <text:p>0.0059447586</text:p>
          </table:table-cell>
          <table:table-cell table:number-columns-repeated="9"/>
        </table:table-row>
        <table:table-row table:style-name="ro1">
          <table:table-cell office:value-type="float" office:value="0.00586122141424027" calcext:value-type="float">
            <text:p>0.0058612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101" calcext:value-type="float">
            <text:p>31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0.323120670508411" calcext:value-type="float">
            <text:p>0.3231206705</text:p>
          </table:table-cell>
          <table:table-cell table:number-columns-repeated="9"/>
        </table:table-row>
        <table:table-row table:style-name="ro1">
          <table:table-cell office:value-type="float" office:value="0.15819868901242" calcext:value-type="float">
            <text:p>0.158198689</text:p>
          </table:table-cell>
          <table:table-cell table:number-columns-repeated="9"/>
        </table:table-row>
        <table:table-row table:style-name="ro1">
          <table:table-cell office:value-type="float" office:value="0.102009129760072" calcext:value-type="float">
            <text:p>0.1020091298</text:p>
          </table:table-cell>
          <table:table-cell table:number-columns-repeated="9"/>
        </table:table-row>
        <table:table-row table:style-name="ro1">
          <table:table-cell office:value-type="float" office:value="0.0733454160232634" calcext:value-type="float">
            <text:p>0.073345416</text:p>
          </table:table-cell>
          <table:table-cell table:number-columns-repeated="9"/>
        </table:table-row>
        <table:table-row table:style-name="ro1">
          <table:table-cell office:value-type="float" office:value="0.0574632612446701" calcext:value-type="float">
            <text:p>0.0574632612</text:p>
          </table:table-cell>
          <table:table-cell table:number-columns-repeated="9"/>
        </table:table-row>
        <table:table-row table:style-name="ro1">
          <table:table-cell office:value-type="float" office:value="0.0472837261263539" calcext:value-type="float">
            <text:p>0.0472837261</text:p>
          </table:table-cell>
          <table:table-cell table:number-columns-repeated="9"/>
        </table:table-row>
        <table:table-row table:style-name="ro1">
          <table:table-cell office:value-type="float" office:value="0.0402922495322503" calcext:value-type="float">
            <text:p>0.0402922495</text:p>
          </table:table-cell>
          <table:table-cell table:number-columns-repeated="9"/>
        </table:table-row>
        <table:table-row table:style-name="ro1">
          <table:table-cell office:value-type="float" office:value="0.0350228260870097" calcext:value-type="float">
            <text:p>0.0350228261</text:p>
          </table:table-cell>
          <table:table-cell table:number-columns-repeated="9"/>
        </table:table-row>
        <table:table-row table:style-name="ro1">
          <table:table-cell office:value-type="float" office:value="0.0313969558420789" calcext:value-type="float">
            <text:p>0.0313969558</text:p>
          </table:table-cell>
          <table:table-cell table:number-columns-repeated="9"/>
        </table:table-row>
        <table:table-row table:style-name="ro1">
          <table:table-cell office:value-type="float" office:value="0.0283758095911007" calcext:value-type="float">
            <text:p>0.0283758096</text:p>
          </table:table-cell>
          <table:table-cell table:number-columns-repeated="9"/>
        </table:table-row>
        <table:table-row table:style-name="ro1">
          <table:table-cell office:value-type="float" office:value="0.0260219676298626" calcext:value-type="float">
            <text:p>0.0260219676</text:p>
          </table:table-cell>
          <table:table-cell table:number-columns-repeated="9"/>
        </table:table-row>
        <table:table-row table:style-name="ro1">
          <table:table-cell office:value-type="float" office:value="0.0244290979241697" calcext:value-type="float">
            <text:p>0.0244290979</text:p>
          </table:table-cell>
          <table:table-cell table:number-columns-repeated="9"/>
        </table:table-row>
        <table:table-row table:style-name="ro1">
          <table:table-cell office:value-type="float" office:value="0.022974056410035" calcext:value-type="float">
            <text:p>0.0229740564</text:p>
          </table:table-cell>
          <table:table-cell table:number-columns-repeated="9"/>
        </table:table-row>
        <table:table-row table:style-name="ro1">
          <table:table-cell office:value-type="float" office:value="0.0216613890227327" calcext:value-type="float">
            <text:p>0.021661389</text:p>
          </table:table-cell>
          <table:table-cell table:number-columns-repeated="9"/>
        </table:table-row>
        <table:table-row table:style-name="ro1">
          <table:table-cell office:value-type="float" office:value="0.0202322882814705" calcext:value-type="float">
            <text:p>0.0202322883</text:p>
          </table:table-cell>
          <table:table-cell table:number-columns-repeated="9"/>
        </table:table-row>
        <table:table-row table:style-name="ro1">
          <table:table-cell office:value-type="float" office:value="0.0191020786632248" calcext:value-type="float">
            <text:p>0.0191020787</text:p>
          </table:table-cell>
          <table:table-cell table:number-columns-repeated="9"/>
        </table:table-row>
        <table:table-row table:style-name="ro1">
          <table:table-cell office:value-type="float" office:value="0.0181139125291226" calcext:value-type="float">
            <text:p>0.0181139125</text:p>
          </table:table-cell>
          <table:table-cell table:number-columns-repeated="9"/>
        </table:table-row>
        <table:table-row table:style-name="ro1">
          <table:table-cell office:value-type="float" office:value="0.0172087646048262" calcext:value-type="float">
            <text:p>0.0172087646</text:p>
          </table:table-cell>
          <table:table-cell table:number-columns-repeated="9"/>
        </table:table-row>
        <table:table-row table:style-name="ro1">
          <table:table-cell office:value-type="float" office:value="0.016387165006653" calcext:value-type="float">
            <text:p>0.016387165</text:p>
          </table:table-cell>
          <table:table-cell table:number-columns-repeated="9"/>
        </table:table-row>
        <table:table-row table:style-name="ro1">
          <table:table-cell office:value-type="float" office:value="0.0157105887812933" calcext:value-type="float">
            <text:p>0.0157105888</text:p>
          </table:table-cell>
          <table:table-cell table:number-columns-repeated="9"/>
        </table:table-row>
        <table:table-row table:style-name="ro1">
          <table:table-cell office:value-type="float" office:value="0.0151679071001472" calcext:value-type="float">
            <text:p>0.0151679071</text:p>
          </table:table-cell>
          <table:table-cell table:number-columns-repeated="9"/>
        </table:table-row>
        <table:table-row table:style-name="ro1">
          <table:table-cell office:value-type="float" office:value="0.0145604770142247" calcext:value-type="float">
            <text:p>0.014560477</text:p>
          </table:table-cell>
          <table:table-cell table:number-columns-repeated="9"/>
        </table:table-row>
        <table:table-row table:style-name="ro1">
          <table:table-cell office:value-type="float" office:value="0.0140181378214742" calcext:value-type="float">
            <text:p>0.0140181378</text:p>
          </table:table-cell>
          <table:table-cell table:number-columns-repeated="9"/>
        </table:table-row>
        <table:table-row table:style-name="ro1">
          <table:table-cell office:value-type="float" office:value="0.0134849889566639" calcext:value-type="float">
            <text:p>0.013484989</text:p>
          </table:table-cell>
          <table:table-cell table:number-columns-repeated="9"/>
        </table:table-row>
        <table:table-row table:style-name="ro1">
          <table:table-cell office:value-type="float" office:value="0.0130272709612225" calcext:value-type="float">
            <text:p>0.013027271</text:p>
          </table:table-cell>
          <table:table-cell table:number-columns-repeated="9"/>
        </table:table-row>
        <table:table-row table:style-name="ro1">
          <table:table-cell office:value-type="float" office:value="0.0125922592263465" calcext:value-type="float">
            <text:p>0.0125922592</text:p>
          </table:table-cell>
          <table:table-cell table:number-columns-repeated="9"/>
        </table:table-row>
        <table:table-row table:style-name="ro1">
          <table:table-cell office:value-type="float" office:value="0.0122030210636683" calcext:value-type="float">
            <text:p>0.0122030211</text:p>
          </table:table-cell>
          <table:table-cell table:number-columns-repeated="9"/>
        </table:table-row>
        <table:table-row table:style-name="ro1">
          <table:table-cell office:value-type="float" office:value="0.0118256234859188" calcext:value-type="float">
            <text:p>0.0118256235</text:p>
          </table:table-cell>
          <table:table-cell table:number-columns-repeated="9"/>
        </table:table-row>
        <table:table-row table:style-name="ro1">
          <table:table-cell office:value-type="float" office:value="0.0114894021911379" calcext:value-type="float">
            <text:p>0.0114894022</text:p>
          </table:table-cell>
          <table:table-cell table:number-columns-repeated="9"/>
        </table:table-row>
        <table:table-row table:style-name="ro1">
          <table:table-cell office:value-type="float" office:value="0.011161475962689" calcext:value-type="float">
            <text:p>0.011161476</text:p>
          </table:table-cell>
          <table:table-cell table:number-columns-repeated="9"/>
        </table:table-row>
        <table:table-row table:style-name="ro1">
          <table:table-cell office:value-type="float" office:value="0.0108505459526106" calcext:value-type="float">
            <text:p>0.010850546</text:p>
          </table:table-cell>
          <table:table-cell table:number-columns-repeated="9"/>
        </table:table-row>
        <table:table-row table:style-name="ro1">
          <table:table-cell office:value-type="float" office:value="0.010553419947702" calcext:value-type="float">
            <text:p>0.0105534199</text:p>
          </table:table-cell>
          <table:table-cell table:number-columns-repeated="9"/>
        </table:table-row>
        <table:table-row table:style-name="ro1">
          <table:table-cell office:value-type="float" office:value="0.010272819201166" calcext:value-type="float">
            <text:p>0.0102728192</text:p>
          </table:table-cell>
          <table:table-cell table:number-columns-repeated="9"/>
        </table:table-row>
        <table:table-row table:style-name="ro1">
          <table:table-cell office:value-type="float" office:value="0.0100096464006375" calcext:value-type="float">
            <text:p>0.0100096464</text:p>
          </table:table-cell>
          <table:table-cell table:number-columns-repeated="9"/>
        </table:table-row>
        <table:table-row table:style-name="ro1">
          <table:table-cell office:value-type="float" office:value="0.00975513097245538" calcext:value-type="float">
            <text:p>0.009755131</text:p>
          </table:table-cell>
          <table:table-cell table:number-columns-repeated="9"/>
        </table:table-row>
        <table:table-row table:style-name="ro1">
          <table:table-cell office:value-type="float" office:value="0.00951709028015812" calcext:value-type="float">
            <text:p>0.0095170903</text:p>
          </table:table-cell>
          <table:table-cell table:number-columns-repeated="9"/>
        </table:table-row>
        <table:table-row table:style-name="ro1">
          <table:table-cell office:value-type="float" office:value="0.00928123217891785" calcext:value-type="float">
            <text:p>0.0092812322</text:p>
          </table:table-cell>
          <table:table-cell table:number-columns-repeated="9"/>
        </table:table-row>
        <table:table-row table:style-name="ro1">
          <table:table-cell office:value-type="float" office:value="0.00908714906447377" calcext:value-type="float">
            <text:p>0.0090871491</text:p>
          </table:table-cell>
          <table:table-cell table:number-columns-repeated="9"/>
        </table:table-row>
        <table:table-row table:style-name="ro1">
          <table:table-cell office:value-type="float" office:value="0.00887569839203973" calcext:value-type="float">
            <text:p>0.0088756984</text:p>
          </table:table-cell>
          <table:table-cell table:number-columns-repeated="9"/>
        </table:table-row>
        <table:table-row table:style-name="ro1">
          <table:table-cell office:value-type="float" office:value="0.00868641048984151" calcext:value-type="float">
            <text:p>0.0086864105</text:p>
          </table:table-cell>
          <table:table-cell table:number-columns-repeated="9"/>
        </table:table-row>
        <table:table-row table:style-name="ro1">
          <table:table-cell office:value-type="float" office:value="0.00851473038373958" calcext:value-type="float">
            <text:p>0.0085147304</text:p>
          </table:table-cell>
          <table:table-cell table:number-columns-repeated="9"/>
        </table:table-row>
        <table:table-row table:style-name="ro1">
          <table:table-cell office:value-type="float" office:value="0.00834083561650081" calcext:value-type="float">
            <text:p>0.0083408356</text:p>
          </table:table-cell>
          <table:table-cell table:number-columns-repeated="9"/>
        </table:table-row>
        <table:table-row table:style-name="ro1">
          <table:table-cell office:value-type="float" office:value="0.00818311734796476" calcext:value-type="float">
            <text:p>0.0081831173</text:p>
          </table:table-cell>
          <table:table-cell table:number-columns-repeated="9"/>
        </table:table-row>
        <table:table-row table:style-name="ro1">
          <table:table-cell office:value-type="float" office:value="0.00801671159208238" calcext:value-type="float">
            <text:p>0.0080167116</text:p>
          </table:table-cell>
          <table:table-cell table:number-columns-repeated="9"/>
        </table:table-row>
        <table:table-row table:style-name="ro1">
          <table:table-cell office:value-type="float" office:value="0.00787178140989245" calcext:value-type="float">
            <text:p>0.0078717814</text:p>
          </table:table-cell>
          <table:table-cell table:number-columns-repeated="9"/>
        </table:table-row>
        <table:table-row table:style-name="ro1">
          <table:table-cell office:value-type="float" office:value="0.00772243118140759" calcext:value-type="float">
            <text:p>0.0077224312</text:p>
          </table:table-cell>
          <table:table-cell table:number-columns-repeated="9"/>
        </table:table-row>
        <table:table-row table:style-name="ro1">
          <table:table-cell office:value-type="float" office:value="0.00758010228146734" calcext:value-type="float">
            <text:p>0.0075801023</text:p>
          </table:table-cell>
          <table:table-cell table:number-columns-repeated="9"/>
        </table:table-row>
        <table:table-row table:style-name="ro1">
          <table:table-cell office:value-type="float" office:value="0.00743842286473965" calcext:value-type="float">
            <text:p>0.0074384229</text:p>
          </table:table-cell>
          <table:table-cell table:number-columns-repeated="9"/>
        </table:table-row>
        <table:table-row table:style-name="ro1">
          <table:table-cell office:value-type="float" office:value="0.00731162237441537" calcext:value-type="float">
            <text:p>0.0073116224</text:p>
          </table:table-cell>
          <table:table-cell table:number-columns-repeated="9"/>
        </table:table-row>
        <table:table-row table:style-name="ro1">
          <table:table-cell office:value-type="float" office:value="0.00718709055293732" calcext:value-type="float">
            <text:p>0.0071870906</text:p>
          </table:table-cell>
          <table:table-cell table:number-columns-repeated="9"/>
        </table:table-row>
        <table:table-row table:style-name="ro1">
          <table:table-cell office:value-type="float" office:value="0.00706584960979476" calcext:value-type="float">
            <text:p>0.0070658496</text:p>
          </table:table-cell>
          <table:table-cell table:number-columns-repeated="9"/>
        </table:table-row>
        <table:table-row table:style-name="ro1">
          <table:table-cell office:value-type="float" office:value="0.00695174404137272" calcext:value-type="float">
            <text:p>0.006951744</text:p>
          </table:table-cell>
          <table:table-cell table:number-columns-repeated="9"/>
        </table:table-row>
        <table:table-row table:style-name="ro1">
          <table:table-cell office:value-type="float" office:value="0.00684379121884909" calcext:value-type="float">
            <text:p>0.0068437912</text:p>
          </table:table-cell>
          <table:table-cell table:number-columns-repeated="9"/>
        </table:table-row>
        <table:table-row table:style-name="ro1">
          <table:table-cell office:value-type="float" office:value="0.00673746398252628" calcext:value-type="float">
            <text:p>0.006737464</text:p>
          </table:table-cell>
          <table:table-cell table:number-columns-repeated="9"/>
        </table:table-row>
        <table:table-row table:style-name="ro1">
          <table:table-cell office:value-type="float" office:value="0.00663447068706259" calcext:value-type="float">
            <text:p>0.0066344707</text:p>
          </table:table-cell>
          <table:table-cell table:number-columns-repeated="9"/>
        </table:table-row>
        <table:table-row table:style-name="ro1">
          <table:table-cell office:value-type="float" office:value="0.00653676074573234" calcext:value-type="float">
            <text:p>0.0065367607</text:p>
          </table:table-cell>
          <table:table-cell table:number-columns-repeated="9"/>
        </table:table-row>
        <table:table-row table:style-name="ro1">
          <table:table-cell office:value-type="float" office:value="0.00644781909426907" calcext:value-type="float">
            <text:p>0.0064478191</text:p>
          </table:table-cell>
          <table:table-cell table:number-columns-repeated="9"/>
        </table:table-row>
        <table:table-row table:style-name="ro1">
          <table:table-cell office:value-type="float" office:value="0.0063576640586873" calcext:value-type="float">
            <text:p>0.0063576641</text:p>
          </table:table-cell>
          <table:table-cell table:number-columns-repeated="9"/>
        </table:table-row>
        <table:table-row table:style-name="ro1">
          <table:table-cell office:value-type="float" office:value="0.00626904001499886" calcext:value-type="float">
            <text:p>0.00626904</text:p>
          </table:table-cell>
          <table:table-cell table:number-columns-repeated="9"/>
        </table:table-row>
        <table:table-row table:style-name="ro1">
          <table:table-cell office:value-type="float" office:value="0.00618219533227271" calcext:value-type="float">
            <text:p>0.00618219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49" calcext:value-type="float">
            <text:p>304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0.353402946989382" calcext:value-type="float">
            <text:p>0.353402947</text:p>
          </table:table-cell>
          <table:table-cell table:number-columns-repeated="9"/>
        </table:table-row>
        <table:table-row table:style-name="ro1">
          <table:table-cell office:value-type="float" office:value="0.187816023058072" calcext:value-type="float">
            <text:p>0.1878160231</text:p>
          </table:table-cell>
          <table:table-cell table:number-columns-repeated="9"/>
        </table:table-row>
        <table:table-row table:style-name="ro1">
          <table:table-cell office:value-type="float" office:value="0.121932892983563" calcext:value-type="float">
            <text:p>0.121932893</text:p>
          </table:table-cell>
          <table:table-cell table:number-columns-repeated="9"/>
        </table:table-row>
        <table:table-row table:style-name="ro1">
          <table:table-cell office:value-type="float" office:value="0.0892158410228245" calcext:value-type="float">
            <text:p>0.089215841</text:p>
          </table:table-cell>
          <table:table-cell table:number-columns-repeated="9"/>
        </table:table-row>
        <table:table-row table:style-name="ro1">
          <table:table-cell office:value-type="float" office:value="0.0712661508454892" calcext:value-type="float">
            <text:p>0.0712661508</text:p>
          </table:table-cell>
          <table:table-cell table:number-columns-repeated="9"/>
        </table:table-row>
        <table:table-row table:style-name="ro1">
          <table:table-cell office:value-type="float" office:value="0.0586327526506382" calcext:value-type="float">
            <text:p>0.0586327527</text:p>
          </table:table-cell>
          <table:table-cell table:number-columns-repeated="9"/>
        </table:table-row>
        <table:table-row table:style-name="ro1">
          <table:table-cell office:value-type="float" office:value="0.0501404834178905" calcext:value-type="float">
            <text:p>0.0501404834</text:p>
          </table:table-cell>
          <table:table-cell table:number-columns-repeated="9"/>
        </table:table-row>
        <table:table-row table:style-name="ro1">
          <table:table-cell office:value-type="float" office:value="0.0436369412243919" calcext:value-type="float">
            <text:p>0.0436369412</text:p>
          </table:table-cell>
          <table:table-cell table:number-columns-repeated="9"/>
        </table:table-row>
        <table:table-row table:style-name="ro1">
          <table:table-cell office:value-type="float" office:value="0.038841037486464" calcext:value-type="float">
            <text:p>0.0388410375</text:p>
          </table:table-cell>
          <table:table-cell table:number-columns-repeated="9"/>
        </table:table-row>
        <table:table-row table:style-name="ro1">
          <table:table-cell office:value-type="float" office:value="0.0347416971833779" calcext:value-type="float">
            <text:p>0.0347416972</text:p>
          </table:table-cell>
          <table:table-cell table:number-columns-repeated="9"/>
        </table:table-row>
        <table:table-row table:style-name="ro1">
          <table:table-cell office:value-type="float" office:value="0.0317964374930182" calcext:value-type="float">
            <text:p>0.0317964375</text:p>
          </table:table-cell>
          <table:table-cell table:number-columns-repeated="9"/>
        </table:table-row>
        <table:table-row table:style-name="ro1">
          <table:table-cell office:value-type="float" office:value="0.0292085864424932" calcext:value-type="float">
            <text:p>0.0292085864</text:p>
          </table:table-cell>
          <table:table-cell table:number-columns-repeated="9"/>
        </table:table-row>
        <table:table-row table:style-name="ro1">
          <table:table-cell office:value-type="float" office:value="0.0269586276855276" calcext:value-type="float">
            <text:p>0.0269586277</text:p>
          </table:table-cell>
          <table:table-cell table:number-columns-repeated="9"/>
        </table:table-row>
        <table:table-row table:style-name="ro1">
          <table:table-cell office:value-type="float" office:value="0.0251886782044264" calcext:value-type="float">
            <text:p>0.0251886782</text:p>
          </table:table-cell>
          <table:table-cell table:number-columns-repeated="9"/>
        </table:table-row>
        <table:table-row table:style-name="ro1">
          <table:table-cell office:value-type="float" office:value="0.0236552718685163" calcext:value-type="float">
            <text:p>0.0236552719</text:p>
          </table:table-cell>
          <table:table-cell table:number-columns-repeated="9"/>
        </table:table-row>
        <table:table-row table:style-name="ro1">
          <table:table-cell office:value-type="float" office:value="0.0223494294397472" calcext:value-type="float">
            <text:p>0.0223494294</text:p>
          </table:table-cell>
          <table:table-cell table:number-columns-repeated="9"/>
        </table:table-row>
        <table:table-row table:style-name="ro1">
          <table:table-cell office:value-type="float" office:value="0.0211841609973312" calcext:value-type="float">
            <text:p>0.021184161</text:p>
          </table:table-cell>
          <table:table-cell table:number-columns-repeated="9"/>
        </table:table-row>
        <table:table-row table:style-name="ro1">
          <table:table-cell office:value-type="float" office:value="0.0200654976487534" calcext:value-type="float">
            <text:p>0.0200654976</text:p>
          </table:table-cell>
          <table:table-cell table:number-columns-repeated="9"/>
        </table:table-row>
        <table:table-row table:style-name="ro1">
          <table:table-cell office:value-type="float" office:value="0.0190935558222035" calcext:value-type="float">
            <text:p>0.0190935558</text:p>
          </table:table-cell>
          <table:table-cell table:number-columns-repeated="9"/>
        </table:table-row>
        <table:table-row table:style-name="ro1">
          <table:table-cell office:value-type="float" office:value="0.0182111203237369" calcext:value-type="float">
            <text:p>0.0182111203</text:p>
          </table:table-cell>
          <table:table-cell table:number-columns-repeated="9"/>
        </table:table-row>
        <table:table-row table:style-name="ro1">
          <table:table-cell office:value-type="float" office:value="0.0174146284978227" calcext:value-type="float">
            <text:p>0.0174146285</text:p>
          </table:table-cell>
          <table:table-cell table:number-columns-repeated="9"/>
        </table:table-row>
        <table:table-row table:style-name="ro1">
          <table:table-cell office:value-type="float" office:value="0.016723170212355" calcext:value-type="float">
            <text:p>0.0167231702</text:p>
          </table:table-cell>
          <table:table-cell table:number-columns-repeated="9"/>
        </table:table-row>
        <table:table-row table:style-name="ro1">
          <table:table-cell office:value-type="float" office:value="0.0160730881921712" calcext:value-type="float">
            <text:p>0.0160730882</text:p>
          </table:table-cell>
          <table:table-cell table:number-columns-repeated="9"/>
        </table:table-row>
        <table:table-row table:style-name="ro1">
          <table:table-cell office:value-type="float" office:value="0.0155029039687761" calcext:value-type="float">
            <text:p>0.015502904</text:p>
          </table:table-cell>
          <table:table-cell table:number-columns-repeated="9"/>
        </table:table-row>
        <table:table-row table:style-name="ro1">
          <table:table-cell office:value-type="float" office:value="0.0149830169830948" calcext:value-type="float">
            <text:p>0.014983017</text:p>
          </table:table-cell>
          <table:table-cell table:number-columns-repeated="9"/>
        </table:table-row>
        <table:table-row table:style-name="ro1">
          <table:table-cell office:value-type="float" office:value="0.0144714639820052" calcext:value-type="float">
            <text:p>0.014471464</text:p>
          </table:table-cell>
          <table:table-cell table:number-columns-repeated="9"/>
        </table:table-row>
        <table:table-row table:style-name="ro1">
          <table:table-cell office:value-type="float" office:value="0.0140151756964861" calcext:value-type="float">
            <text:p>0.0140151757</text:p>
          </table:table-cell>
          <table:table-cell table:number-columns-repeated="9"/>
        </table:table-row>
        <table:table-row table:style-name="ro1">
          <table:table-cell office:value-type="float" office:value="0.0135924933096558" calcext:value-type="float">
            <text:p>0.0135924933</text:p>
          </table:table-cell>
          <table:table-cell table:number-columns-repeated="9"/>
        </table:table-row>
        <table:table-row table:style-name="ro1">
          <table:table-cell office:value-type="float" office:value="0.0132174336628869" calcext:value-type="float">
            <text:p>0.0132174337</text:p>
          </table:table-cell>
          <table:table-cell table:number-columns-repeated="9"/>
        </table:table-row>
        <table:table-row table:style-name="ro1">
          <table:table-cell office:value-type="float" office:value="0.0128729057441447" calcext:value-type="float">
            <text:p>0.0128729057</text:p>
          </table:table-cell>
          <table:table-cell table:number-columns-repeated="9"/>
        </table:table-row>
        <table:table-row table:style-name="ro1">
          <table:table-cell office:value-type="float" office:value="0.0125449401846762" calcext:value-type="float">
            <text:p>0.0125449402</text:p>
          </table:table-cell>
          <table:table-cell table:number-columns-repeated="9"/>
        </table:table-row>
        <table:table-row table:style-name="ro1">
          <table:table-cell office:value-type="float" office:value="0.0122429680561138" calcext:value-type="float">
            <text:p>0.0122429681</text:p>
          </table:table-cell>
          <table:table-cell table:number-columns-repeated="9"/>
        </table:table-row>
        <table:table-row table:style-name="ro1">
          <table:table-cell office:value-type="float" office:value="0.0119308916571193" calcext:value-type="float">
            <text:p>0.0119308917</text:p>
          </table:table-cell>
          <table:table-cell table:number-columns-repeated="9"/>
        </table:table-row>
        <table:table-row table:style-name="ro1">
          <table:table-cell office:value-type="float" office:value="0.0116390543324205" calcext:value-type="float">
            <text:p>0.0116390543</text:p>
          </table:table-cell>
          <table:table-cell table:number-columns-repeated="9"/>
        </table:table-row>
        <table:table-row table:style-name="ro1">
          <table:table-cell office:value-type="float" office:value="0.011369620744051" calcext:value-type="float">
            <text:p>0.0113696207</text:p>
          </table:table-cell>
          <table:table-cell table:number-columns-repeated="9"/>
        </table:table-row>
        <table:table-row table:style-name="ro1">
          <table:table-cell office:value-type="float" office:value="0.0111247952687025" calcext:value-type="float">
            <text:p>0.0111247953</text:p>
          </table:table-cell>
          <table:table-cell table:number-columns-repeated="9"/>
        </table:table-row>
        <table:table-row table:style-name="ro1">
          <table:table-cell office:value-type="float" office:value="0.0108838397348636" calcext:value-type="float">
            <text:p>0.0108838397</text:p>
          </table:table-cell>
          <table:table-cell table:number-columns-repeated="9"/>
        </table:table-row>
        <table:table-row table:style-name="ro1">
          <table:table-cell office:value-type="float" office:value="0.0106672435373855" calcext:value-type="float">
            <text:p>0.0106672435</text:p>
          </table:table-cell>
          <table:table-cell table:number-columns-repeated="9"/>
        </table:table-row>
        <table:table-row table:style-name="ro1">
          <table:table-cell office:value-type="float" office:value="0.0104433496029845" calcext:value-type="float">
            <text:p>0.0104433496</text:p>
          </table:table-cell>
          <table:table-cell table:number-columns-repeated="9"/>
        </table:table-row>
        <table:table-row table:style-name="ro1">
          <table:table-cell office:value-type="float" office:value="0.0102353871268104" calcext:value-type="float">
            <text:p>0.0102353871</text:p>
          </table:table-cell>
          <table:table-cell table:number-columns-repeated="9"/>
        </table:table-row>
        <table:table-row table:style-name="ro1">
          <table:table-cell office:value-type="float" office:value="0.010039967532949" calcext:value-type="float">
            <text:p>0.0100399675</text:p>
          </table:table-cell>
          <table:table-cell table:number-columns-repeated="9"/>
        </table:table-row>
        <table:table-row table:style-name="ro1">
          <table:table-cell office:value-type="float" office:value="0.00984847018032808" calcext:value-type="float">
            <text:p>0.0098484702</text:p>
          </table:table-cell>
          <table:table-cell table:number-columns-repeated="9"/>
        </table:table-row>
        <table:table-row table:style-name="ro1">
          <table:table-cell office:value-type="float" office:value="0.00966214286696288" calcext:value-type="float">
            <text:p>0.0096621429</text:p>
          </table:table-cell>
          <table:table-cell table:number-columns-repeated="9"/>
        </table:table-row>
        <table:table-row table:style-name="ro1">
          <table:table-cell office:value-type="float" office:value="0.00947871293126938" calcext:value-type="float">
            <text:p>0.0094787129</text:p>
          </table:table-cell>
          <table:table-cell table:number-columns-repeated="9"/>
        </table:table-row>
        <table:table-row table:style-name="ro1">
          <table:table-cell office:value-type="float" office:value="0.00928933091584286" calcext:value-type="float">
            <text:p>0.0092893309</text:p>
          </table:table-cell>
          <table:table-cell table:number-columns-repeated="9"/>
        </table:table-row>
        <table:table-row table:style-name="ro1">
          <table:table-cell office:value-type="float" office:value="0.00912159848231553" calcext:value-type="float">
            <text:p>0.0091215985</text:p>
          </table:table-cell>
          <table:table-cell table:number-columns-repeated="9"/>
        </table:table-row>
        <table:table-row table:style-name="ro1">
          <table:table-cell office:value-type="float" office:value="0.00893970996378521" calcext:value-type="float">
            <text:p>0.00893971</text:p>
          </table:table-cell>
          <table:table-cell table:number-columns-repeated="9"/>
        </table:table-row>
        <table:table-row table:style-name="ro1">
          <table:table-cell office:value-type="float" office:value="0.00879115387634436" calcext:value-type="float">
            <text:p>0.0087911539</text:p>
          </table:table-cell>
          <table:table-cell table:number-columns-repeated="9"/>
        </table:table-row>
        <table:table-row table:style-name="ro1">
          <table:table-cell office:value-type="float" office:value="0.00864246163724894" calcext:value-type="float">
            <text:p>0.0086424616</text:p>
          </table:table-cell>
          <table:table-cell table:number-columns-repeated="9"/>
        </table:table-row>
        <table:table-row table:style-name="ro1">
          <table:table-cell office:value-type="float" office:value="0.00848735512115665" calcext:value-type="float">
            <text:p>0.0084873551</text:p>
          </table:table-cell>
          <table:table-cell table:number-columns-repeated="9"/>
        </table:table-row>
        <table:table-row table:style-name="ro1">
          <table:table-cell office:value-type="float" office:value="0.00834579288533916" calcext:value-type="float">
            <text:p>0.0083457929</text:p>
          </table:table-cell>
          <table:table-cell table:number-columns-repeated="9"/>
        </table:table-row>
        <table:table-row table:style-name="ro1">
          <table:table-cell office:value-type="float" office:value="0.00820920437243916" calcext:value-type="float">
            <text:p>0.0082092044</text:p>
          </table:table-cell>
          <table:table-cell table:number-columns-repeated="9"/>
        </table:table-row>
        <table:table-row table:style-name="ro1">
          <table:table-cell office:value-type="float" office:value="0.0080862979962047" calcext:value-type="float">
            <text:p>0.008086298</text:p>
          </table:table-cell>
          <table:table-cell table:number-columns-repeated="9"/>
        </table:table-row>
        <table:table-row table:style-name="ro1">
          <table:table-cell office:value-type="float" office:value="0.00796195871747845" calcext:value-type="float">
            <text:p>0.0079619587</text:p>
          </table:table-cell>
          <table:table-cell table:number-columns-repeated="9"/>
        </table:table-row>
        <table:table-row table:style-name="ro1">
          <table:table-cell office:value-type="float" office:value="0.00783645031517464" calcext:value-type="float">
            <text:p>0.0078364503</text:p>
          </table:table-cell>
          <table:table-cell table:number-columns-repeated="9"/>
        </table:table-row>
        <table:table-row table:style-name="ro1">
          <table:table-cell office:value-type="float" office:value="0.0077029176486131" calcext:value-type="float">
            <text:p>0.0077029176</text:p>
          </table:table-cell>
          <table:table-cell table:number-columns-repeated="9"/>
        </table:table-row>
        <table:table-row table:style-name="ro1">
          <table:table-cell office:value-type="float" office:value="0.0075874521993166" calcext:value-type="float">
            <text:p>0.0075874522</text:p>
          </table:table-cell>
          <table:table-cell table:number-columns-repeated="9"/>
        </table:table-row>
        <table:table-row table:style-name="ro1">
          <table:table-cell office:value-type="float" office:value="0.00747078339976165" calcext:value-type="float">
            <text:p>0.0074707834</text:p>
          </table:table-cell>
          <table:table-cell table:number-columns-repeated="9"/>
        </table:table-row>
        <table:table-row table:style-name="ro1">
          <table:table-cell office:value-type="float" office:value="0.00734991321328678" calcext:value-type="float">
            <text:p>0.0073499132</text:p>
          </table:table-cell>
          <table:table-cell table:number-columns-repeated="9"/>
        </table:table-row>
        <table:table-row table:style-name="ro1">
          <table:table-cell office:value-type="float" office:value="0.00724457508864973" calcext:value-type="float">
            <text:p>0.0072445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51" calcext:value-type="float">
            <text:p>305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0.401994831343072" calcext:value-type="float">
            <text:p>0.4019948313</text:p>
          </table:table-cell>
          <table:table-cell table:number-columns-repeated="9"/>
        </table:table-row>
        <table:table-row table:style-name="ro1">
          <table:table-cell office:value-type="float" office:value="0.198134391953447" calcext:value-type="float">
            <text:p>0.198134392</text:p>
          </table:table-cell>
          <table:table-cell table:number-columns-repeated="9"/>
        </table:table-row>
        <table:table-row table:style-name="ro1">
          <table:table-cell office:value-type="float" office:value="0.124649245202799" calcext:value-type="float">
            <text:p>0.1246492452</text:p>
          </table:table-cell>
          <table:table-cell table:number-columns-repeated="9"/>
        </table:table-row>
        <table:table-row table:style-name="ro1">
          <table:table-cell office:value-type="float" office:value="0.0875220063735872" calcext:value-type="float">
            <text:p>0.0875220064</text:p>
          </table:table-cell>
          <table:table-cell table:number-columns-repeated="9"/>
        </table:table-row>
        <table:table-row table:style-name="ro1">
          <table:table-cell office:value-type="float" office:value="0.0681271759506003" calcext:value-type="float">
            <text:p>0.068127176</text:p>
          </table:table-cell>
          <table:table-cell table:number-columns-repeated="9"/>
        </table:table-row>
        <table:table-row table:style-name="ro1">
          <table:table-cell office:value-type="float" office:value="0.0547207184067839" calcext:value-type="float">
            <text:p>0.0547207184</text:p>
          </table:table-cell>
          <table:table-cell table:number-columns-repeated="9"/>
        </table:table-row>
        <table:table-row table:style-name="ro1">
          <table:table-cell office:value-type="float" office:value="0.0451802878109232" calcext:value-type="float">
            <text:p>0.0451802878</text:p>
          </table:table-cell>
          <table:table-cell table:number-columns-repeated="9"/>
        </table:table-row>
        <table:table-row table:style-name="ro1">
          <table:table-cell office:value-type="float" office:value="0.0386578555828482" calcext:value-type="float">
            <text:p>0.0386578556</text:p>
          </table:table-cell>
          <table:table-cell table:number-columns-repeated="9"/>
        </table:table-row>
        <table:table-row table:style-name="ro1">
          <table:table-cell office:value-type="float" office:value="0.0340583601966889" calcext:value-type="float">
            <text:p>0.0340583602</text:p>
          </table:table-cell>
          <table:table-cell table:number-columns-repeated="9"/>
        </table:table-row>
        <table:table-row table:style-name="ro1">
          <table:table-cell office:value-type="float" office:value="0.0304238281130465" calcext:value-type="float">
            <text:p>0.0304238281</text:p>
          </table:table-cell>
          <table:table-cell table:number-columns-repeated="9"/>
        </table:table-row>
        <table:table-row table:style-name="ro1">
          <table:table-cell office:value-type="float" office:value="0.0275700530282131" calcext:value-type="float">
            <text:p>0.027570053</text:p>
          </table:table-cell>
          <table:table-cell table:number-columns-repeated="9"/>
        </table:table-row>
        <table:table-row table:style-name="ro1">
          <table:table-cell office:value-type="float" office:value="0.0253278053637216" calcext:value-type="float">
            <text:p>0.0253278054</text:p>
          </table:table-cell>
          <table:table-cell table:number-columns-repeated="9"/>
        </table:table-row>
        <table:table-row table:style-name="ro1">
          <table:table-cell office:value-type="float" office:value="0.0234138089845799" calcext:value-type="float">
            <text:p>0.023413809</text:p>
          </table:table-cell>
          <table:table-cell table:number-columns-repeated="9"/>
        </table:table-row>
        <table:table-row table:style-name="ro1">
          <table:table-cell office:value-type="float" office:value="0.0217979245057912" calcext:value-type="float">
            <text:p>0.0217979245</text:p>
          </table:table-cell>
          <table:table-cell table:number-columns-repeated="9"/>
        </table:table-row>
        <table:table-row table:style-name="ro1">
          <table:table-cell office:value-type="float" office:value="0.0203902589222877" calcext:value-type="float">
            <text:p>0.0203902589</text:p>
          </table:table-cell>
          <table:table-cell table:number-columns-repeated="9"/>
        </table:table-row>
        <table:table-row table:style-name="ro1">
          <table:table-cell office:value-type="float" office:value="0.0191093556318938" calcext:value-type="float">
            <text:p>0.0191093556</text:p>
          </table:table-cell>
          <table:table-cell table:number-columns-repeated="9"/>
        </table:table-row>
        <table:table-row table:style-name="ro1">
          <table:table-cell office:value-type="float" office:value="0.0180675993737502" calcext:value-type="float">
            <text:p>0.0180675994</text:p>
          </table:table-cell>
          <table:table-cell table:number-columns-repeated="9"/>
        </table:table-row>
        <table:table-row table:style-name="ro1">
          <table:table-cell office:value-type="float" office:value="0.0171142000739067" calcext:value-type="float">
            <text:p>0.0171142001</text:p>
          </table:table-cell>
          <table:table-cell table:number-columns-repeated="9"/>
        </table:table-row>
        <table:table-row table:style-name="ro1">
          <table:table-cell office:value-type="float" office:value="0.0162535833310948" calcext:value-type="float">
            <text:p>0.0162535833</text:p>
          </table:table-cell>
          <table:table-cell table:number-columns-repeated="9"/>
        </table:table-row>
        <table:table-row table:style-name="ro1">
          <table:table-cell office:value-type="float" office:value="0.0154696490038198" calcext:value-type="float">
            <text:p>0.015469649</text:p>
          </table:table-cell>
          <table:table-cell table:number-columns-repeated="9"/>
        </table:table-row>
        <table:table-row table:style-name="ro1">
          <table:table-cell office:value-type="float" office:value="0.0147977639363045" calcext:value-type="float">
            <text:p>0.0147977639</text:p>
          </table:table-cell>
          <table:table-cell table:number-columns-repeated="9"/>
        </table:table-row>
        <table:table-row table:style-name="ro1">
          <table:table-cell office:value-type="float" office:value="0.0141843857259725" calcext:value-type="float">
            <text:p>0.0141843857</text:p>
          </table:table-cell>
          <table:table-cell table:number-columns-repeated="9"/>
        </table:table-row>
        <table:table-row table:style-name="ro1">
          <table:table-cell office:value-type="float" office:value="0.0136187469868437" calcext:value-type="float">
            <text:p>0.013618747</text:p>
          </table:table-cell>
          <table:table-cell table:number-columns-repeated="9"/>
        </table:table-row>
        <table:table-row table:style-name="ro1">
          <table:table-cell office:value-type="float" office:value="0.0130986880788958" calcext:value-type="float">
            <text:p>0.0130986881</text:p>
          </table:table-cell>
          <table:table-cell table:number-columns-repeated="9"/>
        </table:table-row>
        <table:table-row table:style-name="ro1">
          <table:table-cell office:value-type="float" office:value="0.0126177360190015" calcext:value-type="float">
            <text:p>0.012617736</text:p>
          </table:table-cell>
          <table:table-cell table:number-columns-repeated="9"/>
        </table:table-row>
        <table:table-row table:style-name="ro1">
          <table:table-cell office:value-type="float" office:value="0.0121688271378258" calcext:value-type="float">
            <text:p>0.0121688271</text:p>
          </table:table-cell>
          <table:table-cell table:number-columns-repeated="9"/>
        </table:table-row>
        <table:table-row table:style-name="ro1">
          <table:table-cell office:value-type="float" office:value="0.0117046098239208" calcext:value-type="float">
            <text:p>0.0117046098</text:p>
          </table:table-cell>
          <table:table-cell table:number-columns-repeated="9"/>
        </table:table-row>
        <table:table-row table:style-name="ro1">
          <table:table-cell office:value-type="float" office:value="0.0113366069962978" calcext:value-type="float">
            <text:p>0.011336607</text:p>
          </table:table-cell>
          <table:table-cell table:number-columns-repeated="9"/>
        </table:table-row>
        <table:table-row table:style-name="ro1">
          <table:table-cell office:value-type="float" office:value="0.0109909564273053" calcext:value-type="float">
            <text:p>0.0109909564</text:p>
          </table:table-cell>
          <table:table-cell table:number-columns-repeated="9"/>
        </table:table-row>
        <table:table-row table:style-name="ro1">
          <table:table-cell office:value-type="float" office:value="0.0106542990477431" calcext:value-type="float">
            <text:p>0.010654299</text:p>
          </table:table-cell>
          <table:table-cell table:number-columns-repeated="9"/>
        </table:table-row>
        <table:table-row table:style-name="ro1">
          <table:table-cell office:value-type="float" office:value="0.0103401013678256" calcext:value-type="float">
            <text:p>0.0103401014</text:p>
          </table:table-cell>
          <table:table-cell table:number-columns-repeated="9"/>
        </table:table-row>
        <table:table-row table:style-name="ro1">
          <table:table-cell office:value-type="float" office:value="0.0100207836324278" calcext:value-type="float">
            <text:p>0.0100207836</text:p>
          </table:table-cell>
          <table:table-cell table:number-columns-repeated="9"/>
        </table:table-row>
        <table:table-row table:style-name="ro1">
          <table:table-cell office:value-type="float" office:value="0.00971047192912503" calcext:value-type="float">
            <text:p>0.0097104719</text:p>
          </table:table-cell>
          <table:table-cell table:number-columns-repeated="9"/>
        </table:table-row>
        <table:table-row table:style-name="ro1">
          <table:table-cell office:value-type="float" office:value="0.00945426979924015" calcext:value-type="float">
            <text:p>0.0094542698</text:p>
          </table:table-cell>
          <table:table-cell table:number-columns-repeated="9"/>
        </table:table-row>
        <table:table-row table:style-name="ro1">
          <table:table-cell office:value-type="float" office:value="0.00921265152932011" calcext:value-type="float">
            <text:p>0.0092126515</text:p>
          </table:table-cell>
          <table:table-cell table:number-columns-repeated="9"/>
        </table:table-row>
        <table:table-row table:style-name="ro1">
          <table:table-cell office:value-type="float" office:value="0.00898963200422769" calcext:value-type="float">
            <text:p>0.008989632</text:p>
          </table:table-cell>
          <table:table-cell table:number-columns-repeated="9"/>
        </table:table-row>
        <table:table-row table:style-name="ro1">
          <table:table-cell office:value-type="float" office:value="0.0087530905801859" calcext:value-type="float">
            <text:p>0.0087530906</text:p>
          </table:table-cell>
          <table:table-cell table:number-columns-repeated="9"/>
        </table:table-row>
        <table:table-row table:style-name="ro1">
          <table:table-cell office:value-type="float" office:value="0.00854377611014146" calcext:value-type="float">
            <text:p>0.0085437761</text:p>
          </table:table-cell>
          <table:table-cell table:number-columns-repeated="9"/>
        </table:table-row>
        <table:table-row table:style-name="ro1">
          <table:table-cell office:value-type="float" office:value="0.00836438974547515" calcext:value-type="float">
            <text:p>0.0083643897</text:p>
          </table:table-cell>
          <table:table-cell table:number-columns-repeated="9"/>
        </table:table-row>
        <table:table-row table:style-name="ro1">
          <table:table-cell office:value-type="float" office:value="0.00817622607406164" calcext:value-type="float">
            <text:p>0.0081762261</text:p>
          </table:table-cell>
          <table:table-cell table:number-columns-repeated="9"/>
        </table:table-row>
        <table:table-row table:style-name="ro1">
          <table:table-cell office:value-type="float" office:value="0.0079928193412779" calcext:value-type="float">
            <text:p>0.0079928193</text:p>
          </table:table-cell>
          <table:table-cell table:number-columns-repeated="9"/>
        </table:table-row>
        <table:table-row table:style-name="ro1">
          <table:table-cell office:value-type="float" office:value="0.00784314902295223" calcext:value-type="float">
            <text:p>0.007843149</text:p>
          </table:table-cell>
          <table:table-cell table:number-columns-repeated="9"/>
        </table:table-row>
        <table:table-row table:style-name="ro1">
          <table:table-cell office:value-type="float" office:value="0.00767466565578235" calcext:value-type="float">
            <text:p>0.0076746657</text:p>
          </table:table-cell>
          <table:table-cell table:number-columns-repeated="9"/>
        </table:table-row>
        <table:table-row table:style-name="ro1">
          <table:table-cell office:value-type="float" office:value="0.00752446643250191" calcext:value-type="float">
            <text:p>0.0075244664</text:p>
          </table:table-cell>
          <table:table-cell table:number-columns-repeated="9"/>
        </table:table-row>
        <table:table-row table:style-name="ro1">
          <table:table-cell office:value-type="float" office:value="0.00736699391318721" calcext:value-type="float">
            <text:p>0.0073669939</text:p>
          </table:table-cell>
          <table:table-cell table:number-columns-repeated="9"/>
        </table:table-row>
        <table:table-row table:style-name="ro1">
          <table:table-cell office:value-type="float" office:value="0.00722430921414942" calcext:value-type="float">
            <text:p>0.0072243092</text:p>
          </table:table-cell>
          <table:table-cell table:number-columns-repeated="9"/>
        </table:table-row>
        <table:table-row table:style-name="ro1">
          <table:table-cell office:value-type="float" office:value="0.00708848613437636" calcext:value-type="float">
            <text:p>0.0070884861</text:p>
          </table:table-cell>
          <table:table-cell table:number-columns-repeated="9"/>
        </table:table-row>
        <table:table-row table:style-name="ro1">
          <table:table-cell office:value-type="float" office:value="0.00694449832627736" calcext:value-type="float">
            <text:p>0.0069444983</text:p>
          </table:table-cell>
          <table:table-cell table:number-columns-repeated="9"/>
        </table:table-row>
        <table:table-row table:style-name="ro1">
          <table:table-cell office:value-type="float" office:value="0.00681103460431227" calcext:value-type="float">
            <text:p>0.0068110346</text:p>
          </table:table-cell>
          <table:table-cell table:number-columns-repeated="9"/>
        </table:table-row>
        <table:table-row table:style-name="ro1">
          <table:table-cell office:value-type="float" office:value="0.00667851411072615" calcext:value-type="float">
            <text:p>0.0066785141</text:p>
          </table:table-cell>
          <table:table-cell table:number-columns-repeated="9"/>
        </table:table-row>
        <table:table-row table:style-name="ro1">
          <table:table-cell office:value-type="float" office:value="0.00656016086698829" calcext:value-type="float">
            <text:p>0.0065601609</text:p>
          </table:table-cell>
          <table:table-cell table:number-columns-repeated="9"/>
        </table:table-row>
        <table:table-row table:style-name="ro1">
          <table:table-cell office:value-type="float" office:value="0.00645108185852822" calcext:value-type="float">
            <text:p>0.0064510819</text:p>
          </table:table-cell>
          <table:table-cell table:number-columns-repeated="9"/>
        </table:table-row>
        <table:table-row table:style-name="ro1">
          <table:table-cell office:value-type="float" office:value="0.00634228417338864" calcext:value-type="float">
            <text:p>0.0063422842</text:p>
          </table:table-cell>
          <table:table-cell table:number-columns-repeated="9"/>
        </table:table-row>
        <table:table-row table:style-name="ro1">
          <table:table-cell office:value-type="float" office:value="0.0062376084242244" calcext:value-type="float">
            <text:p>0.0062376084</text:p>
          </table:table-cell>
          <table:table-cell table:number-columns-repeated="9"/>
        </table:table-row>
        <table:table-row table:style-name="ro1">
          <table:table-cell office:value-type="float" office:value="0.00613662821367935" calcext:value-type="float">
            <text:p>0.0061366282</text:p>
          </table:table-cell>
          <table:table-cell table:number-columns-repeated="9"/>
        </table:table-row>
        <table:table-row table:style-name="ro1">
          <table:table-cell office:value-type="float" office:value="0.00603451534768122" calcext:value-type="float">
            <text:p>0.0060345153</text:p>
          </table:table-cell>
          <table:table-cell table:number-columns-repeated="9"/>
        </table:table-row>
        <table:table-row table:style-name="ro1">
          <table:table-cell office:value-type="float" office:value="0.00593705152041696" calcext:value-type="float">
            <text:p>0.0059370515</text:p>
          </table:table-cell>
          <table:table-cell table:number-columns-repeated="9"/>
        </table:table-row>
        <table:table-row table:style-name="ro1">
          <table:table-cell office:value-type="float" office:value="0.00584498258985971" calcext:value-type="float">
            <text:p>0.0058449826</text:p>
          </table:table-cell>
          <table:table-cell table:number-columns-repeated="9"/>
        </table:table-row>
        <table:table-row table:style-name="ro1">
          <table:table-cell office:value-type="float" office:value="0.00575167386415594" calcext:value-type="float">
            <text:p>0.0057516739</text:p>
          </table:table-cell>
          <table:table-cell table:number-columns-repeated="9"/>
        </table:table-row>
        <table:table-row table:style-name="ro1">
          <table:table-cell office:value-type="float" office:value="0.00566507283042702" calcext:value-type="float">
            <text:p>0.0056650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99" calcext:value-type="float">
            <text:p>309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0.321292938209852" calcext:value-type="float">
            <text:p>0.3212929382</text:p>
          </table:table-cell>
          <table:table-cell table:number-columns-repeated="9"/>
        </table:table-row>
        <table:table-row table:style-name="ro1">
          <table:table-cell office:value-type="float" office:value="0.15391798681375" calcext:value-type="float">
            <text:p>0.1539179868</text:p>
          </table:table-cell>
          <table:table-cell table:number-columns-repeated="9"/>
        </table:table-row>
        <table:table-row table:style-name="ro1">
          <table:table-cell office:value-type="float" office:value="0.100547585591752" calcext:value-type="float">
            <text:p>0.1005475856</text:p>
          </table:table-cell>
          <table:table-cell table:number-columns-repeated="9"/>
        </table:table-row>
        <table:table-row table:style-name="ro1">
          <table:table-cell office:value-type="float" office:value="0.0725128321716269" calcext:value-type="float">
            <text:p>0.0725128322</text:p>
          </table:table-cell>
          <table:table-cell table:number-columns-repeated="9"/>
        </table:table-row>
        <table:table-row table:style-name="ro1">
          <table:table-cell office:value-type="float" office:value="0.0556236401507973" calcext:value-type="float">
            <text:p>0.0556236402</text:p>
          </table:table-cell>
          <table:table-cell table:number-columns-repeated="9"/>
        </table:table-row>
        <table:table-row table:style-name="ro1">
          <table:table-cell office:value-type="float" office:value="0.044926367211325" calcext:value-type="float">
            <text:p>0.0449263672</text:p>
          </table:table-cell>
          <table:table-cell table:number-columns-repeated="9"/>
        </table:table-row>
        <table:table-row table:style-name="ro1">
          <table:table-cell office:value-type="float" office:value="0.0380328216994469" calcext:value-type="float">
            <text:p>0.0380328217</text:p>
          </table:table-cell>
          <table:table-cell table:number-columns-repeated="9"/>
        </table:table-row>
        <table:table-row table:style-name="ro1">
          <table:table-cell office:value-type="float" office:value="0.0329079443116563" calcext:value-type="float">
            <text:p>0.0329079443</text:p>
          </table:table-cell>
          <table:table-cell table:number-columns-repeated="9"/>
        </table:table-row>
        <table:table-row table:style-name="ro1">
          <table:table-cell office:value-type="float" office:value="0.0290313762894673" calcext:value-type="float">
            <text:p>0.0290313763</text:p>
          </table:table-cell>
          <table:table-cell table:number-columns-repeated="9"/>
        </table:table-row>
        <table:table-row table:style-name="ro1">
          <table:table-cell office:value-type="float" office:value="0.0259431205611229" calcext:value-type="float">
            <text:p>0.0259431206</text:p>
          </table:table-cell>
          <table:table-cell table:number-columns-repeated="9"/>
        </table:table-row>
        <table:table-row table:style-name="ro1">
          <table:table-cell office:value-type="float" office:value="0.0235962966024053" calcext:value-type="float">
            <text:p>0.0235962966</text:p>
          </table:table-cell>
          <table:table-cell table:number-columns-repeated="9"/>
        </table:table-row>
        <table:table-row table:style-name="ro1">
          <table:table-cell office:value-type="float" office:value="0.0216550674221566" calcext:value-type="float">
            <text:p>0.0216550674</text:p>
          </table:table-cell>
          <table:table-cell table:number-columns-repeated="9"/>
        </table:table-row>
        <table:table-row table:style-name="ro1">
          <table:table-cell office:value-type="float" office:value="0.0200074633490429" calcext:value-type="float">
            <text:p>0.0200074633</text:p>
          </table:table-cell>
          <table:table-cell table:number-columns-repeated="9"/>
        </table:table-row>
        <table:table-row table:style-name="ro1">
          <table:table-cell office:value-type="float" office:value="0.018706285408564" calcext:value-type="float">
            <text:p>0.0187062854</text:p>
          </table:table-cell>
          <table:table-cell table:number-columns-repeated="9"/>
        </table:table-row>
        <table:table-row table:style-name="ro1">
          <table:table-cell office:value-type="float" office:value="0.0175697043935049" calcext:value-type="float">
            <text:p>0.0175697044</text:p>
          </table:table-cell>
          <table:table-cell table:number-columns-repeated="9"/>
        </table:table-row>
        <table:table-row table:style-name="ro1">
          <table:table-cell office:value-type="float" office:value="0.0165625724699358" calcext:value-type="float">
            <text:p>0.0165625725</text:p>
          </table:table-cell>
          <table:table-cell table:number-columns-repeated="9"/>
        </table:table-row>
        <table:table-row table:style-name="ro1">
          <table:table-cell office:value-type="float" office:value="0.0156620606800069" calcext:value-type="float">
            <text:p>0.0156620607</text:p>
          </table:table-cell>
          <table:table-cell table:number-columns-repeated="9"/>
        </table:table-row>
        <table:table-row table:style-name="ro1">
          <table:table-cell office:value-type="float" office:value="0.0149115077677164" calcext:value-type="float">
            <text:p>0.0149115078</text:p>
          </table:table-cell>
          <table:table-cell table:number-columns-repeated="9"/>
        </table:table-row>
        <table:table-row table:style-name="ro1">
          <table:table-cell office:value-type="float" office:value="0.0141875254670622" calcext:value-type="float">
            <text:p>0.0141875255</text:p>
          </table:table-cell>
          <table:table-cell table:number-columns-repeated="9"/>
        </table:table-row>
        <table:table-row table:style-name="ro1">
          <table:table-cell office:value-type="float" office:value="0.0135502093299529" calcext:value-type="float">
            <text:p>0.0135502093</text:p>
          </table:table-cell>
          <table:table-cell table:number-columns-repeated="9"/>
        </table:table-row>
        <table:table-row table:style-name="ro1">
          <table:table-cell office:value-type="float" office:value="0.0129859163590335" calcext:value-type="float">
            <text:p>0.0129859164</text:p>
          </table:table-cell>
          <table:table-cell table:number-columns-repeated="9"/>
        </table:table-row>
        <table:table-row table:style-name="ro1">
          <table:table-cell office:value-type="float" office:value="0.0124702877866672" calcext:value-type="float">
            <text:p>0.0124702878</text:p>
          </table:table-cell>
          <table:table-cell table:number-columns-repeated="9"/>
        </table:table-row>
        <table:table-row table:style-name="ro1">
          <table:table-cell office:value-type="float" office:value="0.0120094729485163" calcext:value-type="float">
            <text:p>0.0120094729</text:p>
          </table:table-cell>
          <table:table-cell table:number-columns-repeated="9"/>
        </table:table-row>
        <table:table-row table:style-name="ro1">
          <table:table-cell office:value-type="float" office:value="0.0115839071032563" calcext:value-type="float">
            <text:p>0.0115839071</text:p>
          </table:table-cell>
          <table:table-cell table:number-columns-repeated="9"/>
        </table:table-row>
        <table:table-row table:style-name="ro1">
          <table:table-cell office:value-type="float" office:value="0.0111850684859303" calcext:value-type="float">
            <text:p>0.0111850685</text:p>
          </table:table-cell>
          <table:table-cell table:number-columns-repeated="9"/>
        </table:table-row>
        <table:table-row table:style-name="ro1">
          <table:table-cell office:value-type="float" office:value="0.0108163642148629" calcext:value-type="float">
            <text:p>0.0108163642</text:p>
          </table:table-cell>
          <table:table-cell table:number-columns-repeated="9"/>
        </table:table-row>
        <table:table-row table:style-name="ro1">
          <table:table-cell office:value-type="float" office:value="0.0104708456487832" calcext:value-type="float">
            <text:p>0.0104708456</text:p>
          </table:table-cell>
          <table:table-cell table:number-columns-repeated="9"/>
        </table:table-row>
        <table:table-row table:style-name="ro1">
          <table:table-cell office:value-type="float" office:value="0.0101732124434378" calcext:value-type="float">
            <text:p>0.0101732124</text:p>
          </table:table-cell>
          <table:table-cell table:number-columns-repeated="9"/>
        </table:table-row>
        <table:table-row table:style-name="ro1">
          <table:table-cell office:value-type="float" office:value="0.00988335555000719" calcext:value-type="float">
            <text:p>0.0098833556</text:p>
          </table:table-cell>
          <table:table-cell table:number-columns-repeated="9"/>
        </table:table-row>
        <table:table-row table:style-name="ro1">
          <table:table-cell office:value-type="float" office:value="0.0095964577983279" calcext:value-type="float">
            <text:p>0.0095964578</text:p>
          </table:table-cell>
          <table:table-cell table:number-columns-repeated="9"/>
        </table:table-row>
        <table:table-row table:style-name="ro1">
          <table:table-cell office:value-type="float" office:value="0.00934346669413352" calcext:value-type="float">
            <text:p>0.0093434667</text:p>
          </table:table-cell>
          <table:table-cell table:number-columns-repeated="9"/>
        </table:table-row>
        <table:table-row table:style-name="ro1">
          <table:table-cell office:value-type="float" office:value="0.00909356490630386" calcext:value-type="float">
            <text:p>0.0090935649</text:p>
          </table:table-cell>
          <table:table-cell table:number-columns-repeated="9"/>
        </table:table-row>
        <table:table-row table:style-name="ro1">
          <table:table-cell office:value-type="float" office:value="0.00885877278249555" calcext:value-type="float">
            <text:p>0.0088587728</text:p>
          </table:table-cell>
          <table:table-cell table:number-columns-repeated="9"/>
        </table:table-row>
        <table:table-row table:style-name="ro1">
          <table:table-cell office:value-type="float" office:value="0.00863777199475715" calcext:value-type="float">
            <text:p>0.008637772</text:p>
          </table:table-cell>
          <table:table-cell table:number-columns-repeated="9"/>
        </table:table-row>
        <table:table-row table:style-name="ro1">
          <table:table-cell office:value-type="float" office:value="0.0084325910766753" calcext:value-type="float">
            <text:p>0.0084325911</text:p>
          </table:table-cell>
          <table:table-cell table:number-columns-repeated="9"/>
        </table:table-row>
        <table:table-row table:style-name="ro1">
          <table:table-cell office:value-type="float" office:value="0.00824377478144215" calcext:value-type="float">
            <text:p>0.0082437748</text:p>
          </table:table-cell>
          <table:table-cell table:number-columns-repeated="9"/>
        </table:table-row>
        <table:table-row table:style-name="ro1">
          <table:table-cell office:value-type="float" office:value="0.00805497939935183" calcext:value-type="float">
            <text:p>0.0080549794</text:p>
          </table:table-cell>
          <table:table-cell table:number-columns-repeated="9"/>
        </table:table-row>
        <table:table-row table:style-name="ro1">
          <table:table-cell office:value-type="float" office:value="0.00785828796198339" calcext:value-type="float">
            <text:p>0.007858288</text:p>
          </table:table-cell>
          <table:table-cell table:number-columns-repeated="9"/>
        </table:table-row>
        <table:table-row table:style-name="ro1">
          <table:table-cell office:value-type="float" office:value="0.00768469475354446" calcext:value-type="float">
            <text:p>0.0076846948</text:p>
          </table:table-cell>
          <table:table-cell table:number-columns-repeated="9"/>
        </table:table-row>
        <table:table-row table:style-name="ro1">
          <table:table-cell office:value-type="float" office:value="0.00753362944561452" calcext:value-type="float">
            <text:p>0.0075336294</text:p>
          </table:table-cell>
          <table:table-cell table:number-columns-repeated="9"/>
        </table:table-row>
        <table:table-row table:style-name="ro1">
          <table:table-cell office:value-type="float" office:value="0.0074062263700823" calcext:value-type="float">
            <text:p>0.0074062264</text:p>
          </table:table-cell>
          <table:table-cell table:number-columns-repeated="9"/>
        </table:table-row>
        <table:table-row table:style-name="ro1">
          <table:table-cell office:value-type="float" office:value="0.00729074191362245" calcext:value-type="float">
            <text:p>0.0072907419</text:p>
          </table:table-cell>
          <table:table-cell table:number-columns-repeated="9"/>
        </table:table-row>
        <table:table-row table:style-name="ro1">
          <table:table-cell office:value-type="float" office:value="0.00715276242471755" calcext:value-type="float">
            <text:p>0.0071527624</text:p>
          </table:table-cell>
          <table:table-cell table:number-columns-repeated="9"/>
        </table:table-row>
        <table:table-row table:style-name="ro1">
          <table:table-cell office:value-type="float" office:value="0.00701661559945184" calcext:value-type="float">
            <text:p>0.0070166156</text:p>
          </table:table-cell>
          <table:table-cell table:number-columns-repeated="9"/>
        </table:table-row>
        <table:table-row table:style-name="ro1">
          <table:table-cell office:value-type="float" office:value="0.00688065555907474" calcext:value-type="float">
            <text:p>0.0068806556</text:p>
          </table:table-cell>
          <table:table-cell table:number-columns-repeated="9"/>
        </table:table-row>
        <table:table-row table:style-name="ro1">
          <table:table-cell office:value-type="float" office:value="0.00674543317070476" calcext:value-type="float">
            <text:p>0.0067454332</text:p>
          </table:table-cell>
          <table:table-cell table:number-columns-repeated="9"/>
        </table:table-row>
        <table:table-row table:style-name="ro1">
          <table:table-cell office:value-type="float" office:value="0.00662956447412328" calcext:value-type="float">
            <text:p>0.0066295645</text:p>
          </table:table-cell>
          <table:table-cell table:number-columns-repeated="9"/>
        </table:table-row>
        <table:table-row table:style-name="ro1">
          <table:table-cell office:value-type="float" office:value="0.0064941325750544" calcext:value-type="float">
            <text:p>0.0064941326</text:p>
          </table:table-cell>
          <table:table-cell table:number-columns-repeated="9"/>
        </table:table-row>
        <table:table-row table:style-name="ro1">
          <table:table-cell office:value-type="float" office:value="0.00638170832234014" calcext:value-type="float">
            <text:p>0.0063817083</text:p>
          </table:table-cell>
          <table:table-cell table:number-columns-repeated="9"/>
        </table:table-row>
        <table:table-row table:style-name="ro1">
          <table:table-cell office:value-type="float" office:value="0.00626335225537354" calcext:value-type="float">
            <text:p>0.0062633523</text:p>
          </table:table-cell>
          <table:table-cell table:number-columns-repeated="9"/>
        </table:table-row>
        <table:table-row table:style-name="ro1">
          <table:table-cell office:value-type="float" office:value="0.00615183763054712" calcext:value-type="float">
            <text:p>0.0061518376</text:p>
          </table:table-cell>
          <table:table-cell table:number-columns-repeated="9"/>
        </table:table-row>
        <table:table-row table:style-name="ro1">
          <table:table-cell office:value-type="float" office:value="0.0060425562243057" calcext:value-type="float">
            <text:p>0.0060425562</text:p>
          </table:table-cell>
          <table:table-cell table:number-columns-repeated="9"/>
        </table:table-row>
        <table:table-row table:style-name="ro1">
          <table:table-cell office:value-type="float" office:value="0.00593524285148279" calcext:value-type="float">
            <text:p>0.0059352429</text:p>
          </table:table-cell>
          <table:table-cell table:number-columns-repeated="9"/>
        </table:table-row>
        <table:table-row table:style-name="ro1">
          <table:table-cell office:value-type="float" office:value="0.00584230757305721" calcext:value-type="float">
            <text:p>0.0058423076</text:p>
          </table:table-cell>
          <table:table-cell table:number-columns-repeated="9"/>
        </table:table-row>
        <table:table-row table:style-name="ro1">
          <table:table-cell office:value-type="float" office:value="0.00575162222441864" calcext:value-type="float">
            <text:p>0.0057516222</text:p>
          </table:table-cell>
          <table:table-cell table:number-columns-repeated="9"/>
        </table:table-row>
        <table:table-row table:style-name="ro1">
          <table:table-cell office:value-type="float" office:value="0.0056520963137075" calcext:value-type="float">
            <text:p>0.0056520963</text:p>
          </table:table-cell>
          <table:table-cell table:number-columns-repeated="9"/>
        </table:table-row>
        <table:table-row table:style-name="ro1">
          <table:table-cell office:value-type="float" office:value="0.00556593236786829" calcext:value-type="float">
            <text:p>0.0055659324</text:p>
          </table:table-cell>
          <table:table-cell table:number-columns-repeated="9"/>
        </table:table-row>
        <table:table-row table:style-name="ro1">
          <table:table-cell office:value-type="float" office:value="0.00548726683358411" calcext:value-type="float">
            <text:p>0.0054872668</text:p>
          </table:table-cell>
          <table:table-cell table:number-columns-repeated="9"/>
        </table:table-row>
        <table:table-row table:style-name="ro1">
          <table:table-cell office:value-type="float" office:value="0.00540520549099445" calcext:value-type="float">
            <text:p>0.0054052055</text:p>
          </table:table-cell>
          <table:table-cell table:number-columns-repeated="9"/>
        </table:table-row>
        <table:table-row table:style-name="ro1">
          <table:table-cell office:value-type="float" office:value="0.00532027234376574" calcext:value-type="float">
            <text:p>0.00532027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43" calcext:value-type="float">
            <text:p>304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0.302837402496858" calcext:value-type="float">
            <text:p>0.3028374025</text:p>
          </table:table-cell>
          <table:table-cell table:number-columns-repeated="9"/>
        </table:table-row>
        <table:table-row table:style-name="ro1">
          <table:table-cell office:value-type="float" office:value="0.152752808545999" calcext:value-type="float">
            <text:p>0.1527528085</text:p>
          </table:table-cell>
          <table:table-cell table:number-columns-repeated="9"/>
        </table:table-row>
        <table:table-row table:style-name="ro1">
          <table:table-cell office:value-type="float" office:value="0.100207445394012" calcext:value-type="float">
            <text:p>0.1002074454</text:p>
          </table:table-cell>
          <table:table-cell table:number-columns-repeated="9"/>
        </table:table-row>
        <table:table-row table:style-name="ro1">
          <table:table-cell office:value-type="float" office:value="0.0732081486784525" calcext:value-type="float">
            <text:p>0.0732081487</text:p>
          </table:table-cell>
          <table:table-cell table:number-columns-repeated="9"/>
        </table:table-row>
        <table:table-row table:style-name="ro1">
          <table:table-cell office:value-type="float" office:value="0.0580184186366906" calcext:value-type="float">
            <text:p>0.0580184186</text:p>
          </table:table-cell>
          <table:table-cell table:number-columns-repeated="9"/>
        </table:table-row>
        <table:table-row table:style-name="ro1">
          <table:table-cell office:value-type="float" office:value="0.0480764319572093" calcext:value-type="float">
            <text:p>0.048076432</text:p>
          </table:table-cell>
          <table:table-cell table:number-columns-repeated="9"/>
        </table:table-row>
        <table:table-row table:style-name="ro1">
          <table:table-cell office:value-type="float" office:value="0.0410780132321513" calcext:value-type="float">
            <text:p>0.0410780132</text:p>
          </table:table-cell>
          <table:table-cell table:number-columns-repeated="9"/>
        </table:table-row>
        <table:table-row table:style-name="ro1">
          <table:table-cell office:value-type="float" office:value="0.035939397954613" calcext:value-type="float">
            <text:p>0.035939398</text:p>
          </table:table-cell>
          <table:table-cell table:number-columns-repeated="9"/>
        </table:table-row>
        <table:table-row table:style-name="ro1">
          <table:table-cell office:value-type="float" office:value="0.0319615178577339" calcext:value-type="float">
            <text:p>0.0319615179</text:p>
          </table:table-cell>
          <table:table-cell table:number-columns-repeated="9"/>
        </table:table-row>
        <table:table-row table:style-name="ro1">
          <table:table-cell office:value-type="float" office:value="0.0288226174666645" calcext:value-type="float">
            <text:p>0.0288226175</text:p>
          </table:table-cell>
          <table:table-cell table:number-columns-repeated="9"/>
        </table:table-row>
        <table:table-row table:style-name="ro1">
          <table:table-cell office:value-type="float" office:value="0.0264116431356269" calcext:value-type="float">
            <text:p>0.0264116431</text:p>
          </table:table-cell>
          <table:table-cell table:number-columns-repeated="9"/>
        </table:table-row>
        <table:table-row table:style-name="ro1">
          <table:table-cell office:value-type="float" office:value="0.0243683614560383" calcext:value-type="float">
            <text:p>0.0243683615</text:p>
          </table:table-cell>
          <table:table-cell table:number-columns-repeated="9"/>
        </table:table-row>
        <table:table-row table:style-name="ro1">
          <table:table-cell office:value-type="float" office:value="0.0226484866553029" calcext:value-type="float">
            <text:p>0.0226484867</text:p>
          </table:table-cell>
          <table:table-cell table:number-columns-repeated="9"/>
        </table:table-row>
        <table:table-row table:style-name="ro1">
          <table:table-cell office:value-type="float" office:value="0.021049354109995" calcext:value-type="float">
            <text:p>0.0210493541</text:p>
          </table:table-cell>
          <table:table-cell table:number-columns-repeated="9"/>
        </table:table-row>
        <table:table-row table:style-name="ro1">
          <table:table-cell office:value-type="float" office:value="0.0197196681079244" calcext:value-type="float">
            <text:p>0.0197196681</text:p>
          </table:table-cell>
          <table:table-cell table:number-columns-repeated="9"/>
        </table:table-row>
        <table:table-row table:style-name="ro1">
          <table:table-cell office:value-type="float" office:value="0.0186324039277332" calcext:value-type="float">
            <text:p>0.0186324039</text:p>
          </table:table-cell>
          <table:table-cell table:number-columns-repeated="9"/>
        </table:table-row>
        <table:table-row table:style-name="ro1">
          <table:table-cell office:value-type="float" office:value="0.0176462178623712" calcext:value-type="float">
            <text:p>0.0176462179</text:p>
          </table:table-cell>
          <table:table-cell table:number-columns-repeated="9"/>
        </table:table-row>
        <table:table-row table:style-name="ro1">
          <table:table-cell office:value-type="float" office:value="0.0168129124178833" calcext:value-type="float">
            <text:p>0.0168129124</text:p>
          </table:table-cell>
          <table:table-cell table:number-columns-repeated="9"/>
        </table:table-row>
        <table:table-row table:style-name="ro1">
          <table:table-cell office:value-type="float" office:value="0.016019651633049" calcext:value-type="float">
            <text:p>0.0160196516</text:p>
          </table:table-cell>
          <table:table-cell table:number-columns-repeated="9"/>
        </table:table-row>
        <table:table-row table:style-name="ro1">
          <table:table-cell office:value-type="float" office:value="0.015350501241334" calcext:value-type="float">
            <text:p>0.0153505012</text:p>
          </table:table-cell>
          <table:table-cell table:number-columns-repeated="9"/>
        </table:table-row>
        <table:table-row table:style-name="ro1">
          <table:table-cell office:value-type="float" office:value="0.014691995104994" calcext:value-type="float">
            <text:p>0.0146919951</text:p>
          </table:table-cell>
          <table:table-cell table:number-columns-repeated="9"/>
        </table:table-row>
        <table:table-row table:style-name="ro1">
          <table:table-cell office:value-type="float" office:value="0.014112642173515" calcext:value-type="float">
            <text:p>0.0141126422</text:p>
          </table:table-cell>
          <table:table-cell table:number-columns-repeated="9"/>
        </table:table-row>
        <table:table-row table:style-name="ro1">
          <table:table-cell office:value-type="float" office:value="0.0135605191413634" calcext:value-type="float">
            <text:p>0.0135605191</text:p>
          </table:table-cell>
          <table:table-cell table:number-columns-repeated="9"/>
        </table:table-row>
        <table:table-row table:style-name="ro1">
          <table:table-cell office:value-type="float" office:value="0.0131021448832132" calcext:value-type="float">
            <text:p>0.0131021449</text:p>
          </table:table-cell>
          <table:table-cell table:number-columns-repeated="9"/>
        </table:table-row>
        <table:table-row table:style-name="ro1">
          <table:table-cell office:value-type="float" office:value="0.0126429550488219" calcext:value-type="float">
            <text:p>0.012642955</text:p>
          </table:table-cell>
          <table:table-cell table:number-columns-repeated="9"/>
        </table:table-row>
        <table:table-row table:style-name="ro1">
          <table:table-cell office:value-type="float" office:value="0.0122301313365976" calcext:value-type="float">
            <text:p>0.0122301313</text:p>
          </table:table-cell>
          <table:table-cell table:number-columns-repeated="9"/>
        </table:table-row>
        <table:table-row table:style-name="ro1">
          <table:table-cell office:value-type="float" office:value="0.0118670301465386" calcext:value-type="float">
            <text:p>0.0118670301</text:p>
          </table:table-cell>
          <table:table-cell table:number-columns-repeated="9"/>
        </table:table-row>
        <table:table-row table:style-name="ro1">
          <table:table-cell office:value-type="float" office:value="0.011478179998034" calcext:value-type="float">
            <text:p>0.01147818</text:p>
          </table:table-cell>
          <table:table-cell table:number-columns-repeated="9"/>
        </table:table-row>
        <table:table-row table:style-name="ro1">
          <table:table-cell office:value-type="float" office:value="0.0111538537618624" calcext:value-type="float">
            <text:p>0.0111538538</text:p>
          </table:table-cell>
          <table:table-cell table:number-columns-repeated="9"/>
        </table:table-row>
        <table:table-row table:style-name="ro1">
          <table:table-cell office:value-type="float" office:value="0.0108416759331325" calcext:value-type="float">
            <text:p>0.0108416759</text:p>
          </table:table-cell>
          <table:table-cell table:number-columns-repeated="9"/>
        </table:table-row>
        <table:table-row table:style-name="ro1">
          <table:table-cell office:value-type="float" office:value="0.0105539803797586" calcext:value-type="float">
            <text:p>0.0105539804</text:p>
          </table:table-cell>
          <table:table-cell table:number-columns-repeated="9"/>
        </table:table-row>
        <table:table-row table:style-name="ro1">
          <table:table-cell office:value-type="float" office:value="0.0102518440497588" calcext:value-type="float">
            <text:p>0.010251844</text:p>
          </table:table-cell>
          <table:table-cell table:number-columns-repeated="9"/>
        </table:table-row>
        <table:table-row table:style-name="ro1">
          <table:table-cell office:value-type="float" office:value="0.00996603886890952" calcext:value-type="float">
            <text:p>0.0099660389</text:p>
          </table:table-cell>
          <table:table-cell table:number-columns-repeated="9"/>
        </table:table-row>
        <table:table-row table:style-name="ro1">
          <table:table-cell office:value-type="float" office:value="0.00972586350467707" calcext:value-type="float">
            <text:p>0.0097258635</text:p>
          </table:table-cell>
          <table:table-cell table:number-columns-repeated="9"/>
        </table:table-row>
        <table:table-row table:style-name="ro1">
          <table:table-cell office:value-type="float" office:value="0.00948531184341398" calcext:value-type="float">
            <text:p>0.0094853118</text:p>
          </table:table-cell>
          <table:table-cell table:number-columns-repeated="9"/>
        </table:table-row>
        <table:table-row table:style-name="ro1">
          <table:table-cell office:value-type="float" office:value="0.00926451894623244" calcext:value-type="float">
            <text:p>0.0092645189</text:p>
          </table:table-cell>
          <table:table-cell table:number-columns-repeated="9"/>
        </table:table-row>
        <table:table-row table:style-name="ro1">
          <table:table-cell office:value-type="float" office:value="0.00905945793535295" calcext:value-type="float">
            <text:p>0.0090594579</text:p>
          </table:table-cell>
          <table:table-cell table:number-columns-repeated="9"/>
        </table:table-row>
        <table:table-row table:style-name="ro1">
          <table:table-cell office:value-type="float" office:value="0.00885760543425162" calcext:value-type="float">
            <text:p>0.0088576054</text:p>
          </table:table-cell>
          <table:table-cell table:number-columns-repeated="9"/>
        </table:table-row>
        <table:table-row table:style-name="ro1">
          <table:table-cell office:value-type="float" office:value="0.00866227838257869" calcext:value-type="float">
            <text:p>0.0086622784</text:p>
          </table:table-cell>
          <table:table-cell table:number-columns-repeated="9"/>
        </table:table-row>
        <table:table-row table:style-name="ro1">
          <table:table-cell office:value-type="float" office:value="0.00847221010264428" calcext:value-type="float">
            <text:p>0.0084722101</text:p>
          </table:table-cell>
          <table:table-cell table:number-columns-repeated="9"/>
        </table:table-row>
        <table:table-row table:style-name="ro1">
          <table:table-cell office:value-type="float" office:value="0.00830726714144621" calcext:value-type="float">
            <text:p>0.0083072671</text:p>
          </table:table-cell>
          <table:table-cell table:number-columns-repeated="9"/>
        </table:table-row>
        <table:table-row table:style-name="ro1">
          <table:table-cell office:value-type="float" office:value="0.00814968198211034" calcext:value-type="float">
            <text:p>0.008149682</text:p>
          </table:table-cell>
          <table:table-cell table:number-columns-repeated="9"/>
        </table:table-row>
        <table:table-row table:style-name="ro1">
          <table:table-cell office:value-type="float" office:value="0.00798572710379416" calcext:value-type="float">
            <text:p>0.0079857271</text:p>
          </table:table-cell>
          <table:table-cell table:number-columns-repeated="9"/>
        </table:table-row>
        <table:table-row table:style-name="ro1">
          <table:table-cell office:value-type="float" office:value="0.00783999944859331" calcext:value-type="float">
            <text:p>0.0078399994</text:p>
          </table:table-cell>
          <table:table-cell table:number-columns-repeated="9"/>
        </table:table-row>
        <table:table-row table:style-name="ro1">
          <table:table-cell office:value-type="float" office:value="0.00767602082467756" calcext:value-type="float">
            <text:p>0.0076760208</text:p>
          </table:table-cell>
          <table:table-cell table:number-columns-repeated="9"/>
        </table:table-row>
        <table:table-row table:style-name="ro1">
          <table:table-cell office:value-type="float" office:value="0.00753200924453489" calcext:value-type="float">
            <text:p>0.0075320092</text:p>
          </table:table-cell>
          <table:table-cell table:number-columns-repeated="9"/>
        </table:table-row>
        <table:table-row table:style-name="ro1">
          <table:table-cell office:value-type="float" office:value="0.00739299829859807" calcext:value-type="float">
            <text:p>0.0073929983</text:p>
          </table:table-cell>
          <table:table-cell table:number-columns-repeated="9"/>
        </table:table-row>
        <table:table-row table:style-name="ro1">
          <table:table-cell office:value-type="float" office:value="0.00726923393016535" calcext:value-type="float">
            <text:p>0.0072692339</text:p>
          </table:table-cell>
          <table:table-cell table:number-columns-repeated="9"/>
        </table:table-row>
        <table:table-row table:style-name="ro1">
          <table:table-cell office:value-type="float" office:value="0.00714283032932948" calcext:value-type="float">
            <text:p>0.0071428303</text:p>
          </table:table-cell>
          <table:table-cell table:number-columns-repeated="9"/>
        </table:table-row>
        <table:table-row table:style-name="ro1">
          <table:table-cell office:value-type="float" office:value="0.00701630302207671" calcext:value-type="float">
            <text:p>0.007016303</text:p>
          </table:table-cell>
          <table:table-cell table:number-columns-repeated="9"/>
        </table:table-row>
        <table:table-row table:style-name="ro1">
          <table:table-cell office:value-type="float" office:value="0.00691271692761193" calcext:value-type="float">
            <text:p>0.0069127169</text:p>
          </table:table-cell>
          <table:table-cell table:number-columns-repeated="9"/>
        </table:table-row>
        <table:table-row table:style-name="ro1">
          <table:table-cell office:value-type="float" office:value="0.00680495307973135" calcext:value-type="float">
            <text:p>0.0068049531</text:p>
          </table:table-cell>
          <table:table-cell table:number-columns-repeated="9"/>
        </table:table-row>
        <table:table-row table:style-name="ro1">
          <table:table-cell office:value-type="float" office:value="0.00668847967616248" calcext:value-type="float">
            <text:p>0.0066884797</text:p>
          </table:table-cell>
          <table:table-cell table:number-columns-repeated="9"/>
        </table:table-row>
        <table:table-row table:style-name="ro1">
          <table:table-cell office:value-type="float" office:value="0.00658445778473807" calcext:value-type="float">
            <text:p>0.0065844578</text:p>
          </table:table-cell>
          <table:table-cell table:number-columns-repeated="9"/>
        </table:table-row>
        <table:table-row table:style-name="ro1">
          <table:table-cell office:value-type="float" office:value="0.00648335157079602" calcext:value-type="float">
            <text:p>0.0064833516</text:p>
          </table:table-cell>
          <table:table-cell table:number-columns-repeated="9"/>
        </table:table-row>
        <table:table-row table:style-name="ro1">
          <table:table-cell office:value-type="float" office:value="0.00638844323380624" calcext:value-type="float">
            <text:p>0.0063884432</text:p>
          </table:table-cell>
          <table:table-cell table:number-columns-repeated="9"/>
        </table:table-row>
        <table:table-row table:style-name="ro1">
          <table:table-cell office:value-type="float" office:value="0.00629690016580031" calcext:value-type="float">
            <text:p>0.0062969002</text:p>
          </table:table-cell>
          <table:table-cell table:number-columns-repeated="9"/>
        </table:table-row>
        <table:table-row table:style-name="ro1">
          <table:table-cell office:value-type="float" office:value="0.00620522549439264" calcext:value-type="float">
            <text:p>0.0062052255</text:p>
          </table:table-cell>
          <table:table-cell table:number-columns-repeated="9"/>
        </table:table-row>
        <table:table-row table:style-name="ro1">
          <table:table-cell office:value-type="float" office:value="0.00611976474224236" calcext:value-type="float">
            <text:p>0.0061197647</text:p>
          </table:table-cell>
          <table:table-cell table:number-columns-repeated="9"/>
        </table:table-row>
        <table:table-row table:style-name="ro1">
          <table:table-cell office:value-type="float" office:value="0.00603663395019786" calcext:value-type="float">
            <text:p>0.0060366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139" calcext:value-type="float">
            <text:p>313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0.336469146164689" calcext:value-type="float">
            <text:p>0.3364691462</text:p>
          </table:table-cell>
          <table:table-cell table:number-columns-repeated="9"/>
        </table:table-row>
        <table:table-row table:style-name="ro1">
          <table:table-cell office:value-type="float" office:value="0.17178677339991" calcext:value-type="float">
            <text:p>0.1717867734</text:p>
          </table:table-cell>
          <table:table-cell table:number-columns-repeated="9"/>
        </table:table-row>
        <table:table-row table:style-name="ro1">
          <table:table-cell office:value-type="float" office:value="0.110300696352251" calcext:value-type="float">
            <text:p>0.1103006964</text:p>
          </table:table-cell>
          <table:table-cell table:number-columns-repeated="9"/>
        </table:table-row>
        <table:table-row table:style-name="ro1">
          <table:table-cell office:value-type="float" office:value="0.0800164058131635" calcext:value-type="float">
            <text:p>0.0800164058</text:p>
          </table:table-cell>
          <table:table-cell table:number-columns-repeated="9"/>
        </table:table-row>
        <table:table-row table:style-name="ro1">
          <table:table-cell office:value-type="float" office:value="0.0626021759287169" calcext:value-type="float">
            <text:p>0.0626021759</text:p>
          </table:table-cell>
          <table:table-cell table:number-columns-repeated="9"/>
        </table:table-row>
        <table:table-row table:style-name="ro1">
          <table:table-cell office:value-type="float" office:value="0.0514337688427685" calcext:value-type="float">
            <text:p>0.0514337688</text:p>
          </table:table-cell>
          <table:table-cell table:number-columns-repeated="9"/>
        </table:table-row>
        <table:table-row table:style-name="ro1">
          <table:table-cell office:value-type="float" office:value="0.0434984668510338" calcext:value-type="float">
            <text:p>0.0434984669</text:p>
          </table:table-cell>
          <table:table-cell table:number-columns-repeated="9"/>
        </table:table-row>
        <table:table-row table:style-name="ro1">
          <table:table-cell office:value-type="float" office:value="0.037963959779079" calcext:value-type="float">
            <text:p>0.0379639598</text:p>
          </table:table-cell>
          <table:table-cell table:number-columns-repeated="9"/>
        </table:table-row>
        <table:table-row table:style-name="ro1">
          <table:table-cell office:value-type="float" office:value="0.0338111849928496" calcext:value-type="float">
            <text:p>0.033811185</text:p>
          </table:table-cell>
          <table:table-cell table:number-columns-repeated="9"/>
        </table:table-row>
        <table:table-row table:style-name="ro1">
          <table:table-cell office:value-type="float" office:value="0.030658633637635" calcext:value-type="float">
            <text:p>0.0306586336</text:p>
          </table:table-cell>
          <table:table-cell table:number-columns-repeated="9"/>
        </table:table-row>
        <table:table-row table:style-name="ro1">
          <table:table-cell office:value-type="float" office:value="0.0281347233595278" calcext:value-type="float">
            <text:p>0.0281347234</text:p>
          </table:table-cell>
          <table:table-cell table:number-columns-repeated="9"/>
        </table:table-row>
        <table:table-row table:style-name="ro1">
          <table:table-cell office:value-type="float" office:value="0.0260399630273116" calcext:value-type="float">
            <text:p>0.026039963</text:p>
          </table:table-cell>
          <table:table-cell table:number-columns-repeated="9"/>
        </table:table-row>
        <table:table-row table:style-name="ro1">
          <table:table-cell office:value-type="float" office:value="0.0242760191272728" calcext:value-type="float">
            <text:p>0.0242760191</text:p>
          </table:table-cell>
          <table:table-cell table:number-columns-repeated="9"/>
        </table:table-row>
        <table:table-row table:style-name="ro1">
          <table:table-cell office:value-type="float" office:value="0.0228404516479921" calcext:value-type="float">
            <text:p>0.0228404516</text:p>
          </table:table-cell>
          <table:table-cell table:number-columns-repeated="9"/>
        </table:table-row>
        <table:table-row table:style-name="ro1">
          <table:table-cell office:value-type="float" office:value="0.0215791903727011" calcext:value-type="float">
            <text:p>0.0215791904</text:p>
          </table:table-cell>
          <table:table-cell table:number-columns-repeated="9"/>
        </table:table-row>
        <table:table-row table:style-name="ro1">
          <table:table-cell office:value-type="float" office:value="0.0204899509536419" calcext:value-type="float">
            <text:p>0.020489951</text:p>
          </table:table-cell>
          <table:table-cell table:number-columns-repeated="9"/>
        </table:table-row>
        <table:table-row table:style-name="ro1">
          <table:table-cell office:value-type="float" office:value="0.0194931969911064" calcext:value-type="float">
            <text:p>0.019493197</text:p>
          </table:table-cell>
          <table:table-cell table:number-columns-repeated="9"/>
        </table:table-row>
        <table:table-row table:style-name="ro1">
          <table:table-cell office:value-type="float" office:value="0.0186188683759566" calcext:value-type="float">
            <text:p>0.0186188684</text:p>
          </table:table-cell>
          <table:table-cell table:number-columns-repeated="9"/>
        </table:table-row>
        <table:table-row table:style-name="ro1">
          <table:table-cell office:value-type="float" office:value="0.0178481918857023" calcext:value-type="float">
            <text:p>0.0178481919</text:p>
          </table:table-cell>
          <table:table-cell table:number-columns-repeated="9"/>
        </table:table-row>
        <table:table-row table:style-name="ro1">
          <table:table-cell office:value-type="float" office:value="0.0171092209706931" calcext:value-type="float">
            <text:p>0.017109221</text:p>
          </table:table-cell>
          <table:table-cell table:number-columns-repeated="9"/>
        </table:table-row>
        <table:table-row table:style-name="ro1">
          <table:table-cell office:value-type="float" office:value="0.0164883586367678" calcext:value-type="float">
            <text:p>0.0164883586</text:p>
          </table:table-cell>
          <table:table-cell table:number-columns-repeated="9"/>
        </table:table-row>
        <table:table-row table:style-name="ro1">
          <table:table-cell office:value-type="float" office:value="0.0159149058201154" calcext:value-type="float">
            <text:p>0.0159149058</text:p>
          </table:table-cell>
          <table:table-cell table:number-columns-repeated="9"/>
        </table:table-row>
        <table:table-row table:style-name="ro1">
          <table:table-cell office:value-type="float" office:value="0.015361993199442" calcext:value-type="float">
            <text:p>0.0153619932</text:p>
          </table:table-cell>
          <table:table-cell table:number-columns-repeated="9"/>
        </table:table-row>
        <table:table-row table:style-name="ro1">
          <table:table-cell office:value-type="float" office:value="0.0148613980551309" calcext:value-type="float">
            <text:p>0.0148613981</text:p>
          </table:table-cell>
          <table:table-cell table:number-columns-repeated="9"/>
        </table:table-row>
        <table:table-row table:style-name="ro1">
          <table:table-cell office:value-type="float" office:value="0.0143820269296765" calcext:value-type="float">
            <text:p>0.0143820269</text:p>
          </table:table-cell>
          <table:table-cell table:number-columns-repeated="9"/>
        </table:table-row>
        <table:table-row table:style-name="ro1">
          <table:table-cell office:value-type="float" office:value="0.0139112393263732" calcext:value-type="float">
            <text:p>0.0139112393</text:p>
          </table:table-cell>
          <table:table-cell table:number-columns-repeated="9"/>
        </table:table-row>
        <table:table-row table:style-name="ro1">
          <table:table-cell office:value-type="float" office:value="0.013532203218935" calcext:value-type="float">
            <text:p>0.0135322032</text:p>
          </table:table-cell>
          <table:table-cell table:number-columns-repeated="9"/>
        </table:table-row>
        <table:table-row table:style-name="ro1">
          <table:table-cell office:value-type="float" office:value="0.0131711546715654" calcext:value-type="float">
            <text:p>0.0131711547</text:p>
          </table:table-cell>
          <table:table-cell table:number-columns-repeated="9"/>
        </table:table-row>
        <table:table-row table:style-name="ro1">
          <table:table-cell office:value-type="float" office:value="0.012810760769256" calcext:value-type="float">
            <text:p>0.0128107608</text:p>
          </table:table-cell>
          <table:table-cell table:number-columns-repeated="9"/>
        </table:table-row>
        <table:table-row table:style-name="ro1">
          <table:table-cell office:value-type="float" office:value="0.0124758465014" calcext:value-type="float">
            <text:p>0.0124758465</text:p>
          </table:table-cell>
          <table:table-cell table:number-columns-repeated="9"/>
        </table:table-row>
        <table:table-row table:style-name="ro1">
          <table:table-cell office:value-type="float" office:value="0.012176463586127" calcext:value-type="float">
            <text:p>0.0121764636</text:p>
          </table:table-cell>
          <table:table-cell table:number-columns-repeated="9"/>
        </table:table-row>
        <table:table-row table:style-name="ro1">
          <table:table-cell office:value-type="float" office:value="0.0118882379524271" calcext:value-type="float">
            <text:p>0.011888238</text:p>
          </table:table-cell>
          <table:table-cell table:number-columns-repeated="9"/>
        </table:table-row>
        <table:table-row table:style-name="ro1">
          <table:table-cell office:value-type="float" office:value="0.0116195527397557" calcext:value-type="float">
            <text:p>0.0116195527</text:p>
          </table:table-cell>
          <table:table-cell table:number-columns-repeated="9"/>
        </table:table-row>
        <table:table-row table:style-name="ro1">
          <table:table-cell office:value-type="float" office:value="0.0113418698912977" calcext:value-type="float">
            <text:p>0.0113418699</text:p>
          </table:table-cell>
          <table:table-cell table:number-columns-repeated="9"/>
        </table:table-row>
        <table:table-row table:style-name="ro1">
          <table:table-cell office:value-type="float" office:value="0.0111056441731325" calcext:value-type="float">
            <text:p>0.0111056442</text:p>
          </table:table-cell>
          <table:table-cell table:number-columns-repeated="9"/>
        </table:table-row>
        <table:table-row table:style-name="ro1">
          <table:table-cell office:value-type="float" office:value="0.0108597009117321" calcext:value-type="float">
            <text:p>0.0108597009</text:p>
          </table:table-cell>
          <table:table-cell table:number-columns-repeated="9"/>
        </table:table-row>
        <table:table-row table:style-name="ro1">
          <table:table-cell office:value-type="float" office:value="0.0106297270974716" calcext:value-type="float">
            <text:p>0.0106297271</text:p>
          </table:table-cell>
          <table:table-cell table:number-columns-repeated="9"/>
        </table:table-row>
        <table:table-row table:style-name="ro1">
          <table:table-cell office:value-type="float" office:value="0.0103955131359723" calcext:value-type="float">
            <text:p>0.0103955131</text:p>
          </table:table-cell>
          <table:table-cell table:number-columns-repeated="9"/>
        </table:table-row>
        <table:table-row table:style-name="ro1">
          <table:table-cell office:value-type="float" office:value="0.0101876746487217" calcext:value-type="float">
            <text:p>0.0101876746</text:p>
          </table:table-cell>
          <table:table-cell table:number-columns-repeated="9"/>
        </table:table-row>
        <table:table-row table:style-name="ro1">
          <table:table-cell office:value-type="float" office:value="0.0100043333864647" calcext:value-type="float">
            <text:p>0.0100043334</text:p>
          </table:table-cell>
          <table:table-cell table:number-columns-repeated="9"/>
        </table:table-row>
        <table:table-row table:style-name="ro1">
          <table:table-cell office:value-type="float" office:value="0.00982052901077381" calcext:value-type="float">
            <text:p>0.009820529</text:p>
          </table:table-cell>
          <table:table-cell table:number-columns-repeated="9"/>
        </table:table-row>
        <table:table-row table:style-name="ro1">
          <table:table-cell office:value-type="float" office:value="0.00966177355342164" calcext:value-type="float">
            <text:p>0.0096617736</text:p>
          </table:table-cell>
          <table:table-cell table:number-columns-repeated="9"/>
        </table:table-row>
        <table:table-row table:style-name="ro1">
          <table:table-cell office:value-type="float" office:value="0.00948680837023187" calcext:value-type="float">
            <text:p>0.0094868084</text:p>
          </table:table-cell>
          <table:table-cell table:number-columns-repeated="9"/>
        </table:table-row>
        <table:table-row table:style-name="ro1">
          <table:table-cell office:value-type="float" office:value="0.00931574566772473" calcext:value-type="float">
            <text:p>0.0093157457</text:p>
          </table:table-cell>
          <table:table-cell table:number-columns-repeated="9"/>
        </table:table-row>
        <table:table-row table:style-name="ro1">
          <table:table-cell office:value-type="float" office:value="0.00916131234529306" calcext:value-type="float">
            <text:p>0.0091613123</text:p>
          </table:table-cell>
          <table:table-cell table:number-columns-repeated="9"/>
        </table:table-row>
        <table:table-row table:style-name="ro1">
          <table:table-cell office:value-type="float" office:value="0.00900674650060739" calcext:value-type="float">
            <text:p>0.0090067465</text:p>
          </table:table-cell>
          <table:table-cell table:number-columns-repeated="9"/>
        </table:table-row>
        <table:table-row table:style-name="ro1">
          <table:table-cell office:value-type="float" office:value="0.00884530712112" calcext:value-type="float">
            <text:p>0.0088453071</text:p>
          </table:table-cell>
          <table:table-cell table:number-columns-repeated="9"/>
        </table:table-row>
        <table:table-row table:style-name="ro1">
          <table:table-cell office:value-type="float" office:value="0.0087093620341953" calcext:value-type="float">
            <text:p>0.008709362</text:p>
          </table:table-cell>
          <table:table-cell table:number-columns-repeated="9"/>
        </table:table-row>
        <table:table-row table:style-name="ro1">
          <table:table-cell office:value-type="float" office:value="0.00855383166244579" calcext:value-type="float">
            <text:p>0.0085538317</text:p>
          </table:table-cell>
          <table:table-cell table:number-columns-repeated="9"/>
        </table:table-row>
        <table:table-row table:style-name="ro1">
          <table:table-cell office:value-type="float" office:value="0.00842332849499621" calcext:value-type="float">
            <text:p>0.0084233285</text:p>
          </table:table-cell>
          <table:table-cell table:number-columns-repeated="9"/>
        </table:table-row>
        <table:table-row table:style-name="ro1">
          <table:table-cell office:value-type="float" office:value="0.00828816075536497" calcext:value-type="float">
            <text:p>0.0082881608</text:p>
          </table:table-cell>
          <table:table-cell table:number-columns-repeated="9"/>
        </table:table-row>
        <table:table-row table:style-name="ro1">
          <table:table-cell office:value-type="float" office:value="0.0081667667673719" calcext:value-type="float">
            <text:p>0.0081667668</text:p>
          </table:table-cell>
          <table:table-cell table:number-columns-repeated="9"/>
        </table:table-row>
        <table:table-row table:style-name="ro1">
          <table:table-cell office:value-type="float" office:value="0.00804485927605872" calcext:value-type="float">
            <text:p>0.0080448593</text:p>
          </table:table-cell>
          <table:table-cell table:number-columns-repeated="9"/>
        </table:table-row>
        <table:table-row table:style-name="ro1">
          <table:table-cell office:value-type="float" office:value="0.00793277474206003" calcext:value-type="float">
            <text:p>0.0079327747</text:p>
          </table:table-cell>
          <table:table-cell table:number-columns-repeated="9"/>
        </table:table-row>
        <table:table-row table:style-name="ro1">
          <table:table-cell office:value-type="float" office:value="0.0078206877576937" calcext:value-type="float">
            <text:p>0.0078206878</text:p>
          </table:table-cell>
          <table:table-cell table:number-columns-repeated="9"/>
        </table:table-row>
        <table:table-row table:style-name="ro1">
          <table:table-cell office:value-type="float" office:value="0.00771051375011887" calcext:value-type="float">
            <text:p>0.0077105138</text:p>
          </table:table-cell>
          <table:table-cell table:number-columns-repeated="9"/>
        </table:table-row>
        <table:table-row table:style-name="ro1">
          <table:table-cell office:value-type="float" office:value="0.00760205187730992" calcext:value-type="float">
            <text:p>0.0076020519</text:p>
          </table:table-cell>
          <table:table-cell table:number-columns-repeated="9"/>
        </table:table-row>
        <table:table-row table:style-name="ro1">
          <table:table-cell office:value-type="float" office:value="0.00749531146476336" calcext:value-type="float">
            <text:p>0.0074953115</text:p>
          </table:table-cell>
          <table:table-cell table:number-columns-repeated="9"/>
        </table:table-row>
        <table:table-row table:style-name="ro1">
          <table:table-cell office:value-type="float" office:value="0.00738969830458235" calcext:value-type="float">
            <text:p>0.0073896983</text:p>
          </table:table-cell>
          <table:table-cell table:number-columns-repeated="9"/>
        </table:table-row>
        <table:table-row table:style-name="ro1">
          <table:table-cell office:value-type="float" office:value="0.00728956091794787" calcext:value-type="float">
            <text:p>0.00728956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58" calcext:value-type="float">
            <text:p>305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329936326596043" calcext:value-type="float">
            <text:p>0.3299363266</text:p>
          </table:table-cell>
          <table:table-cell table:number-columns-repeated="9"/>
        </table:table-row>
        <table:table-row table:style-name="ro1">
          <table:table-cell office:value-type="float" office:value="0.318513992701939" calcext:value-type="float">
            <text:p>0.3185139927</text:p>
          </table:table-cell>
          <table:table-cell table:number-columns-repeated="9"/>
        </table:table-row>
        <table:table-row table:style-name="ro1">
          <table:table-cell office:value-type="float" office:value="0.284072349880721" calcext:value-type="float">
            <text:p>0.2840723499</text:p>
          </table:table-cell>
          <table:table-cell table:number-columns-repeated="9"/>
        </table:table-row>
        <table:table-row table:style-name="ro1">
          <table:table-cell office:value-type="float" office:value="0.264062805091118" calcext:value-type="float">
            <text:p>0.2640628051</text:p>
          </table:table-cell>
          <table:table-cell table:number-columns-repeated="9"/>
        </table:table-row>
        <table:table-row table:style-name="ro1">
          <table:table-cell office:value-type="float" office:value="0.254540729878011" calcext:value-type="float">
            <text:p>0.2545407299</text:p>
          </table:table-cell>
          <table:table-cell table:number-columns-repeated="9"/>
        </table:table-row>
        <table:table-row table:style-name="ro1">
          <table:table-cell office:value-type="float" office:value="0.252044503265979" calcext:value-type="float">
            <text:p>0.2520445033</text:p>
          </table:table-cell>
          <table:table-cell table:number-columns-repeated="9"/>
        </table:table-row>
        <table:table-row table:style-name="ro1">
          <table:table-cell office:value-type="float" office:value="0.249774710188863" calcext:value-type="float">
            <text:p>0.2497747102</text:p>
          </table:table-cell>
          <table:table-cell table:number-columns-repeated="9"/>
        </table:table-row>
        <table:table-row table:style-name="ro1">
          <table:table-cell office:value-type="float" office:value="0.248979243055525" calcext:value-type="float">
            <text:p>0.2489792431</text:p>
          </table:table-cell>
          <table:table-cell table:number-columns-repeated="9"/>
        </table:table-row>
        <table:table-row table:style-name="ro1">
          <table:table-cell office:value-type="float" office:value="0.248702569490438" calcext:value-type="float">
            <text:p>0.2487025695</text:p>
          </table:table-cell>
          <table:table-cell table:number-columns-repeated="9"/>
        </table:table-row>
        <table:table-row table:style-name="ro1">
          <table:table-cell office:value-type="float" office:value="0.247432256749873" calcext:value-type="float">
            <text:p>0.2474322567</text:p>
          </table:table-cell>
          <table:table-cell table:number-columns-repeated="9"/>
        </table:table-row>
        <table:table-row table:style-name="ro1">
          <table:table-cell office:value-type="float" office:value="0.223198703476611" calcext:value-type="float">
            <text:p>0.2231987035</text:p>
          </table:table-cell>
          <table:table-cell table:number-columns-repeated="9"/>
        </table:table-row>
        <table:table-row table:style-name="ro1">
          <table:table-cell office:value-type="float" office:value="0.211578412593778" calcext:value-type="float">
            <text:p>0.2115784126</text:p>
          </table:table-cell>
          <table:table-cell table:number-columns-repeated="9"/>
        </table:table-row>
        <table:table-row table:style-name="ro1">
          <table:table-cell office:value-type="float" office:value="0.186896639052512" calcext:value-type="float">
            <text:p>0.1868966391</text:p>
          </table:table-cell>
          <table:table-cell table:number-columns-repeated="9"/>
        </table:table-row>
        <table:table-row table:style-name="ro1">
          <table:table-cell office:value-type="float" office:value="0.173888428967782" calcext:value-type="float">
            <text:p>0.173888429</text:p>
          </table:table-cell>
          <table:table-cell table:number-columns-repeated="9"/>
        </table:table-row>
        <table:table-row table:style-name="ro1">
          <table:table-cell office:value-type="float" office:value="0.17083434237481" calcext:value-type="float">
            <text:p>0.1708343424</text:p>
          </table:table-cell>
          <table:table-cell table:number-columns-repeated="9"/>
        </table:table-row>
        <table:table-row table:style-name="ro1">
          <table:table-cell office:value-type="float" office:value="0.169261788649709" calcext:value-type="float">
            <text:p>0.1692617886</text:p>
          </table:table-cell>
          <table:table-cell table:number-columns-repeated="9"/>
        </table:table-row>
        <table:table-row table:style-name="ro1">
          <table:table-cell office:value-type="float" office:value="0.168823014605673" calcext:value-type="float">
            <text:p>0.1688230146</text:p>
          </table:table-cell>
          <table:table-cell table:number-columns-repeated="9"/>
        </table:table-row>
        <table:table-row table:style-name="ro1">
          <table:table-cell office:value-type="float" office:value="0.168356272978376" calcext:value-type="float">
            <text:p>0.168356273</text:p>
          </table:table-cell>
          <table:table-cell table:number-columns-repeated="9"/>
        </table:table-row>
        <table:table-row table:style-name="ro1">
          <table:table-cell office:value-type="float" office:value="0.140546350765424" calcext:value-type="float">
            <text:p>0.1405463508</text:p>
          </table:table-cell>
          <table:table-cell table:number-columns-repeated="9"/>
        </table:table-row>
        <table:table-row table:style-name="ro1">
          <table:table-cell office:value-type="float" office:value="0.105118162956578" calcext:value-type="float">
            <text:p>0.105118163</text:p>
          </table:table-cell>
          <table:table-cell table:number-columns-repeated="9"/>
        </table:table-row>
        <table:table-row table:style-name="ro1">
          <table:table-cell office:value-type="float" office:value="0.0820628006260512" calcext:value-type="float">
            <text:p>0.0820628006</text:p>
          </table:table-cell>
          <table:table-cell table:number-columns-repeated="9"/>
        </table:table-row>
        <table:table-row table:style-name="ro1">
          <table:table-cell office:value-type="float" office:value="0.0634026741123312" calcext:value-type="float">
            <text:p>0.0634026741</text:p>
          </table:table-cell>
          <table:table-cell table:number-columns-repeated="9"/>
        </table:table-row>
        <table:table-row table:style-name="ro1">
          <table:table-cell office:value-type="float" office:value="0.0575652186768185" calcext:value-type="float">
            <text:p>0.0575652187</text:p>
          </table:table-cell>
          <table:table-cell table:number-columns-repeated="9"/>
        </table:table-row>
        <table:table-row table:style-name="ro1">
          <table:table-cell office:value-type="float" office:value="0.0556050812966814" calcext:value-type="float">
            <text:p>0.0556050813</text:p>
          </table:table-cell>
          <table:table-cell table:number-columns-repeated="9"/>
        </table:table-row>
        <table:table-row table:style-name="ro1">
          <table:table-cell office:value-type="float" office:value="0.0537692822263336" calcext:value-type="float">
            <text:p>0.0537692822</text:p>
          </table:table-cell>
          <table:table-cell table:number-columns-repeated="9"/>
        </table:table-row>
        <table:table-row table:style-name="ro1">
          <table:table-cell office:value-type="float" office:value="0.0523761437628047" calcext:value-type="float">
            <text:p>0.0523761438</text:p>
          </table:table-cell>
          <table:table-cell table:number-columns-repeated="9"/>
        </table:table-row>
        <table:table-row table:style-name="ro1">
          <table:table-cell office:value-type="float" office:value="0.0506795392179138" calcext:value-type="float">
            <text:p>0.0506795392</text:p>
          </table:table-cell>
          <table:table-cell table:number-columns-repeated="9"/>
        </table:table-row>
        <table:table-row table:style-name="ro1">
          <table:table-cell office:value-type="float" office:value="0.0493789387035937" calcext:value-type="float">
            <text:p>0.0493789387</text:p>
          </table:table-cell>
          <table:table-cell table:number-columns-repeated="9"/>
        </table:table-row>
        <table:table-row table:style-name="ro1">
          <table:table-cell office:value-type="float" office:value="0.0486080446665309" calcext:value-type="float">
            <text:p>0.0486080447</text:p>
          </table:table-cell>
          <table:table-cell table:number-columns-repeated="9"/>
        </table:table-row>
        <table:table-row table:style-name="ro1">
          <table:table-cell office:value-type="float" office:value="0.0482618693670944" calcext:value-type="float">
            <text:p>0.0482618694</text:p>
          </table:table-cell>
          <table:table-cell table:number-columns-repeated="9"/>
        </table:table-row>
        <table:table-row table:style-name="ro1">
          <table:table-cell office:value-type="float" office:value="0.0478038385234053" calcext:value-type="float">
            <text:p>0.0478038385</text:p>
          </table:table-cell>
          <table:table-cell table:number-columns-repeated="9"/>
        </table:table-row>
        <table:table-row table:style-name="ro1">
          <table:table-cell office:value-type="float" office:value="0.0473508412205165" calcext:value-type="float">
            <text:p>0.0473508412</text:p>
          </table:table-cell>
          <table:table-cell table:number-columns-repeated="9"/>
        </table:table-row>
        <table:table-row table:style-name="ro1">
          <table:table-cell office:value-type="float" office:value="0.0472423440933646" calcext:value-type="float">
            <text:p>0.0472423441</text:p>
          </table:table-cell>
          <table:table-cell table:number-columns-repeated="9"/>
        </table:table-row>
        <table:table-row table:style-name="ro1">
          <table:table-cell office:value-type="float" office:value="0.0302176099863585" calcext:value-type="float">
            <text:p>0.03021761</text:p>
          </table:table-cell>
          <table:table-cell table:number-columns-repeated="9"/>
        </table:table-row>
        <table:table-row table:style-name="ro1">
          <table:table-cell office:value-type="float" office:value="0.0146692615041692" calcext:value-type="float">
            <text:p>0.0146692615</text:p>
          </table:table-cell>
          <table:table-cell table:number-columns-repeated="9"/>
        </table:table-row>
        <table:table-row table:style-name="ro1">
          <table:table-cell office:value-type="float" office:value="0.0117316077559535" calcext:value-type="float">
            <text:p>0.0117316078</text:p>
          </table:table-cell>
          <table:table-cell table:number-columns-repeated="9"/>
        </table:table-row>
        <table:table-row table:style-name="ro1">
          <table:table-cell office:value-type="float" office:value="0.0100656467775829" calcext:value-type="float">
            <text:p>0.0100656468</text:p>
          </table:table-cell>
          <table:table-cell table:number-columns-repeated="9"/>
        </table:table-row>
        <table:table-row table:style-name="ro1">
          <table:table-cell office:value-type="float" office:value="0.00854831584222271" calcext:value-type="float">
            <text:p>0.0085483158</text:p>
          </table:table-cell>
          <table:table-cell table:number-columns-repeated="9"/>
        </table:table-row>
        <table:table-row table:style-name="ro1">
          <table:table-cell office:value-type="float" office:value="0.00798276374116102" calcext:value-type="float">
            <text:p>0.0079827637</text:p>
          </table:table-cell>
          <table:table-cell table:number-columns-repeated="9"/>
        </table:table-row>
        <table:table-row table:style-name="ro1">
          <table:table-cell office:value-type="float" office:value="0.0077488586211856" calcext:value-type="float">
            <text:p>0.0077488586</text:p>
          </table:table-cell>
          <table:table-cell table:number-columns-repeated="9"/>
        </table:table-row>
        <table:table-row table:style-name="ro1">
          <table:table-cell office:value-type="float" office:value="0.00732829310932386" calcext:value-type="float">
            <text:p>0.0073282931</text:p>
          </table:table-cell>
          <table:table-cell table:number-columns-repeated="9"/>
        </table:table-row>
        <table:table-row table:style-name="ro1">
          <table:table-cell office:value-type="float" office:value="0.0071900326967385" calcext:value-type="float">
            <text:p>0.0071900327</text:p>
          </table:table-cell>
          <table:table-cell table:number-columns-repeated="9"/>
        </table:table-row>
        <table:table-row table:style-name="ro1">
          <table:table-cell office:value-type="float" office:value="0.00690025825050948" calcext:value-type="float">
            <text:p>0.0069002583</text:p>
          </table:table-cell>
          <table:table-cell table:number-columns-repeated="9"/>
        </table:table-row>
        <table:table-row table:style-name="ro1">
          <table:table-cell office:value-type="float" office:value="0.00663766156556169" calcext:value-type="float">
            <text:p>0.0066376616</text:p>
          </table:table-cell>
          <table:table-cell table:number-columns-repeated="9"/>
        </table:table-row>
        <table:table-row table:style-name="ro1">
          <table:table-cell office:value-type="float" office:value="0.00659787981218908" calcext:value-type="float">
            <text:p>0.0065978798</text:p>
          </table:table-cell>
          <table:table-cell table:number-columns-repeated="9"/>
        </table:table-row>
        <table:table-row table:style-name="ro1">
          <table:table-cell office:value-type="float" office:value="0.00657565714908766" calcext:value-type="float">
            <text:p>0.0065756571</text:p>
          </table:table-cell>
          <table:table-cell table:number-columns-repeated="9"/>
        </table:table-row>
        <table:table-row table:style-name="ro1">
          <table:table-cell office:value-type="float" office:value="0.00656565604082253" calcext:value-type="float">
            <text:p>0.006565656</text:p>
          </table:table-cell>
          <table:table-cell table:number-columns-repeated="9"/>
        </table:table-row>
        <table:table-row table:style-name="ro1">
          <table:table-cell office:value-type="float" office:value="0.00656033980621281" calcext:value-type="float">
            <text:p>0.0065603398</text:p>
          </table:table-cell>
          <table:table-cell table:number-columns-repeated="9"/>
        </table:table-row>
        <table:table-row table:style-name="ro1">
          <table:table-cell office:value-type="float" office:value="0.00633787669818027" calcext:value-type="float">
            <text:p>0.0063378767</text:p>
          </table:table-cell>
          <table:table-cell table:number-columns-repeated="9"/>
        </table:table-row>
        <table:table-row table:style-name="ro1">
          <table:table-cell office:value-type="float" office:value="0.00631282110873995" calcext:value-type="float">
            <text:p>0.0063128211</text:p>
          </table:table-cell>
          <table:table-cell table:number-columns-repeated="9"/>
        </table:table-row>
        <table:table-row table:style-name="ro1">
          <table:table-cell office:value-type="float" office:value="0.00630773982977481" calcext:value-type="float">
            <text:p>0.0063077398</text:p>
          </table:table-cell>
          <table:table-cell table:number-columns-repeated="9"/>
        </table:table-row>
        <table:table-row table:style-name="ro1">
          <table:table-cell office:value-type="float" office:value="0.00630510130059886" calcext:value-type="float">
            <text:p>0.0063051013</text:p>
          </table:table-cell>
          <table:table-cell table:number-columns-repeated="9"/>
        </table:table-row>
        <table:table-row table:style-name="ro1">
          <table:table-cell office:value-type="float" office:value="0.00630390744717908" calcext:value-type="float">
            <text:p>0.0063039074</text:p>
          </table:table-cell>
          <table:table-cell table:number-columns-repeated="9"/>
        </table:table-row>
        <table:table-row table:style-name="ro1">
          <table:table-cell office:value-type="float" office:value="0.00630319269994499" calcext:value-type="float">
            <text:p>0.0063031927</text:p>
          </table:table-cell>
          <table:table-cell table:number-columns-repeated="9"/>
        </table:table-row>
        <table:table-row table:style-name="ro1">
          <table:table-cell office:value-type="float" office:value="0.00630272449942827" calcext:value-type="float">
            <text:p>0.0063027245</text:p>
          </table:table-cell>
          <table:table-cell table:number-columns-repeated="9"/>
        </table:table-row>
        <table:table-row table:style-name="ro1">
          <table:table-cell office:value-type="float" office:value="0.00630237309572377" calcext:value-type="float">
            <text:p>0.0063023731</text:p>
          </table:table-cell>
          <table:table-cell table:number-columns-repeated="9"/>
        </table:table-row>
        <table:table-row table:style-name="ro1">
          <table:table-cell office:value-type="float" office:value="0.00630208032982721" calcext:value-type="float">
            <text:p>0.0063020803</text:p>
          </table:table-cell>
          <table:table-cell table:number-columns-repeated="9"/>
        </table:table-row>
        <table:table-row table:style-name="ro1">
          <table:table-cell office:value-type="float" office:value="0.00630182603334573" calcext:value-type="float">
            <text:p>0.006301826</text:p>
          </table:table-cell>
          <table:table-cell table:number-columns-repeated="9"/>
        </table:table-row>
        <table:table-row table:style-name="ro1">
          <table:table-cell office:value-type="float" office:value="0.00630162625801184" calcext:value-type="float">
            <text:p>0.0063016263</text:p>
          </table:table-cell>
          <table:table-cell table:number-columns-repeated="9"/>
        </table:table-row>
        <table:table-row table:style-name="ro1">
          <table:table-cell office:value-type="float" office:value="0.00630144313242931" calcext:value-type="float">
            <text:p>0.00630144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943" calcext:value-type="float">
            <text:p>294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281443333556271" calcext:value-type="float">
            <text:p>0.2814433336</text:p>
          </table:table-cell>
          <table:table-cell table:number-columns-repeated="9"/>
        </table:table-row>
        <table:table-row table:style-name="ro1">
          <table:table-cell office:value-type="float" office:value="0.269240317726487" calcext:value-type="float">
            <text:p>0.2692403177</text:p>
          </table:table-cell>
          <table:table-cell table:number-columns-repeated="9"/>
        </table:table-row>
        <table:table-row table:style-name="ro1">
          <table:table-cell office:value-type="float" office:value="0.255079403838133" calcext:value-type="float">
            <text:p>0.2550794038</text:p>
          </table:table-cell>
          <table:table-cell table:number-columns-repeated="9"/>
        </table:table-row>
        <table:table-row table:style-name="ro1">
          <table:table-cell office:value-type="float" office:value="0.247278111363136" calcext:value-type="float">
            <text:p>0.2472781114</text:p>
          </table:table-cell>
          <table:table-cell table:number-columns-repeated="9"/>
        </table:table-row>
        <table:table-row table:style-name="ro1">
          <table:table-cell office:value-type="float" office:value="0.243617952526531" calcext:value-type="float">
            <text:p>0.2436179525</text:p>
          </table:table-cell>
          <table:table-cell table:number-columns-repeated="9"/>
        </table:table-row>
        <table:table-row table:style-name="ro1">
          <table:table-cell office:value-type="float" office:value="0.241861787991778" calcext:value-type="float">
            <text:p>0.241861788</text:p>
          </table:table-cell>
          <table:table-cell table:number-columns-repeated="9"/>
        </table:table-row>
        <table:table-row table:style-name="ro1">
          <table:table-cell office:value-type="float" office:value="0.211517782150541" calcext:value-type="float">
            <text:p>0.2115177822</text:p>
          </table:table-cell>
          <table:table-cell table:number-columns-repeated="9"/>
        </table:table-row>
        <table:table-row table:style-name="ro1">
          <table:table-cell office:value-type="float" office:value="0.203982292748452" calcext:value-type="float">
            <text:p>0.2039822927</text:p>
          </table:table-cell>
          <table:table-cell table:number-columns-repeated="9"/>
        </table:table-row>
        <table:table-row table:style-name="ro1">
          <table:table-cell office:value-type="float" office:value="0.197328888652922" calcext:value-type="float">
            <text:p>0.1973288887</text:p>
          </table:table-cell>
          <table:table-cell table:number-columns-repeated="9"/>
        </table:table-row>
        <table:table-row table:style-name="ro1">
          <table:table-cell office:value-type="float" office:value="0.179141538879735" calcext:value-type="float">
            <text:p>0.1791415389</text:p>
          </table:table-cell>
          <table:table-cell table:number-columns-repeated="9"/>
        </table:table-row>
        <table:table-row table:style-name="ro1">
          <table:table-cell office:value-type="float" office:value="0.169100913953361" calcext:value-type="float">
            <text:p>0.169100914</text:p>
          </table:table-cell>
          <table:table-cell table:number-columns-repeated="9"/>
        </table:table-row>
        <table:table-row table:style-name="ro1">
          <table:table-cell office:value-type="float" office:value="0.147998025409861" calcext:value-type="float">
            <text:p>0.1479980254</text:p>
          </table:table-cell>
          <table:table-cell table:number-columns-repeated="9"/>
        </table:table-row>
        <table:table-row table:style-name="ro1">
          <table:table-cell office:value-type="float" office:value="0.13663556720029" calcext:value-type="float">
            <text:p>0.1366355672</text:p>
          </table:table-cell>
          <table:table-cell table:number-columns-repeated="9"/>
        </table:table-row>
        <table:table-row table:style-name="ro1">
          <table:table-cell office:value-type="float" office:value="0.131967574445494" calcext:value-type="float">
            <text:p>0.1319675744</text:p>
          </table:table-cell>
          <table:table-cell table:number-columns-repeated="9"/>
        </table:table-row>
        <table:table-row table:style-name="ro1">
          <table:table-cell office:value-type="float" office:value="0.129833739003612" calcext:value-type="float">
            <text:p>0.129833739</text:p>
          </table:table-cell>
          <table:table-cell table:number-columns-repeated="9"/>
        </table:table-row>
        <table:table-row table:style-name="ro1">
          <table:table-cell office:value-type="float" office:value="0.12736012500843" calcext:value-type="float">
            <text:p>0.127360125</text:p>
          </table:table-cell>
          <table:table-cell table:number-columns-repeated="9"/>
        </table:table-row>
        <table:table-row table:style-name="ro1">
          <table:table-cell office:value-type="float" office:value="0.0967059694328965" calcext:value-type="float">
            <text:p>0.0967059694</text:p>
          </table:table-cell>
          <table:table-cell table:number-columns-repeated="9"/>
        </table:table-row>
        <table:table-row table:style-name="ro1">
          <table:table-cell office:value-type="float" office:value="0.091294989388178" calcext:value-type="float">
            <text:p>0.0912949894</text:p>
          </table:table-cell>
          <table:table-cell table:number-columns-repeated="9"/>
        </table:table-row>
        <table:table-row table:style-name="ro1">
          <table:table-cell office:value-type="float" office:value="0.0697667800213" calcext:value-type="float">
            <text:p>0.06976678</text:p>
          </table:table-cell>
          <table:table-cell table:number-columns-repeated="9"/>
        </table:table-row>
        <table:table-row table:style-name="ro1">
          <table:table-cell office:value-type="float" office:value="0.0568059868474643" calcext:value-type="float">
            <text:p>0.0568059868</text:p>
          </table:table-cell>
          <table:table-cell table:number-columns-repeated="9"/>
        </table:table-row>
        <table:table-row table:style-name="ro1">
          <table:table-cell office:value-type="float" office:value="0.0527246250131613" calcext:value-type="float">
            <text:p>0.052724625</text:p>
          </table:table-cell>
          <table:table-cell table:number-columns-repeated="9"/>
        </table:table-row>
        <table:table-row table:style-name="ro1">
          <table:table-cell office:value-type="float" office:value="0.0506310010987558" calcext:value-type="float">
            <text:p>0.0506310011</text:p>
          </table:table-cell>
          <table:table-cell table:number-columns-repeated="9"/>
        </table:table-row>
        <table:table-row table:style-name="ro1">
          <table:table-cell office:value-type="float" office:value="0.0492041676085874" calcext:value-type="float">
            <text:p>0.0492041676</text:p>
          </table:table-cell>
          <table:table-cell table:number-columns-repeated="9"/>
        </table:table-row>
        <table:table-row table:style-name="ro1">
          <table:table-cell office:value-type="float" office:value="0.0203504337782222" calcext:value-type="float">
            <text:p>0.0203504338</text:p>
          </table:table-cell>
          <table:table-cell table:number-columns-repeated="9"/>
        </table:table-row>
        <table:table-row table:style-name="ro1">
          <table:table-cell office:value-type="float" office:value="0.00957348413845817" calcext:value-type="float">
            <text:p>0.0095734841</text:p>
          </table:table-cell>
          <table:table-cell table:number-columns-repeated="9"/>
        </table:table-row>
        <table:table-row table:style-name="ro1">
          <table:table-cell office:value-type="float" office:value="0.0082444658281461" calcext:value-type="float">
            <text:p>0.0082444658</text:p>
          </table:table-cell>
          <table:table-cell table:number-columns-repeated="9"/>
        </table:table-row>
        <table:table-row table:style-name="ro1">
          <table:table-cell office:value-type="float" office:value="0.00722955669734102" calcext:value-type="float">
            <text:p>0.0072295567</text:p>
          </table:table-cell>
          <table:table-cell table:number-columns-repeated="9"/>
        </table:table-row>
        <table:table-row table:style-name="ro1">
          <table:table-cell office:value-type="float" office:value="0.00644359426383941" calcext:value-type="float">
            <text:p>0.0064435943</text:p>
          </table:table-cell>
          <table:table-cell table:number-columns-repeated="9"/>
        </table:table-row>
        <table:table-row table:style-name="ro1">
          <table:table-cell office:value-type="float" office:value="0.00547869854874989" calcext:value-type="float">
            <text:p>0.0054786985</text:p>
          </table:table-cell>
          <table:table-cell table:number-columns-repeated="9"/>
        </table:table-row>
        <table:table-row table:style-name="ro1">
          <table:table-cell office:value-type="float" office:value="0.00528546842948826" calcext:value-type="float">
            <text:p>0.0052854684</text:p>
          </table:table-cell>
          <table:table-cell table:number-columns-repeated="9"/>
        </table:table-row>
        <table:table-row table:style-name="ro1">
          <table:table-cell office:value-type="float" office:value="0.00481191896021423" calcext:value-type="float">
            <text:p>0.004811919</text:p>
          </table:table-cell>
          <table:table-cell table:number-columns-repeated="9"/>
        </table:table-row>
        <table:table-row table:style-name="ro1">
          <table:table-cell office:value-type="float" office:value="0.00469626340511549" calcext:value-type="float">
            <text:p>0.0046962634</text:p>
          </table:table-cell>
          <table:table-cell table:number-columns-repeated="9"/>
        </table:table-row>
        <table:table-row table:style-name="ro1">
          <table:table-cell office:value-type="float" office:value="0.00461377930575031" calcext:value-type="float">
            <text:p>0.0046137793</text:p>
          </table:table-cell>
          <table:table-cell table:number-columns-repeated="9"/>
        </table:table-row>
        <table:table-row table:style-name="ro1">
          <table:table-cell office:value-type="float" office:value="0.00456613994977952" calcext:value-type="float">
            <text:p>0.0045661399</text:p>
          </table:table-cell>
          <table:table-cell table:number-columns-repeated="9"/>
        </table:table-row>
        <table:table-row table:style-name="ro1">
          <table:table-cell office:value-type="float" office:value="0.00452258251990576" calcext:value-type="float">
            <text:p>0.0045225825</text:p>
          </table:table-cell>
          <table:table-cell table:number-columns-repeated="9"/>
        </table:table-row>
        <table:table-row table:style-name="ro1">
          <table:table-cell office:value-type="float" office:value="0.00449139007493486" calcext:value-type="float">
            <text:p>0.0044913901</text:p>
          </table:table-cell>
          <table:table-cell table:number-columns-repeated="9"/>
        </table:table-row>
        <table:table-row table:style-name="ro1">
          <table:table-cell office:value-type="float" office:value="0.00446480221470458" calcext:value-type="float">
            <text:p>0.0044648022</text:p>
          </table:table-cell>
          <table:table-cell table:number-columns-repeated="9"/>
        </table:table-row>
        <table:table-row table:style-name="ro1">
          <table:table-cell office:value-type="float" office:value="0.0044352269162171" calcext:value-type="float">
            <text:p>0.0044352269</text:p>
          </table:table-cell>
          <table:table-cell table:number-columns-repeated="9"/>
        </table:table-row>
        <table:table-row table:style-name="ro1">
          <table:table-cell office:value-type="float" office:value="0.00441405326109987" calcext:value-type="float">
            <text:p>0.0044140533</text:p>
          </table:table-cell>
          <table:table-cell table:number-columns-repeated="9"/>
        </table:table-row>
        <table:table-row table:style-name="ro1">
          <table:table-cell office:value-type="float" office:value="0.00439755857750223" calcext:value-type="float">
            <text:p>0.0043975586</text:p>
          </table:table-cell>
          <table:table-cell table:number-columns-repeated="9"/>
        </table:table-row>
        <table:table-row table:style-name="ro1">
          <table:table-cell office:value-type="float" office:value="0.00383556041807206" calcext:value-type="float">
            <text:p>0.0038355604</text:p>
          </table:table-cell>
          <table:table-cell table:number-columns-repeated="9"/>
        </table:table-row>
        <table:table-row table:style-name="ro1">
          <table:table-cell office:value-type="float" office:value="0.00362946972631871" calcext:value-type="float">
            <text:p>0.0036294697</text:p>
          </table:table-cell>
          <table:table-cell table:number-columns-repeated="9"/>
        </table:table-row>
        <table:table-row table:style-name="ro1">
          <table:table-cell office:value-type="float" office:value="0.00360936181298642" calcext:value-type="float">
            <text:p>0.0036093618</text:p>
          </table:table-cell>
          <table:table-cell table:number-columns-repeated="9"/>
        </table:table-row>
        <table:table-row table:style-name="ro1">
          <table:table-cell office:value-type="float" office:value="0.00359911865817383" calcext:value-type="float">
            <text:p>0.0035991187</text:p>
          </table:table-cell>
          <table:table-cell table:number-columns-repeated="9"/>
        </table:table-row>
        <table:table-row table:style-name="ro1">
          <table:table-cell office:value-type="float" office:value="0.00359118195245029" calcext:value-type="float">
            <text:p>0.003591182</text:p>
          </table:table-cell>
          <table:table-cell table:number-columns-repeated="9"/>
        </table:table-row>
        <table:table-row table:style-name="ro1">
          <table:table-cell office:value-type="float" office:value="0.00358338189023208" calcext:value-type="float">
            <text:p>0.0035833819</text:p>
          </table:table-cell>
          <table:table-cell table:number-columns-repeated="9"/>
        </table:table-row>
        <table:table-row table:style-name="ro1">
          <table:table-cell office:value-type="float" office:value="0.00357555237693838" calcext:value-type="float">
            <text:p>0.0035755524</text:p>
          </table:table-cell>
          <table:table-cell table:number-columns-repeated="9"/>
        </table:table-row>
        <table:table-row table:style-name="ro1">
          <table:table-cell office:value-type="float" office:value="0.00357046072500102" calcext:value-type="float">
            <text:p>0.0035704607</text:p>
          </table:table-cell>
          <table:table-cell table:number-columns-repeated="9"/>
        </table:table-row>
        <table:table-row table:style-name="ro1">
          <table:table-cell office:value-type="float" office:value="0.00356653991821613" calcext:value-type="float">
            <text:p>0.0035665399</text:p>
          </table:table-cell>
          <table:table-cell table:number-columns-repeated="9"/>
        </table:table-row>
        <table:table-row table:style-name="ro1">
          <table:table-cell office:value-type="float" office:value="0.003563143561118" calcext:value-type="float">
            <text:p>0.0035631436</text:p>
          </table:table-cell>
          <table:table-cell table:number-columns-repeated="9"/>
        </table:table-row>
        <table:table-row table:style-name="ro1">
          <table:table-cell office:value-type="float" office:value="0.00355942835881333" calcext:value-type="float">
            <text:p>0.0035594284</text:p>
          </table:table-cell>
          <table:table-cell table:number-columns-repeated="9"/>
        </table:table-row>
        <table:table-row table:style-name="ro1">
          <table:table-cell office:value-type="float" office:value="0.00355684611842951" calcext:value-type="float">
            <text:p>0.0035568461</text:p>
          </table:table-cell>
          <table:table-cell table:number-columns-repeated="9"/>
        </table:table-row>
        <table:table-row table:style-name="ro1">
          <table:table-cell office:value-type="float" office:value="0.00355363614882423" calcext:value-type="float">
            <text:p>0.0035536361</text:p>
          </table:table-cell>
          <table:table-cell table:number-columns-repeated="9"/>
        </table:table-row>
        <table:table-row table:style-name="ro1">
          <table:table-cell office:value-type="float" office:value="0.00355154809529008" calcext:value-type="float">
            <text:p>0.0035515481</text:p>
          </table:table-cell>
          <table:table-cell table:number-columns-repeated="9"/>
        </table:table-row>
        <table:table-row table:style-name="ro1">
          <table:table-cell office:value-type="float" office:value="0.00354907038994507" calcext:value-type="float">
            <text:p>0.0035490704</text:p>
          </table:table-cell>
          <table:table-cell table:number-columns-repeated="9"/>
        </table:table-row>
        <table:table-row table:style-name="ro1">
          <table:table-cell office:value-type="float" office:value="0.00354775713491283" calcext:value-type="float">
            <text:p>0.0035477571</text:p>
          </table:table-cell>
          <table:table-cell table:number-columns-repeated="9"/>
        </table:table-row>
        <table:table-row table:style-name="ro1">
          <table:table-cell office:value-type="float" office:value="0.00354612906749977" calcext:value-type="float">
            <text:p>0.0035461291</text:p>
          </table:table-cell>
          <table:table-cell table:number-columns-repeated="9"/>
        </table:table-row>
        <table:table-row table:style-name="ro1">
          <table:table-cell office:value-type="float" office:value="0.0035447060373181" calcext:value-type="float">
            <text:p>0.003544706</text:p>
          </table:table-cell>
          <table:table-cell table:number-columns-repeated="9"/>
        </table:table-row>
        <table:table-row table:style-name="ro1">
          <table:table-cell office:value-type="float" office:value="0.00354330732136222" calcext:value-type="float">
            <text:p>0.0035433073</text:p>
          </table:table-cell>
          <table:table-cell table:number-columns-repeated="9"/>
        </table:table-row>
        <table:table-row table:style-name="ro1">
          <table:table-cell office:value-type="float" office:value="0.00354137931309373" calcext:value-type="float">
            <text:p>0.00354137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60" calcext:value-type="float">
            <text:p>306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0.277872465950824" calcext:value-type="float">
            <text:p>0.277872466</text:p>
          </table:table-cell>
          <table:table-cell table:number-columns-repeated="9"/>
        </table:table-row>
        <table:table-row table:style-name="ro1">
          <table:table-cell office:value-type="float" office:value="0.250652819156905" calcext:value-type="float">
            <text:p>0.2506528192</text:p>
          </table:table-cell>
          <table:table-cell table:number-columns-repeated="9"/>
        </table:table-row>
        <table:table-row table:style-name="ro1">
          <table:table-cell office:value-type="float" office:value="0.242860491011549" calcext:value-type="float">
            <text:p>0.242860491</text:p>
          </table:table-cell>
          <table:table-cell table:number-columns-repeated="9"/>
        </table:table-row>
        <table:table-row table:style-name="ro1">
          <table:table-cell office:value-type="float" office:value="0.21319507790546" calcext:value-type="float">
            <text:p>0.2131950779</text:p>
          </table:table-cell>
          <table:table-cell table:number-columns-repeated="9"/>
        </table:table-row>
        <table:table-row table:style-name="ro1">
          <table:table-cell office:value-type="float" office:value="0.208519292180461" calcext:value-type="float">
            <text:p>0.2085192922</text:p>
          </table:table-cell>
          <table:table-cell table:number-columns-repeated="9"/>
        </table:table-row>
        <table:table-row table:style-name="ro1">
          <table:table-cell office:value-type="float" office:value="0.206593757686538" calcext:value-type="float">
            <text:p>0.2065937577</text:p>
          </table:table-cell>
          <table:table-cell table:number-columns-repeated="9"/>
        </table:table-row>
        <table:table-row table:style-name="ro1">
          <table:table-cell office:value-type="float" office:value="0.205832552239555" calcext:value-type="float">
            <text:p>0.2058325522</text:p>
          </table:table-cell>
          <table:table-cell table:number-columns-repeated="9"/>
        </table:table-row>
        <table:table-row table:style-name="ro1">
          <table:table-cell office:value-type="float" office:value="0.204966118248736" calcext:value-type="float">
            <text:p>0.2049661182</text:p>
          </table:table-cell>
          <table:table-cell table:number-columns-repeated="9"/>
        </table:table-row>
        <table:table-row table:style-name="ro1">
          <table:table-cell office:value-type="float" office:value="0.204833031705142" calcext:value-type="float">
            <text:p>0.2048330317</text:p>
          </table:table-cell>
          <table:table-cell table:number-columns-repeated="9"/>
        </table:table-row>
        <table:table-row table:style-name="ro1">
          <table:table-cell office:value-type="float" office:value="0.20476116892186" calcext:value-type="float">
            <text:p>0.2047611689</text:p>
          </table:table-cell>
          <table:table-cell table:number-columns-repeated="9"/>
        </table:table-row>
        <table:table-row table:style-name="ro1">
          <table:table-cell office:value-type="float" office:value="0.20447399667999" calcext:value-type="float">
            <text:p>0.2044739967</text:p>
          </table:table-cell>
          <table:table-cell table:number-columns-repeated="9"/>
        </table:table-row>
        <table:table-row table:style-name="ro1">
          <table:table-cell office:value-type="float" office:value="0.203958307493819" calcext:value-type="float">
            <text:p>0.2039583075</text:p>
          </table:table-cell>
          <table:table-cell table:number-columns-repeated="9"/>
        </table:table-row>
        <table:table-row table:style-name="ro1">
          <table:table-cell office:value-type="float" office:value="0.203452174557554" calcext:value-type="float">
            <text:p>0.2034521746</text:p>
          </table:table-cell>
          <table:table-cell table:number-columns-repeated="9"/>
        </table:table-row>
        <table:table-row table:style-name="ro1">
          <table:table-cell office:value-type="float" office:value="0.202501936951043" calcext:value-type="float">
            <text:p>0.202501937</text:p>
          </table:table-cell>
          <table:table-cell table:number-columns-repeated="9"/>
        </table:table-row>
        <table:table-row table:style-name="ro1">
          <table:table-cell office:value-type="float" office:value="0.202033936378993" calcext:value-type="float">
            <text:p>0.2020339364</text:p>
          </table:table-cell>
          <table:table-cell table:number-columns-repeated="9"/>
        </table:table-row>
        <table:table-row table:style-name="ro1">
          <table:table-cell office:value-type="float" office:value="0.202013320563333" calcext:value-type="float">
            <text:p>0.2020133206</text:p>
          </table:table-cell>
          <table:table-cell table:number-columns-repeated="9"/>
        </table:table-row>
        <table:table-row table:style-name="ro1">
          <table:table-cell office:value-type="float" office:value="0.182550584386844" calcext:value-type="float">
            <text:p>0.1825505844</text:p>
          </table:table-cell>
          <table:table-cell table:number-columns-repeated="9"/>
        </table:table-row>
        <table:table-row table:style-name="ro1">
          <table:table-cell office:value-type="float" office:value="0.142253128044582" calcext:value-type="float">
            <text:p>0.142253128</text:p>
          </table:table-cell>
          <table:table-cell table:number-columns-repeated="9"/>
        </table:table-row>
        <table:table-row table:style-name="ro1">
          <table:table-cell office:value-type="float" office:value="0.114850765359519" calcext:value-type="float">
            <text:p>0.1148507654</text:p>
          </table:table-cell>
          <table:table-cell table:number-columns-repeated="9"/>
        </table:table-row>
        <table:table-row table:style-name="ro1">
          <table:table-cell office:value-type="float" office:value="0.0983838861863211" calcext:value-type="float">
            <text:p>0.0983838862</text:p>
          </table:table-cell>
          <table:table-cell table:number-columns-repeated="9"/>
        </table:table-row>
        <table:table-row table:style-name="ro1">
          <table:table-cell office:value-type="float" office:value="0.0701164347399746" calcext:value-type="float">
            <text:p>0.0701164347</text:p>
          </table:table-cell>
          <table:table-cell table:number-columns-repeated="9"/>
        </table:table-row>
        <table:table-row table:style-name="ro1">
          <table:table-cell office:value-type="float" office:value="0.0604293429015365" calcext:value-type="float">
            <text:p>0.0604293429</text:p>
          </table:table-cell>
          <table:table-cell table:number-columns-repeated="9"/>
        </table:table-row>
        <table:table-row table:style-name="ro1">
          <table:table-cell office:value-type="float" office:value="0.0356345587805596" calcext:value-type="float">
            <text:p>0.0356345588</text:p>
          </table:table-cell>
          <table:table-cell table:number-columns-repeated="9"/>
        </table:table-row>
        <table:table-row table:style-name="ro1">
          <table:table-cell office:value-type="float" office:value="0.0225595800880351" calcext:value-type="float">
            <text:p>0.0225595801</text:p>
          </table:table-cell>
          <table:table-cell table:number-columns-repeated="9"/>
        </table:table-row>
        <table:table-row table:style-name="ro1">
          <table:table-cell office:value-type="float" office:value="0.0187691985249007" calcext:value-type="float">
            <text:p>0.0187691985</text:p>
          </table:table-cell>
          <table:table-cell table:number-columns-repeated="9"/>
        </table:table-row>
        <table:table-row table:style-name="ro1">
          <table:table-cell office:value-type="float" office:value="0.0168563373147728" calcext:value-type="float">
            <text:p>0.0168563373</text:p>
          </table:table-cell>
          <table:table-cell table:number-columns-repeated="9"/>
        </table:table-row>
        <table:table-row table:style-name="ro1">
          <table:table-cell office:value-type="float" office:value="0.014839143625832" calcext:value-type="float">
            <text:p>0.0148391436</text:p>
          </table:table-cell>
          <table:table-cell table:number-columns-repeated="9"/>
        </table:table-row>
        <table:table-row table:style-name="ro1">
          <table:table-cell office:value-type="float" office:value="0.013125668780659" calcext:value-type="float">
            <text:p>0.0131256688</text:p>
          </table:table-cell>
          <table:table-cell table:number-columns-repeated="9"/>
        </table:table-row>
        <table:table-row table:style-name="ro1">
          <table:table-cell office:value-type="float" office:value="0.0119377455849711" calcext:value-type="float">
            <text:p>0.0119377456</text:p>
          </table:table-cell>
          <table:table-cell table:number-columns-repeated="9"/>
        </table:table-row>
        <table:table-row table:style-name="ro1">
          <table:table-cell office:value-type="float" office:value="0.0107300890820646" calcext:value-type="float">
            <text:p>0.0107300891</text:p>
          </table:table-cell>
          <table:table-cell table:number-columns-repeated="9"/>
        </table:table-row>
        <table:table-row table:style-name="ro1">
          <table:table-cell office:value-type="float" office:value="0.0102743224383992" calcext:value-type="float">
            <text:p>0.0102743224</text:p>
          </table:table-cell>
          <table:table-cell table:number-columns-repeated="9"/>
        </table:table-row>
        <table:table-row table:style-name="ro1">
          <table:table-cell office:value-type="float" office:value="0.00978573065797202" calcext:value-type="float">
            <text:p>0.0097857307</text:p>
          </table:table-cell>
          <table:table-cell table:number-columns-repeated="9"/>
        </table:table-row>
        <table:table-row table:style-name="ro1">
          <table:table-cell office:value-type="float" office:value="0.0093660992023583" calcext:value-type="float">
            <text:p>0.0093660992</text:p>
          </table:table-cell>
          <table:table-cell table:number-columns-repeated="9"/>
        </table:table-row>
        <table:table-row table:style-name="ro1">
          <table:table-cell office:value-type="float" office:value="0.00908350432079347" calcext:value-type="float">
            <text:p>0.0090835043</text:p>
          </table:table-cell>
          <table:table-cell table:number-columns-repeated="9"/>
        </table:table-row>
        <table:table-row table:style-name="ro1">
          <table:table-cell office:value-type="float" office:value="0.00893888822019201" calcext:value-type="float">
            <text:p>0.0089388882</text:p>
          </table:table-cell>
          <table:table-cell table:number-columns-repeated="9"/>
        </table:table-row>
        <table:table-row table:style-name="ro1">
          <table:table-cell office:value-type="float" office:value="0.00884992644815477" calcext:value-type="float">
            <text:p>0.0088499264</text:p>
          </table:table-cell>
          <table:table-cell table:number-columns-repeated="9"/>
        </table:table-row>
        <table:table-row table:style-name="ro1">
          <table:table-cell office:value-type="float" office:value="0.00863292533894141" calcext:value-type="float">
            <text:p>0.0086329253</text:p>
          </table:table-cell>
          <table:table-cell table:number-columns-repeated="9"/>
        </table:table-row>
        <table:table-row table:style-name="ro1">
          <table:table-cell office:value-type="float" office:value="0.00858015714089327" calcext:value-type="float">
            <text:p>0.0085801571</text:p>
          </table:table-cell>
          <table:table-cell table:number-columns-repeated="9"/>
        </table:table-row>
        <table:table-row table:style-name="ro1">
          <table:table-cell office:value-type="float" office:value="0.00854587943767163" calcext:value-type="float">
            <text:p>0.0085458794</text:p>
          </table:table-cell>
          <table:table-cell table:number-columns-repeated="9"/>
        </table:table-row>
        <table:table-row table:style-name="ro1">
          <table:table-cell office:value-type="float" office:value="0.00852015337260541" calcext:value-type="float">
            <text:p>0.0085201534</text:p>
          </table:table-cell>
          <table:table-cell table:number-columns-repeated="9"/>
        </table:table-row>
        <table:table-row table:style-name="ro1">
          <table:table-cell office:value-type="float" office:value="0.0084984810828645" calcext:value-type="float">
            <text:p>0.0084984811</text:p>
          </table:table-cell>
          <table:table-cell table:number-columns-repeated="9"/>
        </table:table-row>
        <table:table-row table:style-name="ro1">
          <table:table-cell office:value-type="float" office:value="0.00847610023647485" calcext:value-type="float">
            <text:p>0.0084761002</text:p>
          </table:table-cell>
          <table:table-cell table:number-columns-repeated="9"/>
        </table:table-row>
        <table:table-row table:style-name="ro1">
          <table:table-cell office:value-type="float" office:value="0.00829900107831508" calcext:value-type="float">
            <text:p>0.0082990011</text:p>
          </table:table-cell>
          <table:table-cell table:number-columns-repeated="9"/>
        </table:table-row>
        <table:table-row table:style-name="ro1">
          <table:table-cell office:value-type="float" office:value="0.0081869302562351" calcext:value-type="float">
            <text:p>0.0081869303</text:p>
          </table:table-cell>
          <table:table-cell table:number-columns-repeated="9"/>
        </table:table-row>
        <table:table-row table:style-name="ro1">
          <table:table-cell office:value-type="float" office:value="0.00813319302738246" calcext:value-type="float">
            <text:p>0.008133193</text:p>
          </table:table-cell>
          <table:table-cell table:number-columns-repeated="9"/>
        </table:table-row>
        <table:table-row table:style-name="ro1">
          <table:table-cell office:value-type="float" office:value="0.00804296257228039" calcext:value-type="float">
            <text:p>0.0080429626</text:p>
          </table:table-cell>
          <table:table-cell table:number-columns-repeated="9"/>
        </table:table-row>
        <table:table-row table:style-name="ro1">
          <table:table-cell office:value-type="float" office:value="0.00799260822275798" calcext:value-type="float">
            <text:p>0.0079926082</text:p>
          </table:table-cell>
          <table:table-cell table:number-columns-repeated="9"/>
        </table:table-row>
        <table:table-row table:style-name="ro1">
          <table:table-cell office:value-type="float" office:value="0.00796999862045471" calcext:value-type="float">
            <text:p>0.0079699986</text:p>
          </table:table-cell>
          <table:table-cell table:number-columns-repeated="9"/>
        </table:table-row>
        <table:table-row table:style-name="ro1">
          <table:table-cell office:value-type="float" office:value="0.00795651685315736" calcext:value-type="float">
            <text:p>0.0079565169</text:p>
          </table:table-cell>
          <table:table-cell table:number-columns-repeated="9"/>
        </table:table-row>
        <table:table-row table:style-name="ro1">
          <table:table-cell office:value-type="float" office:value="0.00793641900013922" calcext:value-type="float">
            <text:p>0.007936419</text:p>
          </table:table-cell>
          <table:table-cell table:number-columns-repeated="9"/>
        </table:table-row>
        <table:table-row table:style-name="ro1">
          <table:table-cell office:value-type="float" office:value="0.00792262901399723" calcext:value-type="float">
            <text:p>0.007922629</text:p>
          </table:table-cell>
          <table:table-cell table:number-columns-repeated="9"/>
        </table:table-row>
        <table:table-row table:style-name="ro1">
          <table:table-cell office:value-type="float" office:value="0.00790814343065165" calcext:value-type="float">
            <text:p>0.0079081434</text:p>
          </table:table-cell>
          <table:table-cell table:number-columns-repeated="9"/>
        </table:table-row>
        <table:table-row table:style-name="ro1">
          <table:table-cell office:value-type="float" office:value="0.0077516003305904" calcext:value-type="float">
            <text:p>0.0077516003</text:p>
          </table:table-cell>
          <table:table-cell table:number-columns-repeated="9"/>
        </table:table-row>
        <table:table-row table:style-name="ro1">
          <table:table-cell office:value-type="float" office:value="0.00773009316298377" calcext:value-type="float">
            <text:p>0.0077300932</text:p>
          </table:table-cell>
          <table:table-cell table:number-columns-repeated="9"/>
        </table:table-row>
        <table:table-row table:style-name="ro1">
          <table:table-cell office:value-type="float" office:value="0.00771268161495417" calcext:value-type="float">
            <text:p>0.0077126816</text:p>
          </table:table-cell>
          <table:table-cell table:number-columns-repeated="9"/>
        </table:table-row>
        <table:table-row table:style-name="ro1">
          <table:table-cell office:value-type="float" office:value="0.00770546256291389" calcext:value-type="float">
            <text:p>0.0077054626</text:p>
          </table:table-cell>
          <table:table-cell table:number-columns-repeated="9"/>
        </table:table-row>
        <table:table-row table:style-name="ro1">
          <table:table-cell office:value-type="float" office:value="0.00769682141240813" calcext:value-type="float">
            <text:p>0.0076968214</text:p>
          </table:table-cell>
          <table:table-cell table:number-columns-repeated="9"/>
        </table:table-row>
        <table:table-row table:style-name="ro1">
          <table:table-cell office:value-type="float" office:value="0.00768650867996794" calcext:value-type="float">
            <text:p>0.0076865087</text:p>
          </table:table-cell>
          <table:table-cell table:number-columns-repeated="9"/>
        </table:table-row>
        <table:table-row table:style-name="ro1">
          <table:table-cell office:value-type="float" office:value="0.00732707360768596" calcext:value-type="float">
            <text:p>0.0073270736</text:p>
          </table:table-cell>
          <table:table-cell table:number-columns-repeated="9"/>
        </table:table-row>
        <table:table-row table:style-name="ro1">
          <table:table-cell office:value-type="float" office:value="0.00720466283841603" calcext:value-type="float">
            <text:p>0.00720466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49" calcext:value-type="float">
            <text:p>304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85649922420342" calcext:value-type="float">
            <text:p>0.2856499224</text:p>
          </table:table-cell>
          <table:table-cell table:number-columns-repeated="9"/>
        </table:table-row>
        <table:table-row table:style-name="ro1">
          <table:table-cell office:value-type="float" office:value="0.283011607552154" calcext:value-type="float">
            <text:p>0.2830116076</text:p>
          </table:table-cell>
          <table:table-cell table:number-columns-repeated="9"/>
        </table:table-row>
        <table:table-row table:style-name="ro1">
          <table:table-cell office:value-type="float" office:value="0.282079879147095" calcext:value-type="float">
            <text:p>0.2820798791</text:p>
          </table:table-cell>
          <table:table-cell table:number-columns-repeated="9"/>
        </table:table-row>
        <table:table-row table:style-name="ro1">
          <table:table-cell office:value-type="float" office:value="0.280766995827576" calcext:value-type="float">
            <text:p>0.2807669958</text:p>
          </table:table-cell>
          <table:table-cell table:number-columns-repeated="9"/>
        </table:table-row>
        <table:table-row table:style-name="ro1">
          <table:table-cell office:value-type="float" office:value="0.280030865439256" calcext:value-type="float">
            <text:p>0.2800308654</text:p>
          </table:table-cell>
          <table:table-cell table:number-columns-repeated="9"/>
        </table:table-row>
        <table:table-row table:style-name="ro1">
          <table:table-cell office:value-type="float" office:value="0.279690161145815" calcext:value-type="float">
            <text:p>0.2796901611</text:p>
          </table:table-cell>
          <table:table-cell table:number-columns-repeated="9"/>
        </table:table-row>
        <table:table-row table:style-name="ro1">
          <table:table-cell office:value-type="float" office:value="0.279576004929267" calcext:value-type="float">
            <text:p>0.2795760049</text:p>
          </table:table-cell>
          <table:table-cell table:number-columns-repeated="9"/>
        </table:table-row>
        <table:table-row table:style-name="ro1">
          <table:table-cell office:value-type="float" office:value="0.268148049649642" calcext:value-type="float">
            <text:p>0.2681480496</text:p>
          </table:table-cell>
          <table:table-cell table:number-columns-repeated="9"/>
        </table:table-row>
        <table:table-row table:style-name="ro1">
          <table:table-cell office:value-type="float" office:value="0.253735470354132" calcext:value-type="float">
            <text:p>0.2537354704</text:p>
          </table:table-cell>
          <table:table-cell table:number-columns-repeated="9"/>
        </table:table-row>
        <table:table-row table:style-name="ro1">
          <table:table-cell office:value-type="float" office:value="0.247922248632006" calcext:value-type="float">
            <text:p>0.2479222486</text:p>
          </table:table-cell>
          <table:table-cell table:number-columns-repeated="9"/>
        </table:table-row>
        <table:table-row table:style-name="ro1">
          <table:table-cell office:value-type="float" office:value="0.241898101124057" calcext:value-type="float">
            <text:p>0.2418981011</text:p>
          </table:table-cell>
          <table:table-cell table:number-columns-repeated="9"/>
        </table:table-row>
        <table:table-row table:style-name="ro1">
          <table:table-cell office:value-type="float" office:value="0.213472835830253" calcext:value-type="float">
            <text:p>0.2134728358</text:p>
          </table:table-cell>
          <table:table-cell table:number-columns-repeated="9"/>
        </table:table-row>
        <table:table-row table:style-name="ro1">
          <table:table-cell office:value-type="float" office:value="0.206884515301331" calcext:value-type="float">
            <text:p>0.2068845153</text:p>
          </table:table-cell>
          <table:table-cell table:number-columns-repeated="9"/>
        </table:table-row>
        <table:table-row table:style-name="ro1">
          <table:table-cell office:value-type="float" office:value="0.164303296948428" calcext:value-type="float">
            <text:p>0.1643032969</text:p>
          </table:table-cell>
          <table:table-cell table:number-columns-repeated="9"/>
        </table:table-row>
        <table:table-row table:style-name="ro1">
          <table:table-cell office:value-type="float" office:value="0.144543883274399" calcext:value-type="float">
            <text:p>0.1445438833</text:p>
          </table:table-cell>
          <table:table-cell table:number-columns-repeated="9"/>
        </table:table-row>
        <table:table-row table:style-name="ro1">
          <table:table-cell office:value-type="float" office:value="0.135498921870687" calcext:value-type="float">
            <text:p>0.1354989219</text:p>
          </table:table-cell>
          <table:table-cell table:number-columns-repeated="9"/>
        </table:table-row>
        <table:table-row table:style-name="ro1">
          <table:table-cell office:value-type="float" office:value="0.131001593023754" calcext:value-type="float">
            <text:p>0.131001593</text:p>
          </table:table-cell>
          <table:table-cell table:number-columns-repeated="9"/>
        </table:table-row>
        <table:table-row table:style-name="ro1">
          <table:table-cell office:value-type="float" office:value="0.129226388101376" calcext:value-type="float">
            <text:p>0.1292263881</text:p>
          </table:table-cell>
          <table:table-cell table:number-columns-repeated="9"/>
        </table:table-row>
        <table:table-row table:style-name="ro1">
          <table:table-cell office:value-type="float" office:value="0.128187955018337" calcext:value-type="float">
            <text:p>0.128187955</text:p>
          </table:table-cell>
          <table:table-cell table:number-columns-repeated="9"/>
        </table:table-row>
        <table:table-row table:style-name="ro1">
          <table:table-cell office:value-type="float" office:value="0.12760015026257" calcext:value-type="float">
            <text:p>0.1276001503</text:p>
          </table:table-cell>
          <table:table-cell table:number-columns-repeated="9"/>
        </table:table-row>
        <table:table-row table:style-name="ro1">
          <table:table-cell office:value-type="float" office:value="0.126737658708387" calcext:value-type="float">
            <text:p>0.1267376587</text:p>
          </table:table-cell>
          <table:table-cell table:number-columns-repeated="9"/>
        </table:table-row>
        <table:table-row table:style-name="ro1">
          <table:table-cell office:value-type="float" office:value="0.100433464595822" calcext:value-type="float">
            <text:p>0.1004334646</text:p>
          </table:table-cell>
          <table:table-cell table:number-columns-repeated="9"/>
        </table:table-row>
        <table:table-row table:style-name="ro1">
          <table:table-cell office:value-type="float" office:value="0.0913571328652651" calcext:value-type="float">
            <text:p>0.0913571329</text:p>
          </table:table-cell>
          <table:table-cell table:number-columns-repeated="9"/>
        </table:table-row>
        <table:table-row table:style-name="ro1">
          <table:table-cell office:value-type="float" office:value="0.0878056169003285" calcext:value-type="float">
            <text:p>0.0878056169</text:p>
          </table:table-cell>
          <table:table-cell table:number-columns-repeated="9"/>
        </table:table-row>
        <table:table-row table:style-name="ro1">
          <table:table-cell office:value-type="float" office:value="0.0768965506544357" calcext:value-type="float">
            <text:p>0.0768965507</text:p>
          </table:table-cell>
          <table:table-cell table:number-columns-repeated="9"/>
        </table:table-row>
        <table:table-row table:style-name="ro1">
          <table:table-cell office:value-type="float" office:value="0.0542104679224494" calcext:value-type="float">
            <text:p>0.0542104679</text:p>
          </table:table-cell>
          <table:table-cell table:number-columns-repeated="9"/>
        </table:table-row>
        <table:table-row table:style-name="ro1">
          <table:table-cell office:value-type="float" office:value="0.049614083234781" calcext:value-type="float">
            <text:p>0.0496140832</text:p>
          </table:table-cell>
          <table:table-cell table:number-columns-repeated="9"/>
        </table:table-row>
        <table:table-row table:style-name="ro1">
          <table:table-cell office:value-type="float" office:value="0.0476701603982333" calcext:value-type="float">
            <text:p>0.0476701604</text:p>
          </table:table-cell>
          <table:table-cell table:number-columns-repeated="9"/>
        </table:table-row>
        <table:table-row table:style-name="ro1">
          <table:table-cell office:value-type="float" office:value="0.0465558183306171" calcext:value-type="float">
            <text:p>0.0465558183</text:p>
          </table:table-cell>
          <table:table-cell table:number-columns-repeated="9"/>
        </table:table-row>
        <table:table-row table:style-name="ro1">
          <table:table-cell office:value-type="float" office:value="0.0457710816993159" calcext:value-type="float">
            <text:p>0.0457710817</text:p>
          </table:table-cell>
          <table:table-cell table:number-columns-repeated="9"/>
        </table:table-row>
        <table:table-row table:style-name="ro1">
          <table:table-cell office:value-type="float" office:value="0.044920907475983" calcext:value-type="float">
            <text:p>0.0449209075</text:p>
          </table:table-cell>
          <table:table-cell table:number-columns-repeated="9"/>
        </table:table-row>
        <table:table-row table:style-name="ro1">
          <table:table-cell office:value-type="float" office:value="0.0443569141894557" calcext:value-type="float">
            <text:p>0.0443569142</text:p>
          </table:table-cell>
          <table:table-cell table:number-columns-repeated="9"/>
        </table:table-row>
        <table:table-row table:style-name="ro1">
          <table:table-cell office:value-type="float" office:value="0.027740782766087" calcext:value-type="float">
            <text:p>0.0277407828</text:p>
          </table:table-cell>
          <table:table-cell table:number-columns-repeated="9"/>
        </table:table-row>
        <table:table-row table:style-name="ro1">
          <table:table-cell office:value-type="float" office:value="0.0163587248695937" calcext:value-type="float">
            <text:p>0.0163587249</text:p>
          </table:table-cell>
          <table:table-cell table:number-columns-repeated="9"/>
        </table:table-row>
        <table:table-row table:style-name="ro1">
          <table:table-cell office:value-type="float" office:value="0.0110634717428711" calcext:value-type="float">
            <text:p>0.0110634717</text:p>
          </table:table-cell>
          <table:table-cell table:number-columns-repeated="9"/>
        </table:table-row>
        <table:table-row table:style-name="ro1">
          <table:table-cell office:value-type="float" office:value="0.00946417877886046" calcext:value-type="float">
            <text:p>0.0094641788</text:p>
          </table:table-cell>
          <table:table-cell table:number-columns-repeated="9"/>
        </table:table-row>
        <table:table-row table:style-name="ro1">
          <table:table-cell office:value-type="float" office:value="0.00764751238010298" calcext:value-type="float">
            <text:p>0.0076475124</text:p>
          </table:table-cell>
          <table:table-cell table:number-columns-repeated="9"/>
        </table:table-row>
        <table:table-row table:style-name="ro1">
          <table:table-cell office:value-type="float" office:value="0.00689368217696747" calcext:value-type="float">
            <text:p>0.0068936822</text:p>
          </table:table-cell>
          <table:table-cell table:number-columns-repeated="9"/>
        </table:table-row>
        <table:table-row table:style-name="ro1">
          <table:table-cell office:value-type="float" office:value="0.00652234688653121" calcext:value-type="float">
            <text:p>0.0065223469</text:p>
          </table:table-cell>
          <table:table-cell table:number-columns-repeated="9"/>
        </table:table-row>
        <table:table-row table:style-name="ro1">
          <table:table-cell office:value-type="float" office:value="0.00611927792067808" calcext:value-type="float">
            <text:p>0.0061192779</text:p>
          </table:table-cell>
          <table:table-cell table:number-columns-repeated="9"/>
        </table:table-row>
        <table:table-row table:style-name="ro1">
          <table:table-cell office:value-type="float" office:value="0.00601034327210568" calcext:value-type="float">
            <text:p>0.0060103433</text:p>
          </table:table-cell>
          <table:table-cell table:number-columns-repeated="9"/>
        </table:table-row>
        <table:table-row table:style-name="ro1">
          <table:table-cell office:value-type="float" office:value="0.00572559237415004" calcext:value-type="float">
            <text:p>0.0057255924</text:p>
          </table:table-cell>
          <table:table-cell table:number-columns-repeated="9"/>
        </table:table-row>
        <table:table-row table:style-name="ro1">
          <table:table-cell office:value-type="float" office:value="0.00566141761947569" calcext:value-type="float">
            <text:p>0.0056614176</text:p>
          </table:table-cell>
          <table:table-cell table:number-columns-repeated="9"/>
        </table:table-row>
        <table:table-row table:style-name="ro1">
          <table:table-cell office:value-type="float" office:value="0.00561383396143176" calcext:value-type="float">
            <text:p>0.005613834</text:p>
          </table:table-cell>
          <table:table-cell table:number-columns-repeated="9"/>
        </table:table-row>
        <table:table-row table:style-name="ro1">
          <table:table-cell office:value-type="float" office:value="0.00511114573173127" calcext:value-type="float">
            <text:p>0.0051111457</text:p>
          </table:table-cell>
          <table:table-cell table:number-columns-repeated="9"/>
        </table:table-row>
        <table:table-row table:style-name="ro1">
          <table:table-cell office:value-type="float" office:value="0.00488071474828689" calcext:value-type="float">
            <text:p>0.0048807147</text:p>
          </table:table-cell>
          <table:table-cell table:number-columns-repeated="9"/>
        </table:table-row>
        <table:table-row table:style-name="ro1">
          <table:table-cell office:value-type="float" office:value="0.00483365594759848" calcext:value-type="float">
            <text:p>0.0048336559</text:p>
          </table:table-cell>
          <table:table-cell table:number-columns-repeated="9"/>
        </table:table-row>
        <table:table-row table:style-name="ro1">
          <table:table-cell office:value-type="float" office:value="0.00460307796345145" calcext:value-type="float">
            <text:p>0.004603078</text:p>
          </table:table-cell>
          <table:table-cell table:number-columns-repeated="9"/>
        </table:table-row>
        <table:table-row table:style-name="ro1">
          <table:table-cell office:value-type="float" office:value="0.0045400080247644" calcext:value-type="float">
            <text:p>0.004540008</text:p>
          </table:table-cell>
          <table:table-cell table:number-columns-repeated="9"/>
        </table:table-row>
        <table:table-row table:style-name="ro1">
          <table:table-cell office:value-type="float" office:value="0.00451767374130405" calcext:value-type="float">
            <text:p>0.0045176737</text:p>
          </table:table-cell>
          <table:table-cell table:number-columns-repeated="9"/>
        </table:table-row>
        <table:table-row table:style-name="ro1">
          <table:table-cell office:value-type="float" office:value="0.00437883496339794" calcext:value-type="float">
            <text:p>0.004378835</text:p>
          </table:table-cell>
          <table:table-cell table:number-columns-repeated="9"/>
        </table:table-row>
        <table:table-row table:style-name="ro1">
          <table:table-cell office:value-type="float" office:value="0.00424037855787705" calcext:value-type="float">
            <text:p>0.0042403786</text:p>
          </table:table-cell>
          <table:table-cell table:number-columns-repeated="9"/>
        </table:table-row>
        <table:table-row table:style-name="ro1">
          <table:table-cell office:value-type="float" office:value="0.00423107038364869" calcext:value-type="float">
            <text:p>0.0042310704</text:p>
          </table:table-cell>
          <table:table-cell table:number-columns-repeated="9"/>
        </table:table-row>
        <table:table-row table:style-name="ro1">
          <table:table-cell office:value-type="float" office:value="0.00419344314852792" calcext:value-type="float">
            <text:p>0.0041934431</text:p>
          </table:table-cell>
          <table:table-cell table:number-columns-repeated="9"/>
        </table:table-row>
        <table:table-row table:style-name="ro1">
          <table:table-cell office:value-type="float" office:value="0.00396930977801909" calcext:value-type="float">
            <text:p>0.0039693098</text:p>
          </table:table-cell>
          <table:table-cell table:number-columns-repeated="9"/>
        </table:table-row>
        <table:table-row table:style-name="ro1">
          <table:table-cell office:value-type="float" office:value="0.00396315750546946" calcext:value-type="float">
            <text:p>0.0039631575</text:p>
          </table:table-cell>
          <table:table-cell table:number-columns-repeated="9"/>
        </table:table-row>
        <table:table-row table:style-name="ro1">
          <table:table-cell office:value-type="float" office:value="0.00395763757831375" calcext:value-type="float">
            <text:p>0.0039576376</text:p>
          </table:table-cell>
          <table:table-cell table:number-columns-repeated="9"/>
        </table:table-row>
        <table:table-row table:style-name="ro1">
          <table:table-cell office:value-type="float" office:value="0.00395044738035075" calcext:value-type="float">
            <text:p>0.0039504474</text:p>
          </table:table-cell>
          <table:table-cell table:number-columns-repeated="9"/>
        </table:table-row>
        <table:table-row table:style-name="ro1">
          <table:table-cell office:value-type="float" office:value="0.00392964411502559" calcext:value-type="float">
            <text:p>0.0039296441</text:p>
          </table:table-cell>
          <table:table-cell table:number-columns-repeated="9"/>
        </table:table-row>
        <table:table-row table:style-name="ro1">
          <table:table-cell office:value-type="float" office:value="0.00390272902171762" calcext:value-type="float">
            <text:p>0.0039027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100" calcext:value-type="float">
            <text:p>310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0.306277375497693" calcext:value-type="float">
            <text:p>0.3062773755</text:p>
          </table:table-cell>
          <table:table-cell table:number-columns-repeated="9"/>
        </table:table-row>
        <table:table-row table:style-name="ro1">
          <table:table-cell office:value-type="float" office:value="0.285513620448956" calcext:value-type="float">
            <text:p>0.2855136204</text:p>
          </table:table-cell>
          <table:table-cell table:number-columns-repeated="9"/>
        </table:table-row>
        <table:table-row table:style-name="ro1">
          <table:table-cell office:value-type="float" office:value="0.28093393055545" calcext:value-type="float">
            <text:p>0.2809339306</text:p>
          </table:table-cell>
          <table:table-cell table:number-columns-repeated="9"/>
        </table:table-row>
        <table:table-row table:style-name="ro1">
          <table:table-cell office:value-type="float" office:value="0.279509603926808" calcext:value-type="float">
            <text:p>0.2795096039</text:p>
          </table:table-cell>
          <table:table-cell table:number-columns-repeated="9"/>
        </table:table-row>
        <table:table-row table:style-name="ro1">
          <table:table-cell office:value-type="float" office:value="0.278964853427362" calcext:value-type="float">
            <text:p>0.2789648534</text:p>
          </table:table-cell>
          <table:table-cell table:number-columns-repeated="9"/>
        </table:table-row>
        <table:table-row table:style-name="ro1">
          <table:table-cell office:value-type="float" office:value="0.278444938528234" calcext:value-type="float">
            <text:p>0.2784449385</text:p>
          </table:table-cell>
          <table:table-cell table:number-columns-repeated="9"/>
        </table:table-row>
        <table:table-row table:style-name="ro1">
          <table:table-cell office:value-type="float" office:value="0.248446955664689" calcext:value-type="float">
            <text:p>0.2484469557</text:p>
          </table:table-cell>
          <table:table-cell table:number-columns-repeated="9"/>
        </table:table-row>
        <table:table-row table:style-name="ro1">
          <table:table-cell office:value-type="float" office:value="0.244166889916305" calcext:value-type="float">
            <text:p>0.2441668899</text:p>
          </table:table-cell>
          <table:table-cell table:number-columns-repeated="9"/>
        </table:table-row>
        <table:table-row table:style-name="ro1">
          <table:table-cell office:value-type="float" office:value="0.213818328963862" calcext:value-type="float">
            <text:p>0.213818329</text:p>
          </table:table-cell>
          <table:table-cell table:number-columns-repeated="9"/>
        </table:table-row>
        <table:table-row table:style-name="ro1">
          <table:table-cell office:value-type="float" office:value="0.209486245178117" calcext:value-type="float">
            <text:p>0.2094862452</text:p>
          </table:table-cell>
          <table:table-cell table:number-columns-repeated="9"/>
        </table:table-row>
        <table:table-row table:style-name="ro1">
          <table:table-cell office:value-type="float" office:value="0.195602726685701" calcext:value-type="float">
            <text:p>0.1956027267</text:p>
          </table:table-cell>
          <table:table-cell table:number-columns-repeated="9"/>
        </table:table-row>
        <table:table-row table:style-name="ro1">
          <table:table-cell office:value-type="float" office:value="0.176831572273917" calcext:value-type="float">
            <text:p>0.1768315723</text:p>
          </table:table-cell>
          <table:table-cell table:number-columns-repeated="9"/>
        </table:table-row>
        <table:table-row table:style-name="ro1">
          <table:table-cell office:value-type="float" office:value="0.168663614318441" calcext:value-type="float">
            <text:p>0.1686636143</text:p>
          </table:table-cell>
          <table:table-cell table:number-columns-repeated="9"/>
        </table:table-row>
        <table:table-row table:style-name="ro1">
          <table:table-cell office:value-type="float" office:value="0.145287302014347" calcext:value-type="float">
            <text:p>0.145287302</text:p>
          </table:table-cell>
          <table:table-cell table:number-columns-repeated="9"/>
        </table:table-row>
        <table:table-row table:style-name="ro1">
          <table:table-cell office:value-type="float" office:value="0.130343235880747" calcext:value-type="float">
            <text:p>0.1303432359</text:p>
          </table:table-cell>
          <table:table-cell table:number-columns-repeated="9"/>
        </table:table-row>
        <table:table-row table:style-name="ro1">
          <table:table-cell office:value-type="float" office:value="0.0779552574603064" calcext:value-type="float">
            <text:p>0.0779552575</text:p>
          </table:table-cell>
          <table:table-cell table:number-columns-repeated="9"/>
        </table:table-row>
        <table:table-row table:style-name="ro1">
          <table:table-cell office:value-type="float" office:value="0.0609474210788585" calcext:value-type="float">
            <text:p>0.0609474211</text:p>
          </table:table-cell>
          <table:table-cell table:number-columns-repeated="9"/>
        </table:table-row>
        <table:table-row table:style-name="ro1">
          <table:table-cell office:value-type="float" office:value="0.0565121927657949" calcext:value-type="float">
            <text:p>0.0565121928</text:p>
          </table:table-cell>
          <table:table-cell table:number-columns-repeated="9"/>
        </table:table-row>
        <table:table-row table:style-name="ro1">
          <table:table-cell office:value-type="float" office:value="0.0538941501854394" calcext:value-type="float">
            <text:p>0.0538941502</text:p>
          </table:table-cell>
          <table:table-cell table:number-columns-repeated="9"/>
        </table:table-row>
        <table:table-row table:style-name="ro1">
          <table:table-cell office:value-type="float" office:value="0.0328884136060105" calcext:value-type="float">
            <text:p>0.0328884136</text:p>
          </table:table-cell>
          <table:table-cell table:number-columns-repeated="9"/>
        </table:table-row>
        <table:table-row table:style-name="ro1">
          <table:table-cell office:value-type="float" office:value="0.0212822825322133" calcext:value-type="float">
            <text:p>0.0212822825</text:p>
          </table:table-cell>
          <table:table-cell table:number-columns-repeated="9"/>
        </table:table-row>
        <table:table-row table:style-name="ro1">
          <table:table-cell office:value-type="float" office:value="0.0169167224522582" calcext:value-type="float">
            <text:p>0.0169167225</text:p>
          </table:table-cell>
          <table:table-cell table:number-columns-repeated="9"/>
        </table:table-row>
        <table:table-row table:style-name="ro1">
          <table:table-cell office:value-type="float" office:value="0.0153020935782159" calcext:value-type="float">
            <text:p>0.0153020936</text:p>
          </table:table-cell>
          <table:table-cell table:number-columns-repeated="9"/>
        </table:table-row>
        <table:table-row table:style-name="ro1">
          <table:table-cell office:value-type="float" office:value="0.0140453879523528" calcext:value-type="float">
            <text:p>0.014045388</text:p>
          </table:table-cell>
          <table:table-cell table:number-columns-repeated="9"/>
        </table:table-row>
        <table:table-row table:style-name="ro1">
          <table:table-cell office:value-type="float" office:value="0.0134964641529463" calcext:value-type="float">
            <text:p>0.0134964642</text:p>
          </table:table-cell>
          <table:table-cell table:number-columns-repeated="9"/>
        </table:table-row>
        <table:table-row table:style-name="ro1">
          <table:table-cell office:value-type="float" office:value="0.0128471165908806" calcext:value-type="float">
            <text:p>0.0128471166</text:p>
          </table:table-cell>
          <table:table-cell table:number-columns-repeated="9"/>
        </table:table-row>
        <table:table-row table:style-name="ro1">
          <table:table-cell office:value-type="float" office:value="0.0118474176667008" calcext:value-type="float">
            <text:p>0.0118474177</text:p>
          </table:table-cell>
          <table:table-cell table:number-columns-repeated="9"/>
        </table:table-row>
        <table:table-row table:style-name="ro1">
          <table:table-cell office:value-type="float" office:value="0.0114517426363916" calcext:value-type="float">
            <text:p>0.0114517426</text:p>
          </table:table-cell>
          <table:table-cell table:number-columns-repeated="9"/>
        </table:table-row>
        <table:table-row table:style-name="ro1">
          <table:table-cell office:value-type="float" office:value="0.0112269544630915" calcext:value-type="float">
            <text:p>0.0112269545</text:p>
          </table:table-cell>
          <table:table-cell table:number-columns-repeated="9"/>
        </table:table-row>
        <table:table-row table:style-name="ro1">
          <table:table-cell office:value-type="float" office:value="0.0110522556664066" calcext:value-type="float">
            <text:p>0.0110522557</text:p>
          </table:table-cell>
          <table:table-cell table:number-columns-repeated="9"/>
        </table:table-row>
        <table:table-row table:style-name="ro1">
          <table:table-cell office:value-type="float" office:value="0.0105784239200332" calcext:value-type="float">
            <text:p>0.0105784239</text:p>
          </table:table-cell>
          <table:table-cell table:number-columns-repeated="9"/>
        </table:table-row>
        <table:table-row table:style-name="ro1">
          <table:table-cell office:value-type="float" office:value="0.0104871659188306" calcext:value-type="float">
            <text:p>0.0104871659</text:p>
          </table:table-cell>
          <table:table-cell table:number-columns-repeated="9"/>
        </table:table-row>
        <table:table-row table:style-name="ro1">
          <table:table-cell office:value-type="float" office:value="0.010433426600582" calcext:value-type="float">
            <text:p>0.0104334266</text:p>
          </table:table-cell>
          <table:table-cell table:number-columns-repeated="9"/>
        </table:table-row>
        <table:table-row table:style-name="ro1">
          <table:table-cell office:value-type="float" office:value="0.0103983288559172" calcext:value-type="float">
            <text:p>0.0103983289</text:p>
          </table:table-cell>
          <table:table-cell table:number-columns-repeated="9"/>
        </table:table-row>
        <table:table-row table:style-name="ro1">
          <table:table-cell office:value-type="float" office:value="0.010375733697325" calcext:value-type="float">
            <text:p>0.0103757337</text:p>
          </table:table-cell>
          <table:table-cell table:number-columns-repeated="9"/>
        </table:table-row>
        <table:table-row table:style-name="ro1">
          <table:table-cell office:value-type="float" office:value="0.0103606550478722" calcext:value-type="float">
            <text:p>0.010360655</text:p>
          </table:table-cell>
          <table:table-cell table:number-columns-repeated="9"/>
        </table:table-row>
        <table:table-row table:style-name="ro1">
          <table:table-cell office:value-type="float" office:value="0.0103479317348801" calcext:value-type="float">
            <text:p>0.0103479317</text:p>
          </table:table-cell>
          <table:table-cell table:number-columns-repeated="9"/>
        </table:table-row>
        <table:table-row table:style-name="ro1">
          <table:table-cell office:value-type="float" office:value="0.0103306670691743" calcext:value-type="float">
            <text:p>0.0103306671</text:p>
          </table:table-cell>
          <table:table-cell table:number-columns-repeated="9"/>
        </table:table-row>
        <table:table-row table:style-name="ro1">
          <table:table-cell office:value-type="float" office:value="0.0100504001697028" calcext:value-type="float">
            <text:p>0.0100504002</text:p>
          </table:table-cell>
          <table:table-cell table:number-columns-repeated="9"/>
        </table:table-row>
        <table:table-row table:style-name="ro1">
          <table:table-cell office:value-type="float" office:value="0.00945575166445841" calcext:value-type="float">
            <text:p>0.0094557517</text:p>
          </table:table-cell>
          <table:table-cell table:number-columns-repeated="9"/>
        </table:table-row>
        <table:table-row table:style-name="ro1">
          <table:table-cell office:value-type="float" office:value="0.00938391453236748" calcext:value-type="float">
            <text:p>0.0093839145</text:p>
          </table:table-cell>
          <table:table-cell table:number-columns-repeated="9"/>
        </table:table-row>
        <table:table-row table:style-name="ro1">
          <table:table-cell office:value-type="float" office:value="0.00910777648562124" calcext:value-type="float">
            <text:p>0.0091077765</text:p>
          </table:table-cell>
          <table:table-cell table:number-columns-repeated="9"/>
        </table:table-row>
        <table:table-row table:style-name="ro1">
          <table:table-cell office:value-type="float" office:value="0.00909403126254698" calcext:value-type="float">
            <text:p>0.0090940313</text:p>
          </table:table-cell>
          <table:table-cell table:number-columns-repeated="9"/>
        </table:table-row>
        <table:table-row table:style-name="ro1">
          <table:table-cell office:value-type="float" office:value="0.00908364826862065" calcext:value-type="float">
            <text:p>0.0090836483</text:p>
          </table:table-cell>
          <table:table-cell table:number-columns-repeated="9"/>
        </table:table-row>
        <table:table-row table:style-name="ro1">
          <table:table-cell office:value-type="float" office:value="0.00883694662499459" calcext:value-type="float">
            <text:p>0.0088369466</text:p>
          </table:table-cell>
          <table:table-cell table:number-columns-repeated="9"/>
        </table:table-row>
        <table:table-row table:style-name="ro1">
          <table:table-cell office:value-type="float" office:value="0.00882208688453716" calcext:value-type="float">
            <text:p>0.0088220869</text:p>
          </table:table-cell>
          <table:table-cell table:number-columns-repeated="9"/>
        </table:table-row>
        <table:table-row table:style-name="ro1">
          <table:table-cell office:value-type="float" office:value="0.00881470263776784" calcext:value-type="float">
            <text:p>0.0088147026</text:p>
          </table:table-cell>
          <table:table-cell table:number-columns-repeated="9"/>
        </table:table-row>
        <table:table-row table:style-name="ro1">
          <table:table-cell office:value-type="float" office:value="0.00880753113539961" calcext:value-type="float">
            <text:p>0.0088075311</text:p>
          </table:table-cell>
          <table:table-cell table:number-columns-repeated="9"/>
        </table:table-row>
        <table:table-row table:style-name="ro1">
          <table:table-cell office:value-type="float" office:value="0.00880354709895847" calcext:value-type="float">
            <text:p>0.0088035471</text:p>
          </table:table-cell>
          <table:table-cell table:number-columns-repeated="9"/>
        </table:table-row>
        <table:table-row table:style-name="ro1">
          <table:table-cell office:value-type="float" office:value="0.00880189886187438" calcext:value-type="float">
            <text:p>0.0088018989</text:p>
          </table:table-cell>
          <table:table-cell table:number-columns-repeated="9"/>
        </table:table-row>
        <table:table-row table:style-name="ro1">
          <table:table-cell office:value-type="float" office:value="0.00880045066405916" calcext:value-type="float">
            <text:p>0.0088004507</text:p>
          </table:table-cell>
          <table:table-cell table:number-columns-repeated="9"/>
        </table:table-row>
        <table:table-row table:style-name="ro1">
          <table:table-cell office:value-type="float" office:value="0.00879942563831635" calcext:value-type="float">
            <text:p>0.0087994256</text:p>
          </table:table-cell>
          <table:table-cell table:number-columns-repeated="9"/>
        </table:table-row>
        <table:table-row table:style-name="ro1">
          <table:table-cell office:value-type="float" office:value="0.00879813152514676" calcext:value-type="float">
            <text:p>0.0087981315</text:p>
          </table:table-cell>
          <table:table-cell table:number-columns-repeated="9"/>
        </table:table-row>
        <table:table-row table:style-name="ro1">
          <table:table-cell office:value-type="float" office:value="0.00879735263537616" calcext:value-type="float">
            <text:p>0.0087973526</text:p>
          </table:table-cell>
          <table:table-cell table:number-columns-repeated="9"/>
        </table:table-row>
        <table:table-row table:style-name="ro1">
          <table:table-cell office:value-type="float" office:value="0.00879664559581486" calcext:value-type="float">
            <text:p>0.0087966456</text:p>
          </table:table-cell>
          <table:table-cell table:number-columns-repeated="9"/>
        </table:table-row>
        <table:table-row table:style-name="ro1">
          <table:table-cell office:value-type="float" office:value="0.00879591336374741" calcext:value-type="float">
            <text:p>0.0087959134</text:p>
          </table:table-cell>
          <table:table-cell table:number-columns-repeated="9"/>
        </table:table-row>
        <table:table-row table:style-name="ro1">
          <table:table-cell office:value-type="float" office:value="0.0087952378491457" calcext:value-type="float">
            <text:p>0.0087952378</text:p>
          </table:table-cell>
          <table:table-cell table:number-columns-repeated="9"/>
        </table:table-row>
        <table:table-row table:style-name="ro1">
          <table:table-cell office:value-type="float" office:value="0.00879483178735167" calcext:value-type="float">
            <text:p>0.0087948318</text:p>
          </table:table-cell>
          <table:table-cell table:number-columns-repeated="9"/>
        </table:table-row>
        <table:table-row table:style-name="ro1">
          <table:table-cell office:value-type="float" office:value="0.00879447952996285" calcext:value-type="float">
            <text:p>0.0087944795</text:p>
          </table:table-cell>
          <table:table-cell table:number-columns-repeated="9"/>
        </table:table-row>
        <table:table-row table:style-name="ro1">
          <table:table-cell office:value-type="float" office:value="0.00879417069716575" calcext:value-type="float">
            <text:p>0.0087941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144" calcext:value-type="float">
            <text:p>314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0.287524587169183" calcext:value-type="float">
            <text:p>0.2875245872</text:p>
          </table:table-cell>
          <table:table-cell table:number-columns-repeated="9"/>
        </table:table-row>
        <table:table-row table:style-name="ro1">
          <table:table-cell office:value-type="float" office:value="0.25898459902829" calcext:value-type="float">
            <text:p>0.258984599</text:p>
          </table:table-cell>
          <table:table-cell table:number-columns-repeated="9"/>
        </table:table-row>
        <table:table-row table:style-name="ro1">
          <table:table-cell office:value-type="float" office:value="0.248248488266039" calcext:value-type="float">
            <text:p>0.2482484883</text:p>
          </table:table-cell>
          <table:table-cell table:number-columns-repeated="9"/>
        </table:table-row>
        <table:table-row table:style-name="ro1">
          <table:table-cell office:value-type="float" office:value="0.245387368029308" calcext:value-type="float">
            <text:p>0.245387368</text:p>
          </table:table-cell>
          <table:table-cell table:number-columns-repeated="9"/>
        </table:table-row>
        <table:table-row table:style-name="ro1">
          <table:table-cell office:value-type="float" office:value="0.243764148424568" calcext:value-type="float">
            <text:p>0.2437641484</text:p>
          </table:table-cell>
          <table:table-cell table:number-columns-repeated="9"/>
        </table:table-row>
        <table:table-row table:style-name="ro1">
          <table:table-cell office:value-type="float" office:value="0.234207030512762" calcext:value-type="float">
            <text:p>0.2342070305</text:p>
          </table:table-cell>
          <table:table-cell table:number-columns-repeated="9"/>
        </table:table-row>
        <table:table-row table:style-name="ro1">
          <table:table-cell office:value-type="float" office:value="0.215890669070877" calcext:value-type="float">
            <text:p>0.2158906691</text:p>
          </table:table-cell>
          <table:table-cell table:number-columns-repeated="9"/>
        </table:table-row>
        <table:table-row table:style-name="ro1">
          <table:table-cell office:value-type="float" office:value="0.20677102306474" calcext:value-type="float">
            <text:p>0.2067710231</text:p>
          </table:table-cell>
          <table:table-cell table:number-columns-repeated="9"/>
        </table:table-row>
        <table:table-row table:style-name="ro1">
          <table:table-cell office:value-type="float" office:value="0.194019638353683" calcext:value-type="float">
            <text:p>0.1940196384</text:p>
          </table:table-cell>
          <table:table-cell table:number-columns-repeated="9"/>
        </table:table-row>
        <table:table-row table:style-name="ro1">
          <table:table-cell office:value-type="float" office:value="0.159113138089126" calcext:value-type="float">
            <text:p>0.1591131381</text:p>
          </table:table-cell>
          <table:table-cell table:number-columns-repeated="9"/>
        </table:table-row>
        <table:table-row table:style-name="ro1">
          <table:table-cell office:value-type="float" office:value="0.137553497811589" calcext:value-type="float">
            <text:p>0.1375534978</text:p>
          </table:table-cell>
          <table:table-cell table:number-columns-repeated="9"/>
        </table:table-row>
        <table:table-row table:style-name="ro1">
          <table:table-cell office:value-type="float" office:value="0.128742315338401" calcext:value-type="float">
            <text:p>0.1287423153</text:p>
          </table:table-cell>
          <table:table-cell table:number-columns-repeated="9"/>
        </table:table-row>
        <table:table-row table:style-name="ro1">
          <table:table-cell office:value-type="float" office:value="0.102234894797602" calcext:value-type="float">
            <text:p>0.1022348948</text:p>
          </table:table-cell>
          <table:table-cell table:number-columns-repeated="9"/>
        </table:table-row>
        <table:table-row table:style-name="ro1">
          <table:table-cell office:value-type="float" office:value="0.0961108116279853" calcext:value-type="float">
            <text:p>0.0961108116</text:p>
          </table:table-cell>
          <table:table-cell table:number-columns-repeated="9"/>
        </table:table-row>
        <table:table-row table:style-name="ro1">
          <table:table-cell office:value-type="float" office:value="0.092418292246519" calcext:value-type="float">
            <text:p>0.0924182922</text:p>
          </table:table-cell>
          <table:table-cell table:number-columns-repeated="9"/>
        </table:table-row>
        <table:table-row table:style-name="ro1">
          <table:table-cell office:value-type="float" office:value="0.0895766057298203" calcext:value-type="float">
            <text:p>0.0895766057</text:p>
          </table:table-cell>
          <table:table-cell table:number-columns-repeated="9"/>
        </table:table-row>
        <table:table-row table:style-name="ro1">
          <table:table-cell office:value-type="float" office:value="0.0883397607481607" calcext:value-type="float">
            <text:p>0.0883397607</text:p>
          </table:table-cell>
          <table:table-cell table:number-columns-repeated="9"/>
        </table:table-row>
        <table:table-row table:style-name="ro1">
          <table:table-cell office:value-type="float" office:value="0.0875370293968227" calcext:value-type="float">
            <text:p>0.0875370294</text:p>
          </table:table-cell>
          <table:table-cell table:number-columns-repeated="9"/>
        </table:table-row>
        <table:table-row table:style-name="ro1">
          <table:table-cell office:value-type="float" office:value="0.0870899842167391" calcext:value-type="float">
            <text:p>0.0870899842</text:p>
          </table:table-cell>
          <table:table-cell table:number-columns-repeated="9"/>
        </table:table-row>
        <table:table-row table:style-name="ro1">
          <table:table-cell office:value-type="float" office:value="0.0863831216094603" calcext:value-type="float">
            <text:p>0.0863831216</text:p>
          </table:table-cell>
          <table:table-cell table:number-columns-repeated="9"/>
        </table:table-row>
        <table:table-row table:style-name="ro1">
          <table:table-cell office:value-type="float" office:value="0.0717817524895863" calcext:value-type="float">
            <text:p>0.0717817525</text:p>
          </table:table-cell>
          <table:table-cell table:number-columns-repeated="9"/>
        </table:table-row>
        <table:table-row table:style-name="ro1">
          <table:table-cell office:value-type="float" office:value="0.0493570429248863" calcext:value-type="float">
            <text:p>0.0493570429</text:p>
          </table:table-cell>
          <table:table-cell table:number-columns-repeated="9"/>
        </table:table-row>
        <table:table-row table:style-name="ro1">
          <table:table-cell office:value-type="float" office:value="0.0465226682626926" calcext:value-type="float">
            <text:p>0.0465226683</text:p>
          </table:table-cell>
          <table:table-cell table:number-columns-repeated="9"/>
        </table:table-row>
        <table:table-row table:style-name="ro1">
          <table:table-cell office:value-type="float" office:value="0.0456446721089187" calcext:value-type="float">
            <text:p>0.0456446721</text:p>
          </table:table-cell>
          <table:table-cell table:number-columns-repeated="9"/>
        </table:table-row>
        <table:table-row table:style-name="ro1">
          <table:table-cell office:value-type="float" office:value="0.0448803417216348" calcext:value-type="float">
            <text:p>0.0448803417</text:p>
          </table:table-cell>
          <table:table-cell table:number-columns-repeated="9"/>
        </table:table-row>
        <table:table-row table:style-name="ro1">
          <table:table-cell office:value-type="float" office:value="0.0444621654213547" calcext:value-type="float">
            <text:p>0.0444621654</text:p>
          </table:table-cell>
          <table:table-cell table:number-columns-repeated="9"/>
        </table:table-row>
        <table:table-row table:style-name="ro1">
          <table:table-cell office:value-type="float" office:value="0.0440473814496054" calcext:value-type="float">
            <text:p>0.0440473814</text:p>
          </table:table-cell>
          <table:table-cell table:number-columns-repeated="9"/>
        </table:table-row>
        <table:table-row table:style-name="ro1">
          <table:table-cell office:value-type="float" office:value="0.0436696490224512" calcext:value-type="float">
            <text:p>0.043669649</text:p>
          </table:table-cell>
          <table:table-cell table:number-columns-repeated="9"/>
        </table:table-row>
        <table:table-row table:style-name="ro1">
          <table:table-cell office:value-type="float" office:value="0.0434863904757994" calcext:value-type="float">
            <text:p>0.0434863905</text:p>
          </table:table-cell>
          <table:table-cell table:number-columns-repeated="9"/>
        </table:table-row>
        <table:table-row table:style-name="ro1">
          <table:table-cell office:value-type="float" office:value="0.0433850339417298" calcext:value-type="float">
            <text:p>0.0433850339</text:p>
          </table:table-cell>
          <table:table-cell table:number-columns-repeated="9"/>
        </table:table-row>
        <table:table-row table:style-name="ro1">
          <table:table-cell office:value-type="float" office:value="0.0433294471468853" calcext:value-type="float">
            <text:p>0.0433294471</text:p>
          </table:table-cell>
          <table:table-cell table:number-columns-repeated="9"/>
        </table:table-row>
        <table:table-row table:style-name="ro1">
          <table:table-cell office:value-type="float" office:value="0.0288552046823694" calcext:value-type="float">
            <text:p>0.0288552047</text:p>
          </table:table-cell>
          <table:table-cell table:number-columns-repeated="9"/>
        </table:table-row>
        <table:table-row table:style-name="ro1">
          <table:table-cell office:value-type="float" office:value="0.0130175998112219" calcext:value-type="float">
            <text:p>0.0130175998</text:p>
          </table:table-cell>
          <table:table-cell table:number-columns-repeated="9"/>
        </table:table-row>
        <table:table-row table:style-name="ro1">
          <table:table-cell office:value-type="float" office:value="0.00668517493289392" calcext:value-type="float">
            <text:p>0.0066851749</text:p>
          </table:table-cell>
          <table:table-cell table:number-columns-repeated="9"/>
        </table:table-row>
        <table:table-row table:style-name="ro1">
          <table:table-cell office:value-type="float" office:value="0.00535513210974729" calcext:value-type="float">
            <text:p>0.0053551321</text:p>
          </table:table-cell>
          <table:table-cell table:number-columns-repeated="9"/>
        </table:table-row>
        <table:table-row table:style-name="ro1">
          <table:table-cell office:value-type="float" office:value="0.0042579395969973" calcext:value-type="float">
            <text:p>0.0042579396</text:p>
          </table:table-cell>
          <table:table-cell table:number-columns-repeated="9"/>
        </table:table-row>
        <table:table-row table:style-name="ro1">
          <table:table-cell office:value-type="float" office:value="0.00386726857783787" calcext:value-type="float">
            <text:p>0.0038672686</text:p>
          </table:table-cell>
          <table:table-cell table:number-columns-repeated="9"/>
        </table:table-row>
        <table:table-row table:style-name="ro1">
          <table:table-cell office:value-type="float" office:value="0.00359416611055641" calcext:value-type="float">
            <text:p>0.0035941661</text:p>
          </table:table-cell>
          <table:table-cell table:number-columns-repeated="9"/>
        </table:table-row>
        <table:table-row table:style-name="ro1">
          <table:table-cell office:value-type="float" office:value="0.00327610895711939" calcext:value-type="float">
            <text:p>0.003276109</text:p>
          </table:table-cell>
          <table:table-cell table:number-columns-repeated="9"/>
        </table:table-row>
        <table:table-row table:style-name="ro1">
          <table:table-cell office:value-type="float" office:value="0.00320027981096859" calcext:value-type="float">
            <text:p>0.0032002798</text:p>
          </table:table-cell>
          <table:table-cell table:number-columns-repeated="9"/>
        </table:table-row>
        <table:table-row table:style-name="ro1">
          <table:table-cell office:value-type="float" office:value="0.00314470813264915" calcext:value-type="float">
            <text:p>0.0031447081</text:p>
          </table:table-cell>
          <table:table-cell table:number-columns-repeated="9"/>
        </table:table-row>
        <table:table-row table:style-name="ro1">
          <table:table-cell office:value-type="float" office:value="0.00312162666882046" calcext:value-type="float">
            <text:p>0.0031216267</text:p>
          </table:table-cell>
          <table:table-cell table:number-columns-repeated="9"/>
        </table:table-row>
        <table:table-row table:style-name="ro1">
          <table:table-cell office:value-type="float" office:value="0.0031078590808641" calcext:value-type="float">
            <text:p>0.0031078591</text:p>
          </table:table-cell>
          <table:table-cell table:number-columns-repeated="9"/>
        </table:table-row>
        <table:table-row table:style-name="ro1">
          <table:table-cell office:value-type="float" office:value="0.00309593950304562" calcext:value-type="float">
            <text:p>0.0030959395</text:p>
          </table:table-cell>
          <table:table-cell table:number-columns-repeated="9"/>
        </table:table-row>
        <table:table-row table:style-name="ro1">
          <table:table-cell office:value-type="float" office:value="0.00308938582120292" calcext:value-type="float">
            <text:p>0.0030893858</text:p>
          </table:table-cell>
          <table:table-cell table:number-columns-repeated="9"/>
        </table:table-row>
        <table:table-row table:style-name="ro1">
          <table:table-cell office:value-type="float" office:value="0.00308498411398134" calcext:value-type="float">
            <text:p>0.0030849841</text:p>
          </table:table-cell>
          <table:table-cell table:number-columns-repeated="9"/>
        </table:table-row>
        <table:table-row table:style-name="ro1">
          <table:table-cell office:value-type="float" office:value="0.00308141789516524" calcext:value-type="float">
            <text:p>0.0030814179</text:p>
          </table:table-cell>
          <table:table-cell table:number-columns-repeated="9"/>
        </table:table-row>
        <table:table-row table:style-name="ro1">
          <table:table-cell office:value-type="float" office:value="0.00307831957095251" calcext:value-type="float">
            <text:p>0.0030783196</text:p>
          </table:table-cell>
          <table:table-cell table:number-columns-repeated="9"/>
        </table:table-row>
        <table:table-row table:style-name="ro1">
          <table:table-cell office:value-type="float" office:value="0.0030761406743607" calcext:value-type="float">
            <text:p>0.0030761407</text:p>
          </table:table-cell>
          <table:table-cell table:number-columns-repeated="9"/>
        </table:table-row>
        <table:table-row table:style-name="ro1">
          <table:table-cell office:value-type="float" office:value="0.0030749700813046" calcext:value-type="float">
            <text:p>0.0030749701</text:p>
          </table:table-cell>
          <table:table-cell table:number-columns-repeated="9"/>
        </table:table-row>
        <table:table-row table:style-name="ro1">
          <table:table-cell office:value-type="float" office:value="0.0030740319992863" calcext:value-type="float">
            <text:p>0.003074032</text:p>
          </table:table-cell>
          <table:table-cell table:number-columns-repeated="9"/>
        </table:table-row>
        <table:table-row table:style-name="ro1">
          <table:table-cell office:value-type="float" office:value="0.00283355640390548" calcext:value-type="float">
            <text:p>0.0028335564</text:p>
          </table:table-cell>
          <table:table-cell table:number-columns-repeated="9"/>
        </table:table-row>
        <table:table-row table:style-name="ro1">
          <table:table-cell office:value-type="float" office:value="0.00259406060888091" calcext:value-type="float">
            <text:p>0.0025940606</text:p>
          </table:table-cell>
          <table:table-cell table:number-columns-repeated="9"/>
        </table:table-row>
        <table:table-row table:style-name="ro1">
          <table:table-cell office:value-type="float" office:value="0.00257865289088714" calcext:value-type="float">
            <text:p>0.0025786529</text:p>
          </table:table-cell>
          <table:table-cell table:number-columns-repeated="9"/>
        </table:table-row>
        <table:table-row table:style-name="ro1">
          <table:table-cell office:value-type="float" office:value="0.0025771979027362" calcext:value-type="float">
            <text:p>0.0025771979</text:p>
          </table:table-cell>
          <table:table-cell table:number-columns-repeated="9"/>
        </table:table-row>
        <table:table-row table:style-name="ro1">
          <table:table-cell office:value-type="float" office:value="0.00257640277913818" calcext:value-type="float">
            <text:p>0.0025764028</text:p>
          </table:table-cell>
          <table:table-cell table:number-columns-repeated="9"/>
        </table:table-row>
        <table:table-row table:style-name="ro1">
          <table:table-cell office:value-type="float" office:value="0.00257592415782414" calcext:value-type="float">
            <text:p>0.0025759242</text:p>
          </table:table-cell>
          <table:table-cell table:number-columns-repeated="9"/>
        </table:table-row>
        <table:table-row table:style-name="ro1">
          <table:table-cell office:value-type="float" office:value="0.00257561893493281" calcext:value-type="float">
            <text:p>0.0025756189</text:p>
          </table:table-cell>
          <table:table-cell table:number-columns-repeated="9"/>
        </table:table-row>
        <table:table-row table:style-name="ro1">
          <table:table-cell office:value-type="float" office:value="0.0025753852861214" calcext:value-type="float">
            <text:p>0.0025753853</text:p>
          </table:table-cell>
          <table:table-cell table:number-columns-repeated="9"/>
        </table:table-row>
        <table:table-row table:style-name="ro1">
          <table:table-cell office:value-type="float" office:value="0.00257517656199487" calcext:value-type="float">
            <text:p>0.0025751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84" calcext:value-type="float">
            <text:p>308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0.284305199456061" calcext:value-type="float">
            <text:p>0.2843051995</text:p>
          </table:table-cell>
          <table:table-cell table:number-columns-repeated="9"/>
        </table:table-row>
        <table:table-row table:style-name="ro1">
          <table:table-cell office:value-type="float" office:value="0.252980046369216" calcext:value-type="float">
            <text:p>0.2529800464</text:p>
          </table:table-cell>
          <table:table-cell table:number-columns-repeated="9"/>
        </table:table-row>
        <table:table-row table:style-name="ro1">
          <table:table-cell office:value-type="float" office:value="0.246027711046173" calcext:value-type="float">
            <text:p>0.246027711</text:p>
          </table:table-cell>
          <table:table-cell table:number-columns-repeated="9"/>
        </table:table-row>
        <table:table-row table:style-name="ro1">
          <table:table-cell office:value-type="float" office:value="0.242191151602933" calcext:value-type="float">
            <text:p>0.2421911516</text:p>
          </table:table-cell>
          <table:table-cell table:number-columns-repeated="9"/>
        </table:table-row>
        <table:table-row table:style-name="ro1">
          <table:table-cell office:value-type="float" office:value="0.233130740913167" calcext:value-type="float">
            <text:p>0.2331307409</text:p>
          </table:table-cell>
          <table:table-cell table:number-columns-repeated="9"/>
        </table:table-row>
        <table:table-row table:style-name="ro1">
          <table:table-cell office:value-type="float" office:value="0.217415628917449" calcext:value-type="float">
            <text:p>0.2174156289</text:p>
          </table:table-cell>
          <table:table-cell table:number-columns-repeated="9"/>
        </table:table-row>
        <table:table-row table:style-name="ro1">
          <table:table-cell office:value-type="float" office:value="0.213276903118691" calcext:value-type="float">
            <text:p>0.2132769031</text:p>
          </table:table-cell>
          <table:table-cell table:number-columns-repeated="9"/>
        </table:table-row>
        <table:table-row table:style-name="ro1">
          <table:table-cell office:value-type="float" office:value="0.208559358431744" calcext:value-type="float">
            <text:p>0.2085593584</text:p>
          </table:table-cell>
          <table:table-cell table:number-columns-repeated="9"/>
        </table:table-row>
        <table:table-row table:style-name="ro1">
          <table:table-cell office:value-type="float" office:value="0.180330315617939" calcext:value-type="float">
            <text:p>0.1803303156</text:p>
          </table:table-cell>
          <table:table-cell table:number-columns-repeated="9"/>
        </table:table-row>
        <table:table-row table:style-name="ro1">
          <table:table-cell office:value-type="float" office:value="0.173433535586962" calcext:value-type="float">
            <text:p>0.1734335356</text:p>
          </table:table-cell>
          <table:table-cell table:number-columns-repeated="9"/>
        </table:table-row>
        <table:table-row table:style-name="ro1">
          <table:table-cell office:value-type="float" office:value="0.170919075236183" calcext:value-type="float">
            <text:p>0.1709190752</text:p>
          </table:table-cell>
          <table:table-cell table:number-columns-repeated="9"/>
        </table:table-row>
        <table:table-row table:style-name="ro1">
          <table:table-cell office:value-type="float" office:value="0.169794412217939" calcext:value-type="float">
            <text:p>0.1697944122</text:p>
          </table:table-cell>
          <table:table-cell table:number-columns-repeated="9"/>
        </table:table-row>
        <table:table-row table:style-name="ro1">
          <table:table-cell office:value-type="float" office:value="0.153238754162868" calcext:value-type="float">
            <text:p>0.1532387542</text:p>
          </table:table-cell>
          <table:table-cell table:number-columns-repeated="9"/>
        </table:table-row>
        <table:table-row table:style-name="ro1">
          <table:table-cell office:value-type="float" office:value="0.135750082174389" calcext:value-type="float">
            <text:p>0.1357500822</text:p>
          </table:table-cell>
          <table:table-cell table:number-columns-repeated="9"/>
        </table:table-row>
        <table:table-row table:style-name="ro1">
          <table:table-cell office:value-type="float" office:value="0.113067788415325" calcext:value-type="float">
            <text:p>0.1130677884</text:p>
          </table:table-cell>
          <table:table-cell table:number-columns-repeated="9"/>
        </table:table-row>
        <table:table-row table:style-name="ro1">
          <table:table-cell office:value-type="float" office:value="0.0911403185343719" calcext:value-type="float">
            <text:p>0.0911403185</text:p>
          </table:table-cell>
          <table:table-cell table:number-columns-repeated="9"/>
        </table:table-row>
        <table:table-row table:style-name="ro1">
          <table:table-cell office:value-type="float" office:value="0.0703934372562247" calcext:value-type="float">
            <text:p>0.0703934373</text:p>
          </table:table-cell>
          <table:table-cell table:number-columns-repeated="9"/>
        </table:table-row>
        <table:table-row table:style-name="ro1">
          <table:table-cell office:value-type="float" office:value="0.0350175910530884" calcext:value-type="float">
            <text:p>0.0350175911</text:p>
          </table:table-cell>
          <table:table-cell table:number-columns-repeated="9"/>
        </table:table-row>
        <table:table-row table:style-name="ro1">
          <table:table-cell office:value-type="float" office:value="0.0228570401060223" calcext:value-type="float">
            <text:p>0.0228570401</text:p>
          </table:table-cell>
          <table:table-cell table:number-columns-repeated="9"/>
        </table:table-row>
        <table:table-row table:style-name="ro1">
          <table:table-cell office:value-type="float" office:value="0.0176373621727801" calcext:value-type="float">
            <text:p>0.0176373622</text:p>
          </table:table-cell>
          <table:table-cell table:number-columns-repeated="9"/>
        </table:table-row>
        <table:table-row table:style-name="ro1">
          <table:table-cell office:value-type="float" office:value="0.0152210740501988" calcext:value-type="float">
            <text:p>0.0152210741</text:p>
          </table:table-cell>
          <table:table-cell table:number-columns-repeated="9"/>
        </table:table-row>
        <table:table-row table:style-name="ro1">
          <table:table-cell office:value-type="float" office:value="0.0136645204563728" calcext:value-type="float">
            <text:p>0.0136645205</text:p>
          </table:table-cell>
          <table:table-cell table:number-columns-repeated="9"/>
        </table:table-row>
        <table:table-row table:style-name="ro1">
          <table:table-cell office:value-type="float" office:value="0.0125326594005366" calcext:value-type="float">
            <text:p>0.0125326594</text:p>
          </table:table-cell>
          <table:table-cell table:number-columns-repeated="9"/>
        </table:table-row>
        <table:table-row table:style-name="ro1">
          <table:table-cell office:value-type="float" office:value="0.0112715062656453" calcext:value-type="float">
            <text:p>0.0112715063</text:p>
          </table:table-cell>
          <table:table-cell table:number-columns-repeated="9"/>
        </table:table-row>
        <table:table-row table:style-name="ro1">
          <table:table-cell office:value-type="float" office:value="0.0104221302858204" calcext:value-type="float">
            <text:p>0.0104221303</text:p>
          </table:table-cell>
          <table:table-cell table:number-columns-repeated="9"/>
        </table:table-row>
        <table:table-row table:style-name="ro1">
          <table:table-cell office:value-type="float" office:value="0.00977580835509291" calcext:value-type="float">
            <text:p>0.0097758084</text:p>
          </table:table-cell>
          <table:table-cell table:number-columns-repeated="9"/>
        </table:table-row>
        <table:table-row table:style-name="ro1">
          <table:table-cell office:value-type="float" office:value="0.00918223631424799" calcext:value-type="float">
            <text:p>0.0091822363</text:p>
          </table:table-cell>
          <table:table-cell table:number-columns-repeated="9"/>
        </table:table-row>
        <table:table-row table:style-name="ro1">
          <table:table-cell office:value-type="float" office:value="0.0085737052121176" calcext:value-type="float">
            <text:p>0.0085737052</text:p>
          </table:table-cell>
          <table:table-cell table:number-columns-repeated="9"/>
        </table:table-row>
        <table:table-row table:style-name="ro1">
          <table:table-cell office:value-type="float" office:value="0.00813517725670926" calcext:value-type="float">
            <text:p>0.0081351773</text:p>
          </table:table-cell>
          <table:table-cell table:number-columns-repeated="9"/>
        </table:table-row>
        <table:table-row table:style-name="ro1">
          <table:table-cell office:value-type="float" office:value="0.0076288140462486" calcext:value-type="float">
            <text:p>0.007628814</text:p>
          </table:table-cell>
          <table:table-cell table:number-columns-repeated="9"/>
        </table:table-row>
        <table:table-row table:style-name="ro1">
          <table:table-cell office:value-type="float" office:value="0.00710844754703973" calcext:value-type="float">
            <text:p>0.0071084475</text:p>
          </table:table-cell>
          <table:table-cell table:number-columns-repeated="9"/>
        </table:table-row>
        <table:table-row table:style-name="ro1">
          <table:table-cell office:value-type="float" office:value="0.0070423201007199" calcext:value-type="float">
            <text:p>0.0070423201</text:p>
          </table:table-cell>
          <table:table-cell table:number-columns-repeated="9"/>
        </table:table-row>
        <table:table-row table:style-name="ro1">
          <table:table-cell office:value-type="float" office:value="0.00700988539828415" calcext:value-type="float">
            <text:p>0.0070098854</text:p>
          </table:table-cell>
          <table:table-cell table:number-columns-repeated="9"/>
        </table:table-row>
        <table:table-row table:style-name="ro1">
          <table:table-cell office:value-type="float" office:value="0.00698055366392367" calcext:value-type="float">
            <text:p>0.0069805537</text:p>
          </table:table-cell>
          <table:table-cell table:number-columns-repeated="9"/>
        </table:table-row>
        <table:table-row table:style-name="ro1">
          <table:table-cell office:value-type="float" office:value="0.00690730476157614" calcext:value-type="float">
            <text:p>0.0069073048</text:p>
          </table:table-cell>
          <table:table-cell table:number-columns-repeated="9"/>
        </table:table-row>
        <table:table-row table:style-name="ro1">
          <table:table-cell office:value-type="float" office:value="0.00686347970227604" calcext:value-type="float">
            <text:p>0.0068634797</text:p>
          </table:table-cell>
          <table:table-cell table:number-columns-repeated="9"/>
        </table:table-row>
        <table:table-row table:style-name="ro1">
          <table:table-cell office:value-type="float" office:value="0.00683875322209331" calcext:value-type="float">
            <text:p>0.0068387532</text:p>
          </table:table-cell>
          <table:table-cell table:number-columns-repeated="9"/>
        </table:table-row>
        <table:table-row table:style-name="ro1">
          <table:table-cell office:value-type="float" office:value="0.00658170701464149" calcext:value-type="float">
            <text:p>0.006581707</text:p>
          </table:table-cell>
          <table:table-cell table:number-columns-repeated="9"/>
        </table:table-row>
        <table:table-row table:style-name="ro1">
          <table:table-cell office:value-type="float" office:value="0.00657159912548695" calcext:value-type="float">
            <text:p>0.0065715991</text:p>
          </table:table-cell>
          <table:table-cell table:number-columns-repeated="9"/>
        </table:table-row>
        <table:table-row table:style-name="ro1">
          <table:table-cell office:value-type="float" office:value="0.00656676420884605" calcext:value-type="float">
            <text:p>0.0065667642</text:p>
          </table:table-cell>
          <table:table-cell table:number-columns-repeated="9"/>
        </table:table-row>
        <table:table-row table:style-name="ro1">
          <table:table-cell office:value-type="float" office:value="0.00656368466185708" calcext:value-type="float">
            <text:p>0.0065636847</text:p>
          </table:table-cell>
          <table:table-cell table:number-columns-repeated="9"/>
        </table:table-row>
        <table:table-row table:style-name="ro1">
          <table:table-cell office:value-type="float" office:value="0.0065600014941883" calcext:value-type="float">
            <text:p>0.0065600015</text:p>
          </table:table-cell>
          <table:table-cell table:number-columns-repeated="9"/>
        </table:table-row>
        <table:table-row table:style-name="ro1">
          <table:table-cell office:value-type="float" office:value="0.00632514597417515" calcext:value-type="float">
            <text:p>0.006325146</text:p>
          </table:table-cell>
          <table:table-cell table:number-columns-repeated="9"/>
        </table:table-row>
        <table:table-row table:style-name="ro1">
          <table:table-cell office:value-type="float" office:value="0.00623477886938898" calcext:value-type="float">
            <text:p>0.0062347789</text:p>
          </table:table-cell>
          <table:table-cell table:number-columns-repeated="9"/>
        </table:table-row>
        <table:table-row table:style-name="ro1">
          <table:table-cell office:value-type="float" office:value="0.00607467718278682" calcext:value-type="float">
            <text:p>0.0060746772</text:p>
          </table:table-cell>
          <table:table-cell table:number-columns-repeated="9"/>
        </table:table-row>
        <table:table-row table:style-name="ro1">
          <table:table-cell office:value-type="float" office:value="0.00606622083157977" calcext:value-type="float">
            <text:p>0.0060662208</text:p>
          </table:table-cell>
          <table:table-cell table:number-columns-repeated="9"/>
        </table:table-row>
        <table:table-row table:style-name="ro1">
          <table:table-cell office:value-type="float" office:value="0.00588635901866933" calcext:value-type="float">
            <text:p>0.005886359</text:p>
          </table:table-cell>
          <table:table-cell table:number-columns-repeated="9"/>
        </table:table-row>
        <table:table-row table:style-name="ro1">
          <table:table-cell office:value-type="float" office:value="0.00581381075682307" calcext:value-type="float">
            <text:p>0.0058138108</text:p>
          </table:table-cell>
          <table:table-cell table:number-columns-repeated="9"/>
        </table:table-row>
        <table:table-row table:style-name="ro1">
          <table:table-cell office:value-type="float" office:value="0.00581183930755508" calcext:value-type="float">
            <text:p>0.0058118393</text:p>
          </table:table-cell>
          <table:table-cell table:number-columns-repeated="9"/>
        </table:table-row>
        <table:table-row table:style-name="ro1">
          <table:table-cell office:value-type="float" office:value="0.00561269214222954" calcext:value-type="float">
            <text:p>0.0056126921</text:p>
          </table:table-cell>
          <table:table-cell table:number-columns-repeated="9"/>
        </table:table-row>
        <table:table-row table:style-name="ro1">
          <table:table-cell office:value-type="float" office:value="0.00557368565780572" calcext:value-type="float">
            <text:p>0.0055736857</text:p>
          </table:table-cell>
          <table:table-cell table:number-columns-repeated="9"/>
        </table:table-row>
        <table:table-row table:style-name="ro1">
          <table:table-cell office:value-type="float" office:value="0.00556715619800592" calcext:value-type="float">
            <text:p>0.0055671562</text:p>
          </table:table-cell>
          <table:table-cell table:number-columns-repeated="9"/>
        </table:table-row>
        <table:table-row table:style-name="ro1">
          <table:table-cell office:value-type="float" office:value="0.00556470857037287" calcext:value-type="float">
            <text:p>0.0055647086</text:p>
          </table:table-cell>
          <table:table-cell table:number-columns-repeated="9"/>
        </table:table-row>
        <table:table-row table:style-name="ro1">
          <table:table-cell office:value-type="float" office:value="0.00556322456815352" calcext:value-type="float">
            <text:p>0.0055632246</text:p>
          </table:table-cell>
          <table:table-cell table:number-columns-repeated="9"/>
        </table:table-row>
        <table:table-row table:style-name="ro1">
          <table:table-cell office:value-type="float" office:value="0.00556224185707461" calcext:value-type="float">
            <text:p>0.0055622419</text:p>
          </table:table-cell>
          <table:table-cell table:number-columns-repeated="9"/>
        </table:table-row>
        <table:table-row table:style-name="ro1">
          <table:table-cell office:value-type="float" office:value="0.00556159535796582" calcext:value-type="float">
            <text:p>0.0055615954</text:p>
          </table:table-cell>
          <table:table-cell table:number-columns-repeated="9"/>
        </table:table-row>
        <table:table-row table:style-name="ro1">
          <table:table-cell office:value-type="float" office:value="0.00556108259432363" calcext:value-type="float">
            <text:p>0.0055610826</text:p>
          </table:table-cell>
          <table:table-cell table:number-columns-repeated="9"/>
        </table:table-row>
        <table:table-row table:style-name="ro1">
          <table:table-cell office:value-type="float" office:value="0.00556071038557454" calcext:value-type="float">
            <text:p>0.0055607104</text:p>
          </table:table-cell>
          <table:table-cell table:number-columns-repeated="9"/>
        </table:table-row>
        <table:table-row table:style-name="ro1">
          <table:table-cell office:value-type="float" office:value="0.00556039678523714" calcext:value-type="float">
            <text:p>0.0055603968</text:p>
          </table:table-cell>
          <table:table-cell table:number-columns-repeated="9"/>
        </table:table-row>
        <table:table-row table:style-name="ro1">
          <table:table-cell office:value-type="float" office:value="0.00556015131094916" calcext:value-type="float">
            <text:p>0.00556015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10" calcext:value-type="float">
            <text:p>301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0.321987940475437" calcext:value-type="float">
            <text:p>0.3219879405</text:p>
          </table:table-cell>
          <table:table-cell table:number-columns-repeated="9"/>
        </table:table-row>
        <table:table-row table:style-name="ro1">
          <table:table-cell office:value-type="float" office:value="0.317439440400719" calcext:value-type="float">
            <text:p>0.3174394404</text:p>
          </table:table-cell>
          <table:table-cell table:number-columns-repeated="9"/>
        </table:table-row>
        <table:table-row table:style-name="ro1">
          <table:table-cell office:value-type="float" office:value="0.300772699310291" calcext:value-type="float">
            <text:p>0.3007726993</text:p>
          </table:table-cell>
          <table:table-cell table:number-columns-repeated="9"/>
        </table:table-row>
        <table:table-row table:style-name="ro1">
          <table:table-cell office:value-type="float" office:value="0.290742442486126" calcext:value-type="float">
            <text:p>0.2907424425</text:p>
          </table:table-cell>
          <table:table-cell table:number-columns-repeated="9"/>
        </table:table-row>
        <table:table-row table:style-name="ro1">
          <table:table-cell office:value-type="float" office:value="0.284117744949003" calcext:value-type="float">
            <text:p>0.2841177449</text:p>
          </table:table-cell>
          <table:table-cell table:number-columns-repeated="9"/>
        </table:table-row>
        <table:table-row table:style-name="ro1">
          <table:table-cell office:value-type="float" office:value="0.282301990148677" calcext:value-type="float">
            <text:p>0.2823019901</text:p>
          </table:table-cell>
          <table:table-cell table:number-columns-repeated="9"/>
        </table:table-row>
        <table:table-row table:style-name="ro1">
          <table:table-cell office:value-type="float" office:value="0.281506863688992" calcext:value-type="float">
            <text:p>0.2815068637</text:p>
          </table:table-cell>
          <table:table-cell table:number-columns-repeated="9"/>
        </table:table-row>
        <table:table-row table:style-name="ro1">
          <table:table-cell office:value-type="float" office:value="0.281063966102879" calcext:value-type="float">
            <text:p>0.2810639661</text:p>
          </table:table-cell>
          <table:table-cell table:number-columns-repeated="9"/>
        </table:table-row>
        <table:table-row table:style-name="ro1">
          <table:table-cell office:value-type="float" office:value="0.278460037246092" calcext:value-type="float">
            <text:p>0.2784600372</text:p>
          </table:table-cell>
          <table:table-cell table:number-columns-repeated="9"/>
        </table:table-row>
        <table:table-row table:style-name="ro1">
          <table:table-cell office:value-type="float" office:value="0.255354099627245" calcext:value-type="float">
            <text:p>0.2553540996</text:p>
          </table:table-cell>
          <table:table-cell table:number-columns-repeated="9"/>
        </table:table-row>
        <table:table-row table:style-name="ro1">
          <table:table-cell office:value-type="float" office:value="0.24556916980555" calcext:value-type="float">
            <text:p>0.2455691698</text:p>
          </table:table-cell>
          <table:table-cell table:number-columns-repeated="9"/>
        </table:table-row>
        <table:table-row table:style-name="ro1">
          <table:table-cell office:value-type="float" office:value="0.218071882290611" calcext:value-type="float">
            <text:p>0.2180718823</text:p>
          </table:table-cell>
          <table:table-cell table:number-columns-repeated="9"/>
        </table:table-row>
        <table:table-row table:style-name="ro1">
          <table:table-cell office:value-type="float" office:value="0.20113651403064" calcext:value-type="float">
            <text:p>0.201136514</text:p>
          </table:table-cell>
          <table:table-cell table:number-columns-repeated="9"/>
        </table:table-row>
        <table:table-row table:style-name="ro1">
          <table:table-cell office:value-type="float" office:value="0.16937857302221" calcext:value-type="float">
            <text:p>0.169378573</text:p>
          </table:table-cell>
          <table:table-cell table:number-columns-repeated="9"/>
        </table:table-row>
        <table:table-row table:style-name="ro1">
          <table:table-cell office:value-type="float" office:value="0.163923780265026" calcext:value-type="float">
            <text:p>0.1639237803</text:p>
          </table:table-cell>
          <table:table-cell table:number-columns-repeated="9"/>
        </table:table-row>
        <table:table-row table:style-name="ro1">
          <table:table-cell office:value-type="float" office:value="0.161264897568175" calcext:value-type="float">
            <text:p>0.1612648976</text:p>
          </table:table-cell>
          <table:table-cell table:number-columns-repeated="9"/>
        </table:table-row>
        <table:table-row table:style-name="ro1">
          <table:table-cell office:value-type="float" office:value="0.158898140016992" calcext:value-type="float">
            <text:p>0.15889814</text:p>
          </table:table-cell>
          <table:table-cell table:number-columns-repeated="9"/>
        </table:table-row>
        <table:table-row table:style-name="ro1">
          <table:table-cell office:value-type="float" office:value="0.128198327616365" calcext:value-type="float">
            <text:p>0.1281983276</text:p>
          </table:table-cell>
          <table:table-cell table:number-columns-repeated="9"/>
        </table:table-row>
        <table:table-row table:style-name="ro1">
          <table:table-cell office:value-type="float" office:value="0.0921376108637955" calcext:value-type="float">
            <text:p>0.0921376109</text:p>
          </table:table-cell>
          <table:table-cell table:number-columns-repeated="9"/>
        </table:table-row>
        <table:table-row table:style-name="ro1">
          <table:table-cell office:value-type="float" office:value="0.0709881542383977" calcext:value-type="float">
            <text:p>0.0709881542</text:p>
          </table:table-cell>
          <table:table-cell table:number-columns-repeated="9"/>
        </table:table-row>
        <table:table-row table:style-name="ro1">
          <table:table-cell office:value-type="float" office:value="0.0607904084453549" calcext:value-type="float">
            <text:p>0.0607904084</text:p>
          </table:table-cell>
          <table:table-cell table:number-columns-repeated="9"/>
        </table:table-row>
        <table:table-row table:style-name="ro1">
          <table:table-cell office:value-type="float" office:value="0.0563410889882252" calcext:value-type="float">
            <text:p>0.056341089</text:p>
          </table:table-cell>
          <table:table-cell table:number-columns-repeated="9"/>
        </table:table-row>
        <table:table-row table:style-name="ro1">
          <table:table-cell office:value-type="float" office:value="0.053860986062041" calcext:value-type="float">
            <text:p>0.0538609861</text:p>
          </table:table-cell>
          <table:table-cell table:number-columns-repeated="9"/>
        </table:table-row>
        <table:table-row table:style-name="ro1">
          <table:table-cell office:value-type="float" office:value="0.0521725862684373" calcext:value-type="float">
            <text:p>0.0521725863</text:p>
          </table:table-cell>
          <table:table-cell table:number-columns-repeated="9"/>
        </table:table-row>
        <table:table-row table:style-name="ro1">
          <table:table-cell office:value-type="float" office:value="0.047403058254533" calcext:value-type="float">
            <text:p>0.0474030583</text:p>
          </table:table-cell>
          <table:table-cell table:number-columns-repeated="9"/>
        </table:table-row>
        <table:table-row table:style-name="ro1">
          <table:table-cell office:value-type="float" office:value="0.0271467115047451" calcext:value-type="float">
            <text:p>0.0271467115</text:p>
          </table:table-cell>
          <table:table-cell table:number-columns-repeated="9"/>
        </table:table-row>
        <table:table-row table:style-name="ro1">
          <table:table-cell office:value-type="float" office:value="0.0172926203071613" calcext:value-type="float">
            <text:p>0.0172926203</text:p>
          </table:table-cell>
          <table:table-cell table:number-columns-repeated="9"/>
        </table:table-row>
        <table:table-row table:style-name="ro1">
          <table:table-cell office:value-type="float" office:value="0.0138378524067729" calcext:value-type="float">
            <text:p>0.0138378524</text:p>
          </table:table-cell>
          <table:table-cell table:number-columns-repeated="9"/>
        </table:table-row>
        <table:table-row table:style-name="ro1">
          <table:table-cell office:value-type="float" office:value="0.0117316747445318" calcext:value-type="float">
            <text:p>0.0117316747</text:p>
          </table:table-cell>
          <table:table-cell table:number-columns-repeated="9"/>
        </table:table-row>
        <table:table-row table:style-name="ro1">
          <table:table-cell office:value-type="float" office:value="0.0107392631824863" calcext:value-type="float">
            <text:p>0.0107392632</text:p>
          </table:table-cell>
          <table:table-cell table:number-columns-repeated="9"/>
        </table:table-row>
        <table:table-row table:style-name="ro1">
          <table:table-cell office:value-type="float" office:value="0.00972187189137518" calcext:value-type="float">
            <text:p>0.0097218719</text:p>
          </table:table-cell>
          <table:table-cell table:number-columns-repeated="9"/>
        </table:table-row>
        <table:table-row table:style-name="ro1">
          <table:table-cell office:value-type="float" office:value="0.00904374812589312" calcext:value-type="float">
            <text:p>0.0090437481</text:p>
          </table:table-cell>
          <table:table-cell table:number-columns-repeated="9"/>
        </table:table-row>
        <table:table-row table:style-name="ro1">
          <table:table-cell office:value-type="float" office:value="0.0082634738968863" calcext:value-type="float">
            <text:p>0.0082634739</text:p>
          </table:table-cell>
          <table:table-cell table:number-columns-repeated="9"/>
        </table:table-row>
        <table:table-row table:style-name="ro1">
          <table:table-cell office:value-type="float" office:value="0.00723900991218672" calcext:value-type="float">
            <text:p>0.0072390099</text:p>
          </table:table-cell>
          <table:table-cell table:number-columns-repeated="9"/>
        </table:table-row>
        <table:table-row table:style-name="ro1">
          <table:table-cell office:value-type="float" office:value="0.00694014767421359" calcext:value-type="float">
            <text:p>0.0069401477</text:p>
          </table:table-cell>
          <table:table-cell table:number-columns-repeated="9"/>
        </table:table-row>
        <table:table-row table:style-name="ro1">
          <table:table-cell office:value-type="float" office:value="0.00678683299724896" calcext:value-type="float">
            <text:p>0.006786833</text:p>
          </table:table-cell>
          <table:table-cell table:number-columns-repeated="9"/>
        </table:table-row>
        <table:table-row table:style-name="ro1">
          <table:table-cell office:value-type="float" office:value="0.00648115515428474" calcext:value-type="float">
            <text:p>0.0064811552</text:p>
          </table:table-cell>
          <table:table-cell table:number-columns-repeated="9"/>
        </table:table-row>
        <table:table-row table:style-name="ro1">
          <table:table-cell office:value-type="float" office:value="0.00640908245268467" calcext:value-type="float">
            <text:p>0.0064090825</text:p>
          </table:table-cell>
          <table:table-cell table:number-columns-repeated="9"/>
        </table:table-row>
        <table:table-row table:style-name="ro1">
          <table:table-cell office:value-type="float" office:value="0.00637718341544453" calcext:value-type="float">
            <text:p>0.0063771834</text:p>
          </table:table-cell>
          <table:table-cell table:number-columns-repeated="9"/>
        </table:table-row>
        <table:table-row table:style-name="ro1">
          <table:table-cell office:value-type="float" office:value="0.00635812869184452" calcext:value-type="float">
            <text:p>0.0063581287</text:p>
          </table:table-cell>
          <table:table-cell table:number-columns-repeated="9"/>
        </table:table-row>
        <table:table-row table:style-name="ro1">
          <table:table-cell office:value-type="float" office:value="0.00634520967391623" calcext:value-type="float">
            <text:p>0.0063452097</text:p>
          </table:table-cell>
          <table:table-cell table:number-columns-repeated="9"/>
        </table:table-row>
        <table:table-row table:style-name="ro1">
          <table:table-cell office:value-type="float" office:value="0.0063351607378493" calcext:value-type="float">
            <text:p>0.0063351607</text:p>
          </table:table-cell>
          <table:table-cell table:number-columns-repeated="9"/>
        </table:table-row>
        <table:table-row table:style-name="ro1">
          <table:table-cell office:value-type="float" office:value="0.00632914278342953" calcext:value-type="float">
            <text:p>0.0063291428</text:p>
          </table:table-cell>
          <table:table-cell table:number-columns-repeated="9"/>
        </table:table-row>
        <table:table-row table:style-name="ro1">
          <table:table-cell office:value-type="float" office:value="0.00610460011567038" calcext:value-type="float">
            <text:p>0.0061046001</text:p>
          </table:table-cell>
          <table:table-cell table:number-columns-repeated="9"/>
        </table:table-row>
        <table:table-row table:style-name="ro1">
          <table:table-cell office:value-type="float" office:value="0.00607110728658266" calcext:value-type="float">
            <text:p>0.0060711073</text:p>
          </table:table-cell>
          <table:table-cell table:number-columns-repeated="9"/>
        </table:table-row>
        <table:table-row table:style-name="ro1">
          <table:table-cell office:value-type="float" office:value="0.00583043017133845" calcext:value-type="float">
            <text:p>0.0058304302</text:p>
          </table:table-cell>
          <table:table-cell table:number-columns-repeated="9"/>
        </table:table-row>
        <table:table-row table:style-name="ro1">
          <table:table-cell office:value-type="float" office:value="0.00581951773123794" calcext:value-type="float">
            <text:p>0.0058195177</text:p>
          </table:table-cell>
          <table:table-cell table:number-columns-repeated="9"/>
        </table:table-row>
        <table:table-row table:style-name="ro1">
          <table:table-cell office:value-type="float" office:value="0.00581700908632633" calcext:value-type="float">
            <text:p>0.0058170091</text:p>
          </table:table-cell>
          <table:table-cell table:number-columns-repeated="9"/>
        </table:table-row>
        <table:table-row table:style-name="ro1">
          <table:table-cell office:value-type="float" office:value="0.00581559746329548" calcext:value-type="float">
            <text:p>0.0058155975</text:p>
          </table:table-cell>
          <table:table-cell table:number-columns-repeated="9"/>
        </table:table-row>
        <table:table-row table:style-name="ro1">
          <table:table-cell office:value-type="float" office:value="0.0058144048028091" calcext:value-type="float">
            <text:p>0.0058144048</text:p>
          </table:table-cell>
          <table:table-cell table:number-columns-repeated="9"/>
        </table:table-row>
        <table:table-row table:style-name="ro1">
          <table:table-cell office:value-type="float" office:value="0.00581360914224686" calcext:value-type="float">
            <text:p>0.0058136091</text:p>
          </table:table-cell>
          <table:table-cell table:number-columns-repeated="9"/>
        </table:table-row>
        <table:table-row table:style-name="ro1">
          <table:table-cell office:value-type="float" office:value="0.00581287216957057" calcext:value-type="float">
            <text:p>0.0058128722</text:p>
          </table:table-cell>
          <table:table-cell table:number-columns-repeated="9"/>
        </table:table-row>
        <table:table-row table:style-name="ro1">
          <table:table-cell office:value-type="float" office:value="0.00581233536070107" calcext:value-type="float">
            <text:p>0.0058123354</text:p>
          </table:table-cell>
          <table:table-cell table:number-columns-repeated="9"/>
        </table:table-row>
        <table:table-row table:style-name="ro1">
          <table:table-cell office:value-type="float" office:value="0.00556966663997148" calcext:value-type="float">
            <text:p>0.0055696666</text:p>
          </table:table-cell>
          <table:table-cell table:number-columns-repeated="9"/>
        </table:table-row>
        <table:table-row table:style-name="ro1">
          <table:table-cell office:value-type="float" office:value="0.00556427815285343" calcext:value-type="float">
            <text:p>0.0055642782</text:p>
          </table:table-cell>
          <table:table-cell table:number-columns-repeated="9"/>
        </table:table-row>
        <table:table-row table:style-name="ro1">
          <table:table-cell office:value-type="float" office:value="0.00556340647104903" calcext:value-type="float">
            <text:p>0.0055634065</text:p>
          </table:table-cell>
          <table:table-cell table:number-columns-repeated="9"/>
        </table:table-row>
        <table:table-row table:style-name="ro1">
          <table:table-cell office:value-type="float" office:value="0.00556294453737969" calcext:value-type="float">
            <text:p>0.0055629445</text:p>
          </table:table-cell>
          <table:table-cell table:number-columns-repeated="9"/>
        </table:table-row>
        <table:table-row table:style-name="ro1">
          <table:table-cell office:value-type="float" office:value="0.00556254239221794" calcext:value-type="float">
            <text:p>0.0055625424</text:p>
          </table:table-cell>
          <table:table-cell table:number-columns-repeated="9"/>
        </table:table-row>
        <table:table-row table:style-name="ro1">
          <table:table-cell office:value-type="float" office:value="0.00556221648403009" calcext:value-type="float">
            <text:p>0.0055622165</text:p>
          </table:table-cell>
          <table:table-cell table:number-columns-repeated="9"/>
        </table:table-row>
        <table:table-row table:style-name="ro1">
          <table:table-cell office:value-type="float" office:value="0.00556195539246985" calcext:value-type="float">
            <text:p>0.00556195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053" calcext:value-type="float">
            <text:p>305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0.291810936058334" calcext:value-type="float">
            <text:p>0.2918109361</text:p>
          </table:table-cell>
          <table:table-cell table:number-columns-repeated="9"/>
        </table:table-row>
        <table:table-row table:style-name="ro1">
          <table:table-cell office:value-type="float" office:value="0.270203176231161" calcext:value-type="float">
            <text:p>0.2702031762</text:p>
          </table:table-cell>
          <table:table-cell table:number-columns-repeated="9"/>
        </table:table-row>
        <table:table-row table:style-name="ro1">
          <table:table-cell office:value-type="float" office:value="0.249413683070406" calcext:value-type="float">
            <text:p>0.2494136831</text:p>
          </table:table-cell>
          <table:table-cell table:number-columns-repeated="9"/>
        </table:table-row>
        <table:table-row table:style-name="ro1">
          <table:table-cell office:value-type="float" office:value="0.243565043836823" calcext:value-type="float">
            <text:p>0.2435650438</text:p>
          </table:table-cell>
          <table:table-cell table:number-columns-repeated="9"/>
        </table:table-row>
        <table:table-row table:style-name="ro1">
          <table:table-cell office:value-type="float" office:value="0.223232795953475" calcext:value-type="float">
            <text:p>0.223232796</text:p>
          </table:table-cell>
          <table:table-cell table:number-columns-repeated="9"/>
        </table:table-row>
        <table:table-row table:style-name="ro1">
          <table:table-cell office:value-type="float" office:value="0.203231984500235" calcext:value-type="float">
            <text:p>0.2032319845</text:p>
          </table:table-cell>
          <table:table-cell table:number-columns-repeated="9"/>
        </table:table-row>
        <table:table-row table:style-name="ro1">
          <table:table-cell office:value-type="float" office:value="0.195335571582128" calcext:value-type="float">
            <text:p>0.1953355716</text:p>
          </table:table-cell>
          <table:table-cell table:number-columns-repeated="9"/>
        </table:table-row>
        <table:table-row table:style-name="ro1">
          <table:table-cell office:value-type="float" office:value="0.145243049259298" calcext:value-type="float">
            <text:p>0.1452430493</text:p>
          </table:table-cell>
          <table:table-cell table:number-columns-repeated="9"/>
        </table:table-row>
        <table:table-row table:style-name="ro1">
          <table:table-cell office:value-type="float" office:value="0.133676945035621" calcext:value-type="float">
            <text:p>0.133676945</text:p>
          </table:table-cell>
          <table:table-cell table:number-columns-repeated="9"/>
        </table:table-row>
        <table:table-row table:style-name="ro1">
          <table:table-cell office:value-type="float" office:value="0.128550463730706" calcext:value-type="float">
            <text:p>0.1285504637</text:p>
          </table:table-cell>
          <table:table-cell table:number-columns-repeated="9"/>
        </table:table-row>
        <table:table-row table:style-name="ro1">
          <table:table-cell office:value-type="float" office:value="0.103719595033215" calcext:value-type="float">
            <text:p>0.103719595</text:p>
          </table:table-cell>
          <table:table-cell table:number-columns-repeated="9"/>
        </table:table-row>
        <table:table-row table:style-name="ro1">
          <table:table-cell office:value-type="float" office:value="0.0929015779880391" calcext:value-type="float">
            <text:p>0.092901578</text:p>
          </table:table-cell>
          <table:table-cell table:number-columns-repeated="9"/>
        </table:table-row>
        <table:table-row table:style-name="ro1">
          <table:table-cell office:value-type="float" office:value="0.0750136698272635" calcext:value-type="float">
            <text:p>0.0750136698</text:p>
          </table:table-cell>
          <table:table-cell table:number-columns-repeated="9"/>
        </table:table-row>
        <table:table-row table:style-name="ro1">
          <table:table-cell office:value-type="float" office:value="0.0633582295722558" calcext:value-type="float">
            <text:p>0.0633582296</text:p>
          </table:table-cell>
          <table:table-cell table:number-columns-repeated="9"/>
        </table:table-row>
        <table:table-row table:style-name="ro1">
          <table:table-cell office:value-type="float" office:value="0.0569639003356234" calcext:value-type="float">
            <text:p>0.0569639003</text:p>
          </table:table-cell>
          <table:table-cell table:number-columns-repeated="9"/>
        </table:table-row>
        <table:table-row table:style-name="ro1">
          <table:table-cell office:value-type="float" office:value="0.0532102160552397" calcext:value-type="float">
            <text:p>0.0532102161</text:p>
          </table:table-cell>
          <table:table-cell table:number-columns-repeated="9"/>
        </table:table-row>
        <table:table-row table:style-name="ro1">
          <table:table-cell office:value-type="float" office:value="0.0504561745624377" calcext:value-type="float">
            <text:p>0.0504561746</text:p>
          </table:table-cell>
          <table:table-cell table:number-columns-repeated="9"/>
        </table:table-row>
        <table:table-row table:style-name="ro1">
          <table:table-cell office:value-type="float" office:value="0.029164716901254" calcext:value-type="float">
            <text:p>0.0291647169</text:p>
          </table:table-cell>
          <table:table-cell table:number-columns-repeated="9"/>
        </table:table-row>
        <table:table-row table:style-name="ro1">
          <table:table-cell office:value-type="float" office:value="0.0166765258112359" calcext:value-type="float">
            <text:p>0.0166765258</text:p>
          </table:table-cell>
          <table:table-cell table:number-columns-repeated="9"/>
        </table:table-row>
        <table:table-row table:style-name="ro1">
          <table:table-cell office:value-type="float" office:value="0.0126908201348176" calcext:value-type="float">
            <text:p>0.0126908201</text:p>
          </table:table-cell>
          <table:table-cell table:number-columns-repeated="9"/>
        </table:table-row>
        <table:table-row table:style-name="ro1">
          <table:table-cell office:value-type="float" office:value="0.0116037353289614" calcext:value-type="float">
            <text:p>0.0116037353</text:p>
          </table:table-cell>
          <table:table-cell table:number-columns-repeated="9"/>
        </table:table-row>
        <table:table-row table:style-name="ro1">
          <table:table-cell office:value-type="float" office:value="0.0102370741938685" calcext:value-type="float">
            <text:p>0.0102370742</text:p>
          </table:table-cell>
          <table:table-cell table:number-columns-repeated="9"/>
        </table:table-row>
        <table:table-row table:style-name="ro1">
          <table:table-cell office:value-type="float" office:value="0.00901841820550923" calcext:value-type="float">
            <text:p>0.0090184182</text:p>
          </table:table-cell>
          <table:table-cell table:number-columns-repeated="9"/>
        </table:table-row>
        <table:table-row table:style-name="ro1">
          <table:table-cell office:value-type="float" office:value="0.00792317741678248" calcext:value-type="float">
            <text:p>0.0079231774</text:p>
          </table:table-cell>
          <table:table-cell table:number-columns-repeated="9"/>
        </table:table-row>
        <table:table-row table:style-name="ro1">
          <table:table-cell office:value-type="float" office:value="0.00760097977551932" calcext:value-type="float">
            <text:p>0.0076009798</text:p>
          </table:table-cell>
          <table:table-cell table:number-columns-repeated="9"/>
        </table:table-row>
        <table:table-row table:style-name="ro1">
          <table:table-cell office:value-type="float" office:value="0.0071353819340919" calcext:value-type="float">
            <text:p>0.0071353819</text:p>
          </table:table-cell>
          <table:table-cell table:number-columns-repeated="9"/>
        </table:table-row>
        <table:table-row table:style-name="ro1">
          <table:table-cell office:value-type="float" office:value="0.0070295754106263" calcext:value-type="float">
            <text:p>0.0070295754</text:p>
          </table:table-cell>
          <table:table-cell table:number-columns-repeated="9"/>
        </table:table-row>
        <table:table-row table:style-name="ro1">
          <table:table-cell office:value-type="float" office:value="0.00636763475345213" calcext:value-type="float">
            <text:p>0.0063676348</text:p>
          </table:table-cell>
          <table:table-cell table:number-columns-repeated="9"/>
        </table:table-row>
        <table:table-row table:style-name="ro1">
          <table:table-cell office:value-type="float" office:value="0.00618024205773418" calcext:value-type="float">
            <text:p>0.0061802421</text:p>
          </table:table-cell>
          <table:table-cell table:number-columns-repeated="9"/>
        </table:table-row>
        <table:table-row table:style-name="ro1">
          <table:table-cell office:value-type="float" office:value="0.00614032567606287" calcext:value-type="float">
            <text:p>0.0061403257</text:p>
          </table:table-cell>
          <table:table-cell table:number-columns-repeated="9"/>
        </table:table-row>
        <table:table-row table:style-name="ro1">
          <table:table-cell office:value-type="float" office:value="0.00564799585952153" calcext:value-type="float">
            <text:p>0.0056479959</text:p>
          </table:table-cell>
          <table:table-cell table:number-columns-repeated="9"/>
        </table:table-row>
        <table:table-row table:style-name="ro1">
          <table:table-cell office:value-type="float" office:value="0.00538366017344437" calcext:value-type="float">
            <text:p>0.0053836602</text:p>
          </table:table-cell>
          <table:table-cell table:number-columns-repeated="9"/>
        </table:table-row>
        <table:table-row table:style-name="ro1">
          <table:table-cell office:value-type="float" office:value="0.00535606382158644" calcext:value-type="float">
            <text:p>0.0053560638</text:p>
          </table:table-cell>
          <table:table-cell table:number-columns-repeated="9"/>
        </table:table-row>
        <table:table-row table:style-name="ro1">
          <table:table-cell office:value-type="float" office:value="0.00534261237724955" calcext:value-type="float">
            <text:p>0.0053426124</text:p>
          </table:table-cell>
          <table:table-cell table:number-columns-repeated="9"/>
        </table:table-row>
        <table:table-row table:style-name="ro1">
          <table:table-cell office:value-type="float" office:value="0.00533501014506443" calcext:value-type="float">
            <text:p>0.0053350101</text:p>
          </table:table-cell>
          <table:table-cell table:number-columns-repeated="9"/>
        </table:table-row>
        <table:table-row table:style-name="ro1">
          <table:table-cell office:value-type="float" office:value="0.00513933700287432" calcext:value-type="float">
            <text:p>0.005139337</text:p>
          </table:table-cell>
          <table:table-cell table:number-columns-repeated="9"/>
        </table:table-row>
        <table:table-row table:style-name="ro1">
          <table:table-cell office:value-type="float" office:value="0.00482975873314918" calcext:value-type="float">
            <text:p>0.0048297587</text:p>
          </table:table-cell>
          <table:table-cell table:number-columns-repeated="9"/>
        </table:table-row>
        <table:table-row table:style-name="ro1">
          <table:table-cell office:value-type="float" office:value="0.00458994648049167" calcext:value-type="float">
            <text:p>0.0045899465</text:p>
          </table:table-cell>
          <table:table-cell table:number-columns-repeated="9"/>
        </table:table-row>
        <table:table-row table:style-name="ro1">
          <table:table-cell office:value-type="float" office:value="0.00457977550552601" calcext:value-type="float">
            <text:p>0.0045797755</text:p>
          </table:table-cell>
          <table:table-cell table:number-columns-repeated="9"/>
        </table:table-row>
        <table:table-row table:style-name="ro1">
          <table:table-cell office:value-type="float" office:value="0.00457589601436289" calcext:value-type="float">
            <text:p>0.004575896</text:p>
          </table:table-cell>
          <table:table-cell table:number-columns-repeated="9"/>
        </table:table-row>
        <table:table-row table:style-name="ro1">
          <table:table-cell office:value-type="float" office:value="0.00457334260429623" calcext:value-type="float">
            <text:p>0.0045733426</text:p>
          </table:table-cell>
          <table:table-cell table:number-columns-repeated="9"/>
        </table:table-row>
        <table:table-row table:style-name="ro1">
          <table:table-cell office:value-type="float" office:value="0.00457064416660119" calcext:value-type="float">
            <text:p>0.0045706442</text:p>
          </table:table-cell>
          <table:table-cell table:number-columns-repeated="9"/>
        </table:table-row>
        <table:table-row table:style-name="ro1">
          <table:table-cell office:value-type="float" office:value="0.00456854728234702" calcext:value-type="float">
            <text:p>0.0045685473</text:p>
          </table:table-cell>
          <table:table-cell table:number-columns-repeated="9"/>
        </table:table-row>
        <table:table-row table:style-name="ro1">
          <table:table-cell office:value-type="float" office:value="0.00456739387797365" calcext:value-type="float">
            <text:p>0.0045673939</text:p>
          </table:table-cell>
          <table:table-cell table:number-columns-repeated="9"/>
        </table:table-row>
        <table:table-row table:style-name="ro1">
          <table:table-cell office:value-type="float" office:value="0.00456639844311547" calcext:value-type="float">
            <text:p>0.0045663984</text:p>
          </table:table-cell>
          <table:table-cell table:number-columns-repeated="9"/>
        </table:table-row>
        <table:table-row table:style-name="ro1">
          <table:table-cell office:value-type="float" office:value="0.00456537489140747" calcext:value-type="float">
            <text:p>0.0045653749</text:p>
          </table:table-cell>
          <table:table-cell table:number-columns-repeated="9"/>
        </table:table-row>
        <table:table-row table:style-name="ro1">
          <table:table-cell office:value-type="float" office:value="0.00456454482104113" calcext:value-type="float">
            <text:p>0.0045645448</text:p>
          </table:table-cell>
          <table:table-cell table:number-columns-repeated="9"/>
        </table:table-row>
        <table:table-row table:style-name="ro1">
          <table:table-cell office:value-type="float" office:value="0.00456389621457438" calcext:value-type="float">
            <text:p>0.0045638962</text:p>
          </table:table-cell>
          <table:table-cell table:number-columns-repeated="9"/>
        </table:table-row>
        <table:table-row table:style-name="ro1">
          <table:table-cell office:value-type="float" office:value="0.00456338777812504" calcext:value-type="float">
            <text:p>0.0045633878</text:p>
          </table:table-cell>
          <table:table-cell table:number-columns-repeated="9"/>
        </table:table-row>
        <table:table-row table:style-name="ro1">
          <table:table-cell office:value-type="float" office:value="0.00456288139662077" calcext:value-type="float">
            <text:p>0.0045628814</text:p>
          </table:table-cell>
          <table:table-cell table:number-columns-repeated="9"/>
        </table:table-row>
        <table:table-row table:style-name="ro1">
          <table:table-cell office:value-type="float" office:value="0.00456242080787209" calcext:value-type="float">
            <text:p>0.0045624208</text:p>
          </table:table-cell>
          <table:table-cell table:number-columns-repeated="9"/>
        </table:table-row>
        <table:table-row table:style-name="ro1">
          <table:table-cell office:value-type="float" office:value="0.00456198009297656" calcext:value-type="float">
            <text:p>0.0045619801</text:p>
          </table:table-cell>
          <table:table-cell table:number-columns-repeated="9"/>
        </table:table-row>
        <table:table-row table:style-name="ro1">
          <table:table-cell office:value-type="float" office:value="0.00456165259362415" calcext:value-type="float">
            <text:p>0.0045616526</text:p>
          </table:table-cell>
          <table:table-cell table:number-columns-repeated="9"/>
        </table:table-row>
        <table:table-row table:style-name="ro1">
          <table:table-cell office:value-type="float" office:value="0.004561276863547" calcext:value-type="float">
            <text:p>0.0045612769</text:p>
          </table:table-cell>
          <table:table-cell table:number-columns-repeated="9"/>
        </table:table-row>
        <table:table-row table:style-name="ro1">
          <table:table-cell office:value-type="float" office:value="0.0045610324803563" calcext:value-type="float">
            <text:p>0.0045610325</text:p>
          </table:table-cell>
          <table:table-cell table:number-columns-repeated="9"/>
        </table:table-row>
        <table:table-row table:style-name="ro1">
          <table:table-cell office:value-type="float" office:value="0.00456078236311156" calcext:value-type="float">
            <text:p>0.0045607824</text:p>
          </table:table-cell>
          <table:table-cell table:number-columns-repeated="9"/>
        </table:table-row>
        <table:table-row table:style-name="ro1">
          <table:table-cell office:value-type="float" office:value="0.00456057817849403" calcext:value-type="float">
            <text:p>0.0045605782</text:p>
          </table:table-cell>
          <table:table-cell table:number-columns-repeated="9"/>
        </table:table-row>
        <table:table-row table:style-name="ro1">
          <table:table-cell office:value-type="float" office:value="0.00456041458723465" calcext:value-type="float">
            <text:p>0.0045604146</text:p>
          </table:table-cell>
          <table:table-cell table:number-columns-repeated="9"/>
        </table:table-row>
        <table:table-row table:style-name="ro1">
          <table:table-cell office:value-type="float" office:value="0.00456024023510553" calcext:value-type="float">
            <text:p>0.0045602402</text:p>
          </table:table-cell>
          <table:table-cell table:number-columns-repeated="9"/>
        </table:table-row>
        <table:table-row table:style-name="ro1">
          <table:table-cell office:value-type="float" office:value="0.00456008311479629" calcext:value-type="float">
            <text:p>0.00456008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3117" calcext:value-type="float">
            <text:p>311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0.309383607485028" calcext:value-type="float">
            <text:p>0.3093836075</text:p>
          </table:table-cell>
          <table:table-cell table:number-columns-repeated="9"/>
        </table:table-row>
        <table:table-row table:style-name="ro1">
          <table:table-cell office:value-type="float" office:value="0.244284578209036" calcext:value-type="float">
            <text:p>0.2442845782</text:p>
          </table:table-cell>
          <table:table-cell table:number-columns-repeated="9"/>
        </table:table-row>
        <table:table-row table:style-name="ro1">
          <table:table-cell office:value-type="float" office:value="0.23078879043299" calcext:value-type="float">
            <text:p>0.2307887904</text:p>
          </table:table-cell>
          <table:table-cell table:number-columns-repeated="9"/>
        </table:table-row>
        <table:table-row table:style-name="ro1">
          <table:table-cell office:value-type="float" office:value="0.210224111418185" calcext:value-type="float">
            <text:p>0.2102241114</text:p>
          </table:table-cell>
          <table:table-cell table:number-columns-repeated="9"/>
        </table:table-row>
        <table:table-row table:style-name="ro1">
          <table:table-cell office:value-type="float" office:value="0.204996444423871" calcext:value-type="float">
            <text:p>0.2049964444</text:p>
          </table:table-cell>
          <table:table-cell table:number-columns-repeated="9"/>
        </table:table-row>
        <table:table-row table:style-name="ro1">
          <table:table-cell office:value-type="float" office:value="0.203039765616398" calcext:value-type="float">
            <text:p>0.2030397656</text:p>
          </table:table-cell>
          <table:table-cell table:number-columns-repeated="9"/>
        </table:table-row>
        <table:table-row table:style-name="ro1">
          <table:table-cell office:value-type="float" office:value="0.193363102643694" calcext:value-type="float">
            <text:p>0.1933631026</text:p>
          </table:table-cell>
          <table:table-cell table:number-columns-repeated="9"/>
        </table:table-row>
        <table:table-row table:style-name="ro1">
          <table:table-cell office:value-type="float" office:value="0.17257515492801" calcext:value-type="float">
            <text:p>0.1725751549</text:p>
          </table:table-cell>
          <table:table-cell table:number-columns-repeated="9"/>
        </table:table-row>
        <table:table-row table:style-name="ro1">
          <table:table-cell office:value-type="float" office:value="0.156516946394734" calcext:value-type="float">
            <text:p>0.1565169464</text:p>
          </table:table-cell>
          <table:table-cell table:number-columns-repeated="9"/>
        </table:table-row>
        <table:table-row table:style-name="ro1">
          <table:table-cell office:value-type="float" office:value="0.140541885091506" calcext:value-type="float">
            <text:p>0.1405418851</text:p>
          </table:table-cell>
          <table:table-cell table:number-columns-repeated="9"/>
        </table:table-row>
        <table:table-row table:style-name="ro1">
          <table:table-cell office:value-type="float" office:value="0.131745027612972" calcext:value-type="float">
            <text:p>0.1317450276</text:p>
          </table:table-cell>
          <table:table-cell table:number-columns-repeated="9"/>
        </table:table-row>
        <table:table-row table:style-name="ro1">
          <table:table-cell office:value-type="float" office:value="0.115031324975877" calcext:value-type="float">
            <text:p>0.115031325</text:p>
          </table:table-cell>
          <table:table-cell table:number-columns-repeated="9"/>
        </table:table-row>
        <table:table-row table:style-name="ro1">
          <table:table-cell office:value-type="float" office:value="0.0995434157447295" calcext:value-type="float">
            <text:p>0.0995434157</text:p>
          </table:table-cell>
          <table:table-cell table:number-columns-repeated="9"/>
        </table:table-row>
        <table:table-row table:style-name="ro1">
          <table:table-cell office:value-type="float" office:value="0.0928984779061957" calcext:value-type="float">
            <text:p>0.0928984779</text:p>
          </table:table-cell>
          <table:table-cell table:number-columns-repeated="9"/>
        </table:table-row>
        <table:table-row table:style-name="ro1">
          <table:table-cell office:value-type="float" office:value="0.0766044751441409" calcext:value-type="float">
            <text:p>0.0766044751</text:p>
          </table:table-cell>
          <table:table-cell table:number-columns-repeated="9"/>
        </table:table-row>
        <table:table-row table:style-name="ro1">
          <table:table-cell office:value-type="float" office:value="0.0553987086359735" calcext:value-type="float">
            <text:p>0.0553987086</text:p>
          </table:table-cell>
          <table:table-cell table:number-columns-repeated="9"/>
        </table:table-row>
        <table:table-row table:style-name="ro1">
          <table:table-cell office:value-type="float" office:value="0.0355591934306393" calcext:value-type="float">
            <text:p>0.0355591934</text:p>
          </table:table-cell>
          <table:table-cell table:number-columns-repeated="9"/>
        </table:table-row>
        <table:table-row table:style-name="ro1">
          <table:table-cell office:value-type="float" office:value="0.0250522089010335" calcext:value-type="float">
            <text:p>0.0250522089</text:p>
          </table:table-cell>
          <table:table-cell table:number-columns-repeated="9"/>
        </table:table-row>
        <table:table-row table:style-name="ro1">
          <table:table-cell office:value-type="float" office:value="0.0174169131172177" calcext:value-type="float">
            <text:p>0.0174169131</text:p>
          </table:table-cell>
          <table:table-cell table:number-columns-repeated="9"/>
        </table:table-row>
        <table:table-row table:style-name="ro1">
          <table:table-cell office:value-type="float" office:value="0.0154471522122815" calcext:value-type="float">
            <text:p>0.0154471522</text:p>
          </table:table-cell>
          <table:table-cell table:number-columns-repeated="9"/>
        </table:table-row>
        <table:table-row table:style-name="ro1">
          <table:table-cell office:value-type="float" office:value="0.0138965309787629" calcext:value-type="float">
            <text:p>0.013896531</text:p>
          </table:table-cell>
          <table:table-cell table:number-columns-repeated="9"/>
        </table:table-row>
        <table:table-row table:style-name="ro1">
          <table:table-cell office:value-type="float" office:value="0.012260841374581" calcext:value-type="float">
            <text:p>0.0122608414</text:p>
          </table:table-cell>
          <table:table-cell table:number-columns-repeated="9"/>
        </table:table-row>
        <table:table-row table:style-name="ro1">
          <table:table-cell office:value-type="float" office:value="0.0114795221107416" calcext:value-type="float">
            <text:p>0.0114795221</text:p>
          </table:table-cell>
          <table:table-cell table:number-columns-repeated="9"/>
        </table:table-row>
        <table:table-row table:style-name="ro1">
          <table:table-cell office:value-type="float" office:value="0.0108464049823524" calcext:value-type="float">
            <text:p>0.010846405</text:p>
          </table:table-cell>
          <table:table-cell table:number-columns-repeated="9"/>
        </table:table-row>
        <table:table-row table:style-name="ro1">
          <table:table-cell office:value-type="float" office:value="0.00987895542679231" calcext:value-type="float">
            <text:p>0.0098789554</text:p>
          </table:table-cell>
          <table:table-cell table:number-columns-repeated="9"/>
        </table:table-row>
        <table:table-row table:style-name="ro1">
          <table:table-cell office:value-type="float" office:value="0.0093235719457601" calcext:value-type="float">
            <text:p>0.0093235719</text:p>
          </table:table-cell>
          <table:table-cell table:number-columns-repeated="9"/>
        </table:table-row>
        <table:table-row table:style-name="ro1">
          <table:table-cell office:value-type="float" office:value="0.00843677074263621" calcext:value-type="float">
            <text:p>0.0084367707</text:p>
          </table:table-cell>
          <table:table-cell table:number-columns-repeated="9"/>
        </table:table-row>
        <table:table-row table:style-name="ro1">
          <table:table-cell office:value-type="float" office:value="0.00819380112441903" calcext:value-type="float">
            <text:p>0.0081938011</text:p>
          </table:table-cell>
          <table:table-cell table:number-columns-repeated="9"/>
        </table:table-row>
        <table:table-row table:style-name="ro1">
          <table:table-cell office:value-type="float" office:value="0.00789120215422655" calcext:value-type="float">
            <text:p>0.0078912022</text:p>
          </table:table-cell>
          <table:table-cell table:number-columns-repeated="9"/>
        </table:table-row>
        <table:table-row table:style-name="ro1">
          <table:table-cell office:value-type="float" office:value="0.00754510611210444" calcext:value-type="float">
            <text:p>0.0075451061</text:p>
          </table:table-cell>
          <table:table-cell table:number-columns-repeated="9"/>
        </table:table-row>
        <table:table-row table:style-name="ro1">
          <table:table-cell office:value-type="float" office:value="0.00697423396899917" calcext:value-type="float">
            <text:p>0.006974234</text:p>
          </table:table-cell>
          <table:table-cell table:number-columns-repeated="9"/>
        </table:table-row>
        <table:table-row table:style-name="ro1">
          <table:table-cell office:value-type="float" office:value="0.00681316708893562" calcext:value-type="float">
            <text:p>0.0068131671</text:p>
          </table:table-cell>
          <table:table-cell table:number-columns-repeated="9"/>
        </table:table-row>
        <table:table-row table:style-name="ro1">
          <table:table-cell office:value-type="float" office:value="0.00674556255053355" calcext:value-type="float">
            <text:p>0.0067455626</text:p>
          </table:table-cell>
          <table:table-cell table:number-columns-repeated="9"/>
        </table:table-row>
        <table:table-row table:style-name="ro1">
          <table:table-cell office:value-type="float" office:value="0.00670858343549207" calcext:value-type="float">
            <text:p>0.0067085834</text:p>
          </table:table-cell>
          <table:table-cell table:number-columns-repeated="9"/>
        </table:table-row>
        <table:table-row table:style-name="ro1">
          <table:table-cell office:value-type="float" office:value="0.00668129381213717" calcext:value-type="float">
            <text:p>0.0066812938</text:p>
          </table:table-cell>
          <table:table-cell table:number-columns-repeated="9"/>
        </table:table-row>
        <table:table-row table:style-name="ro1">
          <table:table-cell office:value-type="float" office:value="0.00666199613420335" calcext:value-type="float">
            <text:p>0.0066619961</text:p>
          </table:table-cell>
          <table:table-cell table:number-columns-repeated="9"/>
        </table:table-row>
        <table:table-row table:style-name="ro1">
          <table:table-cell office:value-type="float" office:value="0.00664432624163378" calcext:value-type="float">
            <text:p>0.0066443262</text:p>
          </table:table-cell>
          <table:table-cell table:number-columns-repeated="9"/>
        </table:table-row>
        <table:table-row table:style-name="ro1">
          <table:table-cell office:value-type="float" office:value="0.00662821008471665" calcext:value-type="float">
            <text:p>0.0066282101</text:p>
          </table:table-cell>
          <table:table-cell table:number-columns-repeated="9"/>
        </table:table-row>
        <table:table-row table:style-name="ro1">
          <table:table-cell office:value-type="float" office:value="0.0066173903721776" calcext:value-type="float">
            <text:p>0.0066173904</text:p>
          </table:table-cell>
          <table:table-cell table:number-columns-repeated="9"/>
        </table:table-row>
        <table:table-row table:style-name="ro1">
          <table:table-cell office:value-type="float" office:value="0.00660772718437389" calcext:value-type="float">
            <text:p>0.0066077272</text:p>
          </table:table-cell>
          <table:table-cell table:number-columns-repeated="9"/>
        </table:table-row>
        <table:table-row table:style-name="ro1">
          <table:table-cell office:value-type="float" office:value="0.00660162398818731" calcext:value-type="float">
            <text:p>0.006601624</text:p>
          </table:table-cell>
          <table:table-cell table:number-columns-repeated="9"/>
        </table:table-row>
        <table:table-row table:style-name="ro1">
          <table:table-cell office:value-type="float" office:value="0.00659309638211404" calcext:value-type="float">
            <text:p>0.0065930964</text:p>
          </table:table-cell>
          <table:table-cell table:number-columns-repeated="9"/>
        </table:table-row>
        <table:table-row table:style-name="ro1">
          <table:table-cell office:value-type="float" office:value="0.00658728919209614" calcext:value-type="float">
            <text:p>0.0065872892</text:p>
          </table:table-cell>
          <table:table-cell table:number-columns-repeated="9"/>
        </table:table-row>
        <table:table-row table:style-name="ro1">
          <table:table-cell office:value-type="float" office:value="0.00658178780328722" calcext:value-type="float">
            <text:p>0.0065817878</text:p>
          </table:table-cell>
          <table:table-cell table:number-columns-repeated="9"/>
        </table:table-row>
        <table:table-row table:style-name="ro1">
          <table:table-cell office:value-type="float" office:value="0.00608463636835933" calcext:value-type="float">
            <text:p>0.0060846364</text:p>
          </table:table-cell>
          <table:table-cell table:number-columns-repeated="9"/>
        </table:table-row>
        <table:table-row table:style-name="ro1">
          <table:table-cell office:value-type="float" office:value="0.0060799102561775" calcext:value-type="float">
            <text:p>0.0060799103</text:p>
          </table:table-cell>
          <table:table-cell table:number-columns-repeated="9"/>
        </table:table-row>
        <table:table-row table:style-name="ro1">
          <table:table-cell office:value-type="float" office:value="0.00607614081191163" calcext:value-type="float">
            <text:p>0.0060761408</text:p>
          </table:table-cell>
          <table:table-cell table:number-columns-repeated="9"/>
        </table:table-row>
        <table:table-row table:style-name="ro1">
          <table:table-cell office:value-type="float" office:value="0.006072566174781" calcext:value-type="float">
            <text:p>0.0060725662</text:p>
          </table:table-cell>
          <table:table-cell table:number-columns-repeated="9"/>
        </table:table-row>
        <table:table-row table:style-name="ro1">
          <table:table-cell office:value-type="float" office:value="0.00607021342682871" calcext:value-type="float">
            <text:p>0.0060702134</text:p>
          </table:table-cell>
          <table:table-cell table:number-columns-repeated="9"/>
        </table:table-row>
        <table:table-row table:style-name="ro1">
          <table:table-cell office:value-type="float" office:value="0.00606843392878539" calcext:value-type="float">
            <text:p>0.0060684339</text:p>
          </table:table-cell>
          <table:table-cell table:number-columns-repeated="9"/>
        </table:table-row>
        <table:table-row table:style-name="ro1">
          <table:table-cell office:value-type="float" office:value="0.00606636888577142" calcext:value-type="float">
            <text:p>0.0060663689</text:p>
          </table:table-cell>
          <table:table-cell table:number-columns-repeated="9"/>
        </table:table-row>
        <table:table-row table:style-name="ro1">
          <table:table-cell office:value-type="float" office:value="0.00606518665554498" calcext:value-type="float">
            <text:p>0.0060651867</text:p>
          </table:table-cell>
          <table:table-cell table:number-columns-repeated="9"/>
        </table:table-row>
        <table:table-row table:style-name="ro1">
          <table:table-cell office:value-type="float" office:value="0.00606400734798513" calcext:value-type="float">
            <text:p>0.0060640073</text:p>
          </table:table-cell>
          <table:table-cell table:number-columns-repeated="9"/>
        </table:table-row>
        <table:table-row table:style-name="ro1">
          <table:table-cell office:value-type="float" office:value="0.00606143680840386" calcext:value-type="float">
            <text:p>0.0060614368</text:p>
          </table:table-cell>
          <table:table-cell table:number-columns-repeated="9"/>
        </table:table-row>
        <table:table-row table:style-name="ro1">
          <table:table-cell office:value-type="float" office:value="0.00606008793917566" calcext:value-type="float">
            <text:p>0.0060600879</text:p>
          </table:table-cell>
          <table:table-cell table:number-columns-repeated="9"/>
        </table:table-row>
        <table:table-row table:style-name="ro1">
          <table:table-cell office:value-type="float" office:value="0.00605905502229925" calcext:value-type="float">
            <text:p>0.006059055</text:p>
          </table:table-cell>
          <table:table-cell table:number-columns-repeated="9"/>
        </table:table-row>
        <table:table-row table:style-name="ro1">
          <table:table-cell office:value-type="float" office:value="0.00605809155301708" calcext:value-type="float">
            <text:p>0.0060580916</text:p>
          </table:table-cell>
          <table:table-cell table:number-columns-repeated="9"/>
        </table:table-row>
        <table:table-row table:style-name="ro1">
          <table:table-cell office:value-type="float" office:value="0.00605731514592237" calcext:value-type="float">
            <text:p>0.0060573151</text:p>
          </table:table-cell>
          <table:table-cell table:number-columns-repeated="9"/>
        </table:table-row>
        <table:table-row table:style-name="ro1">
          <table:table-cell office:value-type="float" office:value="0.0060568173597764" calcext:value-type="float">
            <text:p>0.0060568174</text:p>
          </table:table-cell>
          <table:table-cell table:number-columns-repeated="9"/>
        </table:table-row>
        <table:table-row table:style-name="ro1">
          <table:table-cell office:value-type="float" office:value="0.00605600178923313" calcext:value-type="float">
            <text:p>0.0060560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943" calcext:value-type="float">
            <text:p>294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.036607861599468" calcext:value-type="float">
            <text:p>0.0366078616</text:p>
          </table:table-cell>
          <table:table-cell table:number-columns-repeated="9"/>
        </table:table-row>
        <table:table-row table:style-name="ro1">
          <table:table-cell office:value-type="float" office:value="0.0104678229649784" calcext:value-type="float">
            <text:p>0.010467823</text:p>
          </table:table-cell>
          <table:table-cell table:number-columns-repeated="9"/>
        </table:table-row>
        <table:table-row table:style-name="ro1">
          <table:table-cell office:value-type="float" office:value="0.00276582304757454" calcext:value-type="float">
            <text:p>0.002765823</text:p>
          </table:table-cell>
          <table:table-cell table:number-columns-repeated="9"/>
        </table:table-row>
        <table:table-row table:style-name="ro1">
          <table:table-cell table:style-name="ce1" office:value-type="float" office:value="0.000406354626847111" calcext:value-type="float">
            <text:p>4.06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029491800538817" calcext:value-type="float">
            <text:p>2.9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72178119516688" calcext:value-type="float">
            <text:p>2.7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57486880459029" calcext:value-type="float">
            <text:p>2.5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47005328536127" calcext:value-type="float">
            <text:p>2.4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38106035730912" calcext:value-type="float">
            <text:p>2.3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22581687478805" calcext:value-type="float">
            <text:p>2.2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12046477387007" calcext:value-type="float">
            <text:p>2.1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02706891020971" calcext:value-type="float">
            <text:p>2.0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93562040937102" calcext:value-type="float">
            <text:p>1.9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84874761227332" calcext:value-type="float">
            <text:p>1.8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76744779926333" calcext:value-type="float">
            <text:p>1.7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68277304178186" calcext:value-type="float">
            <text:p>1.6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61180029752734" calcext:value-type="float">
            <text:p>1.6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56771470580841" calcext:value-type="float">
            <text:p>1.5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56625245241511" calcext:value-type="float">
            <text:p>1.5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52146043790486" calcext:value-type="float">
            <text:p>1.5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49540936755849" calcext:value-type="float">
            <text:p>1.5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4584987815927" calcext:value-type="float">
            <text:p>1.4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42469490278877" calcext:value-type="float">
            <text:p>1.4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39514295585825" calcext:value-type="float">
            <text:p>1.4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35916847554238" calcext:value-type="float">
            <text:p>1.3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32290203560303" calcext:value-type="float">
            <text:p>1.3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9115133392642" calcext:value-type="float">
            <text:p>1.2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7273624029992" calcext:value-type="float">
            <text:p>1.2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8863204622387" calcext:value-type="float">
            <text:p>1.2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4392308359156" calcext:value-type="float">
            <text:p>1.2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3109478682291" calcext:value-type="float">
            <text:p>1.2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2145908768187" calcext:value-type="float">
            <text:p>1.2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0391193124926" calcext:value-type="float">
            <text:p>1.2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9032512800285" calcext:value-type="float">
            <text:p>1.1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7804517278254" calcext:value-type="float">
            <text:p>1.1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6650400727076" calcext:value-type="float">
            <text:p>1.1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5813645739306" calcext:value-type="float">
            <text:p>1.1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4575210420585" calcext:value-type="float">
            <text:p>1.1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3263218882452" calcext:value-type="float">
            <text:p>1.1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21041969272" calcext:value-type="float">
            <text:p>1.1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0832540085043" calcext:value-type="float">
            <text:p>1.1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9533767065036" calcext:value-type="float">
            <text:p>1.1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8352016019668" calcext:value-type="float">
            <text:p>1.0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7306678033331" calcext:value-type="float">
            <text:p>1.0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6046798315815" calcext:value-type="float">
            <text:p>1.0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4667545916726" calcext:value-type="float">
            <text:p>1.0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3591782194029" calcext:value-type="float">
            <text:p>1.0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2576114485119" calcext:value-type="float">
            <text:p>1.0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1606130195827" calcext:value-type="float">
            <text:p>1.0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0619278924498" calcext:value-type="float">
            <text:p>1.0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0996223420252489" calcext:value-type="float">
            <text:p>9.96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86458293494283" calcext:value-type="float">
            <text:p>9.86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79079902332241" calcext:value-type="float">
            <text:p>9.79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69678171917337" calcext:value-type="float">
            <text:p>9.70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62240064166472" calcext:value-type="float">
            <text:p>9.62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53002773635367" calcext:value-type="float">
            <text:p>9.53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44438861674473" calcext:value-type="float">
            <text:p>9.44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34916193122316" calcext:value-type="float">
            <text:p>9.35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25241287624688" calcext:value-type="float">
            <text:p>9.25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17130384750097" calcext:value-type="float">
            <text:p>9.17E-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.0398823983206116" calcext:value-type="float">
            <text:p>0.0398823983</text:p>
          </table:table-cell>
          <table:table-cell table:number-columns-repeated="9"/>
        </table:table-row>
        <table:table-row table:style-name="ro1">
          <table:table-cell office:value-type="float" office:value="0.00816166906351789" calcext:value-type="float">
            <text:p>0.0081616691</text:p>
          </table:table-cell>
          <table:table-cell table:number-columns-repeated="9"/>
        </table:table-row>
        <table:table-row table:style-name="ro1">
          <table:table-cell office:value-type="float" office:value="0.00209108805524711" calcext:value-type="float">
            <text:p>0.0020910881</text:p>
          </table:table-cell>
          <table:table-cell table:number-columns-repeated="9"/>
        </table:table-row>
        <table:table-row table:style-name="ro1">
          <table:table-cell table:style-name="ce1" office:value-type="float" office:value="0.000507021132903428" calcext:value-type="float">
            <text:p>5.07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0399877588301122" calcext:value-type="float">
            <text:p>4.0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376526514915783" calcext:value-type="float">
            <text:p>3.7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328724124855049" calcext:value-type="float">
            <text:p>3.2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307884748205625" calcext:value-type="float">
            <text:p>3.0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88093555938499" calcext:value-type="float">
            <text:p>2.8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72813419478838" calcext:value-type="float">
            <text:p>2.7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58326633295054" calcext:value-type="float">
            <text:p>2.5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46340400433984" calcext:value-type="float">
            <text:p>2.4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35657215367923" calcext:value-type="float">
            <text:p>2.3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26448051741536" calcext:value-type="float">
            <text:p>2.2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18999729389759" calcext:value-type="float">
            <text:p>2.1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12179038054736" calcext:value-type="float">
            <text:p>2.1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06239292433855" calcext:value-type="float">
            <text:p>2.0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00933988709668" calcext:value-type="float">
            <text:p>2.0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96603862632348" calcext:value-type="float">
            <text:p>1.9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9176217417571" calcext:value-type="float">
            <text:p>1.9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87384302558828" calcext:value-type="float">
            <text:p>1.8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83345522260199" calcext:value-type="float">
            <text:p>1.8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79165178295649" calcext:value-type="float">
            <text:p>1.7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74798188814218" calcext:value-type="float">
            <text:p>1.7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70720798535499" calcext:value-type="float">
            <text:p>1.7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68390045339976" calcext:value-type="float">
            <text:p>1.6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65221160186952" calcext:value-type="float">
            <text:p>1.6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61986212899341" calcext:value-type="float">
            <text:p>1.6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59001634350066" calcext:value-type="float">
            <text:p>1.5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56528014784916" calcext:value-type="float">
            <text:p>1.5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53480675405996" calcext:value-type="float">
            <text:p>1.5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50007154956497" calcext:value-type="float">
            <text:p>1.5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46372939036491" calcext:value-type="float">
            <text:p>1.4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43068252746644" calcext:value-type="float">
            <text:p>1.4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40329876099429" calcext:value-type="float">
            <text:p>1.4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38273783468195" calcext:value-type="float">
            <text:p>1.3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36010343368513" calcext:value-type="float">
            <text:p>1.3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34132052281174" calcext:value-type="float">
            <text:p>1.3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32053170058689" calcext:value-type="float">
            <text:p>1.3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9983474852566" calcext:value-type="float">
            <text:p>1.3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8050039715917" calcext:value-type="float">
            <text:p>1.2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6200671306659" calcext:value-type="float">
            <text:p>1.2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4642679998557" calcext:value-type="float">
            <text:p>1.2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3045515144678" calcext:value-type="float">
            <text:p>1.2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154922261772" calcext:value-type="float">
            <text:p>1.2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0389387072354" calcext:value-type="float">
            <text:p>1.2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8813431342509" calcext:value-type="float">
            <text:p>1.1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7412007968724" calcext:value-type="float">
            <text:p>1.1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6044335434452" calcext:value-type="float">
            <text:p>1.1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4987414951775" calcext:value-type="float">
            <text:p>1.1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3768997115904" calcext:value-type="float">
            <text:p>1.1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2704707854804" calcext:value-type="float">
            <text:p>1.1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1391027752037" calcext:value-type="float">
            <text:p>1.1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0287046754693" calcext:value-type="float">
            <text:p>1.1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9176815415615" calcext:value-type="float">
            <text:p>1.0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7934003910183" calcext:value-type="float">
            <text:p>1.0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6855501086555" calcext:value-type="float">
            <text:p>1.0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5856275656818" calcext:value-type="float">
            <text:p>1.0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517619447603" calcext:value-type="float">
            <text:p>1.0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3906310290652" calcext:value-type="float">
            <text:p>1.04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0.0345846166654537" calcext:value-type="float">
            <text:p>0.0345846167</text:p>
          </table:table-cell>
          <table:table-cell table:number-columns-repeated="9"/>
        </table:table-row>
        <table:table-row table:style-name="ro1">
          <table:table-cell office:value-type="float" office:value="0.0084771242644104" calcext:value-type="float">
            <text:p>0.0084771243</text:p>
          </table:table-cell>
          <table:table-cell table:number-columns-repeated="9"/>
        </table:table-row>
        <table:table-row table:style-name="ro1">
          <table:table-cell office:value-type="float" office:value="0.00247706012139833" calcext:value-type="float">
            <text:p>0.0024770601</text:p>
          </table:table-cell>
          <table:table-cell table:number-columns-repeated="9"/>
        </table:table-row>
        <table:table-row table:style-name="ro1">
          <table:table-cell table:style-name="ce1" office:value-type="float" office:value="0.000540817642475965" calcext:value-type="float">
            <text:p>5.41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0380797689755477" calcext:value-type="float">
            <text:p>3.8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312553089825242" calcext:value-type="float">
            <text:p>3.1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53205183863208" calcext:value-type="float">
            <text:p>2.5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43361898380665" calcext:value-type="float">
            <text:p>2.4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17488234189329" calcext:value-type="float">
            <text:p>2.1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11682730047455" calcext:value-type="float">
            <text:p>2.1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96227814900031" calcext:value-type="float">
            <text:p>1.9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86998567123011" calcext:value-type="float">
            <text:p>1.8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78610213134777" calcext:value-type="float">
            <text:p>1.7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71627469015144" calcext:value-type="float">
            <text:p>1.7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64712120103409" calcext:value-type="float">
            <text:p>1.6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57938575611147" calcext:value-type="float">
            <text:p>1.5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51749334777938" calcext:value-type="float">
            <text:p>1.5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46450230214323" calcext:value-type="float">
            <text:p>1.4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42713879290592" calcext:value-type="float">
            <text:p>1.4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39615083910693" calcext:value-type="float">
            <text:p>1.4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36533639295776" calcext:value-type="float">
            <text:p>1.3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33592698453528" calcext:value-type="float">
            <text:p>1.3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30344229517928" calcext:value-type="float">
            <text:p>1.3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7922203259172" calcext:value-type="float">
            <text:p>1.2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5699465519928" calcext:value-type="float">
            <text:p>1.2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4172759050434" calcext:value-type="float">
            <text:p>1.2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2048878131481" calcext:value-type="float">
            <text:p>1.2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9966798463794" calcext:value-type="float">
            <text:p>1.2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8377457203727" calcext:value-type="float">
            <text:p>1.1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65035947251" calcext:value-type="float">
            <text:p>1.1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4818609663318" calcext:value-type="float">
            <text:p>1.1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3232432378685" calcext:value-type="float">
            <text:p>1.1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1597398606632" calcext:value-type="float">
            <text:p>1.1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0345878997351" calcext:value-type="float">
            <text:p>1.1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8967575670804" calcext:value-type="float">
            <text:p>1.0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7843569298752" calcext:value-type="float">
            <text:p>1.0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6533520684938" calcext:value-type="float">
            <text:p>1.0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5077806643738" calcext:value-type="float">
            <text:p>1.0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3701349917917" calcext:value-type="float">
            <text:p>1.0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2582391783997" calcext:value-type="float">
            <text:p>1.0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1408481863156" calcext:value-type="float">
            <text:p>1.0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0123464623501" calcext:value-type="float">
            <text:p>1.0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0987646949387069" calcext:value-type="float">
            <text:p>9.88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74490514802888" calcext:value-type="float">
            <text:p>9.74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6292290104133" calcext:value-type="float">
            <text:p>9.63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54023519462208" calcext:value-type="float">
            <text:p>9.54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45207652745099" calcext:value-type="float">
            <text:p>9.45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34645139475541" calcext:value-type="float">
            <text:p>9.35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24409884282424" calcext:value-type="float">
            <text:p>9.24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14573268682713" calcext:value-type="float">
            <text:p>9.15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03543452584619" calcext:value-type="float">
            <text:p>9.04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93239475189418" calcext:value-type="float">
            <text:p>8.93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8300114054991" calcext:value-type="float">
            <text:p>8.83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72451772486267" calcext:value-type="float">
            <text:p>8.72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61140101427378" calcext:value-type="float">
            <text:p>8.61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507767986379" calcext:value-type="float">
            <text:p>8.51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40942477268058" calcext:value-type="float">
            <text:p>8.41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31095815644612" calcext:value-type="float">
            <text:p>8.31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20926510904056" calcext:value-type="float">
            <text:p>8.21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11628744809905" calcext:value-type="float">
            <text:p>8.12E-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85" calcext:value-type="float">
            <text:p>28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0354403093319777" calcext:value-type="float">
            <text:p>0.0354403093</text:p>
          </table:table-cell>
          <table:table-cell table:number-columns-repeated="9"/>
        </table:table-row>
        <table:table-row table:style-name="ro1">
          <table:table-cell office:value-type="float" office:value="0.00598665168382713" calcext:value-type="float">
            <text:p>0.0059866517</text:p>
          </table:table-cell>
          <table:table-cell table:number-columns-repeated="9"/>
        </table:table-row>
        <table:table-row table:style-name="ro1">
          <table:table-cell office:value-type="float" office:value="0.001963075394781" calcext:value-type="float">
            <text:p>0.0019630754</text:p>
          </table:table-cell>
          <table:table-cell table:number-columns-repeated="9"/>
        </table:table-row>
        <table:table-row table:style-name="ro1">
          <table:table-cell table:style-name="ce1" office:value-type="float" office:value="0.000290432455220782" calcext:value-type="float">
            <text:p>2.9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025453849784041" calcext:value-type="float">
            <text:p>2.5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51672309944978" calcext:value-type="float">
            <text:p>2.5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94442637436224" calcext:value-type="float">
            <text:p>1.9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73391735400681" calcext:value-type="float">
            <text:p>1.7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61974055498721" calcext:value-type="float">
            <text:p>1.6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51731153094986" calcext:value-type="float">
            <text:p>1.5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44321204059777" calcext:value-type="float">
            <text:p>1.4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38968084491439" calcext:value-type="float">
            <text:p>1.3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35778562689198" calcext:value-type="float">
            <text:p>1.3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32739529533644" calcext:value-type="float">
            <text:p>1.3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9289893007908" calcext:value-type="float">
            <text:p>1.2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6423206020827" calcext:value-type="float">
            <text:p>1.2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3598723134973" calcext:value-type="float">
            <text:p>1.2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0763559389621" calcext:value-type="float">
            <text:p>1.2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8099635841283" calcext:value-type="float">
            <text:p>1.1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6173148679298" calcext:value-type="float">
            <text:p>1.1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3964767676922" calcext:value-type="float">
            <text:p>1.1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2047103624481" calcext:value-type="float">
            <text:p>1.1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0207871734421" calcext:value-type="float">
            <text:p>1.1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8139182525935" calcext:value-type="float">
            <text:p>1.0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6736804241269" calcext:value-type="float">
            <text:p>1.0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5031716478324" calcext:value-type="float">
            <text:p>1.0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3515466634062" calcext:value-type="float">
            <text:p>1.0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2115555302881" calcext:value-type="float">
            <text:p>1.0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0726501984058" calcext:value-type="float">
            <text:p>1.0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0993176695023339" calcext:value-type="float">
            <text:p>9.93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79191905375941" calcext:value-type="float">
            <text:p>9.79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6444135967483" calcext:value-type="float">
            <text:p>9.64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50138057901343" calcext:value-type="float">
            <text:p>9.50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38236382322276" calcext:value-type="float">
            <text:p>9.38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28228135674982" calcext:value-type="float">
            <text:p>9.28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16149651888572" calcext:value-type="float">
            <text:p>9.16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04603201682169" calcext:value-type="float">
            <text:p>9.05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9373845665854" calcext:value-type="float">
            <text:p>8.94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81949623089411" calcext:value-type="float">
            <text:p>8.82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73429235992896" calcext:value-type="float">
            <text:p>8.73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66542762102365" calcext:value-type="float">
            <text:p>8.67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57597969694299" calcext:value-type="float">
            <text:p>8.58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4896254772224" calcext:value-type="float">
            <text:p>8.49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4065057199463" calcext:value-type="float">
            <text:p>8.41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34631477687577" calcext:value-type="float">
            <text:p>8.35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26569222653933" calcext:value-type="float">
            <text:p>8.27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18643055290679" calcext:value-type="float">
            <text:p>8.19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11844625961985" calcext:value-type="float">
            <text:p>8.12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05586450975089" calcext:value-type="float">
            <text:p>8.06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797701859201853" calcext:value-type="float">
            <text:p>7.98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792565881805967" calcext:value-type="float">
            <text:p>7.93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784873416557415" calcext:value-type="float">
            <text:p>7.85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778549358928353" calcext:value-type="float">
            <text:p>7.79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771993571949568" calcext:value-type="float">
            <text:p>7.72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765481746959736" calcext:value-type="float">
            <text:p>7.65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75828830571472" calcext:value-type="float">
            <text:p>7.58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751590049924936" calcext:value-type="float">
            <text:p>7.52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745958748963804" calcext:value-type="float">
            <text:p>7.46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740416604416967" calcext:value-type="float">
            <text:p>7.40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735107273575004" calcext:value-type="float">
            <text:p>7.35E-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86" calcext:value-type="float">
            <text:p>28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0.0396200370844056" calcext:value-type="float">
            <text:p>0.0396200371</text:p>
          </table:table-cell>
          <table:table-cell table:number-columns-repeated="9"/>
        </table:table-row>
        <table:table-row table:style-name="ro1">
          <table:table-cell office:value-type="float" office:value="0.0113923635216848" calcext:value-type="float">
            <text:p>0.0113923635</text:p>
          </table:table-cell>
          <table:table-cell table:number-columns-repeated="9"/>
        </table:table-row>
        <table:table-row table:style-name="ro1">
          <table:table-cell office:value-type="float" office:value="0.00286681519206759" calcext:value-type="float">
            <text:p>0.0028668152</text:p>
          </table:table-cell>
          <table:table-cell table:number-columns-repeated="9"/>
        </table:table-row>
        <table:table-row table:style-name="ro1">
          <table:table-cell table:style-name="ce1" office:value-type="float" office:value="0.000551748195958699" calcext:value-type="float">
            <text:p>5.52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0419061489998946" calcext:value-type="float">
            <text:p>4.1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332966959963247" calcext:value-type="float">
            <text:p>3.3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337304688929356" calcext:value-type="float">
            <text:p>3.3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84325785999454" calcext:value-type="float">
            <text:p>2.8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47043895043436" calcext:value-type="float">
            <text:p>2.4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18957112314661" calcext:value-type="float">
            <text:p>2.1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99027502910855" calcext:value-type="float">
            <text:p>1.9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85923499298695" calcext:value-type="float">
            <text:p>1.8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7810987490918" calcext:value-type="float">
            <text:p>1.7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6879624815617" calcext:value-type="float">
            <text:p>1.6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59699799777235" calcext:value-type="float">
            <text:p>1.6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521809475934" calcext:value-type="float">
            <text:p>1.5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46364250999047" calcext:value-type="float">
            <text:p>1.4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42853315618305" calcext:value-type="float">
            <text:p>1.4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39335753019996" calcext:value-type="float">
            <text:p>1.3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35419580576844" calcext:value-type="float">
            <text:p>1.3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32332315689831" calcext:value-type="float">
            <text:p>1.3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31048011375237" calcext:value-type="float">
            <text:p>1.3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9126495327538" calcext:value-type="float">
            <text:p>1.2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6716835371413" calcext:value-type="float">
            <text:p>1.2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450909292481" calcext:value-type="float">
            <text:p>1.2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2377149127346" calcext:value-type="float">
            <text:p>1.2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0568908475814" calcext:value-type="float">
            <text:p>1.2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8697007808551" calcext:value-type="float">
            <text:p>1.1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7007297778866" calcext:value-type="float">
            <text:p>1.1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5380445814191" calcext:value-type="float">
            <text:p>1.1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3624908214795" calcext:value-type="float">
            <text:p>1.1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1906918099867" calcext:value-type="float">
            <text:p>1.1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0293811832191" calcext:value-type="float">
            <text:p>1.1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918688550709" calcext:value-type="float">
            <text:p>1.0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7878745856849" calcext:value-type="float">
            <text:p>1.0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6455776020616" calcext:value-type="float">
            <text:p>1.0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4921707528367" calcext:value-type="float">
            <text:p>1.0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347038976088" calcext:value-type="float">
            <text:p>1.0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213611343965" calcext:value-type="float">
            <text:p>1.0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0854745471683" calcext:value-type="float">
            <text:p>1.0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099628729054192" calcext:value-type="float">
            <text:p>9.96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84260025123289" calcext:value-type="float">
            <text:p>9.84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72578973885176" calcext:value-type="float">
            <text:p>9.73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63383586491227" calcext:value-type="float">
            <text:p>9.63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50795154417976" calcext:value-type="float">
            <text:p>9.51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38449925202387" calcext:value-type="float">
            <text:p>9.38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25979823569886" calcext:value-type="float">
            <text:p>9.26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1259362968109" calcext:value-type="float">
            <text:p>9.13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00984498983895" calcext:value-type="float">
            <text:p>9.01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88255067630533" calcext:value-type="float">
            <text:p>8.88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76263040364667" calcext:value-type="float">
            <text:p>8.76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72973746537532" calcext:value-type="float">
            <text:p>8.73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60372911618748" calcext:value-type="float">
            <text:p>8.60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50977760931934" calcext:value-type="float">
            <text:p>8.51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40854930854941" calcext:value-type="float">
            <text:p>8.41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31774429229017" calcext:value-type="float">
            <text:p>8.32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20998791201953" calcext:value-type="float">
            <text:p>8.21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12841851052344" calcext:value-type="float">
            <text:p>8.13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0325025183058" calcext:value-type="float">
            <text:p>8.03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795565302943004" calcext:value-type="float">
            <text:p>7.96E-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0.0394348845273364" calcext:value-type="float">
            <text:p>0.0394348845</text:p>
          </table:table-cell>
          <table:table-cell table:number-columns-repeated="9"/>
        </table:table-row>
        <table:table-row table:style-name="ro1">
          <table:table-cell office:value-type="float" office:value="0.010150127353839" calcext:value-type="float">
            <text:p>0.0101501274</text:p>
          </table:table-cell>
          <table:table-cell table:number-columns-repeated="9"/>
        </table:table-row>
        <table:table-row table:style-name="ro1">
          <table:table-cell office:value-type="float" office:value="0.00297465107436344" calcext:value-type="float">
            <text:p>0.0029746511</text:p>
          </table:table-cell>
          <table:table-cell table:number-columns-repeated="9"/>
        </table:table-row>
        <table:table-row table:style-name="ro1">
          <table:table-cell office:value-type="float" office:value="0.0012686248294984" calcext:value-type="float">
            <text:p>0.0012686248</text:p>
          </table:table-cell>
          <table:table-cell table:number-columns-repeated="9"/>
        </table:table-row>
        <table:table-row table:style-name="ro1">
          <table:table-cell table:style-name="ce1" office:value-type="float" office:value="0.000260146126840937" calcext:value-type="float">
            <text:p>2.6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0213081177974477" calcext:value-type="float">
            <text:p>2.1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0048058707946" calcext:value-type="float">
            <text:p>2.0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87143611986238" calcext:value-type="float">
            <text:p>2.8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7916764615574" calcext:value-type="float">
            <text:p>1.7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69093204122364" calcext:value-type="float">
            <text:p>1.6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62078814744285" calcext:value-type="float">
            <text:p>1.6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56771887574715" calcext:value-type="float">
            <text:p>1.5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51559350145253" calcext:value-type="float">
            <text:p>1.5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47246684351419" calcext:value-type="float">
            <text:p>1.4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43579727254639" calcext:value-type="float">
            <text:p>1.4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40872415630556" calcext:value-type="float">
            <text:p>1.4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38472503519749" calcext:value-type="float">
            <text:p>1.3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36052027136598" calcext:value-type="float">
            <text:p>1.3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33761328701487" calcext:value-type="float">
            <text:p>1.3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31640884421029" calcext:value-type="float">
            <text:p>1.3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9608060075657" calcext:value-type="float">
            <text:p>1.3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7643952287652" calcext:value-type="float">
            <text:p>1.2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5657226491404" calcext:value-type="float">
            <text:p>1.2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3561153685541" calcext:value-type="float">
            <text:p>1.2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1400813200578" calcext:value-type="float">
            <text:p>1.2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948677370826" calcext:value-type="float">
            <text:p>1.1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7506593539381" calcext:value-type="float">
            <text:p>1.1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5502947564244" calcext:value-type="float">
            <text:p>1.1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3804586269983" calcext:value-type="float">
            <text:p>1.1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2037546530239" calcext:value-type="float">
            <text:p>1.1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0468024006492" calcext:value-type="float">
            <text:p>1.1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893242561506" calcext:value-type="float">
            <text:p>1.0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7489246537573" calcext:value-type="float">
            <text:p>1.0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6347328167517" calcext:value-type="float">
            <text:p>1.0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540316201191" calcext:value-type="float">
            <text:p>1.0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4001872465419" calcext:value-type="float">
            <text:p>1.0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2905182011623" calcext:value-type="float">
            <text:p>1.0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1660846793762" calcext:value-type="float">
            <text:p>1.0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0414702306067" calcext:value-type="float">
            <text:p>1.0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0992974439714245" calcext:value-type="float">
            <text:p>9.93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81626711338357" calcext:value-type="float">
            <text:p>9.82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72172323811431" calcext:value-type="float">
            <text:p>9.72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63636468286389" calcext:value-type="float">
            <text:p>9.64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54285680821836" calcext:value-type="float">
            <text:p>9.54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44926231579375" calcext:value-type="float">
            <text:p>9.45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34350498377279" calcext:value-type="float">
            <text:p>9.34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24062462279998" calcext:value-type="float">
            <text:p>9.24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13225054617512" calcext:value-type="float">
            <text:p>9.13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02594716325939" calcext:value-type="float">
            <text:p>9.03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9256029060811" calcext:value-type="float">
            <text:p>8.93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82812357227151" calcext:value-type="float">
            <text:p>8.83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7332609505934" calcext:value-type="float">
            <text:p>8.73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65094811823604" calcext:value-type="float">
            <text:p>8.65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56957781650239" calcext:value-type="float">
            <text:p>8.57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50007265717327" calcext:value-type="float">
            <text:p>8.50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41676710711863" calcext:value-type="float">
            <text:p>8.42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34333417293515" calcext:value-type="float">
            <text:p>8.34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2768601602717" calcext:value-type="float">
            <text:p>8.28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19060996945093" calcext:value-type="float">
            <text:p>8.19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11737636739091" calcext:value-type="float">
            <text:p>8.12E-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97" calcext:value-type="float">
            <text:p>29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0.0438460499643739" calcext:value-type="float">
            <text:p>0.04384605</text:p>
          </table:table-cell>
          <table:table-cell table:number-columns-repeated="9"/>
        </table:table-row>
        <table:table-row table:style-name="ro1">
          <table:table-cell office:value-type="float" office:value="0.0117436927225152" calcext:value-type="float">
            <text:p>0.0117436927</text:p>
          </table:table-cell>
          <table:table-cell table:number-columns-repeated="9"/>
        </table:table-row>
        <table:table-row table:style-name="ro1">
          <table:table-cell office:value-type="float" office:value="0.0042445589676606" calcext:value-type="float">
            <text:p>0.004244559</text:p>
          </table:table-cell>
          <table:table-cell table:number-columns-repeated="9"/>
        </table:table-row>
        <table:table-row table:style-name="ro1">
          <table:table-cell office:value-type="float" office:value="0.00154090860129343" calcext:value-type="float">
            <text:p>0.0015409086</text:p>
          </table:table-cell>
          <table:table-cell table:number-columns-repeated="9"/>
        </table:table-row>
        <table:table-row table:style-name="ro1">
          <table:table-cell table:style-name="ce1" office:value-type="float" office:value="0.0000926846975218612" calcext:value-type="float">
            <text:p>9.2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600056551254558" calcext:value-type="float">
            <text:p>6.0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612528627635853" calcext:value-type="float">
            <text:p>6.1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560502322297718" calcext:value-type="float">
            <text:p>5.6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33383290254466" calcext:value-type="float">
            <text:p>4.3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02464883905363" calcext:value-type="float">
            <text:p>4.0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379792896008563" calcext:value-type="float">
            <text:p>3.8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35015010153774" calcext:value-type="float">
            <text:p>3.5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327641845121082" calcext:value-type="float">
            <text:p>3.2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312002254342368" calcext:value-type="float">
            <text:p>3.1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88023936298462" calcext:value-type="float">
            <text:p>2.8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68588774415713" calcext:value-type="float">
            <text:p>2.6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55094577061721" calcext:value-type="float">
            <text:p>2.5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46410200807871" calcext:value-type="float">
            <text:p>2.4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35602367717476" calcext:value-type="float">
            <text:p>2.3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2595656194275" calcext:value-type="float">
            <text:p>2.2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17931723049326" calcext:value-type="float">
            <text:p>2.1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11515506844364" calcext:value-type="float">
            <text:p>2.1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02271735583038" calcext:value-type="float">
            <text:p>2.0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96218775800298" calcext:value-type="float">
            <text:p>1.9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90067013458754" calcext:value-type="float">
            <text:p>1.9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84850614910322" calcext:value-type="float">
            <text:p>1.8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80089803740739" calcext:value-type="float">
            <text:p>1.8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75310657457634" calcext:value-type="float">
            <text:p>1.7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70206566260245" calcext:value-type="float">
            <text:p>1.7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6533209991217" calcext:value-type="float">
            <text:p>1.6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60904878294369" calcext:value-type="float">
            <text:p>1.6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5697360832729" calcext:value-type="float">
            <text:p>1.5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5312049630573" calcext:value-type="float">
            <text:p>1.5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50047519662311" calcext:value-type="float">
            <text:p>1.5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47828547890324" calcext:value-type="float">
            <text:p>1.4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45291052470923" calcext:value-type="float">
            <text:p>1.4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42394921823461" calcext:value-type="float">
            <text:p>1.4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39794365817973" calcext:value-type="float">
            <text:p>1.4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37150118310777" calcext:value-type="float">
            <text:p>1.3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34531153813764" calcext:value-type="float">
            <text:p>1.3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31762670099655" calcext:value-type="float">
            <text:p>1.3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8831002647907" calcext:value-type="float">
            <text:p>1.2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6337121084407" calcext:value-type="float">
            <text:p>1.2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346201774273" calcext:value-type="float">
            <text:p>1.2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1021279366103" calcext:value-type="float">
            <text:p>1.2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920324884954" calcext:value-type="float">
            <text:p>1.1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7024745039185" calcext:value-type="float">
            <text:p>1.1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4945487912455" calcext:value-type="float">
            <text:p>1.1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2745664056448" calcext:value-type="float">
            <text:p>1.1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0459267875852" calcext:value-type="float">
            <text:p>1.1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8229329877676" calcext:value-type="float">
            <text:p>1.0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6061021297726" calcext:value-type="float">
            <text:p>1.0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390431614309" calcext:value-type="float">
            <text:p>1.0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2186004130412" calcext:value-type="float">
            <text:p>1.0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0743479685162" calcext:value-type="float">
            <text:p>1.0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0994303145197803" calcext:value-type="float">
            <text:p>9.94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81000429693074" calcext:value-type="float">
            <text:p>9.81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67558754263612" calcext:value-type="float">
            <text:p>9.68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53766009512924" calcext:value-type="float">
            <text:p>9.54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44312108311079" calcext:value-type="float">
            <text:p>9.44E-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81" calcext:value-type="float">
            <text:p>28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0.0322290599126887" calcext:value-type="float">
            <text:p>0.0322290599</text:p>
          </table:table-cell>
          <table:table-cell table:number-columns-repeated="9"/>
        </table:table-row>
        <table:table-row table:style-name="ro1">
          <table:table-cell office:value-type="float" office:value="0.00597555102305765" calcext:value-type="float">
            <text:p>0.005975551</text:p>
          </table:table-cell>
          <table:table-cell table:number-columns-repeated="9"/>
        </table:table-row>
        <table:table-row table:style-name="ro1">
          <table:table-cell table:style-name="ce1" office:value-type="float" office:value="0.000708302415533634" calcext:value-type="float">
            <text:p>7.08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0337101228113238" calcext:value-type="float">
            <text:p>3.3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342190210053923" calcext:value-type="float">
            <text:p>3.4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42381138057379" calcext:value-type="float">
            <text:p>2.4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13420086896186" calcext:value-type="float">
            <text:p>2.1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95466213374335" calcext:value-type="float">
            <text:p>1.9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82801820882821" calcext:value-type="float">
            <text:p>1.8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72556550709209" calcext:value-type="float">
            <text:p>1.7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64964429990215" calcext:value-type="float">
            <text:p>1.6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59332987050734" calcext:value-type="float">
            <text:p>1.5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55412990350366" calcext:value-type="float">
            <text:p>1.5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51605789826691" calcext:value-type="float">
            <text:p>1.5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48291302662196" calcext:value-type="float">
            <text:p>1.4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45189230078869" calcext:value-type="float">
            <text:p>1.4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42227134886427" calcext:value-type="float">
            <text:p>1.4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39193823187685" calcext:value-type="float">
            <text:p>1.3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36462274396449" calcext:value-type="float">
            <text:p>1.3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34024371897939" calcext:value-type="float">
            <text:p>1.3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31835205750088" calcext:value-type="float">
            <text:p>1.3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9740819435628" calcext:value-type="float">
            <text:p>1.3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75964813728" calcext:value-type="float">
            <text:p>1.2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5709790982687" calcext:value-type="float">
            <text:p>1.2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3779635805813" calcext:value-type="float">
            <text:p>1.2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230837203689" calcext:value-type="float">
            <text:p>1.2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090248702607" calcext:value-type="float">
            <text:p>1.2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9587068089087" calcext:value-type="float">
            <text:p>1.2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816610801855" calcext:value-type="float">
            <text:p>1.1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6816382308742" calcext:value-type="float">
            <text:p>1.1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5301272156722" calcext:value-type="float">
            <text:p>1.1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3838945986149" calcext:value-type="float">
            <text:p>1.1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2615506578255" calcext:value-type="float">
            <text:p>1.1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1058049681546" calcext:value-type="float">
            <text:p>1.1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9765038957311" calcext:value-type="float">
            <text:p>1.1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8605537347571" calcext:value-type="float">
            <text:p>1.0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7347371671862" calcext:value-type="float">
            <text:p>1.0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626031621898" calcext:value-type="float">
            <text:p>1.0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5233031444673" calcext:value-type="float">
            <text:p>1.0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3931221095208" calcext:value-type="float">
            <text:p>1.0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2776916962866" calcext:value-type="float">
            <text:p>1.0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162984349564" calcext:value-type="float">
            <text:p>1.0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0587386669888" calcext:value-type="float">
            <text:p>1.0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0994164541694186" calcext:value-type="float">
            <text:p>9.94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86225217269931" calcext:value-type="float">
            <text:p>9.86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76985955053519" calcext:value-type="float">
            <text:p>9.77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68047911000974" calcext:value-type="float">
            <text:p>9.68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60667762237216" calcext:value-type="float">
            <text:p>9.61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51469588984664" calcext:value-type="float">
            <text:p>9.51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43610773977865" calcext:value-type="float">
            <text:p>9.44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35601737270454" calcext:value-type="float">
            <text:p>9.36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28551575332461" calcext:value-type="float">
            <text:p>9.29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20978384419136" calcext:value-type="float">
            <text:p>9.21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13666369400146" calcext:value-type="float">
            <text:p>9.14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063978767194" calcext:value-type="float">
            <text:p>9.06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98438912115926" calcext:value-type="float">
            <text:p>8.98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91073015628872" calcext:value-type="float">
            <text:p>8.91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83197981440349" calcext:value-type="float">
            <text:p>8.83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75616680513204" calcext:value-type="float">
            <text:p>8.76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69370387334919" calcext:value-type="float">
            <text:p>8.69E-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54" calcext:value-type="float">
            <text:p>25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0.0253412230678254" calcext:value-type="float">
            <text:p>0.0253412231</text:p>
          </table:table-cell>
          <table:table-cell table:number-columns-repeated="9"/>
        </table:table-row>
        <table:table-row table:style-name="ro1">
          <table:table-cell office:value-type="float" office:value="0.00558600169869599" calcext:value-type="float">
            <text:p>0.0055860017</text:p>
          </table:table-cell>
          <table:table-cell table:number-columns-repeated="9"/>
        </table:table-row>
        <table:table-row table:style-name="ro1">
          <table:table-cell office:value-type="float" office:value="0.00178690629313619" calcext:value-type="float">
            <text:p>0.0017869063</text:p>
          </table:table-cell>
          <table:table-cell table:number-columns-repeated="9"/>
        </table:table-row>
        <table:table-row table:style-name="ro1">
          <table:table-cell table:style-name="ce1" office:value-type="float" office:value="0.000279625476795532" calcext:value-type="float">
            <text:p>2.80E-04</text:p>
          </table:table-cell>
          <table:table-cell table:number-columns-repeated="9"/>
        </table:table-row>
        <table:table-row table:style-name="ro1">
          <table:table-cell table:style-name="ce1" office:value-type="float" office:value="0.0000311112483998309" calcext:value-type="float">
            <text:p>3.1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66692001678253" calcext:value-type="float">
            <text:p>2.6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40246596468089" calcext:value-type="float">
            <text:p>2.4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35014334653063" calcext:value-type="float">
            <text:p>2.3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24969112689416" calcext:value-type="float">
            <text:p>2.2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03215808209977" calcext:value-type="float">
            <text:p>2.0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95473128904148" calcext:value-type="float">
            <text:p>1.9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86999577700395" calcext:value-type="float">
            <text:p>1.8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79344012926772" calcext:value-type="float">
            <text:p>1.7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71896425688218" calcext:value-type="float">
            <text:p>1.7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64323835815019" calcext:value-type="float">
            <text:p>1.6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5746311271447" calcext:value-type="float">
            <text:p>1.5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51520273668245" calcext:value-type="float">
            <text:p>1.5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46412802397744" calcext:value-type="float">
            <text:p>1.4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41976260696567" calcext:value-type="float">
            <text:p>1.4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37026769458442" calcext:value-type="float">
            <text:p>1.3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31798789648766" calcext:value-type="float">
            <text:p>1.3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8093157664825" calcext:value-type="float">
            <text:p>1.2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5727200014193" calcext:value-type="float">
            <text:p>1.2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3324557491984" calcext:value-type="float">
            <text:p>1.2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0915046659408" calcext:value-type="float">
            <text:p>1.2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8483429683812" calcext:value-type="float">
            <text:p>1.1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632014960127" calcext:value-type="float">
            <text:p>1.1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4335919319749" calcext:value-type="float">
            <text:p>1.1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2383463729222" calcext:value-type="float">
            <text:p>1.1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0555906902754" calcext:value-type="float">
            <text:p>1.1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8746111086471" calcext:value-type="float">
            <text:p>1.0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7037706426358" calcext:value-type="float">
            <text:p>1.0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5140581524224" calcext:value-type="float">
            <text:p>1.0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3099224397723" calcext:value-type="float">
            <text:p>1.0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1534216076683" calcext:value-type="float">
            <text:p>1.0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0003616805362" calcext:value-type="float">
            <text:p>1.0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0985768995984266" calcext:value-type="float">
            <text:p>9.86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74422923912512" calcext:value-type="float">
            <text:p>9.74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62710536605153" calcext:value-type="float">
            <text:p>9.63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51176137238305" calcext:value-type="float">
            <text:p>9.51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39348124872988" calcext:value-type="float">
            <text:p>9.39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2998745405955" calcext:value-type="float">
            <text:p>9.30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20633104979903" calcext:value-type="float">
            <text:p>9.21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1184517701406" calcext:value-type="float">
            <text:p>9.12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901241482905719" calcext:value-type="float">
            <text:p>9.01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91353131905468" calcext:value-type="float">
            <text:p>8.91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81719097681288" calcext:value-type="float">
            <text:p>8.82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739879235924" calcext:value-type="float">
            <text:p>8.74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66137744637974" calcext:value-type="float">
            <text:p>8.66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57010308756235" calcext:value-type="float">
            <text:p>8.57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47925611514726" calcext:value-type="float">
            <text:p>8.48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40804490795101" calcext:value-type="float">
            <text:p>8.41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32180428145562" calcext:value-type="float">
            <text:p>8.32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22009952488632" calcext:value-type="float">
            <text:p>8.22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14012302381382" calcext:value-type="float">
            <text:p>8.14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07676149432217" calcext:value-type="float">
            <text:p>8.08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800910912909454" calcext:value-type="float">
            <text:p>8.01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794138278982752" calcext:value-type="float">
            <text:p>7.94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787755551182965" calcext:value-type="float">
            <text:p>7.88E-06</text:p>
          </table:table-cell>
          <table:table-cell table:number-columns-repeated="9"/>
        </table:table-row>
        <table:table-row table:style-name="ro1">
          <table:table-cell table:style-name="ce1" office:value-type="float" office:value="0.00000781008293547641" calcext:value-type="float">
            <text:p>7.81E-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90" calcext:value-type="float">
            <text:p>29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0.028177935098625" calcext:value-type="float">
            <text:p>0.0281779351</text:p>
          </table:table-cell>
          <table:table-cell table:number-columns-repeated="9"/>
        </table:table-row>
        <table:table-row table:style-name="ro1">
          <table:table-cell office:value-type="float" office:value="0.00741471160282681" calcext:value-type="float">
            <text:p>0.0074147116</text:p>
          </table:table-cell>
          <table:table-cell table:number-columns-repeated="9"/>
        </table:table-row>
        <table:table-row table:style-name="ro1">
          <table:table-cell office:value-type="float" office:value="0.00219416298777897" calcext:value-type="float">
            <text:p>0.002194163</text:p>
          </table:table-cell>
          <table:table-cell table:number-columns-repeated="9"/>
        </table:table-row>
        <table:table-row table:style-name="ro1">
          <table:table-cell table:style-name="ce1" office:value-type="float" office:value="0.0000553628198361697" calcext:value-type="float">
            <text:p>5.5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42073274597512" calcext:value-type="float">
            <text:p>4.4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403288698571998" calcext:value-type="float">
            <text:p>4.0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365731232611355" calcext:value-type="float">
            <text:p>3.6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339052809806849" calcext:value-type="float">
            <text:p>3.3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316141584349486" calcext:value-type="float">
            <text:p>3.1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94227523971625" calcext:value-type="float">
            <text:p>2.9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86064443276539" calcext:value-type="float">
            <text:p>2.8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68963637336357" calcext:value-type="float">
            <text:p>2.6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53847967024163" calcext:value-type="float">
            <text:p>2.5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40288333386997" calcext:value-type="float">
            <text:p>2.4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27697424531103" calcext:value-type="float">
            <text:p>2.2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17771199049001" calcext:value-type="float">
            <text:p>2.1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09753861763618" calcext:value-type="float">
            <text:p>2.1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201359779457321" calcext:value-type="float">
            <text:p>2.0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94389581170322" calcext:value-type="float">
            <text:p>1.9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8920732427882" calcext:value-type="float">
            <text:p>1.8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8345754556527" calcext:value-type="float">
            <text:p>1.8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77834377608472" calcext:value-type="float">
            <text:p>1.7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74292278075357" calcext:value-type="float">
            <text:p>1.7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69653671696573" calcext:value-type="float">
            <text:p>1.7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66105885319105" calcext:value-type="float">
            <text:p>1.6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61717384496033" calcext:value-type="float">
            <text:p>1.6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59118307328497" calcext:value-type="float">
            <text:p>1.5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55801649305581" calcext:value-type="float">
            <text:p>1.5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52556742543748" calcext:value-type="float">
            <text:p>1.5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49794104654217" calcext:value-type="float">
            <text:p>1.5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46710782469652" calcext:value-type="float">
            <text:p>1.4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43555014021183" calcext:value-type="float">
            <text:p>1.4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40597871908114" calcext:value-type="float">
            <text:p>1.4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38562520324476" calcext:value-type="float">
            <text:p>1.3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36962539271439" calcext:value-type="float">
            <text:p>1.3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34985462306058" calcext:value-type="float">
            <text:p>1.3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3329476021502" calcext:value-type="float">
            <text:p>1.3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31218249402965" calcext:value-type="float">
            <text:p>1.3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9275878424202" calcext:value-type="float">
            <text:p>1.2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733426344215" calcext:value-type="float">
            <text:p>1.2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5487991192254" calcext:value-type="float">
            <text:p>1.2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388165771777" calcext:value-type="float">
            <text:p>1.2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2220767536407" calcext:value-type="float">
            <text:p>1.2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20858364237886" calcext:value-type="float">
            <text:p>1.2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9365490908131" calcext:value-type="float">
            <text:p>1.19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786805236917" calcext:value-type="float">
            <text:p>1.1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6482160241615" calcext:value-type="float">
            <text:p>1.1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4897179533877" calcext:value-type="float">
            <text:p>1.1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3383200143546" calcext:value-type="float">
            <text:p>1.1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1958904306229" calcext:value-type="float">
            <text:p>1.1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10945209695276" calcext:value-type="float">
            <text:p>1.11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9540111808979" calcext:value-type="float">
            <text:p>1.10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8398927357392" calcext:value-type="float">
            <text:p>1.08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7109408483518" calcext:value-type="float">
            <text:p>1.07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60399470777" calcext:value-type="float">
            <text:p>1.06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4973613244241" calcext:value-type="float">
            <text:p>1.05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371149172462" calcext:value-type="float">
            <text:p>1.04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2562057654793" calcext:value-type="float">
            <text:p>1.03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1747390479093" calcext:value-type="float">
            <text:p>1.02E-05</text:p>
          </table:table-cell>
          <table:table-cell table:number-columns-repeated="9"/>
        </table:table-row>
        <table:table-row table:style-name="ro1">
          <table:table-cell table:style-name="ce1" office:value-type="float" office:value="0.0000100560926217258" calcext:value-type="float">
            <text:p>1.01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s:</text:p>
          </table:table-cell>
          <table:table-cell office:value-type="float" office:value="267" calcext:value-type="float">
            <text:p>26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bg" fo:country="B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4:20:18.764744803</meta:creation-date>
    <dc:date>2017-02-13T14:59:46.661721807</dc:date>
    <meta:editing-duration>PT39M15S</meta:editing-duration>
    <meta:editing-cycles>22</meta:editing-cycles>
    <meta:generator>LibreOffice/5.1.4.2$Linux_X86_64 LibreOffice_project/10m0$Build-2</meta:generator>
    <meta:document-statistic meta:table-count="1" meta:cell-count="49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0.411cm" svg:height="13.202cm" xlink:href=".." xlink:type="simple" chart:class="chart:line" chart:style-name="ch1">
        <chart:title svg:x="11.338cm" svg:y="0.4cm" chart:style-name="ch2">
          <text:p>Activation functions training efficiency.</text:p>
        </chart:title>
        <chart:legend chart:legend-position="bottom" svg:x="7.645cm" svg:y="11.921cm" style:legend-expansion="wide" chart:style-name="ch3"/>
        <chart:plot-area chart:style-name="ch4" table:cell-range-address="Sheet1.D1:Sheet1.J61" chart:data-source-has-labels="row" svg:x="1.619cm" svg:y="1.443cm" svg:width="28.184cm" svg:height="9.233cm">
          <chartooo:coordinate-region svg:x="2.346cm" svg:y="1.642cm" svg:width="27.271cm" svg:height="8.387cm"/>
          <chart:axis chart:dimension="x" chart:name="primary-x" chart:style-name="ch5">
            <chart:title svg:x="14.556cm" svg:y="10.94cm" chart:style-name="ch6">
              <text:p>Time (minutes).</text:p>
            </chart:title>
          </chart:axis>
          <chart:axis chart:dimension="y" chart:name="primary-y" chart:style-name="ch5">
            <chart:title svg:x="0.451cm" svg:y="7.492cm" chart:style-name="ch7">
              <text:p>Average ANN error.</text:p>
            </chart:title>
            <chart:grid chart:style-name="ch8" chart:class="major"/>
          </chart:axis>
          <chart:series chart:style-name="ch9" chart:values-cell-range-address="Sheet1.D2:Sheet1.D61" chart:label-cell-address="Sheet1.D1:Sheet1.D1" chart:class="chart:line">
            <chart:data-point chart:repeated="60"/>
          </chart:series>
          <chart:series chart:style-name="ch10" chart:values-cell-range-address="Sheet1.E2:Sheet1.E61" chart:label-cell-address="Sheet1.E1:Sheet1.E1" chart:class="chart:line">
            <chart:data-point chart:repeated="60"/>
          </chart:series>
          <chart:series chart:style-name="ch11" chart:values-cell-range-address="Sheet1.F2:Sheet1.F61" chart:label-cell-address="Sheet1.F1:Sheet1.F1" chart:class="chart:line">
            <chart:data-point chart:repeated="60"/>
          </chart:series>
          <chart:series chart:style-name="ch12" chart:values-cell-range-address="Sheet1.G2:Sheet1.G61" chart:label-cell-address="Sheet1.G1:Sheet1.G1" chart:class="chart:line">
            <chart:data-point chart:repeated="60"/>
          </chart:series>
          <chart:series chart:style-name="ch13" chart:values-cell-range-address="Sheet1.H2:Sheet1.H61" chart:label-cell-address="Sheet1.H1:Sheet1.H1" chart:class="chart:line">
            <chart:data-point chart:repeated="60"/>
          </chart:series>
          <chart:series chart:style-name="ch14" chart:values-cell-range-address="Sheet1.I2:Sheet1.I61" chart:label-cell-address="Sheet1.I1:Sheet1.I1" chart:class="chart:line">
            <chart:data-point chart:repeated="60"/>
          </chart:series>
          <chart:series chart:style-name="ch15" chart:values-cell-range-address="Sheet1.J2:Sheet1.J61" chart:label-cell-address="Sheet1.J1:Sheet1.J1" chart:class="chart:line">
            <chart:data-point chart:repeated="6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ding Sine</text:p>
                <draw:g>
                  <svg:desc>Sheet1.D1:Sheet1.D1</svg:desc>
                </draw:g>
              </table:table-cell>
              <table:table-cell office:value-type="string">
                <text:p>Exponent Regulated Sin</text:p>
                <draw:g>
                  <svg:desc>Sheet1.E1:Sheet1.E1</svg:desc>
                </draw:g>
              </table:table-cell>
              <table:table-cell office:value-type="string">
                <text:p>Sigmoid</text:p>
                <draw:g>
                  <svg:desc>Sheet1.F1:Sheet1.F1</svg:desc>
                </draw:g>
              </table:table-cell>
              <table:table-cell office:value-type="string">
                <text:p>Bipolar Sigmoid</text:p>
                <draw:g>
                  <svg:desc>Sheet1.G1:Sheet1.G1</svg:desc>
                </draw:g>
              </table:table-cell>
              <table:table-cell office:value-type="string">
                <text:p>Logarithm</text:p>
                <draw:g>
                  <svg:desc>Sheet1.H1:Sheet1.H1</svg:desc>
                </draw:g>
              </table:table-cell>
              <table:table-cell office:value-type="string">
                <text:p>Hyperbolic Tangent</text:p>
                <draw:g>
                  <svg:desc>Sheet1.I1:Sheet1.I1</svg:desc>
                </draw:g>
              </table:table-cell>
              <table:table-cell office:value-type="string">
                <text:p>Elliott Symmetric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1315338020678">
                <text:p>0.161315338020678</text:p>
                <draw:g>
                  <svg:desc>Sheet1.D2:Sheet1.D61</svg:desc>
                </draw:g>
              </table:table-cell>
              <table:table-cell office:value-type="float" office:value="0.249389105525659">
                <text:p>0.249389105525659</text:p>
                <draw:g>
                  <svg:desc>Sheet1.E2:Sheet1.E61</svg:desc>
                </draw:g>
              </table:table-cell>
              <table:table-cell office:value-type="float" office:value="0.803011927301831">
                <text:p>0.803011927301831</text:p>
                <draw:g>
                  <svg:desc>Sheet1.F2:Sheet1.F61</svg:desc>
                </draw:g>
              </table:table-cell>
              <table:table-cell office:value-type="float" office:value="0.0925815774200757">
                <text:p>0.0925815774200757</text:p>
                <draw:g>
                  <svg:desc>Sheet1.G2:Sheet1.G61</svg:desc>
                </draw:g>
              </table:table-cell>
              <table:table-cell office:value-type="float" office:value="0.336543165747253">
                <text:p>0.336543165747253</text:p>
                <draw:g>
                  <svg:desc>Sheet1.H2:Sheet1.H61</svg:desc>
                </draw:g>
              </table:table-cell>
              <table:table-cell office:value-type="float" office:value="0.297619169466522">
                <text:p>0.297619169466522</text:p>
                <draw:g>
                  <svg:desc>Sheet1.I2:Sheet1.I61</svg:desc>
                </draw:g>
              </table:table-cell>
              <table:table-cell office:value-type="float" office:value="0.0355164375572766">
                <text:p>0.0355164375572766</text:p>
                <draw:g>
                  <svg:desc>Sheet1.J2:Sheet1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96051288266654">
                <text:p>0.0996051288266654</text:p>
              </table:table-cell>
              <table:table-cell office:value-type="float" office:value="0.19805696015083">
                <text:p>0.19805696015083</text:p>
              </table:table-cell>
              <table:table-cell office:value-type="float" office:value="0.796687499359281">
                <text:p>0.796687499359281</text:p>
              </table:table-cell>
              <table:table-cell office:value-type="float" office:value="0.0719808981348737">
                <text:p>0.0719808981348737</text:p>
              </table:table-cell>
              <table:table-cell office:value-type="float" office:value="0.16959209060289">
                <text:p>0.16959209060289</text:p>
              </table:table-cell>
              <table:table-cell office:value-type="float" office:value="0.275082419782486">
                <text:p>0.275082419782486</text:p>
              </table:table-cell>
              <table:table-cell office:value-type="float" office:value="0.00853557158993531">
                <text:p>0.008535571589935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95863450961908">
                <text:p>0.0795863450961908</text:p>
              </table:table-cell>
              <table:table-cell office:value-type="float" office:value="0.179214343708212">
                <text:p>0.179214343708212</text:p>
              </table:table-cell>
              <table:table-cell office:value-type="float" office:value="0.796348157030803">
                <text:p>0.796348157030803</text:p>
              </table:table-cell>
              <table:table-cell office:value-type="float" office:value="0.0586058560604617">
                <text:p>0.0586058560604617</text:p>
              </table:table-cell>
              <table:table-cell office:value-type="float" office:value="0.109020569980539">
                <text:p>0.109020569980539</text:p>
              </table:table-cell>
              <table:table-cell office:value-type="float" office:value="0.262027742655885">
                <text:p>0.262027742655885</text:p>
              </table:table-cell>
              <table:table-cell office:value-type="float" office:value="0.00240724435495414">
                <text:p>0.002407244354954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88681722288492">
                <text:p>0.0688681722288492</text:p>
              </table:table-cell>
              <table:table-cell office:value-type="float" office:value="0.167963584453425">
                <text:p>0.167963584453425</text:p>
              </table:table-cell>
              <table:table-cell office:value-type="float" office:value="0.796156261319474">
                <text:p>0.796156261319474</text:p>
              </table:table-cell>
              <table:table-cell office:value-type="float" office:value="0.05124463239937">
                <text:p>0.05124463239937</text:p>
              </table:table-cell>
              <table:table-cell office:value-type="float" office:value="0.0789119784566846">
                <text:p>0.0789119784566846</text:p>
              </table:table-cell>
              <table:table-cell office:value-type="float" office:value="0.251692271148747">
                <text:p>0.251692271148747</text:p>
              </table:table-cell>
              <table:table-cell office:value-type="float" office:value="0.000547460590364085">
                <text:p>0.0005474605903640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21824873276275">
                <text:p>0.0621824873276275</text:p>
              </table:table-cell>
              <table:table-cell office:value-type="float" office:value="0.160549107843948">
                <text:p>0.160549107843948</text:p>
              </table:table-cell>
              <table:table-cell office:value-type="float" office:value="0.796189693721612">
                <text:p>0.796189693721612</text:p>
              </table:table-cell>
              <table:table-cell office:value-type="float" office:value="0.0458975623713747">
                <text:p>0.0458975623713747</text:p>
              </table:table-cell>
              <table:table-cell office:value-type="float" office:value="0.0616512409156657">
                <text:p>0.0616512409156657</text:p>
              </table:table-cell>
              <table:table-cell office:value-type="float" office:value="0.245491556811571">
                <text:p>0.245491556811571</text:p>
              </table:table-cell>
              <table:table-cell office:value-type="float" office:value="0.0000637287748356185">
                <text:p>0.0000637287748356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77251470842156">
                <text:p>0.0577251470842156</text:p>
              </table:table-cell>
              <table:table-cell office:value-type="float" office:value="0.155051974899487">
                <text:p>0.155051974899487</text:p>
              </table:table-cell>
              <table:table-cell office:value-type="float" office:value="0.796202266770994">
                <text:p>0.796202266770994</text:p>
              </table:table-cell>
              <table:table-cell office:value-type="float" office:value="0.0449290890751217">
                <text:p>0.0449290890751217</text:p>
              </table:table-cell>
              <table:table-cell office:value-type="float" office:value="0.0504820311079066">
                <text:p>0.0504820311079066</text:p>
              </table:table-cell>
              <table:table-cell office:value-type="float" office:value="0.239883154831387">
                <text:p>0.239883154831387</text:p>
              </table:table-cell>
              <table:table-cell office:value-type="float" office:value="0.000032713965617026">
                <text:p>0.0000327139656170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45469420416689">
                <text:p>0.0545469420416689</text:p>
              </table:table-cell>
              <table:table-cell office:value-type="float" office:value="0.150725606504382">
                <text:p>0.150725606504382</text:p>
              </table:table-cell>
              <table:table-cell office:value-type="float" office:value="0.796128037303862">
                <text:p>0.796128037303862</text:p>
              </table:table-cell>
              <table:table-cell office:value-type="float" office:value="0.0446612033728863">
                <text:p>0.0446612033728863</text:p>
              </table:table-cell>
              <table:table-cell office:value-type="float" office:value="0.0427981645064294">
                <text:p>0.0427981645064294</text:p>
              </table:table-cell>
              <table:table-cell office:value-type="float" office:value="0.22945211152773">
                <text:p>0.22945211152773</text:p>
              </table:table-cell>
              <table:table-cell office:value-type="float" office:value="0.0000300357064623381">
                <text:p>0.0000300357064623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21822419895425">
                <text:p>0.0521822419895425</text:p>
              </table:table-cell>
              <table:table-cell office:value-type="float" office:value="0.147351606903094">
                <text:p>0.147351606903094</text:p>
              </table:table-cell>
              <table:table-cell office:value-type="float" office:value="0.796077348570705">
                <text:p>0.796077348570705</text:p>
              </table:table-cell>
              <table:table-cell office:value-type="float" office:value="0.0424865259880316">
                <text:p>0.0424865259880316</text:p>
              </table:table-cell>
              <table:table-cell office:value-type="float" office:value="0.0371894322717226">
                <text:p>0.0371894322717226</text:p>
              </table:table-cell>
              <table:table-cell office:value-type="float" office:value="0.218445514540533">
                <text:p>0.218445514540533</text:p>
              </table:table-cell>
              <table:table-cell office:value-type="float" office:value="0.0000287314878864076">
                <text:p>0.00002873148788640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03731433066267">
                <text:p>0.0503731433066267</text:p>
              </table:table-cell>
              <table:table-cell office:value-type="float" office:value="0.14450020573842">
                <text:p>0.14450020573842</text:p>
              </table:table-cell>
              <table:table-cell office:value-type="float" office:value="0.795958080079225">
                <text:p>0.795958080079225</text:p>
              </table:table-cell>
              <table:table-cell office:value-type="float" office:value="0.0376737918613627">
                <text:p>0.0376737918613627</text:p>
              </table:table-cell>
              <table:table-cell office:value-type="float" office:value="0.0329731042477665">
                <text:p>0.0329731042477665</text:p>
              </table:table-cell>
              <table:table-cell office:value-type="float" office:value="0.206142217181457">
                <text:p>0.206142217181457</text:p>
              </table:table-cell>
              <table:table-cell office:value-type="float" office:value="0.0000248916923073283">
                <text:p>0.0000248916923073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89439157015083">
                <text:p>0.0489439157015083</text:p>
              </table:table-cell>
              <table:table-cell office:value-type="float" office:value="0.142170238902282">
                <text:p>0.142170238902282</text:p>
              </table:table-cell>
              <table:table-cell office:value-type="float" office:value="0.796026889749744">
                <text:p>0.796026889749744</text:p>
              </table:table-cell>
              <table:table-cell office:value-type="float" office:value="0.0311032459178735">
                <text:p>0.0311032459178735</text:p>
              </table:table-cell>
              <table:table-cell office:value-type="float" office:value="0.0296712010099061">
                <text:p>0.0296712010099061</text:p>
              </table:table-cell>
              <table:table-cell office:value-type="float" office:value="0.194573658048714">
                <text:p>0.194573658048714</text:p>
              </table:table-cell>
              <table:table-cell office:value-type="float" office:value="0.0000231932407333328">
                <text:p>0.00002319324073333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78012266276041">
                <text:p>0.0478012266276041</text:p>
              </table:table-cell>
              <table:table-cell office:value-type="float" office:value="0.14012260000013">
                <text:p>0.14012260000013</text:p>
              </table:table-cell>
              <table:table-cell office:value-type="float" office:value="0.796092545927497">
                <text:p>0.796092545927497</text:p>
              </table:table-cell>
              <table:table-cell office:value-type="float" office:value="0.0265260957211062">
                <text:p>0.0265260957211062</text:p>
              </table:table-cell>
              <table:table-cell office:value-type="float" office:value="0.0271335928678961">
                <text:p>0.0271335928678961</text:p>
              </table:table-cell>
              <table:table-cell office:value-type="float" office:value="0.182378080741923">
                <text:p>0.182378080741923</text:p>
              </table:table-cell>
              <table:table-cell office:value-type="float" office:value="0.0000219832334547647">
                <text:p>0.00002198323345476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68589772381417">
                <text:p>0.0468589772381417</text:p>
              </table:table-cell>
              <table:table-cell office:value-type="float" office:value="0.13834655612574">
                <text:p>0.13834655612574</text:p>
              </table:table-cell>
              <table:table-cell office:value-type="float" office:value="0.79610650123272">
                <text:p>0.79610650123272</text:p>
              </table:table-cell>
              <table:table-cell office:value-type="float" office:value="0.0219749434257655">
                <text:p>0.0219749434257655</text:p>
              </table:table-cell>
              <table:table-cell office:value-type="float" office:value="0.0250308332294986">
                <text:p>0.0250308332294986</text:p>
              </table:table-cell>
              <table:table-cell office:value-type="float" office:value="0.16783806664125">
                <text:p>0.16783806664125</text:p>
              </table:table-cell>
              <table:table-cell office:value-type="float" office:value="0.0000208315563356804">
                <text:p>0.00002083155633568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6076265876219">
                <text:p>0.046076265876219</text:p>
              </table:table-cell>
              <table:table-cell office:value-type="float" office:value="0.136776423733025">
                <text:p>0.136776423733025</text:p>
              </table:table-cell>
              <table:table-cell office:value-type="float" office:value="0.79607171220381">
                <text:p>0.79607171220381</text:p>
              </table:table-cell>
              <table:table-cell office:value-type="float" office:value="0.0184324744184585">
                <text:p>0.0184324744184585</text:p>
              </table:table-cell>
              <table:table-cell office:value-type="float" office:value="0.023262945709045">
                <text:p>0.023262945709045</text:p>
              </table:table-cell>
              <table:table-cell office:value-type="float" office:value="0.153369975899323">
                <text:p>0.153369975899323</text:p>
              </table:table-cell>
              <table:table-cell office:value-type="float" office:value="0.0000198952407260581">
                <text:p>0.00001989524072605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54070857940319">
                <text:p>0.0454070857940319</text:p>
              </table:table-cell>
              <table:table-cell office:value-type="float" office:value="0.135432444060292">
                <text:p>0.135432444060292</text:p>
              </table:table-cell>
              <table:table-cell office:value-type="float" office:value="0.79602073204273">
                <text:p>0.79602073204273</text:p>
              </table:table-cell>
              <table:table-cell office:value-type="float" office:value="0.0164186812899566">
                <text:p>0.0164186812899566</text:p>
              </table:table-cell>
              <table:table-cell office:value-type="float" office:value="0.0217313453484171">
                <text:p>0.0217313453484171</text:p>
              </table:table-cell>
              <table:table-cell office:value-type="float" office:value="0.137544471363013">
                <text:p>0.137544471363013</text:p>
              </table:table-cell>
              <table:table-cell office:value-type="float" office:value="0.0000190752554726952">
                <text:p>0.00001907525547269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48436475527785">
                <text:p>0.0448436475527785</text:p>
              </table:table-cell>
              <table:table-cell office:value-type="float" office:value="0.134174515922106">
                <text:p>0.134174515922106</text:p>
              </table:table-cell>
              <table:table-cell office:value-type="float" office:value="0.795953237970616">
                <text:p>0.795953237970616</text:p>
              </table:table-cell>
              <table:table-cell office:value-type="float" office:value="0.0137482959475847">
                <text:p>0.0137482959475847</text:p>
              </table:table-cell>
              <table:table-cell office:value-type="float" office:value="0.02039077992203">
                <text:p>0.02039077992203</text:p>
              </table:table-cell>
              <table:table-cell office:value-type="float" office:value="0.12805673733192">
                <text:p>0.12805673733192</text:p>
              </table:table-cell>
              <table:table-cell office:value-type="float" office:value="0.0000182136254876606">
                <text:p>0.00001821362548766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43573956562081">
                <text:p>0.0443573956562081</text:p>
              </table:table-cell>
              <table:table-cell office:value-type="float" office:value="0.133030952612911">
                <text:p>0.133030952612911</text:p>
              </table:table-cell>
              <table:table-cell office:value-type="float" office:value="0.795872235803672">
                <text:p>0.795872235803672</text:p>
              </table:table-cell>
              <table:table-cell office:value-type="float" office:value="0.0123827082076651">
                <text:p>0.0123827082076651</text:p>
              </table:table-cell>
              <table:table-cell office:value-type="float" office:value="0.0192528181472933">
                <text:p>0.0192528181472933</text:p>
              </table:table-cell>
              <table:table-cell office:value-type="float" office:value="0.116268016007605">
                <text:p>0.116268016007605</text:p>
              </table:table-cell>
              <table:table-cell office:value-type="float" office:value="0.000017468838033469">
                <text:p>0.0000174688380334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39461989713837">
                <text:p>0.0439461989713837</text:p>
              </table:table-cell>
              <table:table-cell office:value-type="float" office:value="0.131953685887255">
                <text:p>0.131953685887255</text:p>
              </table:table-cell>
              <table:table-cell office:value-type="float" office:value="0.795918355213087">
                <text:p>0.795918355213087</text:p>
              </table:table-cell>
              <table:table-cell office:value-type="float" office:value="0.0113704467759876">
                <text:p>0.0113704467759876</text:p>
              </table:table-cell>
              <table:table-cell office:value-type="float" office:value="0.0182403782932557">
                <text:p>0.0182403782932557</text:p>
              </table:table-cell>
              <table:table-cell office:value-type="float" office:value="0.104367528854248">
                <text:p>0.104367528854248</text:p>
              </table:table-cell>
              <table:table-cell office:value-type="float" office:value="0.0000168619998199831">
                <text:p>0.0000168619998199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35832571288674">
                <text:p>0.0435832571288674</text:p>
              </table:table-cell>
              <table:table-cell office:value-type="float" office:value="0.130971197604522">
                <text:p>0.130971197604522</text:p>
              </table:table-cell>
              <table:table-cell office:value-type="float" office:value="0.796061550973191">
                <text:p>0.796061550973191</text:p>
              </table:table-cell>
              <table:table-cell office:value-type="float" office:value="0.0100306645398342">
                <text:p>0.0100306645398342</text:p>
              </table:table-cell>
              <table:table-cell office:value-type="float" office:value="0.0173452132144735">
                <text:p>0.0173452132144735</text:p>
              </table:table-cell>
              <table:table-cell office:value-type="float" office:value="0.089261284514687">
                <text:p>0.089261284514687</text:p>
              </table:table-cell>
              <table:table-cell office:value-type="float" office:value="0.0000163720119749998">
                <text:p>0.0000163720119749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32624162904665">
                <text:p>0.0432624162904665</text:p>
              </table:table-cell>
              <table:table-cell office:value-type="float" office:value="0.130060054239309">
                <text:p>0.130060054239309</text:p>
              </table:table-cell>
              <table:table-cell office:value-type="float" office:value="0.795885275359382">
                <text:p>0.795885275359382</text:p>
              </table:table-cell>
              <table:table-cell office:value-type="float" office:value="0.00956120305886823">
                <text:p>0.00956120305886823</text:p>
              </table:table-cell>
              <table:table-cell office:value-type="float" office:value="0.0165322858709718">
                <text:p>0.0165322858709718</text:p>
              </table:table-cell>
              <table:table-cell office:value-type="float" office:value="0.0743424075465029">
                <text:p>0.0743424075465029</text:p>
              </table:table-cell>
              <table:table-cell office:value-type="float" office:value="0.0000159557018870803">
                <text:p>0.00001595570188708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2979412876849">
                <text:p>0.042979412876849</text:p>
              </table:table-cell>
              <table:table-cell office:value-type="float" office:value="0.129214648319598">
                <text:p>0.129214648319598</text:p>
              </table:table-cell>
              <table:table-cell office:value-type="float" office:value="0.79578818868441">
                <text:p>0.79578818868441</text:p>
              </table:table-cell>
              <table:table-cell office:value-type="float" office:value="0.00916416367868238">
                <text:p>0.00916416367868238</text:p>
              </table:table-cell>
              <table:table-cell office:value-type="float" office:value="0.0158082218306894">
                <text:p>0.0158082218306894</text:p>
              </table:table-cell>
              <table:table-cell office:value-type="float" office:value="0.0623943210226681">
                <text:p>0.0623943210226681</text:p>
              </table:table-cell>
              <table:table-cell office:value-type="float" office:value="0.0000155297194313201">
                <text:p>0.00001552971943132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27282729715165">
                <text:p>0.0427282729715165</text:p>
              </table:table-cell>
              <table:table-cell office:value-type="float" office:value="0.128440447858224">
                <text:p>0.128440447858224</text:p>
              </table:table-cell>
              <table:table-cell office:value-type="float" office:value="0.795764806739087">
                <text:p>0.795764806739087</text:p>
              </table:table-cell>
              <table:table-cell office:value-type="float" office:value="0.00894948278066052">
                <text:p>0.00894948278066052</text:p>
              </table:table-cell>
              <table:table-cell office:value-type="float" office:value="0.015168282240465">
                <text:p>0.015168282240465</text:p>
              </table:table-cell>
              <table:table-cell office:value-type="float" office:value="0.0526217302912652">
                <text:p>0.0526217302912652</text:p>
              </table:table-cell>
              <table:table-cell office:value-type="float" office:value="0.0000151438728606631">
                <text:p>0.00001514387286066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25010634419421">
                <text:p>0.0425010634419421</text:p>
              </table:table-cell>
              <table:table-cell office:value-type="float" office:value="0.127723107126807">
                <text:p>0.127723107126807</text:p>
              </table:table-cell>
              <table:table-cell office:value-type="float" office:value="0.795794293548">
                <text:p>0.795794293548</text:p>
              </table:table-cell>
              <table:table-cell office:value-type="float" office:value="0.00820564775676499">
                <text:p>0.00820564775676499</text:p>
              </table:table-cell>
              <table:table-cell office:value-type="float" office:value="0.0145782233213329">
                <text:p>0.0145782233213329</text:p>
              </table:table-cell>
              <table:table-cell office:value-type="float" office:value="0.0433673773098637">
                <text:p>0.0433673773098637</text:p>
              </table:table-cell>
              <table:table-cell office:value-type="float" office:value="0.0000148071102771366">
                <text:p>0.00001480711027713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2295519067976">
                <text:p>0.042295519067976</text:p>
              </table:table-cell>
              <table:table-cell office:value-type="float" office:value="0.127039622914755">
                <text:p>0.127039622914755</text:p>
              </table:table-cell>
              <table:table-cell office:value-type="float" office:value="0.795736773368002">
                <text:p>0.795736773368002</text:p>
              </table:table-cell>
              <table:table-cell office:value-type="float" office:value="0.00777678445320814">
                <text:p>0.00777678445320814</text:p>
              </table:table-cell>
              <table:table-cell office:value-type="float" office:value="0.014023940670598">
                <text:p>0.014023940670598</text:p>
              </table:table-cell>
              <table:table-cell office:value-type="float" office:value="0.0382477425550968">
                <text:p>0.0382477425550968</text:p>
              </table:table-cell>
              <table:table-cell office:value-type="float" office:value="0.0000144685818669121">
                <text:p>0.00001446858186691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21106256432235">
                <text:p>0.0421106256432235</text:p>
              </table:table-cell>
              <table:table-cell office:value-type="float" office:value="0.126398469829898">
                <text:p>0.126398469829898</text:p>
              </table:table-cell>
              <table:table-cell office:value-type="float" office:value="0.795683136233797">
                <text:p>0.795683136233797</text:p>
              </table:table-cell>
              <table:table-cell office:value-type="float" office:value="0.00742761095366158">
                <text:p>0.00742761095366158</text:p>
              </table:table-cell>
              <table:table-cell office:value-type="float" office:value="0.0135320371740596">
                <text:p>0.0135320371740596</text:p>
              </table:table-cell>
              <table:table-cell office:value-type="float" office:value="0.0328224447057756">
                <text:p>0.0328224447057756</text:p>
              </table:table-cell>
              <table:table-cell office:value-type="float" office:value="0.0000141555865521365">
                <text:p>0.00001415558655213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19433824549047">
                <text:p>0.0419433824549047</text:p>
              </table:table-cell>
              <table:table-cell office:value-type="float" office:value="0.12579651625488">
                <text:p>0.12579651625488</text:p>
              </table:table-cell>
              <table:table-cell office:value-type="float" office:value="0.795639184208955">
                <text:p>0.795639184208955</text:p>
              </table:table-cell>
              <table:table-cell office:value-type="float" office:value="0.00732959830165581">
                <text:p>0.00732959830165581</text:p>
              </table:table-cell>
              <table:table-cell office:value-type="float" office:value="0.0130773565217006">
                <text:p>0.0130773565217006</text:p>
              </table:table-cell>
              <table:table-cell office:value-type="float" office:value="0.0292690445161374">
                <text:p>0.0292690445161374</text:p>
              </table:table-cell>
              <table:table-cell office:value-type="float" office:value="0.000013858514032194">
                <text:p>0.0000138585140321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17908157307653">
                <text:p>0.0417908157307653</text:p>
              </table:table-cell>
              <table:table-cell office:value-type="float" office:value="0.125235928961032">
                <text:p>0.125235928961032</text:p>
              </table:table-cell>
              <table:table-cell office:value-type="float" office:value="0.795750350163383">
                <text:p>0.795750350163383</text:p>
              </table:table-cell>
              <table:table-cell office:value-type="float" office:value="0.00679695842748008">
                <text:p>0.00679695842748008</text:p>
              </table:table-cell>
              <table:table-cell office:value-type="float" office:value="0.0126405382367648">
                <text:p>0.0126405382367648</text:p>
              </table:table-cell>
              <table:table-cell office:value-type="float" office:value="0.0242378170580098">
                <text:p>0.0242378170580098</text:p>
              </table:table-cell>
              <table:table-cell office:value-type="float" office:value="0.000013591084483917">
                <text:p>0.0000135910844839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16520474796883">
                <text:p>0.0416520474796883</text:p>
              </table:table-cell>
              <table:table-cell office:value-type="float" office:value="0.124700949456345">
                <text:p>0.124700949456345</text:p>
              </table:table-cell>
              <table:table-cell office:value-type="float" office:value="0.795665671777998">
                <text:p>0.795665671777998</text:p>
              </table:table-cell>
              <table:table-cell office:value-type="float" office:value="0.00657105605892748">
                <text:p>0.00657105605892748</text:p>
              </table:table-cell>
              <table:table-cell office:value-type="float" office:value="0.0122393122830231">
                <text:p>0.0122393122830231</text:p>
              </table:table-cell>
              <table:table-cell office:value-type="float" office:value="0.0220198324666846">
                <text:p>0.0220198324666846</text:p>
              </table:table-cell>
              <table:table-cell office:value-type="float" office:value="0.0000133440688805691">
                <text:p>0.00001334406888056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15239893310219">
                <text:p>0.0415239893310219</text:p>
              </table:table-cell>
              <table:table-cell office:value-type="float" office:value="0.124197561117702">
                <text:p>0.124197561117702</text:p>
              </table:table-cell>
              <table:table-cell office:value-type="float" office:value="0.795701388176945">
                <text:p>0.795701388176945</text:p>
              </table:table-cell>
              <table:table-cell office:value-type="float" office:value="0.00692217344350223">
                <text:p>0.00692217344350223</text:p>
              </table:table-cell>
              <table:table-cell office:value-type="float" office:value="0.0118770595859105">
                <text:p>0.0118770595859105</text:p>
              </table:table-cell>
              <table:table-cell office:value-type="float" office:value="0.020871274730193">
                <text:p>0.020871274730193</text:p>
              </table:table-cell>
              <table:table-cell office:value-type="float" office:value="0.0000131057744024085">
                <text:p>0.00001310577440240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14068267071566">
                <text:p>0.0414068267071566</text:p>
              </table:table-cell>
              <table:table-cell office:value-type="float" office:value="0.123725960124529">
                <text:p>0.123725960124529</text:p>
              </table:table-cell>
              <table:table-cell office:value-type="float" office:value="0.795544473419226">
                <text:p>0.795544473419226</text:p>
              </table:table-cell>
              <table:table-cell office:value-type="float" office:value="0.00632831187450195">
                <text:p>0.00632831187450195</text:p>
              </table:table-cell>
              <table:table-cell office:value-type="float" office:value="0.0115378223112462">
                <text:p>0.0115378223112462</text:p>
              </table:table-cell>
              <table:table-cell office:value-type="float" office:value="0.0201231948282962">
                <text:p>0.0201231948282962</text:p>
              </table:table-cell>
              <table:table-cell office:value-type="float" office:value="0.0000129109356276085">
                <text:p>0.00001291093562760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12989561466277">
                <text:p>0.0412989561466277</text:p>
              </table:table-cell>
              <table:table-cell office:value-type="float" office:value="0.123274493035304">
                <text:p>0.123274493035304</text:p>
              </table:table-cell>
              <table:table-cell office:value-type="float" office:value="0.795562851745591">
                <text:p>0.795562851745591</text:p>
              </table:table-cell>
              <table:table-cell office:value-type="float" office:value="0.00648071972486549">
                <text:p>0.00648071972486549</text:p>
              </table:table-cell>
              <table:table-cell office:value-type="float" office:value="0.0112165713246291">
                <text:p>0.0112165713246291</text:p>
              </table:table-cell>
              <table:table-cell office:value-type="float" office:value="0.0196539307203002">
                <text:p>0.0196539307203002</text:p>
              </table:table-cell>
              <table:table-cell office:value-type="float" office:value="0.0000126665807349382">
                <text:p>0.00001266658073493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11990218275813">
                <text:p>0.0411990218275813</text:p>
              </table:table-cell>
              <table:table-cell office:value-type="float" office:value="0.122841007760508">
                <text:p>0.122841007760508</text:p>
              </table:table-cell>
              <table:table-cell office:value-type="float" office:value="0.795600985775226">
                <text:p>0.795600985775226</text:p>
              </table:table-cell>
              <table:table-cell office:value-type="float" office:value="0.00615287908538799">
                <text:p>0.00615287908538799</text:p>
              </table:table-cell>
              <table:table-cell office:value-type="float" office:value="0.0109159148117411">
                <text:p>0.0109159148117411</text:p>
              </table:table-cell>
              <table:table-cell office:value-type="float" office:value="0.0191171407731856">
                <text:p>0.0191171407731856</text:p>
              </table:table-cell>
              <table:table-cell office:value-type="float" office:value="0.000012450839305177">
                <text:p>0.0000124508393051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11076232219825">
                <text:p>0.0411076232219825</text:p>
              </table:table-cell>
              <table:table-cell office:value-type="float" office:value="0.122421396242363">
                <text:p>0.122421396242363</text:p>
              </table:table-cell>
              <table:table-cell office:value-type="float" office:value="0.795480538587221">
                <text:p>0.795480538587221</text:p>
              </table:table-cell>
              <table:table-cell office:value-type="float" office:value="0.00588640565916526">
                <text:p>0.00588640565916526</text:p>
              </table:table-cell>
              <table:table-cell office:value-type="float" office:value="0.0106251644353657">
                <text:p>0.0106251644353657</text:p>
              </table:table-cell>
              <table:table-cell office:value-type="float" office:value="0.0173815015563253">
                <text:p>0.0173815015563253</text:p>
              </table:table-cell>
              <table:table-cell office:value-type="float" office:value="0.0000122407425054676">
                <text:p>0.00001224074250546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10221660144279">
                <text:p>0.0410221660144279</text:p>
              </table:table-cell>
              <table:table-cell office:value-type="float" office:value="0.122025497969875">
                <text:p>0.122025497969875</text:p>
              </table:table-cell>
              <table:table-cell office:value-type="float" office:value="0.795483815930743">
                <text:p>0.795483815930743</text:p>
              </table:table-cell>
              <table:table-cell office:value-type="float" office:value="0.00613469423064281">
                <text:p>0.00613469423064281</text:p>
              </table:table-cell>
              <table:table-cell office:value-type="float" office:value="0.0103472829464409">
                <text:p>0.0103472829464409</text:p>
              </table:table-cell>
              <table:table-cell office:value-type="float" office:value="0.0139789017446655">
                <text:p>0.0139789017446655</text:p>
              </table:table-cell>
              <table:table-cell office:value-type="float" office:value="0.0000120263285124427">
                <text:p>0.00001202632851244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09427594380615">
                <text:p>0.0409427594380615</text:p>
              </table:table-cell>
              <table:table-cell office:value-type="float" office:value="0.121645718131125">
                <text:p>0.121645718131125</text:p>
              </table:table-cell>
              <table:table-cell office:value-type="float" office:value="0.795635067291871">
                <text:p>0.795635067291871</text:p>
              </table:table-cell>
              <table:table-cell office:value-type="float" office:value="0.00592382920672043">
                <text:p>0.00592382920672043</text:p>
              </table:table-cell>
              <table:table-cell office:value-type="float" office:value="0.0100913817056418">
                <text:p>0.0100913817056418</text:p>
              </table:table-cell>
              <table:table-cell office:value-type="float" office:value="0.0103580242304188">
                <text:p>0.0103580242304188</text:p>
              </table:table-cell>
              <table:table-cell office:value-type="float" office:value="0.0000118457181051717">
                <text:p>0.00001184571810517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08673842394244">
                <text:p>0.0408673842394244</text:p>
              </table:table-cell>
              <table:table-cell office:value-type="float" office:value="0.12128869050383">
                <text:p>0.12128869050383</text:p>
              </table:table-cell>
              <table:table-cell office:value-type="float" office:value="0.795685477101717">
                <text:p>0.795685477101717</text:p>
              </table:table-cell>
              <table:table-cell office:value-type="float" office:value="0.00611712857714753">
                <text:p>0.00611712857714753</text:p>
              </table:table-cell>
              <table:table-cell office:value-type="float" office:value="0.00984887205241145">
                <text:p>0.00984887205241145</text:p>
              </table:table-cell>
              <table:table-cell office:value-type="float" office:value="0.00807888261872018">
                <text:p>0.00807888261872018</text:p>
              </table:table-cell>
              <table:table-cell office:value-type="float" office:value="0.000011692970326805">
                <text:p>0.0000116929703268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07964973634157">
                <text:p>0.0407964973634157</text:p>
              </table:table-cell>
              <table:table-cell office:value-type="float" office:value="0.120935831885609">
                <text:p>0.120935831885609</text:p>
              </table:table-cell>
              <table:table-cell office:value-type="float" office:value="0.795702730668602">
                <text:p>0.795702730668602</text:p>
              </table:table-cell>
              <table:table-cell office:value-type="float" office:value="0.00583138333300421">
                <text:p>0.00583138333300421</text:p>
              </table:table-cell>
              <table:table-cell office:value-type="float" office:value="0.00962617163015672">
                <text:p>0.00962617163015672</text:p>
              </table:table-cell>
              <table:table-cell office:value-type="float" office:value="0.00746073435393758">
                <text:p>0.00746073435393758</text:p>
              </table:table-cell>
              <table:table-cell office:value-type="float" office:value="0.0000115372603609883">
                <text:p>0.00001153726036098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07307969041679">
                <text:p>0.0407307969041679</text:p>
              </table:table-cell>
              <table:table-cell office:value-type="float" office:value="0.12060011206084">
                <text:p>0.12060011206084</text:p>
              </table:table-cell>
              <table:table-cell office:value-type="float" office:value="0.795608037342618">
                <text:p>0.795608037342618</text:p>
              </table:table-cell>
              <table:table-cell office:value-type="float" office:value="0.00581423777143463">
                <text:p>0.00581423777143463</text:p>
              </table:table-cell>
              <table:table-cell office:value-type="float" office:value="0.00940815810816178">
                <text:p>0.00940815810816178</text:p>
              </table:table-cell>
              <table:table-cell office:value-type="float" office:value="0.00698200803752108">
                <text:p>0.00698200803752108</text:p>
              </table:table-cell>
              <table:table-cell office:value-type="float" office:value="0.0000113825867280973">
                <text:p>0.00001138258672809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06686320703718">
                <text:p>0.0406686320703718</text:p>
              </table:table-cell>
              <table:table-cell office:value-type="float" office:value="0.120269639582888">
                <text:p>0.120269639582888</text:p>
              </table:table-cell>
              <table:table-cell office:value-type="float" office:value="0.795587326121977">
                <text:p>0.795587326121977</text:p>
              </table:table-cell>
              <table:table-cell office:value-type="float" office:value="0.00594863647326726">
                <text:p>0.00594863647326726</text:p>
              </table:table-cell>
              <table:table-cell office:value-type="float" office:value="0.00920183298272958">
                <text:p>0.00920183298272958</text:p>
              </table:table-cell>
              <table:table-cell office:value-type="float" office:value="0.00665911612885657">
                <text:p>0.00665911612885657</text:p>
              </table:table-cell>
              <table:table-cell office:value-type="float" office:value="0.0000112300537539716">
                <text:p>0.00001123005375397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06105643133455">
                <text:p>0.0406105643133455</text:p>
              </table:table-cell>
              <table:table-cell office:value-type="float" office:value="0.119956258742492">
                <text:p>0.119956258742492</text:p>
              </table:table-cell>
              <table:table-cell office:value-type="float" office:value="0.795436024939535">
                <text:p>0.795436024939535</text:p>
              </table:table-cell>
              <table:table-cell office:value-type="float" office:value="0.00602840667397084">
                <text:p>0.00602840667397084</text:p>
              </table:table-cell>
              <table:table-cell office:value-type="float" office:value="0.009005493792863">
                <text:p>0.009005493792863</text:p>
              </table:table-cell>
              <table:table-cell office:value-type="float" office:value="0.0064937500871921">
                <text:p>0.0064937500871921</text:p>
              </table:table-cell>
              <table:table-cell office:value-type="float" office:value="0.0000110769359875388">
                <text:p>0.00001107693598753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05563416120691">
                <text:p>0.0405563416120691</text:p>
              </table:table-cell>
              <table:table-cell office:value-type="float" office:value="0.119657210577379">
                <text:p>0.119657210577379</text:p>
              </table:table-cell>
              <table:table-cell office:value-type="float" office:value="0.795266536058262">
                <text:p>0.795266536058262</text:p>
              </table:table-cell>
              <table:table-cell office:value-type="float" office:value="0.00590763518129636">
                <text:p>0.00590763518129636</text:p>
              </table:table-cell>
              <table:table-cell office:value-type="float" office:value="0.00881835223796399">
                <text:p>0.00881835223796399</text:p>
              </table:table-cell>
              <table:table-cell office:value-type="float" office:value="0.00635503960668257">
                <text:p>0.00635503960668257</text:p>
              </table:table-cell>
              <table:table-cell office:value-type="float" office:value="0.0000109307942868111">
                <text:p>0.00001093079428681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05053401544144">
                <text:p>0.0405053401544144</text:p>
              </table:table-cell>
              <table:table-cell office:value-type="float" office:value="0.119362193281045">
                <text:p>0.119362193281045</text:p>
              </table:table-cell>
              <table:table-cell office:value-type="float" office:value="0.795253568294453">
                <text:p>0.795253568294453</text:p>
              </table:table-cell>
              <table:table-cell office:value-type="float" office:value="0.00550629581888676">
                <text:p>0.00550629581888676</text:p>
              </table:table-cell>
              <table:table-cell office:value-type="float" office:value="0.00864072472966509">
                <text:p>0.00864072472966509</text:p>
              </table:table-cell>
              <table:table-cell office:value-type="float" office:value="0.00622851614756396">
                <text:p>0.00622851614756396</text:p>
              </table:table-cell>
              <table:table-cell office:value-type="float" office:value="0.0000107869912880445">
                <text:p>0.00001078699128804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0456225227378">
                <text:p>0.040456225227378</text:p>
              </table:table-cell>
              <table:table-cell office:value-type="float" office:value="0.119080464107675">
                <text:p>0.119080464107675</text:p>
              </table:table-cell>
              <table:table-cell office:value-type="float" office:value="0.795335134858727">
                <text:p>0.795335134858727</text:p>
              </table:table-cell>
              <table:table-cell office:value-type="float" office:value="0.00572179895954567">
                <text:p>0.00572179895954567</text:p>
              </table:table-cell>
              <table:table-cell office:value-type="float" office:value="0.00848062033964891">
                <text:p>0.00848062033964891</text:p>
              </table:table-cell>
              <table:table-cell office:value-type="float" office:value="0.00613095009688766">
                <text:p>0.00613095009688766</text:p>
              </table:table-cell>
              <table:table-cell office:value-type="float" office:value="0.0000106460218412537">
                <text:p>0.00001064602184125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04087779570216">
                <text:p>0.0404087779570216</text:p>
              </table:table-cell>
              <table:table-cell office:value-type="float" office:value="0.118807992793586">
                <text:p>0.118807992793586</text:p>
              </table:table-cell>
              <table:table-cell office:value-type="float" office:value="0.795241225121113">
                <text:p>0.795241225121113</text:p>
              </table:table-cell>
              <table:table-cell office:value-type="float" office:value="0.0058678437658037">
                <text:p>0.0058678437658037</text:p>
              </table:table-cell>
              <table:table-cell office:value-type="float" office:value="0.00831393455953208">
                <text:p>0.00831393455953208</text:p>
              </table:table-cell>
              <table:table-cell office:value-type="float" office:value="0.00604820543367456">
                <text:p>0.00604820543367456</text:p>
              </table:table-cell>
              <table:table-cell office:value-type="float" office:value="0.00001051485775735">
                <text:p>0.000010514857757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03641510012127">
                <text:p>0.0403641510012127</text:p>
              </table:table-cell>
              <table:table-cell office:value-type="float" office:value="0.118542966306483">
                <text:p>0.118542966306483</text:p>
              </table:table-cell>
              <table:table-cell office:value-type="float" office:value="0.795284932486429">
                <text:p>0.795284932486429</text:p>
              </table:table-cell>
              <table:table-cell office:value-type="float" office:value="0.00563018768426073">
                <text:p>0.00563018768426073</text:p>
              </table:table-cell>
              <table:table-cell office:value-type="float" office:value="0.00815466385360661">
                <text:p>0.00815466385360661</text:p>
              </table:table-cell>
              <table:table-cell office:value-type="float" office:value="0.00597056928793889">
                <text:p>0.00597056928793889</text:p>
              </table:table-cell>
              <table:table-cell office:value-type="float" office:value="0.0000103855458244051">
                <text:p>0.00001038554582440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03217705110926">
                <text:p>0.0403217705110926</text:p>
              </table:table-cell>
              <table:table-cell office:value-type="float" office:value="0.118280467099323">
                <text:p>0.118280467099323</text:p>
              </table:table-cell>
              <table:table-cell office:value-type="float" office:value="0.795315177391498">
                <text:p>0.795315177391498</text:p>
              </table:table-cell>
              <table:table-cell office:value-type="float" office:value="0.00548517625960195">
                <text:p>0.00548517625960195</text:p>
              </table:table-cell>
              <table:table-cell office:value-type="float" office:value="0.0079975548879474">
                <text:p>0.0079975548879474</text:p>
              </table:table-cell>
              <table:table-cell office:value-type="float" office:value="0.00581565522507949">
                <text:p>0.00581565522507949</text:p>
              </table:table-cell>
              <table:table-cell office:value-type="float" office:value="0.0000102605703769796">
                <text:p>0.00001026057037697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02815944592524">
                <text:p>0.0402815944592524</text:p>
              </table:table-cell>
              <table:table-cell office:value-type="float" office:value="0.118025738970005">
                <text:p>0.118025738970005</text:p>
              </table:table-cell>
              <table:table-cell office:value-type="float" office:value="0.795613877588168">
                <text:p>0.795613877588168</text:p>
              </table:table-cell>
              <table:table-cell office:value-type="float" office:value="0.00543398182767251">
                <text:p>0.00543398182767251</text:p>
              </table:table-cell>
              <table:table-cell office:value-type="float" office:value="0.0078507071338383">
                <text:p>0.0078507071338383</text:p>
              </table:table-cell>
              <table:table-cell office:value-type="float" office:value="0.00575317235089087">
                <text:p>0.00575317235089087</text:p>
              </table:table-cell>
              <table:table-cell office:value-type="float" office:value="0.0000101430145947327">
                <text:p>0.00001014301459473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02430144254494">
                <text:p>0.0402430144254494</text:p>
              </table:table-cell>
              <table:table-cell office:value-type="float" office:value="0.117782948403205">
                <text:p>0.117782948403205</text:p>
              </table:table-cell>
              <table:table-cell office:value-type="float" office:value="0.795614333026703">
                <text:p>0.795614333026703</text:p>
              </table:table-cell>
              <table:table-cell office:value-type="float" office:value="0.00551459670804584">
                <text:p>0.00551459670804584</text:p>
              </table:table-cell>
              <table:table-cell office:value-type="float" office:value="0.0077089702674512">
                <text:p>0.0077089702674512</text:p>
              </table:table-cell>
              <table:table-cell office:value-type="float" office:value="0.00572101555039105">
                <text:p>0.00572101555039105</text:p>
              </table:table-cell>
              <table:table-cell office:value-type="float" office:value="0.0000100227811907413">
                <text:p>0.00001002278119074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02065595558339">
                <text:p>0.0402065595558339</text:p>
              </table:table-cell>
              <table:table-cell office:value-type="float" office:value="0.117554192397387">
                <text:p>0.117554192397387</text:p>
              </table:table-cell>
              <table:table-cell office:value-type="float" office:value="0.79561020409217">
                <text:p>0.79561020409217</text:p>
              </table:table-cell>
              <table:table-cell office:value-type="float" office:value="0.00540931411749155">
                <text:p>0.00540931411749155</text:p>
              </table:table-cell>
              <table:table-cell office:value-type="float" office:value="0.00757060296778954">
                <text:p>0.00757060296778954</text:p>
              </table:table-cell>
              <table:table-cell office:value-type="float" office:value="0.00568570100539769">
                <text:p>0.00568570100539769</text:p>
              </table:table-cell>
              <table:table-cell office:value-type="float" office:value="0.00000990527203456749">
                <text:p>0.000009905272034567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01714580714745">
                <text:p>0.0401714580714745</text:p>
              </table:table-cell>
              <table:table-cell office:value-type="float" office:value="0.117330162621238">
                <text:p>0.117330162621238</text:p>
              </table:table-cell>
              <table:table-cell office:value-type="float" office:value="0.795585269304547">
                <text:p>0.795585269304547</text:p>
              </table:table-cell>
              <table:table-cell office:value-type="float" office:value="0.00521465576926984">
                <text:p>0.00521465576926984</text:p>
              </table:table-cell>
              <table:table-cell office:value-type="float" office:value="0.00744051174498827">
                <text:p>0.00744051174498827</text:p>
              </table:table-cell>
              <table:table-cell office:value-type="float" office:value="0.00565416672434417">
                <text:p>0.00565416672434417</text:p>
              </table:table-cell>
              <table:table-cell office:value-type="float" office:value="0.00000978897618249272">
                <text:p>0.000009788976182492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01382444711853">
                <text:p>0.0401382444711853</text:p>
              </table:table-cell>
              <table:table-cell office:value-type="float" office:value="0.117102481894781">
                <text:p>0.117102481894781</text:p>
              </table:table-cell>
              <table:table-cell office:value-type="float" office:value="0.795699342541304">
                <text:p>0.795699342541304</text:p>
              </table:table-cell>
              <table:table-cell office:value-type="float" office:value="0.00512148169367549">
                <text:p>0.00512148169367549</text:p>
              </table:table-cell>
              <table:table-cell office:value-type="float" office:value="0.00731208740004571">
                <text:p>0.00731208740004571</text:p>
              </table:table-cell>
              <table:table-cell office:value-type="float" office:value="0.0056265338624925">
                <text:p>0.0056265338624925</text:p>
              </table:table-cell>
              <table:table-cell office:value-type="float" office:value="0.00000967396022944085">
                <text:p>0.000009673960229440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0106587675209">
                <text:p>0.040106587675209</text:p>
              </table:table-cell>
              <table:table-cell office:value-type="float" office:value="0.116885531059251">
                <text:p>0.116885531059251</text:p>
              </table:table-cell>
              <table:table-cell office:value-type="float" office:value="0.795784532110306">
                <text:p>0.795784532110306</text:p>
              </table:table-cell>
              <table:table-cell office:value-type="float" office:value="0.00503578691966938">
                <text:p>0.00503578691966938</text:p>
              </table:table-cell>
              <table:table-cell office:value-type="float" office:value="0.00719085573211135">
                <text:p>0.00719085573211135</text:p>
              </table:table-cell>
              <table:table-cell office:value-type="float" office:value="0.00560591993230249">
                <text:p>0.00560591993230249</text:p>
              </table:table-cell>
              <table:table-cell office:value-type="float" office:value="0.00000956437086790863">
                <text:p>0.000009564370867908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00761723496757">
                <text:p>0.0400761723496757</text:p>
              </table:table-cell>
              <table:table-cell office:value-type="float" office:value="0.116676360901664">
                <text:p>0.116676360901664</text:p>
              </table:table-cell>
              <table:table-cell office:value-type="float" office:value="0.79585541641871">
                <text:p>0.79585541641871</text:p>
              </table:table-cell>
              <table:table-cell office:value-type="float" office:value="0.00508163247479695">
                <text:p>0.00508163247479695</text:p>
              </table:table-cell>
              <table:table-cell office:value-type="float" office:value="0.00707473852559616">
                <text:p>0.00707473852559616</text:p>
              </table:table-cell>
              <table:table-cell office:value-type="float" office:value="0.00556506465658769">
                <text:p>0.00556506465658769</text:p>
              </table:table-cell>
              <table:table-cell office:value-type="float" office:value="0.00000946328550258065">
                <text:p>0.000009463285502580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00472690269129">
                <text:p>0.0400472690269129</text:p>
              </table:table-cell>
              <table:table-cell office:value-type="float" office:value="0.116469701209706">
                <text:p>0.116469701209706</text:p>
              </table:table-cell>
              <table:table-cell office:value-type="float" office:value="0.795814744337002">
                <text:p>0.795814744337002</text:p>
              </table:table-cell>
              <table:table-cell office:value-type="float" office:value="0.00500761839350229">
                <text:p>0.00500761839350229</text:p>
              </table:table-cell>
              <table:table-cell office:value-type="float" office:value="0.00696097947622518">
                <text:p>0.00696097947622518</text:p>
              </table:table-cell>
              <table:table-cell office:value-type="float" office:value="0.00552351103169533">
                <text:p>0.00552351103169533</text:p>
              </table:table-cell>
              <table:table-cell office:value-type="float" office:value="0.00000935619965034275">
                <text:p>0.000009356199650342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00200760098625">
                <text:p>0.0400200760098625</text:p>
              </table:table-cell>
              <table:table-cell office:value-type="float" office:value="0.116263404335691">
                <text:p>0.116263404335691</text:p>
              </table:table-cell>
              <table:table-cell office:value-type="float" office:value="0.795953470281205">
                <text:p>0.795953470281205</text:p>
              </table:table-cell>
              <table:table-cell office:value-type="float" office:value="0.00505293413450764">
                <text:p>0.00505293413450764</text:p>
              </table:table-cell>
              <table:table-cell office:value-type="float" office:value="0.00685136047671528">
                <text:p>0.00685136047671528</text:p>
              </table:table-cell>
              <table:table-cell office:value-type="float" office:value="0.00549098875130859">
                <text:p>0.00549098875130859</text:p>
              </table:table-cell>
              <table:table-cell office:value-type="float" office:value="0.00000925355997451036">
                <text:p>0.000009253559974510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99940773899338">
                <text:p>0.0399940773899338</text:p>
              </table:table-cell>
              <table:table-cell office:value-type="float" office:value="0.116070085082368">
                <text:p>0.116070085082368</text:p>
              </table:table-cell>
              <table:table-cell office:value-type="float" office:value="0.79598324569672">
                <text:p>0.79598324569672</text:p>
              </table:table-cell>
              <table:table-cell office:value-type="float" office:value="0.00483720919449105">
                <text:p>0.00483720919449105</text:p>
              </table:table-cell>
              <table:table-cell office:value-type="float" office:value="0.00674539576301836">
                <text:p>0.00674539576301836</text:p>
              </table:table-cell>
              <table:table-cell office:value-type="float" office:value="0.00546552702103577">
                <text:p>0.00546552702103577</text:p>
              </table:table-cell>
              <table:table-cell office:value-type="float" office:value="0.0000091597367100114">
                <text:p>0.00000915973671001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99688455686287">
                <text:p>0.0399688455686287</text:p>
              </table:table-cell>
              <table:table-cell office:value-type="float" office:value="0.11587821247333">
                <text:p>0.11587821247333</text:p>
              </table:table-cell>
              <table:table-cell office:value-type="float" office:value="0.796164960773723">
                <text:p>0.796164960773723</text:p>
              </table:table-cell>
              <table:table-cell office:value-type="float" office:value="0.00493163373306065">
                <text:p>0.00493163373306065</text:p>
              </table:table-cell>
              <table:table-cell office:value-type="float" office:value="0.00664109931718709">
                <text:p>0.00664109931718709</text:p>
              </table:table-cell>
              <table:table-cell office:value-type="float" office:value="0.00546359056563312">
                <text:p>0.00546359056563312</text:p>
              </table:table-cell>
              <table:table-cell office:value-type="float" office:value="0.00000906501339621906">
                <text:p>0.000009065013396219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99445147953309">
                <text:p>0.0399445147953309</text:p>
              </table:table-cell>
              <table:table-cell office:value-type="float" office:value="0.11569219762417">
                <text:p>0.11569219762417</text:p>
              </table:table-cell>
              <table:table-cell office:value-type="float" office:value="0.796464520896828">
                <text:p>0.796464520896828</text:p>
              </table:table-cell>
              <table:table-cell office:value-type="float" office:value="0.00470527694188845">
                <text:p>0.00470527694188845</text:p>
              </table:table-cell>
              <table:table-cell office:value-type="float" office:value="0.0065419420234327">
                <text:p>0.0065419420234327</text:p>
              </table:table-cell>
              <table:table-cell office:value-type="float" office:value="0.00546165272582331">
                <text:p>0.00546165272582331</text:p>
              </table:table-cell>
              <table:table-cell office:value-type="float" office:value="0.00000897095788370609">
                <text:p>0.000008970957883706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99212400755767">
                <text:p>0.0399212400755767</text:p>
              </table:table-cell>
              <table:table-cell office:value-type="float" office:value="0.115506778522068">
                <text:p>0.115506778522068</text:p>
              </table:table-cell>
              <table:table-cell office:value-type="float" office:value="0.796418902894138">
                <text:p>0.796418902894138</text:p>
              </table:table-cell>
              <table:table-cell office:value-type="float" office:value="0.00476910569468631">
                <text:p>0.00476910569468631</text:p>
              </table:table-cell>
              <table:table-cell office:value-type="float" office:value="0.00644586743652814">
                <text:p>0.00644586743652814</text:p>
              </table:table-cell>
              <table:table-cell office:value-type="float" office:value="0.00545949213642165">
                <text:p>0.00545949213642165</text:p>
              </table:table-cell>
              <table:table-cell office:value-type="float" office:value="0.00000888157697261307">
                <text:p>0.000008881576972613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98994709129204">
                <text:p>0.0398994709129204</text:p>
              </table:table-cell>
              <table:table-cell office:value-type="float" office:value="0.115324607898098">
                <text:p>0.115324607898098</text:p>
              </table:table-cell>
              <table:table-cell office:value-type="float" office:value="0.796391842042687">
                <text:p>0.796391842042687</text:p>
              </table:table-cell>
              <table:table-cell office:value-type="float" office:value="0.00462303418353714">
                <text:p>0.00462303418353714</text:p>
              </table:table-cell>
              <table:table-cell office:value-type="float" office:value="0.00635153570923554">
                <text:p>0.00635153570923554</text:p>
              </table:table-cell>
              <table:table-cell office:value-type="float" office:value="0.0054211186982319">
                <text:p>0.0054211186982319</text:p>
              </table:table-cell>
              <table:table-cell office:value-type="float" office:value="0.00000879526974248171">
                <text:p>0.000008795269742481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9878893203672">
                <text:p>0.039878893203672</text:p>
              </table:table-cell>
              <table:table-cell office:value-type="float" office:value="0.115142267842282">
                <text:p>0.115142267842282</text:p>
              </table:table-cell>
              <table:table-cell office:value-type="float" office:value="0.796267392812128">
                <text:p>0.796267392812128</text:p>
              </table:table-cell>
              <table:table-cell office:value-type="float" office:value="0.00464453602484748">
                <text:p>0.00464453602484748</text:p>
              </table:table-cell>
              <table:table-cell office:value-type="float" office:value="0.0062612764960807">
                <text:p>0.0062612764960807</text:p>
              </table:table-cell>
              <table:table-cell office:value-type="float" office:value="0.00540577531722657">
                <text:p>0.00540577531722657</text:p>
              </table:table-cell>
              <table:table-cell office:value-type="float" office:value="0.00000871053249708983">
                <text:p>0.000008710532497089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